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6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y_20_7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y 7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1101,1,29,67,1102,0,1,65,1008,65,35,66,1005,66,28,1,67,65,20,4,0,1001,65,1,65,1106,0,8,99,35,67,101,99,105,32,110,39,101,115,116,32,112,97,115,32,117,110,101,32,105,110,116,99,111,100,101,32,112,114,111,103,114,97,109,10,485,546,350,100,791,199,115,144,649,41,1656,163,903,71,384,30,2,251,554,210,434,206,546,759,258,54,1478,48,438,601,326,5,1017,165,168,201,622,864,1338,24,1074,545,499,484,264,345,332,869,297,711,674,346,1139,317,875,242,725,250,1619,1408,956,380,366,187,1034,1555,467,170,114,1136,150,183,304,44,37,333,791,34,540,716,1923,342,6,922,18,24,1189,59,1726,636,442,426,1089,526,298,386,296,623,80,272,240,406,628,238,409,302,35,404,92,48,157,1545,409,1382,151,1656,3,76,14,115,566,650,197,448,573,161,86,140,875,128,319,4,822,530,189,247,667,82,316,274,110,206,1012,166,639,579,459,284,200,16,24,147,743,113,1562,387,60,84,797,14,30,1015,508,88,113,685,658,257,1507,348,30,808,416,9,835,671,16,474,885,230,47,463,1324,1263,183,603,739,0,296,789,1411,339,27,1154,31,882,409,646,92,153,147,974,497,308,85,311,135,627,811,295,698,2,20,1170,789,702,1194,1390,432,257,715,958,150,1295,144,1193,607,67,929,383,1051,1231,393,190,380,1203,1090,1238,143,206,210,1004,304,1305,392,143,1379,665,806,452,185,4,1,201,1104,633,274,493,472,141,674,1261,106,587,244,903,91,158,69,137,922,778,143,692,160,474,7,304,824,657,15,1110,806,295,1565,1162,358,725,877,440,690,13,69,111,304,300,493,249,105,746,20,163,561,913,558,252,13,193,508,12,845,120,205,154,1582,349,1471,529,268,23,689,6,776,565,401,0,623,186,62,95,148,275,1,137,320,0,19,1803,10,100,652,750,226,484,180,46,310,446,667,543,277,139,265,74,171,87,1753,337,162,59,1339,1040,1287,1084,192,169,50,1557,81,1120,271,167,977,76,295,12,54,710,36,364,521,989,1634,720,1031,1204,355,380,859,633,223,1207,221,31,138,1305,779,1026,52,92,216,221,0,980,130,1197,585,1213,63,157,213,993,1123,588,450,256,1021,90,1420,47,386,843,1188,1466,807,596,416,23,32,62,1289,317,368,491,907,1386,114,1620,39,344,1342,43,281,12,1202,257,1357,203,465,174,350,833,125,54,390,687,339,628,819,261,1341,840,643,414,82,373,428,1315,570,1070,686,893,70,728,70,358,1233,189,1247,244,1043,1135,42,531,962,35,30,1462,946,856,145,386,1134,1071,379,740,175,1205,234,354,5,1028,506,58,433,1055,749,854,99,298,1248,619,62,181,258,42,130,1698,1313,672,129,222,127,636,846,24,1324,946,622,689,168,329,301,458,173,591,772,93,282,8,320,106,233,412,556,2,522,369,8,1371,899,503,568,667,1199,92,115,899,952,81,629,175,274,763,204,339,236,317,257,731,1082,1724,211,516,165,91,334,1216,101,21,1340,235,336,1351,723,1745,183,841,104,172,1080,180,493,798,1468,45,1627,59,58,368,560,166,1125,136,26,1238,1580,420,1732,155,55,293,751,194,1723,175,11,30,10,307,57,66,704,285,685,241,565,368,50,181,1047,147,420,1341,20,37,400,798,476,1060,642,134,140,502,254,997,910,636,179,22,612,55,237,258,48,205,412,155,910,192,262,9,91,766,1426,71,5,315,285,186,629,422,1289,397,52,860,1390,106,887,1285,1196,684,36,703,199,4,277,151,82,293,1047,455,21,935,630,736,118,13,30,584,453,1446,381,585,810,177,1028,280,281,184,78,673,126,410,872,524,78,188,121,394,201,1764,609,350,706,428,88,783,189,643,305,516,259,582,309,985,338,21,235,73,44,585,71,983,175,1336,1056,10,8,537,701,1653,657,70,1242,442,52,973,203,173,959,964,272,348,3,567,714,1466,382,129,613,1042,686,461,57,523,740,726,149,1490,867,44,379,1270,547,649,1103,912,1354,985,458,887,603,1016,317,499,690,829,1231,364,772,29,57,357,467,484,202,150,109,95,414,444,383,62,124,645,723,772,881,1553,413,123,248,1085,453,260,214,113,1874,482,942,235,899,122,171,127,913,424,406,49,97,1848,295,1152,111,350,54,1160,2,16,156,448,394,740,49,1237,548,206,1206,775,748,728,48,238,148,109,18,56,64,515,163,609,273,301,396,207,51,478,1183,864,772,450,222,1387,269,40,87,426,164,1270,21,347,316,331,408,914,1046,173,48,398,177,431,47,1055,221,513,226,84,285,566,270,333,343,480,1802,101,683,168,1347,582,80,22,329,350,108,379,14,53,349,43,435,195,102,168,338</text:p>
          </table:table-cell>
          <table:table-cell table:style-name="ce1" office:value-type="string" calcext:value-type="string">
            <text:p>&lt; - INPUT</text:p>
          </table:table-cell>
          <table:table-cell table:style-name="ce3" table:formula="of:=IFERROR(__xludf.dummyfunction(&quot;TRANSPOSE(SPLIT(A1,&quot;&quot;,&quot;&quot;))&quot;);1101)" office:value-type="float" office:value="1101" calcext:value-type="float">
            <text:p>1101</text:p>
          </table:table-cell>
          <table:table-cell table:style-name="ce5"/>
          <table:table-cell table:style-name="ce7" table:number-matrix-columns-spanned="1020" table:number-matrix-rows-spanned="1" table:formula="of:=sequence(1;MAX([.C$1:.C$1048576]);1)" office:value-type="string" office:string-value="" calcext:value-type="error">
            <text:p>#NAME?</text:p>
          </table:table-cell>
          <table:table-cell table:style-name="ce7" office:value-type="string" office:string-value="" calcext:value-type="error">
            <text:p>#NAME?</text:p>
          </table:table-cell>
          <table:table-cell table:style-name="ce7" office:value-type="string" office:string-value="" calcext:value-type="error">
            <text:p>#NAME?</text:p>
          </table:table-cell>
          <table:table-cell table:style-name="ce7" office:value-type="string" office:string-value="" calcext:value-type="error">
            <text:p>#NAME?</text:p>
          </table:table-cell>
          <table:table-cell table:style-name="ce7" office:value-type="string" office:string-value="" calcext:value-type="error">
            <text:p>#NAME?</text:p>
          </table:table-cell>
          <table:table-cell table:style-name="ce7" office:value-type="string" office:string-value="" calcext:value-type="error">
            <text:p>#NAME?</text:p>
          </table:table-cell>
          <table:table-cell table:style-name="ce7" office:value-type="string" office:string-value="" calcext:value-type="error">
            <text:p>#NAME?</text:p>
          </table:table-cell>
          <table:table-cell table:style-name="ce7" office:value-type="string" office:string-value="" calcext:value-type="error">
            <text:p>#NAME?</text:p>
          </table:table-cell>
          <table:table-cell table:style-name="ce7" office:value-type="string" office:string-value="" calcext:value-type="error">
            <text:p>#NAME?</text:p>
          </table:table-cell>
          <table:table-cell table:style-name="ce7" office:value-type="string" office:string-value="" calcext:value-type="error">
            <text:p>#NAME?</text:p>
          </table:table-cell>
          <table:table-cell table:style-name="ce7" office:value-type="string" office:string-value="" calcext:value-type="error">
            <text:p>#NAME?</text:p>
          </table:table-cell>
          <table:table-cell table:style-name="ce7" office:value-type="string" office:string-value="" calcext:value-type="error">
            <text:p>#NAME?</text:p>
          </table:table-cell>
          <table:table-cell table:style-name="ce7" office:value-type="string" office:string-value="" calcext:value-type="error">
            <text:p>#NAME?</text:p>
          </table:table-cell>
          <table:table-cell table:style-name="ce7" office:value-type="string" office:string-value="" calcext:value-type="error">
            <text:p>#NAME?</text:p>
          </table:table-cell>
          <table:table-cell table:style-name="ce7" office:value-type="string" office:string-value="" calcext:value-type="error">
            <text:p>#NAME?</text:p>
          </table:table-cell>
          <table:table-cell table:style-name="ce7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office:value-type="string" office:string-value="" calcext:value-type="error">
            <text:p>#NAME?</text:p>
          </table:table-cell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6" office:value-type="string" calcext:value-type="string">
            <text:p>Linear Fuel</text:p>
          </table:table-cell>
          <table:table-cell table:style-name="ce8" table:formula="of:=IFERROR(__xludf.dummyfunction(&quot;SUM(ARRAYFORMULA(ABS(FILTER($C:$C,NOT(ISBLANK($C:$C)))-E1)))&quot;);477582)" office:value-type="float" office:value="477582" calcext:value-type="float">
            <text:p>477582</text:p>
          </table:table-cell>
          <table:table-cell table:style-name="ce8" table:formula="of:=IFERROR(__xludf.dummyfunction(&quot;SUM(ARRAYFORMULA(ABS(FILTER($C:$C,NOT(ISBLANK($C:$C)))-F1)))&quot;);476608)" office:value-type="float" office:value="476608" calcext:value-type="float">
            <text:p>476608</text:p>
          </table:table-cell>
          <table:table-cell table:style-name="ce8" table:formula="of:=IFERROR(__xludf.dummyfunction(&quot;SUM(ARRAYFORMULA(ABS(FILTER($C:$C,NOT(ISBLANK($C:$C)))-G1)))&quot;);475642)" office:value-type="float" office:value="475642" calcext:value-type="float">
            <text:p>475642</text:p>
          </table:table-cell>
          <table:table-cell table:style-name="ce8" table:formula="of:=IFERROR(__xludf.dummyfunction(&quot;SUM(ARRAYFORMULA(ABS(FILTER($C:$C,NOT(ISBLANK($C:$C)))-H1)))&quot;);474680)" office:value-type="float" office:value="474680" calcext:value-type="float">
            <text:p>474680</text:p>
          </table:table-cell>
          <table:table-cell table:style-name="ce8" table:formula="of:=IFERROR(__xludf.dummyfunction(&quot;SUM(ARRAYFORMULA(ABS(FILTER($C:$C,NOT(ISBLANK($C:$C)))-I1)))&quot;);473726)" office:value-type="float" office:value="473726" calcext:value-type="float">
            <text:p>473726</text:p>
          </table:table-cell>
          <table:table-cell table:style-name="ce8" table:formula="of:=IFERROR(__xludf.dummyfunction(&quot;SUM(ARRAYFORMULA(ABS(FILTER($C:$C,NOT(ISBLANK($C:$C)))-J1)))&quot;);472778)" office:value-type="float" office:value="472778" calcext:value-type="float">
            <text:p>472778</text:p>
          </table:table-cell>
          <table:table-cell table:style-name="ce8" table:formula="of:=IFERROR(__xludf.dummyfunction(&quot;SUM(ARRAYFORMULA(ABS(FILTER($C:$C,NOT(ISBLANK($C:$C)))-K1)))&quot;);471834)" office:value-type="float" office:value="471834" calcext:value-type="float">
            <text:p>471834</text:p>
          </table:table-cell>
          <table:table-cell table:style-name="ce8" table:formula="of:=IFERROR(__xludf.dummyfunction(&quot;SUM(ARRAYFORMULA(ABS(FILTER($C:$C,NOT(ISBLANK($C:$C)))-L1)))&quot;);470892)" office:value-type="float" office:value="470892" calcext:value-type="float">
            <text:p>470892</text:p>
          </table:table-cell>
          <table:table-cell table:style-name="ce8" table:formula="of:=IFERROR(__xludf.dummyfunction(&quot;SUM(ARRAYFORMULA(ABS(FILTER($C:$C,NOT(ISBLANK($C:$C)))-M1)))&quot;);469958)" office:value-type="float" office:value="469958" calcext:value-type="float">
            <text:p>469958</text:p>
          </table:table-cell>
          <table:table-cell table:style-name="ce8" table:formula="of:=IFERROR(__xludf.dummyfunction(&quot;SUM(ARRAYFORMULA(ABS(FILTER($C:$C,NOT(ISBLANK($C:$C)))-N1)))&quot;);469028)" office:value-type="float" office:value="469028" calcext:value-type="float">
            <text:p>469028</text:p>
          </table:table-cell>
          <table:table-cell table:style-name="ce8" table:formula="of:=IFERROR(__xludf.dummyfunction(&quot;SUM(ARRAYFORMULA(ABS(FILTER($C:$C,NOT(ISBLANK($C:$C)))-O1)))&quot;);468106)" office:value-type="float" office:value="468106" calcext:value-type="float">
            <text:p>468106</text:p>
          </table:table-cell>
          <table:table-cell table:style-name="ce8" table:formula="of:=IFERROR(__xludf.dummyfunction(&quot;SUM(ARRAYFORMULA(ABS(FILTER($C:$C,NOT(ISBLANK($C:$C)))-P1)))&quot;);467186)" office:value-type="float" office:value="467186" calcext:value-type="float">
            <text:p>467186</text:p>
          </table:table-cell>
          <table:table-cell table:style-name="ce8" table:formula="of:=IFERROR(__xludf.dummyfunction(&quot;SUM(ARRAYFORMULA(ABS(FILTER($C:$C,NOT(ISBLANK($C:$C)))-Q1)))&quot;);466272)" office:value-type="float" office:value="466272" calcext:value-type="float">
            <text:p>466272</text:p>
          </table:table-cell>
          <table:table-cell table:style-name="ce8" table:formula="of:=IFERROR(__xludf.dummyfunction(&quot;SUM(ARRAYFORMULA(ABS(FILTER($C:$C,NOT(ISBLANK($C:$C)))-R1)))&quot;);465364)" office:value-type="float" office:value="465364" calcext:value-type="float">
            <text:p>465364</text:p>
          </table:table-cell>
          <table:table-cell table:style-name="ce8" table:formula="of:=IFERROR(__xludf.dummyfunction(&quot;SUM(ARRAYFORMULA(ABS(FILTER($C:$C,NOT(ISBLANK($C:$C)))-S1)))&quot;);464462)" office:value-type="float" office:value="464462" calcext:value-type="float">
            <text:p>464462</text:p>
          </table:table-cell>
          <table:table-cell table:style-name="ce8" table:formula="of:=IFERROR(__xludf.dummyfunction(&quot;SUM(ARRAYFORMULA(ABS(FILTER($C:$C,NOT(ISBLANK($C:$C)))-T1)))&quot;);463562)" office:value-type="float" office:value="463562" calcext:value-type="float">
            <text:p>463562</text:p>
          </table:table-cell>
          <table:table-cell table:style-name="ce8" table:formula="of:=IFERROR(__xludf.dummyfunction(&quot;SUM(ARRAYFORMULA(ABS(FILTER($C:$C,NOT(ISBLANK($C:$C)))-U1)))&quot;);462668)" office:value-type="float" office:value="462668" calcext:value-type="float">
            <text:p>462668</text:p>
          </table:table-cell>
          <table:table-cell table:style-name="ce8" table:formula="of:=IFERROR(__xludf.dummyfunction(&quot;SUM(ARRAYFORMULA(ABS(FILTER($C:$C,NOT(ISBLANK($C:$C)))-V1)))&quot;);461774)" office:value-type="float" office:value="461774" calcext:value-type="float">
            <text:p>461774</text:p>
          </table:table-cell>
          <table:table-cell table:style-name="ce8" table:formula="of:=IFERROR(__xludf.dummyfunction(&quot;SUM(ARRAYFORMULA(ABS(FILTER($C:$C,NOT(ISBLANK($C:$C)))-W1)))&quot;);460884)" office:value-type="float" office:value="460884" calcext:value-type="float">
            <text:p>460884</text:p>
          </table:table-cell>
          <table:table-cell table:style-name="ce8" table:formula="of:=IFERROR(__xludf.dummyfunction(&quot;SUM(ARRAYFORMULA(ABS(FILTER($C:$C,NOT(ISBLANK($C:$C)))-X1)))&quot;);459996)" office:value-type="float" office:value="459996" calcext:value-type="float">
            <text:p>459996</text:p>
          </table:table-cell>
          <table:table-cell table:style-name="ce8" table:formula="of:=IFERROR(__xludf.dummyfunction(&quot;SUM(ARRAYFORMULA(ABS(FILTER($C:$C,NOT(ISBLANK($C:$C)))-Y1)))&quot;);459116)" office:value-type="float" office:value="459116" calcext:value-type="float">
            <text:p>459116</text:p>
          </table:table-cell>
          <table:table-cell table:style-name="ce8" table:formula="of:=IFERROR(__xludf.dummyfunction(&quot;SUM(ARRAYFORMULA(ABS(FILTER($C:$C,NOT(ISBLANK($C:$C)))-Z1)))&quot;);458244)" office:value-type="float" office:value="458244" calcext:value-type="float">
            <text:p>458244</text:p>
          </table:table-cell>
          <table:table-cell table:style-name="ce8" table:formula="of:=IFERROR(__xludf.dummyfunction(&quot;SUM(ARRAYFORMULA(ABS(FILTER($C:$C,NOT(ISBLANK($C:$C)))-AA1)))&quot;);457376)" office:value-type="float" office:value="457376" calcext:value-type="float">
            <text:p>457376</text:p>
          </table:table-cell>
          <table:table-cell table:style-name="ce8" table:formula="of:=IFERROR(__xludf.dummyfunction(&quot;SUM(ARRAYFORMULA(ABS(FILTER($C:$C,NOT(ISBLANK($C:$C)))-AB1)))&quot;);456512)" office:value-type="float" office:value="456512" calcext:value-type="float">
            <text:p>456512</text:p>
          </table:table-cell>
          <table:table-cell table:style-name="ce8" table:formula="of:=IFERROR(__xludf.dummyfunction(&quot;SUM(ARRAYFORMULA(ABS(FILTER($C:$C,NOT(ISBLANK($C:$C)))-AC1)))&quot;);455656)" office:value-type="float" office:value="455656" calcext:value-type="float">
            <text:p>455656</text:p>
          </table:table-cell>
          <table:table-cell table:style-name="ce8" table:formula="of:=IFERROR(__xludf.dummyfunction(&quot;SUM(ARRAYFORMULA(ABS(FILTER($C:$C,NOT(ISBLANK($C:$C)))-AD1)))&quot;);454800)" office:value-type="float" office:value="454800" calcext:value-type="float">
            <text:p>454800</text:p>
          </table:table-cell>
          <table:table-cell table:style-name="ce8" table:formula="of:=IFERROR(__xludf.dummyfunction(&quot;SUM(ARRAYFORMULA(ABS(FILTER($C:$C,NOT(ISBLANK($C:$C)))-AE1)))&quot;);453946)" office:value-type="float" office:value="453946" calcext:value-type="float">
            <text:p>453946</text:p>
          </table:table-cell>
          <table:table-cell table:style-name="ce8" table:formula="of:=IFERROR(__xludf.dummyfunction(&quot;SUM(ARRAYFORMULA(ABS(FILTER($C:$C,NOT(ISBLANK($C:$C)))-AF1)))&quot;);453094)" office:value-type="float" office:value="453094" calcext:value-type="float">
            <text:p>453094</text:p>
          </table:table-cell>
          <table:table-cell table:style-name="ce8" table:formula="of:=IFERROR(__xludf.dummyfunction(&quot;SUM(ARRAYFORMULA(ABS(FILTER($C:$C,NOT(ISBLANK($C:$C)))-AG1)))&quot;);452244)" office:value-type="float" office:value="452244" calcext:value-type="float">
            <text:p>452244</text:p>
          </table:table-cell>
          <table:table-cell table:style-name="ce8" table:formula="of:=IFERROR(__xludf.dummyfunction(&quot;SUM(ARRAYFORMULA(ABS(FILTER($C:$C,NOT(ISBLANK($C:$C)))-AH1)))&quot;);451398)" office:value-type="float" office:value="451398" calcext:value-type="float">
            <text:p>451398</text:p>
          </table:table-cell>
          <table:table-cell table:style-name="ce8" table:formula="of:=IFERROR(__xludf.dummyfunction(&quot;SUM(ARRAYFORMULA(ABS(FILTER($C:$C,NOT(ISBLANK($C:$C)))-AI1)))&quot;);450564)" office:value-type="float" office:value="450564" calcext:value-type="float">
            <text:p>450564</text:p>
          </table:table-cell>
          <table:table-cell table:style-name="ce8" table:formula="of:=IFERROR(__xludf.dummyfunction(&quot;SUM(ARRAYFORMULA(ABS(FILTER($C:$C,NOT(ISBLANK($C:$C)))-AJ1)))&quot;);449734)" office:value-type="float" office:value="449734" calcext:value-type="float">
            <text:p>449734</text:p>
          </table:table-cell>
          <table:table-cell table:style-name="ce8" table:formula="of:=IFERROR(__xludf.dummyfunction(&quot;SUM(ARRAYFORMULA(ABS(FILTER($C:$C,NOT(ISBLANK($C:$C)))-AK1)))&quot;);448916)" office:value-type="float" office:value="448916" calcext:value-type="float">
            <text:p>448916</text:p>
          </table:table-cell>
          <table:table-cell table:style-name="ce8" table:formula="of:=IFERROR(__xludf.dummyfunction(&quot;SUM(ARRAYFORMULA(ABS(FILTER($C:$C,NOT(ISBLANK($C:$C)))-AL1)))&quot;);448098)" office:value-type="float" office:value="448098" calcext:value-type="float">
            <text:p>448098</text:p>
          </table:table-cell>
          <table:table-cell table:style-name="ce8" table:formula="of:=IFERROR(__xludf.dummyfunction(&quot;SUM(ARRAYFORMULA(ABS(FILTER($C:$C,NOT(ISBLANK($C:$C)))-AM1)))&quot;);447282)" office:value-type="float" office:value="447282" calcext:value-type="float">
            <text:p>447282</text:p>
          </table:table-cell>
          <table:table-cell table:style-name="ce8" table:formula="of:=IFERROR(__xludf.dummyfunction(&quot;SUM(ARRAYFORMULA(ABS(FILTER($C:$C,NOT(ISBLANK($C:$C)))-AN1)))&quot;);446474)" office:value-type="float" office:value="446474" calcext:value-type="float">
            <text:p>446474</text:p>
          </table:table-cell>
          <table:table-cell table:style-name="ce8" table:formula="of:=IFERROR(__xludf.dummyfunction(&quot;SUM(ARRAYFORMULA(ABS(FILTER($C:$C,NOT(ISBLANK($C:$C)))-AO1)))&quot;);445670)" office:value-type="float" office:value="445670" calcext:value-type="float">
            <text:p>445670</text:p>
          </table:table-cell>
          <table:table-cell table:style-name="ce8" table:formula="of:=IFERROR(__xludf.dummyfunction(&quot;SUM(ARRAYFORMULA(ABS(FILTER($C:$C,NOT(ISBLANK($C:$C)))-AP1)))&quot;);444870)" office:value-type="float" office:value="444870" calcext:value-type="float">
            <text:p>444870</text:p>
          </table:table-cell>
          <table:table-cell table:style-name="ce8" table:formula="of:=IFERROR(__xludf.dummyfunction(&quot;SUM(ARRAYFORMULA(ABS(FILTER($C:$C,NOT(ISBLANK($C:$C)))-AQ1)))&quot;);444070)" office:value-type="float" office:value="444070" calcext:value-type="float">
            <text:p>444070</text:p>
          </table:table-cell>
          <table:table-cell table:style-name="ce8" table:formula="of:=IFERROR(__xludf.dummyfunction(&quot;SUM(ARRAYFORMULA(ABS(FILTER($C:$C,NOT(ISBLANK($C:$C)))-AR1)))&quot;);443274)" office:value-type="float" office:value="443274" calcext:value-type="float">
            <text:p>443274</text:p>
          </table:table-cell>
          <table:table-cell table:style-name="ce8" table:formula="of:=IFERROR(__xludf.dummyfunction(&quot;SUM(ARRAYFORMULA(ABS(FILTER($C:$C,NOT(ISBLANK($C:$C)))-AS1)))&quot;);442480)" office:value-type="float" office:value="442480" calcext:value-type="float">
            <text:p>442480</text:p>
          </table:table-cell>
          <table:table-cell table:style-name="ce8" table:formula="of:=IFERROR(__xludf.dummyfunction(&quot;SUM(ARRAYFORMULA(ABS(FILTER($C:$C,NOT(ISBLANK($C:$C)))-AT1)))&quot;);441688)" office:value-type="float" office:value="441688" calcext:value-type="float">
            <text:p>441688</text:p>
          </table:table-cell>
          <table:table-cell table:style-name="ce8" table:formula="of:=IFERROR(__xludf.dummyfunction(&quot;SUM(ARRAYFORMULA(ABS(FILTER($C:$C,NOT(ISBLANK($C:$C)))-AU1)))&quot;);440900)" office:value-type="float" office:value="440900" calcext:value-type="float">
            <text:p>440900</text:p>
          </table:table-cell>
          <table:table-cell table:style-name="ce8" table:formula="of:=IFERROR(__xludf.dummyfunction(&quot;SUM(ARRAYFORMULA(ABS(FILTER($C:$C,NOT(ISBLANK($C:$C)))-AV1)))&quot;);440116)" office:value-type="float" office:value="440116" calcext:value-type="float">
            <text:p>440116</text:p>
          </table:table-cell>
          <table:table-cell table:style-name="ce8" table:formula="of:=IFERROR(__xludf.dummyfunction(&quot;SUM(ARRAYFORMULA(ABS(FILTER($C:$C,NOT(ISBLANK($C:$C)))-AW1)))&quot;);439338)" office:value-type="float" office:value="439338" calcext:value-type="float">
            <text:p>439338</text:p>
          </table:table-cell>
          <table:table-cell table:style-name="ce8" table:formula="of:=IFERROR(__xludf.dummyfunction(&quot;SUM(ARRAYFORMULA(ABS(FILTER($C:$C,NOT(ISBLANK($C:$C)))-AX1)))&quot;);438562)" office:value-type="float" office:value="438562" calcext:value-type="float">
            <text:p>438562</text:p>
          </table:table-cell>
          <table:table-cell table:style-name="ce8" table:formula="of:=IFERROR(__xludf.dummyfunction(&quot;SUM(ARRAYFORMULA(ABS(FILTER($C:$C,NOT(ISBLANK($C:$C)))-AY1)))&quot;);437788)" office:value-type="float" office:value="437788" calcext:value-type="float">
            <text:p>437788</text:p>
          </table:table-cell>
          <table:table-cell table:style-name="ce8" table:formula="of:=IFERROR(__xludf.dummyfunction(&quot;SUM(ARRAYFORMULA(ABS(FILTER($C:$C,NOT(ISBLANK($C:$C)))-AZ1)))&quot;);437020)" office:value-type="float" office:value="437020" calcext:value-type="float">
            <text:p>437020</text:p>
          </table:table-cell>
          <table:table-cell table:style-name="ce8" table:formula="of:=IFERROR(__xludf.dummyfunction(&quot;SUM(ARRAYFORMULA(ABS(FILTER($C:$C,NOT(ISBLANK($C:$C)))-BA1)))&quot;);436262)" office:value-type="float" office:value="436262" calcext:value-type="float">
            <text:p>436262</text:p>
          </table:table-cell>
          <table:table-cell table:style-name="ce8" table:formula="of:=IFERROR(__xludf.dummyfunction(&quot;SUM(ARRAYFORMULA(ABS(FILTER($C:$C,NOT(ISBLANK($C:$C)))-BB1)))&quot;);435508)" office:value-type="float" office:value="435508" calcext:value-type="float">
            <text:p>435508</text:p>
          </table:table-cell>
          <table:table-cell table:style-name="ce8" table:formula="of:=IFERROR(__xludf.dummyfunction(&quot;SUM(ARRAYFORMULA(ABS(FILTER($C:$C,NOT(ISBLANK($C:$C)))-BC1)))&quot;);434758)" office:value-type="float" office:value="434758" calcext:value-type="float">
            <text:p>434758</text:p>
          </table:table-cell>
          <table:table-cell table:style-name="ce8" table:formula="of:=IFERROR(__xludf.dummyfunction(&quot;SUM(ARRAYFORMULA(ABS(FILTER($C:$C,NOT(ISBLANK($C:$C)))-BD1)))&quot;);434010)" office:value-type="float" office:value="434010" calcext:value-type="float">
            <text:p>434010</text:p>
          </table:table-cell>
          <table:table-cell table:style-name="ce8" table:formula="of:=IFERROR(__xludf.dummyfunction(&quot;SUM(ARRAYFORMULA(ABS(FILTER($C:$C,NOT(ISBLANK($C:$C)))-BE1)))&quot;);433268)" office:value-type="float" office:value="433268" calcext:value-type="float">
            <text:p>433268</text:p>
          </table:table-cell>
          <table:table-cell table:style-name="ce8" table:formula="of:=IFERROR(__xludf.dummyfunction(&quot;SUM(ARRAYFORMULA(ABS(FILTER($C:$C,NOT(ISBLANK($C:$C)))-BF1)))&quot;);432528)" office:value-type="float" office:value="432528" calcext:value-type="float">
            <text:p>432528</text:p>
          </table:table-cell>
          <table:table-cell table:style-name="ce8" table:formula="of:=IFERROR(__xludf.dummyfunction(&quot;SUM(ARRAYFORMULA(ABS(FILTER($C:$C,NOT(ISBLANK($C:$C)))-BG1)))&quot;);431796)" office:value-type="float" office:value="431796" calcext:value-type="float">
            <text:p>431796</text:p>
          </table:table-cell>
          <table:table-cell table:style-name="ce8" table:formula="of:=IFERROR(__xludf.dummyfunction(&quot;SUM(ARRAYFORMULA(ABS(FILTER($C:$C,NOT(ISBLANK($C:$C)))-BH1)))&quot;);431068)" office:value-type="float" office:value="431068" calcext:value-type="float">
            <text:p>431068</text:p>
          </table:table-cell>
          <table:table-cell table:style-name="ce8" table:formula="of:=IFERROR(__xludf.dummyfunction(&quot;SUM(ARRAYFORMULA(ABS(FILTER($C:$C,NOT(ISBLANK($C:$C)))-BI1)))&quot;);430342)" office:value-type="float" office:value="430342" calcext:value-type="float">
            <text:p>430342</text:p>
          </table:table-cell>
          <table:table-cell table:style-name="ce8" table:formula="of:=IFERROR(__xludf.dummyfunction(&quot;SUM(ARRAYFORMULA(ABS(FILTER($C:$C,NOT(ISBLANK($C:$C)))-BJ1)))&quot;);429622)" office:value-type="float" office:value="429622" calcext:value-type="float">
            <text:p>429622</text:p>
          </table:table-cell>
          <table:table-cell table:style-name="ce8" table:formula="of:=IFERROR(__xludf.dummyfunction(&quot;SUM(ARRAYFORMULA(ABS(FILTER($C:$C,NOT(ISBLANK($C:$C)))-BK1)))&quot;);428906)" office:value-type="float" office:value="428906" calcext:value-type="float">
            <text:p>428906</text:p>
          </table:table-cell>
          <table:table-cell table:style-name="ce8" table:formula="of:=IFERROR(__xludf.dummyfunction(&quot;SUM(ARRAYFORMULA(ABS(FILTER($C:$C,NOT(ISBLANK($C:$C)))-BL1)))&quot;);428196)" office:value-type="float" office:value="428196" calcext:value-type="float">
            <text:p>428196</text:p>
          </table:table-cell>
          <table:table-cell table:style-name="ce8" table:formula="of:=IFERROR(__xludf.dummyfunction(&quot;SUM(ARRAYFORMULA(ABS(FILTER($C:$C,NOT(ISBLANK($C:$C)))-BM1)))&quot;);427488)" office:value-type="float" office:value="427488" calcext:value-type="float">
            <text:p>427488</text:p>
          </table:table-cell>
          <table:table-cell table:style-name="ce8" table:formula="of:=IFERROR(__xludf.dummyfunction(&quot;SUM(ARRAYFORMULA(ABS(FILTER($C:$C,NOT(ISBLANK($C:$C)))-BN1)))&quot;);426780)" office:value-type="float" office:value="426780" calcext:value-type="float">
            <text:p>426780</text:p>
          </table:table-cell>
          <table:table-cell table:style-name="ce8" table:formula="of:=IFERROR(__xludf.dummyfunction(&quot;SUM(ARRAYFORMULA(ABS(FILTER($C:$C,NOT(ISBLANK($C:$C)))-BO1)))&quot;);426080)" office:value-type="float" office:value="426080" calcext:value-type="float">
            <text:p>426080</text:p>
          </table:table-cell>
          <table:table-cell table:style-name="ce8" table:formula="of:=IFERROR(__xludf.dummyfunction(&quot;SUM(ARRAYFORMULA(ABS(FILTER($C:$C,NOT(ISBLANK($C:$C)))-BP1)))&quot;);425382)" office:value-type="float" office:value="425382" calcext:value-type="float">
            <text:p>425382</text:p>
          </table:table-cell>
          <table:table-cell table:style-name="ce8" table:formula="of:=IFERROR(__xludf.dummyfunction(&quot;SUM(ARRAYFORMULA(ABS(FILTER($C:$C,NOT(ISBLANK($C:$C)))-BQ1)))&quot;);424686)" office:value-type="float" office:value="424686" calcext:value-type="float">
            <text:p>424686</text:p>
          </table:table-cell>
          <table:table-cell table:style-name="ce8" table:formula="of:=IFERROR(__xludf.dummyfunction(&quot;SUM(ARRAYFORMULA(ABS(FILTER($C:$C,NOT(ISBLANK($C:$C)))-BR1)))&quot;);424000)" office:value-type="float" office:value="424000" calcext:value-type="float">
            <text:p>424000</text:p>
          </table:table-cell>
          <table:table-cell table:style-name="ce8" table:formula="of:=IFERROR(__xludf.dummyfunction(&quot;SUM(ARRAYFORMULA(ABS(FILTER($C:$C,NOT(ISBLANK($C:$C)))-BS1)))&quot;);423320)" office:value-type="float" office:value="423320" calcext:value-type="float">
            <text:p>423320</text:p>
          </table:table-cell>
          <table:table-cell table:style-name="ce8" table:formula="of:=IFERROR(__xludf.dummyfunction(&quot;SUM(ARRAYFORMULA(ABS(FILTER($C:$C,NOT(ISBLANK($C:$C)))-BT1)))&quot;);422648)" office:value-type="float" office:value="422648" calcext:value-type="float">
            <text:p>422648</text:p>
          </table:table-cell>
          <table:table-cell table:style-name="ce8" table:formula="of:=IFERROR(__xludf.dummyfunction(&quot;SUM(ARRAYFORMULA(ABS(FILTER($C:$C,NOT(ISBLANK($C:$C)))-BU1)))&quot;);421976)" office:value-type="float" office:value="421976" calcext:value-type="float">
            <text:p>421976</text:p>
          </table:table-cell>
          <table:table-cell table:style-name="ce8" table:formula="of:=IFERROR(__xludf.dummyfunction(&quot;SUM(ARRAYFORMULA(ABS(FILTER($C:$C,NOT(ISBLANK($C:$C)))-BV1)))&quot;);421308)" office:value-type="float" office:value="421308" calcext:value-type="float">
            <text:p>421308</text:p>
          </table:table-cell>
          <table:table-cell table:style-name="ce8" table:formula="of:=IFERROR(__xludf.dummyfunction(&quot;SUM(ARRAYFORMULA(ABS(FILTER($C:$C,NOT(ISBLANK($C:$C)))-BW1)))&quot;);420646)" office:value-type="float" office:value="420646" calcext:value-type="float">
            <text:p>420646</text:p>
          </table:table-cell>
          <table:table-cell table:style-name="ce8" table:formula="of:=IFERROR(__xludf.dummyfunction(&quot;SUM(ARRAYFORMULA(ABS(FILTER($C:$C,NOT(ISBLANK($C:$C)))-BX1)))&quot;);419990)" office:value-type="float" office:value="419990" calcext:value-type="float">
            <text:p>419990</text:p>
          </table:table-cell>
          <table:table-cell table:style-name="ce8" table:formula="of:=IFERROR(__xludf.dummyfunction(&quot;SUM(ARRAYFORMULA(ABS(FILTER($C:$C,NOT(ISBLANK($C:$C)))-BY1)))&quot;);419334)" office:value-type="float" office:value="419334" calcext:value-type="float">
            <text:p>419334</text:p>
          </table:table-cell>
          <table:table-cell table:style-name="ce8" table:formula="of:=IFERROR(__xludf.dummyfunction(&quot;SUM(ARRAYFORMULA(ABS(FILTER($C:$C,NOT(ISBLANK($C:$C)))-BZ1)))&quot;);418680)" office:value-type="float" office:value="418680" calcext:value-type="float">
            <text:p>418680</text:p>
          </table:table-cell>
          <table:table-cell table:style-name="ce8" table:formula="of:=IFERROR(__xludf.dummyfunction(&quot;SUM(ARRAYFORMULA(ABS(FILTER($C:$C,NOT(ISBLANK($C:$C)))-CA1)))&quot;);418028)" office:value-type="float" office:value="418028" calcext:value-type="float">
            <text:p>418028</text:p>
          </table:table-cell>
          <table:table-cell table:style-name="ce8" table:formula="of:=IFERROR(__xludf.dummyfunction(&quot;SUM(ARRAYFORMULA(ABS(FILTER($C:$C,NOT(ISBLANK($C:$C)))-CB1)))&quot;);417376)" office:value-type="float" office:value="417376" calcext:value-type="float">
            <text:p>417376</text:p>
          </table:table-cell>
          <table:table-cell table:style-name="ce8" table:formula="of:=IFERROR(__xludf.dummyfunction(&quot;SUM(ARRAYFORMULA(ABS(FILTER($C:$C,NOT(ISBLANK($C:$C)))-CC1)))&quot;);416728)" office:value-type="float" office:value="416728" calcext:value-type="float">
            <text:p>416728</text:p>
          </table:table-cell>
          <table:table-cell table:style-name="ce8" table:formula="of:=IFERROR(__xludf.dummyfunction(&quot;SUM(ARRAYFORMULA(ABS(FILTER($C:$C,NOT(ISBLANK($C:$C)))-CD1)))&quot;);416080)" office:value-type="float" office:value="416080" calcext:value-type="float">
            <text:p>416080</text:p>
          </table:table-cell>
          <table:table-cell table:style-name="ce8" table:formula="of:=IFERROR(__xludf.dummyfunction(&quot;SUM(ARRAYFORMULA(ABS(FILTER($C:$C,NOT(ISBLANK($C:$C)))-CE1)))&quot;);415436)" office:value-type="float" office:value="415436" calcext:value-type="float">
            <text:p>415436</text:p>
          </table:table-cell>
          <table:table-cell table:style-name="ce8" table:formula="of:=IFERROR(__xludf.dummyfunction(&quot;SUM(ARRAYFORMULA(ABS(FILTER($C:$C,NOT(ISBLANK($C:$C)))-CF1)))&quot;);414792)" office:value-type="float" office:value="414792" calcext:value-type="float">
            <text:p>414792</text:p>
          </table:table-cell>
          <table:table-cell table:style-name="ce8" table:formula="of:=IFERROR(__xludf.dummyfunction(&quot;SUM(ARRAYFORMULA(ABS(FILTER($C:$C,NOT(ISBLANK($C:$C)))-CG1)))&quot;);414152)" office:value-type="float" office:value="414152" calcext:value-type="float">
            <text:p>414152</text:p>
          </table:table-cell>
          <table:table-cell table:style-name="ce8" table:formula="of:=IFERROR(__xludf.dummyfunction(&quot;SUM(ARRAYFORMULA(ABS(FILTER($C:$C,NOT(ISBLANK($C:$C)))-CH1)))&quot;);413516)" office:value-type="float" office:value="413516" calcext:value-type="float">
            <text:p>413516</text:p>
          </table:table-cell>
          <table:table-cell table:style-name="ce8" table:formula="of:=IFERROR(__xludf.dummyfunction(&quot;SUM(ARRAYFORMULA(ABS(FILTER($C:$C,NOT(ISBLANK($C:$C)))-CI1)))&quot;);412886)" office:value-type="float" office:value="412886" calcext:value-type="float">
            <text:p>412886</text:p>
          </table:table-cell>
          <table:table-cell table:style-name="ce8" table:formula="of:=IFERROR(__xludf.dummyfunction(&quot;SUM(ARRAYFORMULA(ABS(FILTER($C:$C,NOT(ISBLANK($C:$C)))-CJ1)))&quot;);412256)" office:value-type="float" office:value="412256" calcext:value-type="float">
            <text:p>412256</text:p>
          </table:table-cell>
          <table:table-cell table:style-name="ce8" table:formula="of:=IFERROR(__xludf.dummyfunction(&quot;SUM(ARRAYFORMULA(ABS(FILTER($C:$C,NOT(ISBLANK($C:$C)))-CK1)))&quot;);411630)" office:value-type="float" office:value="411630" calcext:value-type="float">
            <text:p>411630</text:p>
          </table:table-cell>
          <table:table-cell table:style-name="ce8" table:formula="of:=IFERROR(__xludf.dummyfunction(&quot;SUM(ARRAYFORMULA(ABS(FILTER($C:$C,NOT(ISBLANK($C:$C)))-CL1)))&quot;);411006)" office:value-type="float" office:value="411006" calcext:value-type="float">
            <text:p>411006</text:p>
          </table:table-cell>
          <table:table-cell table:style-name="ce8" table:formula="of:=IFERROR(__xludf.dummyfunction(&quot;SUM(ARRAYFORMULA(ABS(FILTER($C:$C,NOT(ISBLANK($C:$C)))-CM1)))&quot;);410384)" office:value-type="float" office:value="410384" calcext:value-type="float">
            <text:p>410384</text:p>
          </table:table-cell>
          <table:table-cell table:style-name="ce8" table:formula="of:=IFERROR(__xludf.dummyfunction(&quot;SUM(ARRAYFORMULA(ABS(FILTER($C:$C,NOT(ISBLANK($C:$C)))-CN1)))&quot;);409766)" office:value-type="float" office:value="409766" calcext:value-type="float">
            <text:p>409766</text:p>
          </table:table-cell>
          <table:table-cell table:style-name="ce8" table:formula="of:=IFERROR(__xludf.dummyfunction(&quot;SUM(ARRAYFORMULA(ABS(FILTER($C:$C,NOT(ISBLANK($C:$C)))-CO1)))&quot;);409152)" office:value-type="float" office:value="409152" calcext:value-type="float">
            <text:p>409152</text:p>
          </table:table-cell>
          <table:table-cell table:style-name="ce8" table:formula="of:=IFERROR(__xludf.dummyfunction(&quot;SUM(ARRAYFORMULA(ABS(FILTER($C:$C,NOT(ISBLANK($C:$C)))-CP1)))&quot;);408538)" office:value-type="float" office:value="408538" calcext:value-type="float">
            <text:p>408538</text:p>
          </table:table-cell>
          <table:table-cell table:style-name="ce8" table:formula="of:=IFERROR(__xludf.dummyfunction(&quot;SUM(ARRAYFORMULA(ABS(FILTER($C:$C,NOT(ISBLANK($C:$C)))-CQ1)))&quot;);407926)" office:value-type="float" office:value="407926" calcext:value-type="float">
            <text:p>407926</text:p>
          </table:table-cell>
          <table:table-cell table:style-name="ce8" table:formula="of:=IFERROR(__xludf.dummyfunction(&quot;SUM(ARRAYFORMULA(ABS(FILTER($C:$C,NOT(ISBLANK($C:$C)))-CR1)))&quot;);407320)" office:value-type="float" office:value="407320" calcext:value-type="float">
            <text:p>407320</text:p>
          </table:table-cell>
          <table:table-cell table:style-name="ce8" table:formula="of:=IFERROR(__xludf.dummyfunction(&quot;SUM(ARRAYFORMULA(ABS(FILTER($C:$C,NOT(ISBLANK($C:$C)))-CS1)))&quot;);406722)" office:value-type="float" office:value="406722" calcext:value-type="float">
            <text:p>406722</text:p>
          </table:table-cell>
          <table:table-cell table:style-name="ce8" table:formula="of:=IFERROR(__xludf.dummyfunction(&quot;SUM(ARRAYFORMULA(ABS(FILTER($C:$C,NOT(ISBLANK($C:$C)))-CT1)))&quot;);406126)" office:value-type="float" office:value="406126" calcext:value-type="float">
            <text:p>406126</text:p>
          </table:table-cell>
          <table:table-cell table:style-name="ce8" table:formula="of:=IFERROR(__xludf.dummyfunction(&quot;SUM(ARRAYFORMULA(ABS(FILTER($C:$C,NOT(ISBLANK($C:$C)))-CU1)))&quot;);405530)" office:value-type="float" office:value="405530" calcext:value-type="float">
            <text:p>405530</text:p>
          </table:table-cell>
          <table:table-cell table:style-name="ce8" table:formula="of:=IFERROR(__xludf.dummyfunction(&quot;SUM(ARRAYFORMULA(ABS(FILTER($C:$C,NOT(ISBLANK($C:$C)))-CV1)))&quot;);404938)" office:value-type="float" office:value="404938" calcext:value-type="float">
            <text:p>404938</text:p>
          </table:table-cell>
          <table:table-cell table:style-name="ce8" table:formula="of:=IFERROR(__xludf.dummyfunction(&quot;SUM(ARRAYFORMULA(ABS(FILTER($C:$C,NOT(ISBLANK($C:$C)))-CW1)))&quot;);404346)" office:value-type="float" office:value="404346" calcext:value-type="float">
            <text:p>404346</text:p>
          </table:table-cell>
          <table:table-cell table:style-name="ce8" table:formula="of:=IFERROR(__xludf.dummyfunction(&quot;SUM(ARRAYFORMULA(ABS(FILTER($C:$C,NOT(ISBLANK($C:$C)))-CX1)))&quot;);403760)" office:value-type="float" office:value="403760" calcext:value-type="float">
            <text:p>403760</text:p>
          </table:table-cell>
          <table:table-cell table:style-name="ce8" table:formula="of:=IFERROR(__xludf.dummyfunction(&quot;SUM(ARRAYFORMULA(ABS(FILTER($C:$C,NOT(ISBLANK($C:$C)))-CY1)))&quot;);403174)" office:value-type="float" office:value="403174" calcext:value-type="float">
            <text:p>403174</text:p>
          </table:table-cell>
          <table:table-cell table:style-name="ce8" table:formula="of:=IFERROR(__xludf.dummyfunction(&quot;SUM(ARRAYFORMULA(ABS(FILTER($C:$C,NOT(ISBLANK($C:$C)))-CZ1)))&quot;);402596)" office:value-type="float" office:value="402596" calcext:value-type="float">
            <text:p>402596</text:p>
          </table:table-cell>
          <table:table-cell table:style-name="ce8" table:formula="of:=IFERROR(__xludf.dummyfunction(&quot;SUM(ARRAYFORMULA(ABS(FILTER($C:$C,NOT(ISBLANK($C:$C)))-DA1)))&quot;);402024)" office:value-type="float" office:value="402024" calcext:value-type="float">
            <text:p>402024</text:p>
          </table:table-cell>
          <table:table-cell table:style-name="ce8" table:formula="of:=IFERROR(__xludf.dummyfunction(&quot;SUM(ARRAYFORMULA(ABS(FILTER($C:$C,NOT(ISBLANK($C:$C)))-DB1)))&quot;);401464)" office:value-type="float" office:value="401464" calcext:value-type="float">
            <text:p>401464</text:p>
          </table:table-cell>
          <table:table-cell table:style-name="ce8" table:formula="of:=IFERROR(__xludf.dummyfunction(&quot;SUM(ARRAYFORMULA(ABS(FILTER($C:$C,NOT(ISBLANK($C:$C)))-DC1)))&quot;);400906)" office:value-type="float" office:value="400906" calcext:value-type="float">
            <text:p>400906</text:p>
          </table:table-cell>
          <table:table-cell table:style-name="ce8" table:formula="of:=IFERROR(__xludf.dummyfunction(&quot;SUM(ARRAYFORMULA(ABS(FILTER($C:$C,NOT(ISBLANK($C:$C)))-DD1)))&quot;);400350)" office:value-type="float" office:value="400350" calcext:value-type="float">
            <text:p>400350</text:p>
          </table:table-cell>
          <table:table-cell table:style-name="ce8" table:formula="of:=IFERROR(__xludf.dummyfunction(&quot;SUM(ARRAYFORMULA(ABS(FILTER($C:$C,NOT(ISBLANK($C:$C)))-DE1)))&quot;);399796)" office:value-type="float" office:value="399796" calcext:value-type="float">
            <text:p>399796</text:p>
          </table:table-cell>
          <table:table-cell table:style-name="ce8" table:formula="of:=IFERROR(__xludf.dummyfunction(&quot;SUM(ARRAYFORMULA(ABS(FILTER($C:$C,NOT(ISBLANK($C:$C)))-DF1)))&quot;);399248)" office:value-type="float" office:value="399248" calcext:value-type="float">
            <text:p>399248</text:p>
          </table:table-cell>
          <table:table-cell table:style-name="ce8" table:formula="of:=IFERROR(__xludf.dummyfunction(&quot;SUM(ARRAYFORMULA(ABS(FILTER($C:$C,NOT(ISBLANK($C:$C)))-DG1)))&quot;);398706)" office:value-type="float" office:value="398706" calcext:value-type="float">
            <text:p>398706</text:p>
          </table:table-cell>
          <table:table-cell table:style-name="ce8" table:formula="of:=IFERROR(__xludf.dummyfunction(&quot;SUM(ARRAYFORMULA(ABS(FILTER($C:$C,NOT(ISBLANK($C:$C)))-DH1)))&quot;);398164)" office:value-type="float" office:value="398164" calcext:value-type="float">
            <text:p>398164</text:p>
          </table:table-cell>
          <table:table-cell table:style-name="ce8" table:formula="of:=IFERROR(__xludf.dummyfunction(&quot;SUM(ARRAYFORMULA(ABS(FILTER($C:$C,NOT(ISBLANK($C:$C)))-DI1)))&quot;);397624)" office:value-type="float" office:value="397624" calcext:value-type="float">
            <text:p>397624</text:p>
          </table:table-cell>
          <table:table-cell table:style-name="ce8" table:formula="of:=IFERROR(__xludf.dummyfunction(&quot;SUM(ARRAYFORMULA(ABS(FILTER($C:$C,NOT(ISBLANK($C:$C)))-DJ1)))&quot;);397090)" office:value-type="float" office:value="397090" calcext:value-type="float">
            <text:p>397090</text:p>
          </table:table-cell>
          <table:table-cell table:style-name="ce8" table:formula="of:=IFERROR(__xludf.dummyfunction(&quot;SUM(ARRAYFORMULA(ABS(FILTER($C:$C,NOT(ISBLANK($C:$C)))-DK1)))&quot;);396564)" office:value-type="float" office:value="396564" calcext:value-type="float">
            <text:p>396564</text:p>
          </table:table-cell>
          <table:table-cell table:style-name="ce8" table:formula="of:=IFERROR(__xludf.dummyfunction(&quot;SUM(ARRAYFORMULA(ABS(FILTER($C:$C,NOT(ISBLANK($C:$C)))-DL1)))&quot;);396046)" office:value-type="float" office:value="396046" calcext:value-type="float">
            <text:p>396046</text:p>
          </table:table-cell>
          <table:table-cell table:style-name="ce8" table:formula="of:=IFERROR(__xludf.dummyfunction(&quot;SUM(ARRAYFORMULA(ABS(FILTER($C:$C,NOT(ISBLANK($C:$C)))-DM1)))&quot;);395532)" office:value-type="float" office:value="395532" calcext:value-type="float">
            <text:p>395532</text:p>
          </table:table-cell>
          <table:table-cell table:style-name="ce8" table:formula="of:=IFERROR(__xludf.dummyfunction(&quot;SUM(ARRAYFORMULA(ABS(FILTER($C:$C,NOT(ISBLANK($C:$C)))-DN1)))&quot;);395024)" office:value-type="float" office:value="395024" calcext:value-type="float">
            <text:p>395024</text:p>
          </table:table-cell>
          <table:table-cell table:style-name="ce8" table:formula="of:=IFERROR(__xludf.dummyfunction(&quot;SUM(ARRAYFORMULA(ABS(FILTER($C:$C,NOT(ISBLANK($C:$C)))-DO1)))&quot;);394524)" office:value-type="float" office:value="394524" calcext:value-type="float">
            <text:p>394524</text:p>
          </table:table-cell>
          <table:table-cell table:style-name="ce8" table:formula="of:=IFERROR(__xludf.dummyfunction(&quot;SUM(ARRAYFORMULA(ABS(FILTER($C:$C,NOT(ISBLANK($C:$C)))-DP1)))&quot;);394034)" office:value-type="float" office:value="394034" calcext:value-type="float">
            <text:p>394034</text:p>
          </table:table-cell>
          <table:table-cell table:style-name="ce8" table:formula="of:=IFERROR(__xludf.dummyfunction(&quot;SUM(ARRAYFORMULA(ABS(FILTER($C:$C,NOT(ISBLANK($C:$C)))-DQ1)))&quot;);393548)" office:value-type="float" office:value="393548" calcext:value-type="float">
            <text:p>393548</text:p>
          </table:table-cell>
          <table:table-cell table:style-name="ce8" table:formula="of:=IFERROR(__xludf.dummyfunction(&quot;SUM(ARRAYFORMULA(ABS(FILTER($C:$C,NOT(ISBLANK($C:$C)))-DR1)))&quot;);393064)" office:value-type="float" office:value="393064" calcext:value-type="float">
            <text:p>393064</text:p>
          </table:table-cell>
          <table:table-cell table:style-name="ce8" table:formula="of:=IFERROR(__xludf.dummyfunction(&quot;SUM(ARRAYFORMULA(ABS(FILTER($C:$C,NOT(ISBLANK($C:$C)))-DS1)))&quot;);392582)" office:value-type="float" office:value="392582" calcext:value-type="float">
            <text:p>392582</text:p>
          </table:table-cell>
          <table:table-cell table:style-name="ce8" table:formula="of:=IFERROR(__xludf.dummyfunction(&quot;SUM(ARRAYFORMULA(ABS(FILTER($C:$C,NOT(ISBLANK($C:$C)))-DT1)))&quot;);392100)" office:value-type="float" office:value="392100" calcext:value-type="float">
            <text:p>392100</text:p>
          </table:table-cell>
          <table:table-cell table:style-name="ce8" table:formula="of:=IFERROR(__xludf.dummyfunction(&quot;SUM(ARRAYFORMULA(ABS(FILTER($C:$C,NOT(ISBLANK($C:$C)))-DU1)))&quot;);391620)" office:value-type="float" office:value="391620" calcext:value-type="float">
            <text:p>391620</text:p>
          </table:table-cell>
          <table:table-cell table:style-name="ce8" table:formula="of:=IFERROR(__xludf.dummyfunction(&quot;SUM(ARRAYFORMULA(ABS(FILTER($C:$C,NOT(ISBLANK($C:$C)))-DV1)))&quot;);391142)" office:value-type="float" office:value="391142" calcext:value-type="float">
            <text:p>391142</text:p>
          </table:table-cell>
          <table:table-cell table:style-name="ce8" table:formula="of:=IFERROR(__xludf.dummyfunction(&quot;SUM(ARRAYFORMULA(ABS(FILTER($C:$C,NOT(ISBLANK($C:$C)))-DW1)))&quot;);390666)" office:value-type="float" office:value="390666" calcext:value-type="float">
            <text:p>390666</text:p>
          </table:table-cell>
          <table:table-cell table:style-name="ce8" table:formula="of:=IFERROR(__xludf.dummyfunction(&quot;SUM(ARRAYFORMULA(ABS(FILTER($C:$C,NOT(ISBLANK($C:$C)))-DX1)))&quot;);390192)" office:value-type="float" office:value="390192" calcext:value-type="float">
            <text:p>390192</text:p>
          </table:table-cell>
          <table:table-cell table:style-name="ce8" table:formula="of:=IFERROR(__xludf.dummyfunction(&quot;SUM(ARRAYFORMULA(ABS(FILTER($C:$C,NOT(ISBLANK($C:$C)))-DY1)))&quot;);389720)" office:value-type="float" office:value="389720" calcext:value-type="float">
            <text:p>389720</text:p>
          </table:table-cell>
          <table:table-cell table:style-name="ce8" table:formula="of:=IFERROR(__xludf.dummyfunction(&quot;SUM(ARRAYFORMULA(ABS(FILTER($C:$C,NOT(ISBLANK($C:$C)))-DZ1)))&quot;);389250)" office:value-type="float" office:value="389250" calcext:value-type="float">
            <text:p>389250</text:p>
          </table:table-cell>
          <table:table-cell table:style-name="ce8" table:formula="of:=IFERROR(__xludf.dummyfunction(&quot;SUM(ARRAYFORMULA(ABS(FILTER($C:$C,NOT(ISBLANK($C:$C)))-EA1)))&quot;);388782)" office:value-type="float" office:value="388782" calcext:value-type="float">
            <text:p>388782</text:p>
          </table:table-cell>
          <table:table-cell table:style-name="ce8" table:formula="of:=IFERROR(__xludf.dummyfunction(&quot;SUM(ARRAYFORMULA(ABS(FILTER($C:$C,NOT(ISBLANK($C:$C)))-EB1)))&quot;);388318)" office:value-type="float" office:value="388318" calcext:value-type="float">
            <text:p>388318</text:p>
          </table:table-cell>
          <table:table-cell table:style-name="ce8" table:formula="of:=IFERROR(__xludf.dummyfunction(&quot;SUM(ARRAYFORMULA(ABS(FILTER($C:$C,NOT(ISBLANK($C:$C)))-EC1)))&quot;);387856)" office:value-type="float" office:value="387856" calcext:value-type="float">
            <text:p>387856</text:p>
          </table:table-cell>
          <table:table-cell table:style-name="ce8" table:formula="of:=IFERROR(__xludf.dummyfunction(&quot;SUM(ARRAYFORMULA(ABS(FILTER($C:$C,NOT(ISBLANK($C:$C)))-ED1)))&quot;);387398)" office:value-type="float" office:value="387398" calcext:value-type="float">
            <text:p>387398</text:p>
          </table:table-cell>
          <table:table-cell table:style-name="ce8" table:formula="of:=IFERROR(__xludf.dummyfunction(&quot;SUM(ARRAYFORMULA(ABS(FILTER($C:$C,NOT(ISBLANK($C:$C)))-EE1)))&quot;);386944)" office:value-type="float" office:value="386944" calcext:value-type="float">
            <text:p>386944</text:p>
          </table:table-cell>
          <table:table-cell table:style-name="ce8" table:formula="of:=IFERROR(__xludf.dummyfunction(&quot;SUM(ARRAYFORMULA(ABS(FILTER($C:$C,NOT(ISBLANK($C:$C)))-EF1)))&quot;);386490)" office:value-type="float" office:value="386490" calcext:value-type="float">
            <text:p>386490</text:p>
          </table:table-cell>
          <table:table-cell table:style-name="ce8" table:formula="of:=IFERROR(__xludf.dummyfunction(&quot;SUM(ARRAYFORMULA(ABS(FILTER($C:$C,NOT(ISBLANK($C:$C)))-EG1)))&quot;);386036)" office:value-type="float" office:value="386036" calcext:value-type="float">
            <text:p>386036</text:p>
          </table:table-cell>
          <table:table-cell table:style-name="ce8" table:formula="of:=IFERROR(__xludf.dummyfunction(&quot;SUM(ARRAYFORMULA(ABS(FILTER($C:$C,NOT(ISBLANK($C:$C)))-EH1)))&quot;);385582)" office:value-type="float" office:value="385582" calcext:value-type="float">
            <text:p>385582</text:p>
          </table:table-cell>
          <table:table-cell table:style-name="ce8" table:formula="of:=IFERROR(__xludf.dummyfunction(&quot;SUM(ARRAYFORMULA(ABS(FILTER($C:$C,NOT(ISBLANK($C:$C)))-EI1)))&quot;);385130)" office:value-type="float" office:value="385130" calcext:value-type="float">
            <text:p>385130</text:p>
          </table:table-cell>
          <table:table-cell table:style-name="ce8" table:formula="of:=IFERROR(__xludf.dummyfunction(&quot;SUM(ARRAYFORMULA(ABS(FILTER($C:$C,NOT(ISBLANK($C:$C)))-EJ1)))&quot;);384680)" office:value-type="float" office:value="384680" calcext:value-type="float">
            <text:p>384680</text:p>
          </table:table-cell>
          <table:table-cell table:style-name="ce8" table:formula="of:=IFERROR(__xludf.dummyfunction(&quot;SUM(ARRAYFORMULA(ABS(FILTER($C:$C,NOT(ISBLANK($C:$C)))-EK1)))&quot;);384232)" office:value-type="float" office:value="384232" calcext:value-type="float">
            <text:p>384232</text:p>
          </table:table-cell>
          <table:table-cell table:style-name="ce8" table:formula="of:=IFERROR(__xludf.dummyfunction(&quot;SUM(ARRAYFORMULA(ABS(FILTER($C:$C,NOT(ISBLANK($C:$C)))-EL1)))&quot;);383788)" office:value-type="float" office:value="383788" calcext:value-type="float">
            <text:p>383788</text:p>
          </table:table-cell>
          <table:table-cell table:style-name="ce8" table:formula="of:=IFERROR(__xludf.dummyfunction(&quot;SUM(ARRAYFORMULA(ABS(FILTER($C:$C,NOT(ISBLANK($C:$C)))-EM1)))&quot;);383346)" office:value-type="float" office:value="383346" calcext:value-type="float">
            <text:p>383346</text:p>
          </table:table-cell>
          <table:table-cell table:style-name="ce8" table:formula="of:=IFERROR(__xludf.dummyfunction(&quot;SUM(ARRAYFORMULA(ABS(FILTER($C:$C,NOT(ISBLANK($C:$C)))-EN1)))&quot;);382906)" office:value-type="float" office:value="382906" calcext:value-type="float">
            <text:p>382906</text:p>
          </table:table-cell>
          <table:table-cell table:style-name="ce8" table:formula="of:=IFERROR(__xludf.dummyfunction(&quot;SUM(ARRAYFORMULA(ABS(FILTER($C:$C,NOT(ISBLANK($C:$C)))-EO1)))&quot;);382470)" office:value-type="float" office:value="382470" calcext:value-type="float">
            <text:p>382470</text:p>
          </table:table-cell>
          <table:table-cell table:style-name="ce8" table:formula="of:=IFERROR(__xludf.dummyfunction(&quot;SUM(ARRAYFORMULA(ABS(FILTER($C:$C,NOT(ISBLANK($C:$C)))-EP1)))&quot;);382036)" office:value-type="float" office:value="382036" calcext:value-type="float">
            <text:p>382036</text:p>
          </table:table-cell>
          <table:table-cell table:style-name="ce8" table:formula="of:=IFERROR(__xludf.dummyfunction(&quot;SUM(ARRAYFORMULA(ABS(FILTER($C:$C,NOT(ISBLANK($C:$C)))-EQ1)))&quot;);381602)" office:value-type="float" office:value="381602" calcext:value-type="float">
            <text:p>381602</text:p>
          </table:table-cell>
          <table:table-cell table:style-name="ce8" table:formula="of:=IFERROR(__xludf.dummyfunction(&quot;SUM(ARRAYFORMULA(ABS(FILTER($C:$C,NOT(ISBLANK($C:$C)))-ER1)))&quot;);381174)" office:value-type="float" office:value="381174" calcext:value-type="float">
            <text:p>381174</text:p>
          </table:table-cell>
          <table:table-cell table:style-name="ce8" table:formula="of:=IFERROR(__xludf.dummyfunction(&quot;SUM(ARRAYFORMULA(ABS(FILTER($C:$C,NOT(ISBLANK($C:$C)))-ES1)))&quot;);380750)" office:value-type="float" office:value="380750" calcext:value-type="float">
            <text:p>380750</text:p>
          </table:table-cell>
          <table:table-cell table:style-name="ce8" table:formula="of:=IFERROR(__xludf.dummyfunction(&quot;SUM(ARRAYFORMULA(ABS(FILTER($C:$C,NOT(ISBLANK($C:$C)))-ET1)))&quot;);380328)" office:value-type="float" office:value="380328" calcext:value-type="float">
            <text:p>380328</text:p>
          </table:table-cell>
          <table:table-cell table:style-name="ce8" table:formula="of:=IFERROR(__xludf.dummyfunction(&quot;SUM(ARRAYFORMULA(ABS(FILTER($C:$C,NOT(ISBLANK($C:$C)))-EU1)))&quot;);379906)" office:value-type="float" office:value="379906" calcext:value-type="float">
            <text:p>379906</text:p>
          </table:table-cell>
          <table:table-cell table:style-name="ce8" table:formula="of:=IFERROR(__xludf.dummyfunction(&quot;SUM(ARRAYFORMULA(ABS(FILTER($C:$C,NOT(ISBLANK($C:$C)))-EV1)))&quot;);379490)" office:value-type="float" office:value="379490" calcext:value-type="float">
            <text:p>379490</text:p>
          </table:table-cell>
          <table:table-cell table:style-name="ce8" table:formula="of:=IFERROR(__xludf.dummyfunction(&quot;SUM(ARRAYFORMULA(ABS(FILTER($C:$C,NOT(ISBLANK($C:$C)))-EW1)))&quot;);379078)" office:value-type="float" office:value="379078" calcext:value-type="float">
            <text:p>379078</text:p>
          </table:table-cell>
          <table:table-cell table:style-name="ce8" table:formula="of:=IFERROR(__xludf.dummyfunction(&quot;SUM(ARRAYFORMULA(ABS(FILTER($C:$C,NOT(ISBLANK($C:$C)))-EX1)))&quot;);378668)" office:value-type="float" office:value="378668" calcext:value-type="float">
            <text:p>378668</text:p>
          </table:table-cell>
          <table:table-cell table:style-name="ce8" table:formula="of:=IFERROR(__xludf.dummyfunction(&quot;SUM(ARRAYFORMULA(ABS(FILTER($C:$C,NOT(ISBLANK($C:$C)))-EY1)))&quot;);378264)" office:value-type="float" office:value="378264" calcext:value-type="float">
            <text:p>378264</text:p>
          </table:table-cell>
          <table:table-cell table:style-name="ce8" table:formula="of:=IFERROR(__xludf.dummyfunction(&quot;SUM(ARRAYFORMULA(ABS(FILTER($C:$C,NOT(ISBLANK($C:$C)))-EZ1)))&quot;);377864)" office:value-type="float" office:value="377864" calcext:value-type="float">
            <text:p>377864</text:p>
          </table:table-cell>
          <table:table-cell table:style-name="ce8" table:formula="of:=IFERROR(__xludf.dummyfunction(&quot;SUM(ARRAYFORMULA(ABS(FILTER($C:$C,NOT(ISBLANK($C:$C)))-FA1)))&quot;);377464)" office:value-type="float" office:value="377464" calcext:value-type="float">
            <text:p>377464</text:p>
          </table:table-cell>
          <table:table-cell table:style-name="ce8" table:formula="of:=IFERROR(__xludf.dummyfunction(&quot;SUM(ARRAYFORMULA(ABS(FILTER($C:$C,NOT(ISBLANK($C:$C)))-FB1)))&quot;);377066)" office:value-type="float" office:value="377066" calcext:value-type="float">
            <text:p>377066</text:p>
          </table:table-cell>
          <table:table-cell table:style-name="ce8" table:formula="of:=IFERROR(__xludf.dummyfunction(&quot;SUM(ARRAYFORMULA(ABS(FILTER($C:$C,NOT(ISBLANK($C:$C)))-FC1)))&quot;);376670)" office:value-type="float" office:value="376670" calcext:value-type="float">
            <text:p>376670</text:p>
          </table:table-cell>
          <table:table-cell table:style-name="ce8" table:formula="of:=IFERROR(__xludf.dummyfunction(&quot;SUM(ARRAYFORMULA(ABS(FILTER($C:$C,NOT(ISBLANK($C:$C)))-FD1)))&quot;);376278)" office:value-type="float" office:value="376278" calcext:value-type="float">
            <text:p>376278</text:p>
          </table:table-cell>
          <table:table-cell table:style-name="ce8" table:formula="of:=IFERROR(__xludf.dummyfunction(&quot;SUM(ARRAYFORMULA(ABS(FILTER($C:$C,NOT(ISBLANK($C:$C)))-FE1)))&quot;);375888)" office:value-type="float" office:value="375888" calcext:value-type="float">
            <text:p>375888</text:p>
          </table:table-cell>
          <table:table-cell table:style-name="ce8" table:formula="of:=IFERROR(__xludf.dummyfunction(&quot;SUM(ARRAYFORMULA(ABS(FILTER($C:$C,NOT(ISBLANK($C:$C)))-FF1)))&quot;);375502)" office:value-type="float" office:value="375502" calcext:value-type="float">
            <text:p>375502</text:p>
          </table:table-cell>
          <table:table-cell table:style-name="ce8" table:formula="of:=IFERROR(__xludf.dummyfunction(&quot;SUM(ARRAYFORMULA(ABS(FILTER($C:$C,NOT(ISBLANK($C:$C)))-FG1)))&quot;);375118)" office:value-type="float" office:value="375118" calcext:value-type="float">
            <text:p>375118</text:p>
          </table:table-cell>
          <table:table-cell table:style-name="ce8" table:formula="of:=IFERROR(__xludf.dummyfunction(&quot;SUM(ARRAYFORMULA(ABS(FILTER($C:$C,NOT(ISBLANK($C:$C)))-FH1)))&quot;);374734)" office:value-type="float" office:value="374734" calcext:value-type="float">
            <text:p>374734</text:p>
          </table:table-cell>
          <table:table-cell table:style-name="ce8" table:formula="of:=IFERROR(__xludf.dummyfunction(&quot;SUM(ARRAYFORMULA(ABS(FILTER($C:$C,NOT(ISBLANK($C:$C)))-FI1)))&quot;);374352)" office:value-type="float" office:value="374352" calcext:value-type="float">
            <text:p>374352</text:p>
          </table:table-cell>
          <table:table-cell table:style-name="ce8" table:formula="of:=IFERROR(__xludf.dummyfunction(&quot;SUM(ARRAYFORMULA(ABS(FILTER($C:$C,NOT(ISBLANK($C:$C)))-FJ1)))&quot;);373972)" office:value-type="float" office:value="373972" calcext:value-type="float">
            <text:p>373972</text:p>
          </table:table-cell>
          <table:table-cell table:style-name="ce8" table:formula="of:=IFERROR(__xludf.dummyfunction(&quot;SUM(ARRAYFORMULA(ABS(FILTER($C:$C,NOT(ISBLANK($C:$C)))-FK1)))&quot;);373594)" office:value-type="float" office:value="373594" calcext:value-type="float">
            <text:p>373594</text:p>
          </table:table-cell>
          <table:table-cell table:style-name="ce8" table:formula="of:=IFERROR(__xludf.dummyfunction(&quot;SUM(ARRAYFORMULA(ABS(FILTER($C:$C,NOT(ISBLANK($C:$C)))-FL1)))&quot;);373222)" office:value-type="float" office:value="373222" calcext:value-type="float">
            <text:p>373222</text:p>
          </table:table-cell>
          <table:table-cell table:style-name="ce8" table:formula="of:=IFERROR(__xludf.dummyfunction(&quot;SUM(ARRAYFORMULA(ABS(FILTER($C:$C,NOT(ISBLANK($C:$C)))-FM1)))&quot;);372852)" office:value-type="float" office:value="372852" calcext:value-type="float">
            <text:p>372852</text:p>
          </table:table-cell>
          <table:table-cell table:style-name="ce8" table:formula="of:=IFERROR(__xludf.dummyfunction(&quot;SUM(ARRAYFORMULA(ABS(FILTER($C:$C,NOT(ISBLANK($C:$C)))-FN1)))&quot;);372486)" office:value-type="float" office:value="372486" calcext:value-type="float">
            <text:p>372486</text:p>
          </table:table-cell>
          <table:table-cell table:style-name="ce8" table:formula="of:=IFERROR(__xludf.dummyfunction(&quot;SUM(ARRAYFORMULA(ABS(FILTER($C:$C,NOT(ISBLANK($C:$C)))-FO1)))&quot;);372124)" office:value-type="float" office:value="372124" calcext:value-type="float">
            <text:p>372124</text:p>
          </table:table-cell>
          <table:table-cell table:style-name="ce8" table:formula="of:=IFERROR(__xludf.dummyfunction(&quot;SUM(ARRAYFORMULA(ABS(FILTER($C:$C,NOT(ISBLANK($C:$C)))-FP1)))&quot;);371764)" office:value-type="float" office:value="371764" calcext:value-type="float">
            <text:p>371764</text:p>
          </table:table-cell>
          <table:table-cell table:style-name="ce8" table:formula="of:=IFERROR(__xludf.dummyfunction(&quot;SUM(ARRAYFORMULA(ABS(FILTER($C:$C,NOT(ISBLANK($C:$C)))-FQ1)))&quot;);371412)" office:value-type="float" office:value="371412" calcext:value-type="float">
            <text:p>371412</text:p>
          </table:table-cell>
          <table:table-cell table:style-name="ce8" table:formula="of:=IFERROR(__xludf.dummyfunction(&quot;SUM(ARRAYFORMULA(ABS(FILTER($C:$C,NOT(ISBLANK($C:$C)))-FR1)))&quot;);371062)" office:value-type="float" office:value="371062" calcext:value-type="float">
            <text:p>371062</text:p>
          </table:table-cell>
          <table:table-cell table:style-name="ce8" table:formula="of:=IFERROR(__xludf.dummyfunction(&quot;SUM(ARRAYFORMULA(ABS(FILTER($C:$C,NOT(ISBLANK($C:$C)))-FS1)))&quot;);370714)" office:value-type="float" office:value="370714" calcext:value-type="float">
            <text:p>370714</text:p>
          </table:table-cell>
          <table:table-cell table:style-name="ce8" table:formula="of:=IFERROR(__xludf.dummyfunction(&quot;SUM(ARRAYFORMULA(ABS(FILTER($C:$C,NOT(ISBLANK($C:$C)))-FT1)))&quot;);370370)" office:value-type="float" office:value="370370" calcext:value-type="float">
            <text:p>370370</text:p>
          </table:table-cell>
          <table:table-cell table:style-name="ce8" table:formula="of:=IFERROR(__xludf.dummyfunction(&quot;SUM(ARRAYFORMULA(ABS(FILTER($C:$C,NOT(ISBLANK($C:$C)))-FU1)))&quot;);370028)" office:value-type="float" office:value="370028" calcext:value-type="float">
            <text:p>370028</text:p>
          </table:table-cell>
          <table:table-cell table:style-name="ce8" table:formula="of:=IFERROR(__xludf.dummyfunction(&quot;SUM(ARRAYFORMULA(ABS(FILTER($C:$C,NOT(ISBLANK($C:$C)))-FV1)))&quot;);369692)" office:value-type="float" office:value="369692" calcext:value-type="float">
            <text:p>369692</text:p>
          </table:table-cell>
          <table:table-cell table:style-name="ce8" table:formula="of:=IFERROR(__xludf.dummyfunction(&quot;SUM(ARRAYFORMULA(ABS(FILTER($C:$C,NOT(ISBLANK($C:$C)))-FW1)))&quot;);369358)" office:value-type="float" office:value="369358" calcext:value-type="float">
            <text:p>369358</text:p>
          </table:table-cell>
          <table:table-cell table:style-name="ce8" table:formula="of:=IFERROR(__xludf.dummyfunction(&quot;SUM(ARRAYFORMULA(ABS(FILTER($C:$C,NOT(ISBLANK($C:$C)))-FX1)))&quot;);369032)" office:value-type="float" office:value="369032" calcext:value-type="float">
            <text:p>369032</text:p>
          </table:table-cell>
          <table:table-cell table:style-name="ce8" table:formula="of:=IFERROR(__xludf.dummyfunction(&quot;SUM(ARRAYFORMULA(ABS(FILTER($C:$C,NOT(ISBLANK($C:$C)))-FY1)))&quot;);368706)" office:value-type="float" office:value="368706" calcext:value-type="float">
            <text:p>368706</text:p>
          </table:table-cell>
          <table:table-cell table:style-name="ce8" table:formula="of:=IFERROR(__xludf.dummyfunction(&quot;SUM(ARRAYFORMULA(ABS(FILTER($C:$C,NOT(ISBLANK($C:$C)))-FZ1)))&quot;);368384)" office:value-type="float" office:value="368384" calcext:value-type="float">
            <text:p>368384</text:p>
          </table:table-cell>
          <table:table-cell table:style-name="ce8" table:formula="of:=IFERROR(__xludf.dummyfunction(&quot;SUM(ARRAYFORMULA(ABS(FILTER($C:$C,NOT(ISBLANK($C:$C)))-GA1)))&quot;);368062)" office:value-type="float" office:value="368062" calcext:value-type="float">
            <text:p>368062</text:p>
          </table:table-cell>
          <table:table-cell table:style-name="ce8" table:formula="of:=IFERROR(__xludf.dummyfunction(&quot;SUM(ARRAYFORMULA(ABS(FILTER($C:$C,NOT(ISBLANK($C:$C)))-GB1)))&quot;);367742)" office:value-type="float" office:value="367742" calcext:value-type="float">
            <text:p>367742</text:p>
          </table:table-cell>
          <table:table-cell table:style-name="ce8" table:formula="of:=IFERROR(__xludf.dummyfunction(&quot;SUM(ARRAYFORMULA(ABS(FILTER($C:$C,NOT(ISBLANK($C:$C)))-GC1)))&quot;);367426)" office:value-type="float" office:value="367426" calcext:value-type="float">
            <text:p>367426</text:p>
          </table:table-cell>
          <table:table-cell table:style-name="ce8" table:formula="of:=IFERROR(__xludf.dummyfunction(&quot;SUM(ARRAYFORMULA(ABS(FILTER($C:$C,NOT(ISBLANK($C:$C)))-GD1)))&quot;);367114)" office:value-type="float" office:value="367114" calcext:value-type="float">
            <text:p>367114</text:p>
          </table:table-cell>
          <table:table-cell table:style-name="ce8" table:formula="of:=IFERROR(__xludf.dummyfunction(&quot;SUM(ARRAYFORMULA(ABS(FILTER($C:$C,NOT(ISBLANK($C:$C)))-GE1)))&quot;);366802)" office:value-type="float" office:value="366802" calcext:value-type="float">
            <text:p>366802</text:p>
          </table:table-cell>
          <table:table-cell table:style-name="ce8" table:formula="of:=IFERROR(__xludf.dummyfunction(&quot;SUM(ARRAYFORMULA(ABS(FILTER($C:$C,NOT(ISBLANK($C:$C)))-GF1)))&quot;);366496)" office:value-type="float" office:value="366496" calcext:value-type="float">
            <text:p>366496</text:p>
          </table:table-cell>
          <table:table-cell table:style-name="ce8" table:formula="of:=IFERROR(__xludf.dummyfunction(&quot;SUM(ARRAYFORMULA(ABS(FILTER($C:$C,NOT(ISBLANK($C:$C)))-GG1)))&quot;);366192)" office:value-type="float" office:value="366192" calcext:value-type="float">
            <text:p>366192</text:p>
          </table:table-cell>
          <table:table-cell table:style-name="ce8" table:formula="of:=IFERROR(__xludf.dummyfunction(&quot;SUM(ARRAYFORMULA(ABS(FILTER($C:$C,NOT(ISBLANK($C:$C)))-GH1)))&quot;);365890)" office:value-type="float" office:value="365890" calcext:value-type="float">
            <text:p>365890</text:p>
          </table:table-cell>
          <table:table-cell table:style-name="ce8" table:formula="of:=IFERROR(__xludf.dummyfunction(&quot;SUM(ARRAYFORMULA(ABS(FILTER($C:$C,NOT(ISBLANK($C:$C)))-GI1)))&quot;);365592)" office:value-type="float" office:value="365592" calcext:value-type="float">
            <text:p>365592</text:p>
          </table:table-cell>
          <table:table-cell table:style-name="ce8" table:formula="of:=IFERROR(__xludf.dummyfunction(&quot;SUM(ARRAYFORMULA(ABS(FILTER($C:$C,NOT(ISBLANK($C:$C)))-GJ1)))&quot;);365296)" office:value-type="float" office:value="365296" calcext:value-type="float">
            <text:p>365296</text:p>
          </table:table-cell>
          <table:table-cell table:style-name="ce8" table:formula="of:=IFERROR(__xludf.dummyfunction(&quot;SUM(ARRAYFORMULA(ABS(FILTER($C:$C,NOT(ISBLANK($C:$C)))-GK1)))&quot;);365002)" office:value-type="float" office:value="365002" calcext:value-type="float">
            <text:p>365002</text:p>
          </table:table-cell>
          <table:table-cell table:style-name="ce8" table:formula="of:=IFERROR(__xludf.dummyfunction(&quot;SUM(ARRAYFORMULA(ABS(FILTER($C:$C,NOT(ISBLANK($C:$C)))-GL1)))&quot;);364714)" office:value-type="float" office:value="364714" calcext:value-type="float">
            <text:p>364714</text:p>
          </table:table-cell>
          <table:table-cell table:style-name="ce8" table:formula="of:=IFERROR(__xludf.dummyfunction(&quot;SUM(ARRAYFORMULA(ABS(FILTER($C:$C,NOT(ISBLANK($C:$C)))-GM1)))&quot;);364428)" office:value-type="float" office:value="364428" calcext:value-type="float">
            <text:p>364428</text:p>
          </table:table-cell>
          <table:table-cell table:style-name="ce8" table:formula="of:=IFERROR(__xludf.dummyfunction(&quot;SUM(ARRAYFORMULA(ABS(FILTER($C:$C,NOT(ISBLANK($C:$C)))-GN1)))&quot;);364142)" office:value-type="float" office:value="364142" calcext:value-type="float">
            <text:p>364142</text:p>
          </table:table-cell>
          <table:table-cell table:style-name="ce8" table:formula="of:=IFERROR(__xludf.dummyfunction(&quot;SUM(ARRAYFORMULA(ABS(FILTER($C:$C,NOT(ISBLANK($C:$C)))-GO1)))&quot;);363860)" office:value-type="float" office:value="363860" calcext:value-type="float">
            <text:p>363860</text:p>
          </table:table-cell>
          <table:table-cell table:style-name="ce8" table:formula="of:=IFERROR(__xludf.dummyfunction(&quot;SUM(ARRAYFORMULA(ABS(FILTER($C:$C,NOT(ISBLANK($C:$C)))-GP1)))&quot;);363580)" office:value-type="float" office:value="363580" calcext:value-type="float">
            <text:p>363580</text:p>
          </table:table-cell>
          <table:table-cell table:style-name="ce8" table:formula="of:=IFERROR(__xludf.dummyfunction(&quot;SUM(ARRAYFORMULA(ABS(FILTER($C:$C,NOT(ISBLANK($C:$C)))-GQ1)))&quot;);363302)" office:value-type="float" office:value="363302" calcext:value-type="float">
            <text:p>363302</text:p>
          </table:table-cell>
          <table:table-cell table:style-name="ce8" table:formula="of:=IFERROR(__xludf.dummyfunction(&quot;SUM(ARRAYFORMULA(ABS(FILTER($C:$C,NOT(ISBLANK($C:$C)))-GR1)))&quot;);363026)" office:value-type="float" office:value="363026" calcext:value-type="float">
            <text:p>363026</text:p>
          </table:table-cell>
          <table:table-cell table:style-name="ce8" table:formula="of:=IFERROR(__xludf.dummyfunction(&quot;SUM(ARRAYFORMULA(ABS(FILTER($C:$C,NOT(ISBLANK($C:$C)))-GS1)))&quot;);362750)" office:value-type="float" office:value="362750" calcext:value-type="float">
            <text:p>362750</text:p>
          </table:table-cell>
          <table:table-cell table:style-name="ce8" table:formula="of:=IFERROR(__xludf.dummyfunction(&quot;SUM(ARRAYFORMULA(ABS(FILTER($C:$C,NOT(ISBLANK($C:$C)))-GT1)))&quot;);362476)" office:value-type="float" office:value="362476" calcext:value-type="float">
            <text:p>362476</text:p>
          </table:table-cell>
          <table:table-cell table:style-name="ce8" table:formula="of:=IFERROR(__xludf.dummyfunction(&quot;SUM(ARRAYFORMULA(ABS(FILTER($C:$C,NOT(ISBLANK($C:$C)))-GU1)))&quot;);362202)" office:value-type="float" office:value="362202" calcext:value-type="float">
            <text:p>362202</text:p>
          </table:table-cell>
          <table:table-cell table:style-name="ce8" table:formula="of:=IFERROR(__xludf.dummyfunction(&quot;SUM(ARRAYFORMULA(ABS(FILTER($C:$C,NOT(ISBLANK($C:$C)))-GV1)))&quot;);361932)" office:value-type="float" office:value="361932" calcext:value-type="float">
            <text:p>361932</text:p>
          </table:table-cell>
          <table:table-cell table:style-name="ce8" table:formula="of:=IFERROR(__xludf.dummyfunction(&quot;SUM(ARRAYFORMULA(ABS(FILTER($C:$C,NOT(ISBLANK($C:$C)))-GW1)))&quot;);361664)" office:value-type="float" office:value="361664" calcext:value-type="float">
            <text:p>361664</text:p>
          </table:table-cell>
          <table:table-cell table:style-name="ce8" table:formula="of:=IFERROR(__xludf.dummyfunction(&quot;SUM(ARRAYFORMULA(ABS(FILTER($C:$C,NOT(ISBLANK($C:$C)))-GX1)))&quot;);361402)" office:value-type="float" office:value="361402" calcext:value-type="float">
            <text:p>361402</text:p>
          </table:table-cell>
          <table:table-cell table:style-name="ce8" table:formula="of:=IFERROR(__xludf.dummyfunction(&quot;SUM(ARRAYFORMULA(ABS(FILTER($C:$C,NOT(ISBLANK($C:$C)))-GY1)))&quot;);361142)" office:value-type="float" office:value="361142" calcext:value-type="float">
            <text:p>361142</text:p>
          </table:table-cell>
          <table:table-cell table:style-name="ce8" table:formula="of:=IFERROR(__xludf.dummyfunction(&quot;SUM(ARRAYFORMULA(ABS(FILTER($C:$C,NOT(ISBLANK($C:$C)))-GZ1)))&quot;);360886)" office:value-type="float" office:value="360886" calcext:value-type="float">
            <text:p>360886</text:p>
          </table:table-cell>
          <table:table-cell table:style-name="ce8" table:formula="of:=IFERROR(__xludf.dummyfunction(&quot;SUM(ARRAYFORMULA(ABS(FILTER($C:$C,NOT(ISBLANK($C:$C)))-HA1)))&quot;);360632)" office:value-type="float" office:value="360632" calcext:value-type="float">
            <text:p>360632</text:p>
          </table:table-cell>
          <table:table-cell table:style-name="ce8" table:formula="of:=IFERROR(__xludf.dummyfunction(&quot;SUM(ARRAYFORMULA(ABS(FILTER($C:$C,NOT(ISBLANK($C:$C)))-HB1)))&quot;);360382)" office:value-type="float" office:value="360382" calcext:value-type="float">
            <text:p>360382</text:p>
          </table:table-cell>
          <table:table-cell table:style-name="ce8" table:formula="of:=IFERROR(__xludf.dummyfunction(&quot;SUM(ARRAYFORMULA(ABS(FILTER($C:$C,NOT(ISBLANK($C:$C)))-HC1)))&quot;);360140)" office:value-type="float" office:value="360140" calcext:value-type="float">
            <text:p>360140</text:p>
          </table:table-cell>
          <table:table-cell table:style-name="ce8" table:formula="of:=IFERROR(__xludf.dummyfunction(&quot;SUM(ARRAYFORMULA(ABS(FILTER($C:$C,NOT(ISBLANK($C:$C)))-HD1)))&quot;);359900)" office:value-type="float" office:value="359900" calcext:value-type="float">
            <text:p>359900</text:p>
          </table:table-cell>
          <table:table-cell table:style-name="ce8" table:formula="of:=IFERROR(__xludf.dummyfunction(&quot;SUM(ARRAYFORMULA(ABS(FILTER($C:$C,NOT(ISBLANK($C:$C)))-HE1)))&quot;);359660)" office:value-type="float" office:value="359660" calcext:value-type="float">
            <text:p>359660</text:p>
          </table:table-cell>
          <table:table-cell table:style-name="ce8" table:formula="of:=IFERROR(__xludf.dummyfunction(&quot;SUM(ARRAYFORMULA(ABS(FILTER($C:$C,NOT(ISBLANK($C:$C)))-HF1)))&quot;);359420)" office:value-type="float" office:value="359420" calcext:value-type="float">
            <text:p>359420</text:p>
          </table:table-cell>
          <table:table-cell table:style-name="ce8" table:formula="of:=IFERROR(__xludf.dummyfunction(&quot;SUM(ARRAYFORMULA(ABS(FILTER($C:$C,NOT(ISBLANK($C:$C)))-HG1)))&quot;);359184)" office:value-type="float" office:value="359184" calcext:value-type="float">
            <text:p>359184</text:p>
          </table:table-cell>
          <table:table-cell table:style-name="ce8" table:formula="of:=IFERROR(__xludf.dummyfunction(&quot;SUM(ARRAYFORMULA(ABS(FILTER($C:$C,NOT(ISBLANK($C:$C)))-HH1)))&quot;);358950)" office:value-type="float" office:value="358950" calcext:value-type="float">
            <text:p>358950</text:p>
          </table:table-cell>
          <table:table-cell table:style-name="ce8" table:formula="of:=IFERROR(__xludf.dummyfunction(&quot;SUM(ARRAYFORMULA(ABS(FILTER($C:$C,NOT(ISBLANK($C:$C)))-HI1)))&quot;);358716)" office:value-type="float" office:value="358716" calcext:value-type="float">
            <text:p>358716</text:p>
          </table:table-cell>
          <table:table-cell table:style-name="ce8" table:formula="of:=IFERROR(__xludf.dummyfunction(&quot;SUM(ARRAYFORMULA(ABS(FILTER($C:$C,NOT(ISBLANK($C:$C)))-HJ1)))&quot;);358484)" office:value-type="float" office:value="358484" calcext:value-type="float">
            <text:p>358484</text:p>
          </table:table-cell>
          <table:table-cell table:style-name="ce8" table:formula="of:=IFERROR(__xludf.dummyfunction(&quot;SUM(ARRAYFORMULA(ABS(FILTER($C:$C,NOT(ISBLANK($C:$C)))-HK1)))&quot;);358254)" office:value-type="float" office:value="358254" calcext:value-type="float">
            <text:p>358254</text:p>
          </table:table-cell>
          <table:table-cell table:style-name="ce8" table:formula="of:=IFERROR(__xludf.dummyfunction(&quot;SUM(ARRAYFORMULA(ABS(FILTER($C:$C,NOT(ISBLANK($C:$C)))-HL1)))&quot;);358024)" office:value-type="float" office:value="358024" calcext:value-type="float">
            <text:p>358024</text:p>
          </table:table-cell>
          <table:table-cell table:style-name="ce8" table:formula="of:=IFERROR(__xludf.dummyfunction(&quot;SUM(ARRAYFORMULA(ABS(FILTER($C:$C,NOT(ISBLANK($C:$C)))-HM1)))&quot;);357796)" office:value-type="float" office:value="357796" calcext:value-type="float">
            <text:p>357796</text:p>
          </table:table-cell>
          <table:table-cell table:style-name="ce8" table:formula="of:=IFERROR(__xludf.dummyfunction(&quot;SUM(ARRAYFORMULA(ABS(FILTER($C:$C,NOT(ISBLANK($C:$C)))-HN1)))&quot;);357568)" office:value-type="float" office:value="357568" calcext:value-type="float">
            <text:p>357568</text:p>
          </table:table-cell>
          <table:table-cell table:style-name="ce8" table:formula="of:=IFERROR(__xludf.dummyfunction(&quot;SUM(ARRAYFORMULA(ABS(FILTER($C:$C,NOT(ISBLANK($C:$C)))-HO1)))&quot;);357340)" office:value-type="float" office:value="357340" calcext:value-type="float">
            <text:p>357340</text:p>
          </table:table-cell>
          <table:table-cell table:style-name="ce8" table:formula="of:=IFERROR(__xludf.dummyfunction(&quot;SUM(ARRAYFORMULA(ABS(FILTER($C:$C,NOT(ISBLANK($C:$C)))-HP1)))&quot;);357112)" office:value-type="float" office:value="357112" calcext:value-type="float">
            <text:p>357112</text:p>
          </table:table-cell>
          <table:table-cell table:style-name="ce8" table:formula="of:=IFERROR(__xludf.dummyfunction(&quot;SUM(ARRAYFORMULA(ABS(FILTER($C:$C,NOT(ISBLANK($C:$C)))-HQ1)))&quot;);356884)" office:value-type="float" office:value="356884" calcext:value-type="float">
            <text:p>356884</text:p>
          </table:table-cell>
          <table:table-cell table:style-name="ce8" table:formula="of:=IFERROR(__xludf.dummyfunction(&quot;SUM(ARRAYFORMULA(ABS(FILTER($C:$C,NOT(ISBLANK($C:$C)))-HR1)))&quot;);356662)" office:value-type="float" office:value="356662" calcext:value-type="float">
            <text:p>356662</text:p>
          </table:table-cell>
          <table:table-cell table:style-name="ce8" table:formula="of:=IFERROR(__xludf.dummyfunction(&quot;SUM(ARRAYFORMULA(ABS(FILTER($C:$C,NOT(ISBLANK($C:$C)))-HS1)))&quot;);356444)" office:value-type="float" office:value="356444" calcext:value-type="float">
            <text:p>356444</text:p>
          </table:table-cell>
          <table:table-cell table:style-name="ce8" table:formula="of:=IFERROR(__xludf.dummyfunction(&quot;SUM(ARRAYFORMULA(ABS(FILTER($C:$C,NOT(ISBLANK($C:$C)))-HT1)))&quot;);356228)" office:value-type="float" office:value="356228" calcext:value-type="float">
            <text:p>356228</text:p>
          </table:table-cell>
          <table:table-cell table:style-name="ce8" table:formula="of:=IFERROR(__xludf.dummyfunction(&quot;SUM(ARRAYFORMULA(ABS(FILTER($C:$C,NOT(ISBLANK($C:$C)))-HU1)))&quot;);356012)" office:value-type="float" office:value="356012" calcext:value-type="float">
            <text:p>356012</text:p>
          </table:table-cell>
          <table:table-cell table:style-name="ce8" table:formula="of:=IFERROR(__xludf.dummyfunction(&quot;SUM(ARRAYFORMULA(ABS(FILTER($C:$C,NOT(ISBLANK($C:$C)))-HV1)))&quot;);355796)" office:value-type="float" office:value="355796" calcext:value-type="float">
            <text:p>355796</text:p>
          </table:table-cell>
          <table:table-cell table:style-name="ce8" table:formula="of:=IFERROR(__xludf.dummyfunction(&quot;SUM(ARRAYFORMULA(ABS(FILTER($C:$C,NOT(ISBLANK($C:$C)))-HW1)))&quot;);355584)" office:value-type="float" office:value="355584" calcext:value-type="float">
            <text:p>355584</text:p>
          </table:table-cell>
          <table:table-cell table:style-name="ce8" table:formula="of:=IFERROR(__xludf.dummyfunction(&quot;SUM(ARRAYFORMULA(ABS(FILTER($C:$C,NOT(ISBLANK($C:$C)))-HX1)))&quot;);355372)" office:value-type="float" office:value="355372" calcext:value-type="float">
            <text:p>355372</text:p>
          </table:table-cell>
          <table:table-cell table:style-name="ce8" table:formula="of:=IFERROR(__xludf.dummyfunction(&quot;SUM(ARRAYFORMULA(ABS(FILTER($C:$C,NOT(ISBLANK($C:$C)))-HY1)))&quot;);355160)" office:value-type="float" office:value="355160" calcext:value-type="float">
            <text:p>355160</text:p>
          </table:table-cell>
          <table:table-cell table:style-name="ce8" table:formula="of:=IFERROR(__xludf.dummyfunction(&quot;SUM(ARRAYFORMULA(ABS(FILTER($C:$C,NOT(ISBLANK($C:$C)))-HZ1)))&quot;);354948)" office:value-type="float" office:value="354948" calcext:value-type="float">
            <text:p>354948</text:p>
          </table:table-cell>
          <table:table-cell table:style-name="ce8" table:formula="of:=IFERROR(__xludf.dummyfunction(&quot;SUM(ARRAYFORMULA(ABS(FILTER($C:$C,NOT(ISBLANK($C:$C)))-IA1)))&quot;);354738)" office:value-type="float" office:value="354738" calcext:value-type="float">
            <text:p>354738</text:p>
          </table:table-cell>
          <table:table-cell table:style-name="ce8" table:formula="of:=IFERROR(__xludf.dummyfunction(&quot;SUM(ARRAYFORMULA(ABS(FILTER($C:$C,NOT(ISBLANK($C:$C)))-IB1)))&quot;);354528)" office:value-type="float" office:value="354528" calcext:value-type="float">
            <text:p>354528</text:p>
          </table:table-cell>
          <table:table-cell table:style-name="ce8" table:formula="of:=IFERROR(__xludf.dummyfunction(&quot;SUM(ARRAYFORMULA(ABS(FILTER($C:$C,NOT(ISBLANK($C:$C)))-IC1)))&quot;);354318)" office:value-type="float" office:value="354318" calcext:value-type="float">
            <text:p>354318</text:p>
          </table:table-cell>
          <table:table-cell table:style-name="ce8" table:formula="of:=IFERROR(__xludf.dummyfunction(&quot;SUM(ARRAYFORMULA(ABS(FILTER($C:$C,NOT(ISBLANK($C:$C)))-ID1)))&quot;);354110)" office:value-type="float" office:value="354110" calcext:value-type="float">
            <text:p>354110</text:p>
          </table:table-cell>
          <table:table-cell table:style-name="ce8" table:formula="of:=IFERROR(__xludf.dummyfunction(&quot;SUM(ARRAYFORMULA(ABS(FILTER($C:$C,NOT(ISBLANK($C:$C)))-IE1)))&quot;);353904)" office:value-type="float" office:value="353904" calcext:value-type="float">
            <text:p>353904</text:p>
          </table:table-cell>
          <table:table-cell table:style-name="ce8" table:formula="of:=IFERROR(__xludf.dummyfunction(&quot;SUM(ARRAYFORMULA(ABS(FILTER($C:$C,NOT(ISBLANK($C:$C)))-IF1)))&quot;);353704)" office:value-type="float" office:value="353704" calcext:value-type="float">
            <text:p>353704</text:p>
          </table:table-cell>
          <table:table-cell table:style-name="ce8" table:formula="of:=IFERROR(__xludf.dummyfunction(&quot;SUM(ARRAYFORMULA(ABS(FILTER($C:$C,NOT(ISBLANK($C:$C)))-IG1)))&quot;);353506)" office:value-type="float" office:value="353506" calcext:value-type="float">
            <text:p>353506</text:p>
          </table:table-cell>
          <table:table-cell table:style-name="ce8" table:formula="of:=IFERROR(__xludf.dummyfunction(&quot;SUM(ARRAYFORMULA(ABS(FILTER($C:$C,NOT(ISBLANK($C:$C)))-IH1)))&quot;);353310)" office:value-type="float" office:value="353310" calcext:value-type="float">
            <text:p>353310</text:p>
          </table:table-cell>
          <table:table-cell table:style-name="ce8" table:formula="of:=IFERROR(__xludf.dummyfunction(&quot;SUM(ARRAYFORMULA(ABS(FILTER($C:$C,NOT(ISBLANK($C:$C)))-II1)))&quot;);353118)" office:value-type="float" office:value="353118" calcext:value-type="float">
            <text:p>353118</text:p>
          </table:table-cell>
          <table:table-cell table:style-name="ce8" table:formula="of:=IFERROR(__xludf.dummyfunction(&quot;SUM(ARRAYFORMULA(ABS(FILTER($C:$C,NOT(ISBLANK($C:$C)))-IJ1)))&quot;);352926)" office:value-type="float" office:value="352926" calcext:value-type="float">
            <text:p>352926</text:p>
          </table:table-cell>
          <table:table-cell table:style-name="ce8" table:formula="of:=IFERROR(__xludf.dummyfunction(&quot;SUM(ARRAYFORMULA(ABS(FILTER($C:$C,NOT(ISBLANK($C:$C)))-IK1)))&quot;);352736)" office:value-type="float" office:value="352736" calcext:value-type="float">
            <text:p>352736</text:p>
          </table:table-cell>
          <table:table-cell table:style-name="ce8" table:formula="of:=IFERROR(__xludf.dummyfunction(&quot;SUM(ARRAYFORMULA(ABS(FILTER($C:$C,NOT(ISBLANK($C:$C)))-IL1)))&quot;);352548)" office:value-type="float" office:value="352548" calcext:value-type="float">
            <text:p>352548</text:p>
          </table:table-cell>
          <table:table-cell table:style-name="ce8" table:formula="of:=IFERROR(__xludf.dummyfunction(&quot;SUM(ARRAYFORMULA(ABS(FILTER($C:$C,NOT(ISBLANK($C:$C)))-IM1)))&quot;);352362)" office:value-type="float" office:value="352362" calcext:value-type="float">
            <text:p>352362</text:p>
          </table:table-cell>
          <table:table-cell table:style-name="ce8" table:formula="of:=IFERROR(__xludf.dummyfunction(&quot;SUM(ARRAYFORMULA(ABS(FILTER($C:$C,NOT(ISBLANK($C:$C)))-IN1)))&quot;);352176)" office:value-type="float" office:value="352176" calcext:value-type="float">
            <text:p>352176</text:p>
          </table:table-cell>
          <table:table-cell table:style-name="ce8" table:formula="of:=IFERROR(__xludf.dummyfunction(&quot;SUM(ARRAYFORMULA(ABS(FILTER($C:$C,NOT(ISBLANK($C:$C)))-IO1)))&quot;);351994)" office:value-type="float" office:value="351994" calcext:value-type="float">
            <text:p>351994</text:p>
          </table:table-cell>
          <table:table-cell table:style-name="ce8" table:formula="of:=IFERROR(__xludf.dummyfunction(&quot;SUM(ARRAYFORMULA(ABS(FILTER($C:$C,NOT(ISBLANK($C:$C)))-IP1)))&quot;);351812)" office:value-type="float" office:value="351812" calcext:value-type="float">
            <text:p>351812</text:p>
          </table:table-cell>
          <table:table-cell table:style-name="ce8" table:formula="of:=IFERROR(__xludf.dummyfunction(&quot;SUM(ARRAYFORMULA(ABS(FILTER($C:$C,NOT(ISBLANK($C:$C)))-IQ1)))&quot;);351630)" office:value-type="float" office:value="351630" calcext:value-type="float">
            <text:p>351630</text:p>
          </table:table-cell>
          <table:table-cell table:style-name="ce8" table:formula="of:=IFERROR(__xludf.dummyfunction(&quot;SUM(ARRAYFORMULA(ABS(FILTER($C:$C,NOT(ISBLANK($C:$C)))-IR1)))&quot;);351450)" office:value-type="float" office:value="351450" calcext:value-type="float">
            <text:p>351450</text:p>
          </table:table-cell>
          <table:table-cell table:style-name="ce8" table:formula="of:=IFERROR(__xludf.dummyfunction(&quot;SUM(ARRAYFORMULA(ABS(FILTER($C:$C,NOT(ISBLANK($C:$C)))-IS1)))&quot;);351272)" office:value-type="float" office:value="351272" calcext:value-type="float">
            <text:p>351272</text:p>
          </table:table-cell>
          <table:table-cell table:style-name="ce8" table:formula="of:=IFERROR(__xludf.dummyfunction(&quot;SUM(ARRAYFORMULA(ABS(FILTER($C:$C,NOT(ISBLANK($C:$C)))-IT1)))&quot;);351096)" office:value-type="float" office:value="351096" calcext:value-type="float">
            <text:p>351096</text:p>
          </table:table-cell>
          <table:table-cell table:style-name="ce8" table:formula="of:=IFERROR(__xludf.dummyfunction(&quot;SUM(ARRAYFORMULA(ABS(FILTER($C:$C,NOT(ISBLANK($C:$C)))-IU1)))&quot;);350922)" office:value-type="float" office:value="350922" calcext:value-type="float">
            <text:p>350922</text:p>
          </table:table-cell>
          <table:table-cell table:style-name="ce8" table:formula="of:=IFERROR(__xludf.dummyfunction(&quot;SUM(ARRAYFORMULA(ABS(FILTER($C:$C,NOT(ISBLANK($C:$C)))-IV1)))&quot;);350750)" office:value-type="float" office:value="350750" calcext:value-type="float">
            <text:p>350750</text:p>
          </table:table-cell>
          <table:table-cell table:style-name="ce8" table:formula="of:=IFERROR(__xludf.dummyfunction(&quot;SUM(ARRAYFORMULA(ABS(FILTER($C:$C,NOT(ISBLANK($C:$C)))-IW1)))&quot;);350580)" office:value-type="float" office:value="350580" calcext:value-type="float">
            <text:p>350580</text:p>
          </table:table-cell>
          <table:table-cell table:style-name="ce8" table:formula="of:=IFERROR(__xludf.dummyfunction(&quot;SUM(ARRAYFORMULA(ABS(FILTER($C:$C,NOT(ISBLANK($C:$C)))-IX1)))&quot;);350410)" office:value-type="float" office:value="350410" calcext:value-type="float">
            <text:p>350410</text:p>
          </table:table-cell>
          <table:table-cell table:style-name="ce8" table:formula="of:=IFERROR(__xludf.dummyfunction(&quot;SUM(ARRAYFORMULA(ABS(FILTER($C:$C,NOT(ISBLANK($C:$C)))-IY1)))&quot;);350242)" office:value-type="float" office:value="350242" calcext:value-type="float">
            <text:p>350242</text:p>
          </table:table-cell>
          <table:table-cell table:style-name="ce8" table:formula="of:=IFERROR(__xludf.dummyfunction(&quot;SUM(ARRAYFORMULA(ABS(FILTER($C:$C,NOT(ISBLANK($C:$C)))-IZ1)))&quot;);350074)" office:value-type="float" office:value="350074" calcext:value-type="float">
            <text:p>350074</text:p>
          </table:table-cell>
          <table:table-cell table:style-name="ce8" table:formula="of:=IFERROR(__xludf.dummyfunction(&quot;SUM(ARRAYFORMULA(ABS(FILTER($C:$C,NOT(ISBLANK($C:$C)))-JA1)))&quot;);349908)" office:value-type="float" office:value="349908" calcext:value-type="float">
            <text:p>349908</text:p>
          </table:table-cell>
          <table:table-cell table:style-name="ce8" table:formula="of:=IFERROR(__xludf.dummyfunction(&quot;SUM(ARRAYFORMULA(ABS(FILTER($C:$C,NOT(ISBLANK($C:$C)))-JB1)))&quot;);349750)" office:value-type="float" office:value="349750" calcext:value-type="float">
            <text:p>349750</text:p>
          </table:table-cell>
          <table:table-cell table:style-name="ce8" table:formula="of:=IFERROR(__xludf.dummyfunction(&quot;SUM(ARRAYFORMULA(ABS(FILTER($C:$C,NOT(ISBLANK($C:$C)))-JC1)))&quot;);349598)" office:value-type="float" office:value="349598" calcext:value-type="float">
            <text:p>349598</text:p>
          </table:table-cell>
          <table:table-cell table:style-name="ce8" table:formula="of:=IFERROR(__xludf.dummyfunction(&quot;SUM(ARRAYFORMULA(ABS(FILTER($C:$C,NOT(ISBLANK($C:$C)))-JD1)))&quot;);349448)" office:value-type="float" office:value="349448" calcext:value-type="float">
            <text:p>349448</text:p>
          </table:table-cell>
          <table:table-cell table:style-name="ce8" table:formula="of:=IFERROR(__xludf.dummyfunction(&quot;SUM(ARRAYFORMULA(ABS(FILTER($C:$C,NOT(ISBLANK($C:$C)))-JE1)))&quot;);349300)" office:value-type="float" office:value="349300" calcext:value-type="float">
            <text:p>349300</text:p>
          </table:table-cell>
          <table:table-cell table:style-name="ce8" table:formula="of:=IFERROR(__xludf.dummyfunction(&quot;SUM(ARRAYFORMULA(ABS(FILTER($C:$C,NOT(ISBLANK($C:$C)))-JF1)))&quot;);349154)" office:value-type="float" office:value="349154" calcext:value-type="float">
            <text:p>349154</text:p>
          </table:table-cell>
          <table:table-cell table:style-name="ce8" table:formula="of:=IFERROR(__xludf.dummyfunction(&quot;SUM(ARRAYFORMULA(ABS(FILTER($C:$C,NOT(ISBLANK($C:$C)))-JG1)))&quot;);349010)" office:value-type="float" office:value="349010" calcext:value-type="float">
            <text:p>349010</text:p>
          </table:table-cell>
          <table:table-cell table:style-name="ce8" table:formula="of:=IFERROR(__xludf.dummyfunction(&quot;SUM(ARRAYFORMULA(ABS(FILTER($C:$C,NOT(ISBLANK($C:$C)))-JH1)))&quot;);348866)" office:value-type="float" office:value="348866" calcext:value-type="float">
            <text:p>348866</text:p>
          </table:table-cell>
          <table:table-cell table:style-name="ce8" table:formula="of:=IFERROR(__xludf.dummyfunction(&quot;SUM(ARRAYFORMULA(ABS(FILTER($C:$C,NOT(ISBLANK($C:$C)))-JI1)))&quot;);348724)" office:value-type="float" office:value="348724" calcext:value-type="float">
            <text:p>348724</text:p>
          </table:table-cell>
          <table:table-cell table:style-name="ce8" table:formula="of:=IFERROR(__xludf.dummyfunction(&quot;SUM(ARRAYFORMULA(ABS(FILTER($C:$C,NOT(ISBLANK($C:$C)))-JJ1)))&quot;);348584)" office:value-type="float" office:value="348584" calcext:value-type="float">
            <text:p>348584</text:p>
          </table:table-cell>
          <table:table-cell table:style-name="ce8" table:formula="of:=IFERROR(__xludf.dummyfunction(&quot;SUM(ARRAYFORMULA(ABS(FILTER($C:$C,NOT(ISBLANK($C:$C)))-JK1)))&quot;);348444)" office:value-type="float" office:value="348444" calcext:value-type="float">
            <text:p>348444</text:p>
          </table:table-cell>
          <table:table-cell table:style-name="ce8" table:formula="of:=IFERROR(__xludf.dummyfunction(&quot;SUM(ARRAYFORMULA(ABS(FILTER($C:$C,NOT(ISBLANK($C:$C)))-JL1)))&quot;);348304)" office:value-type="float" office:value="348304" calcext:value-type="float">
            <text:p>348304</text:p>
          </table:table-cell>
          <table:table-cell table:style-name="ce8" table:formula="of:=IFERROR(__xludf.dummyfunction(&quot;SUM(ARRAYFORMULA(ABS(FILTER($C:$C,NOT(ISBLANK($C:$C)))-JM1)))&quot;);348166)" office:value-type="float" office:value="348166" calcext:value-type="float">
            <text:p>348166</text:p>
          </table:table-cell>
          <table:table-cell table:style-name="ce8" table:formula="of:=IFERROR(__xludf.dummyfunction(&quot;SUM(ARRAYFORMULA(ABS(FILTER($C:$C,NOT(ISBLANK($C:$C)))-JN1)))&quot;);348030)" office:value-type="float" office:value="348030" calcext:value-type="float">
            <text:p>348030</text:p>
          </table:table-cell>
          <table:table-cell table:style-name="ce8" table:formula="of:=IFERROR(__xludf.dummyfunction(&quot;SUM(ARRAYFORMULA(ABS(FILTER($C:$C,NOT(ISBLANK($C:$C)))-JO1)))&quot;);347896)" office:value-type="float" office:value="347896" calcext:value-type="float">
            <text:p>347896</text:p>
          </table:table-cell>
          <table:table-cell table:style-name="ce8" table:formula="of:=IFERROR(__xludf.dummyfunction(&quot;SUM(ARRAYFORMULA(ABS(FILTER($C:$C,NOT(ISBLANK($C:$C)))-JP1)))&quot;);347764)" office:value-type="float" office:value="347764" calcext:value-type="float">
            <text:p>347764</text:p>
          </table:table-cell>
          <table:table-cell table:style-name="ce8" table:formula="of:=IFERROR(__xludf.dummyfunction(&quot;SUM(ARRAYFORMULA(ABS(FILTER($C:$C,NOT(ISBLANK($C:$C)))-JQ1)))&quot;);347636)" office:value-type="float" office:value="347636" calcext:value-type="float">
            <text:p>347636</text:p>
          </table:table-cell>
          <table:table-cell table:style-name="ce8" table:formula="of:=IFERROR(__xludf.dummyfunction(&quot;SUM(ARRAYFORMULA(ABS(FILTER($C:$C,NOT(ISBLANK($C:$C)))-JR1)))&quot;);347510)" office:value-type="float" office:value="347510" calcext:value-type="float">
            <text:p>347510</text:p>
          </table:table-cell>
          <table:table-cell table:style-name="ce8" table:formula="of:=IFERROR(__xludf.dummyfunction(&quot;SUM(ARRAYFORMULA(ABS(FILTER($C:$C,NOT(ISBLANK($C:$C)))-JS1)))&quot;);347390)" office:value-type="float" office:value="347390" calcext:value-type="float">
            <text:p>347390</text:p>
          </table:table-cell>
          <table:table-cell table:style-name="ce8" table:formula="of:=IFERROR(__xludf.dummyfunction(&quot;SUM(ARRAYFORMULA(ABS(FILTER($C:$C,NOT(ISBLANK($C:$C)))-JT1)))&quot;);347272)" office:value-type="float" office:value="347272" calcext:value-type="float">
            <text:p>347272</text:p>
          </table:table-cell>
          <table:table-cell table:style-name="ce8" table:formula="of:=IFERROR(__xludf.dummyfunction(&quot;SUM(ARRAYFORMULA(ABS(FILTER($C:$C,NOT(ISBLANK($C:$C)))-JU1)))&quot;);347154)" office:value-type="float" office:value="347154" calcext:value-type="float">
            <text:p>347154</text:p>
          </table:table-cell>
          <table:table-cell table:style-name="ce8" table:formula="of:=IFERROR(__xludf.dummyfunction(&quot;SUM(ARRAYFORMULA(ABS(FILTER($C:$C,NOT(ISBLANK($C:$C)))-JV1)))&quot;);347040)" office:value-type="float" office:value="347040" calcext:value-type="float">
            <text:p>347040</text:p>
          </table:table-cell>
          <table:table-cell table:style-name="ce8" table:formula="of:=IFERROR(__xludf.dummyfunction(&quot;SUM(ARRAYFORMULA(ABS(FILTER($C:$C,NOT(ISBLANK($C:$C)))-JW1)))&quot;);346926)" office:value-type="float" office:value="346926" calcext:value-type="float">
            <text:p>346926</text:p>
          </table:table-cell>
          <table:table-cell table:style-name="ce8" table:formula="of:=IFERROR(__xludf.dummyfunction(&quot;SUM(ARRAYFORMULA(ABS(FILTER($C:$C,NOT(ISBLANK($C:$C)))-JX1)))&quot;);346812)" office:value-type="float" office:value="346812" calcext:value-type="float">
            <text:p>346812</text:p>
          </table:table-cell>
          <table:table-cell table:style-name="ce8" table:formula="of:=IFERROR(__xludf.dummyfunction(&quot;SUM(ARRAYFORMULA(ABS(FILTER($C:$C,NOT(ISBLANK($C:$C)))-JY1)))&quot;);346700)" office:value-type="float" office:value="346700" calcext:value-type="float">
            <text:p>346700</text:p>
          </table:table-cell>
          <table:table-cell table:style-name="ce8" table:formula="of:=IFERROR(__xludf.dummyfunction(&quot;SUM(ARRAYFORMULA(ABS(FILTER($C:$C,NOT(ISBLANK($C:$C)))-JZ1)))&quot;);346592)" office:value-type="float" office:value="346592" calcext:value-type="float">
            <text:p>346592</text:p>
          </table:table-cell>
          <table:table-cell table:style-name="ce8" table:formula="of:=IFERROR(__xludf.dummyfunction(&quot;SUM(ARRAYFORMULA(ABS(FILTER($C:$C,NOT(ISBLANK($C:$C)))-KA1)))&quot;);346486)" office:value-type="float" office:value="346486" calcext:value-type="float">
            <text:p>346486</text:p>
          </table:table-cell>
          <table:table-cell table:style-name="ce8" table:formula="of:=IFERROR(__xludf.dummyfunction(&quot;SUM(ARRAYFORMULA(ABS(FILTER($C:$C,NOT(ISBLANK($C:$C)))-KB1)))&quot;);346380)" office:value-type="float" office:value="346380" calcext:value-type="float">
            <text:p>346380</text:p>
          </table:table-cell>
          <table:table-cell table:style-name="ce8" table:formula="of:=IFERROR(__xludf.dummyfunction(&quot;SUM(ARRAYFORMULA(ABS(FILTER($C:$C,NOT(ISBLANK($C:$C)))-KC1)))&quot;);346276)" office:value-type="float" office:value="346276" calcext:value-type="float">
            <text:p>346276</text:p>
          </table:table-cell>
          <table:table-cell table:style-name="ce8" table:formula="of:=IFERROR(__xludf.dummyfunction(&quot;SUM(ARRAYFORMULA(ABS(FILTER($C:$C,NOT(ISBLANK($C:$C)))-KD1)))&quot;);346178)" office:value-type="float" office:value="346178" calcext:value-type="float">
            <text:p>346178</text:p>
          </table:table-cell>
          <table:table-cell table:style-name="ce8" table:formula="of:=IFERROR(__xludf.dummyfunction(&quot;SUM(ARRAYFORMULA(ABS(FILTER($C:$C,NOT(ISBLANK($C:$C)))-KE1)))&quot;);346080)" office:value-type="float" office:value="346080" calcext:value-type="float">
            <text:p>346080</text:p>
          </table:table-cell>
          <table:table-cell table:style-name="ce8" table:formula="of:=IFERROR(__xludf.dummyfunction(&quot;SUM(ARRAYFORMULA(ABS(FILTER($C:$C,NOT(ISBLANK($C:$C)))-KF1)))&quot;);345982)" office:value-type="float" office:value="345982" calcext:value-type="float">
            <text:p>345982</text:p>
          </table:table-cell>
          <table:table-cell table:style-name="ce8" table:formula="of:=IFERROR(__xludf.dummyfunction(&quot;SUM(ARRAYFORMULA(ABS(FILTER($C:$C,NOT(ISBLANK($C:$C)))-KG1)))&quot;);345884)" office:value-type="float" office:value="345884" calcext:value-type="float">
            <text:p>345884</text:p>
          </table:table-cell>
          <table:table-cell table:style-name="ce8" table:formula="of:=IFERROR(__xludf.dummyfunction(&quot;SUM(ARRAYFORMULA(ABS(FILTER($C:$C,NOT(ISBLANK($C:$C)))-KH1)))&quot;);345786)" office:value-type="float" office:value="345786" calcext:value-type="float">
            <text:p>345786</text:p>
          </table:table-cell>
          <table:table-cell table:style-name="ce8" table:formula="of:=IFERROR(__xludf.dummyfunction(&quot;SUM(ARRAYFORMULA(ABS(FILTER($C:$C,NOT(ISBLANK($C:$C)))-KI1)))&quot;);345688)" office:value-type="float" office:value="345688" calcext:value-type="float">
            <text:p>345688</text:p>
          </table:table-cell>
          <table:table-cell table:style-name="ce8" table:formula="of:=IFERROR(__xludf.dummyfunction(&quot;SUM(ARRAYFORMULA(ABS(FILTER($C:$C,NOT(ISBLANK($C:$C)))-KJ1)))&quot;);345590)" office:value-type="float" office:value="345590" calcext:value-type="float">
            <text:p>345590</text:p>
          </table:table-cell>
          <table:table-cell table:style-name="ce8" table:formula="of:=IFERROR(__xludf.dummyfunction(&quot;SUM(ARRAYFORMULA(ABS(FILTER($C:$C,NOT(ISBLANK($C:$C)))-KK1)))&quot;);345492)" office:value-type="float" office:value="345492" calcext:value-type="float">
            <text:p>345492</text:p>
          </table:table-cell>
          <table:table-cell table:style-name="ce8" table:formula="of:=IFERROR(__xludf.dummyfunction(&quot;SUM(ARRAYFORMULA(ABS(FILTER($C:$C,NOT(ISBLANK($C:$C)))-KL1)))&quot;);345398)" office:value-type="float" office:value="345398" calcext:value-type="float">
            <text:p>345398</text:p>
          </table:table-cell>
          <table:table-cell table:style-name="ce8" table:formula="of:=IFERROR(__xludf.dummyfunction(&quot;SUM(ARRAYFORMULA(ABS(FILTER($C:$C,NOT(ISBLANK($C:$C)))-KM1)))&quot;);345304)" office:value-type="float" office:value="345304" calcext:value-type="float">
            <text:p>345304</text:p>
          </table:table-cell>
          <table:table-cell table:style-name="ce8" table:formula="of:=IFERROR(__xludf.dummyfunction(&quot;SUM(ARRAYFORMULA(ABS(FILTER($C:$C,NOT(ISBLANK($C:$C)))-KN1)))&quot;);345218)" office:value-type="float" office:value="345218" calcext:value-type="float">
            <text:p>345218</text:p>
          </table:table-cell>
          <table:table-cell table:style-name="ce8" table:formula="of:=IFERROR(__xludf.dummyfunction(&quot;SUM(ARRAYFORMULA(ABS(FILTER($C:$C,NOT(ISBLANK($C:$C)))-KO1)))&quot;);345136)" office:value-type="float" office:value="345136" calcext:value-type="float">
            <text:p>345136</text:p>
          </table:table-cell>
          <table:table-cell table:style-name="ce8" table:formula="of:=IFERROR(__xludf.dummyfunction(&quot;SUM(ARRAYFORMULA(ABS(FILTER($C:$C,NOT(ISBLANK($C:$C)))-KP1)))&quot;);345056)" office:value-type="float" office:value="345056" calcext:value-type="float">
            <text:p>345056</text:p>
          </table:table-cell>
          <table:table-cell table:style-name="ce8" table:formula="of:=IFERROR(__xludf.dummyfunction(&quot;SUM(ARRAYFORMULA(ABS(FILTER($C:$C,NOT(ISBLANK($C:$C)))-KQ1)))&quot;);344980)" office:value-type="float" office:value="344980" calcext:value-type="float">
            <text:p>344980</text:p>
          </table:table-cell>
          <table:table-cell table:style-name="ce8" table:formula="of:=IFERROR(__xludf.dummyfunction(&quot;SUM(ARRAYFORMULA(ABS(FILTER($C:$C,NOT(ISBLANK($C:$C)))-KR1)))&quot;);344904)" office:value-type="float" office:value="344904" calcext:value-type="float">
            <text:p>344904</text:p>
          </table:table-cell>
          <table:table-cell table:style-name="ce8" table:formula="of:=IFERROR(__xludf.dummyfunction(&quot;SUM(ARRAYFORMULA(ABS(FILTER($C:$C,NOT(ISBLANK($C:$C)))-KS1)))&quot;);344830)" office:value-type="float" office:value="344830" calcext:value-type="float">
            <text:p>344830</text:p>
          </table:table-cell>
          <table:table-cell table:style-name="ce8" table:formula="of:=IFERROR(__xludf.dummyfunction(&quot;SUM(ARRAYFORMULA(ABS(FILTER($C:$C,NOT(ISBLANK($C:$C)))-KT1)))&quot;);344760)" office:value-type="float" office:value="344760" calcext:value-type="float">
            <text:p>344760</text:p>
          </table:table-cell>
          <table:table-cell table:style-name="ce8" table:formula="of:=IFERROR(__xludf.dummyfunction(&quot;SUM(ARRAYFORMULA(ABS(FILTER($C:$C,NOT(ISBLANK($C:$C)))-KU1)))&quot;);344692)" office:value-type="float" office:value="344692" calcext:value-type="float">
            <text:p>344692</text:p>
          </table:table-cell>
          <table:table-cell table:style-name="ce8" table:formula="of:=IFERROR(__xludf.dummyfunction(&quot;SUM(ARRAYFORMULA(ABS(FILTER($C:$C,NOT(ISBLANK($C:$C)))-KV1)))&quot;);344624)" office:value-type="float" office:value="344624" calcext:value-type="float">
            <text:p>344624</text:p>
          </table:table-cell>
          <table:table-cell table:style-name="ce8" table:formula="of:=IFERROR(__xludf.dummyfunction(&quot;SUM(ARRAYFORMULA(ABS(FILTER($C:$C,NOT(ISBLANK($C:$C)))-KW1)))&quot;);344564)" office:value-type="float" office:value="344564" calcext:value-type="float">
            <text:p>344564</text:p>
          </table:table-cell>
          <table:table-cell table:style-name="ce8" table:formula="of:=IFERROR(__xludf.dummyfunction(&quot;SUM(ARRAYFORMULA(ABS(FILTER($C:$C,NOT(ISBLANK($C:$C)))-KX1)))&quot;);344506)" office:value-type="float" office:value="344506" calcext:value-type="float">
            <text:p>344506</text:p>
          </table:table-cell>
          <table:table-cell table:style-name="ce8" table:formula="of:=IFERROR(__xludf.dummyfunction(&quot;SUM(ARRAYFORMULA(ABS(FILTER($C:$C,NOT(ISBLANK($C:$C)))-KY1)))&quot;);344448)" office:value-type="float" office:value="344448" calcext:value-type="float">
            <text:p>344448</text:p>
          </table:table-cell>
          <table:table-cell table:style-name="ce8" table:formula="of:=IFERROR(__xludf.dummyfunction(&quot;SUM(ARRAYFORMULA(ABS(FILTER($C:$C,NOT(ISBLANK($C:$C)))-KZ1)))&quot;);344392)" office:value-type="float" office:value="344392" calcext:value-type="float">
            <text:p>344392</text:p>
          </table:table-cell>
          <table:table-cell table:style-name="ce8" table:formula="of:=IFERROR(__xludf.dummyfunction(&quot;SUM(ARRAYFORMULA(ABS(FILTER($C:$C,NOT(ISBLANK($C:$C)))-LA1)))&quot;);344338)" office:value-type="float" office:value="344338" calcext:value-type="float">
            <text:p>344338</text:p>
          </table:table-cell>
          <table:table-cell table:style-name="ce8" table:formula="of:=IFERROR(__xludf.dummyfunction(&quot;SUM(ARRAYFORMULA(ABS(FILTER($C:$C,NOT(ISBLANK($C:$C)))-LB1)))&quot;);344286)" office:value-type="float" office:value="344286" calcext:value-type="float">
            <text:p>344286</text:p>
          </table:table-cell>
          <table:table-cell table:style-name="ce8" table:formula="of:=IFERROR(__xludf.dummyfunction(&quot;SUM(ARRAYFORMULA(ABS(FILTER($C:$C,NOT(ISBLANK($C:$C)))-LC1)))&quot;);344236)" office:value-type="float" office:value="344236" calcext:value-type="float">
            <text:p>344236</text:p>
          </table:table-cell>
          <table:table-cell table:style-name="ce8" table:formula="of:=IFERROR(__xludf.dummyfunction(&quot;SUM(ARRAYFORMULA(ABS(FILTER($C:$C,NOT(ISBLANK($C:$C)))-LD1)))&quot;);344188)" office:value-type="float" office:value="344188" calcext:value-type="float">
            <text:p>344188</text:p>
          </table:table-cell>
          <table:table-cell table:style-name="ce8" table:formula="of:=IFERROR(__xludf.dummyfunction(&quot;SUM(ARRAYFORMULA(ABS(FILTER($C:$C,NOT(ISBLANK($C:$C)))-LE1)))&quot;);344140)" office:value-type="float" office:value="344140" calcext:value-type="float">
            <text:p>344140</text:p>
          </table:table-cell>
          <table:table-cell table:style-name="ce8" table:formula="of:=IFERROR(__xludf.dummyfunction(&quot;SUM(ARRAYFORMULA(ABS(FILTER($C:$C,NOT(ISBLANK($C:$C)))-LF1)))&quot;);344092)" office:value-type="float" office:value="344092" calcext:value-type="float">
            <text:p>344092</text:p>
          </table:table-cell>
          <table:table-cell table:style-name="ce8" table:formula="of:=IFERROR(__xludf.dummyfunction(&quot;SUM(ARRAYFORMULA(ABS(FILTER($C:$C,NOT(ISBLANK($C:$C)))-LG1)))&quot;);344044)" office:value-type="float" office:value="344044" calcext:value-type="float">
            <text:p>344044</text:p>
          </table:table-cell>
          <table:table-cell table:style-name="ce8" table:formula="of:=IFERROR(__xludf.dummyfunction(&quot;SUM(ARRAYFORMULA(ABS(FILTER($C:$C,NOT(ISBLANK($C:$C)))-LH1)))&quot;);343998)" office:value-type="float" office:value="343998" calcext:value-type="float">
            <text:p>343998</text:p>
          </table:table-cell>
          <table:table-cell table:style-name="ce8" table:formula="of:=IFERROR(__xludf.dummyfunction(&quot;SUM(ARRAYFORMULA(ABS(FILTER($C:$C,NOT(ISBLANK($C:$C)))-LI1)))&quot;);343956)" office:value-type="float" office:value="343956" calcext:value-type="float">
            <text:p>343956</text:p>
          </table:table-cell>
          <table:table-cell table:style-name="ce8" table:formula="of:=IFERROR(__xludf.dummyfunction(&quot;SUM(ARRAYFORMULA(ABS(FILTER($C:$C,NOT(ISBLANK($C:$C)))-LJ1)))&quot;);343922)" office:value-type="float" office:value="343922" calcext:value-type="float">
            <text:p>343922</text:p>
          </table:table-cell>
          <table:table-cell table:style-name="ce8" table:formula="of:=IFERROR(__xludf.dummyfunction(&quot;SUM(ARRAYFORMULA(ABS(FILTER($C:$C,NOT(ISBLANK($C:$C)))-LK1)))&quot;);343888)" office:value-type="float" office:value="343888" calcext:value-type="float">
            <text:p>343888</text:p>
          </table:table-cell>
          <table:table-cell table:style-name="ce8" table:formula="of:=IFERROR(__xludf.dummyfunction(&quot;SUM(ARRAYFORMULA(ABS(FILTER($C:$C,NOT(ISBLANK($C:$C)))-LL1)))&quot;);343856)" office:value-type="float" office:value="343856" calcext:value-type="float">
            <text:p>343856</text:p>
          </table:table-cell>
          <table:table-cell table:style-name="ce8" table:formula="of:=IFERROR(__xludf.dummyfunction(&quot;SUM(ARRAYFORMULA(ABS(FILTER($C:$C,NOT(ISBLANK($C:$C)))-LM1)))&quot;);343828)" office:value-type="float" office:value="343828" calcext:value-type="float">
            <text:p>343828</text:p>
          </table:table-cell>
          <table:table-cell table:style-name="ce8" table:formula="of:=IFERROR(__xludf.dummyfunction(&quot;SUM(ARRAYFORMULA(ABS(FILTER($C:$C,NOT(ISBLANK($C:$C)))-LN1)))&quot;);343800)" office:value-type="float" office:value="343800" calcext:value-type="float">
            <text:p>343800</text:p>
          </table:table-cell>
          <table:table-cell table:style-name="ce8" table:formula="of:=IFERROR(__xludf.dummyfunction(&quot;SUM(ARRAYFORMULA(ABS(FILTER($C:$C,NOT(ISBLANK($C:$C)))-LO1)))&quot;);343772)" office:value-type="float" office:value="343772" calcext:value-type="float">
            <text:p>343772</text:p>
          </table:table-cell>
          <table:table-cell table:style-name="ce8" table:formula="of:=IFERROR(__xludf.dummyfunction(&quot;SUM(ARRAYFORMULA(ABS(FILTER($C:$C,NOT(ISBLANK($C:$C)))-LP1)))&quot;);343744)" office:value-type="float" office:value="343744" calcext:value-type="float">
            <text:p>343744</text:p>
          </table:table-cell>
          <table:table-cell table:style-name="ce8" table:formula="of:=IFERROR(__xludf.dummyfunction(&quot;SUM(ARRAYFORMULA(ABS(FILTER($C:$C,NOT(ISBLANK($C:$C)))-LQ1)))&quot;);343716)" office:value-type="float" office:value="343716" calcext:value-type="float">
            <text:p>343716</text:p>
          </table:table-cell>
          <table:table-cell table:style-name="ce8" table:formula="of:=IFERROR(__xludf.dummyfunction(&quot;SUM(ARRAYFORMULA(ABS(FILTER($C:$C,NOT(ISBLANK($C:$C)))-LR1)))&quot;);343688)" office:value-type="float" office:value="343688" calcext:value-type="float">
            <text:p>343688</text:p>
          </table:table-cell>
          <table:table-cell table:style-name="ce8" table:formula="of:=IFERROR(__xludf.dummyfunction(&quot;SUM(ARRAYFORMULA(ABS(FILTER($C:$C,NOT(ISBLANK($C:$C)))-LS1)))&quot;);343662)" office:value-type="float" office:value="343662" calcext:value-type="float">
            <text:p>343662</text:p>
          </table:table-cell>
          <table:table-cell table:style-name="ce8" table:formula="of:=IFERROR(__xludf.dummyfunction(&quot;SUM(ARRAYFORMULA(ABS(FILTER($C:$C,NOT(ISBLANK($C:$C)))-LT1)))&quot;);343636)" office:value-type="float" office:value="343636" calcext:value-type="float">
            <text:p>343636</text:p>
          </table:table-cell>
          <table:table-cell table:style-name="ce8" table:formula="of:=IFERROR(__xludf.dummyfunction(&quot;SUM(ARRAYFORMULA(ABS(FILTER($C:$C,NOT(ISBLANK($C:$C)))-LU1)))&quot;);343610)" office:value-type="float" office:value="343610" calcext:value-type="float">
            <text:p>343610</text:p>
          </table:table-cell>
          <table:table-cell table:style-name="ce8" table:formula="of:=IFERROR(__xludf.dummyfunction(&quot;SUM(ARRAYFORMULA(ABS(FILTER($C:$C,NOT(ISBLANK($C:$C)))-LV1)))&quot;);343588)" office:value-type="float" office:value="343588" calcext:value-type="float">
            <text:p>343588</text:p>
          </table:table-cell>
          <table:table-cell table:style-name="ce8" table:formula="of:=IFERROR(__xludf.dummyfunction(&quot;SUM(ARRAYFORMULA(ABS(FILTER($C:$C,NOT(ISBLANK($C:$C)))-LW1)))&quot;);343566)" office:value-type="float" office:value="343566" calcext:value-type="float">
            <text:p>343566</text:p>
          </table:table-cell>
          <table:table-cell table:style-name="ce8" table:formula="of:=IFERROR(__xludf.dummyfunction(&quot;SUM(ARRAYFORMULA(ABS(FILTER($C:$C,NOT(ISBLANK($C:$C)))-LX1)))&quot;);343546)" office:value-type="float" office:value="343546" calcext:value-type="float">
            <text:p>343546</text:p>
          </table:table-cell>
          <table:table-cell table:style-name="ce8" table:formula="of:=IFERROR(__xludf.dummyfunction(&quot;SUM(ARRAYFORMULA(ABS(FILTER($C:$C,NOT(ISBLANK($C:$C)))-LY1)))&quot;);343528)" office:value-type="float" office:value="343528" calcext:value-type="float">
            <text:p>343528</text:p>
          </table:table-cell>
          <table:table-cell table:style-name="ce8" table:formula="of:=IFERROR(__xludf.dummyfunction(&quot;SUM(ARRAYFORMULA(ABS(FILTER($C:$C,NOT(ISBLANK($C:$C)))-LZ1)))&quot;);343514)" office:value-type="float" office:value="343514" calcext:value-type="float">
            <text:p>343514</text:p>
          </table:table-cell>
          <table:table-cell table:style-name="ce8" table:formula="of:=IFERROR(__xludf.dummyfunction(&quot;SUM(ARRAYFORMULA(ABS(FILTER($C:$C,NOT(ISBLANK($C:$C)))-MA1)))&quot;);343502)" office:value-type="float" office:value="343502" calcext:value-type="float">
            <text:p>343502</text:p>
          </table:table-cell>
          <table:table-cell table:style-name="ce8" table:formula="of:=IFERROR(__xludf.dummyfunction(&quot;SUM(ARRAYFORMULA(ABS(FILTER($C:$C,NOT(ISBLANK($C:$C)))-MB1)))&quot;);343490)" office:value-type="float" office:value="343490" calcext:value-type="float">
            <text:p>343490</text:p>
          </table:table-cell>
          <table:table-cell table:style-name="ce8" table:formula="of:=IFERROR(__xludf.dummyfunction(&quot;SUM(ARRAYFORMULA(ABS(FILTER($C:$C,NOT(ISBLANK($C:$C)))-MC1)))&quot;);343480)" office:value-type="float" office:value="343480" calcext:value-type="float">
            <text:p>343480</text:p>
          </table:table-cell>
          <table:table-cell table:style-name="ce8" table:formula="of:=IFERROR(__xludf.dummyfunction(&quot;SUM(ARRAYFORMULA(ABS(FILTER($C:$C,NOT(ISBLANK($C:$C)))-MD1)))&quot;);343472)" office:value-type="float" office:value="343472" calcext:value-type="float">
            <text:p>343472</text:p>
          </table:table-cell>
          <table:table-cell table:style-name="ce8" table:formula="of:=IFERROR(__xludf.dummyfunction(&quot;SUM(ARRAYFORMULA(ABS(FILTER($C:$C,NOT(ISBLANK($C:$C)))-ME1)))&quot;);343468)" office:value-type="float" office:value="343468" calcext:value-type="float">
            <text:p>343468</text:p>
          </table:table-cell>
          <table:table-cell table:style-name="ce8" table:formula="of:=IFERROR(__xludf.dummyfunction(&quot;SUM(ARRAYFORMULA(ABS(FILTER($C:$C,NOT(ISBLANK($C:$C)))-MF1)))&quot;);343470)" office:value-type="float" office:value="343470" calcext:value-type="float">
            <text:p>343470</text:p>
          </table:table-cell>
          <table:table-cell table:style-name="ce8" table:formula="of:=IFERROR(__xludf.dummyfunction(&quot;SUM(ARRAYFORMULA(ABS(FILTER($C:$C,NOT(ISBLANK($C:$C)))-MG1)))&quot;);343472)" office:value-type="float" office:value="343472" calcext:value-type="float">
            <text:p>343472</text:p>
          </table:table-cell>
          <table:table-cell table:style-name="ce8" table:formula="of:=IFERROR(__xludf.dummyfunction(&quot;SUM(ARRAYFORMULA(ABS(FILTER($C:$C,NOT(ISBLANK($C:$C)))-MH1)))&quot;);343474)" office:value-type="float" office:value="343474" calcext:value-type="float">
            <text:p>343474</text:p>
          </table:table-cell>
          <table:table-cell table:style-name="ce8" table:formula="of:=IFERROR(__xludf.dummyfunction(&quot;SUM(ARRAYFORMULA(ABS(FILTER($C:$C,NOT(ISBLANK($C:$C)))-MI1)))&quot;);343478)" office:value-type="float" office:value="343478" calcext:value-type="float">
            <text:p>343478</text:p>
          </table:table-cell>
          <table:table-cell table:style-name="ce8" table:formula="of:=IFERROR(__xludf.dummyfunction(&quot;SUM(ARRAYFORMULA(ABS(FILTER($C:$C,NOT(ISBLANK($C:$C)))-MJ1)))&quot;);343484)" office:value-type="float" office:value="343484" calcext:value-type="float">
            <text:p>343484</text:p>
          </table:table-cell>
          <table:table-cell table:style-name="ce8" table:formula="of:=IFERROR(__xludf.dummyfunction(&quot;SUM(ARRAYFORMULA(ABS(FILTER($C:$C,NOT(ISBLANK($C:$C)))-MK1)))&quot;);343492)" office:value-type="float" office:value="343492" calcext:value-type="float">
            <text:p>343492</text:p>
          </table:table-cell>
          <table:table-cell table:style-name="ce8" table:formula="of:=IFERROR(__xludf.dummyfunction(&quot;SUM(ARRAYFORMULA(ABS(FILTER($C:$C,NOT(ISBLANK($C:$C)))-ML1)))&quot;);343502)" office:value-type="float" office:value="343502" calcext:value-type="float">
            <text:p>343502</text:p>
          </table:table-cell>
          <table:table-cell table:style-name="ce8" table:formula="of:=IFERROR(__xludf.dummyfunction(&quot;SUM(ARRAYFORMULA(ABS(FILTER($C:$C,NOT(ISBLANK($C:$C)))-MM1)))&quot;);343514)" office:value-type="float" office:value="343514" calcext:value-type="float">
            <text:p>343514</text:p>
          </table:table-cell>
          <table:table-cell table:style-name="ce8" table:formula="of:=IFERROR(__xludf.dummyfunction(&quot;SUM(ARRAYFORMULA(ABS(FILTER($C:$C,NOT(ISBLANK($C:$C)))-MN1)))&quot;);343528)" office:value-type="float" office:value="343528" calcext:value-type="float">
            <text:p>343528</text:p>
          </table:table-cell>
          <table:table-cell table:style-name="ce8" table:formula="of:=IFERROR(__xludf.dummyfunction(&quot;SUM(ARRAYFORMULA(ABS(FILTER($C:$C,NOT(ISBLANK($C:$C)))-MO1)))&quot;);343546)" office:value-type="float" office:value="343546" calcext:value-type="float">
            <text:p>343546</text:p>
          </table:table-cell>
          <table:table-cell table:style-name="ce8" table:formula="of:=IFERROR(__xludf.dummyfunction(&quot;SUM(ARRAYFORMULA(ABS(FILTER($C:$C,NOT(ISBLANK($C:$C)))-MP1)))&quot;);343568)" office:value-type="float" office:value="343568" calcext:value-type="float">
            <text:p>343568</text:p>
          </table:table-cell>
          <table:table-cell table:style-name="ce8" table:formula="of:=IFERROR(__xludf.dummyfunction(&quot;SUM(ARRAYFORMULA(ABS(FILTER($C:$C,NOT(ISBLANK($C:$C)))-MQ1)))&quot;);343600)" office:value-type="float" office:value="343600" calcext:value-type="float">
            <text:p>343600</text:p>
          </table:table-cell>
          <table:table-cell table:style-name="ce8" table:formula="of:=IFERROR(__xludf.dummyfunction(&quot;SUM(ARRAYFORMULA(ABS(FILTER($C:$C,NOT(ISBLANK($C:$C)))-MR1)))&quot;);343632)" office:value-type="float" office:value="343632" calcext:value-type="float">
            <text:p>343632</text:p>
          </table:table-cell>
          <table:table-cell table:style-name="ce8" table:formula="of:=IFERROR(__xludf.dummyfunction(&quot;SUM(ARRAYFORMULA(ABS(FILTER($C:$C,NOT(ISBLANK($C:$C)))-MS1)))&quot;);343664)" office:value-type="float" office:value="343664" calcext:value-type="float">
            <text:p>343664</text:p>
          </table:table-cell>
          <table:table-cell table:style-name="ce8" table:formula="of:=IFERROR(__xludf.dummyfunction(&quot;SUM(ARRAYFORMULA(ABS(FILTER($C:$C,NOT(ISBLANK($C:$C)))-MT1)))&quot;);343696)" office:value-type="float" office:value="343696" calcext:value-type="float">
            <text:p>343696</text:p>
          </table:table-cell>
          <table:table-cell table:style-name="ce8" table:formula="of:=IFERROR(__xludf.dummyfunction(&quot;SUM(ARRAYFORMULA(ABS(FILTER($C:$C,NOT(ISBLANK($C:$C)))-MU1)))&quot;);343730)" office:value-type="float" office:value="343730" calcext:value-type="float">
            <text:p>343730</text:p>
          </table:table-cell>
          <table:table-cell table:style-name="ce8" table:formula="of:=IFERROR(__xludf.dummyfunction(&quot;SUM(ARRAYFORMULA(ABS(FILTER($C:$C,NOT(ISBLANK($C:$C)))-MV1)))&quot;);343766)" office:value-type="float" office:value="343766" calcext:value-type="float">
            <text:p>343766</text:p>
          </table:table-cell>
          <table:table-cell table:style-name="ce8" table:formula="of:=IFERROR(__xludf.dummyfunction(&quot;SUM(ARRAYFORMULA(ABS(FILTER($C:$C,NOT(ISBLANK($C:$C)))-MW1)))&quot;);343802)" office:value-type="float" office:value="343802" calcext:value-type="float">
            <text:p>343802</text:p>
          </table:table-cell>
          <table:table-cell table:style-name="ce8" table:formula="of:=IFERROR(__xludf.dummyfunction(&quot;SUM(ARRAYFORMULA(ABS(FILTER($C:$C,NOT(ISBLANK($C:$C)))-MX1)))&quot;);343840)" office:value-type="float" office:value="343840" calcext:value-type="float">
            <text:p>343840</text:p>
          </table:table-cell>
          <table:table-cell table:style-name="ce8" table:formula="of:=IFERROR(__xludf.dummyfunction(&quot;SUM(ARRAYFORMULA(ABS(FILTER($C:$C,NOT(ISBLANK($C:$C)))-MY1)))&quot;);343882)" office:value-type="float" office:value="343882" calcext:value-type="float">
            <text:p>343882</text:p>
          </table:table-cell>
          <table:table-cell table:style-name="ce8" table:formula="of:=IFERROR(__xludf.dummyfunction(&quot;SUM(ARRAYFORMULA(ABS(FILTER($C:$C,NOT(ISBLANK($C:$C)))-MZ1)))&quot;);343924)" office:value-type="float" office:value="343924" calcext:value-type="float">
            <text:p>343924</text:p>
          </table:table-cell>
          <table:table-cell table:style-name="ce8" table:formula="of:=IFERROR(__xludf.dummyfunction(&quot;SUM(ARRAYFORMULA(ABS(FILTER($C:$C,NOT(ISBLANK($C:$C)))-NA1)))&quot;);343966)" office:value-type="float" office:value="343966" calcext:value-type="float">
            <text:p>343966</text:p>
          </table:table-cell>
          <table:table-cell table:style-name="ce8" table:formula="of:=IFERROR(__xludf.dummyfunction(&quot;SUM(ARRAYFORMULA(ABS(FILTER($C:$C,NOT(ISBLANK($C:$C)))-NB1)))&quot;);344008)" office:value-type="float" office:value="344008" calcext:value-type="float">
            <text:p>344008</text:p>
          </table:table-cell>
          <table:table-cell table:style-name="ce8" table:formula="of:=IFERROR(__xludf.dummyfunction(&quot;SUM(ARRAYFORMULA(ABS(FILTER($C:$C,NOT(ISBLANK($C:$C)))-NC1)))&quot;);344050)" office:value-type="float" office:value="344050" calcext:value-type="float">
            <text:p>344050</text:p>
          </table:table-cell>
          <table:table-cell table:style-name="ce8" table:formula="of:=IFERROR(__xludf.dummyfunction(&quot;SUM(ARRAYFORMULA(ABS(FILTER($C:$C,NOT(ISBLANK($C:$C)))-ND1)))&quot;);344092)" office:value-type="float" office:value="344092" calcext:value-type="float">
            <text:p>344092</text:p>
          </table:table-cell>
          <table:table-cell table:style-name="ce8" table:formula="of:=IFERROR(__xludf.dummyfunction(&quot;SUM(ARRAYFORMULA(ABS(FILTER($C:$C,NOT(ISBLANK($C:$C)))-NE1)))&quot;);344138)" office:value-type="float" office:value="344138" calcext:value-type="float">
            <text:p>344138</text:p>
          </table:table-cell>
          <table:table-cell table:style-name="ce8" table:formula="of:=IFERROR(__xludf.dummyfunction(&quot;SUM(ARRAYFORMULA(ABS(FILTER($C:$C,NOT(ISBLANK($C:$C)))-NF1)))&quot;);344184)" office:value-type="float" office:value="344184" calcext:value-type="float">
            <text:p>344184</text:p>
          </table:table-cell>
          <table:table-cell table:style-name="ce8" table:formula="of:=IFERROR(__xludf.dummyfunction(&quot;SUM(ARRAYFORMULA(ABS(FILTER($C:$C,NOT(ISBLANK($C:$C)))-NG1)))&quot;);344232)" office:value-type="float" office:value="344232" calcext:value-type="float">
            <text:p>344232</text:p>
          </table:table-cell>
          <table:table-cell table:style-name="ce8" table:formula="of:=IFERROR(__xludf.dummyfunction(&quot;SUM(ARRAYFORMULA(ABS(FILTER($C:$C,NOT(ISBLANK($C:$C)))-NH1)))&quot;);344280)" office:value-type="float" office:value="344280" calcext:value-type="float">
            <text:p>344280</text:p>
          </table:table-cell>
          <table:table-cell table:style-name="ce8" table:formula="of:=IFERROR(__xludf.dummyfunction(&quot;SUM(ARRAYFORMULA(ABS(FILTER($C:$C,NOT(ISBLANK($C:$C)))-NI1)))&quot;);344334)" office:value-type="float" office:value="344334" calcext:value-type="float">
            <text:p>344334</text:p>
          </table:table-cell>
          <table:table-cell table:style-name="ce8" table:formula="of:=IFERROR(__xludf.dummyfunction(&quot;SUM(ARRAYFORMULA(ABS(FILTER($C:$C,NOT(ISBLANK($C:$C)))-NJ1)))&quot;);344390)" office:value-type="float" office:value="344390" calcext:value-type="float">
            <text:p>344390</text:p>
          </table:table-cell>
          <table:table-cell table:style-name="ce8" table:formula="of:=IFERROR(__xludf.dummyfunction(&quot;SUM(ARRAYFORMULA(ABS(FILTER($C:$C,NOT(ISBLANK($C:$C)))-NK1)))&quot;);344446)" office:value-type="float" office:value="344446" calcext:value-type="float">
            <text:p>344446</text:p>
          </table:table-cell>
          <table:table-cell table:style-name="ce8" table:formula="of:=IFERROR(__xludf.dummyfunction(&quot;SUM(ARRAYFORMULA(ABS(FILTER($C:$C,NOT(ISBLANK($C:$C)))-NL1)))&quot;);344502)" office:value-type="float" office:value="344502" calcext:value-type="float">
            <text:p>344502</text:p>
          </table:table-cell>
          <table:table-cell table:style-name="ce8" table:formula="of:=IFERROR(__xludf.dummyfunction(&quot;SUM(ARRAYFORMULA(ABS(FILTER($C:$C,NOT(ISBLANK($C:$C)))-NM1)))&quot;);344558)" office:value-type="float" office:value="344558" calcext:value-type="float">
            <text:p>344558</text:p>
          </table:table-cell>
          <table:table-cell table:style-name="ce8" table:formula="of:=IFERROR(__xludf.dummyfunction(&quot;SUM(ARRAYFORMULA(ABS(FILTER($C:$C,NOT(ISBLANK($C:$C)))-NN1)))&quot;);344616)" office:value-type="float" office:value="344616" calcext:value-type="float">
            <text:p>344616</text:p>
          </table:table-cell>
          <table:table-cell table:style-name="ce8" table:formula="of:=IFERROR(__xludf.dummyfunction(&quot;SUM(ARRAYFORMULA(ABS(FILTER($C:$C,NOT(ISBLANK($C:$C)))-NO1)))&quot;);344674)" office:value-type="float" office:value="344674" calcext:value-type="float">
            <text:p>344674</text:p>
          </table:table-cell>
          <table:table-cell table:style-name="ce8" table:formula="of:=IFERROR(__xludf.dummyfunction(&quot;SUM(ARRAYFORMULA(ABS(FILTER($C:$C,NOT(ISBLANK($C:$C)))-NP1)))&quot;);344732)" office:value-type="float" office:value="344732" calcext:value-type="float">
            <text:p>344732</text:p>
          </table:table-cell>
          <table:table-cell table:style-name="ce8" table:formula="of:=IFERROR(__xludf.dummyfunction(&quot;SUM(ARRAYFORMULA(ABS(FILTER($C:$C,NOT(ISBLANK($C:$C)))-NQ1)))&quot;);344790)" office:value-type="float" office:value="344790" calcext:value-type="float">
            <text:p>344790</text:p>
          </table:table-cell>
          <table:table-cell table:style-name="ce8" table:formula="of:=IFERROR(__xludf.dummyfunction(&quot;SUM(ARRAYFORMULA(ABS(FILTER($C:$C,NOT(ISBLANK($C:$C)))-NR1)))&quot;);344848)" office:value-type="float" office:value="344848" calcext:value-type="float">
            <text:p>344848</text:p>
          </table:table-cell>
          <table:table-cell table:style-name="ce8" table:formula="of:=IFERROR(__xludf.dummyfunction(&quot;SUM(ARRAYFORMULA(ABS(FILTER($C:$C,NOT(ISBLANK($C:$C)))-NS1)))&quot;);344906)" office:value-type="float" office:value="344906" calcext:value-type="float">
            <text:p>344906</text:p>
          </table:table-cell>
          <table:table-cell table:style-name="ce8" table:formula="of:=IFERROR(__xludf.dummyfunction(&quot;SUM(ARRAYFORMULA(ABS(FILTER($C:$C,NOT(ISBLANK($C:$C)))-NT1)))&quot;);344970)" office:value-type="float" office:value="344970" calcext:value-type="float">
            <text:p>344970</text:p>
          </table:table-cell>
          <table:table-cell table:style-name="ce8" table:formula="of:=IFERROR(__xludf.dummyfunction(&quot;SUM(ARRAYFORMULA(ABS(FILTER($C:$C,NOT(ISBLANK($C:$C)))-NU1)))&quot;);345040)" office:value-type="float" office:value="345040" calcext:value-type="float">
            <text:p>345040</text:p>
          </table:table-cell>
          <table:table-cell table:style-name="ce8" table:formula="of:=IFERROR(__xludf.dummyfunction(&quot;SUM(ARRAYFORMULA(ABS(FILTER($C:$C,NOT(ISBLANK($C:$C)))-NV1)))&quot;);345112)" office:value-type="float" office:value="345112" calcext:value-type="float">
            <text:p>345112</text:p>
          </table:table-cell>
          <table:table-cell table:style-name="ce8" table:formula="of:=IFERROR(__xludf.dummyfunction(&quot;SUM(ARRAYFORMULA(ABS(FILTER($C:$C,NOT(ISBLANK($C:$C)))-NW1)))&quot;);345186)" office:value-type="float" office:value="345186" calcext:value-type="float">
            <text:p>345186</text:p>
          </table:table-cell>
          <table:table-cell table:style-name="ce8" table:formula="of:=IFERROR(__xludf.dummyfunction(&quot;SUM(ARRAYFORMULA(ABS(FILTER($C:$C,NOT(ISBLANK($C:$C)))-NX1)))&quot;);345264)" office:value-type="float" office:value="345264" calcext:value-type="float">
            <text:p>345264</text:p>
          </table:table-cell>
          <table:table-cell table:style-name="ce8" table:formula="of:=IFERROR(__xludf.dummyfunction(&quot;SUM(ARRAYFORMULA(ABS(FILTER($C:$C,NOT(ISBLANK($C:$C)))-NY1)))&quot;);345344)" office:value-type="float" office:value="345344" calcext:value-type="float">
            <text:p>345344</text:p>
          </table:table-cell>
          <table:table-cell table:style-name="ce8" table:formula="of:=IFERROR(__xludf.dummyfunction(&quot;SUM(ARRAYFORMULA(ABS(FILTER($C:$C,NOT(ISBLANK($C:$C)))-NZ1)))&quot;);345424)" office:value-type="float" office:value="345424" calcext:value-type="float">
            <text:p>345424</text:p>
          </table:table-cell>
          <table:table-cell table:style-name="ce8" table:formula="of:=IFERROR(__xludf.dummyfunction(&quot;SUM(ARRAYFORMULA(ABS(FILTER($C:$C,NOT(ISBLANK($C:$C)))-OA1)))&quot;);345510)" office:value-type="float" office:value="345510" calcext:value-type="float">
            <text:p>345510</text:p>
          </table:table-cell>
          <table:table-cell table:style-name="ce8" table:formula="of:=IFERROR(__xludf.dummyfunction(&quot;SUM(ARRAYFORMULA(ABS(FILTER($C:$C,NOT(ISBLANK($C:$C)))-OB1)))&quot;);345598)" office:value-type="float" office:value="345598" calcext:value-type="float">
            <text:p>345598</text:p>
          </table:table-cell>
          <table:table-cell table:style-name="ce8" table:formula="of:=IFERROR(__xludf.dummyfunction(&quot;SUM(ARRAYFORMULA(ABS(FILTER($C:$C,NOT(ISBLANK($C:$C)))-OC1)))&quot;);345686)" office:value-type="float" office:value="345686" calcext:value-type="float">
            <text:p>345686</text:p>
          </table:table-cell>
          <table:table-cell table:style-name="ce8" table:formula="of:=IFERROR(__xludf.dummyfunction(&quot;SUM(ARRAYFORMULA(ABS(FILTER($C:$C,NOT(ISBLANK($C:$C)))-OD1)))&quot;);345774)" office:value-type="float" office:value="345774" calcext:value-type="float">
            <text:p>345774</text:p>
          </table:table-cell>
          <table:table-cell table:style-name="ce8" table:formula="of:=IFERROR(__xludf.dummyfunction(&quot;SUM(ARRAYFORMULA(ABS(FILTER($C:$C,NOT(ISBLANK($C:$C)))-OE1)))&quot;);345864)" office:value-type="float" office:value="345864" calcext:value-type="float">
            <text:p>345864</text:p>
          </table:table-cell>
          <table:table-cell table:style-name="ce8" table:formula="of:=IFERROR(__xludf.dummyfunction(&quot;SUM(ARRAYFORMULA(ABS(FILTER($C:$C,NOT(ISBLANK($C:$C)))-OF1)))&quot;);345954)" office:value-type="float" office:value="345954" calcext:value-type="float">
            <text:p>345954</text:p>
          </table:table-cell>
          <table:table-cell table:style-name="ce8" table:formula="of:=IFERROR(__xludf.dummyfunction(&quot;SUM(ARRAYFORMULA(ABS(FILTER($C:$C,NOT(ISBLANK($C:$C)))-OG1)))&quot;);346046)" office:value-type="float" office:value="346046" calcext:value-type="float">
            <text:p>346046</text:p>
          </table:table-cell>
          <table:table-cell table:style-name="ce8" table:formula="of:=IFERROR(__xludf.dummyfunction(&quot;SUM(ARRAYFORMULA(ABS(FILTER($C:$C,NOT(ISBLANK($C:$C)))-OH1)))&quot;);346140)" office:value-type="float" office:value="346140" calcext:value-type="float">
            <text:p>346140</text:p>
          </table:table-cell>
          <table:table-cell table:style-name="ce8" table:formula="of:=IFERROR(__xludf.dummyfunction(&quot;SUM(ARRAYFORMULA(ABS(FILTER($C:$C,NOT(ISBLANK($C:$C)))-OI1)))&quot;);346238)" office:value-type="float" office:value="346238" calcext:value-type="float">
            <text:p>346238</text:p>
          </table:table-cell>
          <table:table-cell table:style-name="ce8" table:formula="of:=IFERROR(__xludf.dummyfunction(&quot;SUM(ARRAYFORMULA(ABS(FILTER($C:$C,NOT(ISBLANK($C:$C)))-OJ1)))&quot;);346336)" office:value-type="float" office:value="346336" calcext:value-type="float">
            <text:p>346336</text:p>
          </table:table-cell>
          <table:table-cell table:style-name="ce8" table:formula="of:=IFERROR(__xludf.dummyfunction(&quot;SUM(ARRAYFORMULA(ABS(FILTER($C:$C,NOT(ISBLANK($C:$C)))-OK1)))&quot;);346436)" office:value-type="float" office:value="346436" calcext:value-type="float">
            <text:p>346436</text:p>
          </table:table-cell>
          <table:table-cell table:style-name="ce8" table:formula="of:=IFERROR(__xludf.dummyfunction(&quot;SUM(ARRAYFORMULA(ABS(FILTER($C:$C,NOT(ISBLANK($C:$C)))-OL1)))&quot;);346538)" office:value-type="float" office:value="346538" calcext:value-type="float">
            <text:p>346538</text:p>
          </table:table-cell>
          <table:table-cell table:style-name="ce8" table:formula="of:=IFERROR(__xludf.dummyfunction(&quot;SUM(ARRAYFORMULA(ABS(FILTER($C:$C,NOT(ISBLANK($C:$C)))-OM1)))&quot;);346642)" office:value-type="float" office:value="346642" calcext:value-type="float">
            <text:p>346642</text:p>
          </table:table-cell>
          <table:table-cell table:style-name="ce8" table:formula="of:=IFERROR(__xludf.dummyfunction(&quot;SUM(ARRAYFORMULA(ABS(FILTER($C:$C,NOT(ISBLANK($C:$C)))-ON1)))&quot;);346746)" office:value-type="float" office:value="346746" calcext:value-type="float">
            <text:p>346746</text:p>
          </table:table-cell>
          <table:table-cell table:style-name="ce8" table:formula="of:=IFERROR(__xludf.dummyfunction(&quot;SUM(ARRAYFORMULA(ABS(FILTER($C:$C,NOT(ISBLANK($C:$C)))-OO1)))&quot;);346852)" office:value-type="float" office:value="346852" calcext:value-type="float">
            <text:p>346852</text:p>
          </table:table-cell>
          <table:table-cell table:style-name="ce8" table:formula="of:=IFERROR(__xludf.dummyfunction(&quot;SUM(ARRAYFORMULA(ABS(FILTER($C:$C,NOT(ISBLANK($C:$C)))-OP1)))&quot;);346960)" office:value-type="float" office:value="346960" calcext:value-type="float">
            <text:p>346960</text:p>
          </table:table-cell>
          <table:table-cell table:style-name="ce8" table:formula="of:=IFERROR(__xludf.dummyfunction(&quot;SUM(ARRAYFORMULA(ABS(FILTER($C:$C,NOT(ISBLANK($C:$C)))-OQ1)))&quot;);347068)" office:value-type="float" office:value="347068" calcext:value-type="float">
            <text:p>347068</text:p>
          </table:table-cell>
          <table:table-cell table:style-name="ce8" table:formula="of:=IFERROR(__xludf.dummyfunction(&quot;SUM(ARRAYFORMULA(ABS(FILTER($C:$C,NOT(ISBLANK($C:$C)))-OR1)))&quot;);347176)" office:value-type="float" office:value="347176" calcext:value-type="float">
            <text:p>347176</text:p>
          </table:table-cell>
          <table:table-cell table:style-name="ce8" table:formula="of:=IFERROR(__xludf.dummyfunction(&quot;SUM(ARRAYFORMULA(ABS(FILTER($C:$C,NOT(ISBLANK($C:$C)))-OS1)))&quot;);347286)" office:value-type="float" office:value="347286" calcext:value-type="float">
            <text:p>347286</text:p>
          </table:table-cell>
          <table:table-cell table:style-name="ce8" table:formula="of:=IFERROR(__xludf.dummyfunction(&quot;SUM(ARRAYFORMULA(ABS(FILTER($C:$C,NOT(ISBLANK($C:$C)))-OT1)))&quot;);347396)" office:value-type="float" office:value="347396" calcext:value-type="float">
            <text:p>347396</text:p>
          </table:table-cell>
          <table:table-cell table:style-name="ce8" table:formula="of:=IFERROR(__xludf.dummyfunction(&quot;SUM(ARRAYFORMULA(ABS(FILTER($C:$C,NOT(ISBLANK($C:$C)))-OU1)))&quot;);347510)" office:value-type="float" office:value="347510" calcext:value-type="float">
            <text:p>347510</text:p>
          </table:table-cell>
          <table:table-cell table:style-name="ce8" table:formula="of:=IFERROR(__xludf.dummyfunction(&quot;SUM(ARRAYFORMULA(ABS(FILTER($C:$C,NOT(ISBLANK($C:$C)))-OV1)))&quot;);347624)" office:value-type="float" office:value="347624" calcext:value-type="float">
            <text:p>347624</text:p>
          </table:table-cell>
          <table:table-cell table:style-name="ce8" table:formula="of:=IFERROR(__xludf.dummyfunction(&quot;SUM(ARRAYFORMULA(ABS(FILTER($C:$C,NOT(ISBLANK($C:$C)))-OW1)))&quot;);347740)" office:value-type="float" office:value="347740" calcext:value-type="float">
            <text:p>347740</text:p>
          </table:table-cell>
          <table:table-cell table:style-name="ce8" table:formula="of:=IFERROR(__xludf.dummyfunction(&quot;SUM(ARRAYFORMULA(ABS(FILTER($C:$C,NOT(ISBLANK($C:$C)))-OX1)))&quot;);347862)" office:value-type="float" office:value="347862" calcext:value-type="float">
            <text:p>347862</text:p>
          </table:table-cell>
          <table:table-cell table:style-name="ce8" table:formula="of:=IFERROR(__xludf.dummyfunction(&quot;SUM(ARRAYFORMULA(ABS(FILTER($C:$C,NOT(ISBLANK($C:$C)))-OY1)))&quot;);347986)" office:value-type="float" office:value="347986" calcext:value-type="float">
            <text:p>347986</text:p>
          </table:table-cell>
          <table:table-cell table:style-name="ce8" table:formula="of:=IFERROR(__xludf.dummyfunction(&quot;SUM(ARRAYFORMULA(ABS(FILTER($C:$C,NOT(ISBLANK($C:$C)))-OZ1)))&quot;);348110)" office:value-type="float" office:value="348110" calcext:value-type="float">
            <text:p>348110</text:p>
          </table:table-cell>
          <table:table-cell table:style-name="ce8" table:formula="of:=IFERROR(__xludf.dummyfunction(&quot;SUM(ARRAYFORMULA(ABS(FILTER($C:$C,NOT(ISBLANK($C:$C)))-PA1)))&quot;);348238)" office:value-type="float" office:value="348238" calcext:value-type="float">
            <text:p>348238</text:p>
          </table:table-cell>
          <table:table-cell table:style-name="ce8" table:formula="of:=IFERROR(__xludf.dummyfunction(&quot;SUM(ARRAYFORMULA(ABS(FILTER($C:$C,NOT(ISBLANK($C:$C)))-PB1)))&quot;);348368)" office:value-type="float" office:value="348368" calcext:value-type="float">
            <text:p>348368</text:p>
          </table:table-cell>
          <table:table-cell table:style-name="ce8" table:formula="of:=IFERROR(__xludf.dummyfunction(&quot;SUM(ARRAYFORMULA(ABS(FILTER($C:$C,NOT(ISBLANK($C:$C)))-PC1)))&quot;);348502)" office:value-type="float" office:value="348502" calcext:value-type="float">
            <text:p>348502</text:p>
          </table:table-cell>
          <table:table-cell table:style-name="ce8" table:formula="of:=IFERROR(__xludf.dummyfunction(&quot;SUM(ARRAYFORMULA(ABS(FILTER($C:$C,NOT(ISBLANK($C:$C)))-PD1)))&quot;);348636)" office:value-type="float" office:value="348636" calcext:value-type="float">
            <text:p>348636</text:p>
          </table:table-cell>
          <table:table-cell table:style-name="ce8" table:formula="of:=IFERROR(__xludf.dummyfunction(&quot;SUM(ARRAYFORMULA(ABS(FILTER($C:$C,NOT(ISBLANK($C:$C)))-PE1)))&quot;);348774)" office:value-type="float" office:value="348774" calcext:value-type="float">
            <text:p>348774</text:p>
          </table:table-cell>
          <table:table-cell table:style-name="ce8" table:formula="of:=IFERROR(__xludf.dummyfunction(&quot;SUM(ARRAYFORMULA(ABS(FILTER($C:$C,NOT(ISBLANK($C:$C)))-PF1)))&quot;);348912)" office:value-type="float" office:value="348912" calcext:value-type="float">
            <text:p>348912</text:p>
          </table:table-cell>
          <table:table-cell table:style-name="ce8" table:formula="of:=IFERROR(__xludf.dummyfunction(&quot;SUM(ARRAYFORMULA(ABS(FILTER($C:$C,NOT(ISBLANK($C:$C)))-PG1)))&quot;);349050)" office:value-type="float" office:value="349050" calcext:value-type="float">
            <text:p>349050</text:p>
          </table:table-cell>
          <table:table-cell table:style-name="ce8" table:formula="of:=IFERROR(__xludf.dummyfunction(&quot;SUM(ARRAYFORMULA(ABS(FILTER($C:$C,NOT(ISBLANK($C:$C)))-PH1)))&quot;);349188)" office:value-type="float" office:value="349188" calcext:value-type="float">
            <text:p>349188</text:p>
          </table:table-cell>
          <table:table-cell table:style-name="ce8" table:formula="of:=IFERROR(__xludf.dummyfunction(&quot;SUM(ARRAYFORMULA(ABS(FILTER($C:$C,NOT(ISBLANK($C:$C)))-PI1)))&quot;);349330)" office:value-type="float" office:value="349330" calcext:value-type="float">
            <text:p>349330</text:p>
          </table:table-cell>
          <table:table-cell table:style-name="ce8" table:formula="of:=IFERROR(__xludf.dummyfunction(&quot;SUM(ARRAYFORMULA(ABS(FILTER($C:$C,NOT(ISBLANK($C:$C)))-PJ1)))&quot;);349472)" office:value-type="float" office:value="349472" calcext:value-type="float">
            <text:p>349472</text:p>
          </table:table-cell>
          <table:table-cell table:style-name="ce8" table:formula="of:=IFERROR(__xludf.dummyfunction(&quot;SUM(ARRAYFORMULA(ABS(FILTER($C:$C,NOT(ISBLANK($C:$C)))-PK1)))&quot;);349616)" office:value-type="float" office:value="349616" calcext:value-type="float">
            <text:p>349616</text:p>
          </table:table-cell>
          <table:table-cell table:style-name="ce8" table:formula="of:=IFERROR(__xludf.dummyfunction(&quot;SUM(ARRAYFORMULA(ABS(FILTER($C:$C,NOT(ISBLANK($C:$C)))-PL1)))&quot;);349760)" office:value-type="float" office:value="349760" calcext:value-type="float">
            <text:p>349760</text:p>
          </table:table-cell>
          <table:table-cell table:style-name="ce8" table:formula="of:=IFERROR(__xludf.dummyfunction(&quot;SUM(ARRAYFORMULA(ABS(FILTER($C:$C,NOT(ISBLANK($C:$C)))-PM1)))&quot;);349906)" office:value-type="float" office:value="349906" calcext:value-type="float">
            <text:p>349906</text:p>
          </table:table-cell>
          <table:table-cell table:style-name="ce8" table:formula="of:=IFERROR(__xludf.dummyfunction(&quot;SUM(ARRAYFORMULA(ABS(FILTER($C:$C,NOT(ISBLANK($C:$C)))-PN1)))&quot;);350052)" office:value-type="float" office:value="350052" calcext:value-type="float">
            <text:p>350052</text:p>
          </table:table-cell>
          <table:table-cell table:style-name="ce8" table:formula="of:=IFERROR(__xludf.dummyfunction(&quot;SUM(ARRAYFORMULA(ABS(FILTER($C:$C,NOT(ISBLANK($C:$C)))-PO1)))&quot;);350202)" office:value-type="float" office:value="350202" calcext:value-type="float">
            <text:p>350202</text:p>
          </table:table-cell>
          <table:table-cell table:style-name="ce8" table:formula="of:=IFERROR(__xludf.dummyfunction(&quot;SUM(ARRAYFORMULA(ABS(FILTER($C:$C,NOT(ISBLANK($C:$C)))-PP1)))&quot;);350352)" office:value-type="float" office:value="350352" calcext:value-type="float">
            <text:p>350352</text:p>
          </table:table-cell>
          <table:table-cell table:style-name="ce8" table:formula="of:=IFERROR(__xludf.dummyfunction(&quot;SUM(ARRAYFORMULA(ABS(FILTER($C:$C,NOT(ISBLANK($C:$C)))-PQ1)))&quot;);350506)" office:value-type="float" office:value="350506" calcext:value-type="float">
            <text:p>350506</text:p>
          </table:table-cell>
          <table:table-cell table:style-name="ce8" table:formula="of:=IFERROR(__xludf.dummyfunction(&quot;SUM(ARRAYFORMULA(ABS(FILTER($C:$C,NOT(ISBLANK($C:$C)))-PR1)))&quot;);350660)" office:value-type="float" office:value="350660" calcext:value-type="float">
            <text:p>350660</text:p>
          </table:table-cell>
          <table:table-cell table:style-name="ce8" table:formula="of:=IFERROR(__xludf.dummyfunction(&quot;SUM(ARRAYFORMULA(ABS(FILTER($C:$C,NOT(ISBLANK($C:$C)))-PS1)))&quot;);350814)" office:value-type="float" office:value="350814" calcext:value-type="float">
            <text:p>350814</text:p>
          </table:table-cell>
          <table:table-cell table:style-name="ce8" table:formula="of:=IFERROR(__xludf.dummyfunction(&quot;SUM(ARRAYFORMULA(ABS(FILTER($C:$C,NOT(ISBLANK($C:$C)))-PT1)))&quot;);350970)" office:value-type="float" office:value="350970" calcext:value-type="float">
            <text:p>350970</text:p>
          </table:table-cell>
          <table:table-cell table:style-name="ce8" table:formula="of:=IFERROR(__xludf.dummyfunction(&quot;SUM(ARRAYFORMULA(ABS(FILTER($C:$C,NOT(ISBLANK($C:$C)))-PU1)))&quot;);351128)" office:value-type="float" office:value="351128" calcext:value-type="float">
            <text:p>351128</text:p>
          </table:table-cell>
          <table:table-cell table:style-name="ce8" table:formula="of:=IFERROR(__xludf.dummyfunction(&quot;SUM(ARRAYFORMULA(ABS(FILTER($C:$C,NOT(ISBLANK($C:$C)))-PV1)))&quot;);351288)" office:value-type="float" office:value="351288" calcext:value-type="float">
            <text:p>351288</text:p>
          </table:table-cell>
          <table:table-cell table:style-name="ce8" table:formula="of:=IFERROR(__xludf.dummyfunction(&quot;SUM(ARRAYFORMULA(ABS(FILTER($C:$C,NOT(ISBLANK($C:$C)))-PW1)))&quot;);351450)" office:value-type="float" office:value="351450" calcext:value-type="float">
            <text:p>351450</text:p>
          </table:table-cell>
          <table:table-cell table:style-name="ce8" table:formula="of:=IFERROR(__xludf.dummyfunction(&quot;SUM(ARRAYFORMULA(ABS(FILTER($C:$C,NOT(ISBLANK($C:$C)))-PX1)))&quot;);351614)" office:value-type="float" office:value="351614" calcext:value-type="float">
            <text:p>351614</text:p>
          </table:table-cell>
          <table:table-cell table:style-name="ce8" table:formula="of:=IFERROR(__xludf.dummyfunction(&quot;SUM(ARRAYFORMULA(ABS(FILTER($C:$C,NOT(ISBLANK($C:$C)))-PY1)))&quot;);351778)" office:value-type="float" office:value="351778" calcext:value-type="float">
            <text:p>351778</text:p>
          </table:table-cell>
          <table:table-cell table:style-name="ce8" table:formula="of:=IFERROR(__xludf.dummyfunction(&quot;SUM(ARRAYFORMULA(ABS(FILTER($C:$C,NOT(ISBLANK($C:$C)))-PZ1)))&quot;);351942)" office:value-type="float" office:value="351942" calcext:value-type="float">
            <text:p>351942</text:p>
          </table:table-cell>
          <table:table-cell table:style-name="ce8" table:formula="of:=IFERROR(__xludf.dummyfunction(&quot;SUM(ARRAYFORMULA(ABS(FILTER($C:$C,NOT(ISBLANK($C:$C)))-QA1)))&quot;);352108)" office:value-type="float" office:value="352108" calcext:value-type="float">
            <text:p>352108</text:p>
          </table:table-cell>
          <table:table-cell table:style-name="ce8" table:formula="of:=IFERROR(__xludf.dummyfunction(&quot;SUM(ARRAYFORMULA(ABS(FILTER($C:$C,NOT(ISBLANK($C:$C)))-QB1)))&quot;);352274)" office:value-type="float" office:value="352274" calcext:value-type="float">
            <text:p>352274</text:p>
          </table:table-cell>
          <table:table-cell table:style-name="ce8" table:formula="of:=IFERROR(__xludf.dummyfunction(&quot;SUM(ARRAYFORMULA(ABS(FILTER($C:$C,NOT(ISBLANK($C:$C)))-QC1)))&quot;);352442)" office:value-type="float" office:value="352442" calcext:value-type="float">
            <text:p>352442</text:p>
          </table:table-cell>
          <table:table-cell table:style-name="ce8" table:formula="of:=IFERROR(__xludf.dummyfunction(&quot;SUM(ARRAYFORMULA(ABS(FILTER($C:$C,NOT(ISBLANK($C:$C)))-QD1)))&quot;);352610)" office:value-type="float" office:value="352610" calcext:value-type="float">
            <text:p>352610</text:p>
          </table:table-cell>
          <table:table-cell table:style-name="ce8" table:formula="of:=IFERROR(__xludf.dummyfunction(&quot;SUM(ARRAYFORMULA(ABS(FILTER($C:$C,NOT(ISBLANK($C:$C)))-QE1)))&quot;);352782)" office:value-type="float" office:value="352782" calcext:value-type="float">
            <text:p>352782</text:p>
          </table:table-cell>
          <table:table-cell table:style-name="ce8" table:formula="of:=IFERROR(__xludf.dummyfunction(&quot;SUM(ARRAYFORMULA(ABS(FILTER($C:$C,NOT(ISBLANK($C:$C)))-QF1)))&quot;);352954)" office:value-type="float" office:value="352954" calcext:value-type="float">
            <text:p>352954</text:p>
          </table:table-cell>
          <table:table-cell table:style-name="ce8" table:formula="of:=IFERROR(__xludf.dummyfunction(&quot;SUM(ARRAYFORMULA(ABS(FILTER($C:$C,NOT(ISBLANK($C:$C)))-QG1)))&quot;);353128)" office:value-type="float" office:value="353128" calcext:value-type="float">
            <text:p>353128</text:p>
          </table:table-cell>
          <table:table-cell table:style-name="ce8" table:formula="of:=IFERROR(__xludf.dummyfunction(&quot;SUM(ARRAYFORMULA(ABS(FILTER($C:$C,NOT(ISBLANK($C:$C)))-QH1)))&quot;);353302)" office:value-type="float" office:value="353302" calcext:value-type="float">
            <text:p>353302</text:p>
          </table:table-cell>
          <table:table-cell table:style-name="ce8" table:formula="of:=IFERROR(__xludf.dummyfunction(&quot;SUM(ARRAYFORMULA(ABS(FILTER($C:$C,NOT(ISBLANK($C:$C)))-QI1)))&quot;);353478)" office:value-type="float" office:value="353478" calcext:value-type="float">
            <text:p>353478</text:p>
          </table:table-cell>
          <table:table-cell table:style-name="ce8" table:formula="of:=IFERROR(__xludf.dummyfunction(&quot;SUM(ARRAYFORMULA(ABS(FILTER($C:$C,NOT(ISBLANK($C:$C)))-QJ1)))&quot;);353654)" office:value-type="float" office:value="353654" calcext:value-type="float">
            <text:p>353654</text:p>
          </table:table-cell>
          <table:table-cell table:style-name="ce8" table:formula="of:=IFERROR(__xludf.dummyfunction(&quot;SUM(ARRAYFORMULA(ABS(FILTER($C:$C,NOT(ISBLANK($C:$C)))-QK1)))&quot;);353834)" office:value-type="float" office:value="353834" calcext:value-type="float">
            <text:p>353834</text:p>
          </table:table-cell>
          <table:table-cell table:style-name="ce8" table:formula="of:=IFERROR(__xludf.dummyfunction(&quot;SUM(ARRAYFORMULA(ABS(FILTER($C:$C,NOT(ISBLANK($C:$C)))-QL1)))&quot;);354014)" office:value-type="float" office:value="354014" calcext:value-type="float">
            <text:p>354014</text:p>
          </table:table-cell>
          <table:table-cell table:style-name="ce8" table:formula="of:=IFERROR(__xludf.dummyfunction(&quot;SUM(ARRAYFORMULA(ABS(FILTER($C:$C,NOT(ISBLANK($C:$C)))-QM1)))&quot;);354198)" office:value-type="float" office:value="354198" calcext:value-type="float">
            <text:p>354198</text:p>
          </table:table-cell>
          <table:table-cell table:style-name="ce8" table:formula="of:=IFERROR(__xludf.dummyfunction(&quot;SUM(ARRAYFORMULA(ABS(FILTER($C:$C,NOT(ISBLANK($C:$C)))-QN1)))&quot;);354382)" office:value-type="float" office:value="354382" calcext:value-type="float">
            <text:p>354382</text:p>
          </table:table-cell>
          <table:table-cell table:style-name="ce8" table:formula="of:=IFERROR(__xludf.dummyfunction(&quot;SUM(ARRAYFORMULA(ABS(FILTER($C:$C,NOT(ISBLANK($C:$C)))-QO1)))&quot;);354568)" office:value-type="float" office:value="354568" calcext:value-type="float">
            <text:p>354568</text:p>
          </table:table-cell>
          <table:table-cell table:style-name="ce8" table:formula="of:=IFERROR(__xludf.dummyfunction(&quot;SUM(ARRAYFORMULA(ABS(FILTER($C:$C,NOT(ISBLANK($C:$C)))-QP1)))&quot;);354758)" office:value-type="float" office:value="354758" calcext:value-type="float">
            <text:p>354758</text:p>
          </table:table-cell>
          <table:table-cell table:style-name="ce8" table:formula="of:=IFERROR(__xludf.dummyfunction(&quot;SUM(ARRAYFORMULA(ABS(FILTER($C:$C,NOT(ISBLANK($C:$C)))-QQ1)))&quot;);354948)" office:value-type="float" office:value="354948" calcext:value-type="float">
            <text:p>354948</text:p>
          </table:table-cell>
          <table:table-cell table:style-name="ce8" table:formula="of:=IFERROR(__xludf.dummyfunction(&quot;SUM(ARRAYFORMULA(ABS(FILTER($C:$C,NOT(ISBLANK($C:$C)))-QR1)))&quot;);355140)" office:value-type="float" office:value="355140" calcext:value-type="float">
            <text:p>355140</text:p>
          </table:table-cell>
          <table:table-cell table:style-name="ce8" table:formula="of:=IFERROR(__xludf.dummyfunction(&quot;SUM(ARRAYFORMULA(ABS(FILTER($C:$C,NOT(ISBLANK($C:$C)))-QS1)))&quot;);355332)" office:value-type="float" office:value="355332" calcext:value-type="float">
            <text:p>355332</text:p>
          </table:table-cell>
          <table:table-cell table:style-name="ce8" table:formula="of:=IFERROR(__xludf.dummyfunction(&quot;SUM(ARRAYFORMULA(ABS(FILTER($C:$C,NOT(ISBLANK($C:$C)))-QT1)))&quot;);355524)" office:value-type="float" office:value="355524" calcext:value-type="float">
            <text:p>355524</text:p>
          </table:table-cell>
          <table:table-cell table:style-name="ce8" table:formula="of:=IFERROR(__xludf.dummyfunction(&quot;SUM(ARRAYFORMULA(ABS(FILTER($C:$C,NOT(ISBLANK($C:$C)))-QU1)))&quot;);355720)" office:value-type="float" office:value="355720" calcext:value-type="float">
            <text:p>355720</text:p>
          </table:table-cell>
          <table:table-cell table:style-name="ce8" table:formula="of:=IFERROR(__xludf.dummyfunction(&quot;SUM(ARRAYFORMULA(ABS(FILTER($C:$C,NOT(ISBLANK($C:$C)))-QV1)))&quot;);355918)" office:value-type="float" office:value="355918" calcext:value-type="float">
            <text:p>355918</text:p>
          </table:table-cell>
          <table:table-cell table:style-name="ce8" table:formula="of:=IFERROR(__xludf.dummyfunction(&quot;SUM(ARRAYFORMULA(ABS(FILTER($C:$C,NOT(ISBLANK($C:$C)))-QW1)))&quot;);356116)" office:value-type="float" office:value="356116" calcext:value-type="float">
            <text:p>356116</text:p>
          </table:table-cell>
          <table:table-cell table:style-name="ce8" table:formula="of:=IFERROR(__xludf.dummyfunction(&quot;SUM(ARRAYFORMULA(ABS(FILTER($C:$C,NOT(ISBLANK($C:$C)))-QX1)))&quot;);356316)" office:value-type="float" office:value="356316" calcext:value-type="float">
            <text:p>356316</text:p>
          </table:table-cell>
          <table:table-cell table:style-name="ce8" table:formula="of:=IFERROR(__xludf.dummyfunction(&quot;SUM(ARRAYFORMULA(ABS(FILTER($C:$C,NOT(ISBLANK($C:$C)))-QY1)))&quot;);356516)" office:value-type="float" office:value="356516" calcext:value-type="float">
            <text:p>356516</text:p>
          </table:table-cell>
          <table:table-cell table:style-name="ce8" table:formula="of:=IFERROR(__xludf.dummyfunction(&quot;SUM(ARRAYFORMULA(ABS(FILTER($C:$C,NOT(ISBLANK($C:$C)))-QZ1)))&quot;);356718)" office:value-type="float" office:value="356718" calcext:value-type="float">
            <text:p>356718</text:p>
          </table:table-cell>
          <table:table-cell table:style-name="ce8" table:formula="of:=IFERROR(__xludf.dummyfunction(&quot;SUM(ARRAYFORMULA(ABS(FILTER($C:$C,NOT(ISBLANK($C:$C)))-RA1)))&quot;);356920)" office:value-type="float" office:value="356920" calcext:value-type="float">
            <text:p>356920</text:p>
          </table:table-cell>
          <table:table-cell table:style-name="ce8" table:formula="of:=IFERROR(__xludf.dummyfunction(&quot;SUM(ARRAYFORMULA(ABS(FILTER($C:$C,NOT(ISBLANK($C:$C)))-RB1)))&quot;);357124)" office:value-type="float" office:value="357124" calcext:value-type="float">
            <text:p>357124</text:p>
          </table:table-cell>
          <table:table-cell table:style-name="ce8" table:formula="of:=IFERROR(__xludf.dummyfunction(&quot;SUM(ARRAYFORMULA(ABS(FILTER($C:$C,NOT(ISBLANK($C:$C)))-RC1)))&quot;);357328)" office:value-type="float" office:value="357328" calcext:value-type="float">
            <text:p>357328</text:p>
          </table:table-cell>
          <table:table-cell table:style-name="ce8" table:formula="of:=IFERROR(__xludf.dummyfunction(&quot;SUM(ARRAYFORMULA(ABS(FILTER($C:$C,NOT(ISBLANK($C:$C)))-RD1)))&quot;);357536)" office:value-type="float" office:value="357536" calcext:value-type="float">
            <text:p>357536</text:p>
          </table:table-cell>
          <table:table-cell table:style-name="ce8" table:formula="of:=IFERROR(__xludf.dummyfunction(&quot;SUM(ARRAYFORMULA(ABS(FILTER($C:$C,NOT(ISBLANK($C:$C)))-RE1)))&quot;);357744)" office:value-type="float" office:value="357744" calcext:value-type="float">
            <text:p>357744</text:p>
          </table:table-cell>
          <table:table-cell table:style-name="ce8" table:formula="of:=IFERROR(__xludf.dummyfunction(&quot;SUM(ARRAYFORMULA(ABS(FILTER($C:$C,NOT(ISBLANK($C:$C)))-RF1)))&quot;);357952)" office:value-type="float" office:value="357952" calcext:value-type="float">
            <text:p>357952</text:p>
          </table:table-cell>
          <table:table-cell table:style-name="ce8" table:formula="of:=IFERROR(__xludf.dummyfunction(&quot;SUM(ARRAYFORMULA(ABS(FILTER($C:$C,NOT(ISBLANK($C:$C)))-RG1)))&quot;);358160)" office:value-type="float" office:value="358160" calcext:value-type="float">
            <text:p>358160</text:p>
          </table:table-cell>
          <table:table-cell table:style-name="ce8" table:formula="of:=IFERROR(__xludf.dummyfunction(&quot;SUM(ARRAYFORMULA(ABS(FILTER($C:$C,NOT(ISBLANK($C:$C)))-RH1)))&quot;);358368)" office:value-type="float" office:value="358368" calcext:value-type="float">
            <text:p>358368</text:p>
          </table:table-cell>
          <table:table-cell table:style-name="ce8" table:formula="of:=IFERROR(__xludf.dummyfunction(&quot;SUM(ARRAYFORMULA(ABS(FILTER($C:$C,NOT(ISBLANK($C:$C)))-RI1)))&quot;);358578)" office:value-type="float" office:value="358578" calcext:value-type="float">
            <text:p>358578</text:p>
          </table:table-cell>
          <table:table-cell table:style-name="ce8" table:formula="of:=IFERROR(__xludf.dummyfunction(&quot;SUM(ARRAYFORMULA(ABS(FILTER($C:$C,NOT(ISBLANK($C:$C)))-RJ1)))&quot;);358788)" office:value-type="float" office:value="358788" calcext:value-type="float">
            <text:p>358788</text:p>
          </table:table-cell>
          <table:table-cell table:style-name="ce8" table:formula="of:=IFERROR(__xludf.dummyfunction(&quot;SUM(ARRAYFORMULA(ABS(FILTER($C:$C,NOT(ISBLANK($C:$C)))-RK1)))&quot;);359002)" office:value-type="float" office:value="359002" calcext:value-type="float">
            <text:p>359002</text:p>
          </table:table-cell>
          <table:table-cell table:style-name="ce8" table:formula="of:=IFERROR(__xludf.dummyfunction(&quot;SUM(ARRAYFORMULA(ABS(FILTER($C:$C,NOT(ISBLANK($C:$C)))-RL1)))&quot;);359216)" office:value-type="float" office:value="359216" calcext:value-type="float">
            <text:p>359216</text:p>
          </table:table-cell>
          <table:table-cell table:style-name="ce8" table:formula="of:=IFERROR(__xludf.dummyfunction(&quot;SUM(ARRAYFORMULA(ABS(FILTER($C:$C,NOT(ISBLANK($C:$C)))-RM1)))&quot;);359432)" office:value-type="float" office:value="359432" calcext:value-type="float">
            <text:p>359432</text:p>
          </table:table-cell>
          <table:table-cell table:style-name="ce8" table:formula="of:=IFERROR(__xludf.dummyfunction(&quot;SUM(ARRAYFORMULA(ABS(FILTER($C:$C,NOT(ISBLANK($C:$C)))-RN1)))&quot;);359648)" office:value-type="float" office:value="359648" calcext:value-type="float">
            <text:p>359648</text:p>
          </table:table-cell>
          <table:table-cell table:style-name="ce8" table:formula="of:=IFERROR(__xludf.dummyfunction(&quot;SUM(ARRAYFORMULA(ABS(FILTER($C:$C,NOT(ISBLANK($C:$C)))-RO1)))&quot;);359866)" office:value-type="float" office:value="359866" calcext:value-type="float">
            <text:p>359866</text:p>
          </table:table-cell>
          <table:table-cell table:style-name="ce8" table:formula="of:=IFERROR(__xludf.dummyfunction(&quot;SUM(ARRAYFORMULA(ABS(FILTER($C:$C,NOT(ISBLANK($C:$C)))-RP1)))&quot;);360084)" office:value-type="float" office:value="360084" calcext:value-type="float">
            <text:p>360084</text:p>
          </table:table-cell>
          <table:table-cell table:style-name="ce8" table:formula="of:=IFERROR(__xludf.dummyfunction(&quot;SUM(ARRAYFORMULA(ABS(FILTER($C:$C,NOT(ISBLANK($C:$C)))-RQ1)))&quot;);360304)" office:value-type="float" office:value="360304" calcext:value-type="float">
            <text:p>360304</text:p>
          </table:table-cell>
          <table:table-cell table:style-name="ce8" table:formula="of:=IFERROR(__xludf.dummyfunction(&quot;SUM(ARRAYFORMULA(ABS(FILTER($C:$C,NOT(ISBLANK($C:$C)))-RR1)))&quot;);360524)" office:value-type="float" office:value="360524" calcext:value-type="float">
            <text:p>360524</text:p>
          </table:table-cell>
          <table:table-cell table:style-name="ce8" table:formula="of:=IFERROR(__xludf.dummyfunction(&quot;SUM(ARRAYFORMULA(ABS(FILTER($C:$C,NOT(ISBLANK($C:$C)))-RS1)))&quot;);360746)" office:value-type="float" office:value="360746" calcext:value-type="float">
            <text:p>360746</text:p>
          </table:table-cell>
          <table:table-cell table:style-name="ce8" table:formula="of:=IFERROR(__xludf.dummyfunction(&quot;SUM(ARRAYFORMULA(ABS(FILTER($C:$C,NOT(ISBLANK($C:$C)))-RT1)))&quot;);360968)" office:value-type="float" office:value="360968" calcext:value-type="float">
            <text:p>360968</text:p>
          </table:table-cell>
          <table:table-cell table:style-name="ce8" table:formula="of:=IFERROR(__xludf.dummyfunction(&quot;SUM(ARRAYFORMULA(ABS(FILTER($C:$C,NOT(ISBLANK($C:$C)))-RU1)))&quot;);361196)" office:value-type="float" office:value="361196" calcext:value-type="float">
            <text:p>361196</text:p>
          </table:table-cell>
          <table:table-cell table:style-name="ce8" table:formula="of:=IFERROR(__xludf.dummyfunction(&quot;SUM(ARRAYFORMULA(ABS(FILTER($C:$C,NOT(ISBLANK($C:$C)))-RV1)))&quot;);361426)" office:value-type="float" office:value="361426" calcext:value-type="float">
            <text:p>361426</text:p>
          </table:table-cell>
          <table:table-cell table:style-name="ce8" table:formula="of:=IFERROR(__xludf.dummyfunction(&quot;SUM(ARRAYFORMULA(ABS(FILTER($C:$C,NOT(ISBLANK($C:$C)))-RW1)))&quot;);361656)" office:value-type="float" office:value="361656" calcext:value-type="float">
            <text:p>361656</text:p>
          </table:table-cell>
          <table:table-cell table:style-name="ce8" table:formula="of:=IFERROR(__xludf.dummyfunction(&quot;SUM(ARRAYFORMULA(ABS(FILTER($C:$C,NOT(ISBLANK($C:$C)))-RX1)))&quot;);361886)" office:value-type="float" office:value="361886" calcext:value-type="float">
            <text:p>361886</text:p>
          </table:table-cell>
          <table:table-cell table:style-name="ce8" table:formula="of:=IFERROR(__xludf.dummyfunction(&quot;SUM(ARRAYFORMULA(ABS(FILTER($C:$C,NOT(ISBLANK($C:$C)))-RY1)))&quot;);362116)" office:value-type="float" office:value="362116" calcext:value-type="float">
            <text:p>362116</text:p>
          </table:table-cell>
          <table:table-cell table:style-name="ce8" table:formula="of:=IFERROR(__xludf.dummyfunction(&quot;SUM(ARRAYFORMULA(ABS(FILTER($C:$C,NOT(ISBLANK($C:$C)))-RZ1)))&quot;);362346)" office:value-type="float" office:value="362346" calcext:value-type="float">
            <text:p>362346</text:p>
          </table:table-cell>
          <table:table-cell table:style-name="ce8" table:formula="of:=IFERROR(__xludf.dummyfunction(&quot;SUM(ARRAYFORMULA(ABS(FILTER($C:$C,NOT(ISBLANK($C:$C)))-SA1)))&quot;);362576)" office:value-type="float" office:value="362576" calcext:value-type="float">
            <text:p>362576</text:p>
          </table:table-cell>
          <table:table-cell table:style-name="ce8" table:formula="of:=IFERROR(__xludf.dummyfunction(&quot;SUM(ARRAYFORMULA(ABS(FILTER($C:$C,NOT(ISBLANK($C:$C)))-SB1)))&quot;);362808)" office:value-type="float" office:value="362808" calcext:value-type="float">
            <text:p>362808</text:p>
          </table:table-cell>
          <table:table-cell table:style-name="ce8" table:formula="of:=IFERROR(__xludf.dummyfunction(&quot;SUM(ARRAYFORMULA(ABS(FILTER($C:$C,NOT(ISBLANK($C:$C)))-SC1)))&quot;);363040)" office:value-type="float" office:value="363040" calcext:value-type="float">
            <text:p>363040</text:p>
          </table:table-cell>
          <table:table-cell table:style-name="ce8" table:formula="of:=IFERROR(__xludf.dummyfunction(&quot;SUM(ARRAYFORMULA(ABS(FILTER($C:$C,NOT(ISBLANK($C:$C)))-SD1)))&quot;);363278)" office:value-type="float" office:value="363278" calcext:value-type="float">
            <text:p>363278</text:p>
          </table:table-cell>
          <table:table-cell table:style-name="ce8" table:formula="of:=IFERROR(__xludf.dummyfunction(&quot;SUM(ARRAYFORMULA(ABS(FILTER($C:$C,NOT(ISBLANK($C:$C)))-SE1)))&quot;);363516)" office:value-type="float" office:value="363516" calcext:value-type="float">
            <text:p>363516</text:p>
          </table:table-cell>
          <table:table-cell table:style-name="ce8" table:formula="of:=IFERROR(__xludf.dummyfunction(&quot;SUM(ARRAYFORMULA(ABS(FILTER($C:$C,NOT(ISBLANK($C:$C)))-SF1)))&quot;);363754)" office:value-type="float" office:value="363754" calcext:value-type="float">
            <text:p>363754</text:p>
          </table:table-cell>
          <table:table-cell table:style-name="ce8" table:formula="of:=IFERROR(__xludf.dummyfunction(&quot;SUM(ARRAYFORMULA(ABS(FILTER($C:$C,NOT(ISBLANK($C:$C)))-SG1)))&quot;);363992)" office:value-type="float" office:value="363992" calcext:value-type="float">
            <text:p>363992</text:p>
          </table:table-cell>
          <table:table-cell table:style-name="ce8" table:formula="of:=IFERROR(__xludf.dummyfunction(&quot;SUM(ARRAYFORMULA(ABS(FILTER($C:$C,NOT(ISBLANK($C:$C)))-SH1)))&quot;);364232)" office:value-type="float" office:value="364232" calcext:value-type="float">
            <text:p>364232</text:p>
          </table:table-cell>
          <table:table-cell table:style-name="ce8" table:formula="of:=IFERROR(__xludf.dummyfunction(&quot;SUM(ARRAYFORMULA(ABS(FILTER($C:$C,NOT(ISBLANK($C:$C)))-SI1)))&quot;);364472)" office:value-type="float" office:value="364472" calcext:value-type="float">
            <text:p>364472</text:p>
          </table:table-cell>
          <table:table-cell table:style-name="ce8" table:formula="of:=IFERROR(__xludf.dummyfunction(&quot;SUM(ARRAYFORMULA(ABS(FILTER($C:$C,NOT(ISBLANK($C:$C)))-SJ1)))&quot;);364716)" office:value-type="float" office:value="364716" calcext:value-type="float">
            <text:p>364716</text:p>
          </table:table-cell>
          <table:table-cell table:style-name="ce8" table:formula="of:=IFERROR(__xludf.dummyfunction(&quot;SUM(ARRAYFORMULA(ABS(FILTER($C:$C,NOT(ISBLANK($C:$C)))-SK1)))&quot;);364960)" office:value-type="float" office:value="364960" calcext:value-type="float">
            <text:p>364960</text:p>
          </table:table-cell>
          <table:table-cell table:style-name="ce8" table:formula="of:=IFERROR(__xludf.dummyfunction(&quot;SUM(ARRAYFORMULA(ABS(FILTER($C:$C,NOT(ISBLANK($C:$C)))-SL1)))&quot;);365204)" office:value-type="float" office:value="365204" calcext:value-type="float">
            <text:p>365204</text:p>
          </table:table-cell>
          <table:table-cell table:style-name="ce8" table:formula="of:=IFERROR(__xludf.dummyfunction(&quot;SUM(ARRAYFORMULA(ABS(FILTER($C:$C,NOT(ISBLANK($C:$C)))-SM1)))&quot;);365450)" office:value-type="float" office:value="365450" calcext:value-type="float">
            <text:p>365450</text:p>
          </table:table-cell>
          <table:table-cell table:style-name="ce8" table:formula="of:=IFERROR(__xludf.dummyfunction(&quot;SUM(ARRAYFORMULA(ABS(FILTER($C:$C,NOT(ISBLANK($C:$C)))-SN1)))&quot;);365698)" office:value-type="float" office:value="365698" calcext:value-type="float">
            <text:p>365698</text:p>
          </table:table-cell>
          <table:table-cell table:style-name="ce8" table:formula="of:=IFERROR(__xludf.dummyfunction(&quot;SUM(ARRAYFORMULA(ABS(FILTER($C:$C,NOT(ISBLANK($C:$C)))-SO1)))&quot;);365946)" office:value-type="float" office:value="365946" calcext:value-type="float">
            <text:p>365946</text:p>
          </table:table-cell>
          <table:table-cell table:style-name="ce8" table:formula="of:=IFERROR(__xludf.dummyfunction(&quot;SUM(ARRAYFORMULA(ABS(FILTER($C:$C,NOT(ISBLANK($C:$C)))-SP1)))&quot;);366194)" office:value-type="float" office:value="366194" calcext:value-type="float">
            <text:p>366194</text:p>
          </table:table-cell>
          <table:table-cell table:style-name="ce8" table:formula="of:=IFERROR(__xludf.dummyfunction(&quot;SUM(ARRAYFORMULA(ABS(FILTER($C:$C,NOT(ISBLANK($C:$C)))-SQ1)))&quot;);366444)" office:value-type="float" office:value="366444" calcext:value-type="float">
            <text:p>366444</text:p>
          </table:table-cell>
          <table:table-cell table:style-name="ce8" table:formula="of:=IFERROR(__xludf.dummyfunction(&quot;SUM(ARRAYFORMULA(ABS(FILTER($C:$C,NOT(ISBLANK($C:$C)))-SR1)))&quot;);366694)" office:value-type="float" office:value="366694" calcext:value-type="float">
            <text:p>366694</text:p>
          </table:table-cell>
          <table:table-cell table:style-name="ce8" table:formula="of:=IFERROR(__xludf.dummyfunction(&quot;SUM(ARRAYFORMULA(ABS(FILTER($C:$C,NOT(ISBLANK($C:$C)))-SS1)))&quot;);366948)" office:value-type="float" office:value="366948" calcext:value-type="float">
            <text:p>366948</text:p>
          </table:table-cell>
          <table:table-cell table:style-name="ce8" table:formula="of:=IFERROR(__xludf.dummyfunction(&quot;SUM(ARRAYFORMULA(ABS(FILTER($C:$C,NOT(ISBLANK($C:$C)))-ST1)))&quot;);367202)" office:value-type="float" office:value="367202" calcext:value-type="float">
            <text:p>367202</text:p>
          </table:table-cell>
          <table:table-cell table:style-name="ce8" table:formula="of:=IFERROR(__xludf.dummyfunction(&quot;SUM(ARRAYFORMULA(ABS(FILTER($C:$C,NOT(ISBLANK($C:$C)))-SU1)))&quot;);367456)" office:value-type="float" office:value="367456" calcext:value-type="float">
            <text:p>367456</text:p>
          </table:table-cell>
          <table:table-cell table:style-name="ce8" table:formula="of:=IFERROR(__xludf.dummyfunction(&quot;SUM(ARRAYFORMULA(ABS(FILTER($C:$C,NOT(ISBLANK($C:$C)))-SV1)))&quot;);367710)" office:value-type="float" office:value="367710" calcext:value-type="float">
            <text:p>367710</text:p>
          </table:table-cell>
          <table:table-cell table:style-name="ce8" table:formula="of:=IFERROR(__xludf.dummyfunction(&quot;SUM(ARRAYFORMULA(ABS(FILTER($C:$C,NOT(ISBLANK($C:$C)))-SW1)))&quot;);367964)" office:value-type="float" office:value="367964" calcext:value-type="float">
            <text:p>367964</text:p>
          </table:table-cell>
          <table:table-cell table:style-name="ce8" table:formula="of:=IFERROR(__xludf.dummyfunction(&quot;SUM(ARRAYFORMULA(ABS(FILTER($C:$C,NOT(ISBLANK($C:$C)))-SX1)))&quot;);368220)" office:value-type="float" office:value="368220" calcext:value-type="float">
            <text:p>368220</text:p>
          </table:table-cell>
          <table:table-cell table:style-name="ce8" table:formula="of:=IFERROR(__xludf.dummyfunction(&quot;SUM(ARRAYFORMULA(ABS(FILTER($C:$C,NOT(ISBLANK($C:$C)))-SY1)))&quot;);368476)" office:value-type="float" office:value="368476" calcext:value-type="float">
            <text:p>368476</text:p>
          </table:table-cell>
          <table:table-cell table:style-name="ce8" table:formula="of:=IFERROR(__xludf.dummyfunction(&quot;SUM(ARRAYFORMULA(ABS(FILTER($C:$C,NOT(ISBLANK($C:$C)))-SZ1)))&quot;);368734)" office:value-type="float" office:value="368734" calcext:value-type="float">
            <text:p>368734</text:p>
          </table:table-cell>
          <table:table-cell table:style-name="ce8" table:formula="of:=IFERROR(__xludf.dummyfunction(&quot;SUM(ARRAYFORMULA(ABS(FILTER($C:$C,NOT(ISBLANK($C:$C)))-TA1)))&quot;);368996)" office:value-type="float" office:value="368996" calcext:value-type="float">
            <text:p>368996</text:p>
          </table:table-cell>
          <table:table-cell table:style-name="ce8" table:formula="of:=IFERROR(__xludf.dummyfunction(&quot;SUM(ARRAYFORMULA(ABS(FILTER($C:$C,NOT(ISBLANK($C:$C)))-TB1)))&quot;);369258)" office:value-type="float" office:value="369258" calcext:value-type="float">
            <text:p>369258</text:p>
          </table:table-cell>
          <table:table-cell table:style-name="ce8" table:formula="of:=IFERROR(__xludf.dummyfunction(&quot;SUM(ARRAYFORMULA(ABS(FILTER($C:$C,NOT(ISBLANK($C:$C)))-TC1)))&quot;);369520)" office:value-type="float" office:value="369520" calcext:value-type="float">
            <text:p>369520</text:p>
          </table:table-cell>
          <table:table-cell table:style-name="ce8" table:formula="of:=IFERROR(__xludf.dummyfunction(&quot;SUM(ARRAYFORMULA(ABS(FILTER($C:$C,NOT(ISBLANK($C:$C)))-TD1)))&quot;);369782)" office:value-type="float" office:value="369782" calcext:value-type="float">
            <text:p>369782</text:p>
          </table:table-cell>
          <table:table-cell table:style-name="ce8" table:formula="of:=IFERROR(__xludf.dummyfunction(&quot;SUM(ARRAYFORMULA(ABS(FILTER($C:$C,NOT(ISBLANK($C:$C)))-TE1)))&quot;);370044)" office:value-type="float" office:value="370044" calcext:value-type="float">
            <text:p>370044</text:p>
          </table:table-cell>
          <table:table-cell table:style-name="ce8" table:formula="of:=IFERROR(__xludf.dummyfunction(&quot;SUM(ARRAYFORMULA(ABS(FILTER($C:$C,NOT(ISBLANK($C:$C)))-TF1)))&quot;);370308)" office:value-type="float" office:value="370308" calcext:value-type="float">
            <text:p>370308</text:p>
          </table:table-cell>
          <table:table-cell table:style-name="ce8" table:formula="of:=IFERROR(__xludf.dummyfunction(&quot;SUM(ARRAYFORMULA(ABS(FILTER($C:$C,NOT(ISBLANK($C:$C)))-TG1)))&quot;);370574)" office:value-type="float" office:value="370574" calcext:value-type="float">
            <text:p>370574</text:p>
          </table:table-cell>
          <table:table-cell table:style-name="ce8" table:formula="of:=IFERROR(__xludf.dummyfunction(&quot;SUM(ARRAYFORMULA(ABS(FILTER($C:$C,NOT(ISBLANK($C:$C)))-TH1)))&quot;);370842)" office:value-type="float" office:value="370842" calcext:value-type="float">
            <text:p>370842</text:p>
          </table:table-cell>
          <table:table-cell table:style-name="ce8" table:formula="of:=IFERROR(__xludf.dummyfunction(&quot;SUM(ARRAYFORMULA(ABS(FILTER($C:$C,NOT(ISBLANK($C:$C)))-TI1)))&quot;);371112)" office:value-type="float" office:value="371112" calcext:value-type="float">
            <text:p>371112</text:p>
          </table:table-cell>
          <table:table-cell table:style-name="ce8" table:formula="of:=IFERROR(__xludf.dummyfunction(&quot;SUM(ARRAYFORMULA(ABS(FILTER($C:$C,NOT(ISBLANK($C:$C)))-TJ1)))&quot;);371382)" office:value-type="float" office:value="371382" calcext:value-type="float">
            <text:p>371382</text:p>
          </table:table-cell>
          <table:table-cell table:style-name="ce8" table:formula="of:=IFERROR(__xludf.dummyfunction(&quot;SUM(ARRAYFORMULA(ABS(FILTER($C:$C,NOT(ISBLANK($C:$C)))-TK1)))&quot;);371654)" office:value-type="float" office:value="371654" calcext:value-type="float">
            <text:p>371654</text:p>
          </table:table-cell>
          <table:table-cell table:style-name="ce8" table:formula="of:=IFERROR(__xludf.dummyfunction(&quot;SUM(ARRAYFORMULA(ABS(FILTER($C:$C,NOT(ISBLANK($C:$C)))-TL1)))&quot;);371926)" office:value-type="float" office:value="371926" calcext:value-type="float">
            <text:p>371926</text:p>
          </table:table-cell>
          <table:table-cell table:style-name="ce8" table:formula="of:=IFERROR(__xludf.dummyfunction(&quot;SUM(ARRAYFORMULA(ABS(FILTER($C:$C,NOT(ISBLANK($C:$C)))-TM1)))&quot;);372198)" office:value-type="float" office:value="372198" calcext:value-type="float">
            <text:p>372198</text:p>
          </table:table-cell>
          <table:table-cell table:style-name="ce8" table:formula="of:=IFERROR(__xludf.dummyfunction(&quot;SUM(ARRAYFORMULA(ABS(FILTER($C:$C,NOT(ISBLANK($C:$C)))-TN1)))&quot;);372472)" office:value-type="float" office:value="372472" calcext:value-type="float">
            <text:p>372472</text:p>
          </table:table-cell>
          <table:table-cell table:style-name="ce8" table:formula="of:=IFERROR(__xludf.dummyfunction(&quot;SUM(ARRAYFORMULA(ABS(FILTER($C:$C,NOT(ISBLANK($C:$C)))-TO1)))&quot;);372748)" office:value-type="float" office:value="372748" calcext:value-type="float">
            <text:p>372748</text:p>
          </table:table-cell>
          <table:table-cell table:style-name="ce8" table:formula="of:=IFERROR(__xludf.dummyfunction(&quot;SUM(ARRAYFORMULA(ABS(FILTER($C:$C,NOT(ISBLANK($C:$C)))-TP1)))&quot;);373026)" office:value-type="float" office:value="373026" calcext:value-type="float">
            <text:p>373026</text:p>
          </table:table-cell>
          <table:table-cell table:style-name="ce8" table:formula="of:=IFERROR(__xludf.dummyfunction(&quot;SUM(ARRAYFORMULA(ABS(FILTER($C:$C,NOT(ISBLANK($C:$C)))-TQ1)))&quot;);373304)" office:value-type="float" office:value="373304" calcext:value-type="float">
            <text:p>373304</text:p>
          </table:table-cell>
          <table:table-cell table:style-name="ce8" table:formula="of:=IFERROR(__xludf.dummyfunction(&quot;SUM(ARRAYFORMULA(ABS(FILTER($C:$C,NOT(ISBLANK($C:$C)))-TR1)))&quot;);373582)" office:value-type="float" office:value="373582" calcext:value-type="float">
            <text:p>373582</text:p>
          </table:table-cell>
          <table:table-cell table:style-name="ce8" table:formula="of:=IFERROR(__xludf.dummyfunction(&quot;SUM(ARRAYFORMULA(ABS(FILTER($C:$C,NOT(ISBLANK($C:$C)))-TS1)))&quot;);373860)" office:value-type="float" office:value="373860" calcext:value-type="float">
            <text:p>373860</text:p>
          </table:table-cell>
          <table:table-cell table:style-name="ce8" table:formula="of:=IFERROR(__xludf.dummyfunction(&quot;SUM(ARRAYFORMULA(ABS(FILTER($C:$C,NOT(ISBLANK($C:$C)))-TT1)))&quot;);374138)" office:value-type="float" office:value="374138" calcext:value-type="float">
            <text:p>374138</text:p>
          </table:table-cell>
          <table:table-cell table:style-name="ce8" table:formula="of:=IFERROR(__xludf.dummyfunction(&quot;SUM(ARRAYFORMULA(ABS(FILTER($C:$C,NOT(ISBLANK($C:$C)))-TU1)))&quot;);374416)" office:value-type="float" office:value="374416" calcext:value-type="float">
            <text:p>374416</text:p>
          </table:table-cell>
          <table:table-cell table:style-name="ce8" table:formula="of:=IFERROR(__xludf.dummyfunction(&quot;SUM(ARRAYFORMULA(ABS(FILTER($C:$C,NOT(ISBLANK($C:$C)))-TV1)))&quot;);374696)" office:value-type="float" office:value="374696" calcext:value-type="float">
            <text:p>374696</text:p>
          </table:table-cell>
          <table:table-cell table:style-name="ce8" table:formula="of:=IFERROR(__xludf.dummyfunction(&quot;SUM(ARRAYFORMULA(ABS(FILTER($C:$C,NOT(ISBLANK($C:$C)))-TW1)))&quot;);374976)" office:value-type="float" office:value="374976" calcext:value-type="float">
            <text:p>374976</text:p>
          </table:table-cell>
          <table:table-cell table:style-name="ce8" table:formula="of:=IFERROR(__xludf.dummyfunction(&quot;SUM(ARRAYFORMULA(ABS(FILTER($C:$C,NOT(ISBLANK($C:$C)))-TX1)))&quot;);375256)" office:value-type="float" office:value="375256" calcext:value-type="float">
            <text:p>375256</text:p>
          </table:table-cell>
          <table:table-cell table:style-name="ce8" table:formula="of:=IFERROR(__xludf.dummyfunction(&quot;SUM(ARRAYFORMULA(ABS(FILTER($C:$C,NOT(ISBLANK($C:$C)))-TY1)))&quot;);375538)" office:value-type="float" office:value="375538" calcext:value-type="float">
            <text:p>375538</text:p>
          </table:table-cell>
          <table:table-cell table:style-name="ce8" table:formula="of:=IFERROR(__xludf.dummyfunction(&quot;SUM(ARRAYFORMULA(ABS(FILTER($C:$C,NOT(ISBLANK($C:$C)))-TZ1)))&quot;);375820)" office:value-type="float" office:value="375820" calcext:value-type="float">
            <text:p>375820</text:p>
          </table:table-cell>
          <table:table-cell table:style-name="ce8" table:formula="of:=IFERROR(__xludf.dummyfunction(&quot;SUM(ARRAYFORMULA(ABS(FILTER($C:$C,NOT(ISBLANK($C:$C)))-UA1)))&quot;);376102)" office:value-type="float" office:value="376102" calcext:value-type="float">
            <text:p>376102</text:p>
          </table:table-cell>
          <table:table-cell table:style-name="ce8" table:formula="of:=IFERROR(__xludf.dummyfunction(&quot;SUM(ARRAYFORMULA(ABS(FILTER($C:$C,NOT(ISBLANK($C:$C)))-UB1)))&quot;);376386)" office:value-type="float" office:value="376386" calcext:value-type="float">
            <text:p>376386</text:p>
          </table:table-cell>
          <table:table-cell table:style-name="ce8" table:formula="of:=IFERROR(__xludf.dummyfunction(&quot;SUM(ARRAYFORMULA(ABS(FILTER($C:$C,NOT(ISBLANK($C:$C)))-UC1)))&quot;);376670)" office:value-type="float" office:value="376670" calcext:value-type="float">
            <text:p>376670</text:p>
          </table:table-cell>
          <table:table-cell table:style-name="ce8" table:formula="of:=IFERROR(__xludf.dummyfunction(&quot;SUM(ARRAYFORMULA(ABS(FILTER($C:$C,NOT(ISBLANK($C:$C)))-UD1)))&quot;);376956)" office:value-type="float" office:value="376956" calcext:value-type="float">
            <text:p>376956</text:p>
          </table:table-cell>
          <table:table-cell table:style-name="ce8" table:formula="of:=IFERROR(__xludf.dummyfunction(&quot;SUM(ARRAYFORMULA(ABS(FILTER($C:$C,NOT(ISBLANK($C:$C)))-UE1)))&quot;);377246)" office:value-type="float" office:value="377246" calcext:value-type="float">
            <text:p>377246</text:p>
          </table:table-cell>
          <table:table-cell table:style-name="ce8" table:formula="of:=IFERROR(__xludf.dummyfunction(&quot;SUM(ARRAYFORMULA(ABS(FILTER($C:$C,NOT(ISBLANK($C:$C)))-UF1)))&quot;);377538)" office:value-type="float" office:value="377538" calcext:value-type="float">
            <text:p>377538</text:p>
          </table:table-cell>
          <table:table-cell table:style-name="ce8" table:formula="of:=IFERROR(__xludf.dummyfunction(&quot;SUM(ARRAYFORMULA(ABS(FILTER($C:$C,NOT(ISBLANK($C:$C)))-UG1)))&quot;);377832)" office:value-type="float" office:value="377832" calcext:value-type="float">
            <text:p>377832</text:p>
          </table:table-cell>
          <table:table-cell table:style-name="ce8" table:formula="of:=IFERROR(__xludf.dummyfunction(&quot;SUM(ARRAYFORMULA(ABS(FILTER($C:$C,NOT(ISBLANK($C:$C)))-UH1)))&quot;);378126)" office:value-type="float" office:value="378126" calcext:value-type="float">
            <text:p>378126</text:p>
          </table:table-cell>
          <table:table-cell table:style-name="ce8" table:formula="of:=IFERROR(__xludf.dummyfunction(&quot;SUM(ARRAYFORMULA(ABS(FILTER($C:$C,NOT(ISBLANK($C:$C)))-UI1)))&quot;);378420)" office:value-type="float" office:value="378420" calcext:value-type="float">
            <text:p>378420</text:p>
          </table:table-cell>
          <table:table-cell table:style-name="ce8" table:formula="of:=IFERROR(__xludf.dummyfunction(&quot;SUM(ARRAYFORMULA(ABS(FILTER($C:$C,NOT(ISBLANK($C:$C)))-UJ1)))&quot;);378714)" office:value-type="float" office:value="378714" calcext:value-type="float">
            <text:p>378714</text:p>
          </table:table-cell>
          <table:table-cell table:style-name="ce8" table:formula="of:=IFERROR(__xludf.dummyfunction(&quot;SUM(ARRAYFORMULA(ABS(FILTER($C:$C,NOT(ISBLANK($C:$C)))-UK1)))&quot;);379008)" office:value-type="float" office:value="379008" calcext:value-type="float">
            <text:p>379008</text:p>
          </table:table-cell>
          <table:table-cell table:style-name="ce8" table:formula="of:=IFERROR(__xludf.dummyfunction(&quot;SUM(ARRAYFORMULA(ABS(FILTER($C:$C,NOT(ISBLANK($C:$C)))-UL1)))&quot;);379302)" office:value-type="float" office:value="379302" calcext:value-type="float">
            <text:p>379302</text:p>
          </table:table-cell>
          <table:table-cell table:style-name="ce8" table:formula="of:=IFERROR(__xludf.dummyfunction(&quot;SUM(ARRAYFORMULA(ABS(FILTER($C:$C,NOT(ISBLANK($C:$C)))-UM1)))&quot;);379598)" office:value-type="float" office:value="379598" calcext:value-type="float">
            <text:p>379598</text:p>
          </table:table-cell>
          <table:table-cell table:style-name="ce8" table:formula="of:=IFERROR(__xludf.dummyfunction(&quot;SUM(ARRAYFORMULA(ABS(FILTER($C:$C,NOT(ISBLANK($C:$C)))-UN1)))&quot;);379894)" office:value-type="float" office:value="379894" calcext:value-type="float">
            <text:p>379894</text:p>
          </table:table-cell>
          <table:table-cell table:style-name="ce8" table:formula="of:=IFERROR(__xludf.dummyfunction(&quot;SUM(ARRAYFORMULA(ABS(FILTER($C:$C,NOT(ISBLANK($C:$C)))-UO1)))&quot;);380192)" office:value-type="float" office:value="380192" calcext:value-type="float">
            <text:p>380192</text:p>
          </table:table-cell>
          <table:table-cell table:style-name="ce8" table:formula="of:=IFERROR(__xludf.dummyfunction(&quot;SUM(ARRAYFORMULA(ABS(FILTER($C:$C,NOT(ISBLANK($C:$C)))-UP1)))&quot;);380490)" office:value-type="float" office:value="380490" calcext:value-type="float">
            <text:p>380490</text:p>
          </table:table-cell>
          <table:table-cell table:style-name="ce8" table:formula="of:=IFERROR(__xludf.dummyfunction(&quot;SUM(ARRAYFORMULA(ABS(FILTER($C:$C,NOT(ISBLANK($C:$C)))-UQ1)))&quot;);380790)" office:value-type="float" office:value="380790" calcext:value-type="float">
            <text:p>380790</text:p>
          </table:table-cell>
          <table:table-cell table:style-name="ce8" table:formula="of:=IFERROR(__xludf.dummyfunction(&quot;SUM(ARRAYFORMULA(ABS(FILTER($C:$C,NOT(ISBLANK($C:$C)))-UR1)))&quot;);381090)" office:value-type="float" office:value="381090" calcext:value-type="float">
            <text:p>381090</text:p>
          </table:table-cell>
          <table:table-cell table:style-name="ce8" table:formula="of:=IFERROR(__xludf.dummyfunction(&quot;SUM(ARRAYFORMULA(ABS(FILTER($C:$C,NOT(ISBLANK($C:$C)))-US1)))&quot;);381392)" office:value-type="float" office:value="381392" calcext:value-type="float">
            <text:p>381392</text:p>
          </table:table-cell>
          <table:table-cell table:style-name="ce8" table:formula="of:=IFERROR(__xludf.dummyfunction(&quot;SUM(ARRAYFORMULA(ABS(FILTER($C:$C,NOT(ISBLANK($C:$C)))-UT1)))&quot;);381696)" office:value-type="float" office:value="381696" calcext:value-type="float">
            <text:p>381696</text:p>
          </table:table-cell>
          <table:table-cell table:style-name="ce8" table:formula="of:=IFERROR(__xludf.dummyfunction(&quot;SUM(ARRAYFORMULA(ABS(FILTER($C:$C,NOT(ISBLANK($C:$C)))-UU1)))&quot;);382000)" office:value-type="float" office:value="382000" calcext:value-type="float">
            <text:p>382000</text:p>
          </table:table-cell>
          <table:table-cell table:style-name="ce8" table:formula="of:=IFERROR(__xludf.dummyfunction(&quot;SUM(ARRAYFORMULA(ABS(FILTER($C:$C,NOT(ISBLANK($C:$C)))-UV1)))&quot;);382304)" office:value-type="float" office:value="382304" calcext:value-type="float">
            <text:p>382304</text:p>
          </table:table-cell>
          <table:table-cell table:style-name="ce8" table:formula="of:=IFERROR(__xludf.dummyfunction(&quot;SUM(ARRAYFORMULA(ABS(FILTER($C:$C,NOT(ISBLANK($C:$C)))-UW1)))&quot;);382608)" office:value-type="float" office:value="382608" calcext:value-type="float">
            <text:p>382608</text:p>
          </table:table-cell>
          <table:table-cell table:style-name="ce8" table:formula="of:=IFERROR(__xludf.dummyfunction(&quot;SUM(ARRAYFORMULA(ABS(FILTER($C:$C,NOT(ISBLANK($C:$C)))-UX1)))&quot;);382916)" office:value-type="float" office:value="382916" calcext:value-type="float">
            <text:p>382916</text:p>
          </table:table-cell>
          <table:table-cell table:style-name="ce8" table:formula="of:=IFERROR(__xludf.dummyfunction(&quot;SUM(ARRAYFORMULA(ABS(FILTER($C:$C,NOT(ISBLANK($C:$C)))-UY1)))&quot;);383228)" office:value-type="float" office:value="383228" calcext:value-type="float">
            <text:p>383228</text:p>
          </table:table-cell>
          <table:table-cell table:style-name="ce8" table:formula="of:=IFERROR(__xludf.dummyfunction(&quot;SUM(ARRAYFORMULA(ABS(FILTER($C:$C,NOT(ISBLANK($C:$C)))-UZ1)))&quot;);383542)" office:value-type="float" office:value="383542" calcext:value-type="float">
            <text:p>383542</text:p>
          </table:table-cell>
          <table:table-cell table:style-name="ce8" table:formula="of:=IFERROR(__xludf.dummyfunction(&quot;SUM(ARRAYFORMULA(ABS(FILTER($C:$C,NOT(ISBLANK($C:$C)))-VA1)))&quot;);383858)" office:value-type="float" office:value="383858" calcext:value-type="float">
            <text:p>383858</text:p>
          </table:table-cell>
          <table:table-cell table:style-name="ce8" table:formula="of:=IFERROR(__xludf.dummyfunction(&quot;SUM(ARRAYFORMULA(ABS(FILTER($C:$C,NOT(ISBLANK($C:$C)))-VB1)))&quot;);384174)" office:value-type="float" office:value="384174" calcext:value-type="float">
            <text:p>384174</text:p>
          </table:table-cell>
          <table:table-cell table:style-name="ce8" table:formula="of:=IFERROR(__xludf.dummyfunction(&quot;SUM(ARRAYFORMULA(ABS(FILTER($C:$C,NOT(ISBLANK($C:$C)))-VC1)))&quot;);384492)" office:value-type="float" office:value="384492" calcext:value-type="float">
            <text:p>384492</text:p>
          </table:table-cell>
          <table:table-cell table:style-name="ce8" table:formula="of:=IFERROR(__xludf.dummyfunction(&quot;SUM(ARRAYFORMULA(ABS(FILTER($C:$C,NOT(ISBLANK($C:$C)))-VD1)))&quot;);384810)" office:value-type="float" office:value="384810" calcext:value-type="float">
            <text:p>384810</text:p>
          </table:table-cell>
          <table:table-cell table:style-name="ce8" table:formula="of:=IFERROR(__xludf.dummyfunction(&quot;SUM(ARRAYFORMULA(ABS(FILTER($C:$C,NOT(ISBLANK($C:$C)))-VE1)))&quot;);385128)" office:value-type="float" office:value="385128" calcext:value-type="float">
            <text:p>385128</text:p>
          </table:table-cell>
          <table:table-cell table:style-name="ce8" table:formula="of:=IFERROR(__xludf.dummyfunction(&quot;SUM(ARRAYFORMULA(ABS(FILTER($C:$C,NOT(ISBLANK($C:$C)))-VF1)))&quot;);385448)" office:value-type="float" office:value="385448" calcext:value-type="float">
            <text:p>385448</text:p>
          </table:table-cell>
          <table:table-cell table:style-name="ce8" table:formula="of:=IFERROR(__xludf.dummyfunction(&quot;SUM(ARRAYFORMULA(ABS(FILTER($C:$C,NOT(ISBLANK($C:$C)))-VG1)))&quot;);385768)" office:value-type="float" office:value="385768" calcext:value-type="float">
            <text:p>385768</text:p>
          </table:table-cell>
          <table:table-cell table:style-name="ce8" table:formula="of:=IFERROR(__xludf.dummyfunction(&quot;SUM(ARRAYFORMULA(ABS(FILTER($C:$C,NOT(ISBLANK($C:$C)))-VH1)))&quot;);386088)" office:value-type="float" office:value="386088" calcext:value-type="float">
            <text:p>386088</text:p>
          </table:table-cell>
          <table:table-cell table:style-name="ce8" table:formula="of:=IFERROR(__xludf.dummyfunction(&quot;SUM(ARRAYFORMULA(ABS(FILTER($C:$C,NOT(ISBLANK($C:$C)))-VI1)))&quot;);386408)" office:value-type="float" office:value="386408" calcext:value-type="float">
            <text:p>386408</text:p>
          </table:table-cell>
          <table:table-cell table:style-name="ce8" table:formula="of:=IFERROR(__xludf.dummyfunction(&quot;SUM(ARRAYFORMULA(ABS(FILTER($C:$C,NOT(ISBLANK($C:$C)))-VJ1)))&quot;);386728)" office:value-type="float" office:value="386728" calcext:value-type="float">
            <text:p>386728</text:p>
          </table:table-cell>
          <table:table-cell table:style-name="ce8" table:formula="of:=IFERROR(__xludf.dummyfunction(&quot;SUM(ARRAYFORMULA(ABS(FILTER($C:$C,NOT(ISBLANK($C:$C)))-VK1)))&quot;);387048)" office:value-type="float" office:value="387048" calcext:value-type="float">
            <text:p>387048</text:p>
          </table:table-cell>
          <table:table-cell table:style-name="ce8" table:formula="of:=IFERROR(__xludf.dummyfunction(&quot;SUM(ARRAYFORMULA(ABS(FILTER($C:$C,NOT(ISBLANK($C:$C)))-VL1)))&quot;);387370)" office:value-type="float" office:value="387370" calcext:value-type="float">
            <text:p>387370</text:p>
          </table:table-cell>
          <table:table-cell table:style-name="ce8" table:formula="of:=IFERROR(__xludf.dummyfunction(&quot;SUM(ARRAYFORMULA(ABS(FILTER($C:$C,NOT(ISBLANK($C:$C)))-VM1)))&quot;);387692)" office:value-type="float" office:value="387692" calcext:value-type="float">
            <text:p>387692</text:p>
          </table:table-cell>
          <table:table-cell table:style-name="ce8" table:formula="of:=IFERROR(__xludf.dummyfunction(&quot;SUM(ARRAYFORMULA(ABS(FILTER($C:$C,NOT(ISBLANK($C:$C)))-VN1)))&quot;);388014)" office:value-type="float" office:value="388014" calcext:value-type="float">
            <text:p>388014</text:p>
          </table:table-cell>
          <table:table-cell table:style-name="ce8" table:formula="of:=IFERROR(__xludf.dummyfunction(&quot;SUM(ARRAYFORMULA(ABS(FILTER($C:$C,NOT(ISBLANK($C:$C)))-VO1)))&quot;);388340)" office:value-type="float" office:value="388340" calcext:value-type="float">
            <text:p>388340</text:p>
          </table:table-cell>
          <table:table-cell table:style-name="ce8" table:formula="of:=IFERROR(__xludf.dummyfunction(&quot;SUM(ARRAYFORMULA(ABS(FILTER($C:$C,NOT(ISBLANK($C:$C)))-VP1)))&quot;);388666)" office:value-type="float" office:value="388666" calcext:value-type="float">
            <text:p>388666</text:p>
          </table:table-cell>
          <table:table-cell table:style-name="ce8" table:formula="of:=IFERROR(__xludf.dummyfunction(&quot;SUM(ARRAYFORMULA(ABS(FILTER($C:$C,NOT(ISBLANK($C:$C)))-VQ1)))&quot;);388994)" office:value-type="float" office:value="388994" calcext:value-type="float">
            <text:p>388994</text:p>
          </table:table-cell>
          <table:table-cell table:style-name="ce8" table:formula="of:=IFERROR(__xludf.dummyfunction(&quot;SUM(ARRAYFORMULA(ABS(FILTER($C:$C,NOT(ISBLANK($C:$C)))-VR1)))&quot;);389328)" office:value-type="float" office:value="389328" calcext:value-type="float">
            <text:p>389328</text:p>
          </table:table-cell>
          <table:table-cell table:style-name="ce8" table:formula="of:=IFERROR(__xludf.dummyfunction(&quot;SUM(ARRAYFORMULA(ABS(FILTER($C:$C,NOT(ISBLANK($C:$C)))-VS1)))&quot;);389662)" office:value-type="float" office:value="389662" calcext:value-type="float">
            <text:p>389662</text:p>
          </table:table-cell>
          <table:table-cell table:style-name="ce8" table:formula="of:=IFERROR(__xludf.dummyfunction(&quot;SUM(ARRAYFORMULA(ABS(FILTER($C:$C,NOT(ISBLANK($C:$C)))-VT1)))&quot;);389998)" office:value-type="float" office:value="389998" calcext:value-type="float">
            <text:p>389998</text:p>
          </table:table-cell>
          <table:table-cell table:style-name="ce8" table:formula="of:=IFERROR(__xludf.dummyfunction(&quot;SUM(ARRAYFORMULA(ABS(FILTER($C:$C,NOT(ISBLANK($C:$C)))-VU1)))&quot;);390336)" office:value-type="float" office:value="390336" calcext:value-type="float">
            <text:p>390336</text:p>
          </table:table-cell>
          <table:table-cell table:style-name="ce8" table:formula="of:=IFERROR(__xludf.dummyfunction(&quot;SUM(ARRAYFORMULA(ABS(FILTER($C:$C,NOT(ISBLANK($C:$C)))-VV1)))&quot;);390674)" office:value-type="float" office:value="390674" calcext:value-type="float">
            <text:p>390674</text:p>
          </table:table-cell>
          <table:table-cell table:style-name="ce8" table:formula="of:=IFERROR(__xludf.dummyfunction(&quot;SUM(ARRAYFORMULA(ABS(FILTER($C:$C,NOT(ISBLANK($C:$C)))-VW1)))&quot;);391012)" office:value-type="float" office:value="391012" calcext:value-type="float">
            <text:p>391012</text:p>
          </table:table-cell>
          <table:table-cell table:style-name="ce8" table:formula="of:=IFERROR(__xludf.dummyfunction(&quot;SUM(ARRAYFORMULA(ABS(FILTER($C:$C,NOT(ISBLANK($C:$C)))-VX1)))&quot;);391352)" office:value-type="float" office:value="391352" calcext:value-type="float">
            <text:p>391352</text:p>
          </table:table-cell>
          <table:table-cell table:style-name="ce8" table:formula="of:=IFERROR(__xludf.dummyfunction(&quot;SUM(ARRAYFORMULA(ABS(FILTER($C:$C,NOT(ISBLANK($C:$C)))-VY1)))&quot;);391692)" office:value-type="float" office:value="391692" calcext:value-type="float">
            <text:p>391692</text:p>
          </table:table-cell>
          <table:table-cell table:style-name="ce8" table:formula="of:=IFERROR(__xludf.dummyfunction(&quot;SUM(ARRAYFORMULA(ABS(FILTER($C:$C,NOT(ISBLANK($C:$C)))-VZ1)))&quot;);392032)" office:value-type="float" office:value="392032" calcext:value-type="float">
            <text:p>392032</text:p>
          </table:table-cell>
          <table:table-cell table:style-name="ce8" table:formula="of:=IFERROR(__xludf.dummyfunction(&quot;SUM(ARRAYFORMULA(ABS(FILTER($C:$C,NOT(ISBLANK($C:$C)))-WA1)))&quot;);392372)" office:value-type="float" office:value="392372" calcext:value-type="float">
            <text:p>392372</text:p>
          </table:table-cell>
          <table:table-cell table:style-name="ce8" table:formula="of:=IFERROR(__xludf.dummyfunction(&quot;SUM(ARRAYFORMULA(ABS(FILTER($C:$C,NOT(ISBLANK($C:$C)))-WB1)))&quot;);392712)" office:value-type="float" office:value="392712" calcext:value-type="float">
            <text:p>392712</text:p>
          </table:table-cell>
          <table:table-cell table:style-name="ce8" table:formula="of:=IFERROR(__xludf.dummyfunction(&quot;SUM(ARRAYFORMULA(ABS(FILTER($C:$C,NOT(ISBLANK($C:$C)))-WC1)))&quot;);393054)" office:value-type="float" office:value="393054" calcext:value-type="float">
            <text:p>393054</text:p>
          </table:table-cell>
          <table:table-cell table:style-name="ce8" table:formula="of:=IFERROR(__xludf.dummyfunction(&quot;SUM(ARRAYFORMULA(ABS(FILTER($C:$C,NOT(ISBLANK($C:$C)))-WD1)))&quot;);393396)" office:value-type="float" office:value="393396" calcext:value-type="float">
            <text:p>393396</text:p>
          </table:table-cell>
          <table:table-cell table:style-name="ce8" table:formula="of:=IFERROR(__xludf.dummyfunction(&quot;SUM(ARRAYFORMULA(ABS(FILTER($C:$C,NOT(ISBLANK($C:$C)))-WE1)))&quot;);393738)" office:value-type="float" office:value="393738" calcext:value-type="float">
            <text:p>393738</text:p>
          </table:table-cell>
          <table:table-cell table:style-name="ce8" table:formula="of:=IFERROR(__xludf.dummyfunction(&quot;SUM(ARRAYFORMULA(ABS(FILTER($C:$C,NOT(ISBLANK($C:$C)))-WF1)))&quot;);394080)" office:value-type="float" office:value="394080" calcext:value-type="float">
            <text:p>394080</text:p>
          </table:table-cell>
          <table:table-cell table:style-name="ce8" table:formula="of:=IFERROR(__xludf.dummyfunction(&quot;SUM(ARRAYFORMULA(ABS(FILTER($C:$C,NOT(ISBLANK($C:$C)))-WG1)))&quot;);394422)" office:value-type="float" office:value="394422" calcext:value-type="float">
            <text:p>394422</text:p>
          </table:table-cell>
          <table:table-cell table:style-name="ce8" table:formula="of:=IFERROR(__xludf.dummyfunction(&quot;SUM(ARRAYFORMULA(ABS(FILTER($C:$C,NOT(ISBLANK($C:$C)))-WH1)))&quot;);394766)" office:value-type="float" office:value="394766" calcext:value-type="float">
            <text:p>394766</text:p>
          </table:table-cell>
          <table:table-cell table:style-name="ce8" table:formula="of:=IFERROR(__xludf.dummyfunction(&quot;SUM(ARRAYFORMULA(ABS(FILTER($C:$C,NOT(ISBLANK($C:$C)))-WI1)))&quot;);395110)" office:value-type="float" office:value="395110" calcext:value-type="float">
            <text:p>395110</text:p>
          </table:table-cell>
          <table:table-cell table:style-name="ce8" table:formula="of:=IFERROR(__xludf.dummyfunction(&quot;SUM(ARRAYFORMULA(ABS(FILTER($C:$C,NOT(ISBLANK($C:$C)))-WJ1)))&quot;);395458)" office:value-type="float" office:value="395458" calcext:value-type="float">
            <text:p>395458</text:p>
          </table:table-cell>
          <table:table-cell table:style-name="ce8" table:formula="of:=IFERROR(__xludf.dummyfunction(&quot;SUM(ARRAYFORMULA(ABS(FILTER($C:$C,NOT(ISBLANK($C:$C)))-WK1)))&quot;);395806)" office:value-type="float" office:value="395806" calcext:value-type="float">
            <text:p>395806</text:p>
          </table:table-cell>
          <table:table-cell table:style-name="ce8" table:formula="of:=IFERROR(__xludf.dummyfunction(&quot;SUM(ARRAYFORMULA(ABS(FILTER($C:$C,NOT(ISBLANK($C:$C)))-WL1)))&quot;);396154)" office:value-type="float" office:value="396154" calcext:value-type="float">
            <text:p>396154</text:p>
          </table:table-cell>
          <table:table-cell table:style-name="ce8" table:formula="of:=IFERROR(__xludf.dummyfunction(&quot;SUM(ARRAYFORMULA(ABS(FILTER($C:$C,NOT(ISBLANK($C:$C)))-WM1)))&quot;);396502)" office:value-type="float" office:value="396502" calcext:value-type="float">
            <text:p>396502</text:p>
          </table:table-cell>
          <table:table-cell table:style-name="ce8" table:formula="of:=IFERROR(__xludf.dummyfunction(&quot;SUM(ARRAYFORMULA(ABS(FILTER($C:$C,NOT(ISBLANK($C:$C)))-WN1)))&quot;);396852)" office:value-type="float" office:value="396852" calcext:value-type="float">
            <text:p>396852</text:p>
          </table:table-cell>
          <table:table-cell table:style-name="ce8" table:formula="of:=IFERROR(__xludf.dummyfunction(&quot;SUM(ARRAYFORMULA(ABS(FILTER($C:$C,NOT(ISBLANK($C:$C)))-WO1)))&quot;);397202)" office:value-type="float" office:value="397202" calcext:value-type="float">
            <text:p>397202</text:p>
          </table:table-cell>
          <table:table-cell table:style-name="ce8" table:formula="of:=IFERROR(__xludf.dummyfunction(&quot;SUM(ARRAYFORMULA(ABS(FILTER($C:$C,NOT(ISBLANK($C:$C)))-WP1)))&quot;);397556)" office:value-type="float" office:value="397556" calcext:value-type="float">
            <text:p>397556</text:p>
          </table:table-cell>
          <table:table-cell table:style-name="ce8" table:formula="of:=IFERROR(__xludf.dummyfunction(&quot;SUM(ARRAYFORMULA(ABS(FILTER($C:$C,NOT(ISBLANK($C:$C)))-WQ1)))&quot;);397910)" office:value-type="float" office:value="397910" calcext:value-type="float">
            <text:p>397910</text:p>
          </table:table-cell>
          <table:table-cell table:style-name="ce8" table:formula="of:=IFERROR(__xludf.dummyfunction(&quot;SUM(ARRAYFORMULA(ABS(FILTER($C:$C,NOT(ISBLANK($C:$C)))-WR1)))&quot;);398264)" office:value-type="float" office:value="398264" calcext:value-type="float">
            <text:p>398264</text:p>
          </table:table-cell>
          <table:table-cell table:style-name="ce8" table:formula="of:=IFERROR(__xludf.dummyfunction(&quot;SUM(ARRAYFORMULA(ABS(FILTER($C:$C,NOT(ISBLANK($C:$C)))-WS1)))&quot;);398620)" office:value-type="float" office:value="398620" calcext:value-type="float">
            <text:p>398620</text:p>
          </table:table-cell>
          <table:table-cell table:style-name="ce8" table:formula="of:=IFERROR(__xludf.dummyfunction(&quot;SUM(ARRAYFORMULA(ABS(FILTER($C:$C,NOT(ISBLANK($C:$C)))-WT1)))&quot;);398978)" office:value-type="float" office:value="398978" calcext:value-type="float">
            <text:p>398978</text:p>
          </table:table-cell>
          <table:table-cell table:style-name="ce8" table:formula="of:=IFERROR(__xludf.dummyfunction(&quot;SUM(ARRAYFORMULA(ABS(FILTER($C:$C,NOT(ISBLANK($C:$C)))-WU1)))&quot;);399336)" office:value-type="float" office:value="399336" calcext:value-type="float">
            <text:p>399336</text:p>
          </table:table-cell>
          <table:table-cell table:style-name="ce8" table:formula="of:=IFERROR(__xludf.dummyfunction(&quot;SUM(ARRAYFORMULA(ABS(FILTER($C:$C,NOT(ISBLANK($C:$C)))-WV1)))&quot;);399694)" office:value-type="float" office:value="399694" calcext:value-type="float">
            <text:p>399694</text:p>
          </table:table-cell>
          <table:table-cell table:style-name="ce8" table:formula="of:=IFERROR(__xludf.dummyfunction(&quot;SUM(ARRAYFORMULA(ABS(FILTER($C:$C,NOT(ISBLANK($C:$C)))-WW1)))&quot;);400052)" office:value-type="float" office:value="400052" calcext:value-type="float">
            <text:p>400052</text:p>
          </table:table-cell>
          <table:table-cell table:style-name="ce8" table:formula="of:=IFERROR(__xludf.dummyfunction(&quot;SUM(ARRAYFORMULA(ABS(FILTER($C:$C,NOT(ISBLANK($C:$C)))-WX1)))&quot;);400410)" office:value-type="float" office:value="400410" calcext:value-type="float">
            <text:p>400410</text:p>
          </table:table-cell>
          <table:table-cell table:style-name="ce8" table:formula="of:=IFERROR(__xludf.dummyfunction(&quot;SUM(ARRAYFORMULA(ABS(FILTER($C:$C,NOT(ISBLANK($C:$C)))-WY1)))&quot;);400768)" office:value-type="float" office:value="400768" calcext:value-type="float">
            <text:p>400768</text:p>
          </table:table-cell>
          <table:table-cell table:style-name="ce8" table:formula="of:=IFERROR(__xludf.dummyfunction(&quot;SUM(ARRAYFORMULA(ABS(FILTER($C:$C,NOT(ISBLANK($C:$C)))-WZ1)))&quot;);401128)" office:value-type="float" office:value="401128" calcext:value-type="float">
            <text:p>401128</text:p>
          </table:table-cell>
          <table:table-cell table:style-name="ce8" table:formula="of:=IFERROR(__xludf.dummyfunction(&quot;SUM(ARRAYFORMULA(ABS(FILTER($C:$C,NOT(ISBLANK($C:$C)))-XA1)))&quot;);401488)" office:value-type="float" office:value="401488" calcext:value-type="float">
            <text:p>401488</text:p>
          </table:table-cell>
          <table:table-cell table:style-name="ce8" table:formula="of:=IFERROR(__xludf.dummyfunction(&quot;SUM(ARRAYFORMULA(ABS(FILTER($C:$C,NOT(ISBLANK($C:$C)))-XB1)))&quot;);401848)" office:value-type="float" office:value="401848" calcext:value-type="float">
            <text:p>401848</text:p>
          </table:table-cell>
          <table:table-cell table:style-name="ce8" table:formula="of:=IFERROR(__xludf.dummyfunction(&quot;SUM(ARRAYFORMULA(ABS(FILTER($C:$C,NOT(ISBLANK($C:$C)))-XC1)))&quot;);402212)" office:value-type="float" office:value="402212" calcext:value-type="float">
            <text:p>402212</text:p>
          </table:table-cell>
          <table:table-cell table:style-name="ce8" table:formula="of:=IFERROR(__xludf.dummyfunction(&quot;SUM(ARRAYFORMULA(ABS(FILTER($C:$C,NOT(ISBLANK($C:$C)))-XD1)))&quot;);402580)" office:value-type="float" office:value="402580" calcext:value-type="float">
            <text:p>402580</text:p>
          </table:table-cell>
          <table:table-cell table:style-name="ce8" table:formula="of:=IFERROR(__xludf.dummyfunction(&quot;SUM(ARRAYFORMULA(ABS(FILTER($C:$C,NOT(ISBLANK($C:$C)))-XE1)))&quot;);402948)" office:value-type="float" office:value="402948" calcext:value-type="float">
            <text:p>402948</text:p>
          </table:table-cell>
          <table:table-cell table:style-name="ce8" table:formula="of:=IFERROR(__xludf.dummyfunction(&quot;SUM(ARRAYFORMULA(ABS(FILTER($C:$C,NOT(ISBLANK($C:$C)))-XF1)))&quot;);403316)" office:value-type="float" office:value="403316" calcext:value-type="float">
            <text:p>403316</text:p>
          </table:table-cell>
          <table:table-cell table:style-name="ce8" table:formula="of:=IFERROR(__xludf.dummyfunction(&quot;SUM(ARRAYFORMULA(ABS(FILTER($C:$C,NOT(ISBLANK($C:$C)))-XG1)))&quot;);403684)" office:value-type="float" office:value="403684" calcext:value-type="float">
            <text:p>403684</text:p>
          </table:table-cell>
          <table:table-cell table:style-name="ce8" table:formula="of:=IFERROR(__xludf.dummyfunction(&quot;SUM(ARRAYFORMULA(ABS(FILTER($C:$C,NOT(ISBLANK($C:$C)))-XH1)))&quot;);404054)" office:value-type="float" office:value="404054" calcext:value-type="float">
            <text:p>404054</text:p>
          </table:table-cell>
          <table:table-cell table:style-name="ce8" table:formula="of:=IFERROR(__xludf.dummyfunction(&quot;SUM(ARRAYFORMULA(ABS(FILTER($C:$C,NOT(ISBLANK($C:$C)))-XI1)))&quot;);404428)" office:value-type="float" office:value="404428" calcext:value-type="float">
            <text:p>404428</text:p>
          </table:table-cell>
          <table:table-cell table:style-name="ce8" table:formula="of:=IFERROR(__xludf.dummyfunction(&quot;SUM(ARRAYFORMULA(ABS(FILTER($C:$C,NOT(ISBLANK($C:$C)))-XJ1)))&quot;);404806)" office:value-type="float" office:value="404806" calcext:value-type="float">
            <text:p>404806</text:p>
          </table:table-cell>
          <table:table-cell table:style-name="ce8" table:formula="of:=IFERROR(__xludf.dummyfunction(&quot;SUM(ARRAYFORMULA(ABS(FILTER($C:$C,NOT(ISBLANK($C:$C)))-XK1)))&quot;);405186)" office:value-type="float" office:value="405186" calcext:value-type="float">
            <text:p>405186</text:p>
          </table:table-cell>
          <table:table-cell table:style-name="ce8" table:formula="of:=IFERROR(__xludf.dummyfunction(&quot;SUM(ARRAYFORMULA(ABS(FILTER($C:$C,NOT(ISBLANK($C:$C)))-XL1)))&quot;);405566)" office:value-type="float" office:value="405566" calcext:value-type="float">
            <text:p>405566</text:p>
          </table:table-cell>
          <table:table-cell table:style-name="ce8" table:formula="of:=IFERROR(__xludf.dummyfunction(&quot;SUM(ARRAYFORMULA(ABS(FILTER($C:$C,NOT(ISBLANK($C:$C)))-XM1)))&quot;);405946)" office:value-type="float" office:value="405946" calcext:value-type="float">
            <text:p>405946</text:p>
          </table:table-cell>
          <table:table-cell table:style-name="ce8" table:formula="of:=IFERROR(__xludf.dummyfunction(&quot;SUM(ARRAYFORMULA(ABS(FILTER($C:$C,NOT(ISBLANK($C:$C)))-XN1)))&quot;);406330)" office:value-type="float" office:value="406330" calcext:value-type="float">
            <text:p>406330</text:p>
          </table:table-cell>
          <table:table-cell table:style-name="ce8" table:formula="of:=IFERROR(__xludf.dummyfunction(&quot;SUM(ARRAYFORMULA(ABS(FILTER($C:$C,NOT(ISBLANK($C:$C)))-XO1)))&quot;);406714)" office:value-type="float" office:value="406714" calcext:value-type="float">
            <text:p>406714</text:p>
          </table:table-cell>
          <table:table-cell table:style-name="ce8" table:formula="of:=IFERROR(__xludf.dummyfunction(&quot;SUM(ARRAYFORMULA(ABS(FILTER($C:$C,NOT(ISBLANK($C:$C)))-XP1)))&quot;);407098)" office:value-type="float" office:value="407098" calcext:value-type="float">
            <text:p>407098</text:p>
          </table:table-cell>
          <table:table-cell table:style-name="ce8" table:formula="of:=IFERROR(__xludf.dummyfunction(&quot;SUM(ARRAYFORMULA(ABS(FILTER($C:$C,NOT(ISBLANK($C:$C)))-XQ1)))&quot;);407488)" office:value-type="float" office:value="407488" calcext:value-type="float">
            <text:p>407488</text:p>
          </table:table-cell>
          <table:table-cell table:style-name="ce8" table:formula="of:=IFERROR(__xludf.dummyfunction(&quot;SUM(ARRAYFORMULA(ABS(FILTER($C:$C,NOT(ISBLANK($C:$C)))-XR1)))&quot;);407878)" office:value-type="float" office:value="407878" calcext:value-type="float">
            <text:p>407878</text:p>
          </table:table-cell>
          <table:table-cell table:style-name="ce8" table:formula="of:=IFERROR(__xludf.dummyfunction(&quot;SUM(ARRAYFORMULA(ABS(FILTER($C:$C,NOT(ISBLANK($C:$C)))-XS1)))&quot;);408268)" office:value-type="float" office:value="408268" calcext:value-type="float">
            <text:p>408268</text:p>
          </table:table-cell>
          <table:table-cell table:style-name="ce8" table:formula="of:=IFERROR(__xludf.dummyfunction(&quot;SUM(ARRAYFORMULA(ABS(FILTER($C:$C,NOT(ISBLANK($C:$C)))-XT1)))&quot;);408660)" office:value-type="float" office:value="408660" calcext:value-type="float">
            <text:p>408660</text:p>
          </table:table-cell>
          <table:table-cell table:style-name="ce8" table:formula="of:=IFERROR(__xludf.dummyfunction(&quot;SUM(ARRAYFORMULA(ABS(FILTER($C:$C,NOT(ISBLANK($C:$C)))-XU1)))&quot;);409052)" office:value-type="float" office:value="409052" calcext:value-type="float">
            <text:p>409052</text:p>
          </table:table-cell>
          <table:table-cell table:style-name="ce8" table:formula="of:=IFERROR(__xludf.dummyfunction(&quot;SUM(ARRAYFORMULA(ABS(FILTER($C:$C,NOT(ISBLANK($C:$C)))-XV1)))&quot;);409444)" office:value-type="float" office:value="409444" calcext:value-type="float">
            <text:p>409444</text:p>
          </table:table-cell>
          <table:table-cell table:style-name="ce8" table:formula="of:=IFERROR(__xludf.dummyfunction(&quot;SUM(ARRAYFORMULA(ABS(FILTER($C:$C,NOT(ISBLANK($C:$C)))-XW1)))&quot;);409838)" office:value-type="float" office:value="409838" calcext:value-type="float">
            <text:p>409838</text:p>
          </table:table-cell>
          <table:table-cell table:style-name="ce8" table:formula="of:=IFERROR(__xludf.dummyfunction(&quot;SUM(ARRAYFORMULA(ABS(FILTER($C:$C,NOT(ISBLANK($C:$C)))-XX1)))&quot;);410236)" office:value-type="float" office:value="410236" calcext:value-type="float">
            <text:p>410236</text:p>
          </table:table-cell>
          <table:table-cell table:style-name="ce8" table:formula="of:=IFERROR(__xludf.dummyfunction(&quot;SUM(ARRAYFORMULA(ABS(FILTER($C:$C,NOT(ISBLANK($C:$C)))-XY1)))&quot;);410634)" office:value-type="float" office:value="410634" calcext:value-type="float">
            <text:p>410634</text:p>
          </table:table-cell>
          <table:table-cell table:style-name="ce8" table:formula="of:=IFERROR(__xludf.dummyfunction(&quot;SUM(ARRAYFORMULA(ABS(FILTER($C:$C,NOT(ISBLANK($C:$C)))-XZ1)))&quot;);411034)" office:value-type="float" office:value="411034" calcext:value-type="float">
            <text:p>411034</text:p>
          </table:table-cell>
          <table:table-cell table:style-name="ce8" table:formula="of:=IFERROR(__xludf.dummyfunction(&quot;SUM(ARRAYFORMULA(ABS(FILTER($C:$C,NOT(ISBLANK($C:$C)))-YA1)))&quot;);411436)" office:value-type="float" office:value="411436" calcext:value-type="float">
            <text:p>411436</text:p>
          </table:table-cell>
          <table:table-cell table:style-name="ce8" table:formula="of:=IFERROR(__xludf.dummyfunction(&quot;SUM(ARRAYFORMULA(ABS(FILTER($C:$C,NOT(ISBLANK($C:$C)))-YB1)))&quot;);411838)" office:value-type="float" office:value="411838" calcext:value-type="float">
            <text:p>411838</text:p>
          </table:table-cell>
          <table:table-cell table:style-name="ce8" table:formula="of:=IFERROR(__xludf.dummyfunction(&quot;SUM(ARRAYFORMULA(ABS(FILTER($C:$C,NOT(ISBLANK($C:$C)))-YC1)))&quot;);412240)" office:value-type="float" office:value="412240" calcext:value-type="float">
            <text:p>412240</text:p>
          </table:table-cell>
          <table:table-cell table:style-name="ce8" table:formula="of:=IFERROR(__xludf.dummyfunction(&quot;SUM(ARRAYFORMULA(ABS(FILTER($C:$C,NOT(ISBLANK($C:$C)))-YD1)))&quot;);412646)" office:value-type="float" office:value="412646" calcext:value-type="float">
            <text:p>412646</text:p>
          </table:table-cell>
          <table:table-cell table:style-name="ce8" table:formula="of:=IFERROR(__xludf.dummyfunction(&quot;SUM(ARRAYFORMULA(ABS(FILTER($C:$C,NOT(ISBLANK($C:$C)))-YE1)))&quot;);413054)" office:value-type="float" office:value="413054" calcext:value-type="float">
            <text:p>413054</text:p>
          </table:table-cell>
          <table:table-cell table:style-name="ce8" table:formula="of:=IFERROR(__xludf.dummyfunction(&quot;SUM(ARRAYFORMULA(ABS(FILTER($C:$C,NOT(ISBLANK($C:$C)))-YF1)))&quot;);413462)" office:value-type="float" office:value="413462" calcext:value-type="float">
            <text:p>413462</text:p>
          </table:table-cell>
          <table:table-cell table:style-name="ce8" table:formula="of:=IFERROR(__xludf.dummyfunction(&quot;SUM(ARRAYFORMULA(ABS(FILTER($C:$C,NOT(ISBLANK($C:$C)))-YG1)))&quot;);413872)" office:value-type="float" office:value="413872" calcext:value-type="float">
            <text:p>413872</text:p>
          </table:table-cell>
          <table:table-cell table:style-name="ce8" table:formula="of:=IFERROR(__xludf.dummyfunction(&quot;SUM(ARRAYFORMULA(ABS(FILTER($C:$C,NOT(ISBLANK($C:$C)))-YH1)))&quot;);414282)" office:value-type="float" office:value="414282" calcext:value-type="float">
            <text:p>414282</text:p>
          </table:table-cell>
          <table:table-cell table:style-name="ce8" table:formula="of:=IFERROR(__xludf.dummyfunction(&quot;SUM(ARRAYFORMULA(ABS(FILTER($C:$C,NOT(ISBLANK($C:$C)))-YI1)))&quot;);414692)" office:value-type="float" office:value="414692" calcext:value-type="float">
            <text:p>414692</text:p>
          </table:table-cell>
          <table:table-cell table:style-name="ce8" table:formula="of:=IFERROR(__xludf.dummyfunction(&quot;SUM(ARRAYFORMULA(ABS(FILTER($C:$C,NOT(ISBLANK($C:$C)))-YJ1)))&quot;);415102)" office:value-type="float" office:value="415102" calcext:value-type="float">
            <text:p>415102</text:p>
          </table:table-cell>
          <table:table-cell table:style-name="ce8" table:formula="of:=IFERROR(__xludf.dummyfunction(&quot;SUM(ARRAYFORMULA(ABS(FILTER($C:$C,NOT(ISBLANK($C:$C)))-YK1)))&quot;);415512)" office:value-type="float" office:value="415512" calcext:value-type="float">
            <text:p>415512</text:p>
          </table:table-cell>
          <table:table-cell table:style-name="ce8" table:formula="of:=IFERROR(__xludf.dummyfunction(&quot;SUM(ARRAYFORMULA(ABS(FILTER($C:$C,NOT(ISBLANK($C:$C)))-YL1)))&quot;);415926)" office:value-type="float" office:value="415926" calcext:value-type="float">
            <text:p>415926</text:p>
          </table:table-cell>
          <table:table-cell table:style-name="ce8" table:formula="of:=IFERROR(__xludf.dummyfunction(&quot;SUM(ARRAYFORMULA(ABS(FILTER($C:$C,NOT(ISBLANK($C:$C)))-YM1)))&quot;);416342)" office:value-type="float" office:value="416342" calcext:value-type="float">
            <text:p>416342</text:p>
          </table:table-cell>
          <table:table-cell table:style-name="ce8" table:formula="of:=IFERROR(__xludf.dummyfunction(&quot;SUM(ARRAYFORMULA(ABS(FILTER($C:$C,NOT(ISBLANK($C:$C)))-YN1)))&quot;);416758)" office:value-type="float" office:value="416758" calcext:value-type="float">
            <text:p>416758</text:p>
          </table:table-cell>
          <table:table-cell table:style-name="ce8" table:formula="of:=IFERROR(__xludf.dummyfunction(&quot;SUM(ARRAYFORMULA(ABS(FILTER($C:$C,NOT(ISBLANK($C:$C)))-YO1)))&quot;);417174)" office:value-type="float" office:value="417174" calcext:value-type="float">
            <text:p>417174</text:p>
          </table:table-cell>
          <table:table-cell table:style-name="ce8" table:formula="of:=IFERROR(__xludf.dummyfunction(&quot;SUM(ARRAYFORMULA(ABS(FILTER($C:$C,NOT(ISBLANK($C:$C)))-YP1)))&quot;);417590)" office:value-type="float" office:value="417590" calcext:value-type="float">
            <text:p>417590</text:p>
          </table:table-cell>
          <table:table-cell table:style-name="ce8" table:formula="of:=IFERROR(__xludf.dummyfunction(&quot;SUM(ARRAYFORMULA(ABS(FILTER($C:$C,NOT(ISBLANK($C:$C)))-YQ1)))&quot;);418006)" office:value-type="float" office:value="418006" calcext:value-type="float">
            <text:p>418006</text:p>
          </table:table-cell>
          <table:table-cell table:style-name="ce8" table:formula="of:=IFERROR(__xludf.dummyfunction(&quot;SUM(ARRAYFORMULA(ABS(FILTER($C:$C,NOT(ISBLANK($C:$C)))-YR1)))&quot;);418422)" office:value-type="float" office:value="418422" calcext:value-type="float">
            <text:p>418422</text:p>
          </table:table-cell>
          <table:table-cell table:style-name="ce8" table:formula="of:=IFERROR(__xludf.dummyfunction(&quot;SUM(ARRAYFORMULA(ABS(FILTER($C:$C,NOT(ISBLANK($C:$C)))-YS1)))&quot;);418838)" office:value-type="float" office:value="418838" calcext:value-type="float">
            <text:p>418838</text:p>
          </table:table-cell>
          <table:table-cell table:style-name="ce8" table:formula="of:=IFERROR(__xludf.dummyfunction(&quot;SUM(ARRAYFORMULA(ABS(FILTER($C:$C,NOT(ISBLANK($C:$C)))-YT1)))&quot;);419256)" office:value-type="float" office:value="419256" calcext:value-type="float">
            <text:p>419256</text:p>
          </table:table-cell>
          <table:table-cell table:style-name="ce8" table:formula="of:=IFERROR(__xludf.dummyfunction(&quot;SUM(ARRAYFORMULA(ABS(FILTER($C:$C,NOT(ISBLANK($C:$C)))-YU1)))&quot;);419674)" office:value-type="float" office:value="419674" calcext:value-type="float">
            <text:p>419674</text:p>
          </table:table-cell>
          <table:table-cell table:style-name="ce8" table:formula="of:=IFERROR(__xludf.dummyfunction(&quot;SUM(ARRAYFORMULA(ABS(FILTER($C:$C,NOT(ISBLANK($C:$C)))-YV1)))&quot;);420098)" office:value-type="float" office:value="420098" calcext:value-type="float">
            <text:p>420098</text:p>
          </table:table-cell>
          <table:table-cell table:style-name="ce8" table:formula="of:=IFERROR(__xludf.dummyfunction(&quot;SUM(ARRAYFORMULA(ABS(FILTER($C:$C,NOT(ISBLANK($C:$C)))-YW1)))&quot;);420522)" office:value-type="float" office:value="420522" calcext:value-type="float">
            <text:p>420522</text:p>
          </table:table-cell>
          <table:table-cell table:style-name="ce8" table:formula="of:=IFERROR(__xludf.dummyfunction(&quot;SUM(ARRAYFORMULA(ABS(FILTER($C:$C,NOT(ISBLANK($C:$C)))-YX1)))&quot;);420946)" office:value-type="float" office:value="420946" calcext:value-type="float">
            <text:p>420946</text:p>
          </table:table-cell>
          <table:table-cell table:style-name="ce8" table:formula="of:=IFERROR(__xludf.dummyfunction(&quot;SUM(ARRAYFORMULA(ABS(FILTER($C:$C,NOT(ISBLANK($C:$C)))-YY1)))&quot;);421370)" office:value-type="float" office:value="421370" calcext:value-type="float">
            <text:p>421370</text:p>
          </table:table-cell>
          <table:table-cell table:style-name="ce8" table:formula="of:=IFERROR(__xludf.dummyfunction(&quot;SUM(ARRAYFORMULA(ABS(FILTER($C:$C,NOT(ISBLANK($C:$C)))-YZ1)))&quot;);421796)" office:value-type="float" office:value="421796" calcext:value-type="float">
            <text:p>421796</text:p>
          </table:table-cell>
          <table:table-cell table:style-name="ce8" table:formula="of:=IFERROR(__xludf.dummyfunction(&quot;SUM(ARRAYFORMULA(ABS(FILTER($C:$C,NOT(ISBLANK($C:$C)))-ZA1)))&quot;);422224)" office:value-type="float" office:value="422224" calcext:value-type="float">
            <text:p>422224</text:p>
          </table:table-cell>
          <table:table-cell table:style-name="ce8" table:formula="of:=IFERROR(__xludf.dummyfunction(&quot;SUM(ARRAYFORMULA(ABS(FILTER($C:$C,NOT(ISBLANK($C:$C)))-ZB1)))&quot;);422654)" office:value-type="float" office:value="422654" calcext:value-type="float">
            <text:p>422654</text:p>
          </table:table-cell>
          <table:table-cell table:style-name="ce8" table:formula="of:=IFERROR(__xludf.dummyfunction(&quot;SUM(ARRAYFORMULA(ABS(FILTER($C:$C,NOT(ISBLANK($C:$C)))-ZC1)))&quot;);423088)" office:value-type="float" office:value="423088" calcext:value-type="float">
            <text:p>423088</text:p>
          </table:table-cell>
          <table:table-cell table:style-name="ce8" table:formula="of:=IFERROR(__xludf.dummyfunction(&quot;SUM(ARRAYFORMULA(ABS(FILTER($C:$C,NOT(ISBLANK($C:$C)))-ZD1)))&quot;);423522)" office:value-type="float" office:value="423522" calcext:value-type="float">
            <text:p>423522</text:p>
          </table:table-cell>
          <table:table-cell table:style-name="ce8" table:formula="of:=IFERROR(__xludf.dummyfunction(&quot;SUM(ARRAYFORMULA(ABS(FILTER($C:$C,NOT(ISBLANK($C:$C)))-ZE1)))&quot;);423956)" office:value-type="float" office:value="423956" calcext:value-type="float">
            <text:p>423956</text:p>
          </table:table-cell>
          <table:table-cell table:style-name="ce8" table:formula="of:=IFERROR(__xludf.dummyfunction(&quot;SUM(ARRAYFORMULA(ABS(FILTER($C:$C,NOT(ISBLANK($C:$C)))-ZF1)))&quot;);424390)" office:value-type="float" office:value="424390" calcext:value-type="float">
            <text:p>424390</text:p>
          </table:table-cell>
          <table:table-cell table:style-name="ce8" table:formula="of:=IFERROR(__xludf.dummyfunction(&quot;SUM(ARRAYFORMULA(ABS(FILTER($C:$C,NOT(ISBLANK($C:$C)))-ZG1)))&quot;);424824)" office:value-type="float" office:value="424824" calcext:value-type="float">
            <text:p>424824</text:p>
          </table:table-cell>
          <table:table-cell table:style-name="ce8" table:formula="of:=IFERROR(__xludf.dummyfunction(&quot;SUM(ARRAYFORMULA(ABS(FILTER($C:$C,NOT(ISBLANK($C:$C)))-ZH1)))&quot;);425258)" office:value-type="float" office:value="425258" calcext:value-type="float">
            <text:p>425258</text:p>
          </table:table-cell>
          <table:table-cell table:style-name="ce8" table:formula="of:=IFERROR(__xludf.dummyfunction(&quot;SUM(ARRAYFORMULA(ABS(FILTER($C:$C,NOT(ISBLANK($C:$C)))-ZI1)))&quot;);425692)" office:value-type="float" office:value="425692" calcext:value-type="float">
            <text:p>425692</text:p>
          </table:table-cell>
          <table:table-cell table:style-name="ce8" table:formula="of:=IFERROR(__xludf.dummyfunction(&quot;SUM(ARRAYFORMULA(ABS(FILTER($C:$C,NOT(ISBLANK($C:$C)))-ZJ1)))&quot;);426126)" office:value-type="float" office:value="426126" calcext:value-type="float">
            <text:p>426126</text:p>
          </table:table-cell>
          <table:table-cell table:style-name="ce8" table:formula="of:=IFERROR(__xludf.dummyfunction(&quot;SUM(ARRAYFORMULA(ABS(FILTER($C:$C,NOT(ISBLANK($C:$C)))-ZK1)))&quot;);426560)" office:value-type="float" office:value="426560" calcext:value-type="float">
            <text:p>426560</text:p>
          </table:table-cell>
          <table:table-cell table:style-name="ce8" table:formula="of:=IFERROR(__xludf.dummyfunction(&quot;SUM(ARRAYFORMULA(ABS(FILTER($C:$C,NOT(ISBLANK($C:$C)))-ZL1)))&quot;);426996)" office:value-type="float" office:value="426996" calcext:value-type="float">
            <text:p>426996</text:p>
          </table:table-cell>
          <table:table-cell table:style-name="ce8" table:formula="of:=IFERROR(__xludf.dummyfunction(&quot;SUM(ARRAYFORMULA(ABS(FILTER($C:$C,NOT(ISBLANK($C:$C)))-ZM1)))&quot;);427434)" office:value-type="float" office:value="427434" calcext:value-type="float">
            <text:p>427434</text:p>
          </table:table-cell>
          <table:table-cell table:style-name="ce8" table:formula="of:=IFERROR(__xludf.dummyfunction(&quot;SUM(ARRAYFORMULA(ABS(FILTER($C:$C,NOT(ISBLANK($C:$C)))-ZN1)))&quot;);427876)" office:value-type="float" office:value="427876" calcext:value-type="float">
            <text:p>427876</text:p>
          </table:table-cell>
          <table:table-cell table:style-name="ce8" table:formula="of:=IFERROR(__xludf.dummyfunction(&quot;SUM(ARRAYFORMULA(ABS(FILTER($C:$C,NOT(ISBLANK($C:$C)))-ZO1)))&quot;);428322)" office:value-type="float" office:value="428322" calcext:value-type="float">
            <text:p>428322</text:p>
          </table:table-cell>
          <table:table-cell table:style-name="ce8" table:formula="of:=IFERROR(__xludf.dummyfunction(&quot;SUM(ARRAYFORMULA(ABS(FILTER($C:$C,NOT(ISBLANK($C:$C)))-ZP1)))&quot;);428770)" office:value-type="float" office:value="428770" calcext:value-type="float">
            <text:p>428770</text:p>
          </table:table-cell>
          <table:table-cell table:style-name="ce8" table:formula="of:=IFERROR(__xludf.dummyfunction(&quot;SUM(ARRAYFORMULA(ABS(FILTER($C:$C,NOT(ISBLANK($C:$C)))-ZQ1)))&quot;);429218)" office:value-type="float" office:value="429218" calcext:value-type="float">
            <text:p>429218</text:p>
          </table:table-cell>
          <table:table-cell table:style-name="ce8" table:formula="of:=IFERROR(__xludf.dummyfunction(&quot;SUM(ARRAYFORMULA(ABS(FILTER($C:$C,NOT(ISBLANK($C:$C)))-ZR1)))&quot;);429670)" office:value-type="float" office:value="429670" calcext:value-type="float">
            <text:p>429670</text:p>
          </table:table-cell>
          <table:table-cell table:style-name="ce8" table:formula="of:=IFERROR(__xludf.dummyfunction(&quot;SUM(ARRAYFORMULA(ABS(FILTER($C:$C,NOT(ISBLANK($C:$C)))-ZS1)))&quot;);430126)" office:value-type="float" office:value="430126" calcext:value-type="float">
            <text:p>430126</text:p>
          </table:table-cell>
          <table:table-cell table:style-name="ce8" table:formula="of:=IFERROR(__xludf.dummyfunction(&quot;SUM(ARRAYFORMULA(ABS(FILTER($C:$C,NOT(ISBLANK($C:$C)))-ZT1)))&quot;);430582)" office:value-type="float" office:value="430582" calcext:value-type="float">
            <text:p>430582</text:p>
          </table:table-cell>
          <table:table-cell table:style-name="ce8" table:formula="of:=IFERROR(__xludf.dummyfunction(&quot;SUM(ARRAYFORMULA(ABS(FILTER($C:$C,NOT(ISBLANK($C:$C)))-ZU1)))&quot;);431040)" office:value-type="float" office:value="431040" calcext:value-type="float">
            <text:p>431040</text:p>
          </table:table-cell>
          <table:table-cell table:style-name="ce8" table:formula="of:=IFERROR(__xludf.dummyfunction(&quot;SUM(ARRAYFORMULA(ABS(FILTER($C:$C,NOT(ISBLANK($C:$C)))-ZV1)))&quot;);431498)" office:value-type="float" office:value="431498" calcext:value-type="float">
            <text:p>431498</text:p>
          </table:table-cell>
          <table:table-cell table:style-name="ce8" table:formula="of:=IFERROR(__xludf.dummyfunction(&quot;SUM(ARRAYFORMULA(ABS(FILTER($C:$C,NOT(ISBLANK($C:$C)))-ZW1)))&quot;);431956)" office:value-type="float" office:value="431956" calcext:value-type="float">
            <text:p>431956</text:p>
          </table:table-cell>
          <table:table-cell table:style-name="ce8" table:formula="of:=IFERROR(__xludf.dummyfunction(&quot;SUM(ARRAYFORMULA(ABS(FILTER($C:$C,NOT(ISBLANK($C:$C)))-ZX1)))&quot;);432414)" office:value-type="float" office:value="432414" calcext:value-type="float">
            <text:p>432414</text:p>
          </table:table-cell>
          <table:table-cell table:style-name="ce8" table:formula="of:=IFERROR(__xludf.dummyfunction(&quot;SUM(ARRAYFORMULA(ABS(FILTER($C:$C,NOT(ISBLANK($C:$C)))-ZY1)))&quot;);432872)" office:value-type="float" office:value="432872" calcext:value-type="float">
            <text:p>432872</text:p>
          </table:table-cell>
          <table:table-cell table:style-name="ce8" table:formula="of:=IFERROR(__xludf.dummyfunction(&quot;SUM(ARRAYFORMULA(ABS(FILTER($C:$C,NOT(ISBLANK($C:$C)))-ZZ1)))&quot;);433330)" office:value-type="float" office:value="433330" calcext:value-type="float">
            <text:p>433330</text:p>
          </table:table-cell>
          <table:table-cell table:style-name="ce8" table:formula="of:=IFERROR(__xludf.dummyfunction(&quot;SUM(ARRAYFORMULA(ABS(FILTER($C:$C,NOT(ISBLANK($C:$C)))-AAA1)))&quot;);433790)" office:value-type="float" office:value="433790" calcext:value-type="float">
            <text:p>433790</text:p>
          </table:table-cell>
          <table:table-cell table:style-name="ce8" table:formula="of:=IFERROR(__xludf.dummyfunction(&quot;SUM(ARRAYFORMULA(ABS(FILTER($C:$C,NOT(ISBLANK($C:$C)))-AAB1)))&quot;);434250)" office:value-type="float" office:value="434250" calcext:value-type="float">
            <text:p>434250</text:p>
          </table:table-cell>
          <table:table-cell table:style-name="ce8" table:formula="of:=IFERROR(__xludf.dummyfunction(&quot;SUM(ARRAYFORMULA(ABS(FILTER($C:$C,NOT(ISBLANK($C:$C)))-AAC1)))&quot;);434710)" office:value-type="float" office:value="434710" calcext:value-type="float">
            <text:p>434710</text:p>
          </table:table-cell>
          <table:table-cell table:style-name="ce8" table:formula="of:=IFERROR(__xludf.dummyfunction(&quot;SUM(ARRAYFORMULA(ABS(FILTER($C:$C,NOT(ISBLANK($C:$C)))-AAD1)))&quot;);435172)" office:value-type="float" office:value="435172" calcext:value-type="float">
            <text:p>435172</text:p>
          </table:table-cell>
          <table:table-cell table:style-name="ce8" table:formula="of:=IFERROR(__xludf.dummyfunction(&quot;SUM(ARRAYFORMULA(ABS(FILTER($C:$C,NOT(ISBLANK($C:$C)))-AAE1)))&quot;);435636)" office:value-type="float" office:value="435636" calcext:value-type="float">
            <text:p>435636</text:p>
          </table:table-cell>
          <table:table-cell table:style-name="ce8" table:formula="of:=IFERROR(__xludf.dummyfunction(&quot;SUM(ARRAYFORMULA(ABS(FILTER($C:$C,NOT(ISBLANK($C:$C)))-AAF1)))&quot;);436102)" office:value-type="float" office:value="436102" calcext:value-type="float">
            <text:p>436102</text:p>
          </table:table-cell>
          <table:table-cell table:style-name="ce8" table:formula="of:=IFERROR(__xludf.dummyfunction(&quot;SUM(ARRAYFORMULA(ABS(FILTER($C:$C,NOT(ISBLANK($C:$C)))-AAG1)))&quot;);436570)" office:value-type="float" office:value="436570" calcext:value-type="float">
            <text:p>436570</text:p>
          </table:table-cell>
          <table:table-cell table:style-name="ce8" table:formula="of:=IFERROR(__xludf.dummyfunction(&quot;SUM(ARRAYFORMULA(ABS(FILTER($C:$C,NOT(ISBLANK($C:$C)))-AAH1)))&quot;);437038)" office:value-type="float" office:value="437038" calcext:value-type="float">
            <text:p>437038</text:p>
          </table:table-cell>
          <table:table-cell table:style-name="ce8" table:formula="of:=IFERROR(__xludf.dummyfunction(&quot;SUM(ARRAYFORMULA(ABS(FILTER($C:$C,NOT(ISBLANK($C:$C)))-AAI1)))&quot;);437508)" office:value-type="float" office:value="437508" calcext:value-type="float">
            <text:p>437508</text:p>
          </table:table-cell>
          <table:table-cell table:style-name="ce8" table:formula="of:=IFERROR(__xludf.dummyfunction(&quot;SUM(ARRAYFORMULA(ABS(FILTER($C:$C,NOT(ISBLANK($C:$C)))-AAJ1)))&quot;);437978)" office:value-type="float" office:value="437978" calcext:value-type="float">
            <text:p>437978</text:p>
          </table:table-cell>
          <table:table-cell table:style-name="ce8" table:formula="of:=IFERROR(__xludf.dummyfunction(&quot;SUM(ARRAYFORMULA(ABS(FILTER($C:$C,NOT(ISBLANK($C:$C)))-AAK1)))&quot;);438448)" office:value-type="float" office:value="438448" calcext:value-type="float">
            <text:p>438448</text:p>
          </table:table-cell>
          <table:table-cell table:style-name="ce8" table:formula="of:=IFERROR(__xludf.dummyfunction(&quot;SUM(ARRAYFORMULA(ABS(FILTER($C:$C,NOT(ISBLANK($C:$C)))-AAL1)))&quot;);438918)" office:value-type="float" office:value="438918" calcext:value-type="float">
            <text:p>438918</text:p>
          </table:table-cell>
          <table:table-cell table:style-name="ce8" table:formula="of:=IFERROR(__xludf.dummyfunction(&quot;SUM(ARRAYFORMULA(ABS(FILTER($C:$C,NOT(ISBLANK($C:$C)))-AAM1)))&quot;);439390)" office:value-type="float" office:value="439390" calcext:value-type="float">
            <text:p>439390</text:p>
          </table:table-cell>
          <table:table-cell table:style-name="ce8" table:formula="of:=IFERROR(__xludf.dummyfunction(&quot;SUM(ARRAYFORMULA(ABS(FILTER($C:$C,NOT(ISBLANK($C:$C)))-AAN1)))&quot;);439864)" office:value-type="float" office:value="439864" calcext:value-type="float">
            <text:p>439864</text:p>
          </table:table-cell>
          <table:table-cell table:style-name="ce8" table:formula="of:=IFERROR(__xludf.dummyfunction(&quot;SUM(ARRAYFORMULA(ABS(FILTER($C:$C,NOT(ISBLANK($C:$C)))-AAO1)))&quot;);440338)" office:value-type="float" office:value="440338" calcext:value-type="float">
            <text:p>440338</text:p>
          </table:table-cell>
          <table:table-cell table:style-name="ce8" table:formula="of:=IFERROR(__xludf.dummyfunction(&quot;SUM(ARRAYFORMULA(ABS(FILTER($C:$C,NOT(ISBLANK($C:$C)))-AAP1)))&quot;);440812)" office:value-type="float" office:value="440812" calcext:value-type="float">
            <text:p>440812</text:p>
          </table:table-cell>
          <table:table-cell table:style-name="ce8" table:formula="of:=IFERROR(__xludf.dummyfunction(&quot;SUM(ARRAYFORMULA(ABS(FILTER($C:$C,NOT(ISBLANK($C:$C)))-AAQ1)))&quot;);441288)" office:value-type="float" office:value="441288" calcext:value-type="float">
            <text:p>441288</text:p>
          </table:table-cell>
          <table:table-cell table:style-name="ce8" table:formula="of:=IFERROR(__xludf.dummyfunction(&quot;SUM(ARRAYFORMULA(ABS(FILTER($C:$C,NOT(ISBLANK($C:$C)))-AAR1)))&quot;);441766)" office:value-type="float" office:value="441766" calcext:value-type="float">
            <text:p>441766</text:p>
          </table:table-cell>
          <table:table-cell table:style-name="ce8" table:formula="of:=IFERROR(__xludf.dummyfunction(&quot;SUM(ARRAYFORMULA(ABS(FILTER($C:$C,NOT(ISBLANK($C:$C)))-AAS1)))&quot;);442246)" office:value-type="float" office:value="442246" calcext:value-type="float">
            <text:p>442246</text:p>
          </table:table-cell>
          <table:table-cell table:style-name="ce8" table:formula="of:=IFERROR(__xludf.dummyfunction(&quot;SUM(ARRAYFORMULA(ABS(FILTER($C:$C,NOT(ISBLANK($C:$C)))-AAT1)))&quot;);442726)" office:value-type="float" office:value="442726" calcext:value-type="float">
            <text:p>442726</text:p>
          </table:table-cell>
          <table:table-cell table:style-name="ce8" table:formula="of:=IFERROR(__xludf.dummyfunction(&quot;SUM(ARRAYFORMULA(ABS(FILTER($C:$C,NOT(ISBLANK($C:$C)))-AAU1)))&quot;);443206)" office:value-type="float" office:value="443206" calcext:value-type="float">
            <text:p>443206</text:p>
          </table:table-cell>
          <table:table-cell table:style-name="ce8" table:formula="of:=IFERROR(__xludf.dummyfunction(&quot;SUM(ARRAYFORMULA(ABS(FILTER($C:$C,NOT(ISBLANK($C:$C)))-AAV1)))&quot;);443686)" office:value-type="float" office:value="443686" calcext:value-type="float">
            <text:p>443686</text:p>
          </table:table-cell>
          <table:table-cell table:style-name="ce8" table:formula="of:=IFERROR(__xludf.dummyfunction(&quot;SUM(ARRAYFORMULA(ABS(FILTER($C:$C,NOT(ISBLANK($C:$C)))-AAW1)))&quot;);444168)" office:value-type="float" office:value="444168" calcext:value-type="float">
            <text:p>444168</text:p>
          </table:table-cell>
          <table:table-cell table:style-name="ce8" table:formula="of:=IFERROR(__xludf.dummyfunction(&quot;SUM(ARRAYFORMULA(ABS(FILTER($C:$C,NOT(ISBLANK($C:$C)))-AAX1)))&quot;);444650)" office:value-type="float" office:value="444650" calcext:value-type="float">
            <text:p>444650</text:p>
          </table:table-cell>
          <table:table-cell table:style-name="ce8" table:formula="of:=IFERROR(__xludf.dummyfunction(&quot;SUM(ARRAYFORMULA(ABS(FILTER($C:$C,NOT(ISBLANK($C:$C)))-AAY1)))&quot;);445132)" office:value-type="float" office:value="445132" calcext:value-type="float">
            <text:p>445132</text:p>
          </table:table-cell>
          <table:table-cell table:style-name="ce8" table:formula="of:=IFERROR(__xludf.dummyfunction(&quot;SUM(ARRAYFORMULA(ABS(FILTER($C:$C,NOT(ISBLANK($C:$C)))-AAZ1)))&quot;);445618)" office:value-type="float" office:value="445618" calcext:value-type="float">
            <text:p>445618</text:p>
          </table:table-cell>
          <table:table-cell table:style-name="ce8" table:formula="of:=IFERROR(__xludf.dummyfunction(&quot;SUM(ARRAYFORMULA(ABS(FILTER($C:$C,NOT(ISBLANK($C:$C)))-ABA1)))&quot;);446104)" office:value-type="float" office:value="446104" calcext:value-type="float">
            <text:p>446104</text:p>
          </table:table-cell>
          <table:table-cell table:style-name="ce8" table:formula="of:=IFERROR(__xludf.dummyfunction(&quot;SUM(ARRAYFORMULA(ABS(FILTER($C:$C,NOT(ISBLANK($C:$C)))-ABB1)))&quot;);446594)" office:value-type="float" office:value="446594" calcext:value-type="float">
            <text:p>446594</text:p>
          </table:table-cell>
          <table:table-cell table:style-name="ce8" table:formula="of:=IFERROR(__xludf.dummyfunction(&quot;SUM(ARRAYFORMULA(ABS(FILTER($C:$C,NOT(ISBLANK($C:$C)))-ABC1)))&quot;);447086)" office:value-type="float" office:value="447086" calcext:value-type="float">
            <text:p>447086</text:p>
          </table:table-cell>
          <table:table-cell table:style-name="ce8" table:formula="of:=IFERROR(__xludf.dummyfunction(&quot;SUM(ARRAYFORMULA(ABS(FILTER($C:$C,NOT(ISBLANK($C:$C)))-ABD1)))&quot;);447578)" office:value-type="float" office:value="447578" calcext:value-type="float">
            <text:p>447578</text:p>
          </table:table-cell>
          <table:table-cell table:style-name="ce8" table:formula="of:=IFERROR(__xludf.dummyfunction(&quot;SUM(ARRAYFORMULA(ABS(FILTER($C:$C,NOT(ISBLANK($C:$C)))-ABE1)))&quot;);448074)" office:value-type="float" office:value="448074" calcext:value-type="float">
            <text:p>448074</text:p>
          </table:table-cell>
          <table:table-cell table:style-name="ce8" table:formula="of:=IFERROR(__xludf.dummyfunction(&quot;SUM(ARRAYFORMULA(ABS(FILTER($C:$C,NOT(ISBLANK($C:$C)))-ABF1)))&quot;);448570)" office:value-type="float" office:value="448570" calcext:value-type="float">
            <text:p>448570</text:p>
          </table:table-cell>
          <table:table-cell table:style-name="ce8" table:formula="of:=IFERROR(__xludf.dummyfunction(&quot;SUM(ARRAYFORMULA(ABS(FILTER($C:$C,NOT(ISBLANK($C:$C)))-ABG1)))&quot;);449066)" office:value-type="float" office:value="449066" calcext:value-type="float">
            <text:p>449066</text:p>
          </table:table-cell>
          <table:table-cell table:style-name="ce8" table:formula="of:=IFERROR(__xludf.dummyfunction(&quot;SUM(ARRAYFORMULA(ABS(FILTER($C:$C,NOT(ISBLANK($C:$C)))-ABH1)))&quot;);449564)" office:value-type="float" office:value="449564" calcext:value-type="float">
            <text:p>449564</text:p>
          </table:table-cell>
          <table:table-cell table:style-name="ce8" table:formula="of:=IFERROR(__xludf.dummyfunction(&quot;SUM(ARRAYFORMULA(ABS(FILTER($C:$C,NOT(ISBLANK($C:$C)))-ABI1)))&quot;);450062)" office:value-type="float" office:value="450062" calcext:value-type="float">
            <text:p>450062</text:p>
          </table:table-cell>
          <table:table-cell table:style-name="ce8" table:formula="of:=IFERROR(__xludf.dummyfunction(&quot;SUM(ARRAYFORMULA(ABS(FILTER($C:$C,NOT(ISBLANK($C:$C)))-ABJ1)))&quot;);450560)" office:value-type="float" office:value="450560" calcext:value-type="float">
            <text:p>450560</text:p>
          </table:table-cell>
          <table:table-cell table:style-name="ce8" table:formula="of:=IFERROR(__xludf.dummyfunction(&quot;SUM(ARRAYFORMULA(ABS(FILTER($C:$C,NOT(ISBLANK($C:$C)))-ABK1)))&quot;);451058)" office:value-type="float" office:value="451058" calcext:value-type="float">
            <text:p>451058</text:p>
          </table:table-cell>
          <table:table-cell table:style-name="ce8" table:formula="of:=IFERROR(__xludf.dummyfunction(&quot;SUM(ARRAYFORMULA(ABS(FILTER($C:$C,NOT(ISBLANK($C:$C)))-ABL1)))&quot;);451556)" office:value-type="float" office:value="451556" calcext:value-type="float">
            <text:p>451556</text:p>
          </table:table-cell>
          <table:table-cell table:style-name="ce8" table:formula="of:=IFERROR(__xludf.dummyfunction(&quot;SUM(ARRAYFORMULA(ABS(FILTER($C:$C,NOT(ISBLANK($C:$C)))-ABM1)))&quot;);452056)" office:value-type="float" office:value="452056" calcext:value-type="float">
            <text:p>452056</text:p>
          </table:table-cell>
          <table:table-cell table:style-name="ce8" table:formula="of:=IFERROR(__xludf.dummyfunction(&quot;SUM(ARRAYFORMULA(ABS(FILTER($C:$C,NOT(ISBLANK($C:$C)))-ABN1)))&quot;);452556)" office:value-type="float" office:value="452556" calcext:value-type="float">
            <text:p>452556</text:p>
          </table:table-cell>
          <table:table-cell table:style-name="ce8" table:formula="of:=IFERROR(__xludf.dummyfunction(&quot;SUM(ARRAYFORMULA(ABS(FILTER($C:$C,NOT(ISBLANK($C:$C)))-ABO1)))&quot;);453056)" office:value-type="float" office:value="453056" calcext:value-type="float">
            <text:p>453056</text:p>
          </table:table-cell>
          <table:table-cell table:style-name="ce8" table:formula="of:=IFERROR(__xludf.dummyfunction(&quot;SUM(ARRAYFORMULA(ABS(FILTER($C:$C,NOT(ISBLANK($C:$C)))-ABP1)))&quot;);453558)" office:value-type="float" office:value="453558" calcext:value-type="float">
            <text:p>453558</text:p>
          </table:table-cell>
          <table:table-cell table:style-name="ce8" table:formula="of:=IFERROR(__xludf.dummyfunction(&quot;SUM(ARRAYFORMULA(ABS(FILTER($C:$C,NOT(ISBLANK($C:$C)))-ABQ1)))&quot;);454066)" office:value-type="float" office:value="454066" calcext:value-type="float">
            <text:p>454066</text:p>
          </table:table-cell>
          <table:table-cell table:style-name="ce8" table:formula="of:=IFERROR(__xludf.dummyfunction(&quot;SUM(ARRAYFORMULA(ABS(FILTER($C:$C,NOT(ISBLANK($C:$C)))-ABR1)))&quot;);454574)" office:value-type="float" office:value="454574" calcext:value-type="float">
            <text:p>454574</text:p>
          </table:table-cell>
          <table:table-cell table:style-name="ce8" table:formula="of:=IFERROR(__xludf.dummyfunction(&quot;SUM(ARRAYFORMULA(ABS(FILTER($C:$C,NOT(ISBLANK($C:$C)))-ABS1)))&quot;);455082)" office:value-type="float" office:value="455082" calcext:value-type="float">
            <text:p>455082</text:p>
          </table:table-cell>
          <table:table-cell table:style-name="ce8" table:formula="of:=IFERROR(__xludf.dummyfunction(&quot;SUM(ARRAYFORMULA(ABS(FILTER($C:$C,NOT(ISBLANK($C:$C)))-ABT1)))&quot;);455592)" office:value-type="float" office:value="455592" calcext:value-type="float">
            <text:p>455592</text:p>
          </table:table-cell>
          <table:table-cell table:style-name="ce8" table:formula="of:=IFERROR(__xludf.dummyfunction(&quot;SUM(ARRAYFORMULA(ABS(FILTER($C:$C,NOT(ISBLANK($C:$C)))-ABU1)))&quot;);456102)" office:value-type="float" office:value="456102" calcext:value-type="float">
            <text:p>456102</text:p>
          </table:table-cell>
          <table:table-cell table:style-name="ce8" table:formula="of:=IFERROR(__xludf.dummyfunction(&quot;SUM(ARRAYFORMULA(ABS(FILTER($C:$C,NOT(ISBLANK($C:$C)))-ABV1)))&quot;);456612)" office:value-type="float" office:value="456612" calcext:value-type="float">
            <text:p>456612</text:p>
          </table:table-cell>
          <table:table-cell table:style-name="ce8" table:formula="of:=IFERROR(__xludf.dummyfunction(&quot;SUM(ARRAYFORMULA(ABS(FILTER($C:$C,NOT(ISBLANK($C:$C)))-ABW1)))&quot;);457124)" office:value-type="float" office:value="457124" calcext:value-type="float">
            <text:p>457124</text:p>
          </table:table-cell>
          <table:table-cell table:style-name="ce8" table:formula="of:=IFERROR(__xludf.dummyfunction(&quot;SUM(ARRAYFORMULA(ABS(FILTER($C:$C,NOT(ISBLANK($C:$C)))-ABX1)))&quot;);457636)" office:value-type="float" office:value="457636" calcext:value-type="float">
            <text:p>457636</text:p>
          </table:table-cell>
          <table:table-cell table:style-name="ce8" table:formula="of:=IFERROR(__xludf.dummyfunction(&quot;SUM(ARRAYFORMULA(ABS(FILTER($C:$C,NOT(ISBLANK($C:$C)))-ABY1)))&quot;);458150)" office:value-type="float" office:value="458150" calcext:value-type="float">
            <text:p>458150</text:p>
          </table:table-cell>
          <table:table-cell table:style-name="ce8" table:formula="of:=IFERROR(__xludf.dummyfunction(&quot;SUM(ARRAYFORMULA(ABS(FILTER($C:$C,NOT(ISBLANK($C:$C)))-ABZ1)))&quot;);458666)" office:value-type="float" office:value="458666" calcext:value-type="float">
            <text:p>458666</text:p>
          </table:table-cell>
          <table:table-cell table:style-name="ce8" table:formula="of:=IFERROR(__xludf.dummyfunction(&quot;SUM(ARRAYFORMULA(ABS(FILTER($C:$C,NOT(ISBLANK($C:$C)))-ACA1)))&quot;);459184)" office:value-type="float" office:value="459184" calcext:value-type="float">
            <text:p>459184</text:p>
          </table:table-cell>
          <table:table-cell table:style-name="ce8" table:formula="of:=IFERROR(__xludf.dummyfunction(&quot;SUM(ARRAYFORMULA(ABS(FILTER($C:$C,NOT(ISBLANK($C:$C)))-ACB1)))&quot;);459704)" office:value-type="float" office:value="459704" calcext:value-type="float">
            <text:p>459704</text:p>
          </table:table-cell>
          <table:table-cell table:style-name="ce8" table:formula="of:=IFERROR(__xludf.dummyfunction(&quot;SUM(ARRAYFORMULA(ABS(FILTER($C:$C,NOT(ISBLANK($C:$C)))-ACC1)))&quot;);460224)" office:value-type="float" office:value="460224" calcext:value-type="float">
            <text:p>460224</text:p>
          </table:table-cell>
          <table:table-cell table:style-name="ce8" table:formula="of:=IFERROR(__xludf.dummyfunction(&quot;SUM(ARRAYFORMULA(ABS(FILTER($C:$C,NOT(ISBLANK($C:$C)))-ACD1)))&quot;);460744)" office:value-type="float" office:value="460744" calcext:value-type="float">
            <text:p>460744</text:p>
          </table:table-cell>
          <table:table-cell table:style-name="ce8" table:formula="of:=IFERROR(__xludf.dummyfunction(&quot;SUM(ARRAYFORMULA(ABS(FILTER($C:$C,NOT(ISBLANK($C:$C)))-ACE1)))&quot;);461264)" office:value-type="float" office:value="461264" calcext:value-type="float">
            <text:p>461264</text:p>
          </table:table-cell>
          <table:table-cell table:style-name="ce8" table:formula="of:=IFERROR(__xludf.dummyfunction(&quot;SUM(ARRAYFORMULA(ABS(FILTER($C:$C,NOT(ISBLANK($C:$C)))-ACF1)))&quot;);461784)" office:value-type="float" office:value="461784" calcext:value-type="float">
            <text:p>461784</text:p>
          </table:table-cell>
          <table:table-cell table:style-name="ce8" table:formula="of:=IFERROR(__xludf.dummyfunction(&quot;SUM(ARRAYFORMULA(ABS(FILTER($C:$C,NOT(ISBLANK($C:$C)))-ACG1)))&quot;);462304)" office:value-type="float" office:value="462304" calcext:value-type="float">
            <text:p>462304</text:p>
          </table:table-cell>
          <table:table-cell table:style-name="ce8" table:formula="of:=IFERROR(__xludf.dummyfunction(&quot;SUM(ARRAYFORMULA(ABS(FILTER($C:$C,NOT(ISBLANK($C:$C)))-ACH1)))&quot;);462824)" office:value-type="float" office:value="462824" calcext:value-type="float">
            <text:p>462824</text:p>
          </table:table-cell>
          <table:table-cell table:style-name="ce8" table:formula="of:=IFERROR(__xludf.dummyfunction(&quot;SUM(ARRAYFORMULA(ABS(FILTER($C:$C,NOT(ISBLANK($C:$C)))-ACI1)))&quot;);463344)" office:value-type="float" office:value="463344" calcext:value-type="float">
            <text:p>463344</text:p>
          </table:table-cell>
          <table:table-cell table:style-name="ce8" table:formula="of:=IFERROR(__xludf.dummyfunction(&quot;SUM(ARRAYFORMULA(ABS(FILTER($C:$C,NOT(ISBLANK($C:$C)))-ACJ1)))&quot;);463866)" office:value-type="float" office:value="463866" calcext:value-type="float">
            <text:p>463866</text:p>
          </table:table-cell>
          <table:table-cell table:style-name="ce8" table:formula="of:=IFERROR(__xludf.dummyfunction(&quot;SUM(ARRAYFORMULA(ABS(FILTER($C:$C,NOT(ISBLANK($C:$C)))-ACK1)))&quot;);464388)" office:value-type="float" office:value="464388" calcext:value-type="float">
            <text:p>464388</text:p>
          </table:table-cell>
          <table:table-cell table:style-name="ce8" table:formula="of:=IFERROR(__xludf.dummyfunction(&quot;SUM(ARRAYFORMULA(ABS(FILTER($C:$C,NOT(ISBLANK($C:$C)))-ACL1)))&quot;);464910)" office:value-type="float" office:value="464910" calcext:value-type="float">
            <text:p>464910</text:p>
          </table:table-cell>
          <table:table-cell table:style-name="ce8" table:formula="of:=IFERROR(__xludf.dummyfunction(&quot;SUM(ARRAYFORMULA(ABS(FILTER($C:$C,NOT(ISBLANK($C:$C)))-ACM1)))&quot;);465432)" office:value-type="float" office:value="465432" calcext:value-type="float">
            <text:p>465432</text:p>
          </table:table-cell>
          <table:table-cell table:style-name="ce8" table:formula="of:=IFERROR(__xludf.dummyfunction(&quot;SUM(ARRAYFORMULA(ABS(FILTER($C:$C,NOT(ISBLANK($C:$C)))-ACN1)))&quot;);465956)" office:value-type="float" office:value="465956" calcext:value-type="float">
            <text:p>465956</text:p>
          </table:table-cell>
          <table:table-cell table:style-name="ce8" table:formula="of:=IFERROR(__xludf.dummyfunction(&quot;SUM(ARRAYFORMULA(ABS(FILTER($C:$C,NOT(ISBLANK($C:$C)))-ACO1)))&quot;);466480)" office:value-type="float" office:value="466480" calcext:value-type="float">
            <text:p>466480</text:p>
          </table:table-cell>
          <table:table-cell table:style-name="ce8" table:formula="of:=IFERROR(__xludf.dummyfunction(&quot;SUM(ARRAYFORMULA(ABS(FILTER($C:$C,NOT(ISBLANK($C:$C)))-ACP1)))&quot;);467004)" office:value-type="float" office:value="467004" calcext:value-type="float">
            <text:p>467004</text:p>
          </table:table-cell>
          <table:table-cell table:style-name="ce8" table:formula="of:=IFERROR(__xludf.dummyfunction(&quot;SUM(ARRAYFORMULA(ABS(FILTER($C:$C,NOT(ISBLANK($C:$C)))-ACQ1)))&quot;);467530)" office:value-type="float" office:value="467530" calcext:value-type="float">
            <text:p>467530</text:p>
          </table:table-cell>
          <table:table-cell table:style-name="ce8" table:formula="of:=IFERROR(__xludf.dummyfunction(&quot;SUM(ARRAYFORMULA(ABS(FILTER($C:$C,NOT(ISBLANK($C:$C)))-ACR1)))&quot;);468056)" office:value-type="float" office:value="468056" calcext:value-type="float">
            <text:p>468056</text:p>
          </table:table-cell>
          <table:table-cell table:style-name="ce8" table:formula="of:=IFERROR(__xludf.dummyfunction(&quot;SUM(ARRAYFORMULA(ABS(FILTER($C:$C,NOT(ISBLANK($C:$C)))-ACS1)))&quot;);468582)" office:value-type="float" office:value="468582" calcext:value-type="float">
            <text:p>468582</text:p>
          </table:table-cell>
          <table:table-cell table:style-name="ce8" table:formula="of:=IFERROR(__xludf.dummyfunction(&quot;SUM(ARRAYFORMULA(ABS(FILTER($C:$C,NOT(ISBLANK($C:$C)))-ACT1)))&quot;);469108)" office:value-type="float" office:value="469108" calcext:value-type="float">
            <text:p>469108</text:p>
          </table:table-cell>
          <table:table-cell table:style-name="ce8" table:formula="of:=IFERROR(__xludf.dummyfunction(&quot;SUM(ARRAYFORMULA(ABS(FILTER($C:$C,NOT(ISBLANK($C:$C)))-ACU1)))&quot;);469634)" office:value-type="float" office:value="469634" calcext:value-type="float">
            <text:p>469634</text:p>
          </table:table-cell>
          <table:table-cell table:style-name="ce8" table:formula="of:=IFERROR(__xludf.dummyfunction(&quot;SUM(ARRAYFORMULA(ABS(FILTER($C:$C,NOT(ISBLANK($C:$C)))-ACV1)))&quot;);470160)" office:value-type="float" office:value="470160" calcext:value-type="float">
            <text:p>470160</text:p>
          </table:table-cell>
          <table:table-cell table:style-name="ce8" table:formula="of:=IFERROR(__xludf.dummyfunction(&quot;SUM(ARRAYFORMULA(ABS(FILTER($C:$C,NOT(ISBLANK($C:$C)))-ACW1)))&quot;);470694)" office:value-type="float" office:value="470694" calcext:value-type="float">
            <text:p>470694</text:p>
          </table:table-cell>
          <table:table-cell table:style-name="ce8" table:formula="of:=IFERROR(__xludf.dummyfunction(&quot;SUM(ARRAYFORMULA(ABS(FILTER($C:$C,NOT(ISBLANK($C:$C)))-ACX1)))&quot;);471228)" office:value-type="float" office:value="471228" calcext:value-type="float">
            <text:p>471228</text:p>
          </table:table-cell>
          <table:table-cell table:style-name="ce8" table:formula="of:=IFERROR(__xludf.dummyfunction(&quot;SUM(ARRAYFORMULA(ABS(FILTER($C:$C,NOT(ISBLANK($C:$C)))-ACY1)))&quot;);471762)" office:value-type="float" office:value="471762" calcext:value-type="float">
            <text:p>471762</text:p>
          </table:table-cell>
          <table:table-cell table:style-name="ce8" table:formula="of:=IFERROR(__xludf.dummyfunction(&quot;SUM(ARRAYFORMULA(ABS(FILTER($C:$C,NOT(ISBLANK($C:$C)))-ACZ1)))&quot;);472298)" office:value-type="float" office:value="472298" calcext:value-type="float">
            <text:p>472298</text:p>
          </table:table-cell>
          <table:table-cell table:style-name="ce8" table:formula="of:=IFERROR(__xludf.dummyfunction(&quot;SUM(ARRAYFORMULA(ABS(FILTER($C:$C,NOT(ISBLANK($C:$C)))-ADA1)))&quot;);472836)" office:value-type="float" office:value="472836" calcext:value-type="float">
            <text:p>472836</text:p>
          </table:table-cell>
          <table:table-cell table:style-name="ce8" table:formula="of:=IFERROR(__xludf.dummyfunction(&quot;SUM(ARRAYFORMULA(ABS(FILTER($C:$C,NOT(ISBLANK($C:$C)))-ADB1)))&quot;);473374)" office:value-type="float" office:value="473374" calcext:value-type="float">
            <text:p>473374</text:p>
          </table:table-cell>
          <table:table-cell table:style-name="ce8" table:formula="of:=IFERROR(__xludf.dummyfunction(&quot;SUM(ARRAYFORMULA(ABS(FILTER($C:$C,NOT(ISBLANK($C:$C)))-ADC1)))&quot;);473914)" office:value-type="float" office:value="473914" calcext:value-type="float">
            <text:p>473914</text:p>
          </table:table-cell>
          <table:table-cell table:style-name="ce8" table:formula="of:=IFERROR(__xludf.dummyfunction(&quot;SUM(ARRAYFORMULA(ABS(FILTER($C:$C,NOT(ISBLANK($C:$C)))-ADD1)))&quot;);474456)" office:value-type="float" office:value="474456" calcext:value-type="float">
            <text:p>474456</text:p>
          </table:table-cell>
          <table:table-cell table:style-name="ce8" table:formula="of:=IFERROR(__xludf.dummyfunction(&quot;SUM(ARRAYFORMULA(ABS(FILTER($C:$C,NOT(ISBLANK($C:$C)))-ADE1)))&quot;);474998)" office:value-type="float" office:value="474998" calcext:value-type="float">
            <text:p>474998</text:p>
          </table:table-cell>
          <table:table-cell table:style-name="ce8" table:formula="of:=IFERROR(__xludf.dummyfunction(&quot;SUM(ARRAYFORMULA(ABS(FILTER($C:$C,NOT(ISBLANK($C:$C)))-ADF1)))&quot;);475540)" office:value-type="float" office:value="475540" calcext:value-type="float">
            <text:p>475540</text:p>
          </table:table-cell>
          <table:table-cell table:style-name="ce8" table:formula="of:=IFERROR(__xludf.dummyfunction(&quot;SUM(ARRAYFORMULA(ABS(FILTER($C:$C,NOT(ISBLANK($C:$C)))-ADG1)))&quot;);476082)" office:value-type="float" office:value="476082" calcext:value-type="float">
            <text:p>476082</text:p>
          </table:table-cell>
          <table:table-cell table:style-name="ce8" table:formula="of:=IFERROR(__xludf.dummyfunction(&quot;SUM(ARRAYFORMULA(ABS(FILTER($C:$C,NOT(ISBLANK($C:$C)))-ADH1)))&quot;);476626)" office:value-type="float" office:value="476626" calcext:value-type="float">
            <text:p>476626</text:p>
          </table:table-cell>
          <table:table-cell table:style-name="ce8" table:formula="of:=IFERROR(__xludf.dummyfunction(&quot;SUM(ARRAYFORMULA(ABS(FILTER($C:$C,NOT(ISBLANK($C:$C)))-ADI1)))&quot;);477170)" office:value-type="float" office:value="477170" calcext:value-type="float">
            <text:p>477170</text:p>
          </table:table-cell>
          <table:table-cell table:style-name="ce8" table:formula="of:=IFERROR(__xludf.dummyfunction(&quot;SUM(ARRAYFORMULA(ABS(FILTER($C:$C,NOT(ISBLANK($C:$C)))-ADJ1)))&quot;);477714)" office:value-type="float" office:value="477714" calcext:value-type="float">
            <text:p>477714</text:p>
          </table:table-cell>
          <table:table-cell table:style-name="ce8" table:formula="of:=IFERROR(__xludf.dummyfunction(&quot;SUM(ARRAYFORMULA(ABS(FILTER($C:$C,NOT(ISBLANK($C:$C)))-ADK1)))&quot;);478258)" office:value-type="float" office:value="478258" calcext:value-type="float">
            <text:p>478258</text:p>
          </table:table-cell>
          <table:table-cell table:style-name="ce8" table:formula="of:=IFERROR(__xludf.dummyfunction(&quot;SUM(ARRAYFORMULA(ABS(FILTER($C:$C,NOT(ISBLANK($C:$C)))-ADL1)))&quot;);478802)" office:value-type="float" office:value="478802" calcext:value-type="float">
            <text:p>478802</text:p>
          </table:table-cell>
          <table:table-cell table:style-name="ce8" table:formula="of:=IFERROR(__xludf.dummyfunction(&quot;SUM(ARRAYFORMULA(ABS(FILTER($C:$C,NOT(ISBLANK($C:$C)))-ADM1)))&quot;);479346)" office:value-type="float" office:value="479346" calcext:value-type="float">
            <text:p>479346</text:p>
          </table:table-cell>
          <table:table-cell table:style-name="ce8" table:formula="of:=IFERROR(__xludf.dummyfunction(&quot;SUM(ARRAYFORMULA(ABS(FILTER($C:$C,NOT(ISBLANK($C:$C)))-ADN1)))&quot;);479894)" office:value-type="float" office:value="479894" calcext:value-type="float">
            <text:p>479894</text:p>
          </table:table-cell>
          <table:table-cell table:style-name="ce8" table:formula="of:=IFERROR(__xludf.dummyfunction(&quot;SUM(ARRAYFORMULA(ABS(FILTER($C:$C,NOT(ISBLANK($C:$C)))-ADO1)))&quot;);480442)" office:value-type="float" office:value="480442" calcext:value-type="float">
            <text:p>480442</text:p>
          </table:table-cell>
          <table:table-cell table:style-name="ce8" table:formula="of:=IFERROR(__xludf.dummyfunction(&quot;SUM(ARRAYFORMULA(ABS(FILTER($C:$C,NOT(ISBLANK($C:$C)))-ADP1)))&quot;);480994)" office:value-type="float" office:value="480994" calcext:value-type="float">
            <text:p>480994</text:p>
          </table:table-cell>
          <table:table-cell table:style-name="ce8" table:formula="of:=IFERROR(__xludf.dummyfunction(&quot;SUM(ARRAYFORMULA(ABS(FILTER($C:$C,NOT(ISBLANK($C:$C)))-ADQ1)))&quot;);481546)" office:value-type="float" office:value="481546" calcext:value-type="float">
            <text:p>481546</text:p>
          </table:table-cell>
          <table:table-cell table:style-name="ce8" table:formula="of:=IFERROR(__xludf.dummyfunction(&quot;SUM(ARRAYFORMULA(ABS(FILTER($C:$C,NOT(ISBLANK($C:$C)))-ADR1)))&quot;);482098)" office:value-type="float" office:value="482098" calcext:value-type="float">
            <text:p>482098</text:p>
          </table:table-cell>
          <table:table-cell table:style-name="ce8" table:formula="of:=IFERROR(__xludf.dummyfunction(&quot;SUM(ARRAYFORMULA(ABS(FILTER($C:$C,NOT(ISBLANK($C:$C)))-ADS1)))&quot;);482650)" office:value-type="float" office:value="482650" calcext:value-type="float">
            <text:p>482650</text:p>
          </table:table-cell>
          <table:table-cell table:style-name="ce8" table:formula="of:=IFERROR(__xludf.dummyfunction(&quot;SUM(ARRAYFORMULA(ABS(FILTER($C:$C,NOT(ISBLANK($C:$C)))-ADT1)))&quot;);483202)" office:value-type="float" office:value="483202" calcext:value-type="float">
            <text:p>483202</text:p>
          </table:table-cell>
          <table:table-cell table:style-name="ce8" table:formula="of:=IFERROR(__xludf.dummyfunction(&quot;SUM(ARRAYFORMULA(ABS(FILTER($C:$C,NOT(ISBLANK($C:$C)))-ADU1)))&quot;);483754)" office:value-type="float" office:value="483754" calcext:value-type="float">
            <text:p>483754</text:p>
          </table:table-cell>
          <table:table-cell table:style-name="ce8" table:formula="of:=IFERROR(__xludf.dummyfunction(&quot;SUM(ARRAYFORMULA(ABS(FILTER($C:$C,NOT(ISBLANK($C:$C)))-ADV1)))&quot;);484308)" office:value-type="float" office:value="484308" calcext:value-type="float">
            <text:p>484308</text:p>
          </table:table-cell>
          <table:table-cell table:style-name="ce8" table:formula="of:=IFERROR(__xludf.dummyfunction(&quot;SUM(ARRAYFORMULA(ABS(FILTER($C:$C,NOT(ISBLANK($C:$C)))-ADW1)))&quot;);484866)" office:value-type="float" office:value="484866" calcext:value-type="float">
            <text:p>484866</text:p>
          </table:table-cell>
          <table:table-cell table:style-name="ce8" table:formula="of:=IFERROR(__xludf.dummyfunction(&quot;SUM(ARRAYFORMULA(ABS(FILTER($C:$C,NOT(ISBLANK($C:$C)))-ADX1)))&quot;);485424)" office:value-type="float" office:value="485424" calcext:value-type="float">
            <text:p>485424</text:p>
          </table:table-cell>
          <table:table-cell table:style-name="ce8" table:formula="of:=IFERROR(__xludf.dummyfunction(&quot;SUM(ARRAYFORMULA(ABS(FILTER($C:$C,NOT(ISBLANK($C:$C)))-ADY1)))&quot;);485982)" office:value-type="float" office:value="485982" calcext:value-type="float">
            <text:p>485982</text:p>
          </table:table-cell>
          <table:table-cell table:style-name="ce8" table:formula="of:=IFERROR(__xludf.dummyfunction(&quot;SUM(ARRAYFORMULA(ABS(FILTER($C:$C,NOT(ISBLANK($C:$C)))-ADZ1)))&quot;);486540)" office:value-type="float" office:value="486540" calcext:value-type="float">
            <text:p>486540</text:p>
          </table:table-cell>
          <table:table-cell table:style-name="ce8" table:formula="of:=IFERROR(__xludf.dummyfunction(&quot;SUM(ARRAYFORMULA(ABS(FILTER($C:$C,NOT(ISBLANK($C:$C)))-AEA1)))&quot;);487098)" office:value-type="float" office:value="487098" calcext:value-type="float">
            <text:p>487098</text:p>
          </table:table-cell>
          <table:table-cell table:style-name="ce8" table:formula="of:=IFERROR(__xludf.dummyfunction(&quot;SUM(ARRAYFORMULA(ABS(FILTER($C:$C,NOT(ISBLANK($C:$C)))-AEB1)))&quot;);487656)" office:value-type="float" office:value="487656" calcext:value-type="float">
            <text:p>487656</text:p>
          </table:table-cell>
          <table:table-cell table:style-name="ce8" table:formula="of:=IFERROR(__xludf.dummyfunction(&quot;SUM(ARRAYFORMULA(ABS(FILTER($C:$C,NOT(ISBLANK($C:$C)))-AEC1)))&quot;);488214)" office:value-type="float" office:value="488214" calcext:value-type="float">
            <text:p>488214</text:p>
          </table:table-cell>
          <table:table-cell table:style-name="ce8" table:formula="of:=IFERROR(__xludf.dummyfunction(&quot;SUM(ARRAYFORMULA(ABS(FILTER($C:$C,NOT(ISBLANK($C:$C)))-AED1)))&quot;);488772)" office:value-type="float" office:value="488772" calcext:value-type="float">
            <text:p>488772</text:p>
          </table:table-cell>
          <table:table-cell table:style-name="ce8" table:formula="of:=IFERROR(__xludf.dummyfunction(&quot;SUM(ARRAYFORMULA(ABS(FILTER($C:$C,NOT(ISBLANK($C:$C)))-AEE1)))&quot;);489334)" office:value-type="float" office:value="489334" calcext:value-type="float">
            <text:p>489334</text:p>
          </table:table-cell>
          <table:table-cell table:style-name="ce8" table:formula="of:=IFERROR(__xludf.dummyfunction(&quot;SUM(ARRAYFORMULA(ABS(FILTER($C:$C,NOT(ISBLANK($C:$C)))-AEF1)))&quot;);489898)" office:value-type="float" office:value="489898" calcext:value-type="float">
            <text:p>489898</text:p>
          </table:table-cell>
          <table:table-cell table:style-name="ce8" table:formula="of:=IFERROR(__xludf.dummyfunction(&quot;SUM(ARRAYFORMULA(ABS(FILTER($C:$C,NOT(ISBLANK($C:$C)))-AEG1)))&quot;);490464)" office:value-type="float" office:value="490464" calcext:value-type="float">
            <text:p>490464</text:p>
          </table:table-cell>
          <table:table-cell table:style-name="ce8" table:formula="of:=IFERROR(__xludf.dummyfunction(&quot;SUM(ARRAYFORMULA(ABS(FILTER($C:$C,NOT(ISBLANK($C:$C)))-AEH1)))&quot;);491030)" office:value-type="float" office:value="491030" calcext:value-type="float">
            <text:p>491030</text:p>
          </table:table-cell>
          <table:table-cell table:style-name="ce8" table:formula="of:=IFERROR(__xludf.dummyfunction(&quot;SUM(ARRAYFORMULA(ABS(FILTER($C:$C,NOT(ISBLANK($C:$C)))-AEI1)))&quot;);491598)" office:value-type="float" office:value="491598" calcext:value-type="float">
            <text:p>491598</text:p>
          </table:table-cell>
          <table:table-cell table:style-name="ce8" table:formula="of:=IFERROR(__xludf.dummyfunction(&quot;SUM(ARRAYFORMULA(ABS(FILTER($C:$C,NOT(ISBLANK($C:$C)))-AEJ1)))&quot;);492168)" office:value-type="float" office:value="492168" calcext:value-type="float">
            <text:p>492168</text:p>
          </table:table-cell>
          <table:table-cell table:style-name="ce8" table:formula="of:=IFERROR(__xludf.dummyfunction(&quot;SUM(ARRAYFORMULA(ABS(FILTER($C:$C,NOT(ISBLANK($C:$C)))-AEK1)))&quot;);492738)" office:value-type="float" office:value="492738" calcext:value-type="float">
            <text:p>492738</text:p>
          </table:table-cell>
          <table:table-cell table:style-name="ce8" table:formula="of:=IFERROR(__xludf.dummyfunction(&quot;SUM(ARRAYFORMULA(ABS(FILTER($C:$C,NOT(ISBLANK($C:$C)))-AEL1)))&quot;);493308)" office:value-type="float" office:value="493308" calcext:value-type="float">
            <text:p>493308</text:p>
          </table:table-cell>
          <table:table-cell table:style-name="ce8" table:formula="of:=IFERROR(__xludf.dummyfunction(&quot;SUM(ARRAYFORMULA(ABS(FILTER($C:$C,NOT(ISBLANK($C:$C)))-AEM1)))&quot;);493878)" office:value-type="float" office:value="493878" calcext:value-type="float">
            <text:p>493878</text:p>
          </table:table-cell>
          <table:table-cell table:style-name="ce8" table:formula="of:=IFERROR(__xludf.dummyfunction(&quot;SUM(ARRAYFORMULA(ABS(FILTER($C:$C,NOT(ISBLANK($C:$C)))-AEN1)))&quot;);494448)" office:value-type="float" office:value="494448" calcext:value-type="float">
            <text:p>494448</text:p>
          </table:table-cell>
          <table:table-cell table:style-name="ce8" table:formula="of:=IFERROR(__xludf.dummyfunction(&quot;SUM(ARRAYFORMULA(ABS(FILTER($C:$C,NOT(ISBLANK($C:$C)))-AEO1)))&quot;);495018)" office:value-type="float" office:value="495018" calcext:value-type="float">
            <text:p>495018</text:p>
          </table:table-cell>
          <table:table-cell table:style-name="ce8" table:formula="of:=IFERROR(__xludf.dummyfunction(&quot;SUM(ARRAYFORMULA(ABS(FILTER($C:$C,NOT(ISBLANK($C:$C)))-AEP1)))&quot;);495588)" office:value-type="float" office:value="495588" calcext:value-type="float">
            <text:p>495588</text:p>
          </table:table-cell>
          <table:table-cell table:style-name="ce8" table:formula="of:=IFERROR(__xludf.dummyfunction(&quot;SUM(ARRAYFORMULA(ABS(FILTER($C:$C,NOT(ISBLANK($C:$C)))-AEQ1)))&quot;);496158)" office:value-type="float" office:value="496158" calcext:value-type="float">
            <text:p>496158</text:p>
          </table:table-cell>
          <table:table-cell table:style-name="ce8" table:formula="of:=IFERROR(__xludf.dummyfunction(&quot;SUM(ARRAYFORMULA(ABS(FILTER($C:$C,NOT(ISBLANK($C:$C)))-AER1)))&quot;);496730)" office:value-type="float" office:value="496730" calcext:value-type="float">
            <text:p>496730</text:p>
          </table:table-cell>
          <table:table-cell table:style-name="ce8" table:formula="of:=IFERROR(__xludf.dummyfunction(&quot;SUM(ARRAYFORMULA(ABS(FILTER($C:$C,NOT(ISBLANK($C:$C)))-AES1)))&quot;);497302)" office:value-type="float" office:value="497302" calcext:value-type="float">
            <text:p>497302</text:p>
          </table:table-cell>
          <table:table-cell table:style-name="ce8" table:formula="of:=IFERROR(__xludf.dummyfunction(&quot;SUM(ARRAYFORMULA(ABS(FILTER($C:$C,NOT(ISBLANK($C:$C)))-AET1)))&quot;);497874)" office:value-type="float" office:value="497874" calcext:value-type="float">
            <text:p>497874</text:p>
          </table:table-cell>
          <table:table-cell table:style-name="ce8" table:formula="of:=IFERROR(__xludf.dummyfunction(&quot;SUM(ARRAYFORMULA(ABS(FILTER($C:$C,NOT(ISBLANK($C:$C)))-AEU1)))&quot;);498448)" office:value-type="float" office:value="498448" calcext:value-type="float">
            <text:p>498448</text:p>
          </table:table-cell>
          <table:table-cell table:style-name="ce8" table:formula="of:=IFERROR(__xludf.dummyfunction(&quot;SUM(ARRAYFORMULA(ABS(FILTER($C:$C,NOT(ISBLANK($C:$C)))-AEV1)))&quot;);499022)" office:value-type="float" office:value="499022" calcext:value-type="float">
            <text:p>499022</text:p>
          </table:table-cell>
          <table:table-cell table:style-name="ce8" table:formula="of:=IFERROR(__xludf.dummyfunction(&quot;SUM(ARRAYFORMULA(ABS(FILTER($C:$C,NOT(ISBLANK($C:$C)))-AEW1)))&quot;);499598)" office:value-type="float" office:value="499598" calcext:value-type="float">
            <text:p>499598</text:p>
          </table:table-cell>
          <table:table-cell table:style-name="ce8" table:formula="of:=IFERROR(__xludf.dummyfunction(&quot;SUM(ARRAYFORMULA(ABS(FILTER($C:$C,NOT(ISBLANK($C:$C)))-AEX1)))&quot;);500174)" office:value-type="float" office:value="500174" calcext:value-type="float">
            <text:p>500174</text:p>
          </table:table-cell>
          <table:table-cell table:style-name="ce8" table:formula="of:=IFERROR(__xludf.dummyfunction(&quot;SUM(ARRAYFORMULA(ABS(FILTER($C:$C,NOT(ISBLANK($C:$C)))-AEY1)))&quot;);500750)" office:value-type="float" office:value="500750" calcext:value-type="float">
            <text:p>500750</text:p>
          </table:table-cell>
          <table:table-cell table:style-name="ce8" table:formula="of:=IFERROR(__xludf.dummyfunction(&quot;SUM(ARRAYFORMULA(ABS(FILTER($C:$C,NOT(ISBLANK($C:$C)))-AEZ1)))&quot;);501326)" office:value-type="float" office:value="501326" calcext:value-type="float">
            <text:p>501326</text:p>
          </table:table-cell>
          <table:table-cell table:style-name="ce8" table:formula="of:=IFERROR(__xludf.dummyfunction(&quot;SUM(ARRAYFORMULA(ABS(FILTER($C:$C,NOT(ISBLANK($C:$C)))-AFA1)))&quot;);501902)" office:value-type="float" office:value="501902" calcext:value-type="float">
            <text:p>501902</text:p>
          </table:table-cell>
          <table:table-cell table:style-name="ce8" table:formula="of:=IFERROR(__xludf.dummyfunction(&quot;SUM(ARRAYFORMULA(ABS(FILTER($C:$C,NOT(ISBLANK($C:$C)))-AFB1)))&quot;);502480)" office:value-type="float" office:value="502480" calcext:value-type="float">
            <text:p>502480</text:p>
          </table:table-cell>
          <table:table-cell table:style-name="ce8" table:formula="of:=IFERROR(__xludf.dummyfunction(&quot;SUM(ARRAYFORMULA(ABS(FILTER($C:$C,NOT(ISBLANK($C:$C)))-AFC1)))&quot;);503058)" office:value-type="float" office:value="503058" calcext:value-type="float">
            <text:p>503058</text:p>
          </table:table-cell>
          <table:table-cell table:style-name="ce8" table:formula="of:=IFERROR(__xludf.dummyfunction(&quot;SUM(ARRAYFORMULA(ABS(FILTER($C:$C,NOT(ISBLANK($C:$C)))-AFD1)))&quot;);503636)" office:value-type="float" office:value="503636" calcext:value-type="float">
            <text:p>503636</text:p>
          </table:table-cell>
          <table:table-cell table:style-name="ce8" table:formula="of:=IFERROR(__xludf.dummyfunction(&quot;SUM(ARRAYFORMULA(ABS(FILTER($C:$C,NOT(ISBLANK($C:$C)))-AFE1)))&quot;);504214)" office:value-type="float" office:value="504214" calcext:value-type="float">
            <text:p>504214</text:p>
          </table:table-cell>
          <table:table-cell table:style-name="ce8" table:formula="of:=IFERROR(__xludf.dummyfunction(&quot;SUM(ARRAYFORMULA(ABS(FILTER($C:$C,NOT(ISBLANK($C:$C)))-AFF1)))&quot;);504794)" office:value-type="float" office:value="504794" calcext:value-type="float">
            <text:p>504794</text:p>
          </table:table-cell>
          <table:table-cell table:style-name="ce8" table:formula="of:=IFERROR(__xludf.dummyfunction(&quot;SUM(ARRAYFORMULA(ABS(FILTER($C:$C,NOT(ISBLANK($C:$C)))-AFG1)))&quot;);505374)" office:value-type="float" office:value="505374" calcext:value-type="float">
            <text:p>505374</text:p>
          </table:table-cell>
          <table:table-cell table:style-name="ce8" table:formula="of:=IFERROR(__xludf.dummyfunction(&quot;SUM(ARRAYFORMULA(ABS(FILTER($C:$C,NOT(ISBLANK($C:$C)))-AFH1)))&quot;);505956)" office:value-type="float" office:value="505956" calcext:value-type="float">
            <text:p>505956</text:p>
          </table:table-cell>
          <table:table-cell table:style-name="ce8" table:formula="of:=IFERROR(__xludf.dummyfunction(&quot;SUM(ARRAYFORMULA(ABS(FILTER($C:$C,NOT(ISBLANK($C:$C)))-AFI1)))&quot;);506538)" office:value-type="float" office:value="506538" calcext:value-type="float">
            <text:p>506538</text:p>
          </table:table-cell>
          <table:table-cell table:style-name="ce8" table:formula="of:=IFERROR(__xludf.dummyfunction(&quot;SUM(ARRAYFORMULA(ABS(FILTER($C:$C,NOT(ISBLANK($C:$C)))-AFJ1)))&quot;);507120)" office:value-type="float" office:value="507120" calcext:value-type="float">
            <text:p>507120</text:p>
          </table:table-cell>
          <table:table-cell table:style-name="ce8" table:formula="of:=IFERROR(__xludf.dummyfunction(&quot;SUM(ARRAYFORMULA(ABS(FILTER($C:$C,NOT(ISBLANK($C:$C)))-AFK1)))&quot;);507702)" office:value-type="float" office:value="507702" calcext:value-type="float">
            <text:p>507702</text:p>
          </table:table-cell>
          <table:table-cell table:style-name="ce8" table:formula="of:=IFERROR(__xludf.dummyfunction(&quot;SUM(ARRAYFORMULA(ABS(FILTER($C:$C,NOT(ISBLANK($C:$C)))-AFL1)))&quot;);508284)" office:value-type="float" office:value="508284" calcext:value-type="float">
            <text:p>508284</text:p>
          </table:table-cell>
          <table:table-cell table:style-name="ce8" table:formula="of:=IFERROR(__xludf.dummyfunction(&quot;SUM(ARRAYFORMULA(ABS(FILTER($C:$C,NOT(ISBLANK($C:$C)))-AFM1)))&quot;);508868)" office:value-type="float" office:value="508868" calcext:value-type="float">
            <text:p>508868</text:p>
          </table:table-cell>
          <table:table-cell table:style-name="ce8" table:formula="of:=IFERROR(__xludf.dummyfunction(&quot;SUM(ARRAYFORMULA(ABS(FILTER($C:$C,NOT(ISBLANK($C:$C)))-AFN1)))&quot;);509454)" office:value-type="float" office:value="509454" calcext:value-type="float">
            <text:p>509454</text:p>
          </table:table-cell>
          <table:table-cell table:style-name="ce8" table:formula="of:=IFERROR(__xludf.dummyfunction(&quot;SUM(ARRAYFORMULA(ABS(FILTER($C:$C,NOT(ISBLANK($C:$C)))-AFO1)))&quot;);510040)" office:value-type="float" office:value="510040" calcext:value-type="float">
            <text:p>510040</text:p>
          </table:table-cell>
          <table:table-cell table:style-name="ce8" table:formula="of:=IFERROR(__xludf.dummyfunction(&quot;SUM(ARRAYFORMULA(ABS(FILTER($C:$C,NOT(ISBLANK($C:$C)))-AFP1)))&quot;);510628)" office:value-type="float" office:value="510628" calcext:value-type="float">
            <text:p>510628</text:p>
          </table:table-cell>
          <table:table-cell table:style-name="ce8" table:formula="of:=IFERROR(__xludf.dummyfunction(&quot;SUM(ARRAYFORMULA(ABS(FILTER($C:$C,NOT(ISBLANK($C:$C)))-AFQ1)))&quot;);511216)" office:value-type="float" office:value="511216" calcext:value-type="float">
            <text:p>511216</text:p>
          </table:table-cell>
          <table:table-cell table:style-name="ce8" table:formula="of:=IFERROR(__xludf.dummyfunction(&quot;SUM(ARRAYFORMULA(ABS(FILTER($C:$C,NOT(ISBLANK($C:$C)))-AFR1)))&quot;);511806)" office:value-type="float" office:value="511806" calcext:value-type="float">
            <text:p>511806</text:p>
          </table:table-cell>
          <table:table-cell table:style-name="ce8" table:formula="of:=IFERROR(__xludf.dummyfunction(&quot;SUM(ARRAYFORMULA(ABS(FILTER($C:$C,NOT(ISBLANK($C:$C)))-AFS1)))&quot;);512398)" office:value-type="float" office:value="512398" calcext:value-type="float">
            <text:p>512398</text:p>
          </table:table-cell>
          <table:table-cell table:style-name="ce8" table:formula="of:=IFERROR(__xludf.dummyfunction(&quot;SUM(ARRAYFORMULA(ABS(FILTER($C:$C,NOT(ISBLANK($C:$C)))-AFT1)))&quot;);512990)" office:value-type="float" office:value="512990" calcext:value-type="float">
            <text:p>512990</text:p>
          </table:table-cell>
          <table:table-cell table:style-name="ce8" table:formula="of:=IFERROR(__xludf.dummyfunction(&quot;SUM(ARRAYFORMULA(ABS(FILTER($C:$C,NOT(ISBLANK($C:$C)))-AFU1)))&quot;);513582)" office:value-type="float" office:value="513582" calcext:value-type="float">
            <text:p>513582</text:p>
          </table:table-cell>
          <table:table-cell table:style-name="ce8" table:formula="of:=IFERROR(__xludf.dummyfunction(&quot;SUM(ARRAYFORMULA(ABS(FILTER($C:$C,NOT(ISBLANK($C:$C)))-AFV1)))&quot;);514174)" office:value-type="float" office:value="514174" calcext:value-type="float">
            <text:p>514174</text:p>
          </table:table-cell>
          <table:table-cell table:style-name="ce8" table:formula="of:=IFERROR(__xludf.dummyfunction(&quot;SUM(ARRAYFORMULA(ABS(FILTER($C:$C,NOT(ISBLANK($C:$C)))-AFW1)))&quot;);514766)" office:value-type="float" office:value="514766" calcext:value-type="float">
            <text:p>514766</text:p>
          </table:table-cell>
          <table:table-cell table:style-name="ce8" table:formula="of:=IFERROR(__xludf.dummyfunction(&quot;SUM(ARRAYFORMULA(ABS(FILTER($C:$C,NOT(ISBLANK($C:$C)))-AFX1)))&quot;);515358)" office:value-type="float" office:value="515358" calcext:value-type="float">
            <text:p>515358</text:p>
          </table:table-cell>
          <table:table-cell table:style-name="ce8" table:formula="of:=IFERROR(__xludf.dummyfunction(&quot;SUM(ARRAYFORMULA(ABS(FILTER($C:$C,NOT(ISBLANK($C:$C)))-AFY1)))&quot;);515950)" office:value-type="float" office:value="515950" calcext:value-type="float">
            <text:p>515950</text:p>
          </table:table-cell>
          <table:table-cell table:style-name="ce8" table:formula="of:=IFERROR(__xludf.dummyfunction(&quot;SUM(ARRAYFORMULA(ABS(FILTER($C:$C,NOT(ISBLANK($C:$C)))-AFZ1)))&quot;);516542)" office:value-type="float" office:value="516542" calcext:value-type="float">
            <text:p>516542</text:p>
          </table:table-cell>
          <table:table-cell table:style-name="ce8" table:formula="of:=IFERROR(__xludf.dummyfunction(&quot;SUM(ARRAYFORMULA(ABS(FILTER($C:$C,NOT(ISBLANK($C:$C)))-AGA1)))&quot;);517136)" office:value-type="float" office:value="517136" calcext:value-type="float">
            <text:p>517136</text:p>
          </table:table-cell>
          <table:table-cell table:style-name="ce8" table:formula="of:=IFERROR(__xludf.dummyfunction(&quot;SUM(ARRAYFORMULA(ABS(FILTER($C:$C,NOT(ISBLANK($C:$C)))-AGB1)))&quot;);517730)" office:value-type="float" office:value="517730" calcext:value-type="float">
            <text:p>517730</text:p>
          </table:table-cell>
          <table:table-cell table:style-name="ce8" table:formula="of:=IFERROR(__xludf.dummyfunction(&quot;SUM(ARRAYFORMULA(ABS(FILTER($C:$C,NOT(ISBLANK($C:$C)))-AGC1)))&quot;);518326)" office:value-type="float" office:value="518326" calcext:value-type="float">
            <text:p>518326</text:p>
          </table:table-cell>
          <table:table-cell table:style-name="ce8" table:formula="of:=IFERROR(__xludf.dummyfunction(&quot;SUM(ARRAYFORMULA(ABS(FILTER($C:$C,NOT(ISBLANK($C:$C)))-AGD1)))&quot;);518922)" office:value-type="float" office:value="518922" calcext:value-type="float">
            <text:p>518922</text:p>
          </table:table-cell>
          <table:table-cell table:style-name="ce8" table:formula="of:=IFERROR(__xludf.dummyfunction(&quot;SUM(ARRAYFORMULA(ABS(FILTER($C:$C,NOT(ISBLANK($C:$C)))-AGE1)))&quot;);519518)" office:value-type="float" office:value="519518" calcext:value-type="float">
            <text:p>519518</text:p>
          </table:table-cell>
          <table:table-cell table:style-name="ce8" table:formula="of:=IFERROR(__xludf.dummyfunction(&quot;SUM(ARRAYFORMULA(ABS(FILTER($C:$C,NOT(ISBLANK($C:$C)))-AGF1)))&quot;);520116)" office:value-type="float" office:value="520116" calcext:value-type="float">
            <text:p>520116</text:p>
          </table:table-cell>
          <table:table-cell table:style-name="ce8" table:formula="of:=IFERROR(__xludf.dummyfunction(&quot;SUM(ARRAYFORMULA(ABS(FILTER($C:$C,NOT(ISBLANK($C:$C)))-AGG1)))&quot;);520716)" office:value-type="float" office:value="520716" calcext:value-type="float">
            <text:p>520716</text:p>
          </table:table-cell>
          <table:table-cell table:style-name="ce8" table:formula="of:=IFERROR(__xludf.dummyfunction(&quot;SUM(ARRAYFORMULA(ABS(FILTER($C:$C,NOT(ISBLANK($C:$C)))-AGH1)))&quot;);521316)" office:value-type="float" office:value="521316" calcext:value-type="float">
            <text:p>521316</text:p>
          </table:table-cell>
          <table:table-cell table:style-name="ce8" table:formula="of:=IFERROR(__xludf.dummyfunction(&quot;SUM(ARRAYFORMULA(ABS(FILTER($C:$C,NOT(ISBLANK($C:$C)))-AGI1)))&quot;);521916)" office:value-type="float" office:value="521916" calcext:value-type="float">
            <text:p>521916</text:p>
          </table:table-cell>
          <table:table-cell table:style-name="ce8" table:formula="of:=IFERROR(__xludf.dummyfunction(&quot;SUM(ARRAYFORMULA(ABS(FILTER($C:$C,NOT(ISBLANK($C:$C)))-AGJ1)))&quot;);522516)" office:value-type="float" office:value="522516" calcext:value-type="float">
            <text:p>522516</text:p>
          </table:table-cell>
          <table:table-cell table:style-name="ce8" table:formula="of:=IFERROR(__xludf.dummyfunction(&quot;SUM(ARRAYFORMULA(ABS(FILTER($C:$C,NOT(ISBLANK($C:$C)))-AGK1)))&quot;);523120)" office:value-type="float" office:value="523120" calcext:value-type="float">
            <text:p>523120</text:p>
          </table:table-cell>
          <table:table-cell table:style-name="ce8" table:formula="of:=IFERROR(__xludf.dummyfunction(&quot;SUM(ARRAYFORMULA(ABS(FILTER($C:$C,NOT(ISBLANK($C:$C)))-AGL1)))&quot;);523724)" office:value-type="float" office:value="523724" calcext:value-type="float">
            <text:p>523724</text:p>
          </table:table-cell>
          <table:table-cell table:style-name="ce8" table:formula="of:=IFERROR(__xludf.dummyfunction(&quot;SUM(ARRAYFORMULA(ABS(FILTER($C:$C,NOT(ISBLANK($C:$C)))-AGM1)))&quot;);524328)" office:value-type="float" office:value="524328" calcext:value-type="float">
            <text:p>524328</text:p>
          </table:table-cell>
          <table:table-cell table:style-name="ce8" table:formula="of:=IFERROR(__xludf.dummyfunction(&quot;SUM(ARRAYFORMULA(ABS(FILTER($C:$C,NOT(ISBLANK($C:$C)))-AGN1)))&quot;);524934)" office:value-type="float" office:value="524934" calcext:value-type="float">
            <text:p>524934</text:p>
          </table:table-cell>
          <table:table-cell table:style-name="ce8" table:formula="of:=IFERROR(__xludf.dummyfunction(&quot;SUM(ARRAYFORMULA(ABS(FILTER($C:$C,NOT(ISBLANK($C:$C)))-AGO1)))&quot;);525540)" office:value-type="float" office:value="525540" calcext:value-type="float">
            <text:p>525540</text:p>
          </table:table-cell>
          <table:table-cell table:style-name="ce8" table:formula="of:=IFERROR(__xludf.dummyfunction(&quot;SUM(ARRAYFORMULA(ABS(FILTER($C:$C,NOT(ISBLANK($C:$C)))-AGP1)))&quot;);526148)" office:value-type="float" office:value="526148" calcext:value-type="float">
            <text:p>526148</text:p>
          </table:table-cell>
          <table:table-cell table:style-name="ce8" table:formula="of:=IFERROR(__xludf.dummyfunction(&quot;SUM(ARRAYFORMULA(ABS(FILTER($C:$C,NOT(ISBLANK($C:$C)))-AGQ1)))&quot;);526756)" office:value-type="float" office:value="526756" calcext:value-type="float">
            <text:p>526756</text:p>
          </table:table-cell>
          <table:table-cell table:style-name="ce8" table:formula="of:=IFERROR(__xludf.dummyfunction(&quot;SUM(ARRAYFORMULA(ABS(FILTER($C:$C,NOT(ISBLANK($C:$C)))-AGR1)))&quot;);527364)" office:value-type="float" office:value="527364" calcext:value-type="float">
            <text:p>527364</text:p>
          </table:table-cell>
          <table:table-cell table:style-name="ce8" table:formula="of:=IFERROR(__xludf.dummyfunction(&quot;SUM(ARRAYFORMULA(ABS(FILTER($C:$C,NOT(ISBLANK($C:$C)))-AGS1)))&quot;);527974)" office:value-type="float" office:value="527974" calcext:value-type="float">
            <text:p>527974</text:p>
          </table:table-cell>
          <table:table-cell table:style-name="ce8" table:formula="of:=IFERROR(__xludf.dummyfunction(&quot;SUM(ARRAYFORMULA(ABS(FILTER($C:$C,NOT(ISBLANK($C:$C)))-AGT1)))&quot;);528584)" office:value-type="float" office:value="528584" calcext:value-type="float">
            <text:p>528584</text:p>
          </table:table-cell>
          <table:table-cell table:style-name="ce8" table:formula="of:=IFERROR(__xludf.dummyfunction(&quot;SUM(ARRAYFORMULA(ABS(FILTER($C:$C,NOT(ISBLANK($C:$C)))-AGU1)))&quot;);529194)" office:value-type="float" office:value="529194" calcext:value-type="float">
            <text:p>529194</text:p>
          </table:table-cell>
          <table:table-cell table:style-name="ce8" table:formula="of:=IFERROR(__xludf.dummyfunction(&quot;SUM(ARRAYFORMULA(ABS(FILTER($C:$C,NOT(ISBLANK($C:$C)))-AGV1)))&quot;);529808)" office:value-type="float" office:value="529808" calcext:value-type="float">
            <text:p>529808</text:p>
          </table:table-cell>
          <table:table-cell table:style-name="ce8" table:formula="of:=IFERROR(__xludf.dummyfunction(&quot;SUM(ARRAYFORMULA(ABS(FILTER($C:$C,NOT(ISBLANK($C:$C)))-AGW1)))&quot;);530422)" office:value-type="float" office:value="530422" calcext:value-type="float">
            <text:p>530422</text:p>
          </table:table-cell>
          <table:table-cell table:style-name="ce8" table:formula="of:=IFERROR(__xludf.dummyfunction(&quot;SUM(ARRAYFORMULA(ABS(FILTER($C:$C,NOT(ISBLANK($C:$C)))-AGX1)))&quot;);531038)" office:value-type="float" office:value="531038" calcext:value-type="float">
            <text:p>531038</text:p>
          </table:table-cell>
          <table:table-cell table:style-name="ce8" table:formula="of:=IFERROR(__xludf.dummyfunction(&quot;SUM(ARRAYFORMULA(ABS(FILTER($C:$C,NOT(ISBLANK($C:$C)))-AGY1)))&quot;);531654)" office:value-type="float" office:value="531654" calcext:value-type="float">
            <text:p>531654</text:p>
          </table:table-cell>
          <table:table-cell table:style-name="ce8" table:formula="of:=IFERROR(__xludf.dummyfunction(&quot;SUM(ARRAYFORMULA(ABS(FILTER($C:$C,NOT(ISBLANK($C:$C)))-AGZ1)))&quot;);532270)" office:value-type="float" office:value="532270" calcext:value-type="float">
            <text:p>532270</text:p>
          </table:table-cell>
          <table:table-cell table:style-name="ce8" table:formula="of:=IFERROR(__xludf.dummyfunction(&quot;SUM(ARRAYFORMULA(ABS(FILTER($C:$C,NOT(ISBLANK($C:$C)))-AHA1)))&quot;);532886)" office:value-type="float" office:value="532886" calcext:value-type="float">
            <text:p>532886</text:p>
          </table:table-cell>
          <table:table-cell table:style-name="ce8" table:formula="of:=IFERROR(__xludf.dummyfunction(&quot;SUM(ARRAYFORMULA(ABS(FILTER($C:$C,NOT(ISBLANK($C:$C)))-AHB1)))&quot;);533504)" office:value-type="float" office:value="533504" calcext:value-type="float">
            <text:p>533504</text:p>
          </table:table-cell>
          <table:table-cell table:style-name="ce8" table:formula="of:=IFERROR(__xludf.dummyfunction(&quot;SUM(ARRAYFORMULA(ABS(FILTER($C:$C,NOT(ISBLANK($C:$C)))-AHC1)))&quot;);534124)" office:value-type="float" office:value="534124" calcext:value-type="float">
            <text:p>534124</text:p>
          </table:table-cell>
          <table:table-cell table:style-name="ce8" table:formula="of:=IFERROR(__xludf.dummyfunction(&quot;SUM(ARRAYFORMULA(ABS(FILTER($C:$C,NOT(ISBLANK($C:$C)))-AHD1)))&quot;);534744)" office:value-type="float" office:value="534744" calcext:value-type="float">
            <text:p>534744</text:p>
          </table:table-cell>
          <table:table-cell table:style-name="ce8" table:formula="of:=IFERROR(__xludf.dummyfunction(&quot;SUM(ARRAYFORMULA(ABS(FILTER($C:$C,NOT(ISBLANK($C:$C)))-AHE1)))&quot;);535364)" office:value-type="float" office:value="535364" calcext:value-type="float">
            <text:p>535364</text:p>
          </table:table-cell>
          <table:table-cell table:style-name="ce8" table:formula="of:=IFERROR(__xludf.dummyfunction(&quot;SUM(ARRAYFORMULA(ABS(FILTER($C:$C,NOT(ISBLANK($C:$C)))-AHF1)))&quot;);535986)" office:value-type="float" office:value="535986" calcext:value-type="float">
            <text:p>535986</text:p>
          </table:table-cell>
          <table:table-cell table:style-name="ce8" table:formula="of:=IFERROR(__xludf.dummyfunction(&quot;SUM(ARRAYFORMULA(ABS(FILTER($C:$C,NOT(ISBLANK($C:$C)))-AHG1)))&quot;);536608)" office:value-type="float" office:value="536608" calcext:value-type="float">
            <text:p>536608</text:p>
          </table:table-cell>
          <table:table-cell table:style-name="ce8" table:formula="of:=IFERROR(__xludf.dummyfunction(&quot;SUM(ARRAYFORMULA(ABS(FILTER($C:$C,NOT(ISBLANK($C:$C)))-AHH1)))&quot;);537234)" office:value-type="float" office:value="537234" calcext:value-type="float">
            <text:p>537234</text:p>
          </table:table-cell>
          <table:table-cell table:style-name="ce8" table:formula="of:=IFERROR(__xludf.dummyfunction(&quot;SUM(ARRAYFORMULA(ABS(FILTER($C:$C,NOT(ISBLANK($C:$C)))-AHI1)))&quot;);537860)" office:value-type="float" office:value="537860" calcext:value-type="float">
            <text:p>537860</text:p>
          </table:table-cell>
          <table:table-cell table:style-name="ce8" table:formula="of:=IFERROR(__xludf.dummyfunction(&quot;SUM(ARRAYFORMULA(ABS(FILTER($C:$C,NOT(ISBLANK($C:$C)))-AHJ1)))&quot;);538486)" office:value-type="float" office:value="538486" calcext:value-type="float">
            <text:p>538486</text:p>
          </table:table-cell>
          <table:table-cell table:style-name="ce8" table:formula="of:=IFERROR(__xludf.dummyfunction(&quot;SUM(ARRAYFORMULA(ABS(FILTER($C:$C,NOT(ISBLANK($C:$C)))-AHK1)))&quot;);539112)" office:value-type="float" office:value="539112" calcext:value-type="float">
            <text:p>539112</text:p>
          </table:table-cell>
          <table:table-cell table:style-name="ce8" table:formula="of:=IFERROR(__xludf.dummyfunction(&quot;SUM(ARRAYFORMULA(ABS(FILTER($C:$C,NOT(ISBLANK($C:$C)))-AHL1)))&quot;);539738)" office:value-type="float" office:value="539738" calcext:value-type="float">
            <text:p>539738</text:p>
          </table:table-cell>
          <table:table-cell table:style-name="ce8" table:formula="of:=IFERROR(__xludf.dummyfunction(&quot;SUM(ARRAYFORMULA(ABS(FILTER($C:$C,NOT(ISBLANK($C:$C)))-AHM1)))&quot;);540364)" office:value-type="float" office:value="540364" calcext:value-type="float">
            <text:p>540364</text:p>
          </table:table-cell>
          <table:table-cell table:style-name="ce8" table:formula="of:=IFERROR(__xludf.dummyfunction(&quot;SUM(ARRAYFORMULA(ABS(FILTER($C:$C,NOT(ISBLANK($C:$C)))-AHN1)))&quot;);540992)" office:value-type="float" office:value="540992" calcext:value-type="float">
            <text:p>540992</text:p>
          </table:table-cell>
          <table:table-cell table:style-name="ce8" table:formula="of:=IFERROR(__xludf.dummyfunction(&quot;SUM(ARRAYFORMULA(ABS(FILTER($C:$C,NOT(ISBLANK($C:$C)))-AHO1)))&quot;);541620)" office:value-type="float" office:value="541620" calcext:value-type="float">
            <text:p>541620</text:p>
          </table:table-cell>
          <table:table-cell table:style-name="ce8" table:formula="of:=IFERROR(__xludf.dummyfunction(&quot;SUM(ARRAYFORMULA(ABS(FILTER($C:$C,NOT(ISBLANK($C:$C)))-AHP1)))&quot;);542248)" office:value-type="float" office:value="542248" calcext:value-type="float">
            <text:p>542248</text:p>
          </table:table-cell>
          <table:table-cell table:style-name="ce8" table:formula="of:=IFERROR(__xludf.dummyfunction(&quot;SUM(ARRAYFORMULA(ABS(FILTER($C:$C,NOT(ISBLANK($C:$C)))-AHQ1)))&quot;);542876)" office:value-type="float" office:value="542876" calcext:value-type="float">
            <text:p>542876</text:p>
          </table:table-cell>
          <table:table-cell table:style-name="ce8" table:formula="of:=IFERROR(__xludf.dummyfunction(&quot;SUM(ARRAYFORMULA(ABS(FILTER($C:$C,NOT(ISBLANK($C:$C)))-AHR1)))&quot;);543504)" office:value-type="float" office:value="543504" calcext:value-type="float">
            <text:p>543504</text:p>
          </table:table-cell>
          <table:table-cell table:style-name="ce8" table:formula="of:=IFERROR(__xludf.dummyfunction(&quot;SUM(ARRAYFORMULA(ABS(FILTER($C:$C,NOT(ISBLANK($C:$C)))-AHS1)))&quot;);544132)" office:value-type="float" office:value="544132" calcext:value-type="float">
            <text:p>544132</text:p>
          </table:table-cell>
          <table:table-cell table:style-name="ce8" table:formula="of:=IFERROR(__xludf.dummyfunction(&quot;SUM(ARRAYFORMULA(ABS(FILTER($C:$C,NOT(ISBLANK($C:$C)))-AHT1)))&quot;);544766)" office:value-type="float" office:value="544766" calcext:value-type="float">
            <text:p>544766</text:p>
          </table:table-cell>
          <table:table-cell table:style-name="ce8" table:formula="of:=IFERROR(__xludf.dummyfunction(&quot;SUM(ARRAYFORMULA(ABS(FILTER($C:$C,NOT(ISBLANK($C:$C)))-AHU1)))&quot;);545400)" office:value-type="float" office:value="545400" calcext:value-type="float">
            <text:p>545400</text:p>
          </table:table-cell>
          <table:table-cell table:style-name="ce8" table:formula="of:=IFERROR(__xludf.dummyfunction(&quot;SUM(ARRAYFORMULA(ABS(FILTER($C:$C,NOT(ISBLANK($C:$C)))-AHV1)))&quot;);546034)" office:value-type="float" office:value="546034" calcext:value-type="float">
            <text:p>546034</text:p>
          </table:table-cell>
          <table:table-cell table:style-name="ce8" table:formula="of:=IFERROR(__xludf.dummyfunction(&quot;SUM(ARRAYFORMULA(ABS(FILTER($C:$C,NOT(ISBLANK($C:$C)))-AHW1)))&quot;);546668)" office:value-type="float" office:value="546668" calcext:value-type="float">
            <text:p>546668</text:p>
          </table:table-cell>
          <table:table-cell table:style-name="ce8" table:formula="of:=IFERROR(__xludf.dummyfunction(&quot;SUM(ARRAYFORMULA(ABS(FILTER($C:$C,NOT(ISBLANK($C:$C)))-AHX1)))&quot;);547306)" office:value-type="float" office:value="547306" calcext:value-type="float">
            <text:p>547306</text:p>
          </table:table-cell>
          <table:table-cell table:style-name="ce8" table:formula="of:=IFERROR(__xludf.dummyfunction(&quot;SUM(ARRAYFORMULA(ABS(FILTER($C:$C,NOT(ISBLANK($C:$C)))-AHY1)))&quot;);547944)" office:value-type="float" office:value="547944" calcext:value-type="float">
            <text:p>547944</text:p>
          </table:table-cell>
          <table:table-cell table:style-name="ce8" table:formula="of:=IFERROR(__xludf.dummyfunction(&quot;SUM(ARRAYFORMULA(ABS(FILTER($C:$C,NOT(ISBLANK($C:$C)))-AHZ1)))&quot;);548582)" office:value-type="float" office:value="548582" calcext:value-type="float">
            <text:p>548582</text:p>
          </table:table-cell>
          <table:table-cell table:style-name="ce8" table:formula="of:=IFERROR(__xludf.dummyfunction(&quot;SUM(ARRAYFORMULA(ABS(FILTER($C:$C,NOT(ISBLANK($C:$C)))-AIA1)))&quot;);549220)" office:value-type="float" office:value="549220" calcext:value-type="float">
            <text:p>549220</text:p>
          </table:table-cell>
          <table:table-cell table:style-name="ce8" table:formula="of:=IFERROR(__xludf.dummyfunction(&quot;SUM(ARRAYFORMULA(ABS(FILTER($C:$C,NOT(ISBLANK($C:$C)))-AIB1)))&quot;);549860)" office:value-type="float" office:value="549860" calcext:value-type="float">
            <text:p>549860</text:p>
          </table:table-cell>
          <table:table-cell table:style-name="ce8" table:formula="of:=IFERROR(__xludf.dummyfunction(&quot;SUM(ARRAYFORMULA(ABS(FILTER($C:$C,NOT(ISBLANK($C:$C)))-AIC1)))&quot;);550500)" office:value-type="float" office:value="550500" calcext:value-type="float">
            <text:p>550500</text:p>
          </table:table-cell>
          <table:table-cell table:style-name="ce8" table:formula="of:=IFERROR(__xludf.dummyfunction(&quot;SUM(ARRAYFORMULA(ABS(FILTER($C:$C,NOT(ISBLANK($C:$C)))-AID1)))&quot;);551140)" office:value-type="float" office:value="551140" calcext:value-type="float">
            <text:p>551140</text:p>
          </table:table-cell>
          <table:table-cell table:style-name="ce8" table:formula="of:=IFERROR(__xludf.dummyfunction(&quot;SUM(ARRAYFORMULA(ABS(FILTER($C:$C,NOT(ISBLANK($C:$C)))-AIE1)))&quot;);551784)" office:value-type="float" office:value="551784" calcext:value-type="float">
            <text:p>551784</text:p>
          </table:table-cell>
          <table:table-cell table:style-name="ce8" table:formula="of:=IFERROR(__xludf.dummyfunction(&quot;SUM(ARRAYFORMULA(ABS(FILTER($C:$C,NOT(ISBLANK($C:$C)))-AIF1)))&quot;);552428)" office:value-type="float" office:value="552428" calcext:value-type="float">
            <text:p>552428</text:p>
          </table:table-cell>
          <table:table-cell table:style-name="ce8" table:formula="of:=IFERROR(__xludf.dummyfunction(&quot;SUM(ARRAYFORMULA(ABS(FILTER($C:$C,NOT(ISBLANK($C:$C)))-AIG1)))&quot;);553074)" office:value-type="float" office:value="553074" calcext:value-type="float">
            <text:p>553074</text:p>
          </table:table-cell>
          <table:table-cell table:style-name="ce8" table:formula="of:=IFERROR(__xludf.dummyfunction(&quot;SUM(ARRAYFORMULA(ABS(FILTER($C:$C,NOT(ISBLANK($C:$C)))-AIH1)))&quot;);553724)" office:value-type="float" office:value="553724" calcext:value-type="float">
            <text:p>553724</text:p>
          </table:table-cell>
          <table:table-cell table:style-name="ce8" table:formula="of:=IFERROR(__xludf.dummyfunction(&quot;SUM(ARRAYFORMULA(ABS(FILTER($C:$C,NOT(ISBLANK($C:$C)))-AII1)))&quot;);554376)" office:value-type="float" office:value="554376" calcext:value-type="float">
            <text:p>554376</text:p>
          </table:table-cell>
          <table:table-cell table:style-name="ce8" table:formula="of:=IFERROR(__xludf.dummyfunction(&quot;SUM(ARRAYFORMULA(ABS(FILTER($C:$C,NOT(ISBLANK($C:$C)))-AIJ1)))&quot;);555028)" office:value-type="float" office:value="555028" calcext:value-type="float">
            <text:p>555028</text:p>
          </table:table-cell>
          <table:table-cell table:style-name="ce8" table:formula="of:=IFERROR(__xludf.dummyfunction(&quot;SUM(ARRAYFORMULA(ABS(FILTER($C:$C,NOT(ISBLANK($C:$C)))-AIK1)))&quot;);555680)" office:value-type="float" office:value="555680" calcext:value-type="float">
            <text:p>555680</text:p>
          </table:table-cell>
          <table:table-cell table:style-name="ce8" table:formula="of:=IFERROR(__xludf.dummyfunction(&quot;SUM(ARRAYFORMULA(ABS(FILTER($C:$C,NOT(ISBLANK($C:$C)))-AIL1)))&quot;);556332)" office:value-type="float" office:value="556332" calcext:value-type="float">
            <text:p>556332</text:p>
          </table:table-cell>
          <table:table-cell table:style-name="ce8" table:formula="of:=IFERROR(__xludf.dummyfunction(&quot;SUM(ARRAYFORMULA(ABS(FILTER($C:$C,NOT(ISBLANK($C:$C)))-AIM1)))&quot;);556984)" office:value-type="float" office:value="556984" calcext:value-type="float">
            <text:p>556984</text:p>
          </table:table-cell>
          <table:table-cell table:style-name="ce8" table:formula="of:=IFERROR(__xludf.dummyfunction(&quot;SUM(ARRAYFORMULA(ABS(FILTER($C:$C,NOT(ISBLANK($C:$C)))-AIN1)))&quot;);557636)" office:value-type="float" office:value="557636" calcext:value-type="float">
            <text:p>557636</text:p>
          </table:table-cell>
          <table:table-cell table:style-name="ce8" table:formula="of:=IFERROR(__xludf.dummyfunction(&quot;SUM(ARRAYFORMULA(ABS(FILTER($C:$C,NOT(ISBLANK($C:$C)))-AIO1)))&quot;);558288)" office:value-type="float" office:value="558288" calcext:value-type="float">
            <text:p>558288</text:p>
          </table:table-cell>
          <table:table-cell table:style-name="ce8" table:formula="of:=IFERROR(__xludf.dummyfunction(&quot;SUM(ARRAYFORMULA(ABS(FILTER($C:$C,NOT(ISBLANK($C:$C)))-AIP1)))&quot;);558940)" office:value-type="float" office:value="558940" calcext:value-type="float">
            <text:p>558940</text:p>
          </table:table-cell>
          <table:table-cell table:style-name="ce8" table:formula="of:=IFERROR(__xludf.dummyfunction(&quot;SUM(ARRAYFORMULA(ABS(FILTER($C:$C,NOT(ISBLANK($C:$C)))-AIQ1)))&quot;);559596)" office:value-type="float" office:value="559596" calcext:value-type="float">
            <text:p>559596</text:p>
          </table:table-cell>
          <table:table-cell table:style-name="ce8" table:formula="of:=IFERROR(__xludf.dummyfunction(&quot;SUM(ARRAYFORMULA(ABS(FILTER($C:$C,NOT(ISBLANK($C:$C)))-AIR1)))&quot;);560252)" office:value-type="float" office:value="560252" calcext:value-type="float">
            <text:p>560252</text:p>
          </table:table-cell>
          <table:table-cell table:style-name="ce8" table:formula="of:=IFERROR(__xludf.dummyfunction(&quot;SUM(ARRAYFORMULA(ABS(FILTER($C:$C,NOT(ISBLANK($C:$C)))-AIS1)))&quot;);560908)" office:value-type="float" office:value="560908" calcext:value-type="float">
            <text:p>560908</text:p>
          </table:table-cell>
          <table:table-cell table:style-name="ce8" table:formula="of:=IFERROR(__xludf.dummyfunction(&quot;SUM(ARRAYFORMULA(ABS(FILTER($C:$C,NOT(ISBLANK($C:$C)))-AIT1)))&quot;);561564)" office:value-type="float" office:value="561564" calcext:value-type="float">
            <text:p>561564</text:p>
          </table:table-cell>
          <table:table-cell table:style-name="ce8" table:formula="of:=IFERROR(__xludf.dummyfunction(&quot;SUM(ARRAYFORMULA(ABS(FILTER($C:$C,NOT(ISBLANK($C:$C)))-AIU1)))&quot;);562220)" office:value-type="float" office:value="562220" calcext:value-type="float">
            <text:p>562220</text:p>
          </table:table-cell>
          <table:table-cell table:style-name="ce8" table:formula="of:=IFERROR(__xludf.dummyfunction(&quot;SUM(ARRAYFORMULA(ABS(FILTER($C:$C,NOT(ISBLANK($C:$C)))-AIV1)))&quot;);562876)" office:value-type="float" office:value="562876" calcext:value-type="float">
            <text:p>562876</text:p>
          </table:table-cell>
          <table:table-cell table:style-name="ce8" table:formula="of:=IFERROR(__xludf.dummyfunction(&quot;SUM(ARRAYFORMULA(ABS(FILTER($C:$C,NOT(ISBLANK($C:$C)))-AIW1)))&quot;);563532)" office:value-type="float" office:value="563532" calcext:value-type="float">
            <text:p>563532</text:p>
          </table:table-cell>
          <table:table-cell table:style-name="ce8" table:formula="of:=IFERROR(__xludf.dummyfunction(&quot;SUM(ARRAYFORMULA(ABS(FILTER($C:$C,NOT(ISBLANK($C:$C)))-AIX1)))&quot;);564190)" office:value-type="float" office:value="564190" calcext:value-type="float">
            <text:p>564190</text:p>
          </table:table-cell>
          <table:table-cell table:style-name="ce8" table:formula="of:=IFERROR(__xludf.dummyfunction(&quot;SUM(ARRAYFORMULA(ABS(FILTER($C:$C,NOT(ISBLANK($C:$C)))-AIY1)))&quot;);564848)" office:value-type="float" office:value="564848" calcext:value-type="float">
            <text:p>564848</text:p>
          </table:table-cell>
          <table:table-cell table:style-name="ce8" table:formula="of:=IFERROR(__xludf.dummyfunction(&quot;SUM(ARRAYFORMULA(ABS(FILTER($C:$C,NOT(ISBLANK($C:$C)))-AIZ1)))&quot;);565506)" office:value-type="float" office:value="565506" calcext:value-type="float">
            <text:p>565506</text:p>
          </table:table-cell>
          <table:table-cell table:style-name="ce8" table:formula="of:=IFERROR(__xludf.dummyfunction(&quot;SUM(ARRAYFORMULA(ABS(FILTER($C:$C,NOT(ISBLANK($C:$C)))-AJA1)))&quot;);566164)" office:value-type="float" office:value="566164" calcext:value-type="float">
            <text:p>566164</text:p>
          </table:table-cell>
          <table:table-cell table:style-name="ce8" table:formula="of:=IFERROR(__xludf.dummyfunction(&quot;SUM(ARRAYFORMULA(ABS(FILTER($C:$C,NOT(ISBLANK($C:$C)))-AJB1)))&quot;);566822)" office:value-type="float" office:value="566822" calcext:value-type="float">
            <text:p>566822</text:p>
          </table:table-cell>
          <table:table-cell table:style-name="ce8" table:formula="of:=IFERROR(__xludf.dummyfunction(&quot;SUM(ARRAYFORMULA(ABS(FILTER($C:$C,NOT(ISBLANK($C:$C)))-AJC1)))&quot;);567480)" office:value-type="float" office:value="567480" calcext:value-type="float">
            <text:p>567480</text:p>
          </table:table-cell>
          <table:table-cell table:style-name="ce8" table:formula="of:=IFERROR(__xludf.dummyfunction(&quot;SUM(ARRAYFORMULA(ABS(FILTER($C:$C,NOT(ISBLANK($C:$C)))-AJD1)))&quot;);568140)" office:value-type="float" office:value="568140" calcext:value-type="float">
            <text:p>568140</text:p>
          </table:table-cell>
          <table:table-cell table:style-name="ce8" table:formula="of:=IFERROR(__xludf.dummyfunction(&quot;SUM(ARRAYFORMULA(ABS(FILTER($C:$C,NOT(ISBLANK($C:$C)))-AJE1)))&quot;);568800)" office:value-type="float" office:value="568800" calcext:value-type="float">
            <text:p>568800</text:p>
          </table:table-cell>
          <table:table-cell table:style-name="ce8" table:formula="of:=IFERROR(__xludf.dummyfunction(&quot;SUM(ARRAYFORMULA(ABS(FILTER($C:$C,NOT(ISBLANK($C:$C)))-AJF1)))&quot;);569460)" office:value-type="float" office:value="569460" calcext:value-type="float">
            <text:p>569460</text:p>
          </table:table-cell>
          <table:table-cell table:style-name="ce8" table:formula="of:=IFERROR(__xludf.dummyfunction(&quot;SUM(ARRAYFORMULA(ABS(FILTER($C:$C,NOT(ISBLANK($C:$C)))-AJG1)))&quot;);570120)" office:value-type="float" office:value="570120" calcext:value-type="float">
            <text:p>570120</text:p>
          </table:table-cell>
          <table:table-cell table:style-name="ce8" table:formula="of:=IFERROR(__xludf.dummyfunction(&quot;SUM(ARRAYFORMULA(ABS(FILTER($C:$C,NOT(ISBLANK($C:$C)))-AJH1)))&quot;);570780)" office:value-type="float" office:value="570780" calcext:value-type="float">
            <text:p>570780</text:p>
          </table:table-cell>
          <table:table-cell table:style-name="ce8" table:formula="of:=IFERROR(__xludf.dummyfunction(&quot;SUM(ARRAYFORMULA(ABS(FILTER($C:$C,NOT(ISBLANK($C:$C)))-AJI1)))&quot;);571440)" office:value-type="float" office:value="571440" calcext:value-type="float">
            <text:p>571440</text:p>
          </table:table-cell>
          <table:table-cell table:style-name="ce8" table:formula="of:=IFERROR(__xludf.dummyfunction(&quot;SUM(ARRAYFORMULA(ABS(FILTER($C:$C,NOT(ISBLANK($C:$C)))-AJJ1)))&quot;);572100)" office:value-type="float" office:value="572100" calcext:value-type="float">
            <text:p>572100</text:p>
          </table:table-cell>
          <table:table-cell table:style-name="ce8" table:formula="of:=IFERROR(__xludf.dummyfunction(&quot;SUM(ARRAYFORMULA(ABS(FILTER($C:$C,NOT(ISBLANK($C:$C)))-AJK1)))&quot;);572762)" office:value-type="float" office:value="572762" calcext:value-type="float">
            <text:p>572762</text:p>
          </table:table-cell>
          <table:table-cell table:style-name="ce8" table:formula="of:=IFERROR(__xludf.dummyfunction(&quot;SUM(ARRAYFORMULA(ABS(FILTER($C:$C,NOT(ISBLANK($C:$C)))-AJL1)))&quot;);573424)" office:value-type="float" office:value="573424" calcext:value-type="float">
            <text:p>573424</text:p>
          </table:table-cell>
          <table:table-cell table:style-name="ce8" table:formula="of:=IFERROR(__xludf.dummyfunction(&quot;SUM(ARRAYFORMULA(ABS(FILTER($C:$C,NOT(ISBLANK($C:$C)))-AJM1)))&quot;);574086)" office:value-type="float" office:value="574086" calcext:value-type="float">
            <text:p>574086</text:p>
          </table:table-cell>
          <table:table-cell table:style-name="ce8" table:formula="of:=IFERROR(__xludf.dummyfunction(&quot;SUM(ARRAYFORMULA(ABS(FILTER($C:$C,NOT(ISBLANK($C:$C)))-AJN1)))&quot;);574748)" office:value-type="float" office:value="574748" calcext:value-type="float">
            <text:p>574748</text:p>
          </table:table-cell>
          <table:table-cell table:style-name="ce8" table:formula="of:=IFERROR(__xludf.dummyfunction(&quot;SUM(ARRAYFORMULA(ABS(FILTER($C:$C,NOT(ISBLANK($C:$C)))-AJO1)))&quot;);575414)" office:value-type="float" office:value="575414" calcext:value-type="float">
            <text:p>575414</text:p>
          </table:table-cell>
          <table:table-cell table:style-name="ce8" table:formula="of:=IFERROR(__xludf.dummyfunction(&quot;SUM(ARRAYFORMULA(ABS(FILTER($C:$C,NOT(ISBLANK($C:$C)))-AJP1)))&quot;);576080)" office:value-type="float" office:value="576080" calcext:value-type="float">
            <text:p>576080</text:p>
          </table:table-cell>
          <table:table-cell table:style-name="ce8" table:formula="of:=IFERROR(__xludf.dummyfunction(&quot;SUM(ARRAYFORMULA(ABS(FILTER($C:$C,NOT(ISBLANK($C:$C)))-AJQ1)))&quot;);576746)" office:value-type="float" office:value="576746" calcext:value-type="float">
            <text:p>576746</text:p>
          </table:table-cell>
          <table:table-cell table:style-name="ce8" table:formula="of:=IFERROR(__xludf.dummyfunction(&quot;SUM(ARRAYFORMULA(ABS(FILTER($C:$C,NOT(ISBLANK($C:$C)))-AJR1)))&quot;);577412)" office:value-type="float" office:value="577412" calcext:value-type="float">
            <text:p>577412</text:p>
          </table:table-cell>
          <table:table-cell table:style-name="ce8" table:formula="of:=IFERROR(__xludf.dummyfunction(&quot;SUM(ARRAYFORMULA(ABS(FILTER($C:$C,NOT(ISBLANK($C:$C)))-AJS1)))&quot;);578078)" office:value-type="float" office:value="578078" calcext:value-type="float">
            <text:p>578078</text:p>
          </table:table-cell>
          <table:table-cell table:style-name="ce8" table:formula="of:=IFERROR(__xludf.dummyfunction(&quot;SUM(ARRAYFORMULA(ABS(FILTER($C:$C,NOT(ISBLANK($C:$C)))-AJT1)))&quot;);578744)" office:value-type="float" office:value="578744" calcext:value-type="float">
            <text:p>578744</text:p>
          </table:table-cell>
          <table:table-cell table:style-name="ce8" table:formula="of:=IFERROR(__xludf.dummyfunction(&quot;SUM(ARRAYFORMULA(ABS(FILTER($C:$C,NOT(ISBLANK($C:$C)))-AJU1)))&quot;);579412)" office:value-type="float" office:value="579412" calcext:value-type="float">
            <text:p>579412</text:p>
          </table:table-cell>
          <table:table-cell table:style-name="ce8" table:formula="of:=IFERROR(__xludf.dummyfunction(&quot;SUM(ARRAYFORMULA(ABS(FILTER($C:$C,NOT(ISBLANK($C:$C)))-AJV1)))&quot;);580080)" office:value-type="float" office:value="580080" calcext:value-type="float">
            <text:p>580080</text:p>
          </table:table-cell>
          <table:table-cell table:style-name="ce8" table:formula="of:=IFERROR(__xludf.dummyfunction(&quot;SUM(ARRAYFORMULA(ABS(FILTER($C:$C,NOT(ISBLANK($C:$C)))-AJW1)))&quot;);580748)" office:value-type="float" office:value="580748" calcext:value-type="float">
            <text:p>580748</text:p>
          </table:table-cell>
          <table:table-cell table:style-name="ce8" table:formula="of:=IFERROR(__xludf.dummyfunction(&quot;SUM(ARRAYFORMULA(ABS(FILTER($C:$C,NOT(ISBLANK($C:$C)))-AJX1)))&quot;);581416)" office:value-type="float" office:value="581416" calcext:value-type="float">
            <text:p>581416</text:p>
          </table:table-cell>
          <table:table-cell table:style-name="ce8" table:formula="of:=IFERROR(__xludf.dummyfunction(&quot;SUM(ARRAYFORMULA(ABS(FILTER($C:$C,NOT(ISBLANK($C:$C)))-AJY1)))&quot;);582086)" office:value-type="float" office:value="582086" calcext:value-type="float">
            <text:p>582086</text:p>
          </table:table-cell>
          <table:table-cell table:style-name="ce8" table:formula="of:=IFERROR(__xludf.dummyfunction(&quot;SUM(ARRAYFORMULA(ABS(FILTER($C:$C,NOT(ISBLANK($C:$C)))-AJZ1)))&quot;);582756)" office:value-type="float" office:value="582756" calcext:value-type="float">
            <text:p>582756</text:p>
          </table:table-cell>
          <table:table-cell table:style-name="ce8" table:formula="of:=IFERROR(__xludf.dummyfunction(&quot;SUM(ARRAYFORMULA(ABS(FILTER($C:$C,NOT(ISBLANK($C:$C)))-AKA1)))&quot;);583428)" office:value-type="float" office:value="583428" calcext:value-type="float">
            <text:p>583428</text:p>
          </table:table-cell>
          <table:table-cell table:style-name="ce8" table:formula="of:=IFERROR(__xludf.dummyfunction(&quot;SUM(ARRAYFORMULA(ABS(FILTER($C:$C,NOT(ISBLANK($C:$C)))-AKB1)))&quot;);584102)" office:value-type="float" office:value="584102" calcext:value-type="float">
            <text:p>584102</text:p>
          </table:table-cell>
          <table:table-cell table:style-name="ce8" table:formula="of:=IFERROR(__xludf.dummyfunction(&quot;SUM(ARRAYFORMULA(ABS(FILTER($C:$C,NOT(ISBLANK($C:$C)))-AKC1)))&quot;);584776)" office:value-type="float" office:value="584776" calcext:value-type="float">
            <text:p>584776</text:p>
          </table:table-cell>
          <table:table-cell table:style-name="ce8" table:formula="of:=IFERROR(__xludf.dummyfunction(&quot;SUM(ARRAYFORMULA(ABS(FILTER($C:$C,NOT(ISBLANK($C:$C)))-AKD1)))&quot;);585450)" office:value-type="float" office:value="585450" calcext:value-type="float">
            <text:p>585450</text:p>
          </table:table-cell>
          <table:table-cell table:style-name="ce8" table:formula="of:=IFERROR(__xludf.dummyfunction(&quot;SUM(ARRAYFORMULA(ABS(FILTER($C:$C,NOT(ISBLANK($C:$C)))-AKE1)))&quot;);586126)" office:value-type="float" office:value="586126" calcext:value-type="float">
            <text:p>586126</text:p>
          </table:table-cell>
          <table:table-cell table:style-name="ce8" table:formula="of:=IFERROR(__xludf.dummyfunction(&quot;SUM(ARRAYFORMULA(ABS(FILTER($C:$C,NOT(ISBLANK($C:$C)))-AKF1)))&quot;);586802)" office:value-type="float" office:value="586802" calcext:value-type="float">
            <text:p>586802</text:p>
          </table:table-cell>
          <table:table-cell table:style-name="ce8" table:formula="of:=IFERROR(__xludf.dummyfunction(&quot;SUM(ARRAYFORMULA(ABS(FILTER($C:$C,NOT(ISBLANK($C:$C)))-AKG1)))&quot;);587480)" office:value-type="float" office:value="587480" calcext:value-type="float">
            <text:p>587480</text:p>
          </table:table-cell>
          <table:table-cell table:style-name="ce8" table:formula="of:=IFERROR(__xludf.dummyfunction(&quot;SUM(ARRAYFORMULA(ABS(FILTER($C:$C,NOT(ISBLANK($C:$C)))-AKH1)))&quot;);588158)" office:value-type="float" office:value="588158" calcext:value-type="float">
            <text:p>588158</text:p>
          </table:table-cell>
          <table:table-cell table:style-name="ce8" table:formula="of:=IFERROR(__xludf.dummyfunction(&quot;SUM(ARRAYFORMULA(ABS(FILTER($C:$C,NOT(ISBLANK($C:$C)))-AKI1)))&quot;);588836)" office:value-type="float" office:value="588836" calcext:value-type="float">
            <text:p>588836</text:p>
          </table:table-cell>
          <table:table-cell table:style-name="ce8" table:formula="of:=IFERROR(__xludf.dummyfunction(&quot;SUM(ARRAYFORMULA(ABS(FILTER($C:$C,NOT(ISBLANK($C:$C)))-AKJ1)))&quot;);589514)" office:value-type="float" office:value="589514" calcext:value-type="float">
            <text:p>589514</text:p>
          </table:table-cell>
          <table:table-cell table:style-name="ce8" table:formula="of:=IFERROR(__xludf.dummyfunction(&quot;SUM(ARRAYFORMULA(ABS(FILTER($C:$C,NOT(ISBLANK($C:$C)))-AKK1)))&quot;);590192)" office:value-type="float" office:value="590192" calcext:value-type="float">
            <text:p>590192</text:p>
          </table:table-cell>
          <table:table-cell table:style-name="ce8" table:formula="of:=IFERROR(__xludf.dummyfunction(&quot;SUM(ARRAYFORMULA(ABS(FILTER($C:$C,NOT(ISBLANK($C:$C)))-AKL1)))&quot;);590870)" office:value-type="float" office:value="590870" calcext:value-type="float">
            <text:p>590870</text:p>
          </table:table-cell>
          <table:table-cell table:style-name="ce8" table:formula="of:=IFERROR(__xludf.dummyfunction(&quot;SUM(ARRAYFORMULA(ABS(FILTER($C:$C,NOT(ISBLANK($C:$C)))-AKM1)))&quot;);591548)" office:value-type="float" office:value="591548" calcext:value-type="float">
            <text:p>591548</text:p>
          </table:table-cell>
          <table:table-cell table:style-name="ce8" table:formula="of:=IFERROR(__xludf.dummyfunction(&quot;SUM(ARRAYFORMULA(ABS(FILTER($C:$C,NOT(ISBLANK($C:$C)))-AKN1)))&quot;);592226)" office:value-type="float" office:value="592226" calcext:value-type="float">
            <text:p>592226</text:p>
          </table:table-cell>
          <table:table-cell table:style-name="ce8" table:formula="of:=IFERROR(__xludf.dummyfunction(&quot;SUM(ARRAYFORMULA(ABS(FILTER($C:$C,NOT(ISBLANK($C:$C)))-AKO1)))&quot;);592904)" office:value-type="float" office:value="592904" calcext:value-type="float">
            <text:p>592904</text:p>
          </table:table-cell>
          <table:table-cell table:style-name="ce8" table:formula="of:=IFERROR(__xludf.dummyfunction(&quot;SUM(ARRAYFORMULA(ABS(FILTER($C:$C,NOT(ISBLANK($C:$C)))-AKP1)))&quot;);593584)" office:value-type="float" office:value="593584" calcext:value-type="float">
            <text:p>593584</text:p>
          </table:table-cell>
          <table:table-cell table:style-name="ce8" table:formula="of:=IFERROR(__xludf.dummyfunction(&quot;SUM(ARRAYFORMULA(ABS(FILTER($C:$C,NOT(ISBLANK($C:$C)))-AKQ1)))&quot;);594266)" office:value-type="float" office:value="594266" calcext:value-type="float">
            <text:p>594266</text:p>
          </table:table-cell>
          <table:table-cell table:style-name="ce8" table:formula="of:=IFERROR(__xludf.dummyfunction(&quot;SUM(ARRAYFORMULA(ABS(FILTER($C:$C,NOT(ISBLANK($C:$C)))-AKR1)))&quot;);594948)" office:value-type="float" office:value="594948" calcext:value-type="float">
            <text:p>594948</text:p>
          </table:table-cell>
          <table:table-cell table:style-name="ce8" table:formula="of:=IFERROR(__xludf.dummyfunction(&quot;SUM(ARRAYFORMULA(ABS(FILTER($C:$C,NOT(ISBLANK($C:$C)))-AKS1)))&quot;);595630)" office:value-type="float" office:value="595630" calcext:value-type="float">
            <text:p>595630</text:p>
          </table:table-cell>
          <table:table-cell table:style-name="ce8" table:formula="of:=IFERROR(__xludf.dummyfunction(&quot;SUM(ARRAYFORMULA(ABS(FILTER($C:$C,NOT(ISBLANK($C:$C)))-AKT1)))&quot;);596314)" office:value-type="float" office:value="596314" calcext:value-type="float">
            <text:p>596314</text:p>
          </table:table-cell>
          <table:table-cell table:style-name="ce8" table:formula="of:=IFERROR(__xludf.dummyfunction(&quot;SUM(ARRAYFORMULA(ABS(FILTER($C:$C,NOT(ISBLANK($C:$C)))-AKU1)))&quot;);596998)" office:value-type="float" office:value="596998" calcext:value-type="float">
            <text:p>596998</text:p>
          </table:table-cell>
          <table:table-cell table:style-name="ce8" table:formula="of:=IFERROR(__xludf.dummyfunction(&quot;SUM(ARRAYFORMULA(ABS(FILTER($C:$C,NOT(ISBLANK($C:$C)))-AKV1)))&quot;);597682)" office:value-type="float" office:value="597682" calcext:value-type="float">
            <text:p>597682</text:p>
          </table:table-cell>
          <table:table-cell table:style-name="ce8" table:formula="of:=IFERROR(__xludf.dummyfunction(&quot;SUM(ARRAYFORMULA(ABS(FILTER($C:$C,NOT(ISBLANK($C:$C)))-AKW1)))&quot;);598368)" office:value-type="float" office:value="598368" calcext:value-type="float">
            <text:p>598368</text:p>
          </table:table-cell>
          <table:table-cell table:style-name="ce8" table:formula="of:=IFERROR(__xludf.dummyfunction(&quot;SUM(ARRAYFORMULA(ABS(FILTER($C:$C,NOT(ISBLANK($C:$C)))-AKX1)))&quot;);599054)" office:value-type="float" office:value="599054" calcext:value-type="float">
            <text:p>599054</text:p>
          </table:table-cell>
          <table:table-cell table:style-name="ce8" table:formula="of:=IFERROR(__xludf.dummyfunction(&quot;SUM(ARRAYFORMULA(ABS(FILTER($C:$C,NOT(ISBLANK($C:$C)))-AKY1)))&quot;);599740)" office:value-type="float" office:value="599740" calcext:value-type="float">
            <text:p>599740</text:p>
          </table:table-cell>
          <table:table-cell table:style-name="ce8" table:formula="of:=IFERROR(__xludf.dummyfunction(&quot;SUM(ARRAYFORMULA(ABS(FILTER($C:$C,NOT(ISBLANK($C:$C)))-AKZ1)))&quot;);600428)" office:value-type="float" office:value="600428" calcext:value-type="float">
            <text:p>600428</text:p>
          </table:table-cell>
          <table:table-cell table:style-name="ce8" table:formula="of:=IFERROR(__xludf.dummyfunction(&quot;SUM(ARRAYFORMULA(ABS(FILTER($C:$C,NOT(ISBLANK($C:$C)))-ALA1)))&quot;);601116)" office:value-type="float" office:value="601116" calcext:value-type="float">
            <text:p>601116</text:p>
          </table:table-cell>
          <table:table-cell table:style-name="ce8" table:formula="of:=IFERROR(__xludf.dummyfunction(&quot;SUM(ARRAYFORMULA(ABS(FILTER($C:$C,NOT(ISBLANK($C:$C)))-ALB1)))&quot;);601808)" office:value-type="float" office:value="601808" calcext:value-type="float">
            <text:p>601808</text:p>
          </table:table-cell>
          <table:table-cell table:style-name="ce8" table:formula="of:=IFERROR(__xludf.dummyfunction(&quot;SUM(ARRAYFORMULA(ABS(FILTER($C:$C,NOT(ISBLANK($C:$C)))-ALC1)))&quot;);602500)" office:value-type="float" office:value="602500" calcext:value-type="float">
            <text:p>602500</text:p>
          </table:table-cell>
          <table:table-cell table:style-name="ce8" table:formula="of:=IFERROR(__xludf.dummyfunction(&quot;SUM(ARRAYFORMULA(ABS(FILTER($C:$C,NOT(ISBLANK($C:$C)))-ALD1)))&quot;);603192)" office:value-type="float" office:value="603192" calcext:value-type="float">
            <text:p>603192</text:p>
          </table:table-cell>
          <table:table-cell table:style-name="ce8" table:formula="of:=IFERROR(__xludf.dummyfunction(&quot;SUM(ARRAYFORMULA(ABS(FILTER($C:$C,NOT(ISBLANK($C:$C)))-ALE1)))&quot;);603884)" office:value-type="float" office:value="603884" calcext:value-type="float">
            <text:p>603884</text:p>
          </table:table-cell>
          <table:table-cell table:style-name="ce8" table:formula="of:=IFERROR(__xludf.dummyfunction(&quot;SUM(ARRAYFORMULA(ABS(FILTER($C:$C,NOT(ISBLANK($C:$C)))-ALF1)))&quot;);604578)" office:value-type="float" office:value="604578" calcext:value-type="float">
            <text:p>604578</text:p>
          </table:table-cell>
          <table:table-cell table:style-name="ce8" table:formula="of:=IFERROR(__xludf.dummyfunction(&quot;SUM(ARRAYFORMULA(ABS(FILTER($C:$C,NOT(ISBLANK($C:$C)))-ALG1)))&quot;);605272)" office:value-type="float" office:value="605272" calcext:value-type="float">
            <text:p>605272</text:p>
          </table:table-cell>
          <table:table-cell table:style-name="ce8" table:formula="of:=IFERROR(__xludf.dummyfunction(&quot;SUM(ARRAYFORMULA(ABS(FILTER($C:$C,NOT(ISBLANK($C:$C)))-ALH1)))&quot;);605966)" office:value-type="float" office:value="605966" calcext:value-type="float">
            <text:p>605966</text:p>
          </table:table-cell>
          <table:table-cell table:style-name="ce8" table:formula="of:=IFERROR(__xludf.dummyfunction(&quot;SUM(ARRAYFORMULA(ABS(FILTER($C:$C,NOT(ISBLANK($C:$C)))-ALI1)))&quot;);606660)" office:value-type="float" office:value="606660" calcext:value-type="float">
            <text:p>606660</text:p>
          </table:table-cell>
          <table:table-cell table:style-name="ce8" table:formula="of:=IFERROR(__xludf.dummyfunction(&quot;SUM(ARRAYFORMULA(ABS(FILTER($C:$C,NOT(ISBLANK($C:$C)))-ALJ1)))&quot;);607356)" office:value-type="float" office:value="607356" calcext:value-type="float">
            <text:p>607356</text:p>
          </table:table-cell>
          <table:table-cell table:style-name="ce8" table:formula="of:=IFERROR(__xludf.dummyfunction(&quot;SUM(ARRAYFORMULA(ABS(FILTER($C:$C,NOT(ISBLANK($C:$C)))-ALK1)))&quot;);608052)" office:value-type="float" office:value="608052" calcext:value-type="float">
            <text:p>608052</text:p>
          </table:table-cell>
          <table:table-cell table:style-name="ce8" table:formula="of:=IFERROR(__xludf.dummyfunction(&quot;SUM(ARRAYFORMULA(ABS(FILTER($C:$C,NOT(ISBLANK($C:$C)))-ALL1)))&quot;);608748)" office:value-type="float" office:value="608748" calcext:value-type="float">
            <text:p>608748</text:p>
          </table:table-cell>
          <table:table-cell table:style-name="ce8" table:formula="of:=IFERROR(__xludf.dummyfunction(&quot;SUM(ARRAYFORMULA(ABS(FILTER($C:$C,NOT(ISBLANK($C:$C)))-ALM1)))&quot;);609444)" office:value-type="float" office:value="609444" calcext:value-type="float">
            <text:p>609444</text:p>
          </table:table-cell>
          <table:table-cell table:style-name="ce8" table:formula="of:=IFERROR(__xludf.dummyfunction(&quot;SUM(ARRAYFORMULA(ABS(FILTER($C:$C,NOT(ISBLANK($C:$C)))-ALN1)))&quot;);610142)" office:value-type="float" office:value="610142" calcext:value-type="float">
            <text:p>610142</text:p>
          </table:table-cell>
          <table:table-cell table:style-name="ce8" table:formula="of:=IFERROR(__xludf.dummyfunction(&quot;SUM(ARRAYFORMULA(ABS(FILTER($C:$C,NOT(ISBLANK($C:$C)))-ALO1)))&quot;);610840)" office:value-type="float" office:value="610840" calcext:value-type="float">
            <text:p>610840</text:p>
          </table:table-cell>
          <table:table-cell table:style-name="ce8" table:formula="of:=IFERROR(__xludf.dummyfunction(&quot;SUM(ARRAYFORMULA(ABS(FILTER($C:$C,NOT(ISBLANK($C:$C)))-ALP1)))&quot;);611538)" office:value-type="float" office:value="611538" calcext:value-type="float">
            <text:p>611538</text:p>
          </table:table-cell>
          <table:table-cell table:style-name="ce8" table:formula="of:=IFERROR(__xludf.dummyfunction(&quot;SUM(ARRAYFORMULA(ABS(FILTER($C:$C,NOT(ISBLANK($C:$C)))-ALQ1)))&quot;);612236)" office:value-type="float" office:value="612236" calcext:value-type="float">
            <text:p>612236</text:p>
          </table:table-cell>
          <table:table-cell table:style-name="ce8" table:formula="of:=IFERROR(__xludf.dummyfunction(&quot;SUM(ARRAYFORMULA(ABS(FILTER($C:$C,NOT(ISBLANK($C:$C)))-ALR1)))&quot;);612936)" office:value-type="float" office:value="612936" calcext:value-type="float">
            <text:p>612936</text:p>
          </table:table-cell>
          <table:table-cell table:style-name="ce8" table:formula="of:=IFERROR(__xludf.dummyfunction(&quot;SUM(ARRAYFORMULA(ABS(FILTER($C:$C,NOT(ISBLANK($C:$C)))-ALS1)))&quot;);613636)" office:value-type="float" office:value="613636" calcext:value-type="float">
            <text:p>613636</text:p>
          </table:table-cell>
          <table:table-cell table:style-name="ce8" table:formula="of:=IFERROR(__xludf.dummyfunction(&quot;SUM(ARRAYFORMULA(ABS(FILTER($C:$C,NOT(ISBLANK($C:$C)))-ALT1)))&quot;);614336)" office:value-type="float" office:value="614336" calcext:value-type="float">
            <text:p>614336</text:p>
          </table:table-cell>
          <table:table-cell table:style-name="ce8" table:formula="of:=IFERROR(__xludf.dummyfunction(&quot;SUM(ARRAYFORMULA(ABS(FILTER($C:$C,NOT(ISBLANK($C:$C)))-ALU1)))&quot;);615038)" office:value-type="float" office:value="615038" calcext:value-type="float">
            <text:p>615038</text:p>
          </table:table-cell>
          <table:table-cell table:style-name="ce8" table:formula="of:=IFERROR(__xludf.dummyfunction(&quot;SUM(ARRAYFORMULA(ABS(FILTER($C:$C,NOT(ISBLANK($C:$C)))-ALV1)))&quot;);615742)" office:value-type="float" office:value="615742" calcext:value-type="float">
            <text:p>615742</text:p>
          </table:table-cell>
          <table:table-cell table:style-name="ce8" table:formula="of:=IFERROR(__xludf.dummyfunction(&quot;SUM(ARRAYFORMULA(ABS(FILTER($C:$C,NOT(ISBLANK($C:$C)))-ALW1)))&quot;);616446)" office:value-type="float" office:value="616446" calcext:value-type="float">
            <text:p>616446</text:p>
          </table:table-cell>
          <table:table-cell table:style-name="ce8" table:formula="of:=IFERROR(__xludf.dummyfunction(&quot;SUM(ARRAYFORMULA(ABS(FILTER($C:$C,NOT(ISBLANK($C:$C)))-ALX1)))&quot;);617150)" office:value-type="float" office:value="617150" calcext:value-type="float">
            <text:p>617150</text:p>
          </table:table-cell>
          <table:table-cell table:style-name="ce8" table:formula="of:=IFERROR(__xludf.dummyfunction(&quot;SUM(ARRAYFORMULA(ABS(FILTER($C:$C,NOT(ISBLANK($C:$C)))-ALY1)))&quot;);617856)" office:value-type="float" office:value="617856" calcext:value-type="float">
            <text:p>617856</text:p>
          </table:table-cell>
          <table:table-cell table:style-name="ce8" table:formula="of:=IFERROR(__xludf.dummyfunction(&quot;SUM(ARRAYFORMULA(ABS(FILTER($C:$C,NOT(ISBLANK($C:$C)))-ALZ1)))&quot;);618562)" office:value-type="float" office:value="618562" calcext:value-type="float">
            <text:p>618562</text:p>
          </table:table-cell>
          <table:table-cell table:style-name="ce8" table:formula="of:=IFERROR(__xludf.dummyfunction(&quot;SUM(ARRAYFORMULA(ABS(FILTER($C:$C,NOT(ISBLANK($C:$C)))-AMA1)))&quot;);619268)" office:value-type="float" office:value="619268" calcext:value-type="float">
            <text:p>619268</text:p>
          </table:table-cell>
          <table:table-cell table:style-name="ce8" table:formula="of:=IFERROR(__xludf.dummyfunction(&quot;SUM(ARRAYFORMULA(ABS(FILTER($C:$C,NOT(ISBLANK($C:$C)))-AMB1)))&quot;);619974)" office:value-type="float" office:value="619974" calcext:value-type="float">
            <text:p>619974</text:p>
          </table:table-cell>
          <table:table-cell table:style-name="ce8" table:formula="of:=IFERROR(__xludf.dummyfunction(&quot;SUM(ARRAYFORMULA(ABS(FILTER($C:$C,NOT(ISBLANK($C:$C)))-AMC1)))&quot;);620682)" office:value-type="float" office:value="620682" calcext:value-type="float">
            <text:p>620682</text:p>
          </table:table-cell>
          <table:table-cell table:style-name="ce8" table:formula="of:=IFERROR(__xludf.dummyfunction(&quot;SUM(ARRAYFORMULA(ABS(FILTER($C:$C,NOT(ISBLANK($C:$C)))-AMD1)))&quot;);621390)" office:value-type="float" office:value="621390" calcext:value-type="float">
            <text:p>621390</text:p>
          </table:table-cell>
          <table:table-cell table:style-name="ce8" table:formula="of:=IFERROR(__xludf.dummyfunction(&quot;SUM(ARRAYFORMULA(ABS(FILTER($C:$C,NOT(ISBLANK($C:$C)))-AME1)))&quot;);622098)" office:value-type="float" office:value="622098" calcext:value-type="float">
            <text:p>622098</text:p>
          </table:table-cell>
          <table:table-cell table:style-name="ce8" table:formula="of:=IFERROR(__xludf.dummyfunction(&quot;SUM(ARRAYFORMULA(ABS(FILTER($C:$C,NOT(ISBLANK($C:$C)))-AMF1)))&quot;);622808)" office:value-type="float" office:value="622808" calcext:value-type="float">
            <text:p>622808</text:p>
          </table:table-cell>
          <table:table-cell table:style-name="ce8" table:formula="of:=IFERROR(__xludf.dummyfunction(&quot;SUM(ARRAYFORMULA(ABS(FILTER($C:$C,NOT(ISBLANK($C:$C)))-AMG1)))&quot;);623520)" office:value-type="float" office:value="623520" calcext:value-type="float">
            <text:p>623520</text:p>
          </table:table-cell>
          <table:table-cell table:style-name="ce8" table:formula="of:=IFERROR(__xludf.dummyfunction(&quot;SUM(ARRAYFORMULA(ABS(FILTER($C:$C,NOT(ISBLANK($C:$C)))-AMH1)))&quot;);624234)" office:value-type="float" office:value="624234" calcext:value-type="float">
            <text:p>624234</text:p>
          </table:table-cell>
          <table:table-cell table:style-name="ce8" table:formula="of:=IFERROR(__xludf.dummyfunction(&quot;SUM(ARRAYFORMULA(ABS(FILTER($C:$C,NOT(ISBLANK($C:$C)))-AMI1)))&quot;);624948)" office:value-type="float" office:value="624948" calcext:value-type="float">
            <text:p>624948</text:p>
          </table:table-cell>
          <table:table-cell table:style-name="ce8" table:formula="of:=IFERROR(__xludf.dummyfunction(&quot;SUM(ARRAYFORMULA(ABS(FILTER($C:$C,NOT(ISBLANK($C:$C)))-AMJ1)))&quot;);625662)" office:value-type="float" office:value="625662" calcext:value-type="float">
            <text:p>625662</text:p>
          </table:table-cell>
        </table:table-row>
        <table:table-row table:style-name="ro1">
          <table:table-cell table:style-name="ce1" office:value-type="string" calcext:value-type="string">
            <text:p>P1 Min Fuel</text:p>
          </table:table-cell>
          <table:table-cell table:style-name="ce2" table:formula="of:=MIN([.E2]:bvc2)" office:value-type="string" office:string-value="" calcext:value-type="error">
            <text:p>#NAME?</text:p>
          </table:table-cell>
          <table:table-cell table:style-name="ce4" table:formula="of:=IFERROR(__xludf.dummyfunction(&quot;&quot;&quot;COMPUTED_VALUE&quot;&quot;&quot;);29)" office:value-type="float" office:value="29" calcext:value-type="float">
            <text:p>29</text:p>
          </table:table-cell>
          <table:table-cell table:style-name="ce6" office:value-type="string" calcext:value-type="string">
            <text:p>Triangular Num Fuel</text:p>
          </table:table-cell>
          <table:table-cell table:style-name="ce8" table:formula="of:=IFERROR(__xludf.dummyfunction(&quot;SUM(ARRAYFORMULA((ABS(FILTER($C:$C,NOT(ISBLANK($C:$C)))-E1))*(((ABS(FILTER($C:$C,NOT(ISBLANK($C:$C)))-E1)))+1)/2))&quot;);210180668)" office:value-type="float" office:value="210180668" calcext:value-type="float">
            <text:p>210180668</text:p>
          </table:table-cell>
          <table:table-cell table:style-name="ce8" table:formula="of:=IFERROR(__xludf.dummyfunction(&quot;SUM(ARRAYFORMULA((ABS(FILTER($C:$C,NOT(ISBLANK($C:$C)))-F1))*(((ABS(FILTER($C:$C,NOT(ISBLANK($C:$C)))-F1)))+1)/2))&quot;);209703113)" office:value-type="float" office:value="209703113" calcext:value-type="float">
            <text:p>209703113</text:p>
          </table:table-cell>
          <table:table-cell table:style-name="ce8" table:formula="of:=IFERROR(__xludf.dummyfunction(&quot;SUM(ARRAYFORMULA((ABS(FILTER($C:$C,NOT(ISBLANK($C:$C)))-G1))*(((ABS(FILTER($C:$C,NOT(ISBLANK($C:$C)))-G1)))+1)/2))&quot;);209226562)" office:value-type="float" office:value="209226562" calcext:value-type="float">
            <text:p>209226562</text:p>
          </table:table-cell>
          <table:table-cell table:style-name="ce8" table:formula="of:=IFERROR(__xludf.dummyfunction(&quot;SUM(ARRAYFORMULA((ABS(FILTER($C:$C,NOT(ISBLANK($C:$C)))-H1))*(((ABS(FILTER($C:$C,NOT(ISBLANK($C:$C)))-H1)))+1)/2))&quot;);208751013)" office:value-type="float" office:value="208751013" calcext:value-type="float">
            <text:p>208751013</text:p>
          </table:table-cell>
          <table:table-cell table:style-name="ce8" table:formula="of:=IFERROR(__xludf.dummyfunction(&quot;SUM(ARRAYFORMULA((ABS(FILTER($C:$C,NOT(ISBLANK($C:$C)))-I1))*(((ABS(FILTER($C:$C,NOT(ISBLANK($C:$C)))-I1)))+1)/2))&quot;);208276468)" office:value-type="float" office:value="208276468" calcext:value-type="float">
            <text:p>208276468</text:p>
          </table:table-cell>
          <table:table-cell table:style-name="ce8" table:formula="of:=IFERROR(__xludf.dummyfunction(&quot;SUM(ARRAYFORMULA((ABS(FILTER($C:$C,NOT(ISBLANK($C:$C)))-J1))*(((ABS(FILTER($C:$C,NOT(ISBLANK($C:$C)))-J1)))+1)/2))&quot;);207802926)" office:value-type="float" office:value="207802926" calcext:value-type="float">
            <text:p>207802926</text:p>
          </table:table-cell>
          <table:table-cell table:style-name="ce8" table:formula="of:=IFERROR(__xludf.dummyfunction(&quot;SUM(ARRAYFORMULA((ABS(FILTER($C:$C,NOT(ISBLANK($C:$C)))-K1))*(((ABS(FILTER($C:$C,NOT(ISBLANK($C:$C)))-K1)))+1)/2))&quot;);207330386)" office:value-type="float" office:value="207330386" calcext:value-type="float">
            <text:p>207330386</text:p>
          </table:table-cell>
          <table:table-cell table:style-name="ce8" table:formula="of:=IFERROR(__xludf.dummyfunction(&quot;SUM(ARRAYFORMULA((ABS(FILTER($C:$C,NOT(ISBLANK($C:$C)))-L1))*(((ABS(FILTER($C:$C,NOT(ISBLANK($C:$C)))-L1)))+1)/2))&quot;);206858847)" office:value-type="float" office:value="206858847" calcext:value-type="float">
            <text:p>206858847</text:p>
          </table:table-cell>
          <table:table-cell table:style-name="ce8" table:formula="of:=IFERROR(__xludf.dummyfunction(&quot;SUM(ARRAYFORMULA((ABS(FILTER($C:$C,NOT(ISBLANK($C:$C)))-M1))*(((ABS(FILTER($C:$C,NOT(ISBLANK($C:$C)))-M1)))+1)/2))&quot;);206388312)" office:value-type="float" office:value="206388312" calcext:value-type="float">
            <text:p>206388312</text:p>
          </table:table-cell>
          <table:table-cell table:style-name="ce8" table:formula="of:=IFERROR(__xludf.dummyfunction(&quot;SUM(ARRAYFORMULA((ABS(FILTER($C:$C,NOT(ISBLANK($C:$C)))-N1))*(((ABS(FILTER($C:$C,NOT(ISBLANK($C:$C)))-N1)))+1)/2))&quot;);205918779)" office:value-type="float" office:value="205918779" calcext:value-type="float">
            <text:p>205918779</text:p>
          </table:table-cell>
          <table:table-cell table:style-name="ce8" table:formula="of:=IFERROR(__xludf.dummyfunction(&quot;SUM(ARRAYFORMULA((ABS(FILTER($C:$C,NOT(ISBLANK($C:$C)))-O1))*(((ABS(FILTER($C:$C,NOT(ISBLANK($C:$C)))-O1)))+1)/2))&quot;);205450250)" office:value-type="float" office:value="205450250" calcext:value-type="float">
            <text:p>205450250</text:p>
          </table:table-cell>
          <table:table-cell table:style-name="ce8" table:formula="of:=IFERROR(__xludf.dummyfunction(&quot;SUM(ARRAYFORMULA((ABS(FILTER($C:$C,NOT(ISBLANK($C:$C)))-P1))*(((ABS(FILTER($C:$C,NOT(ISBLANK($C:$C)))-P1)))+1)/2))&quot;);204982722)" office:value-type="float" office:value="204982722" calcext:value-type="float">
            <text:p>204982722</text:p>
          </table:table-cell>
          <table:table-cell table:style-name="ce8" table:formula="of:=IFERROR(__xludf.dummyfunction(&quot;SUM(ARRAYFORMULA((ABS(FILTER($C:$C,NOT(ISBLANK($C:$C)))-Q1))*(((ABS(FILTER($C:$C,NOT(ISBLANK($C:$C)))-Q1)))+1)/2))&quot;);204516197)" office:value-type="float" office:value="204516197" calcext:value-type="float">
            <text:p>204516197</text:p>
          </table:table-cell>
          <table:table-cell table:style-name="ce8" table:formula="of:=IFERROR(__xludf.dummyfunction(&quot;SUM(ARRAYFORMULA((ABS(FILTER($C:$C,NOT(ISBLANK($C:$C)))-R1))*(((ABS(FILTER($C:$C,NOT(ISBLANK($C:$C)))-R1)))+1)/2))&quot;);204050675)" office:value-type="float" office:value="204050675" calcext:value-type="float">
            <text:p>204050675</text:p>
          </table:table-cell>
          <table:table-cell table:style-name="ce8" table:formula="of:=IFERROR(__xludf.dummyfunction(&quot;SUM(ARRAYFORMULA((ABS(FILTER($C:$C,NOT(ISBLANK($C:$C)))-S1))*(((ABS(FILTER($C:$C,NOT(ISBLANK($C:$C)))-S1)))+1)/2))&quot;);203586156)" office:value-type="float" office:value="203586156" calcext:value-type="float">
            <text:p>203586156</text:p>
          </table:table-cell>
          <table:table-cell table:style-name="ce8" table:formula="of:=IFERROR(__xludf.dummyfunction(&quot;SUM(ARRAYFORMULA((ABS(FILTER($C:$C,NOT(ISBLANK($C:$C)))-T1))*(((ABS(FILTER($C:$C,NOT(ISBLANK($C:$C)))-T1)))+1)/2))&quot;);203122638)" office:value-type="float" office:value="203122638" calcext:value-type="float">
            <text:p>203122638</text:p>
          </table:table-cell>
          <table:table-cell table:style-name="ce8" table:formula="of:=IFERROR(__xludf.dummyfunction(&quot;SUM(ARRAYFORMULA((ABS(FILTER($C:$C,NOT(ISBLANK($C:$C)))-U1))*(((ABS(FILTER($C:$C,NOT(ISBLANK($C:$C)))-U1)))+1)/2))&quot;);202660123)" office:value-type="float" office:value="202660123" calcext:value-type="float">
            <text:p>202660123</text:p>
          </table:table-cell>
          <table:table-cell table:style-name="ce9" table:formula="of:=IFERROR(__xludf.dummyfunction(&quot;SUM(ARRAYFORMULA((ABS(FILTER($C:$C,NOT(ISBLANK($C:$C)))-V1))*(((ABS(FILTER($C:$C,NOT(ISBLANK($C:$C)))-V1)))+1)/2))&quot;);202198608)" office:value-type="float" office:value="202198608" calcext:value-type="float">
            <text:p>202198608</text:p>
          </table:table-cell>
          <table:table-cell table:style-name="ce9" table:formula="of:=IFERROR(__xludf.dummyfunction(&quot;SUM(ARRAYFORMULA((ABS(FILTER($C:$C,NOT(ISBLANK($C:$C)))-W1))*(((ABS(FILTER($C:$C,NOT(ISBLANK($C:$C)))-W1)))+1)/2))&quot;);201738095)" office:value-type="float" office:value="201738095" calcext:value-type="float">
            <text:p>201738095</text:p>
          </table:table-cell>
          <table:table-cell table:style-name="ce9" table:formula="of:=IFERROR(__xludf.dummyfunction(&quot;SUM(ARRAYFORMULA((ABS(FILTER($C:$C,NOT(ISBLANK($C:$C)))-X1))*(((ABS(FILTER($C:$C,NOT(ISBLANK($C:$C)))-X1)))+1)/2))&quot;);201278583)" office:value-type="float" office:value="201278583" calcext:value-type="float">
            <text:p>201278583</text:p>
          </table:table-cell>
          <table:table-cell table:style-name="ce9" table:formula="of:=IFERROR(__xludf.dummyfunction(&quot;SUM(ARRAYFORMULA((ABS(FILTER($C:$C,NOT(ISBLANK($C:$C)))-Y1))*(((ABS(FILTER($C:$C,NOT(ISBLANK($C:$C)))-Y1)))+1)/2))&quot;);200820075)" office:value-type="float" office:value="200820075" calcext:value-type="float">
            <text:p>200820075</text:p>
          </table:table-cell>
          <table:table-cell table:style-name="ce9" table:formula="of:=IFERROR(__xludf.dummyfunction(&quot;SUM(ARRAYFORMULA((ABS(FILTER($C:$C,NOT(ISBLANK($C:$C)))-Z1))*(((ABS(FILTER($C:$C,NOT(ISBLANK($C:$C)))-Z1)))+1)/2))&quot;);200362571)" office:value-type="float" office:value="200362571" calcext:value-type="float">
            <text:p>200362571</text:p>
          </table:table-cell>
          <table:table-cell table:style-name="ce9" table:formula="of:=IFERROR(__xludf.dummyfunction(&quot;SUM(ARRAYFORMULA((ABS(FILTER($C:$C,NOT(ISBLANK($C:$C)))-AA1))*(((ABS(FILTER($C:$C,NOT(ISBLANK($C:$C)))-AA1)))+1)/2))&quot;);199906069)" office:value-type="float" office:value="199906069" calcext:value-type="float">
            <text:p>199906069</text:p>
          </table:table-cell>
          <table:table-cell table:style-name="ce9" table:formula="of:=IFERROR(__xludf.dummyfunction(&quot;SUM(ARRAYFORMULA((ABS(FILTER($C:$C,NOT(ISBLANK($C:$C)))-AB1))*(((ABS(FILTER($C:$C,NOT(ISBLANK($C:$C)))-AB1)))+1)/2))&quot;);199450569)" office:value-type="float" office:value="199450569" calcext:value-type="float">
            <text:p>199450569</text:p>
          </table:table-cell>
          <table:table-cell table:style-name="ce9" table:formula="of:=IFERROR(__xludf.dummyfunction(&quot;SUM(ARRAYFORMULA((ABS(FILTER($C:$C,NOT(ISBLANK($C:$C)))-AC1))*(((ABS(FILTER($C:$C,NOT(ISBLANK($C:$C)))-AC1)))+1)/2))&quot;);198996073)" office:value-type="float" office:value="198996073" calcext:value-type="float">
            <text:p>198996073</text:p>
          </table:table-cell>
          <table:table-cell table:style-name="ce9" table:formula="of:=IFERROR(__xludf.dummyfunction(&quot;SUM(ARRAYFORMULA((ABS(FILTER($C:$C,NOT(ISBLANK($C:$C)))-AD1))*(((ABS(FILTER($C:$C,NOT(ISBLANK($C:$C)))-AD1)))+1)/2))&quot;);198542577)" office:value-type="float" office:value="198542577" calcext:value-type="float">
            <text:p>198542577</text:p>
          </table:table-cell>
          <table:table-cell table:style-name="ce9" table:formula="of:=IFERROR(__xludf.dummyfunction(&quot;SUM(ARRAYFORMULA((ABS(FILTER($C:$C,NOT(ISBLANK($C:$C)))-AE1))*(((ABS(FILTER($C:$C,NOT(ISBLANK($C:$C)))-AE1)))+1)/2))&quot;);198090082)" office:value-type="float" office:value="198090082" calcext:value-type="float">
            <text:p>198090082</text:p>
          </table:table-cell>
          <table:table-cell table:style-name="ce9" table:formula="of:=IFERROR(__xludf.dummyfunction(&quot;SUM(ARRAYFORMULA((ABS(FILTER($C:$C,NOT(ISBLANK($C:$C)))-AF1))*(((ABS(FILTER($C:$C,NOT(ISBLANK($C:$C)))-AF1)))+1)/2))&quot;);197638588)" office:value-type="float" office:value="197638588" calcext:value-type="float">
            <text:p>197638588</text:p>
          </table:table-cell>
          <table:table-cell table:style-name="ce9" table:formula="of:=IFERROR(__xludf.dummyfunction(&quot;SUM(ARRAYFORMULA((ABS(FILTER($C:$C,NOT(ISBLANK($C:$C)))-AG1))*(((ABS(FILTER($C:$C,NOT(ISBLANK($C:$C)))-AG1)))+1)/2))&quot;);197188095)" office:value-type="float" office:value="197188095" calcext:value-type="float">
            <text:p>197188095</text:p>
          </table:table-cell>
          <table:table-cell table:style-name="ce9" table:formula="of:=IFERROR(__xludf.dummyfunction(&quot;SUM(ARRAYFORMULA((ABS(FILTER($C:$C,NOT(ISBLANK($C:$C)))-AH1))*(((ABS(FILTER($C:$C,NOT(ISBLANK($C:$C)))-AH1)))+1)/2))&quot;);196738604)" office:value-type="float" office:value="196738604" calcext:value-type="float">
            <text:p>196738604</text:p>
          </table:table-cell>
          <table:table-cell table:style-name="ce9" table:formula="of:=IFERROR(__xludf.dummyfunction(&quot;SUM(ARRAYFORMULA((ABS(FILTER($C:$C,NOT(ISBLANK($C:$C)))-AI1))*(((ABS(FILTER($C:$C,NOT(ISBLANK($C:$C)))-AI1)))+1)/2))&quot;);196290119)" office:value-type="float" office:value="196290119" calcext:value-type="float">
            <text:p>196290119</text:p>
          </table:table-cell>
          <table:table-cell table:style-name="ce9" table:formula="of:=IFERROR(__xludf.dummyfunction(&quot;SUM(ARRAYFORMULA((ABS(FILTER($C:$C,NOT(ISBLANK($C:$C)))-AJ1))*(((ABS(FILTER($C:$C,NOT(ISBLANK($C:$C)))-AJ1)))+1)/2))&quot;);195842636)" office:value-type="float" office:value="195842636" calcext:value-type="float">
            <text:p>195842636</text:p>
          </table:table-cell>
          <table:table-cell table:style-name="ce9" table:formula="of:=IFERROR(__xludf.dummyfunction(&quot;SUM(ARRAYFORMULA((ABS(FILTER($C:$C,NOT(ISBLANK($C:$C)))-AK1))*(((ABS(FILTER($C:$C,NOT(ISBLANK($C:$C)))-AK1)))+1)/2))&quot;);195396159)" office:value-type="float" office:value="195396159" calcext:value-type="float">
            <text:p>195396159</text:p>
          </table:table-cell>
          <table:table-cell table:style-name="ce9" table:formula="of:=IFERROR(__xludf.dummyfunction(&quot;SUM(ARRAYFORMULA((ABS(FILTER($C:$C,NOT(ISBLANK($C:$C)))-AL1))*(((ABS(FILTER($C:$C,NOT(ISBLANK($C:$C)))-AL1)))+1)/2))&quot;);194950682)" office:value-type="float" office:value="194950682" calcext:value-type="float">
            <text:p>194950682</text:p>
          </table:table-cell>
          <table:table-cell table:style-name="ce8" table:formula="of:=IFERROR(__xludf.dummyfunction(&quot;SUM(ARRAYFORMULA((ABS(FILTER($C:$C,NOT(ISBLANK($C:$C)))-AM1))*(((ABS(FILTER($C:$C,NOT(ISBLANK($C:$C)))-AM1)))+1)/2))&quot;);194506206)" office:value-type="float" office:value="194506206" calcext:value-type="float">
            <text:p>194506206</text:p>
          </table:table-cell>
          <table:table-cell table:style-name="ce8" table:formula="of:=IFERROR(__xludf.dummyfunction(&quot;SUM(ARRAYFORMULA((ABS(FILTER($C:$C,NOT(ISBLANK($C:$C)))-AN1))*(((ABS(FILTER($C:$C,NOT(ISBLANK($C:$C)))-AN1)))+1)/2))&quot;);194062734)" office:value-type="float" office:value="194062734" calcext:value-type="float">
            <text:p>194062734</text:p>
          </table:table-cell>
          <table:table-cell table:style-name="ce8" table:formula="of:=IFERROR(__xludf.dummyfunction(&quot;SUM(ARRAYFORMULA((ABS(FILTER($C:$C,NOT(ISBLANK($C:$C)))-AO1))*(((ABS(FILTER($C:$C,NOT(ISBLANK($C:$C)))-AO1)))+1)/2))&quot;);193620264)" office:value-type="float" office:value="193620264" calcext:value-type="float">
            <text:p>193620264</text:p>
          </table:table-cell>
          <table:table-cell table:style-name="ce8" table:formula="of:=IFERROR(__xludf.dummyfunction(&quot;SUM(ARRAYFORMULA((ABS(FILTER($C:$C,NOT(ISBLANK($C:$C)))-AP1))*(((ABS(FILTER($C:$C,NOT(ISBLANK($C:$C)))-AP1)))+1)/2))&quot;);193178796)" office:value-type="float" office:value="193178796" calcext:value-type="float">
            <text:p>193178796</text:p>
          </table:table-cell>
          <table:table-cell table:style-name="ce8" table:formula="of:=IFERROR(__xludf.dummyfunction(&quot;SUM(ARRAYFORMULA((ABS(FILTER($C:$C,NOT(ISBLANK($C:$C)))-AQ1))*(((ABS(FILTER($C:$C,NOT(ISBLANK($C:$C)))-AQ1)))+1)/2))&quot;);192738328)" office:value-type="float" office:value="192738328" calcext:value-type="float">
            <text:p>192738328</text:p>
          </table:table-cell>
          <table:table-cell table:style-name="ce8" table:formula="of:=IFERROR(__xludf.dummyfunction(&quot;SUM(ARRAYFORMULA((ABS(FILTER($C:$C,NOT(ISBLANK($C:$C)))-AR1))*(((ABS(FILTER($C:$C,NOT(ISBLANK($C:$C)))-AR1)))+1)/2))&quot;);192298862)" office:value-type="float" office:value="192298862" calcext:value-type="float">
            <text:p>192298862</text:p>
          </table:table-cell>
          <table:table-cell table:style-name="ce8" table:formula="of:=IFERROR(__xludf.dummyfunction(&quot;SUM(ARRAYFORMULA((ABS(FILTER($C:$C,NOT(ISBLANK($C:$C)))-AS1))*(((ABS(FILTER($C:$C,NOT(ISBLANK($C:$C)))-AS1)))+1)/2))&quot;);191860397)" office:value-type="float" office:value="191860397" calcext:value-type="float">
            <text:p>191860397</text:p>
          </table:table-cell>
          <table:table-cell table:style-name="ce8" table:formula="of:=IFERROR(__xludf.dummyfunction(&quot;SUM(ARRAYFORMULA((ABS(FILTER($C:$C,NOT(ISBLANK($C:$C)))-AT1))*(((ABS(FILTER($C:$C,NOT(ISBLANK($C:$C)))-AT1)))+1)/2))&quot;);191422933)" office:value-type="float" office:value="191422933" calcext:value-type="float">
            <text:p>191422933</text:p>
          </table:table-cell>
          <table:table-cell table:style-name="ce8" table:formula="of:=IFERROR(__xludf.dummyfunction(&quot;SUM(ARRAYFORMULA((ABS(FILTER($C:$C,NOT(ISBLANK($C:$C)))-AU1))*(((ABS(FILTER($C:$C,NOT(ISBLANK($C:$C)))-AU1)))+1)/2))&quot;);190986471)" office:value-type="float" office:value="190986471" calcext:value-type="float">
            <text:p>190986471</text:p>
          </table:table-cell>
          <table:table-cell table:style-name="ce8" table:formula="of:=IFERROR(__xludf.dummyfunction(&quot;SUM(ARRAYFORMULA((ABS(FILTER($C:$C,NOT(ISBLANK($C:$C)))-AV1))*(((ABS(FILTER($C:$C,NOT(ISBLANK($C:$C)))-AV1)))+1)/2))&quot;);190551011)" office:value-type="float" office:value="190551011" calcext:value-type="float">
            <text:p>190551011</text:p>
          </table:table-cell>
          <table:table-cell table:style-name="ce8" table:formula="of:=IFERROR(__xludf.dummyfunction(&quot;SUM(ARRAYFORMULA((ABS(FILTER($C:$C,NOT(ISBLANK($C:$C)))-AW1))*(((ABS(FILTER($C:$C,NOT(ISBLANK($C:$C)))-AW1)))+1)/2))&quot;);190116554)" office:value-type="float" office:value="190116554" calcext:value-type="float">
            <text:p>190116554</text:p>
          </table:table-cell>
          <table:table-cell table:style-name="ce8" table:formula="of:=IFERROR(__xludf.dummyfunction(&quot;SUM(ARRAYFORMULA((ABS(FILTER($C:$C,NOT(ISBLANK($C:$C)))-AX1))*(((ABS(FILTER($C:$C,NOT(ISBLANK($C:$C)))-AX1)))+1)/2))&quot;);189683098)" office:value-type="float" office:value="189683098" calcext:value-type="float">
            <text:p>189683098</text:p>
          </table:table-cell>
          <table:table-cell table:style-name="ce8" table:formula="of:=IFERROR(__xludf.dummyfunction(&quot;SUM(ARRAYFORMULA((ABS(FILTER($C:$C,NOT(ISBLANK($C:$C)))-AY1))*(((ABS(FILTER($C:$C,NOT(ISBLANK($C:$C)))-AY1)))+1)/2))&quot;);189250643)" office:value-type="float" office:value="189250643" calcext:value-type="float">
            <text:p>189250643</text:p>
          </table:table-cell>
          <table:table-cell table:style-name="ce8" table:formula="of:=IFERROR(__xludf.dummyfunction(&quot;SUM(ARRAYFORMULA((ABS(FILTER($C:$C,NOT(ISBLANK($C:$C)))-AZ1))*(((ABS(FILTER($C:$C,NOT(ISBLANK($C:$C)))-AZ1)))+1)/2))&quot;);188819191)" office:value-type="float" office:value="188819191" calcext:value-type="float">
            <text:p>188819191</text:p>
          </table:table-cell>
          <table:table-cell table:style-name="ce8" table:formula="of:=IFERROR(__xludf.dummyfunction(&quot;SUM(ARRAYFORMULA((ABS(FILTER($C:$C,NOT(ISBLANK($C:$C)))-BA1))*(((ABS(FILTER($C:$C,NOT(ISBLANK($C:$C)))-BA1)))+1)/2))&quot;);188388744)" office:value-type="float" office:value="188388744" calcext:value-type="float">
            <text:p>188388744</text:p>
          </table:table-cell>
          <table:table-cell table:style-name="ce8" table:formula="of:=IFERROR(__xludf.dummyfunction(&quot;SUM(ARRAYFORMULA((ABS(FILTER($C:$C,NOT(ISBLANK($C:$C)))-BB1))*(((ABS(FILTER($C:$C,NOT(ISBLANK($C:$C)))-BB1)))+1)/2))&quot;);187959299)" office:value-type="float" office:value="187959299" calcext:value-type="float">
            <text:p>187959299</text:p>
          </table:table-cell>
          <table:table-cell table:style-name="ce8" table:formula="of:=IFERROR(__xludf.dummyfunction(&quot;SUM(ARRAYFORMULA((ABS(FILTER($C:$C,NOT(ISBLANK($C:$C)))-BC1))*(((ABS(FILTER($C:$C,NOT(ISBLANK($C:$C)))-BC1)))+1)/2))&quot;);187530856)" office:value-type="float" office:value="187530856" calcext:value-type="float">
            <text:p>187530856</text:p>
          </table:table-cell>
          <table:table-cell table:style-name="ce9" table:formula="of:=IFERROR(__xludf.dummyfunction(&quot;SUM(ARRAYFORMULA((ABS(FILTER($C:$C,NOT(ISBLANK($C:$C)))-BD1))*(((ABS(FILTER($C:$C,NOT(ISBLANK($C:$C)))-BD1)))+1)/2))&quot;);187103414)" office:value-type="float" office:value="187103414" calcext:value-type="float">
            <text:p>187103414</text:p>
          </table:table-cell>
          <table:table-cell table:style-name="ce9" table:formula="of:=IFERROR(__xludf.dummyfunction(&quot;SUM(ARRAYFORMULA((ABS(FILTER($C:$C,NOT(ISBLANK($C:$C)))-BE1))*(((ABS(FILTER($C:$C,NOT(ISBLANK($C:$C)))-BE1)))+1)/2))&quot;);186676975)" office:value-type="float" office:value="186676975" calcext:value-type="float">
            <text:p>186676975</text:p>
          </table:table-cell>
          <table:table-cell table:style-name="ce9" table:formula="of:=IFERROR(__xludf.dummyfunction(&quot;SUM(ARRAYFORMULA((ABS(FILTER($C:$C,NOT(ISBLANK($C:$C)))-BF1))*(((ABS(FILTER($C:$C,NOT(ISBLANK($C:$C)))-BF1)))+1)/2))&quot;);186251537)" office:value-type="float" office:value="186251537" calcext:value-type="float">
            <text:p>186251537</text:p>
          </table:table-cell>
          <table:table-cell table:style-name="ce9" table:formula="of:=IFERROR(__xludf.dummyfunction(&quot;SUM(ARRAYFORMULA((ABS(FILTER($C:$C,NOT(ISBLANK($C:$C)))-BG1))*(((ABS(FILTER($C:$C,NOT(ISBLANK($C:$C)))-BG1)))+1)/2))&quot;);185827103)" office:value-type="float" office:value="185827103" calcext:value-type="float">
            <text:p>185827103</text:p>
          </table:table-cell>
          <table:table-cell table:style-name="ce9" table:formula="of:=IFERROR(__xludf.dummyfunction(&quot;SUM(ARRAYFORMULA((ABS(FILTER($C:$C,NOT(ISBLANK($C:$C)))-BH1))*(((ABS(FILTER($C:$C,NOT(ISBLANK($C:$C)))-BH1)))+1)/2))&quot;);185403671)" office:value-type="float" office:value="185403671" calcext:value-type="float">
            <text:p>185403671</text:p>
          </table:table-cell>
          <table:table-cell table:style-name="ce9" table:formula="of:=IFERROR(__xludf.dummyfunction(&quot;SUM(ARRAYFORMULA((ABS(FILTER($C:$C,NOT(ISBLANK($C:$C)))-BI1))*(((ABS(FILTER($C:$C,NOT(ISBLANK($C:$C)))-BI1)))+1)/2))&quot;);184981240)" office:value-type="float" office:value="184981240" calcext:value-type="float">
            <text:p>184981240</text:p>
          </table:table-cell>
          <table:table-cell table:style-name="ce9" table:formula="of:=IFERROR(__xludf.dummyfunction(&quot;SUM(ARRAYFORMULA((ABS(FILTER($C:$C,NOT(ISBLANK($C:$C)))-BJ1))*(((ABS(FILTER($C:$C,NOT(ISBLANK($C:$C)))-BJ1)))+1)/2))&quot;);184559812)" office:value-type="float" office:value="184559812" calcext:value-type="float">
            <text:p>184559812</text:p>
          </table:table-cell>
          <table:table-cell table:style-name="ce9" table:formula="of:=IFERROR(__xludf.dummyfunction(&quot;SUM(ARRAYFORMULA((ABS(FILTER($C:$C,NOT(ISBLANK($C:$C)))-BK1))*(((ABS(FILTER($C:$C,NOT(ISBLANK($C:$C)))-BK1)))+1)/2))&quot;);184139386)" office:value-type="float" office:value="184139386" calcext:value-type="float">
            <text:p>184139386</text:p>
          </table:table-cell>
          <table:table-cell table:style-name="ce9" table:formula="of:=IFERROR(__xludf.dummyfunction(&quot;SUM(ARRAYFORMULA((ABS(FILTER($C:$C,NOT(ISBLANK($C:$C)))-BL1))*(((ABS(FILTER($C:$C,NOT(ISBLANK($C:$C)))-BL1)))+1)/2))&quot;);183719963)" office:value-type="float" office:value="183719963" calcext:value-type="float">
            <text:p>183719963</text:p>
          </table:table-cell>
          <table:table-cell table:style-name="ce9" table:formula="of:=IFERROR(__xludf.dummyfunction(&quot;SUM(ARRAYFORMULA((ABS(FILTER($C:$C,NOT(ISBLANK($C:$C)))-BM1))*(((ABS(FILTER($C:$C,NOT(ISBLANK($C:$C)))-BM1)))+1)/2))&quot;);183301541)" office:value-type="float" office:value="183301541" calcext:value-type="float">
            <text:p>183301541</text:p>
          </table:table-cell>
          <table:table-cell table:style-name="ce9" table:formula="of:=IFERROR(__xludf.dummyfunction(&quot;SUM(ARRAYFORMULA((ABS(FILTER($C:$C,NOT(ISBLANK($C:$C)))-BN1))*(((ABS(FILTER($C:$C,NOT(ISBLANK($C:$C)))-BN1)))+1)/2))&quot;);182884119)" office:value-type="float" office:value="182884119" calcext:value-type="float">
            <text:p>182884119</text:p>
          </table:table-cell>
          <table:table-cell table:style-name="ce9" table:formula="of:=IFERROR(__xludf.dummyfunction(&quot;SUM(ARRAYFORMULA((ABS(FILTER($C:$C,NOT(ISBLANK($C:$C)))-BO1))*(((ABS(FILTER($C:$C,NOT(ISBLANK($C:$C)))-BO1)))+1)/2))&quot;);182467701)" office:value-type="float" office:value="182467701" calcext:value-type="float">
            <text:p>182467701</text:p>
          </table:table-cell>
          <table:table-cell table:style-name="ce9" table:formula="of:=IFERROR(__xludf.dummyfunction(&quot;SUM(ARRAYFORMULA((ABS(FILTER($C:$C,NOT(ISBLANK($C:$C)))-BP1))*(((ABS(FILTER($C:$C,NOT(ISBLANK($C:$C)))-BP1)))+1)/2))&quot;);182052284)" office:value-type="float" office:value="182052284" calcext:value-type="float">
            <text:p>182052284</text:p>
          </table:table-cell>
          <table:table-cell table:style-name="ce9" table:formula="of:=IFERROR(__xludf.dummyfunction(&quot;SUM(ARRAYFORMULA((ABS(FILTER($C:$C,NOT(ISBLANK($C:$C)))-BQ1))*(((ABS(FILTER($C:$C,NOT(ISBLANK($C:$C)))-BQ1)))+1)/2))&quot;);181637868)" office:value-type="float" office:value="181637868" calcext:value-type="float">
            <text:p>181637868</text:p>
          </table:table-cell>
          <table:table-cell table:style-name="ce9" table:formula="of:=IFERROR(__xludf.dummyfunction(&quot;SUM(ARRAYFORMULA((ABS(FILTER($C:$C,NOT(ISBLANK($C:$C)))-BR1))*(((ABS(FILTER($C:$C,NOT(ISBLANK($C:$C)))-BR1)))+1)/2))&quot;);181224457)" office:value-type="float" office:value="181224457" calcext:value-type="float">
            <text:p>181224457</text:p>
          </table:table-cell>
          <table:table-cell table:style-name="ce9" table:formula="of:=IFERROR(__xludf.dummyfunction(&quot;SUM(ARRAYFORMULA((ABS(FILTER($C:$C,NOT(ISBLANK($C:$C)))-BS1))*(((ABS(FILTER($C:$C,NOT(ISBLANK($C:$C)))-BS1)))+1)/2))&quot;);180812049)" office:value-type="float" office:value="180812049" calcext:value-type="float">
            <text:p>180812049</text:p>
          </table:table-cell>
          <table:table-cell table:style-name="ce9" table:formula="of:=IFERROR(__xludf.dummyfunction(&quot;SUM(ARRAYFORMULA((ABS(FILTER($C:$C,NOT(ISBLANK($C:$C)))-BT1))*(((ABS(FILTER($C:$C,NOT(ISBLANK($C:$C)))-BT1)))+1)/2))&quot;);180400645)" office:value-type="float" office:value="180400645" calcext:value-type="float">
            <text:p>180400645</text:p>
          </table:table-cell>
          <table:table-cell table:style-name="ce8" table:formula="of:=IFERROR(__xludf.dummyfunction(&quot;SUM(ARRAYFORMULA((ABS(FILTER($C:$C,NOT(ISBLANK($C:$C)))-BU1))*(((ABS(FILTER($C:$C,NOT(ISBLANK($C:$C)))-BU1)))+1)/2))&quot;);179990241)" office:value-type="float" office:value="179990241" calcext:value-type="float">
            <text:p>179990241</text:p>
          </table:table-cell>
          <table:table-cell table:style-name="ce8" table:formula="of:=IFERROR(__xludf.dummyfunction(&quot;SUM(ARRAYFORMULA((ABS(FILTER($C:$C,NOT(ISBLANK($C:$C)))-BV1))*(((ABS(FILTER($C:$C,NOT(ISBLANK($C:$C)))-BV1)))+1)/2))&quot;);179580839)" office:value-type="float" office:value="179580839" calcext:value-type="float">
            <text:p>179580839</text:p>
          </table:table-cell>
          <table:table-cell table:style-name="ce8" table:formula="of:=IFERROR(__xludf.dummyfunction(&quot;SUM(ARRAYFORMULA((ABS(FILTER($C:$C,NOT(ISBLANK($C:$C)))-BW1))*(((ABS(FILTER($C:$C,NOT(ISBLANK($C:$C)))-BW1)))+1)/2))&quot;);179172440)" office:value-type="float" office:value="179172440" calcext:value-type="float">
            <text:p>179172440</text:p>
          </table:table-cell>
          <table:table-cell table:style-name="ce8" table:formula="of:=IFERROR(__xludf.dummyfunction(&quot;SUM(ARRAYFORMULA((ABS(FILTER($C:$C,NOT(ISBLANK($C:$C)))-BX1))*(((ABS(FILTER($C:$C,NOT(ISBLANK($C:$C)))-BX1)))+1)/2))&quot;);178765044)" office:value-type="float" office:value="178765044" calcext:value-type="float">
            <text:p>178765044</text:p>
          </table:table-cell>
          <table:table-cell table:style-name="ce8" table:formula="of:=IFERROR(__xludf.dummyfunction(&quot;SUM(ARRAYFORMULA((ABS(FILTER($C:$C,NOT(ISBLANK($C:$C)))-BY1))*(((ABS(FILTER($C:$C,NOT(ISBLANK($C:$C)))-BY1)))+1)/2))&quot;);178358648)" office:value-type="float" office:value="178358648" calcext:value-type="float">
            <text:p>178358648</text:p>
          </table:table-cell>
          <table:table-cell table:style-name="ce8" table:formula="of:=IFERROR(__xludf.dummyfunction(&quot;SUM(ARRAYFORMULA((ABS(FILTER($C:$C,NOT(ISBLANK($C:$C)))-BZ1))*(((ABS(FILTER($C:$C,NOT(ISBLANK($C:$C)))-BZ1)))+1)/2))&quot;);177953253)" office:value-type="float" office:value="177953253" calcext:value-type="float">
            <text:p>177953253</text:p>
          </table:table-cell>
          <table:table-cell table:style-name="ce8" table:formula="of:=IFERROR(__xludf.dummyfunction(&quot;SUM(ARRAYFORMULA((ABS(FILTER($C:$C,NOT(ISBLANK($C:$C)))-CA1))*(((ABS(FILTER($C:$C,NOT(ISBLANK($C:$C)))-CA1)))+1)/2))&quot;);177548859)" office:value-type="float" office:value="177548859" calcext:value-type="float">
            <text:p>177548859</text:p>
          </table:table-cell>
          <table:table-cell table:style-name="ce8" table:formula="of:=IFERROR(__xludf.dummyfunction(&quot;SUM(ARRAYFORMULA((ABS(FILTER($C:$C,NOT(ISBLANK($C:$C)))-CB1))*(((ABS(FILTER($C:$C,NOT(ISBLANK($C:$C)))-CB1)))+1)/2))&quot;);177145465)" office:value-type="float" office:value="177145465" calcext:value-type="float">
            <text:p>177145465</text:p>
          </table:table-cell>
          <table:table-cell table:style-name="ce8" table:formula="of:=IFERROR(__xludf.dummyfunction(&quot;SUM(ARRAYFORMULA((ABS(FILTER($C:$C,NOT(ISBLANK($C:$C)))-CC1))*(((ABS(FILTER($C:$C,NOT(ISBLANK($C:$C)))-CC1)))+1)/2))&quot;);176743073)" office:value-type="float" office:value="176743073" calcext:value-type="float">
            <text:p>176743073</text:p>
          </table:table-cell>
          <table:table-cell table:style-name="ce8" table:formula="of:=IFERROR(__xludf.dummyfunction(&quot;SUM(ARRAYFORMULA((ABS(FILTER($C:$C,NOT(ISBLANK($C:$C)))-CD1))*(((ABS(FILTER($C:$C,NOT(ISBLANK($C:$C)))-CD1)))+1)/2))&quot;);176341681)" office:value-type="float" office:value="176341681" calcext:value-type="float">
            <text:p>176341681</text:p>
          </table:table-cell>
          <table:table-cell table:style-name="ce8" table:formula="of:=IFERROR(__xludf.dummyfunction(&quot;SUM(ARRAYFORMULA((ABS(FILTER($C:$C,NOT(ISBLANK($C:$C)))-CE1))*(((ABS(FILTER($C:$C,NOT(ISBLANK($C:$C)))-CE1)))+1)/2))&quot;);175941291)" office:value-type="float" office:value="175941291" calcext:value-type="float">
            <text:p>175941291</text:p>
          </table:table-cell>
          <table:table-cell table:style-name="ce8" table:formula="of:=IFERROR(__xludf.dummyfunction(&quot;SUM(ARRAYFORMULA((ABS(FILTER($C:$C,NOT(ISBLANK($C:$C)))-CF1))*(((ABS(FILTER($C:$C,NOT(ISBLANK($C:$C)))-CF1)))+1)/2))&quot;);175541901)" office:value-type="float" office:value="175541901" calcext:value-type="float">
            <text:p>175541901</text:p>
          </table:table-cell>
          <table:table-cell table:style-name="ce8" table:formula="of:=IFERROR(__xludf.dummyfunction(&quot;SUM(ARRAYFORMULA((ABS(FILTER($C:$C,NOT(ISBLANK($C:$C)))-CG1))*(((ABS(FILTER($C:$C,NOT(ISBLANK($C:$C)))-CG1)))+1)/2))&quot;);175143513)" office:value-type="float" office:value="175143513" calcext:value-type="float">
            <text:p>175143513</text:p>
          </table:table-cell>
          <table:table-cell table:style-name="ce8" table:formula="of:=IFERROR(__xludf.dummyfunction(&quot;SUM(ARRAYFORMULA((ABS(FILTER($C:$C,NOT(ISBLANK($C:$C)))-CH1))*(((ABS(FILTER($C:$C,NOT(ISBLANK($C:$C)))-CH1)))+1)/2))&quot;);174746127)" office:value-type="float" office:value="174746127" calcext:value-type="float">
            <text:p>174746127</text:p>
          </table:table-cell>
          <table:table-cell table:style-name="ce8" table:formula="of:=IFERROR(__xludf.dummyfunction(&quot;SUM(ARRAYFORMULA((ABS(FILTER($C:$C,NOT(ISBLANK($C:$C)))-CI1))*(((ABS(FILTER($C:$C,NOT(ISBLANK($C:$C)))-CI1)))+1)/2))&quot;);174349744)" office:value-type="float" office:value="174349744" calcext:value-type="float">
            <text:p>174349744</text:p>
          </table:table-cell>
          <table:table-cell table:style-name="ce8" table:formula="of:=IFERROR(__xludf.dummyfunction(&quot;SUM(ARRAYFORMULA((ABS(FILTER($C:$C,NOT(ISBLANK($C:$C)))-CJ1))*(((ABS(FILTER($C:$C,NOT(ISBLANK($C:$C)))-CJ1)))+1)/2))&quot;);173954361)" office:value-type="float" office:value="173954361" calcext:value-type="float">
            <text:p>173954361</text:p>
          </table:table-cell>
          <table:table-cell table:style-name="ce8" table:formula="of:=IFERROR(__xludf.dummyfunction(&quot;SUM(ARRAYFORMULA((ABS(FILTER($C:$C,NOT(ISBLANK($C:$C)))-CK1))*(((ABS(FILTER($C:$C,NOT(ISBLANK($C:$C)))-CK1)))+1)/2))&quot;);173559980)" office:value-type="float" office:value="173559980" calcext:value-type="float">
            <text:p>173559980</text:p>
          </table:table-cell>
          <table:table-cell table:style-name="ce9" table:formula="of:=IFERROR(__xludf.dummyfunction(&quot;SUM(ARRAYFORMULA((ABS(FILTER($C:$C,NOT(ISBLANK($C:$C)))-CL1))*(((ABS(FILTER($C:$C,NOT(ISBLANK($C:$C)))-CL1)))+1)/2))&quot;);173166600)" office:value-type="float" office:value="173166600" calcext:value-type="float">
            <text:p>173166600</text:p>
          </table:table-cell>
          <table:table-cell table:style-name="ce9" table:formula="of:=IFERROR(__xludf.dummyfunction(&quot;SUM(ARRAYFORMULA((ABS(FILTER($C:$C,NOT(ISBLANK($C:$C)))-CM1))*(((ABS(FILTER($C:$C,NOT(ISBLANK($C:$C)))-CM1)))+1)/2))&quot;);172774221)" office:value-type="float" office:value="172774221" calcext:value-type="float">
            <text:p>172774221</text:p>
          </table:table-cell>
          <table:table-cell table:style-name="ce9" table:formula="of:=IFERROR(__xludf.dummyfunction(&quot;SUM(ARRAYFORMULA((ABS(FILTER($C:$C,NOT(ISBLANK($C:$C)))-CN1))*(((ABS(FILTER($C:$C,NOT(ISBLANK($C:$C)))-CN1)))+1)/2))&quot;);172382844)" office:value-type="float" office:value="172382844" calcext:value-type="float">
            <text:p>172382844</text:p>
          </table:table-cell>
          <table:table-cell table:style-name="ce9" table:formula="of:=IFERROR(__xludf.dummyfunction(&quot;SUM(ARRAYFORMULA((ABS(FILTER($C:$C,NOT(ISBLANK($C:$C)))-CO1))*(((ABS(FILTER($C:$C,NOT(ISBLANK($C:$C)))-CO1)))+1)/2))&quot;);171992469)" office:value-type="float" office:value="171992469" calcext:value-type="float">
            <text:p>171992469</text:p>
          </table:table-cell>
          <table:table-cell table:style-name="ce9" table:formula="of:=IFERROR(__xludf.dummyfunction(&quot;SUM(ARRAYFORMULA((ABS(FILTER($C:$C,NOT(ISBLANK($C:$C)))-CP1))*(((ABS(FILTER($C:$C,NOT(ISBLANK($C:$C)))-CP1)))+1)/2))&quot;);171603094)" office:value-type="float" office:value="171603094" calcext:value-type="float">
            <text:p>171603094</text:p>
          </table:table-cell>
          <table:table-cell table:style-name="ce9" table:formula="of:=IFERROR(__xludf.dummyfunction(&quot;SUM(ARRAYFORMULA((ABS(FILTER($C:$C,NOT(ISBLANK($C:$C)))-CQ1))*(((ABS(FILTER($C:$C,NOT(ISBLANK($C:$C)))-CQ1)))+1)/2))&quot;);171214720)" office:value-type="float" office:value="171214720" calcext:value-type="float">
            <text:p>171214720</text:p>
          </table:table-cell>
          <table:table-cell table:style-name="ce9" table:formula="of:=IFERROR(__xludf.dummyfunction(&quot;SUM(ARRAYFORMULA((ABS(FILTER($C:$C,NOT(ISBLANK($C:$C)))-CR1))*(((ABS(FILTER($C:$C,NOT(ISBLANK($C:$C)))-CR1)))+1)/2))&quot;);170827349)" office:value-type="float" office:value="170827349" calcext:value-type="float">
            <text:p>170827349</text:p>
          </table:table-cell>
          <table:table-cell table:style-name="ce9" table:formula="of:=IFERROR(__xludf.dummyfunction(&quot;SUM(ARRAYFORMULA((ABS(FILTER($C:$C,NOT(ISBLANK($C:$C)))-CS1))*(((ABS(FILTER($C:$C,NOT(ISBLANK($C:$C)))-CS1)))+1)/2))&quot;);170440982)" office:value-type="float" office:value="170440982" calcext:value-type="float">
            <text:p>170440982</text:p>
          </table:table-cell>
          <table:table-cell table:style-name="ce9" table:formula="of:=IFERROR(__xludf.dummyfunction(&quot;SUM(ARRAYFORMULA((ABS(FILTER($C:$C,NOT(ISBLANK($C:$C)))-CT1))*(((ABS(FILTER($C:$C,NOT(ISBLANK($C:$C)))-CT1)))+1)/2))&quot;);170055616)" office:value-type="float" office:value="170055616" calcext:value-type="float">
            <text:p>170055616</text:p>
          </table:table-cell>
          <table:table-cell table:style-name="ce9" table:formula="of:=IFERROR(__xludf.dummyfunction(&quot;SUM(ARRAYFORMULA((ABS(FILTER($C:$C,NOT(ISBLANK($C:$C)))-CU1))*(((ABS(FILTER($C:$C,NOT(ISBLANK($C:$C)))-CU1)))+1)/2))&quot;);169671250)" office:value-type="float" office:value="169671250" calcext:value-type="float">
            <text:p>169671250</text:p>
          </table:table-cell>
          <table:table-cell table:style-name="ce9" table:formula="of:=IFERROR(__xludf.dummyfunction(&quot;SUM(ARRAYFORMULA((ABS(FILTER($C:$C,NOT(ISBLANK($C:$C)))-CV1))*(((ABS(FILTER($C:$C,NOT(ISBLANK($C:$C)))-CV1)))+1)/2))&quot;);169287886)" office:value-type="float" office:value="169287886" calcext:value-type="float">
            <text:p>169287886</text:p>
          </table:table-cell>
          <table:table-cell table:style-name="ce9" table:formula="of:=IFERROR(__xludf.dummyfunction(&quot;SUM(ARRAYFORMULA((ABS(FILTER($C:$C,NOT(ISBLANK($C:$C)))-CW1))*(((ABS(FILTER($C:$C,NOT(ISBLANK($C:$C)))-CW1)))+1)/2))&quot;);168905522)" office:value-type="float" office:value="168905522" calcext:value-type="float">
            <text:p>168905522</text:p>
          </table:table-cell>
          <table:table-cell table:style-name="ce9" table:formula="of:=IFERROR(__xludf.dummyfunction(&quot;SUM(ARRAYFORMULA((ABS(FILTER($C:$C,NOT(ISBLANK($C:$C)))-CX1))*(((ABS(FILTER($C:$C,NOT(ISBLANK($C:$C)))-CX1)))+1)/2))&quot;);168524161)" office:value-type="float" office:value="168524161" calcext:value-type="float">
            <text:p>168524161</text:p>
          </table:table-cell>
          <table:table-cell table:style-name="ce9" table:formula="of:=IFERROR(__xludf.dummyfunction(&quot;SUM(ARRAYFORMULA((ABS(FILTER($C:$C,NOT(ISBLANK($C:$C)))-CY1))*(((ABS(FILTER($C:$C,NOT(ISBLANK($C:$C)))-CY1)))+1)/2))&quot;);168143800)" office:value-type="float" office:value="168143800" calcext:value-type="float">
            <text:p>168143800</text:p>
          </table:table-cell>
          <table:table-cell table:style-name="ce9" table:formula="of:=IFERROR(__xludf.dummyfunction(&quot;SUM(ARRAYFORMULA((ABS(FILTER($C:$C,NOT(ISBLANK($C:$C)))-CZ1))*(((ABS(FILTER($C:$C,NOT(ISBLANK($C:$C)))-CZ1)))+1)/2))&quot;);167764443)" office:value-type="float" office:value="167764443" calcext:value-type="float">
            <text:p>167764443</text:p>
          </table:table-cell>
          <table:table-cell table:style-name="ce9" table:formula="of:=IFERROR(__xludf.dummyfunction(&quot;SUM(ARRAYFORMULA((ABS(FILTER($C:$C,NOT(ISBLANK($C:$C)))-DA1))*(((ABS(FILTER($C:$C,NOT(ISBLANK($C:$C)))-DA1)))+1)/2))&quot;);167386089)" office:value-type="float" office:value="167386089" calcext:value-type="float">
            <text:p>167386089</text:p>
          </table:table-cell>
          <table:table-cell table:style-name="ce9" table:formula="of:=IFERROR(__xludf.dummyfunction(&quot;SUM(ARRAYFORMULA((ABS(FILTER($C:$C,NOT(ISBLANK($C:$C)))-DB1))*(((ABS(FILTER($C:$C,NOT(ISBLANK($C:$C)))-DB1)))+1)/2))&quot;);167008741)" office:value-type="float" office:value="167008741" calcext:value-type="float">
            <text:p>167008741</text:p>
          </table:table-cell>
          <table:table-cell table:style-name="ce8" table:formula="of:=IFERROR(__xludf.dummyfunction(&quot;SUM(ARRAYFORMULA((ABS(FILTER($C:$C,NOT(ISBLANK($C:$C)))-DC1))*(((ABS(FILTER($C:$C,NOT(ISBLANK($C:$C)))-DC1)))+1)/2))&quot;);166632394)" office:value-type="float" office:value="166632394" calcext:value-type="float">
            <text:p>166632394</text:p>
          </table:table-cell>
          <table:table-cell table:style-name="ce8" table:formula="of:=IFERROR(__xludf.dummyfunction(&quot;SUM(ARRAYFORMULA((ABS(FILTER($C:$C,NOT(ISBLANK($C:$C)))-DD1))*(((ABS(FILTER($C:$C,NOT(ISBLANK($C:$C)))-DD1)))+1)/2))&quot;);166257048)" office:value-type="float" office:value="166257048" calcext:value-type="float">
            <text:p>166257048</text:p>
          </table:table-cell>
          <table:table-cell table:style-name="ce8" table:formula="of:=IFERROR(__xludf.dummyfunction(&quot;SUM(ARRAYFORMULA((ABS(FILTER($C:$C,NOT(ISBLANK($C:$C)))-DE1))*(((ABS(FILTER($C:$C,NOT(ISBLANK($C:$C)))-DE1)))+1)/2))&quot;);165882703)" office:value-type="float" office:value="165882703" calcext:value-type="float">
            <text:p>165882703</text:p>
          </table:table-cell>
          <table:table-cell table:style-name="ce8" table:formula="of:=IFERROR(__xludf.dummyfunction(&quot;SUM(ARRAYFORMULA((ABS(FILTER($C:$C,NOT(ISBLANK($C:$C)))-DF1))*(((ABS(FILTER($C:$C,NOT(ISBLANK($C:$C)))-DF1)))+1)/2))&quot;);165509361)" office:value-type="float" office:value="165509361" calcext:value-type="float">
            <text:p>165509361</text:p>
          </table:table-cell>
          <table:table-cell table:style-name="ce8" table:formula="of:=IFERROR(__xludf.dummyfunction(&quot;SUM(ARRAYFORMULA((ABS(FILTER($C:$C,NOT(ISBLANK($C:$C)))-DG1))*(((ABS(FILTER($C:$C,NOT(ISBLANK($C:$C)))-DG1)))+1)/2))&quot;);165137022)" office:value-type="float" office:value="165137022" calcext:value-type="float">
            <text:p>165137022</text:p>
          </table:table-cell>
          <table:table-cell table:style-name="ce8" table:formula="of:=IFERROR(__xludf.dummyfunction(&quot;SUM(ARRAYFORMULA((ABS(FILTER($C:$C,NOT(ISBLANK($C:$C)))-DH1))*(((ABS(FILTER($C:$C,NOT(ISBLANK($C:$C)))-DH1)))+1)/2))&quot;);164765683)" office:value-type="float" office:value="164765683" calcext:value-type="float">
            <text:p>164765683</text:p>
          </table:table-cell>
          <table:table-cell table:style-name="ce8" table:formula="of:=IFERROR(__xludf.dummyfunction(&quot;SUM(ARRAYFORMULA((ABS(FILTER($C:$C,NOT(ISBLANK($C:$C)))-DI1))*(((ABS(FILTER($C:$C,NOT(ISBLANK($C:$C)))-DI1)))+1)/2))&quot;);164395345)" office:value-type="float" office:value="164395345" calcext:value-type="float">
            <text:p>164395345</text:p>
          </table:table-cell>
          <table:table-cell table:style-name="ce8" table:formula="of:=IFERROR(__xludf.dummyfunction(&quot;SUM(ARRAYFORMULA((ABS(FILTER($C:$C,NOT(ISBLANK($C:$C)))-DJ1))*(((ABS(FILTER($C:$C,NOT(ISBLANK($C:$C)))-DJ1)))+1)/2))&quot;);164026010)" office:value-type="float" office:value="164026010" calcext:value-type="float">
            <text:p>164026010</text:p>
          </table:table-cell>
          <table:table-cell table:style-name="ce8" table:formula="of:=IFERROR(__xludf.dummyfunction(&quot;SUM(ARRAYFORMULA((ABS(FILTER($C:$C,NOT(ISBLANK($C:$C)))-DK1))*(((ABS(FILTER($C:$C,NOT(ISBLANK($C:$C)))-DK1)))+1)/2))&quot;);163657679)" office:value-type="float" office:value="163657679" calcext:value-type="float">
            <text:p>163657679</text:p>
          </table:table-cell>
          <table:table-cell table:style-name="ce8" table:formula="of:=IFERROR(__xludf.dummyfunction(&quot;SUM(ARRAYFORMULA((ABS(FILTER($C:$C,NOT(ISBLANK($C:$C)))-DL1))*(((ABS(FILTER($C:$C,NOT(ISBLANK($C:$C)))-DL1)))+1)/2))&quot;);163290352)" office:value-type="float" office:value="163290352" calcext:value-type="float">
            <text:p>163290352</text:p>
          </table:table-cell>
          <table:table-cell table:style-name="ce8" table:formula="of:=IFERROR(__xludf.dummyfunction(&quot;SUM(ARRAYFORMULA((ABS(FILTER($C:$C,NOT(ISBLANK($C:$C)))-DM1))*(((ABS(FILTER($C:$C,NOT(ISBLANK($C:$C)))-DM1)))+1)/2))&quot;);162924027)" office:value-type="float" office:value="162924027" calcext:value-type="float">
            <text:p>162924027</text:p>
          </table:table-cell>
          <table:table-cell table:style-name="ce8" table:formula="of:=IFERROR(__xludf.dummyfunction(&quot;SUM(ARRAYFORMULA((ABS(FILTER($C:$C,NOT(ISBLANK($C:$C)))-DN1))*(((ABS(FILTER($C:$C,NOT(ISBLANK($C:$C)))-DN1)))+1)/2))&quot;);162558705)" office:value-type="float" office:value="162558705" calcext:value-type="float">
            <text:p>162558705</text:p>
          </table:table-cell>
          <table:table-cell table:style-name="ce8" table:formula="of:=IFERROR(__xludf.dummyfunction(&quot;SUM(ARRAYFORMULA((ABS(FILTER($C:$C,NOT(ISBLANK($C:$C)))-DO1))*(((ABS(FILTER($C:$C,NOT(ISBLANK($C:$C)))-DO1)))+1)/2))&quot;);162194387)" office:value-type="float" office:value="162194387" calcext:value-type="float">
            <text:p>162194387</text:p>
          </table:table-cell>
          <table:table-cell table:style-name="ce8" table:formula="of:=IFERROR(__xludf.dummyfunction(&quot;SUM(ARRAYFORMULA((ABS(FILTER($C:$C,NOT(ISBLANK($C:$C)))-DP1))*(((ABS(FILTER($C:$C,NOT(ISBLANK($C:$C)))-DP1)))+1)/2))&quot;);161831074)" office:value-type="float" office:value="161831074" calcext:value-type="float">
            <text:p>161831074</text:p>
          </table:table-cell>
          <table:table-cell table:style-name="ce8" table:formula="of:=IFERROR(__xludf.dummyfunction(&quot;SUM(ARRAYFORMULA((ABS(FILTER($C:$C,NOT(ISBLANK($C:$C)))-DQ1))*(((ABS(FILTER($C:$C,NOT(ISBLANK($C:$C)))-DQ1)))+1)/2))&quot;);161468763)" office:value-type="float" office:value="161468763" calcext:value-type="float">
            <text:p>161468763</text:p>
          </table:table-cell>
          <table:table-cell table:style-name="ce8" table:formula="of:=IFERROR(__xludf.dummyfunction(&quot;SUM(ARRAYFORMULA((ABS(FILTER($C:$C,NOT(ISBLANK($C:$C)))-DR1))*(((ABS(FILTER($C:$C,NOT(ISBLANK($C:$C)))-DR1)))+1)/2))&quot;);161107453)" office:value-type="float" office:value="161107453" calcext:value-type="float">
            <text:p>161107453</text:p>
          </table:table-cell>
          <table:table-cell table:style-name="ce8" table:formula="of:=IFERROR(__xludf.dummyfunction(&quot;SUM(ARRAYFORMULA((ABS(FILTER($C:$C,NOT(ISBLANK($C:$C)))-DS1))*(((ABS(FILTER($C:$C,NOT(ISBLANK($C:$C)))-DS1)))+1)/2))&quot;);160747144)" office:value-type="float" office:value="160747144" calcext:value-type="float">
            <text:p>160747144</text:p>
          </table:table-cell>
          <table:table-cell table:style-name="ce9" table:formula="of:=IFERROR(__xludf.dummyfunction(&quot;SUM(ARRAYFORMULA((ABS(FILTER($C:$C,NOT(ISBLANK($C:$C)))-DT1))*(((ABS(FILTER($C:$C,NOT(ISBLANK($C:$C)))-DT1)))+1)/2))&quot;);160387835)" office:value-type="float" office:value="160387835" calcext:value-type="float">
            <text:p>160387835</text:p>
          </table:table-cell>
          <table:table-cell table:style-name="ce9" table:formula="of:=IFERROR(__xludf.dummyfunction(&quot;SUM(ARRAYFORMULA((ABS(FILTER($C:$C,NOT(ISBLANK($C:$C)))-DU1))*(((ABS(FILTER($C:$C,NOT(ISBLANK($C:$C)))-DU1)))+1)/2))&quot;);160029527)" office:value-type="float" office:value="160029527" calcext:value-type="float">
            <text:p>160029527</text:p>
          </table:table-cell>
          <table:table-cell table:style-name="ce9" table:formula="of:=IFERROR(__xludf.dummyfunction(&quot;SUM(ARRAYFORMULA((ABS(FILTER($C:$C,NOT(ISBLANK($C:$C)))-DV1))*(((ABS(FILTER($C:$C,NOT(ISBLANK($C:$C)))-DV1)))+1)/2))&quot;);159672220)" office:value-type="float" office:value="159672220" calcext:value-type="float">
            <text:p>159672220</text:p>
          </table:table-cell>
          <table:table-cell table:style-name="ce9" table:formula="of:=IFERROR(__xludf.dummyfunction(&quot;SUM(ARRAYFORMULA((ABS(FILTER($C:$C,NOT(ISBLANK($C:$C)))-DW1))*(((ABS(FILTER($C:$C,NOT(ISBLANK($C:$C)))-DW1)))+1)/2))&quot;);159315914)" office:value-type="float" office:value="159315914" calcext:value-type="float">
            <text:p>159315914</text:p>
          </table:table-cell>
          <table:table-cell table:style-name="ce9" table:formula="of:=IFERROR(__xludf.dummyfunction(&quot;SUM(ARRAYFORMULA((ABS(FILTER($C:$C,NOT(ISBLANK($C:$C)))-DX1))*(((ABS(FILTER($C:$C,NOT(ISBLANK($C:$C)))-DX1)))+1)/2))&quot;);158960609)" office:value-type="float" office:value="158960609" calcext:value-type="float">
            <text:p>158960609</text:p>
          </table:table-cell>
          <table:table-cell table:style-name="ce9" table:formula="of:=IFERROR(__xludf.dummyfunction(&quot;SUM(ARRAYFORMULA((ABS(FILTER($C:$C,NOT(ISBLANK($C:$C)))-DY1))*(((ABS(FILTER($C:$C,NOT(ISBLANK($C:$C)))-DY1)))+1)/2))&quot;);158606305)" office:value-type="float" office:value="158606305" calcext:value-type="float">
            <text:p>158606305</text:p>
          </table:table-cell>
          <table:table-cell table:style-name="ce9" table:formula="of:=IFERROR(__xludf.dummyfunction(&quot;SUM(ARRAYFORMULA((ABS(FILTER($C:$C,NOT(ISBLANK($C:$C)))-DZ1))*(((ABS(FILTER($C:$C,NOT(ISBLANK($C:$C)))-DZ1)))+1)/2))&quot;);158253002)" office:value-type="float" office:value="158253002" calcext:value-type="float">
            <text:p>158253002</text:p>
          </table:table-cell>
          <table:table-cell table:style-name="ce9" table:formula="of:=IFERROR(__xludf.dummyfunction(&quot;SUM(ARRAYFORMULA((ABS(FILTER($C:$C,NOT(ISBLANK($C:$C)))-EA1))*(((ABS(FILTER($C:$C,NOT(ISBLANK($C:$C)))-EA1)))+1)/2))&quot;);157900700)" office:value-type="float" office:value="157900700" calcext:value-type="float">
            <text:p>157900700</text:p>
          </table:table-cell>
          <table:table-cell table:style-name="ce9" table:formula="of:=IFERROR(__xludf.dummyfunction(&quot;SUM(ARRAYFORMULA((ABS(FILTER($C:$C,NOT(ISBLANK($C:$C)))-EB1))*(((ABS(FILTER($C:$C,NOT(ISBLANK($C:$C)))-EB1)))+1)/2))&quot;);157549400)" office:value-type="float" office:value="157549400" calcext:value-type="float">
            <text:p>157549400</text:p>
          </table:table-cell>
          <table:table-cell table:style-name="ce9" table:formula="of:=IFERROR(__xludf.dummyfunction(&quot;SUM(ARRAYFORMULA((ABS(FILTER($C:$C,NOT(ISBLANK($C:$C)))-EC1))*(((ABS(FILTER($C:$C,NOT(ISBLANK($C:$C)))-EC1)))+1)/2))&quot;);157199101)" office:value-type="float" office:value="157199101" calcext:value-type="float">
            <text:p>157199101</text:p>
          </table:table-cell>
          <table:table-cell table:style-name="ce9" table:formula="of:=IFERROR(__xludf.dummyfunction(&quot;SUM(ARRAYFORMULA((ABS(FILTER($C:$C,NOT(ISBLANK($C:$C)))-ED1))*(((ABS(FILTER($C:$C,NOT(ISBLANK($C:$C)))-ED1)))+1)/2))&quot;);156849804)" office:value-type="float" office:value="156849804" calcext:value-type="float">
            <text:p>156849804</text:p>
          </table:table-cell>
          <table:table-cell table:style-name="ce9" table:formula="of:=IFERROR(__xludf.dummyfunction(&quot;SUM(ARRAYFORMULA((ABS(FILTER($C:$C,NOT(ISBLANK($C:$C)))-EE1))*(((ABS(FILTER($C:$C,NOT(ISBLANK($C:$C)))-EE1)))+1)/2))&quot;);156501509)" office:value-type="float" office:value="156501509" calcext:value-type="float">
            <text:p>156501509</text:p>
          </table:table-cell>
          <table:table-cell table:style-name="ce9" table:formula="of:=IFERROR(__xludf.dummyfunction(&quot;SUM(ARRAYFORMULA((ABS(FILTER($C:$C,NOT(ISBLANK($C:$C)))-EF1))*(((ABS(FILTER($C:$C,NOT(ISBLANK($C:$C)))-EF1)))+1)/2))&quot;);156154214)" office:value-type="float" office:value="156154214" calcext:value-type="float">
            <text:p>156154214</text:p>
          </table:table-cell>
          <table:table-cell table:style-name="ce9" table:formula="of:=IFERROR(__xludf.dummyfunction(&quot;SUM(ARRAYFORMULA((ABS(FILTER($C:$C,NOT(ISBLANK($C:$C)))-EG1))*(((ABS(FILTER($C:$C,NOT(ISBLANK($C:$C)))-EG1)))+1)/2))&quot;);155807919)" office:value-type="float" office:value="155807919" calcext:value-type="float">
            <text:p>155807919</text:p>
          </table:table-cell>
          <table:table-cell table:style-name="ce9" table:formula="of:=IFERROR(__xludf.dummyfunction(&quot;SUM(ARRAYFORMULA((ABS(FILTER($C:$C,NOT(ISBLANK($C:$C)))-EH1))*(((ABS(FILTER($C:$C,NOT(ISBLANK($C:$C)))-EH1)))+1)/2))&quot;);155462624)" office:value-type="float" office:value="155462624" calcext:value-type="float">
            <text:p>155462624</text:p>
          </table:table-cell>
          <table:table-cell table:style-name="ce9" table:formula="of:=IFERROR(__xludf.dummyfunction(&quot;SUM(ARRAYFORMULA((ABS(FILTER($C:$C,NOT(ISBLANK($C:$C)))-EI1))*(((ABS(FILTER($C:$C,NOT(ISBLANK($C:$C)))-EI1)))+1)/2))&quot;);155118330)" office:value-type="float" office:value="155118330" calcext:value-type="float">
            <text:p>155118330</text:p>
          </table:table-cell>
          <table:table-cell table:style-name="ce9" table:formula="of:=IFERROR(__xludf.dummyfunction(&quot;SUM(ARRAYFORMULA((ABS(FILTER($C:$C,NOT(ISBLANK($C:$C)))-EJ1))*(((ABS(FILTER($C:$C,NOT(ISBLANK($C:$C)))-EJ1)))+1)/2))&quot;);154775037)" office:value-type="float" office:value="154775037" calcext:value-type="float">
            <text:p>154775037</text:p>
          </table:table-cell>
          <table:table-cell table:style-name="ce8" table:formula="of:=IFERROR(__xludf.dummyfunction(&quot;SUM(ARRAYFORMULA((ABS(FILTER($C:$C,NOT(ISBLANK($C:$C)))-EK1))*(((ABS(FILTER($C:$C,NOT(ISBLANK($C:$C)))-EK1)))+1)/2))&quot;);154432745)" office:value-type="float" office:value="154432745" calcext:value-type="float">
            <text:p>154432745</text:p>
          </table:table-cell>
          <table:table-cell table:style-name="ce8" table:formula="of:=IFERROR(__xludf.dummyfunction(&quot;SUM(ARRAYFORMULA((ABS(FILTER($C:$C,NOT(ISBLANK($C:$C)))-EL1))*(((ABS(FILTER($C:$C,NOT(ISBLANK($C:$C)))-EL1)))+1)/2))&quot;);154091455)" office:value-type="float" office:value="154091455" calcext:value-type="float">
            <text:p>154091455</text:p>
          </table:table-cell>
          <table:table-cell table:style-name="ce8" table:formula="of:=IFERROR(__xludf.dummyfunction(&quot;SUM(ARRAYFORMULA((ABS(FILTER($C:$C,NOT(ISBLANK($C:$C)))-EM1))*(((ABS(FILTER($C:$C,NOT(ISBLANK($C:$C)))-EM1)))+1)/2))&quot;);153751166)" office:value-type="float" office:value="153751166" calcext:value-type="float">
            <text:p>153751166</text:p>
          </table:table-cell>
          <table:table-cell table:style-name="ce8" table:formula="of:=IFERROR(__xludf.dummyfunction(&quot;SUM(ARRAYFORMULA((ABS(FILTER($C:$C,NOT(ISBLANK($C:$C)))-EN1))*(((ABS(FILTER($C:$C,NOT(ISBLANK($C:$C)))-EN1)))+1)/2))&quot;);153411878)" office:value-type="float" office:value="153411878" calcext:value-type="float">
            <text:p>153411878</text:p>
          </table:table-cell>
          <table:table-cell table:style-name="ce8" table:formula="of:=IFERROR(__xludf.dummyfunction(&quot;SUM(ARRAYFORMULA((ABS(FILTER($C:$C,NOT(ISBLANK($C:$C)))-EO1))*(((ABS(FILTER($C:$C,NOT(ISBLANK($C:$C)))-EO1)))+1)/2))&quot;);153073592)" office:value-type="float" office:value="153073592" calcext:value-type="float">
            <text:p>153073592</text:p>
          </table:table-cell>
          <table:table-cell table:style-name="ce8" table:formula="of:=IFERROR(__xludf.dummyfunction(&quot;SUM(ARRAYFORMULA((ABS(FILTER($C:$C,NOT(ISBLANK($C:$C)))-EP1))*(((ABS(FILTER($C:$C,NOT(ISBLANK($C:$C)))-EP1)))+1)/2))&quot;);152736307)" office:value-type="float" office:value="152736307" calcext:value-type="float">
            <text:p>152736307</text:p>
          </table:table-cell>
          <table:table-cell table:style-name="ce8" table:formula="of:=IFERROR(__xludf.dummyfunction(&quot;SUM(ARRAYFORMULA((ABS(FILTER($C:$C,NOT(ISBLANK($C:$C)))-EQ1))*(((ABS(FILTER($C:$C,NOT(ISBLANK($C:$C)))-EQ1)))+1)/2))&quot;);152400022)" office:value-type="float" office:value="152400022" calcext:value-type="float">
            <text:p>152400022</text:p>
          </table:table-cell>
          <table:table-cell table:style-name="ce8" table:formula="of:=IFERROR(__xludf.dummyfunction(&quot;SUM(ARRAYFORMULA((ABS(FILTER($C:$C,NOT(ISBLANK($C:$C)))-ER1))*(((ABS(FILTER($C:$C,NOT(ISBLANK($C:$C)))-ER1)))+1)/2))&quot;);152064740)" office:value-type="float" office:value="152064740" calcext:value-type="float">
            <text:p>152064740</text:p>
          </table:table-cell>
          <table:table-cell table:style-name="ce8" table:formula="of:=IFERROR(__xludf.dummyfunction(&quot;SUM(ARRAYFORMULA((ABS(FILTER($C:$C,NOT(ISBLANK($C:$C)))-ES1))*(((ABS(FILTER($C:$C,NOT(ISBLANK($C:$C)))-ES1)))+1)/2))&quot;);151730460)" office:value-type="float" office:value="151730460" calcext:value-type="float">
            <text:p>151730460</text:p>
          </table:table-cell>
          <table:table-cell table:style-name="ce8" table:formula="of:=IFERROR(__xludf.dummyfunction(&quot;SUM(ARRAYFORMULA((ABS(FILTER($C:$C,NOT(ISBLANK($C:$C)))-ET1))*(((ABS(FILTER($C:$C,NOT(ISBLANK($C:$C)))-ET1)))+1)/2))&quot;);151397181)" office:value-type="float" office:value="151397181" calcext:value-type="float">
            <text:p>151397181</text:p>
          </table:table-cell>
          <table:table-cell table:style-name="ce8" table:formula="of:=IFERROR(__xludf.dummyfunction(&quot;SUM(ARRAYFORMULA((ABS(FILTER($C:$C,NOT(ISBLANK($C:$C)))-EU1))*(((ABS(FILTER($C:$C,NOT(ISBLANK($C:$C)))-EU1)))+1)/2))&quot;);151064902)" office:value-type="float" office:value="151064902" calcext:value-type="float">
            <text:p>151064902</text:p>
          </table:table-cell>
          <table:table-cell table:style-name="ce8" table:formula="of:=IFERROR(__xludf.dummyfunction(&quot;SUM(ARRAYFORMULA((ABS(FILTER($C:$C,NOT(ISBLANK($C:$C)))-EV1))*(((ABS(FILTER($C:$C,NOT(ISBLANK($C:$C)))-EV1)))+1)/2))&quot;);150733626)" office:value-type="float" office:value="150733626" calcext:value-type="float">
            <text:p>150733626</text:p>
          </table:table-cell>
          <table:table-cell table:style-name="ce8" table:formula="of:=IFERROR(__xludf.dummyfunction(&quot;SUM(ARRAYFORMULA((ABS(FILTER($C:$C,NOT(ISBLANK($C:$C)))-EW1))*(((ABS(FILTER($C:$C,NOT(ISBLANK($C:$C)))-EW1)))+1)/2))&quot;);150403352)" office:value-type="float" office:value="150403352" calcext:value-type="float">
            <text:p>150403352</text:p>
          </table:table-cell>
          <table:table-cell table:style-name="ce8" table:formula="of:=IFERROR(__xludf.dummyfunction(&quot;SUM(ARRAYFORMULA((ABS(FILTER($C:$C,NOT(ISBLANK($C:$C)))-EX1))*(((ABS(FILTER($C:$C,NOT(ISBLANK($C:$C)))-EX1)))+1)/2))&quot;);150074079)" office:value-type="float" office:value="150074079" calcext:value-type="float">
            <text:p>150074079</text:p>
          </table:table-cell>
          <table:table-cell table:style-name="ce8" table:formula="of:=IFERROR(__xludf.dummyfunction(&quot;SUM(ARRAYFORMULA((ABS(FILTER($C:$C,NOT(ISBLANK($C:$C)))-EY1))*(((ABS(FILTER($C:$C,NOT(ISBLANK($C:$C)))-EY1)))+1)/2))&quot;);149745809)" office:value-type="float" office:value="149745809" calcext:value-type="float">
            <text:p>149745809</text:p>
          </table:table-cell>
          <table:table-cell table:style-name="ce8" table:formula="of:=IFERROR(__xludf.dummyfunction(&quot;SUM(ARRAYFORMULA((ABS(FILTER($C:$C,NOT(ISBLANK($C:$C)))-EZ1))*(((ABS(FILTER($C:$C,NOT(ISBLANK($C:$C)))-EZ1)))+1)/2))&quot;);149418541)" office:value-type="float" office:value="149418541" calcext:value-type="float">
            <text:p>149418541</text:p>
          </table:table-cell>
          <table:table-cell table:style-name="ce8" table:formula="of:=IFERROR(__xludf.dummyfunction(&quot;SUM(ARRAYFORMULA((ABS(FILTER($C:$C,NOT(ISBLANK($C:$C)))-FA1))*(((ABS(FILTER($C:$C,NOT(ISBLANK($C:$C)))-FA1)))+1)/2))&quot;);149092273)" office:value-type="float" office:value="149092273" calcext:value-type="float">
            <text:p>149092273</text:p>
          </table:table-cell>
          <table:table-cell table:style-name="ce9" table:formula="of:=IFERROR(__xludf.dummyfunction(&quot;SUM(ARRAYFORMULA((ABS(FILTER($C:$C,NOT(ISBLANK($C:$C)))-FB1))*(((ABS(FILTER($C:$C,NOT(ISBLANK($C:$C)))-FB1)))+1)/2))&quot;);148767006)" office:value-type="float" office:value="148767006" calcext:value-type="float">
            <text:p>148767006</text:p>
          </table:table-cell>
          <table:table-cell table:style-name="ce9" table:formula="of:=IFERROR(__xludf.dummyfunction(&quot;SUM(ARRAYFORMULA((ABS(FILTER($C:$C,NOT(ISBLANK($C:$C)))-FC1))*(((ABS(FILTER($C:$C,NOT(ISBLANK($C:$C)))-FC1)))+1)/2))&quot;);148442740)" office:value-type="float" office:value="148442740" calcext:value-type="float">
            <text:p>148442740</text:p>
          </table:table-cell>
          <table:table-cell table:style-name="ce9" table:formula="of:=IFERROR(__xludf.dummyfunction(&quot;SUM(ARRAYFORMULA((ABS(FILTER($C:$C,NOT(ISBLANK($C:$C)))-FD1))*(((ABS(FILTER($C:$C,NOT(ISBLANK($C:$C)))-FD1)))+1)/2))&quot;);148119476)" office:value-type="float" office:value="148119476" calcext:value-type="float">
            <text:p>148119476</text:p>
          </table:table-cell>
          <table:table-cell table:style-name="ce9" table:formula="of:=IFERROR(__xludf.dummyfunction(&quot;SUM(ARRAYFORMULA((ABS(FILTER($C:$C,NOT(ISBLANK($C:$C)))-FE1))*(((ABS(FILTER($C:$C,NOT(ISBLANK($C:$C)))-FE1)))+1)/2))&quot;);147797213)" office:value-type="float" office:value="147797213" calcext:value-type="float">
            <text:p>147797213</text:p>
          </table:table-cell>
          <table:table-cell table:style-name="ce9" table:formula="of:=IFERROR(__xludf.dummyfunction(&quot;SUM(ARRAYFORMULA((ABS(FILTER($C:$C,NOT(ISBLANK($C:$C)))-FF1))*(((ABS(FILTER($C:$C,NOT(ISBLANK($C:$C)))-FF1)))+1)/2))&quot;);147475952)" office:value-type="float" office:value="147475952" calcext:value-type="float">
            <text:p>147475952</text:p>
          </table:table-cell>
          <table:table-cell table:style-name="ce9" table:formula="of:=IFERROR(__xludf.dummyfunction(&quot;SUM(ARRAYFORMULA((ABS(FILTER($C:$C,NOT(ISBLANK($C:$C)))-FG1))*(((ABS(FILTER($C:$C,NOT(ISBLANK($C:$C)))-FG1)))+1)/2))&quot;);147155692)" office:value-type="float" office:value="147155692" calcext:value-type="float">
            <text:p>147155692</text:p>
          </table:table-cell>
          <table:table-cell table:style-name="ce9" table:formula="of:=IFERROR(__xludf.dummyfunction(&quot;SUM(ARRAYFORMULA((ABS(FILTER($C:$C,NOT(ISBLANK($C:$C)))-FH1))*(((ABS(FILTER($C:$C,NOT(ISBLANK($C:$C)))-FH1)))+1)/2))&quot;);146836432)" office:value-type="float" office:value="146836432" calcext:value-type="float">
            <text:p>146836432</text:p>
          </table:table-cell>
          <table:table-cell table:style-name="ce9" table:formula="of:=IFERROR(__xludf.dummyfunction(&quot;SUM(ARRAYFORMULA((ABS(FILTER($C:$C,NOT(ISBLANK($C:$C)))-FI1))*(((ABS(FILTER($C:$C,NOT(ISBLANK($C:$C)))-FI1)))+1)/2))&quot;);146518173)" office:value-type="float" office:value="146518173" calcext:value-type="float">
            <text:p>146518173</text:p>
          </table:table-cell>
          <table:table-cell table:style-name="ce9" table:formula="of:=IFERROR(__xludf.dummyfunction(&quot;SUM(ARRAYFORMULA((ABS(FILTER($C:$C,NOT(ISBLANK($C:$C)))-FJ1))*(((ABS(FILTER($C:$C,NOT(ISBLANK($C:$C)))-FJ1)))+1)/2))&quot;);146200915)" office:value-type="float" office:value="146200915" calcext:value-type="float">
            <text:p>146200915</text:p>
          </table:table-cell>
          <table:table-cell table:style-name="ce9" table:formula="of:=IFERROR(__xludf.dummyfunction(&quot;SUM(ARRAYFORMULA((ABS(FILTER($C:$C,NOT(ISBLANK($C:$C)))-FK1))*(((ABS(FILTER($C:$C,NOT(ISBLANK($C:$C)))-FK1)))+1)/2))&quot;);145884658)" office:value-type="float" office:value="145884658" calcext:value-type="float">
            <text:p>145884658</text:p>
          </table:table-cell>
          <table:table-cell table:style-name="ce9" table:formula="of:=IFERROR(__xludf.dummyfunction(&quot;SUM(ARRAYFORMULA((ABS(FILTER($C:$C,NOT(ISBLANK($C:$C)))-FL1))*(((ABS(FILTER($C:$C,NOT(ISBLANK($C:$C)))-FL1)))+1)/2))&quot;);145569404)" office:value-type="float" office:value="145569404" calcext:value-type="float">
            <text:p>145569404</text:p>
          </table:table-cell>
          <table:table-cell table:style-name="ce9" table:formula="of:=IFERROR(__xludf.dummyfunction(&quot;SUM(ARRAYFORMULA((ABS(FILTER($C:$C,NOT(ISBLANK($C:$C)))-FM1))*(((ABS(FILTER($C:$C,NOT(ISBLANK($C:$C)))-FM1)))+1)/2))&quot;);145255151)" office:value-type="float" office:value="145255151" calcext:value-type="float">
            <text:p>145255151</text:p>
          </table:table-cell>
          <table:table-cell table:style-name="ce9" table:formula="of:=IFERROR(__xludf.dummyfunction(&quot;SUM(ARRAYFORMULA((ABS(FILTER($C:$C,NOT(ISBLANK($C:$C)))-FN1))*(((ABS(FILTER($C:$C,NOT(ISBLANK($C:$C)))-FN1)))+1)/2))&quot;);144941900)" office:value-type="float" office:value="144941900" calcext:value-type="float">
            <text:p>144941900</text:p>
          </table:table-cell>
          <table:table-cell table:style-name="ce9" table:formula="of:=IFERROR(__xludf.dummyfunction(&quot;SUM(ARRAYFORMULA((ABS(FILTER($C:$C,NOT(ISBLANK($C:$C)))-FO1))*(((ABS(FILTER($C:$C,NOT(ISBLANK($C:$C)))-FO1)))+1)/2))&quot;);144629651)" office:value-type="float" office:value="144629651" calcext:value-type="float">
            <text:p>144629651</text:p>
          </table:table-cell>
          <table:table-cell table:style-name="ce9" table:formula="of:=IFERROR(__xludf.dummyfunction(&quot;SUM(ARRAYFORMULA((ABS(FILTER($C:$C,NOT(ISBLANK($C:$C)))-FP1))*(((ABS(FILTER($C:$C,NOT(ISBLANK($C:$C)))-FP1)))+1)/2))&quot;);144318403)" office:value-type="float" office:value="144318403" calcext:value-type="float">
            <text:p>144318403</text:p>
          </table:table-cell>
          <table:table-cell table:style-name="ce9" table:formula="of:=IFERROR(__xludf.dummyfunction(&quot;SUM(ARRAYFORMULA((ABS(FILTER($C:$C,NOT(ISBLANK($C:$C)))-FQ1))*(((ABS(FILTER($C:$C,NOT(ISBLANK($C:$C)))-FQ1)))+1)/2))&quot;);144008159)" office:value-type="float" office:value="144008159" calcext:value-type="float">
            <text:p>144008159</text:p>
          </table:table-cell>
          <table:table-cell table:style-name="ce9" table:formula="of:=IFERROR(__xludf.dummyfunction(&quot;SUM(ARRAYFORMULA((ABS(FILTER($C:$C,NOT(ISBLANK($C:$C)))-FR1))*(((ABS(FILTER($C:$C,NOT(ISBLANK($C:$C)))-FR1)))+1)/2))&quot;);143698916)" office:value-type="float" office:value="143698916" calcext:value-type="float">
            <text:p>143698916</text:p>
          </table:table-cell>
          <table:table-cell table:style-name="ce8" table:formula="of:=IFERROR(__xludf.dummyfunction(&quot;SUM(ARRAYFORMULA((ABS(FILTER($C:$C,NOT(ISBLANK($C:$C)))-FS1))*(((ABS(FILTER($C:$C,NOT(ISBLANK($C:$C)))-FS1)))+1)/2))&quot;);143390674)" office:value-type="float" office:value="143390674" calcext:value-type="float">
            <text:p>143390674</text:p>
          </table:table-cell>
          <table:table-cell table:style-name="ce8" table:formula="of:=IFERROR(__xludf.dummyfunction(&quot;SUM(ARRAYFORMULA((ABS(FILTER($C:$C,NOT(ISBLANK($C:$C)))-FT1))*(((ABS(FILTER($C:$C,NOT(ISBLANK($C:$C)))-FT1)))+1)/2))&quot;);143083434)" office:value-type="float" office:value="143083434" calcext:value-type="float">
            <text:p>143083434</text:p>
          </table:table-cell>
          <table:table-cell table:style-name="ce8" table:formula="of:=IFERROR(__xludf.dummyfunction(&quot;SUM(ARRAYFORMULA((ABS(FILTER($C:$C,NOT(ISBLANK($C:$C)))-FU1))*(((ABS(FILTER($C:$C,NOT(ISBLANK($C:$C)))-FU1)))+1)/2))&quot;);142777195)" office:value-type="float" office:value="142777195" calcext:value-type="float">
            <text:p>142777195</text:p>
          </table:table-cell>
          <table:table-cell table:style-name="ce8" table:formula="of:=IFERROR(__xludf.dummyfunction(&quot;SUM(ARRAYFORMULA((ABS(FILTER($C:$C,NOT(ISBLANK($C:$C)))-FV1))*(((ABS(FILTER($C:$C,NOT(ISBLANK($C:$C)))-FV1)))+1)/2))&quot;);142471959)" office:value-type="float" office:value="142471959" calcext:value-type="float">
            <text:p>142471959</text:p>
          </table:table-cell>
          <table:table-cell table:style-name="ce8" table:formula="of:=IFERROR(__xludf.dummyfunction(&quot;SUM(ARRAYFORMULA((ABS(FILTER($C:$C,NOT(ISBLANK($C:$C)))-FW1))*(((ABS(FILTER($C:$C,NOT(ISBLANK($C:$C)))-FW1)))+1)/2))&quot;);142167724)" office:value-type="float" office:value="142167724" calcext:value-type="float">
            <text:p>142167724</text:p>
          </table:table-cell>
          <table:table-cell table:style-name="ce8" table:formula="of:=IFERROR(__xludf.dummyfunction(&quot;SUM(ARRAYFORMULA((ABS(FILTER($C:$C,NOT(ISBLANK($C:$C)))-FX1))*(((ABS(FILTER($C:$C,NOT(ISBLANK($C:$C)))-FX1)))+1)/2))&quot;);141864493)" office:value-type="float" office:value="141864493" calcext:value-type="float">
            <text:p>141864493</text:p>
          </table:table-cell>
          <table:table-cell table:style-name="ce8" table:formula="of:=IFERROR(__xludf.dummyfunction(&quot;SUM(ARRAYFORMULA((ABS(FILTER($C:$C,NOT(ISBLANK($C:$C)))-FY1))*(((ABS(FILTER($C:$C,NOT(ISBLANK($C:$C)))-FY1)))+1)/2))&quot;);141562262)" office:value-type="float" office:value="141562262" calcext:value-type="float">
            <text:p>141562262</text:p>
          </table:table-cell>
          <table:table-cell table:style-name="ce8" table:formula="of:=IFERROR(__xludf.dummyfunction(&quot;SUM(ARRAYFORMULA((ABS(FILTER($C:$C,NOT(ISBLANK($C:$C)))-FZ1))*(((ABS(FILTER($C:$C,NOT(ISBLANK($C:$C)))-FZ1)))+1)/2))&quot;);141261033)" office:value-type="float" office:value="141261033" calcext:value-type="float">
            <text:p>141261033</text:p>
          </table:table-cell>
          <table:table-cell table:style-name="ce8" table:formula="of:=IFERROR(__xludf.dummyfunction(&quot;SUM(ARRAYFORMULA((ABS(FILTER($C:$C,NOT(ISBLANK($C:$C)))-GA1))*(((ABS(FILTER($C:$C,NOT(ISBLANK($C:$C)))-GA1)))+1)/2))&quot;);140960804)" office:value-type="float" office:value="140960804" calcext:value-type="float">
            <text:p>140960804</text:p>
          </table:table-cell>
          <table:table-cell table:style-name="ce8" table:formula="of:=IFERROR(__xludf.dummyfunction(&quot;SUM(ARRAYFORMULA((ABS(FILTER($C:$C,NOT(ISBLANK($C:$C)))-GB1))*(((ABS(FILTER($C:$C,NOT(ISBLANK($C:$C)))-GB1)))+1)/2))&quot;);140661576)" office:value-type="float" office:value="140661576" calcext:value-type="float">
            <text:p>140661576</text:p>
          </table:table-cell>
          <table:table-cell table:style-name="ce8" table:formula="of:=IFERROR(__xludf.dummyfunction(&quot;SUM(ARRAYFORMULA((ABS(FILTER($C:$C,NOT(ISBLANK($C:$C)))-GC1))*(((ABS(FILTER($C:$C,NOT(ISBLANK($C:$C)))-GC1)))+1)/2))&quot;);140363350)" office:value-type="float" office:value="140363350" calcext:value-type="float">
            <text:p>140363350</text:p>
          </table:table-cell>
          <table:table-cell table:style-name="ce8" table:formula="of:=IFERROR(__xludf.dummyfunction(&quot;SUM(ARRAYFORMULA((ABS(FILTER($C:$C,NOT(ISBLANK($C:$C)))-GD1))*(((ABS(FILTER($C:$C,NOT(ISBLANK($C:$C)))-GD1)))+1)/2))&quot;);140066126)" office:value-type="float" office:value="140066126" calcext:value-type="float">
            <text:p>140066126</text:p>
          </table:table-cell>
          <table:table-cell table:style-name="ce8" table:formula="of:=IFERROR(__xludf.dummyfunction(&quot;SUM(ARRAYFORMULA((ABS(FILTER($C:$C,NOT(ISBLANK($C:$C)))-GE1))*(((ABS(FILTER($C:$C,NOT(ISBLANK($C:$C)))-GE1)))+1)/2))&quot;);139769902)" office:value-type="float" office:value="139769902" calcext:value-type="float">
            <text:p>139769902</text:p>
          </table:table-cell>
          <table:table-cell table:style-name="ce8" table:formula="of:=IFERROR(__xludf.dummyfunction(&quot;SUM(ARRAYFORMULA((ABS(FILTER($C:$C,NOT(ISBLANK($C:$C)))-GF1))*(((ABS(FILTER($C:$C,NOT(ISBLANK($C:$C)))-GF1)))+1)/2))&quot;);139474681)" office:value-type="float" office:value="139474681" calcext:value-type="float">
            <text:p>139474681</text:p>
          </table:table-cell>
          <table:table-cell table:style-name="ce8" table:formula="of:=IFERROR(__xludf.dummyfunction(&quot;SUM(ARRAYFORMULA((ABS(FILTER($C:$C,NOT(ISBLANK($C:$C)))-GG1))*(((ABS(FILTER($C:$C,NOT(ISBLANK($C:$C)))-GG1)))+1)/2))&quot;);139180461)" office:value-type="float" office:value="139180461" calcext:value-type="float">
            <text:p>139180461</text:p>
          </table:table-cell>
          <table:table-cell table:style-name="ce8" table:formula="of:=IFERROR(__xludf.dummyfunction(&quot;SUM(ARRAYFORMULA((ABS(FILTER($C:$C,NOT(ISBLANK($C:$C)))-GH1))*(((ABS(FILTER($C:$C,NOT(ISBLANK($C:$C)))-GH1)))+1)/2))&quot;);138887242)" office:value-type="float" office:value="138887242" calcext:value-type="float">
            <text:p>138887242</text:p>
          </table:table-cell>
          <table:table-cell table:style-name="ce8" table:formula="of:=IFERROR(__xludf.dummyfunction(&quot;SUM(ARRAYFORMULA((ABS(FILTER($C:$C,NOT(ISBLANK($C:$C)))-GI1))*(((ABS(FILTER($C:$C,NOT(ISBLANK($C:$C)))-GI1)))+1)/2))&quot;);138595025)" office:value-type="float" office:value="138595025" calcext:value-type="float">
            <text:p>138595025</text:p>
          </table:table-cell>
          <table:table-cell table:style-name="ce9" table:formula="of:=IFERROR(__xludf.dummyfunction(&quot;SUM(ARRAYFORMULA((ABS(FILTER($C:$C,NOT(ISBLANK($C:$C)))-GJ1))*(((ABS(FILTER($C:$C,NOT(ISBLANK($C:$C)))-GJ1)))+1)/2))&quot;);138303809)" office:value-type="float" office:value="138303809" calcext:value-type="float">
            <text:p>138303809</text:p>
          </table:table-cell>
          <table:table-cell table:style-name="ce9" table:formula="of:=IFERROR(__xludf.dummyfunction(&quot;SUM(ARRAYFORMULA((ABS(FILTER($C:$C,NOT(ISBLANK($C:$C)))-GK1))*(((ABS(FILTER($C:$C,NOT(ISBLANK($C:$C)))-GK1)))+1)/2))&quot;);138013594)" office:value-type="float" office:value="138013594" calcext:value-type="float">
            <text:p>138013594</text:p>
          </table:table-cell>
          <table:table-cell table:style-name="ce9" table:formula="of:=IFERROR(__xludf.dummyfunction(&quot;SUM(ARRAYFORMULA((ABS(FILTER($C:$C,NOT(ISBLANK($C:$C)))-GL1))*(((ABS(FILTER($C:$C,NOT(ISBLANK($C:$C)))-GL1)))+1)/2))&quot;);137724382)" office:value-type="float" office:value="137724382" calcext:value-type="float">
            <text:p>137724382</text:p>
          </table:table-cell>
          <table:table-cell table:style-name="ce9" table:formula="of:=IFERROR(__xludf.dummyfunction(&quot;SUM(ARRAYFORMULA((ABS(FILTER($C:$C,NOT(ISBLANK($C:$C)))-GM1))*(((ABS(FILTER($C:$C,NOT(ISBLANK($C:$C)))-GM1)))+1)/2))&quot;);137436171)" office:value-type="float" office:value="137436171" calcext:value-type="float">
            <text:p>137436171</text:p>
          </table:table-cell>
          <table:table-cell table:style-name="ce9" table:formula="of:=IFERROR(__xludf.dummyfunction(&quot;SUM(ARRAYFORMULA((ABS(FILTER($C:$C,NOT(ISBLANK($C:$C)))-GN1))*(((ABS(FILTER($C:$C,NOT(ISBLANK($C:$C)))-GN1)))+1)/2))&quot;);137148960)" office:value-type="float" office:value="137148960" calcext:value-type="float">
            <text:p>137148960</text:p>
          </table:table-cell>
          <table:table-cell table:style-name="ce9" table:formula="of:=IFERROR(__xludf.dummyfunction(&quot;SUM(ARRAYFORMULA((ABS(FILTER($C:$C,NOT(ISBLANK($C:$C)))-GO1))*(((ABS(FILTER($C:$C,NOT(ISBLANK($C:$C)))-GO1)))+1)/2))&quot;);136862751)" office:value-type="float" office:value="136862751" calcext:value-type="float">
            <text:p>136862751</text:p>
          </table:table-cell>
          <table:table-cell table:style-name="ce9" table:formula="of:=IFERROR(__xludf.dummyfunction(&quot;SUM(ARRAYFORMULA((ABS(FILTER($C:$C,NOT(ISBLANK($C:$C)))-GP1))*(((ABS(FILTER($C:$C,NOT(ISBLANK($C:$C)))-GP1)))+1)/2))&quot;);136577543)" office:value-type="float" office:value="136577543" calcext:value-type="float">
            <text:p>136577543</text:p>
          </table:table-cell>
          <table:table-cell table:style-name="ce9" table:formula="of:=IFERROR(__xludf.dummyfunction(&quot;SUM(ARRAYFORMULA((ABS(FILTER($C:$C,NOT(ISBLANK($C:$C)))-GQ1))*(((ABS(FILTER($C:$C,NOT(ISBLANK($C:$C)))-GQ1)))+1)/2))&quot;);136293336)" office:value-type="float" office:value="136293336" calcext:value-type="float">
            <text:p>136293336</text:p>
          </table:table-cell>
          <table:table-cell table:style-name="ce9" table:formula="of:=IFERROR(__xludf.dummyfunction(&quot;SUM(ARRAYFORMULA((ABS(FILTER($C:$C,NOT(ISBLANK($C:$C)))-GR1))*(((ABS(FILTER($C:$C,NOT(ISBLANK($C:$C)))-GR1)))+1)/2))&quot;);136010130)" office:value-type="float" office:value="136010130" calcext:value-type="float">
            <text:p>136010130</text:p>
          </table:table-cell>
          <table:table-cell table:style-name="ce9" table:formula="of:=IFERROR(__xludf.dummyfunction(&quot;SUM(ARRAYFORMULA((ABS(FILTER($C:$C,NOT(ISBLANK($C:$C)))-GS1))*(((ABS(FILTER($C:$C,NOT(ISBLANK($C:$C)))-GS1)))+1)/2))&quot;);135727924)" office:value-type="float" office:value="135727924" calcext:value-type="float">
            <text:p>135727924</text:p>
          </table:table-cell>
          <table:table-cell table:style-name="ce9" table:formula="of:=IFERROR(__xludf.dummyfunction(&quot;SUM(ARRAYFORMULA((ABS(FILTER($C:$C,NOT(ISBLANK($C:$C)))-GT1))*(((ABS(FILTER($C:$C,NOT(ISBLANK($C:$C)))-GT1)))+1)/2))&quot;);135446719)" office:value-type="float" office:value="135446719" calcext:value-type="float">
            <text:p>135446719</text:p>
          </table:table-cell>
          <table:table-cell table:style-name="ce9" table:formula="of:=IFERROR(__xludf.dummyfunction(&quot;SUM(ARRAYFORMULA((ABS(FILTER($C:$C,NOT(ISBLANK($C:$C)))-GU1))*(((ABS(FILTER($C:$C,NOT(ISBLANK($C:$C)))-GU1)))+1)/2))&quot;);135166514)" office:value-type="float" office:value="135166514" calcext:value-type="float">
            <text:p>135166514</text:p>
          </table:table-cell>
          <table:table-cell table:style-name="ce9" table:formula="of:=IFERROR(__xludf.dummyfunction(&quot;SUM(ARRAYFORMULA((ABS(FILTER($C:$C,NOT(ISBLANK($C:$C)))-GV1))*(((ABS(FILTER($C:$C,NOT(ISBLANK($C:$C)))-GV1)))+1)/2))&quot;);134887311)" office:value-type="float" office:value="134887311" calcext:value-type="float">
            <text:p>134887311</text:p>
          </table:table-cell>
          <table:table-cell table:style-name="ce9" table:formula="of:=IFERROR(__xludf.dummyfunction(&quot;SUM(ARRAYFORMULA((ABS(FILTER($C:$C,NOT(ISBLANK($C:$C)))-GW1))*(((ABS(FILTER($C:$C,NOT(ISBLANK($C:$C)))-GW1)))+1)/2))&quot;);134609109)" office:value-type="float" office:value="134609109" calcext:value-type="float">
            <text:p>134609109</text:p>
          </table:table-cell>
          <table:table-cell table:style-name="ce9" table:formula="of:=IFERROR(__xludf.dummyfunction(&quot;SUM(ARRAYFORMULA((ABS(FILTER($C:$C,NOT(ISBLANK($C:$C)))-GX1))*(((ABS(FILTER($C:$C,NOT(ISBLANK($C:$C)))-GX1)))+1)/2))&quot;);134331910)" office:value-type="float" office:value="134331910" calcext:value-type="float">
            <text:p>134331910</text:p>
          </table:table-cell>
          <table:table-cell table:style-name="ce9" table:formula="of:=IFERROR(__xludf.dummyfunction(&quot;SUM(ARRAYFORMULA((ABS(FILTER($C:$C,NOT(ISBLANK($C:$C)))-GY1))*(((ABS(FILTER($C:$C,NOT(ISBLANK($C:$C)))-GY1)))+1)/2))&quot;);134055712)" office:value-type="float" office:value="134055712" calcext:value-type="float">
            <text:p>134055712</text:p>
          </table:table-cell>
          <table:table-cell table:style-name="ce9" table:formula="of:=IFERROR(__xludf.dummyfunction(&quot;SUM(ARRAYFORMULA((ABS(FILTER($C:$C,NOT(ISBLANK($C:$C)))-GZ1))*(((ABS(FILTER($C:$C,NOT(ISBLANK($C:$C)))-GZ1)))+1)/2))&quot;);133780516)" office:value-type="float" office:value="133780516" calcext:value-type="float">
            <text:p>133780516</text:p>
          </table:table-cell>
          <table:table-cell table:style-name="ce8" table:formula="of:=IFERROR(__xludf.dummyfunction(&quot;SUM(ARRAYFORMULA((ABS(FILTER($C:$C,NOT(ISBLANK($C:$C)))-HA1))*(((ABS(FILTER($C:$C,NOT(ISBLANK($C:$C)))-HA1)))+1)/2))&quot;);133506321)" office:value-type="float" office:value="133506321" calcext:value-type="float">
            <text:p>133506321</text:p>
          </table:table-cell>
          <table:table-cell table:style-name="ce8" table:formula="of:=IFERROR(__xludf.dummyfunction(&quot;SUM(ARRAYFORMULA((ABS(FILTER($C:$C,NOT(ISBLANK($C:$C)))-HB1))*(((ABS(FILTER($C:$C,NOT(ISBLANK($C:$C)))-HB1)))+1)/2))&quot;);133233128)" office:value-type="float" office:value="133233128" calcext:value-type="float">
            <text:p>133233128</text:p>
          </table:table-cell>
          <table:table-cell table:style-name="ce8" table:formula="of:=IFERROR(__xludf.dummyfunction(&quot;SUM(ARRAYFORMULA((ABS(FILTER($C:$C,NOT(ISBLANK($C:$C)))-HC1))*(((ABS(FILTER($C:$C,NOT(ISBLANK($C:$C)))-HC1)))+1)/2))&quot;);132960939)" office:value-type="float" office:value="132960939" calcext:value-type="float">
            <text:p>132960939</text:p>
          </table:table-cell>
          <table:table-cell table:style-name="ce8" table:formula="of:=IFERROR(__xludf.dummyfunction(&quot;SUM(ARRAYFORMULA((ABS(FILTER($C:$C,NOT(ISBLANK($C:$C)))-HD1))*(((ABS(FILTER($C:$C,NOT(ISBLANK($C:$C)))-HD1)))+1)/2))&quot;);132689751)" office:value-type="float" office:value="132689751" calcext:value-type="float">
            <text:p>132689751</text:p>
          </table:table-cell>
          <table:table-cell table:style-name="ce8" table:formula="of:=IFERROR(__xludf.dummyfunction(&quot;SUM(ARRAYFORMULA((ABS(FILTER($C:$C,NOT(ISBLANK($C:$C)))-HE1))*(((ABS(FILTER($C:$C,NOT(ISBLANK($C:$C)))-HE1)))+1)/2))&quot;);132419563)" office:value-type="float" office:value="132419563" calcext:value-type="float">
            <text:p>132419563</text:p>
          </table:table-cell>
          <table:table-cell table:style-name="ce8" table:formula="of:=IFERROR(__xludf.dummyfunction(&quot;SUM(ARRAYFORMULA((ABS(FILTER($C:$C,NOT(ISBLANK($C:$C)))-HF1))*(((ABS(FILTER($C:$C,NOT(ISBLANK($C:$C)))-HF1)))+1)/2))&quot;);132150375)" office:value-type="float" office:value="132150375" calcext:value-type="float">
            <text:p>132150375</text:p>
          </table:table-cell>
          <table:table-cell table:style-name="ce8" table:formula="of:=IFERROR(__xludf.dummyfunction(&quot;SUM(ARRAYFORMULA((ABS(FILTER($C:$C,NOT(ISBLANK($C:$C)))-HG1))*(((ABS(FILTER($C:$C,NOT(ISBLANK($C:$C)))-HG1)))+1)/2))&quot;);131882189)" office:value-type="float" office:value="131882189" calcext:value-type="float">
            <text:p>131882189</text:p>
          </table:table-cell>
          <table:table-cell table:style-name="ce8" table:formula="of:=IFERROR(__xludf.dummyfunction(&quot;SUM(ARRAYFORMULA((ABS(FILTER($C:$C,NOT(ISBLANK($C:$C)))-HH1))*(((ABS(FILTER($C:$C,NOT(ISBLANK($C:$C)))-HH1)))+1)/2))&quot;);131615004)" office:value-type="float" office:value="131615004" calcext:value-type="float">
            <text:p>131615004</text:p>
          </table:table-cell>
          <table:table-cell table:style-name="ce8" table:formula="of:=IFERROR(__xludf.dummyfunction(&quot;SUM(ARRAYFORMULA((ABS(FILTER($C:$C,NOT(ISBLANK($C:$C)))-HI1))*(((ABS(FILTER($C:$C,NOT(ISBLANK($C:$C)))-HI1)))+1)/2))&quot;);131348819)" office:value-type="float" office:value="131348819" calcext:value-type="float">
            <text:p>131348819</text:p>
          </table:table-cell>
          <table:table-cell table:style-name="ce8" table:formula="of:=IFERROR(__xludf.dummyfunction(&quot;SUM(ARRAYFORMULA((ABS(FILTER($C:$C,NOT(ISBLANK($C:$C)))-HJ1))*(((ABS(FILTER($C:$C,NOT(ISBLANK($C:$C)))-HJ1)))+1)/2))&quot;);131083635)" office:value-type="float" office:value="131083635" calcext:value-type="float">
            <text:p>131083635</text:p>
          </table:table-cell>
          <table:table-cell table:style-name="ce8" table:formula="of:=IFERROR(__xludf.dummyfunction(&quot;SUM(ARRAYFORMULA((ABS(FILTER($C:$C,NOT(ISBLANK($C:$C)))-HK1))*(((ABS(FILTER($C:$C,NOT(ISBLANK($C:$C)))-HK1)))+1)/2))&quot;);130819452)" office:value-type="float" office:value="130819452" calcext:value-type="float">
            <text:p>130819452</text:p>
          </table:table-cell>
          <table:table-cell table:style-name="ce8" table:formula="of:=IFERROR(__xludf.dummyfunction(&quot;SUM(ARRAYFORMULA((ABS(FILTER($C:$C,NOT(ISBLANK($C:$C)))-HL1))*(((ABS(FILTER($C:$C,NOT(ISBLANK($C:$C)))-HL1)))+1)/2))&quot;);130556269)" office:value-type="float" office:value="130556269" calcext:value-type="float">
            <text:p>130556269</text:p>
          </table:table-cell>
          <table:table-cell table:style-name="ce8" table:formula="of:=IFERROR(__xludf.dummyfunction(&quot;SUM(ARRAYFORMULA((ABS(FILTER($C:$C,NOT(ISBLANK($C:$C)))-HM1))*(((ABS(FILTER($C:$C,NOT(ISBLANK($C:$C)))-HM1)))+1)/2))&quot;);130294087)" office:value-type="float" office:value="130294087" calcext:value-type="float">
            <text:p>130294087</text:p>
          </table:table-cell>
          <table:table-cell table:style-name="ce8" table:formula="of:=IFERROR(__xludf.dummyfunction(&quot;SUM(ARRAYFORMULA((ABS(FILTER($C:$C,NOT(ISBLANK($C:$C)))-HN1))*(((ABS(FILTER($C:$C,NOT(ISBLANK($C:$C)))-HN1)))+1)/2))&quot;);130032905)" office:value-type="float" office:value="130032905" calcext:value-type="float">
            <text:p>130032905</text:p>
          </table:table-cell>
          <table:table-cell table:style-name="ce8" table:formula="of:=IFERROR(__xludf.dummyfunction(&quot;SUM(ARRAYFORMULA((ABS(FILTER($C:$C,NOT(ISBLANK($C:$C)))-HO1))*(((ABS(FILTER($C:$C,NOT(ISBLANK($C:$C)))-HO1)))+1)/2))&quot;);129772723)" office:value-type="float" office:value="129772723" calcext:value-type="float">
            <text:p>129772723</text:p>
          </table:table-cell>
          <table:table-cell table:style-name="ce8" table:formula="of:=IFERROR(__xludf.dummyfunction(&quot;SUM(ARRAYFORMULA((ABS(FILTER($C:$C,NOT(ISBLANK($C:$C)))-HP1))*(((ABS(FILTER($C:$C,NOT(ISBLANK($C:$C)))-HP1)))+1)/2))&quot;);129513541)" office:value-type="float" office:value="129513541" calcext:value-type="float">
            <text:p>129513541</text:p>
          </table:table-cell>
          <table:table-cell table:style-name="ce8" table:formula="of:=IFERROR(__xludf.dummyfunction(&quot;SUM(ARRAYFORMULA((ABS(FILTER($C:$C,NOT(ISBLANK($C:$C)))-HQ1))*(((ABS(FILTER($C:$C,NOT(ISBLANK($C:$C)))-HQ1)))+1)/2))&quot;);129255359)" office:value-type="float" office:value="129255359" calcext:value-type="float">
            <text:p>129255359</text:p>
          </table:table-cell>
          <table:table-cell table:style-name="ce9" table:formula="of:=IFERROR(__xludf.dummyfunction(&quot;SUM(ARRAYFORMULA((ABS(FILTER($C:$C,NOT(ISBLANK($C:$C)))-HR1))*(((ABS(FILTER($C:$C,NOT(ISBLANK($C:$C)))-HR1)))+1)/2))&quot;);128998180)" office:value-type="float" office:value="128998180" calcext:value-type="float">
            <text:p>128998180</text:p>
          </table:table-cell>
          <table:table-cell table:style-name="ce9" table:formula="of:=IFERROR(__xludf.dummyfunction(&quot;SUM(ARRAYFORMULA((ABS(FILTER($C:$C,NOT(ISBLANK($C:$C)))-HS1))*(((ABS(FILTER($C:$C,NOT(ISBLANK($C:$C)))-HS1)))+1)/2))&quot;);128742003)" office:value-type="float" office:value="128742003" calcext:value-type="float">
            <text:p>128742003</text:p>
          </table:table-cell>
          <table:table-cell table:style-name="ce9" table:formula="of:=IFERROR(__xludf.dummyfunction(&quot;SUM(ARRAYFORMULA((ABS(FILTER($C:$C,NOT(ISBLANK($C:$C)))-HT1))*(((ABS(FILTER($C:$C,NOT(ISBLANK($C:$C)))-HT1)))+1)/2))&quot;);128486827)" office:value-type="float" office:value="128486827" calcext:value-type="float">
            <text:p>128486827</text:p>
          </table:table-cell>
          <table:table-cell table:style-name="ce9" table:formula="of:=IFERROR(__xludf.dummyfunction(&quot;SUM(ARRAYFORMULA((ABS(FILTER($C:$C,NOT(ISBLANK($C:$C)))-HU1))*(((ABS(FILTER($C:$C,NOT(ISBLANK($C:$C)))-HU1)))+1)/2))&quot;);128232651)" office:value-type="float" office:value="128232651" calcext:value-type="float">
            <text:p>128232651</text:p>
          </table:table-cell>
          <table:table-cell table:style-name="ce9" table:formula="of:=IFERROR(__xludf.dummyfunction(&quot;SUM(ARRAYFORMULA((ABS(FILTER($C:$C,NOT(ISBLANK($C:$C)))-HV1))*(((ABS(FILTER($C:$C,NOT(ISBLANK($C:$C)))-HV1)))+1)/2))&quot;);127979475)" office:value-type="float" office:value="127979475" calcext:value-type="float">
            <text:p>127979475</text:p>
          </table:table-cell>
          <table:table-cell table:style-name="ce9" table:formula="of:=IFERROR(__xludf.dummyfunction(&quot;SUM(ARRAYFORMULA((ABS(FILTER($C:$C,NOT(ISBLANK($C:$C)))-HW1))*(((ABS(FILTER($C:$C,NOT(ISBLANK($C:$C)))-HW1)))+1)/2))&quot;);127727301)" office:value-type="float" office:value="127727301" calcext:value-type="float">
            <text:p>127727301</text:p>
          </table:table-cell>
          <table:table-cell table:style-name="ce9" table:formula="of:=IFERROR(__xludf.dummyfunction(&quot;SUM(ARRAYFORMULA((ABS(FILTER($C:$C,NOT(ISBLANK($C:$C)))-HX1))*(((ABS(FILTER($C:$C,NOT(ISBLANK($C:$C)))-HX1)))+1)/2))&quot;);127476127)" office:value-type="float" office:value="127476127" calcext:value-type="float">
            <text:p>127476127</text:p>
          </table:table-cell>
          <table:table-cell table:style-name="ce9" table:formula="of:=IFERROR(__xludf.dummyfunction(&quot;SUM(ARRAYFORMULA((ABS(FILTER($C:$C,NOT(ISBLANK($C:$C)))-HY1))*(((ABS(FILTER($C:$C,NOT(ISBLANK($C:$C)))-HY1)))+1)/2))&quot;);127225953)" office:value-type="float" office:value="127225953" calcext:value-type="float">
            <text:p>127225953</text:p>
          </table:table-cell>
          <table:table-cell table:style-name="ce9" table:formula="of:=IFERROR(__xludf.dummyfunction(&quot;SUM(ARRAYFORMULA((ABS(FILTER($C:$C,NOT(ISBLANK($C:$C)))-HZ1))*(((ABS(FILTER($C:$C,NOT(ISBLANK($C:$C)))-HZ1)))+1)/2))&quot;);126976779)" office:value-type="float" office:value="126976779" calcext:value-type="float">
            <text:p>126976779</text:p>
          </table:table-cell>
          <table:table-cell table:style-name="ce9" table:formula="of:=IFERROR(__xludf.dummyfunction(&quot;SUM(ARRAYFORMULA((ABS(FILTER($C:$C,NOT(ISBLANK($C:$C)))-IA1))*(((ABS(FILTER($C:$C,NOT(ISBLANK($C:$C)))-IA1)))+1)/2))&quot;);126728606)" office:value-type="float" office:value="126728606" calcext:value-type="float">
            <text:p>126728606</text:p>
          </table:table-cell>
          <table:table-cell table:style-name="ce9" table:formula="of:=IFERROR(__xludf.dummyfunction(&quot;SUM(ARRAYFORMULA((ABS(FILTER($C:$C,NOT(ISBLANK($C:$C)))-IB1))*(((ABS(FILTER($C:$C,NOT(ISBLANK($C:$C)))-IB1)))+1)/2))&quot;);126481433)" office:value-type="float" office:value="126481433" calcext:value-type="float">
            <text:p>126481433</text:p>
          </table:table-cell>
          <table:table-cell table:style-name="ce9" table:formula="of:=IFERROR(__xludf.dummyfunction(&quot;SUM(ARRAYFORMULA((ABS(FILTER($C:$C,NOT(ISBLANK($C:$C)))-IC1))*(((ABS(FILTER($C:$C,NOT(ISBLANK($C:$C)))-IC1)))+1)/2))&quot;);126235260)" office:value-type="float" office:value="126235260" calcext:value-type="float">
            <text:p>126235260</text:p>
          </table:table-cell>
          <table:table-cell table:style-name="ce9" table:formula="of:=IFERROR(__xludf.dummyfunction(&quot;SUM(ARRAYFORMULA((ABS(FILTER($C:$C,NOT(ISBLANK($C:$C)))-ID1))*(((ABS(FILTER($C:$C,NOT(ISBLANK($C:$C)))-ID1)))+1)/2))&quot;);125990088)" office:value-type="float" office:value="125990088" calcext:value-type="float">
            <text:p>125990088</text:p>
          </table:table-cell>
          <table:table-cell table:style-name="ce9" table:formula="of:=IFERROR(__xludf.dummyfunction(&quot;SUM(ARRAYFORMULA((ABS(FILTER($C:$C,NOT(ISBLANK($C:$C)))-IE1))*(((ABS(FILTER($C:$C,NOT(ISBLANK($C:$C)))-IE1)))+1)/2))&quot;);125745917)" office:value-type="float" office:value="125745917" calcext:value-type="float">
            <text:p>125745917</text:p>
          </table:table-cell>
          <table:table-cell table:style-name="ce9" table:formula="of:=IFERROR(__xludf.dummyfunction(&quot;SUM(ARRAYFORMULA((ABS(FILTER($C:$C,NOT(ISBLANK($C:$C)))-IF1))*(((ABS(FILTER($C:$C,NOT(ISBLANK($C:$C)))-IF1)))+1)/2))&quot;);125502749)" office:value-type="float" office:value="125502749" calcext:value-type="float">
            <text:p>125502749</text:p>
          </table:table-cell>
          <table:table-cell table:style-name="ce9" table:formula="of:=IFERROR(__xludf.dummyfunction(&quot;SUM(ARRAYFORMULA((ABS(FILTER($C:$C,NOT(ISBLANK($C:$C)))-IG1))*(((ABS(FILTER($C:$C,NOT(ISBLANK($C:$C)))-IG1)))+1)/2))&quot;);125260582)" office:value-type="float" office:value="125260582" calcext:value-type="float">
            <text:p>125260582</text:p>
          </table:table-cell>
          <table:table-cell table:style-name="ce9" table:formula="of:=IFERROR(__xludf.dummyfunction(&quot;SUM(ARRAYFORMULA((ABS(FILTER($C:$C,NOT(ISBLANK($C:$C)))-IH1))*(((ABS(FILTER($C:$C,NOT(ISBLANK($C:$C)))-IH1)))+1)/2))&quot;);125019416)" office:value-type="float" office:value="125019416" calcext:value-type="float">
            <text:p>125019416</text:p>
          </table:table-cell>
          <table:table-cell table:style-name="ce8" table:formula="of:=IFERROR(__xludf.dummyfunction(&quot;SUM(ARRAYFORMULA((ABS(FILTER($C:$C,NOT(ISBLANK($C:$C)))-II1))*(((ABS(FILTER($C:$C,NOT(ISBLANK($C:$C)))-II1)))+1)/2))&quot;);124779252)" office:value-type="float" office:value="124779252" calcext:value-type="float">
            <text:p>124779252</text:p>
          </table:table-cell>
          <table:table-cell table:style-name="ce8" table:formula="of:=IFERROR(__xludf.dummyfunction(&quot;SUM(ARRAYFORMULA((ABS(FILTER($C:$C,NOT(ISBLANK($C:$C)))-IJ1))*(((ABS(FILTER($C:$C,NOT(ISBLANK($C:$C)))-IJ1)))+1)/2))&quot;);124540088)" office:value-type="float" office:value="124540088" calcext:value-type="float">
            <text:p>124540088</text:p>
          </table:table-cell>
          <table:table-cell table:style-name="ce8" table:formula="of:=IFERROR(__xludf.dummyfunction(&quot;SUM(ARRAYFORMULA((ABS(FILTER($C:$C,NOT(ISBLANK($C:$C)))-IK1))*(((ABS(FILTER($C:$C,NOT(ISBLANK($C:$C)))-IK1)))+1)/2))&quot;);124301925)" office:value-type="float" office:value="124301925" calcext:value-type="float">
            <text:p>124301925</text:p>
          </table:table-cell>
          <table:table-cell table:style-name="ce8" table:formula="of:=IFERROR(__xludf.dummyfunction(&quot;SUM(ARRAYFORMULA((ABS(FILTER($C:$C,NOT(ISBLANK($C:$C)))-IL1))*(((ABS(FILTER($C:$C,NOT(ISBLANK($C:$C)))-IL1)))+1)/2))&quot;);124064763)" office:value-type="float" office:value="124064763" calcext:value-type="float">
            <text:p>124064763</text:p>
          </table:table-cell>
          <table:table-cell table:style-name="ce8" table:formula="of:=IFERROR(__xludf.dummyfunction(&quot;SUM(ARRAYFORMULA((ABS(FILTER($C:$C,NOT(ISBLANK($C:$C)))-IM1))*(((ABS(FILTER($C:$C,NOT(ISBLANK($C:$C)))-IM1)))+1)/2))&quot;);123828602)" office:value-type="float" office:value="123828602" calcext:value-type="float">
            <text:p>123828602</text:p>
          </table:table-cell>
          <table:table-cell table:style-name="ce8" table:formula="of:=IFERROR(__xludf.dummyfunction(&quot;SUM(ARRAYFORMULA((ABS(FILTER($C:$C,NOT(ISBLANK($C:$C)))-IN1))*(((ABS(FILTER($C:$C,NOT(ISBLANK($C:$C)))-IN1)))+1)/2))&quot;);123593441)" office:value-type="float" office:value="123593441" calcext:value-type="float">
            <text:p>123593441</text:p>
          </table:table-cell>
          <table:table-cell table:style-name="ce8" table:formula="of:=IFERROR(__xludf.dummyfunction(&quot;SUM(ARRAYFORMULA((ABS(FILTER($C:$C,NOT(ISBLANK($C:$C)))-IO1))*(((ABS(FILTER($C:$C,NOT(ISBLANK($C:$C)))-IO1)))+1)/2))&quot;);123359282)" office:value-type="float" office:value="123359282" calcext:value-type="float">
            <text:p>123359282</text:p>
          </table:table-cell>
          <table:table-cell table:style-name="ce8" table:formula="of:=IFERROR(__xludf.dummyfunction(&quot;SUM(ARRAYFORMULA((ABS(FILTER($C:$C,NOT(ISBLANK($C:$C)))-IP1))*(((ABS(FILTER($C:$C,NOT(ISBLANK($C:$C)))-IP1)))+1)/2))&quot;);123126123)" office:value-type="float" office:value="123126123" calcext:value-type="float">
            <text:p>123126123</text:p>
          </table:table-cell>
          <table:table-cell table:style-name="ce8" table:formula="of:=IFERROR(__xludf.dummyfunction(&quot;SUM(ARRAYFORMULA((ABS(FILTER($C:$C,NOT(ISBLANK($C:$C)))-IQ1))*(((ABS(FILTER($C:$C,NOT(ISBLANK($C:$C)))-IQ1)))+1)/2))&quot;);122893964)" office:value-type="float" office:value="122893964" calcext:value-type="float">
            <text:p>122893964</text:p>
          </table:table-cell>
          <table:table-cell table:style-name="ce8" table:formula="of:=IFERROR(__xludf.dummyfunction(&quot;SUM(ARRAYFORMULA((ABS(FILTER($C:$C,NOT(ISBLANK($C:$C)))-IR1))*(((ABS(FILTER($C:$C,NOT(ISBLANK($C:$C)))-IR1)))+1)/2))&quot;);122662806)" office:value-type="float" office:value="122662806" calcext:value-type="float">
            <text:p>122662806</text:p>
          </table:table-cell>
          <table:table-cell table:style-name="ce8" table:formula="of:=IFERROR(__xludf.dummyfunction(&quot;SUM(ARRAYFORMULA((ABS(FILTER($C:$C,NOT(ISBLANK($C:$C)))-IS1))*(((ABS(FILTER($C:$C,NOT(ISBLANK($C:$C)))-IS1)))+1)/2))&quot;);122432649)" office:value-type="float" office:value="122432649" calcext:value-type="float">
            <text:p>122432649</text:p>
          </table:table-cell>
          <table:table-cell table:style-name="ce8" table:formula="of:=IFERROR(__xludf.dummyfunction(&quot;SUM(ARRAYFORMULA((ABS(FILTER($C:$C,NOT(ISBLANK($C:$C)))-IT1))*(((ABS(FILTER($C:$C,NOT(ISBLANK($C:$C)))-IT1)))+1)/2))&quot;);122203493)" office:value-type="float" office:value="122203493" calcext:value-type="float">
            <text:p>122203493</text:p>
          </table:table-cell>
          <table:table-cell table:style-name="ce8" table:formula="of:=IFERROR(__xludf.dummyfunction(&quot;SUM(ARRAYFORMULA((ABS(FILTER($C:$C,NOT(ISBLANK($C:$C)))-IU1))*(((ABS(FILTER($C:$C,NOT(ISBLANK($C:$C)))-IU1)))+1)/2))&quot;);121975338)" office:value-type="float" office:value="121975338" calcext:value-type="float">
            <text:p>121975338</text:p>
          </table:table-cell>
          <table:table-cell table:style-name="ce8" table:formula="of:=IFERROR(__xludf.dummyfunction(&quot;SUM(ARRAYFORMULA((ABS(FILTER($C:$C,NOT(ISBLANK($C:$C)))-IV1))*(((ABS(FILTER($C:$C,NOT(ISBLANK($C:$C)))-IV1)))+1)/2))&quot;);121748184)" office:value-type="float" office:value="121748184" calcext:value-type="float">
            <text:p>121748184</text:p>
          </table:table-cell>
          <table:table-cell table:style-name="ce8" table:formula="of:=IFERROR(__xludf.dummyfunction(&quot;SUM(ARRAYFORMULA((ABS(FILTER($C:$C,NOT(ISBLANK($C:$C)))-IW1))*(((ABS(FILTER($C:$C,NOT(ISBLANK($C:$C)))-IW1)))+1)/2))&quot;);121522031)" office:value-type="float" office:value="121522031" calcext:value-type="float">
            <text:p>121522031</text:p>
          </table:table-cell>
          <table:table-cell table:style-name="ce8" table:formula="of:=IFERROR(__xludf.dummyfunction(&quot;SUM(ARRAYFORMULA((ABS(FILTER($C:$C,NOT(ISBLANK($C:$C)))-IX1))*(((ABS(FILTER($C:$C,NOT(ISBLANK($C:$C)))-IX1)))+1)/2))&quot;);121296878)" office:value-type="float" office:value="121296878" calcext:value-type="float">
            <text:p>121296878</text:p>
          </table:table-cell>
          <table:table-cell table:style-name="ce8" table:formula="of:=IFERROR(__xludf.dummyfunction(&quot;SUM(ARRAYFORMULA((ABS(FILTER($C:$C,NOT(ISBLANK($C:$C)))-IY1))*(((ABS(FILTER($C:$C,NOT(ISBLANK($C:$C)))-IY1)))+1)/2))&quot;);121072726)" office:value-type="float" office:value="121072726" calcext:value-type="float">
            <text:p>121072726</text:p>
          </table:table-cell>
          <table:table-cell table:style-name="ce9" table:formula="of:=IFERROR(__xludf.dummyfunction(&quot;SUM(ARRAYFORMULA((ABS(FILTER($C:$C,NOT(ISBLANK($C:$C)))-IZ1))*(((ABS(FILTER($C:$C,NOT(ISBLANK($C:$C)))-IZ1)))+1)/2))&quot;);120849574)" office:value-type="float" office:value="120849574" calcext:value-type="float">
            <text:p>120849574</text:p>
          </table:table-cell>
          <table:table-cell table:style-name="ce9" table:formula="of:=IFERROR(__xludf.dummyfunction(&quot;SUM(ARRAYFORMULA((ABS(FILTER($C:$C,NOT(ISBLANK($C:$C)))-JA1))*(((ABS(FILTER($C:$C,NOT(ISBLANK($C:$C)))-JA1)))+1)/2))&quot;);120627423)" office:value-type="float" office:value="120627423" calcext:value-type="float">
            <text:p>120627423</text:p>
          </table:table-cell>
          <table:table-cell table:style-name="ce9" table:formula="of:=IFERROR(__xludf.dummyfunction(&quot;SUM(ARRAYFORMULA((ABS(FILTER($C:$C,NOT(ISBLANK($C:$C)))-JB1))*(((ABS(FILTER($C:$C,NOT(ISBLANK($C:$C)))-JB1)))+1)/2))&quot;);120406276)" office:value-type="float" office:value="120406276" calcext:value-type="float">
            <text:p>120406276</text:p>
          </table:table-cell>
          <table:table-cell table:style-name="ce9" table:formula="of:=IFERROR(__xludf.dummyfunction(&quot;SUM(ARRAYFORMULA((ABS(FILTER($C:$C,NOT(ISBLANK($C:$C)))-JC1))*(((ABS(FILTER($C:$C,NOT(ISBLANK($C:$C)))-JC1)))+1)/2))&quot;);120186132)" office:value-type="float" office:value="120186132" calcext:value-type="float">
            <text:p>120186132</text:p>
          </table:table-cell>
          <table:table-cell table:style-name="ce9" table:formula="of:=IFERROR(__xludf.dummyfunction(&quot;SUM(ARRAYFORMULA((ABS(FILTER($C:$C,NOT(ISBLANK($C:$C)))-JD1))*(((ABS(FILTER($C:$C,NOT(ISBLANK($C:$C)))-JD1)))+1)/2))&quot;);119966989)" office:value-type="float" office:value="119966989" calcext:value-type="float">
            <text:p>119966989</text:p>
          </table:table-cell>
          <table:table-cell table:style-name="ce9" table:formula="of:=IFERROR(__xludf.dummyfunction(&quot;SUM(ARRAYFORMULA((ABS(FILTER($C:$C,NOT(ISBLANK($C:$C)))-JE1))*(((ABS(FILTER($C:$C,NOT(ISBLANK($C:$C)))-JE1)))+1)/2))&quot;);119748847)" office:value-type="float" office:value="119748847" calcext:value-type="float">
            <text:p>119748847</text:p>
          </table:table-cell>
          <table:table-cell table:style-name="ce9" table:formula="of:=IFERROR(__xludf.dummyfunction(&quot;SUM(ARRAYFORMULA((ABS(FILTER($C:$C,NOT(ISBLANK($C:$C)))-JF1))*(((ABS(FILTER($C:$C,NOT(ISBLANK($C:$C)))-JF1)))+1)/2))&quot;);119531706)" office:value-type="float" office:value="119531706" calcext:value-type="float">
            <text:p>119531706</text:p>
          </table:table-cell>
          <table:table-cell table:style-name="ce9" table:formula="of:=IFERROR(__xludf.dummyfunction(&quot;SUM(ARRAYFORMULA((ABS(FILTER($C:$C,NOT(ISBLANK($C:$C)))-JG1))*(((ABS(FILTER($C:$C,NOT(ISBLANK($C:$C)))-JG1)))+1)/2))&quot;);119315566)" office:value-type="float" office:value="119315566" calcext:value-type="float">
            <text:p>119315566</text:p>
          </table:table-cell>
          <table:table-cell table:style-name="ce9" table:formula="of:=IFERROR(__xludf.dummyfunction(&quot;SUM(ARRAYFORMULA((ABS(FILTER($C:$C,NOT(ISBLANK($C:$C)))-JH1))*(((ABS(FILTER($C:$C,NOT(ISBLANK($C:$C)))-JH1)))+1)/2))&quot;);119100426)" office:value-type="float" office:value="119100426" calcext:value-type="float">
            <text:p>119100426</text:p>
          </table:table-cell>
          <table:table-cell table:style-name="ce9" table:formula="of:=IFERROR(__xludf.dummyfunction(&quot;SUM(ARRAYFORMULA((ABS(FILTER($C:$C,NOT(ISBLANK($C:$C)))-JI1))*(((ABS(FILTER($C:$C,NOT(ISBLANK($C:$C)))-JI1)))+1)/2))&quot;);118886287)" office:value-type="float" office:value="118886287" calcext:value-type="float">
            <text:p>118886287</text:p>
          </table:table-cell>
          <table:table-cell table:style-name="ce9" table:formula="of:=IFERROR(__xludf.dummyfunction(&quot;SUM(ARRAYFORMULA((ABS(FILTER($C:$C,NOT(ISBLANK($C:$C)))-JJ1))*(((ABS(FILTER($C:$C,NOT(ISBLANK($C:$C)))-JJ1)))+1)/2))&quot;);118673149)" office:value-type="float" office:value="118673149" calcext:value-type="float">
            <text:p>118673149</text:p>
          </table:table-cell>
          <table:table-cell table:style-name="ce9" table:formula="of:=IFERROR(__xludf.dummyfunction(&quot;SUM(ARRAYFORMULA((ABS(FILTER($C:$C,NOT(ISBLANK($C:$C)))-JK1))*(((ABS(FILTER($C:$C,NOT(ISBLANK($C:$C)))-JK1)))+1)/2))&quot;);118461011)" office:value-type="float" office:value="118461011" calcext:value-type="float">
            <text:p>118461011</text:p>
          </table:table-cell>
          <table:table-cell table:style-name="ce9" table:formula="of:=IFERROR(__xludf.dummyfunction(&quot;SUM(ARRAYFORMULA((ABS(FILTER($C:$C,NOT(ISBLANK($C:$C)))-JL1))*(((ABS(FILTER($C:$C,NOT(ISBLANK($C:$C)))-JL1)))+1)/2))&quot;);118249873)" office:value-type="float" office:value="118249873" calcext:value-type="float">
            <text:p>118249873</text:p>
          </table:table-cell>
          <table:table-cell table:style-name="ce9" table:formula="of:=IFERROR(__xludf.dummyfunction(&quot;SUM(ARRAYFORMULA((ABS(FILTER($C:$C,NOT(ISBLANK($C:$C)))-JM1))*(((ABS(FILTER($C:$C,NOT(ISBLANK($C:$C)))-JM1)))+1)/2))&quot;);118039736)" office:value-type="float" office:value="118039736" calcext:value-type="float">
            <text:p>118039736</text:p>
          </table:table-cell>
          <table:table-cell table:style-name="ce9" table:formula="of:=IFERROR(__xludf.dummyfunction(&quot;SUM(ARRAYFORMULA((ABS(FILTER($C:$C,NOT(ISBLANK($C:$C)))-JN1))*(((ABS(FILTER($C:$C,NOT(ISBLANK($C:$C)))-JN1)))+1)/2))&quot;);117830600)" office:value-type="float" office:value="117830600" calcext:value-type="float">
            <text:p>117830600</text:p>
          </table:table-cell>
          <table:table-cell table:style-name="ce9" table:formula="of:=IFERROR(__xludf.dummyfunction(&quot;SUM(ARRAYFORMULA((ABS(FILTER($C:$C,NOT(ISBLANK($C:$C)))-JO1))*(((ABS(FILTER($C:$C,NOT(ISBLANK($C:$C)))-JO1)))+1)/2))&quot;);117622465)" office:value-type="float" office:value="117622465" calcext:value-type="float">
            <text:p>117622465</text:p>
          </table:table-cell>
          <table:table-cell table:style-name="ce9" table:formula="of:=IFERROR(__xludf.dummyfunction(&quot;SUM(ARRAYFORMULA((ABS(FILTER($C:$C,NOT(ISBLANK($C:$C)))-JP1))*(((ABS(FILTER($C:$C,NOT(ISBLANK($C:$C)))-JP1)))+1)/2))&quot;);117415331)" office:value-type="float" office:value="117415331" calcext:value-type="float">
            <text:p>117415331</text:p>
          </table:table-cell>
          <table:table-cell table:style-name="ce8" table:formula="of:=IFERROR(__xludf.dummyfunction(&quot;SUM(ARRAYFORMULA((ABS(FILTER($C:$C,NOT(ISBLANK($C:$C)))-JQ1))*(((ABS(FILTER($C:$C,NOT(ISBLANK($C:$C)))-JQ1)))+1)/2))&quot;);117209199)" office:value-type="float" office:value="117209199" calcext:value-type="float">
            <text:p>117209199</text:p>
          </table:table-cell>
          <table:table-cell table:style-name="ce8" table:formula="of:=IFERROR(__xludf.dummyfunction(&quot;SUM(ARRAYFORMULA((ABS(FILTER($C:$C,NOT(ISBLANK($C:$C)))-JR1))*(((ABS(FILTER($C:$C,NOT(ISBLANK($C:$C)))-JR1)))+1)/2))&quot;);117004068)" office:value-type="float" office:value="117004068" calcext:value-type="float">
            <text:p>117004068</text:p>
          </table:table-cell>
          <table:table-cell table:style-name="ce8" table:formula="of:=IFERROR(__xludf.dummyfunction(&quot;SUM(ARRAYFORMULA((ABS(FILTER($C:$C,NOT(ISBLANK($C:$C)))-JS1))*(((ABS(FILTER($C:$C,NOT(ISBLANK($C:$C)))-JS1)))+1)/2))&quot;);116799940)" office:value-type="float" office:value="116799940" calcext:value-type="float">
            <text:p>116799940</text:p>
          </table:table-cell>
          <table:table-cell table:style-name="ce8" table:formula="of:=IFERROR(__xludf.dummyfunction(&quot;SUM(ARRAYFORMULA((ABS(FILTER($C:$C,NOT(ISBLANK($C:$C)))-JT1))*(((ABS(FILTER($C:$C,NOT(ISBLANK($C:$C)))-JT1)))+1)/2))&quot;);116596813)" office:value-type="float" office:value="116596813" calcext:value-type="float">
            <text:p>116596813</text:p>
          </table:table-cell>
          <table:table-cell table:style-name="ce8" table:formula="of:=IFERROR(__xludf.dummyfunction(&quot;SUM(ARRAYFORMULA((ABS(FILTER($C:$C,NOT(ISBLANK($C:$C)))-JU1))*(((ABS(FILTER($C:$C,NOT(ISBLANK($C:$C)))-JU1)))+1)/2))&quot;);116394686)" office:value-type="float" office:value="116394686" calcext:value-type="float">
            <text:p>116394686</text:p>
          </table:table-cell>
          <table:table-cell table:style-name="ce8" table:formula="of:=IFERROR(__xludf.dummyfunction(&quot;SUM(ARRAYFORMULA((ABS(FILTER($C:$C,NOT(ISBLANK($C:$C)))-JV1))*(((ABS(FILTER($C:$C,NOT(ISBLANK($C:$C)))-JV1)))+1)/2))&quot;);116193561)" office:value-type="float" office:value="116193561" calcext:value-type="float">
            <text:p>116193561</text:p>
          </table:table-cell>
          <table:table-cell table:style-name="ce8" table:formula="of:=IFERROR(__xludf.dummyfunction(&quot;SUM(ARRAYFORMULA((ABS(FILTER($C:$C,NOT(ISBLANK($C:$C)))-JW1))*(((ABS(FILTER($C:$C,NOT(ISBLANK($C:$C)))-JW1)))+1)/2))&quot;);115993436)" office:value-type="float" office:value="115993436" calcext:value-type="float">
            <text:p>115993436</text:p>
          </table:table-cell>
          <table:table-cell table:style-name="ce8" table:formula="of:=IFERROR(__xludf.dummyfunction(&quot;SUM(ARRAYFORMULA((ABS(FILTER($C:$C,NOT(ISBLANK($C:$C)))-JX1))*(((ABS(FILTER($C:$C,NOT(ISBLANK($C:$C)))-JX1)))+1)/2))&quot;);115794311)" office:value-type="float" office:value="115794311" calcext:value-type="float">
            <text:p>115794311</text:p>
          </table:table-cell>
          <table:table-cell table:style-name="ce8" table:formula="of:=IFERROR(__xludf.dummyfunction(&quot;SUM(ARRAYFORMULA((ABS(FILTER($C:$C,NOT(ISBLANK($C:$C)))-JY1))*(((ABS(FILTER($C:$C,NOT(ISBLANK($C:$C)))-JY1)))+1)/2))&quot;);115596187)" office:value-type="float" office:value="115596187" calcext:value-type="float">
            <text:p>115596187</text:p>
          </table:table-cell>
          <table:table-cell table:style-name="ce8" table:formula="of:=IFERROR(__xludf.dummyfunction(&quot;SUM(ARRAYFORMULA((ABS(FILTER($C:$C,NOT(ISBLANK($C:$C)))-JZ1))*(((ABS(FILTER($C:$C,NOT(ISBLANK($C:$C)))-JZ1)))+1)/2))&quot;);115399065)" office:value-type="float" office:value="115399065" calcext:value-type="float">
            <text:p>115399065</text:p>
          </table:table-cell>
          <table:table-cell table:style-name="ce8" table:formula="of:=IFERROR(__xludf.dummyfunction(&quot;SUM(ARRAYFORMULA((ABS(FILTER($C:$C,NOT(ISBLANK($C:$C)))-KA1))*(((ABS(FILTER($C:$C,NOT(ISBLANK($C:$C)))-KA1)))+1)/2))&quot;);115202944)" office:value-type="float" office:value="115202944" calcext:value-type="float">
            <text:p>115202944</text:p>
          </table:table-cell>
          <table:table-cell table:style-name="ce8" table:formula="of:=IFERROR(__xludf.dummyfunction(&quot;SUM(ARRAYFORMULA((ABS(FILTER($C:$C,NOT(ISBLANK($C:$C)))-KB1))*(((ABS(FILTER($C:$C,NOT(ISBLANK($C:$C)))-KB1)))+1)/2))&quot;);115007823)" office:value-type="float" office:value="115007823" calcext:value-type="float">
            <text:p>115007823</text:p>
          </table:table-cell>
          <table:table-cell table:style-name="ce8" table:formula="of:=IFERROR(__xludf.dummyfunction(&quot;SUM(ARRAYFORMULA((ABS(FILTER($C:$C,NOT(ISBLANK($C:$C)))-KC1))*(((ABS(FILTER($C:$C,NOT(ISBLANK($C:$C)))-KC1)))+1)/2))&quot;);114813703)" office:value-type="float" office:value="114813703" calcext:value-type="float">
            <text:p>114813703</text:p>
          </table:table-cell>
          <table:table-cell table:style-name="ce8" table:formula="of:=IFERROR(__xludf.dummyfunction(&quot;SUM(ARRAYFORMULA((ABS(FILTER($C:$C,NOT(ISBLANK($C:$C)))-KD1))*(((ABS(FILTER($C:$C,NOT(ISBLANK($C:$C)))-KD1)))+1)/2))&quot;);114620586)" office:value-type="float" office:value="114620586" calcext:value-type="float">
            <text:p>114620586</text:p>
          </table:table-cell>
          <table:table-cell table:style-name="ce8" table:formula="of:=IFERROR(__xludf.dummyfunction(&quot;SUM(ARRAYFORMULA((ABS(FILTER($C:$C,NOT(ISBLANK($C:$C)))-KE1))*(((ABS(FILTER($C:$C,NOT(ISBLANK($C:$C)))-KE1)))+1)/2))&quot;);114428469)" office:value-type="float" office:value="114428469" calcext:value-type="float">
            <text:p>114428469</text:p>
          </table:table-cell>
          <table:table-cell table:style-name="ce8" table:formula="of:=IFERROR(__xludf.dummyfunction(&quot;SUM(ARRAYFORMULA((ABS(FILTER($C:$C,NOT(ISBLANK($C:$C)))-KF1))*(((ABS(FILTER($C:$C,NOT(ISBLANK($C:$C)))-KF1)))+1)/2))&quot;);114237352)" office:value-type="float" office:value="114237352" calcext:value-type="float">
            <text:p>114237352</text:p>
          </table:table-cell>
          <table:table-cell table:style-name="ce8" table:formula="of:=IFERROR(__xludf.dummyfunction(&quot;SUM(ARRAYFORMULA((ABS(FILTER($C:$C,NOT(ISBLANK($C:$C)))-KG1))*(((ABS(FILTER($C:$C,NOT(ISBLANK($C:$C)))-KG1)))+1)/2))&quot;);114047235)" office:value-type="float" office:value="114047235" calcext:value-type="float">
            <text:p>114047235</text:p>
          </table:table-cell>
          <table:table-cell table:style-name="ce9" table:formula="of:=IFERROR(__xludf.dummyfunction(&quot;SUM(ARRAYFORMULA((ABS(FILTER($C:$C,NOT(ISBLANK($C:$C)))-KH1))*(((ABS(FILTER($C:$C,NOT(ISBLANK($C:$C)))-KH1)))+1)/2))&quot;);113858118)" office:value-type="float" office:value="113858118" calcext:value-type="float">
            <text:p>113858118</text:p>
          </table:table-cell>
          <table:table-cell table:style-name="ce9" table:formula="of:=IFERROR(__xludf.dummyfunction(&quot;SUM(ARRAYFORMULA((ABS(FILTER($C:$C,NOT(ISBLANK($C:$C)))-KI1))*(((ABS(FILTER($C:$C,NOT(ISBLANK($C:$C)))-KI1)))+1)/2))&quot;);113670001)" office:value-type="float" office:value="113670001" calcext:value-type="float">
            <text:p>113670001</text:p>
          </table:table-cell>
          <table:table-cell table:style-name="ce9" table:formula="of:=IFERROR(__xludf.dummyfunction(&quot;SUM(ARRAYFORMULA((ABS(FILTER($C:$C,NOT(ISBLANK($C:$C)))-KJ1))*(((ABS(FILTER($C:$C,NOT(ISBLANK($C:$C)))-KJ1)))+1)/2))&quot;);113482884)" office:value-type="float" office:value="113482884" calcext:value-type="float">
            <text:p>113482884</text:p>
          </table:table-cell>
          <table:table-cell table:style-name="ce9" table:formula="of:=IFERROR(__xludf.dummyfunction(&quot;SUM(ARRAYFORMULA((ABS(FILTER($C:$C,NOT(ISBLANK($C:$C)))-KK1))*(((ABS(FILTER($C:$C,NOT(ISBLANK($C:$C)))-KK1)))+1)/2))&quot;);113296767)" office:value-type="float" office:value="113296767" calcext:value-type="float">
            <text:p>113296767</text:p>
          </table:table-cell>
          <table:table-cell table:style-name="ce9" table:formula="of:=IFERROR(__xludf.dummyfunction(&quot;SUM(ARRAYFORMULA((ABS(FILTER($C:$C,NOT(ISBLANK($C:$C)))-KL1))*(((ABS(FILTER($C:$C,NOT(ISBLANK($C:$C)))-KL1)))+1)/2))&quot;);113111652)" office:value-type="float" office:value="113111652" calcext:value-type="float">
            <text:p>113111652</text:p>
          </table:table-cell>
          <table:table-cell table:style-name="ce9" table:formula="of:=IFERROR(__xludf.dummyfunction(&quot;SUM(ARRAYFORMULA((ABS(FILTER($C:$C,NOT(ISBLANK($C:$C)))-KM1))*(((ABS(FILTER($C:$C,NOT(ISBLANK($C:$C)))-KM1)))+1)/2))&quot;);112927537)" office:value-type="float" office:value="112927537" calcext:value-type="float">
            <text:p>112927537</text:p>
          </table:table-cell>
          <table:table-cell table:style-name="ce9" table:formula="of:=IFERROR(__xludf.dummyfunction(&quot;SUM(ARRAYFORMULA((ABS(FILTER($C:$C,NOT(ISBLANK($C:$C)))-KN1))*(((ABS(FILTER($C:$C,NOT(ISBLANK($C:$C)))-KN1)))+1)/2))&quot;);112744426)" office:value-type="float" office:value="112744426" calcext:value-type="float">
            <text:p>112744426</text:p>
          </table:table-cell>
          <table:table-cell table:style-name="ce9" table:formula="of:=IFERROR(__xludf.dummyfunction(&quot;SUM(ARRAYFORMULA((ABS(FILTER($C:$C,NOT(ISBLANK($C:$C)))-KO1))*(((ABS(FILTER($C:$C,NOT(ISBLANK($C:$C)))-KO1)))+1)/2))&quot;);112562317)" office:value-type="float" office:value="112562317" calcext:value-type="float">
            <text:p>112562317</text:p>
          </table:table-cell>
          <table:table-cell table:style-name="ce9" table:formula="of:=IFERROR(__xludf.dummyfunction(&quot;SUM(ARRAYFORMULA((ABS(FILTER($C:$C,NOT(ISBLANK($C:$C)))-KP1))*(((ABS(FILTER($C:$C,NOT(ISBLANK($C:$C)))-KP1)))+1)/2))&quot;);112381209)" office:value-type="float" office:value="112381209" calcext:value-type="float">
            <text:p>112381209</text:p>
          </table:table-cell>
          <table:table-cell table:style-name="ce9" table:formula="of:=IFERROR(__xludf.dummyfunction(&quot;SUM(ARRAYFORMULA((ABS(FILTER($C:$C,NOT(ISBLANK($C:$C)))-KQ1))*(((ABS(FILTER($C:$C,NOT(ISBLANK($C:$C)))-KQ1)))+1)/2))&quot;);112201103)" office:value-type="float" office:value="112201103" calcext:value-type="float">
            <text:p>112201103</text:p>
          </table:table-cell>
          <table:table-cell table:style-name="ce9" table:formula="of:=IFERROR(__xludf.dummyfunction(&quot;SUM(ARRAYFORMULA((ABS(FILTER($C:$C,NOT(ISBLANK($C:$C)))-KR1))*(((ABS(FILTER($C:$C,NOT(ISBLANK($C:$C)))-KR1)))+1)/2))&quot;);112021997)" office:value-type="float" office:value="112021997" calcext:value-type="float">
            <text:p>112021997</text:p>
          </table:table-cell>
          <table:table-cell table:style-name="ce9" table:formula="of:=IFERROR(__xludf.dummyfunction(&quot;SUM(ARRAYFORMULA((ABS(FILTER($C:$C,NOT(ISBLANK($C:$C)))-KS1))*(((ABS(FILTER($C:$C,NOT(ISBLANK($C:$C)))-KS1)))+1)/2))&quot;);111843892)" office:value-type="float" office:value="111843892" calcext:value-type="float">
            <text:p>111843892</text:p>
          </table:table-cell>
          <table:table-cell table:style-name="ce9" table:formula="of:=IFERROR(__xludf.dummyfunction(&quot;SUM(ARRAYFORMULA((ABS(FILTER($C:$C,NOT(ISBLANK($C:$C)))-KT1))*(((ABS(FILTER($C:$C,NOT(ISBLANK($C:$C)))-KT1)))+1)/2))&quot;);111666789)" office:value-type="float" office:value="111666789" calcext:value-type="float">
            <text:p>111666789</text:p>
          </table:table-cell>
          <table:table-cell table:style-name="ce9" table:formula="of:=IFERROR(__xludf.dummyfunction(&quot;SUM(ARRAYFORMULA((ABS(FILTER($C:$C,NOT(ISBLANK($C:$C)))-KU1))*(((ABS(FILTER($C:$C,NOT(ISBLANK($C:$C)))-KU1)))+1)/2))&quot;);111490687)" office:value-type="float" office:value="111490687" calcext:value-type="float">
            <text:p>111490687</text:p>
          </table:table-cell>
          <table:table-cell table:style-name="ce9" table:formula="of:=IFERROR(__xludf.dummyfunction(&quot;SUM(ARRAYFORMULA((ABS(FILTER($C:$C,NOT(ISBLANK($C:$C)))-KV1))*(((ABS(FILTER($C:$C,NOT(ISBLANK($C:$C)))-KV1)))+1)/2))&quot;);111315585)" office:value-type="float" office:value="111315585" calcext:value-type="float">
            <text:p>111315585</text:p>
          </table:table-cell>
          <table:table-cell table:style-name="ce9" table:formula="of:=IFERROR(__xludf.dummyfunction(&quot;SUM(ARRAYFORMULA((ABS(FILTER($C:$C,NOT(ISBLANK($C:$C)))-KW1))*(((ABS(FILTER($C:$C,NOT(ISBLANK($C:$C)))-KW1)))+1)/2))&quot;);111141487)" office:value-type="float" office:value="111141487" calcext:value-type="float">
            <text:p>111141487</text:p>
          </table:table-cell>
          <table:table-cell table:style-name="ce9" table:formula="of:=IFERROR(__xludf.dummyfunction(&quot;SUM(ARRAYFORMULA((ABS(FILTER($C:$C,NOT(ISBLANK($C:$C)))-KX1))*(((ABS(FILTER($C:$C,NOT(ISBLANK($C:$C)))-KX1)))+1)/2))&quot;);110968390)" office:value-type="float" office:value="110968390" calcext:value-type="float">
            <text:p>110968390</text:p>
          </table:table-cell>
          <table:table-cell table:style-name="ce8" table:formula="of:=IFERROR(__xludf.dummyfunction(&quot;SUM(ARRAYFORMULA((ABS(FILTER($C:$C,NOT(ISBLANK($C:$C)))-KY1))*(((ABS(FILTER($C:$C,NOT(ISBLANK($C:$C)))-KY1)))+1)/2))&quot;);110796293)" office:value-type="float" office:value="110796293" calcext:value-type="float">
            <text:p>110796293</text:p>
          </table:table-cell>
          <table:table-cell table:style-name="ce8" table:formula="of:=IFERROR(__xludf.dummyfunction(&quot;SUM(ARRAYFORMULA((ABS(FILTER($C:$C,NOT(ISBLANK($C:$C)))-KZ1))*(((ABS(FILTER($C:$C,NOT(ISBLANK($C:$C)))-KZ1)))+1)/2))&quot;);110625197)" office:value-type="float" office:value="110625197" calcext:value-type="float">
            <text:p>110625197</text:p>
          </table:table-cell>
          <table:table-cell table:style-name="ce8" table:formula="of:=IFERROR(__xludf.dummyfunction(&quot;SUM(ARRAYFORMULA((ABS(FILTER($C:$C,NOT(ISBLANK($C:$C)))-LA1))*(((ABS(FILTER($C:$C,NOT(ISBLANK($C:$C)))-LA1)))+1)/2))&quot;);110455102)" office:value-type="float" office:value="110455102" calcext:value-type="float">
            <text:p>110455102</text:p>
          </table:table-cell>
          <table:table-cell table:style-name="ce8" table:formula="of:=IFERROR(__xludf.dummyfunction(&quot;SUM(ARRAYFORMULA((ABS(FILTER($C:$C,NOT(ISBLANK($C:$C)))-LB1))*(((ABS(FILTER($C:$C,NOT(ISBLANK($C:$C)))-LB1)))+1)/2))&quot;);110286008)" office:value-type="float" office:value="110286008" calcext:value-type="float">
            <text:p>110286008</text:p>
          </table:table-cell>
          <table:table-cell table:style-name="ce8" table:formula="of:=IFERROR(__xludf.dummyfunction(&quot;SUM(ARRAYFORMULA((ABS(FILTER($C:$C,NOT(ISBLANK($C:$C)))-LC1))*(((ABS(FILTER($C:$C,NOT(ISBLANK($C:$C)))-LC1)))+1)/2))&quot;);110117915)" office:value-type="float" office:value="110117915" calcext:value-type="float">
            <text:p>110117915</text:p>
          </table:table-cell>
          <table:table-cell table:style-name="ce8" table:formula="of:=IFERROR(__xludf.dummyfunction(&quot;SUM(ARRAYFORMULA((ABS(FILTER($C:$C,NOT(ISBLANK($C:$C)))-LD1))*(((ABS(FILTER($C:$C,NOT(ISBLANK($C:$C)))-LD1)))+1)/2))&quot;);109950823)" office:value-type="float" office:value="109950823" calcext:value-type="float">
            <text:p>109950823</text:p>
          </table:table-cell>
          <table:table-cell table:style-name="ce8" table:formula="of:=IFERROR(__xludf.dummyfunction(&quot;SUM(ARRAYFORMULA((ABS(FILTER($C:$C,NOT(ISBLANK($C:$C)))-LE1))*(((ABS(FILTER($C:$C,NOT(ISBLANK($C:$C)))-LE1)))+1)/2))&quot;);109784731)" office:value-type="float" office:value="109784731" calcext:value-type="float">
            <text:p>109784731</text:p>
          </table:table-cell>
          <table:table-cell table:style-name="ce8" table:formula="of:=IFERROR(__xludf.dummyfunction(&quot;SUM(ARRAYFORMULA((ABS(FILTER($C:$C,NOT(ISBLANK($C:$C)))-LF1))*(((ABS(FILTER($C:$C,NOT(ISBLANK($C:$C)))-LF1)))+1)/2))&quot;);109619639)" office:value-type="float" office:value="109619639" calcext:value-type="float">
            <text:p>109619639</text:p>
          </table:table-cell>
          <table:table-cell table:style-name="ce8" table:formula="of:=IFERROR(__xludf.dummyfunction(&quot;SUM(ARRAYFORMULA((ABS(FILTER($C:$C,NOT(ISBLANK($C:$C)))-LG1))*(((ABS(FILTER($C:$C,NOT(ISBLANK($C:$C)))-LG1)))+1)/2))&quot;);109455547)" office:value-type="float" office:value="109455547" calcext:value-type="float">
            <text:p>109455547</text:p>
          </table:table-cell>
          <table:table-cell table:style-name="ce8" table:formula="of:=IFERROR(__xludf.dummyfunction(&quot;SUM(ARRAYFORMULA((ABS(FILTER($C:$C,NOT(ISBLANK($C:$C)))-LH1))*(((ABS(FILTER($C:$C,NOT(ISBLANK($C:$C)))-LH1)))+1)/2))&quot;);109292456)" office:value-type="float" office:value="109292456" calcext:value-type="float">
            <text:p>109292456</text:p>
          </table:table-cell>
          <table:table-cell table:style-name="ce8" table:formula="of:=IFERROR(__xludf.dummyfunction(&quot;SUM(ARRAYFORMULA((ABS(FILTER($C:$C,NOT(ISBLANK($C:$C)))-LI1))*(((ABS(FILTER($C:$C,NOT(ISBLANK($C:$C)))-LI1)))+1)/2))&quot;);109130367)" office:value-type="float" office:value="109130367" calcext:value-type="float">
            <text:p>109130367</text:p>
          </table:table-cell>
          <table:table-cell table:style-name="ce8" table:formula="of:=IFERROR(__xludf.dummyfunction(&quot;SUM(ARRAYFORMULA((ABS(FILTER($C:$C,NOT(ISBLANK($C:$C)))-LJ1))*(((ABS(FILTER($C:$C,NOT(ISBLANK($C:$C)))-LJ1)))+1)/2))&quot;);108969282)" office:value-type="float" office:value="108969282" calcext:value-type="float">
            <text:p>108969282</text:p>
          </table:table-cell>
          <table:table-cell table:style-name="ce8" table:formula="of:=IFERROR(__xludf.dummyfunction(&quot;SUM(ARRAYFORMULA((ABS(FILTER($C:$C,NOT(ISBLANK($C:$C)))-LK1))*(((ABS(FILTER($C:$C,NOT(ISBLANK($C:$C)))-LK1)))+1)/2))&quot;);108809197)" office:value-type="float" office:value="108809197" calcext:value-type="float">
            <text:p>108809197</text:p>
          </table:table-cell>
          <table:table-cell table:style-name="ce8" table:formula="of:=IFERROR(__xludf.dummyfunction(&quot;SUM(ARRAYFORMULA((ABS(FILTER($C:$C,NOT(ISBLANK($C:$C)))-LL1))*(((ABS(FILTER($C:$C,NOT(ISBLANK($C:$C)))-LL1)))+1)/2))&quot;);108650113)" office:value-type="float" office:value="108650113" calcext:value-type="float">
            <text:p>108650113</text:p>
          </table:table-cell>
          <table:table-cell table:style-name="ce8" table:formula="of:=IFERROR(__xludf.dummyfunction(&quot;SUM(ARRAYFORMULA((ABS(FILTER($C:$C,NOT(ISBLANK($C:$C)))-LM1))*(((ABS(FILTER($C:$C,NOT(ISBLANK($C:$C)))-LM1)))+1)/2))&quot;);108492031)" office:value-type="float" office:value="108492031" calcext:value-type="float">
            <text:p>108492031</text:p>
          </table:table-cell>
          <table:table-cell table:style-name="ce8" table:formula="of:=IFERROR(__xludf.dummyfunction(&quot;SUM(ARRAYFORMULA((ABS(FILTER($C:$C,NOT(ISBLANK($C:$C)))-LN1))*(((ABS(FILTER($C:$C,NOT(ISBLANK($C:$C)))-LN1)))+1)/2))&quot;);108334949)" office:value-type="float" office:value="108334949" calcext:value-type="float">
            <text:p>108334949</text:p>
          </table:table-cell>
          <table:table-cell table:style-name="ce8" table:formula="of:=IFERROR(__xludf.dummyfunction(&quot;SUM(ARRAYFORMULA((ABS(FILTER($C:$C,NOT(ISBLANK($C:$C)))-LO1))*(((ABS(FILTER($C:$C,NOT(ISBLANK($C:$C)))-LO1)))+1)/2))&quot;);108178867)" office:value-type="float" office:value="108178867" calcext:value-type="float">
            <text:p>108178867</text:p>
          </table:table-cell>
          <table:table-cell table:style-name="ce9" table:formula="of:=IFERROR(__xludf.dummyfunction(&quot;SUM(ARRAYFORMULA((ABS(FILTER($C:$C,NOT(ISBLANK($C:$C)))-LP1))*(((ABS(FILTER($C:$C,NOT(ISBLANK($C:$C)))-LP1)))+1)/2))&quot;);108023785)" office:value-type="float" office:value="108023785" calcext:value-type="float">
            <text:p>108023785</text:p>
          </table:table-cell>
          <table:table-cell table:style-name="ce9" table:formula="of:=IFERROR(__xludf.dummyfunction(&quot;SUM(ARRAYFORMULA((ABS(FILTER($C:$C,NOT(ISBLANK($C:$C)))-LQ1))*(((ABS(FILTER($C:$C,NOT(ISBLANK($C:$C)))-LQ1)))+1)/2))&quot;);107869703)" office:value-type="float" office:value="107869703" calcext:value-type="float">
            <text:p>107869703</text:p>
          </table:table-cell>
          <table:table-cell table:style-name="ce9" table:formula="of:=IFERROR(__xludf.dummyfunction(&quot;SUM(ARRAYFORMULA((ABS(FILTER($C:$C,NOT(ISBLANK($C:$C)))-LR1))*(((ABS(FILTER($C:$C,NOT(ISBLANK($C:$C)))-LR1)))+1)/2))&quot;);107716621)" office:value-type="float" office:value="107716621" calcext:value-type="float">
            <text:p>107716621</text:p>
          </table:table-cell>
          <table:table-cell table:style-name="ce9" table:formula="of:=IFERROR(__xludf.dummyfunction(&quot;SUM(ARRAYFORMULA((ABS(FILTER($C:$C,NOT(ISBLANK($C:$C)))-LS1))*(((ABS(FILTER($C:$C,NOT(ISBLANK($C:$C)))-LS1)))+1)/2))&quot;);107564540)" office:value-type="float" office:value="107564540" calcext:value-type="float">
            <text:p>107564540</text:p>
          </table:table-cell>
          <table:table-cell table:style-name="ce9" table:formula="of:=IFERROR(__xludf.dummyfunction(&quot;SUM(ARRAYFORMULA((ABS(FILTER($C:$C,NOT(ISBLANK($C:$C)))-LT1))*(((ABS(FILTER($C:$C,NOT(ISBLANK($C:$C)))-LT1)))+1)/2))&quot;);107413459)" office:value-type="float" office:value="107413459" calcext:value-type="float">
            <text:p>107413459</text:p>
          </table:table-cell>
          <table:table-cell table:style-name="ce9" table:formula="of:=IFERROR(__xludf.dummyfunction(&quot;SUM(ARRAYFORMULA((ABS(FILTER($C:$C,NOT(ISBLANK($C:$C)))-LU1))*(((ABS(FILTER($C:$C,NOT(ISBLANK($C:$C)))-LU1)))+1)/2))&quot;);107263378)" office:value-type="float" office:value="107263378" calcext:value-type="float">
            <text:p>107263378</text:p>
          </table:table-cell>
          <table:table-cell table:style-name="ce9" table:formula="of:=IFERROR(__xludf.dummyfunction(&quot;SUM(ARRAYFORMULA((ABS(FILTER($C:$C,NOT(ISBLANK($C:$C)))-LV1))*(((ABS(FILTER($C:$C,NOT(ISBLANK($C:$C)))-LV1)))+1)/2))&quot;);107114299)" office:value-type="float" office:value="107114299" calcext:value-type="float">
            <text:p>107114299</text:p>
          </table:table-cell>
          <table:table-cell table:style-name="ce9" table:formula="of:=IFERROR(__xludf.dummyfunction(&quot;SUM(ARRAYFORMULA((ABS(FILTER($C:$C,NOT(ISBLANK($C:$C)))-LW1))*(((ABS(FILTER($C:$C,NOT(ISBLANK($C:$C)))-LW1)))+1)/2))&quot;);106966220)" office:value-type="float" office:value="106966220" calcext:value-type="float">
            <text:p>106966220</text:p>
          </table:table-cell>
          <table:table-cell table:style-name="ce9" table:formula="of:=IFERROR(__xludf.dummyfunction(&quot;SUM(ARRAYFORMULA((ABS(FILTER($C:$C,NOT(ISBLANK($C:$C)))-LX1))*(((ABS(FILTER($C:$C,NOT(ISBLANK($C:$C)))-LX1)))+1)/2))&quot;);106819142)" office:value-type="float" office:value="106819142" calcext:value-type="float">
            <text:p>106819142</text:p>
          </table:table-cell>
          <table:table-cell table:style-name="ce9" table:formula="of:=IFERROR(__xludf.dummyfunction(&quot;SUM(ARRAYFORMULA((ABS(FILTER($C:$C,NOT(ISBLANK($C:$C)))-LY1))*(((ABS(FILTER($C:$C,NOT(ISBLANK($C:$C)))-LY1)))+1)/2))&quot;);106673065)" office:value-type="float" office:value="106673065" calcext:value-type="float">
            <text:p>106673065</text:p>
          </table:table-cell>
          <table:table-cell table:style-name="ce9" table:formula="of:=IFERROR(__xludf.dummyfunction(&quot;SUM(ARRAYFORMULA((ABS(FILTER($C:$C,NOT(ISBLANK($C:$C)))-LZ1))*(((ABS(FILTER($C:$C,NOT(ISBLANK($C:$C)))-LZ1)))+1)/2))&quot;);106527990)" office:value-type="float" office:value="106527990" calcext:value-type="float">
            <text:p>106527990</text:p>
          </table:table-cell>
          <table:table-cell table:style-name="ce9" table:formula="of:=IFERROR(__xludf.dummyfunction(&quot;SUM(ARRAYFORMULA((ABS(FILTER($C:$C,NOT(ISBLANK($C:$C)))-MA1))*(((ABS(FILTER($C:$C,NOT(ISBLANK($C:$C)))-MA1)))+1)/2))&quot;);106383916)" office:value-type="float" office:value="106383916" calcext:value-type="float">
            <text:p>106383916</text:p>
          </table:table-cell>
          <table:table-cell table:style-name="ce9" table:formula="of:=IFERROR(__xludf.dummyfunction(&quot;SUM(ARRAYFORMULA((ABS(FILTER($C:$C,NOT(ISBLANK($C:$C)))-MB1))*(((ABS(FILTER($C:$C,NOT(ISBLANK($C:$C)))-MB1)))+1)/2))&quot;);106240842)" office:value-type="float" office:value="106240842" calcext:value-type="float">
            <text:p>106240842</text:p>
          </table:table-cell>
          <table:table-cell table:style-name="ce9" table:formula="of:=IFERROR(__xludf.dummyfunction(&quot;SUM(ARRAYFORMULA((ABS(FILTER($C:$C,NOT(ISBLANK($C:$C)))-MC1))*(((ABS(FILTER($C:$C,NOT(ISBLANK($C:$C)))-MC1)))+1)/2))&quot;);106098769)" office:value-type="float" office:value="106098769" calcext:value-type="float">
            <text:p>106098769</text:p>
          </table:table-cell>
          <table:table-cell table:style-name="ce9" table:formula="of:=IFERROR(__xludf.dummyfunction(&quot;SUM(ARRAYFORMULA((ABS(FILTER($C:$C,NOT(ISBLANK($C:$C)))-MD1))*(((ABS(FILTER($C:$C,NOT(ISBLANK($C:$C)))-MD1)))+1)/2))&quot;);105957697)" office:value-type="float" office:value="105957697" calcext:value-type="float">
            <text:p>105957697</text:p>
          </table:table-cell>
          <table:table-cell table:style-name="ce9" table:formula="of:=IFERROR(__xludf.dummyfunction(&quot;SUM(ARRAYFORMULA((ABS(FILTER($C:$C,NOT(ISBLANK($C:$C)))-ME1))*(((ABS(FILTER($C:$C,NOT(ISBLANK($C:$C)))-ME1)))+1)/2))&quot;);105817627)" office:value-type="float" office:value="105817627" calcext:value-type="float">
            <text:p>105817627</text:p>
          </table:table-cell>
          <table:table-cell table:style-name="ce9" table:formula="of:=IFERROR(__xludf.dummyfunction(&quot;SUM(ARRAYFORMULA((ABS(FILTER($C:$C,NOT(ISBLANK($C:$C)))-MF1))*(((ABS(FILTER($C:$C,NOT(ISBLANK($C:$C)))-MF1)))+1)/2))&quot;);105678560)" office:value-type="float" office:value="105678560" calcext:value-type="float">
            <text:p>105678560</text:p>
          </table:table-cell>
          <table:table-cell table:style-name="ce8" table:formula="of:=IFERROR(__xludf.dummyfunction(&quot;SUM(ARRAYFORMULA((ABS(FILTER($C:$C,NOT(ISBLANK($C:$C)))-MG1))*(((ABS(FILTER($C:$C,NOT(ISBLANK($C:$C)))-MG1)))+1)/2))&quot;);105540493)" office:value-type="float" office:value="105540493" calcext:value-type="float">
            <text:p>105540493</text:p>
          </table:table-cell>
          <table:table-cell table:style-name="ce8" table:formula="of:=IFERROR(__xludf.dummyfunction(&quot;SUM(ARRAYFORMULA((ABS(FILTER($C:$C,NOT(ISBLANK($C:$C)))-MH1))*(((ABS(FILTER($C:$C,NOT(ISBLANK($C:$C)))-MH1)))+1)/2))&quot;);105403426)" office:value-type="float" office:value="105403426" calcext:value-type="float">
            <text:p>105403426</text:p>
          </table:table-cell>
          <table:table-cell table:style-name="ce8" table:formula="of:=IFERROR(__xludf.dummyfunction(&quot;SUM(ARRAYFORMULA((ABS(FILTER($C:$C,NOT(ISBLANK($C:$C)))-MI1))*(((ABS(FILTER($C:$C,NOT(ISBLANK($C:$C)))-MI1)))+1)/2))&quot;);105267360)" office:value-type="float" office:value="105267360" calcext:value-type="float">
            <text:p>105267360</text:p>
          </table:table-cell>
          <table:table-cell table:style-name="ce8" table:formula="of:=IFERROR(__xludf.dummyfunction(&quot;SUM(ARRAYFORMULA((ABS(FILTER($C:$C,NOT(ISBLANK($C:$C)))-MJ1))*(((ABS(FILTER($C:$C,NOT(ISBLANK($C:$C)))-MJ1)))+1)/2))&quot;);105132295)" office:value-type="float" office:value="105132295" calcext:value-type="float">
            <text:p>105132295</text:p>
          </table:table-cell>
          <table:table-cell table:style-name="ce8" table:formula="of:=IFERROR(__xludf.dummyfunction(&quot;SUM(ARRAYFORMULA((ABS(FILTER($C:$C,NOT(ISBLANK($C:$C)))-MK1))*(((ABS(FILTER($C:$C,NOT(ISBLANK($C:$C)))-MK1)))+1)/2))&quot;);104998231)" office:value-type="float" office:value="104998231" calcext:value-type="float">
            <text:p>104998231</text:p>
          </table:table-cell>
          <table:table-cell table:style-name="ce8" table:formula="of:=IFERROR(__xludf.dummyfunction(&quot;SUM(ARRAYFORMULA((ABS(FILTER($C:$C,NOT(ISBLANK($C:$C)))-ML1))*(((ABS(FILTER($C:$C,NOT(ISBLANK($C:$C)))-ML1)))+1)/2))&quot;);104865168)" office:value-type="float" office:value="104865168" calcext:value-type="float">
            <text:p>104865168</text:p>
          </table:table-cell>
          <table:table-cell table:style-name="ce8" table:formula="of:=IFERROR(__xludf.dummyfunction(&quot;SUM(ARRAYFORMULA((ABS(FILTER($C:$C,NOT(ISBLANK($C:$C)))-MM1))*(((ABS(FILTER($C:$C,NOT(ISBLANK($C:$C)))-MM1)))+1)/2))&quot;);104733106)" office:value-type="float" office:value="104733106" calcext:value-type="float">
            <text:p>104733106</text:p>
          </table:table-cell>
          <table:table-cell table:style-name="ce8" table:formula="of:=IFERROR(__xludf.dummyfunction(&quot;SUM(ARRAYFORMULA((ABS(FILTER($C:$C,NOT(ISBLANK($C:$C)))-MN1))*(((ABS(FILTER($C:$C,NOT(ISBLANK($C:$C)))-MN1)))+1)/2))&quot;);104602045)" office:value-type="float" office:value="104602045" calcext:value-type="float">
            <text:p>104602045</text:p>
          </table:table-cell>
          <table:table-cell table:style-name="ce8" table:formula="of:=IFERROR(__xludf.dummyfunction(&quot;SUM(ARRAYFORMULA((ABS(FILTER($C:$C,NOT(ISBLANK($C:$C)))-MO1))*(((ABS(FILTER($C:$C,NOT(ISBLANK($C:$C)))-MO1)))+1)/2))&quot;);104471986)" office:value-type="float" office:value="104471986" calcext:value-type="float">
            <text:p>104471986</text:p>
          </table:table-cell>
          <table:table-cell table:style-name="ce8" table:formula="of:=IFERROR(__xludf.dummyfunction(&quot;SUM(ARRAYFORMULA((ABS(FILTER($C:$C,NOT(ISBLANK($C:$C)))-MP1))*(((ABS(FILTER($C:$C,NOT(ISBLANK($C:$C)))-MP1)))+1)/2))&quot;);104342929)" office:value-type="float" office:value="104342929" calcext:value-type="float">
            <text:p>104342929</text:p>
          </table:table-cell>
          <table:table-cell table:style-name="ce8" table:formula="of:=IFERROR(__xludf.dummyfunction(&quot;SUM(ARRAYFORMULA((ABS(FILTER($C:$C,NOT(ISBLANK($C:$C)))-MQ1))*(((ABS(FILTER($C:$C,NOT(ISBLANK($C:$C)))-MQ1)))+1)/2))&quot;);104214877)" office:value-type="float" office:value="104214877" calcext:value-type="float">
            <text:p>104214877</text:p>
          </table:table-cell>
          <table:table-cell table:style-name="ce8" table:formula="of:=IFERROR(__xludf.dummyfunction(&quot;SUM(ARRAYFORMULA((ABS(FILTER($C:$C,NOT(ISBLANK($C:$C)))-MR1))*(((ABS(FILTER($C:$C,NOT(ISBLANK($C:$C)))-MR1)))+1)/2))&quot;);104087825)" office:value-type="float" office:value="104087825" calcext:value-type="float">
            <text:p>104087825</text:p>
          </table:table-cell>
          <table:table-cell table:style-name="ce8" table:formula="of:=IFERROR(__xludf.dummyfunction(&quot;SUM(ARRAYFORMULA((ABS(FILTER($C:$C,NOT(ISBLANK($C:$C)))-MS1))*(((ABS(FILTER($C:$C,NOT(ISBLANK($C:$C)))-MS1)))+1)/2))&quot;);103961773)" office:value-type="float" office:value="103961773" calcext:value-type="float">
            <text:p>103961773</text:p>
          </table:table-cell>
          <table:table-cell table:style-name="ce8" table:formula="of:=IFERROR(__xludf.dummyfunction(&quot;SUM(ARRAYFORMULA((ABS(FILTER($C:$C,NOT(ISBLANK($C:$C)))-MT1))*(((ABS(FILTER($C:$C,NOT(ISBLANK($C:$C)))-MT1)))+1)/2))&quot;);103836721)" office:value-type="float" office:value="103836721" calcext:value-type="float">
            <text:p>103836721</text:p>
          </table:table-cell>
          <table:table-cell table:style-name="ce8" table:formula="of:=IFERROR(__xludf.dummyfunction(&quot;SUM(ARRAYFORMULA((ABS(FILTER($C:$C,NOT(ISBLANK($C:$C)))-MU1))*(((ABS(FILTER($C:$C,NOT(ISBLANK($C:$C)))-MU1)))+1)/2))&quot;);103712670)" office:value-type="float" office:value="103712670" calcext:value-type="float">
            <text:p>103712670</text:p>
          </table:table-cell>
          <table:table-cell table:style-name="ce8" table:formula="of:=IFERROR(__xludf.dummyfunction(&quot;SUM(ARRAYFORMULA((ABS(FILTER($C:$C,NOT(ISBLANK($C:$C)))-MV1))*(((ABS(FILTER($C:$C,NOT(ISBLANK($C:$C)))-MV1)))+1)/2))&quot;);103589620)" office:value-type="float" office:value="103589620" calcext:value-type="float">
            <text:p>103589620</text:p>
          </table:table-cell>
          <table:table-cell table:style-name="ce8" table:formula="of:=IFERROR(__xludf.dummyfunction(&quot;SUM(ARRAYFORMULA((ABS(FILTER($C:$C,NOT(ISBLANK($C:$C)))-MW1))*(((ABS(FILTER($C:$C,NOT(ISBLANK($C:$C)))-MW1)))+1)/2))&quot;);103467570)" office:value-type="float" office:value="103467570" calcext:value-type="float">
            <text:p>103467570</text:p>
          </table:table-cell>
          <table:table-cell table:style-name="ce9" table:formula="of:=IFERROR(__xludf.dummyfunction(&quot;SUM(ARRAYFORMULA((ABS(FILTER($C:$C,NOT(ISBLANK($C:$C)))-MX1))*(((ABS(FILTER($C:$C,NOT(ISBLANK($C:$C)))-MX1)))+1)/2))&quot;);103346521)" office:value-type="float" office:value="103346521" calcext:value-type="float">
            <text:p>103346521</text:p>
          </table:table-cell>
          <table:table-cell table:style-name="ce9" table:formula="of:=IFERROR(__xludf.dummyfunction(&quot;SUM(ARRAYFORMULA((ABS(FILTER($C:$C,NOT(ISBLANK($C:$C)))-MY1))*(((ABS(FILTER($C:$C,NOT(ISBLANK($C:$C)))-MY1)))+1)/2))&quot;);103226474)" office:value-type="float" office:value="103226474" calcext:value-type="float">
            <text:p>103226474</text:p>
          </table:table-cell>
          <table:table-cell table:style-name="ce9" table:formula="of:=IFERROR(__xludf.dummyfunction(&quot;SUM(ARRAYFORMULA((ABS(FILTER($C:$C,NOT(ISBLANK($C:$C)))-MZ1))*(((ABS(FILTER($C:$C,NOT(ISBLANK($C:$C)))-MZ1)))+1)/2))&quot;);103107427)" office:value-type="float" office:value="103107427" calcext:value-type="float">
            <text:p>103107427</text:p>
          </table:table-cell>
          <table:table-cell table:style-name="ce9" table:formula="of:=IFERROR(__xludf.dummyfunction(&quot;SUM(ARRAYFORMULA((ABS(FILTER($C:$C,NOT(ISBLANK($C:$C)))-NA1))*(((ABS(FILTER($C:$C,NOT(ISBLANK($C:$C)))-NA1)))+1)/2))&quot;);102989380)" office:value-type="float" office:value="102989380" calcext:value-type="float">
            <text:p>102989380</text:p>
          </table:table-cell>
          <table:table-cell table:style-name="ce9" table:formula="of:=IFERROR(__xludf.dummyfunction(&quot;SUM(ARRAYFORMULA((ABS(FILTER($C:$C,NOT(ISBLANK($C:$C)))-NB1))*(((ABS(FILTER($C:$C,NOT(ISBLANK($C:$C)))-NB1)))+1)/2))&quot;);102872333)" office:value-type="float" office:value="102872333" calcext:value-type="float">
            <text:p>102872333</text:p>
          </table:table-cell>
          <table:table-cell table:style-name="ce9" table:formula="of:=IFERROR(__xludf.dummyfunction(&quot;SUM(ARRAYFORMULA((ABS(FILTER($C:$C,NOT(ISBLANK($C:$C)))-NC1))*(((ABS(FILTER($C:$C,NOT(ISBLANK($C:$C)))-NC1)))+1)/2))&quot;);102756286)" office:value-type="float" office:value="102756286" calcext:value-type="float">
            <text:p>102756286</text:p>
          </table:table-cell>
          <table:table-cell table:style-name="ce9" table:formula="of:=IFERROR(__xludf.dummyfunction(&quot;SUM(ARRAYFORMULA((ABS(FILTER($C:$C,NOT(ISBLANK($C:$C)))-ND1))*(((ABS(FILTER($C:$C,NOT(ISBLANK($C:$C)))-ND1)))+1)/2))&quot;);102641239)" office:value-type="float" office:value="102641239" calcext:value-type="float">
            <text:p>102641239</text:p>
          </table:table-cell>
          <table:table-cell table:style-name="ce9" table:formula="of:=IFERROR(__xludf.dummyfunction(&quot;SUM(ARRAYFORMULA((ABS(FILTER($C:$C,NOT(ISBLANK($C:$C)))-NE1))*(((ABS(FILTER($C:$C,NOT(ISBLANK($C:$C)))-NE1)))+1)/2))&quot;);102527194)" office:value-type="float" office:value="102527194" calcext:value-type="float">
            <text:p>102527194</text:p>
          </table:table-cell>
          <table:table-cell table:style-name="ce9" table:formula="of:=IFERROR(__xludf.dummyfunction(&quot;SUM(ARRAYFORMULA((ABS(FILTER($C:$C,NOT(ISBLANK($C:$C)))-NF1))*(((ABS(FILTER($C:$C,NOT(ISBLANK($C:$C)))-NF1)))+1)/2))&quot;);102414149)" office:value-type="float" office:value="102414149" calcext:value-type="float">
            <text:p>102414149</text:p>
          </table:table-cell>
          <table:table-cell table:style-name="ce9" table:formula="of:=IFERROR(__xludf.dummyfunction(&quot;SUM(ARRAYFORMULA((ABS(FILTER($C:$C,NOT(ISBLANK($C:$C)))-NG1))*(((ABS(FILTER($C:$C,NOT(ISBLANK($C:$C)))-NG1)))+1)/2))&quot;);102302105)" office:value-type="float" office:value="102302105" calcext:value-type="float">
            <text:p>102302105</text:p>
          </table:table-cell>
          <table:table-cell table:style-name="ce9" table:formula="of:=IFERROR(__xludf.dummyfunction(&quot;SUM(ARRAYFORMULA((ABS(FILTER($C:$C,NOT(ISBLANK($C:$C)))-NH1))*(((ABS(FILTER($C:$C,NOT(ISBLANK($C:$C)))-NH1)))+1)/2))&quot;);102191061)" office:value-type="float" office:value="102191061" calcext:value-type="float">
            <text:p>102191061</text:p>
          </table:table-cell>
          <table:table-cell table:style-name="ce9" table:formula="of:=IFERROR(__xludf.dummyfunction(&quot;SUM(ARRAYFORMULA((ABS(FILTER($C:$C,NOT(ISBLANK($C:$C)))-NI1))*(((ABS(FILTER($C:$C,NOT(ISBLANK($C:$C)))-NI1)))+1)/2))&quot;);102081020)" office:value-type="float" office:value="102081020" calcext:value-type="float">
            <text:p>102081020</text:p>
          </table:table-cell>
          <table:table-cell table:style-name="ce9" table:formula="of:=IFERROR(__xludf.dummyfunction(&quot;SUM(ARRAYFORMULA((ABS(FILTER($C:$C,NOT(ISBLANK($C:$C)))-NJ1))*(((ABS(FILTER($C:$C,NOT(ISBLANK($C:$C)))-NJ1)))+1)/2))&quot;);101971980)" office:value-type="float" office:value="101971980" calcext:value-type="float">
            <text:p>101971980</text:p>
          </table:table-cell>
          <table:table-cell table:style-name="ce9" table:formula="of:=IFERROR(__xludf.dummyfunction(&quot;SUM(ARRAYFORMULA((ABS(FILTER($C:$C,NOT(ISBLANK($C:$C)))-NK1))*(((ABS(FILTER($C:$C,NOT(ISBLANK($C:$C)))-NK1)))+1)/2))&quot;);101863940)" office:value-type="float" office:value="101863940" calcext:value-type="float">
            <text:p>101863940</text:p>
          </table:table-cell>
          <table:table-cell table:style-name="ce9" table:formula="of:=IFERROR(__xludf.dummyfunction(&quot;SUM(ARRAYFORMULA((ABS(FILTER($C:$C,NOT(ISBLANK($C:$C)))-NL1))*(((ABS(FILTER($C:$C,NOT(ISBLANK($C:$C)))-NL1)))+1)/2))&quot;);101756900)" office:value-type="float" office:value="101756900" calcext:value-type="float">
            <text:p>101756900</text:p>
          </table:table-cell>
          <table:table-cell table:style-name="ce9" table:formula="of:=IFERROR(__xludf.dummyfunction(&quot;SUM(ARRAYFORMULA((ABS(FILTER($C:$C,NOT(ISBLANK($C:$C)))-NM1))*(((ABS(FILTER($C:$C,NOT(ISBLANK($C:$C)))-NM1)))+1)/2))&quot;);101650860)" office:value-type="float" office:value="101650860" calcext:value-type="float">
            <text:p>101650860</text:p>
          </table:table-cell>
          <table:table-cell table:style-name="ce9" table:formula="of:=IFERROR(__xludf.dummyfunction(&quot;SUM(ARRAYFORMULA((ABS(FILTER($C:$C,NOT(ISBLANK($C:$C)))-NN1))*(((ABS(FILTER($C:$C,NOT(ISBLANK($C:$C)))-NN1)))+1)/2))&quot;);101545821)" office:value-type="float" office:value="101545821" calcext:value-type="float">
            <text:p>101545821</text:p>
          </table:table-cell>
          <table:table-cell table:style-name="ce8" table:formula="of:=IFERROR(__xludf.dummyfunction(&quot;SUM(ARRAYFORMULA((ABS(FILTER($C:$C,NOT(ISBLANK($C:$C)))-NO1))*(((ABS(FILTER($C:$C,NOT(ISBLANK($C:$C)))-NO1)))+1)/2))&quot;);101441782)" office:value-type="float" office:value="101441782" calcext:value-type="float">
            <text:p>101441782</text:p>
          </table:table-cell>
          <table:table-cell table:style-name="ce8" table:formula="of:=IFERROR(__xludf.dummyfunction(&quot;SUM(ARRAYFORMULA((ABS(FILTER($C:$C,NOT(ISBLANK($C:$C)))-NP1))*(((ABS(FILTER($C:$C,NOT(ISBLANK($C:$C)))-NP1)))+1)/2))&quot;);101338743)" office:value-type="float" office:value="101338743" calcext:value-type="float">
            <text:p>101338743</text:p>
          </table:table-cell>
          <table:table-cell table:style-name="ce8" table:formula="of:=IFERROR(__xludf.dummyfunction(&quot;SUM(ARRAYFORMULA((ABS(FILTER($C:$C,NOT(ISBLANK($C:$C)))-NQ1))*(((ABS(FILTER($C:$C,NOT(ISBLANK($C:$C)))-NQ1)))+1)/2))&quot;);101236704)" office:value-type="float" office:value="101236704" calcext:value-type="float">
            <text:p>101236704</text:p>
          </table:table-cell>
          <table:table-cell table:style-name="ce8" table:formula="of:=IFERROR(__xludf.dummyfunction(&quot;SUM(ARRAYFORMULA((ABS(FILTER($C:$C,NOT(ISBLANK($C:$C)))-NR1))*(((ABS(FILTER($C:$C,NOT(ISBLANK($C:$C)))-NR1)))+1)/2))&quot;);101135665)" office:value-type="float" office:value="101135665" calcext:value-type="float">
            <text:p>101135665</text:p>
          </table:table-cell>
          <table:table-cell table:style-name="ce8" table:formula="of:=IFERROR(__xludf.dummyfunction(&quot;SUM(ARRAYFORMULA((ABS(FILTER($C:$C,NOT(ISBLANK($C:$C)))-NS1))*(((ABS(FILTER($C:$C,NOT(ISBLANK($C:$C)))-NS1)))+1)/2))&quot;);101035626)" office:value-type="float" office:value="101035626" calcext:value-type="float">
            <text:p>101035626</text:p>
          </table:table-cell>
          <table:table-cell table:style-name="ce8" table:formula="of:=IFERROR(__xludf.dummyfunction(&quot;SUM(ARRAYFORMULA((ABS(FILTER($C:$C,NOT(ISBLANK($C:$C)))-NT1))*(((ABS(FILTER($C:$C,NOT(ISBLANK($C:$C)))-NT1)))+1)/2))&quot;);100936590)" office:value-type="float" office:value="100936590" calcext:value-type="float">
            <text:p>100936590</text:p>
          </table:table-cell>
          <table:table-cell table:style-name="ce8" table:formula="of:=IFERROR(__xludf.dummyfunction(&quot;SUM(ARRAYFORMULA((ABS(FILTER($C:$C,NOT(ISBLANK($C:$C)))-NU1))*(((ABS(FILTER($C:$C,NOT(ISBLANK($C:$C)))-NU1)))+1)/2))&quot;);100838557)" office:value-type="float" office:value="100838557" calcext:value-type="float">
            <text:p>100838557</text:p>
          </table:table-cell>
          <table:table-cell table:style-name="ce8" table:formula="of:=IFERROR(__xludf.dummyfunction(&quot;SUM(ARRAYFORMULA((ABS(FILTER($C:$C,NOT(ISBLANK($C:$C)))-NV1))*(((ABS(FILTER($C:$C,NOT(ISBLANK($C:$C)))-NV1)))+1)/2))&quot;);100741525)" office:value-type="float" office:value="100741525" calcext:value-type="float">
            <text:p>100741525</text:p>
          </table:table-cell>
          <table:table-cell table:style-name="ce8" table:formula="of:=IFERROR(__xludf.dummyfunction(&quot;SUM(ARRAYFORMULA((ABS(FILTER($C:$C,NOT(ISBLANK($C:$C)))-NW1))*(((ABS(FILTER($C:$C,NOT(ISBLANK($C:$C)))-NW1)))+1)/2))&quot;);100645494)" office:value-type="float" office:value="100645494" calcext:value-type="float">
            <text:p>100645494</text:p>
          </table:table-cell>
          <table:table-cell table:style-name="ce8" table:formula="of:=IFERROR(__xludf.dummyfunction(&quot;SUM(ARRAYFORMULA((ABS(FILTER($C:$C,NOT(ISBLANK($C:$C)))-NX1))*(((ABS(FILTER($C:$C,NOT(ISBLANK($C:$C)))-NX1)))+1)/2))&quot;);100550465)" office:value-type="float" office:value="100550465" calcext:value-type="float">
            <text:p>100550465</text:p>
          </table:table-cell>
          <table:table-cell table:style-name="ce8" table:formula="of:=IFERROR(__xludf.dummyfunction(&quot;SUM(ARRAYFORMULA((ABS(FILTER($C:$C,NOT(ISBLANK($C:$C)))-NY1))*(((ABS(FILTER($C:$C,NOT(ISBLANK($C:$C)))-NY1)))+1)/2))&quot;);100456437)" office:value-type="float" office:value="100456437" calcext:value-type="float">
            <text:p>100456437</text:p>
          </table:table-cell>
          <table:table-cell table:style-name="ce8" table:formula="of:=IFERROR(__xludf.dummyfunction(&quot;SUM(ARRAYFORMULA((ABS(FILTER($C:$C,NOT(ISBLANK($C:$C)))-NZ1))*(((ABS(FILTER($C:$C,NOT(ISBLANK($C:$C)))-NZ1)))+1)/2))&quot;);100363409)" office:value-type="float" office:value="100363409" calcext:value-type="float">
            <text:p>100363409</text:p>
          </table:table-cell>
          <table:table-cell table:style-name="ce8" table:formula="of:=IFERROR(__xludf.dummyfunction(&quot;SUM(ARRAYFORMULA((ABS(FILTER($C:$C,NOT(ISBLANK($C:$C)))-OA1))*(((ABS(FILTER($C:$C,NOT(ISBLANK($C:$C)))-OA1)))+1)/2))&quot;);100271384)" office:value-type="float" office:value="100271384" calcext:value-type="float">
            <text:p>100271384</text:p>
          </table:table-cell>
          <table:table-cell table:style-name="ce8" table:formula="of:=IFERROR(__xludf.dummyfunction(&quot;SUM(ARRAYFORMULA((ABS(FILTER($C:$C,NOT(ISBLANK($C:$C)))-OB1))*(((ABS(FILTER($C:$C,NOT(ISBLANK($C:$C)))-OB1)))+1)/2))&quot;);100180360)" office:value-type="float" office:value="100180360" calcext:value-type="float">
            <text:p>100180360</text:p>
          </table:table-cell>
          <table:table-cell table:style-name="ce8" table:formula="of:=IFERROR(__xludf.dummyfunction(&quot;SUM(ARRAYFORMULA((ABS(FILTER($C:$C,NOT(ISBLANK($C:$C)))-OC1))*(((ABS(FILTER($C:$C,NOT(ISBLANK($C:$C)))-OC1)))+1)/2))&quot;);100090336)" office:value-type="float" office:value="100090336" calcext:value-type="float">
            <text:p>100090336</text:p>
          </table:table-cell>
          <table:table-cell table:style-name="ce8" table:formula="of:=IFERROR(__xludf.dummyfunction(&quot;SUM(ARRAYFORMULA((ABS(FILTER($C:$C,NOT(ISBLANK($C:$C)))-OD1))*(((ABS(FILTER($C:$C,NOT(ISBLANK($C:$C)))-OD1)))+1)/2))&quot;);100001312)" office:value-type="float" office:value="100001312" calcext:value-type="float">
            <text:p>100001312</text:p>
          </table:table-cell>
          <table:table-cell table:style-name="ce8" table:formula="of:=IFERROR(__xludf.dummyfunction(&quot;SUM(ARRAYFORMULA((ABS(FILTER($C:$C,NOT(ISBLANK($C:$C)))-OE1))*(((ABS(FILTER($C:$C,NOT(ISBLANK($C:$C)))-OE1)))+1)/2))&quot;);99913289)" office:value-type="float" office:value="99913289" calcext:value-type="float">
            <text:p>99913289</text:p>
          </table:table-cell>
          <table:table-cell table:style-name="ce9" table:formula="of:=IFERROR(__xludf.dummyfunction(&quot;SUM(ARRAYFORMULA((ABS(FILTER($C:$C,NOT(ISBLANK($C:$C)))-OF1))*(((ABS(FILTER($C:$C,NOT(ISBLANK($C:$C)))-OF1)))+1)/2))&quot;);99826266)" office:value-type="float" office:value="99826266" calcext:value-type="float">
            <text:p>99826266</text:p>
          </table:table-cell>
          <table:table-cell table:style-name="ce9" table:formula="of:=IFERROR(__xludf.dummyfunction(&quot;SUM(ARRAYFORMULA((ABS(FILTER($C:$C,NOT(ISBLANK($C:$C)))-OG1))*(((ABS(FILTER($C:$C,NOT(ISBLANK($C:$C)))-OG1)))+1)/2))&quot;);99740244)" office:value-type="float" office:value="99740244" calcext:value-type="float">
            <text:p>99740244</text:p>
          </table:table-cell>
          <table:table-cell table:style-name="ce9" table:formula="of:=IFERROR(__xludf.dummyfunction(&quot;SUM(ARRAYFORMULA((ABS(FILTER($C:$C,NOT(ISBLANK($C:$C)))-OH1))*(((ABS(FILTER($C:$C,NOT(ISBLANK($C:$C)))-OH1)))+1)/2))&quot;);99655223)" office:value-type="float" office:value="99655223" calcext:value-type="float">
            <text:p>99655223</text:p>
          </table:table-cell>
          <table:table-cell table:style-name="ce9" table:formula="of:=IFERROR(__xludf.dummyfunction(&quot;SUM(ARRAYFORMULA((ABS(FILTER($C:$C,NOT(ISBLANK($C:$C)))-OI1))*(((ABS(FILTER($C:$C,NOT(ISBLANK($C:$C)))-OI1)))+1)/2))&quot;);99571204)" office:value-type="float" office:value="99571204" calcext:value-type="float">
            <text:p>99571204</text:p>
          </table:table-cell>
          <table:table-cell table:style-name="ce9" table:formula="of:=IFERROR(__xludf.dummyfunction(&quot;SUM(ARRAYFORMULA((ABS(FILTER($C:$C,NOT(ISBLANK($C:$C)))-OJ1))*(((ABS(FILTER($C:$C,NOT(ISBLANK($C:$C)))-OJ1)))+1)/2))&quot;);99488185)" office:value-type="float" office:value="99488185" calcext:value-type="float">
            <text:p>99488185</text:p>
          </table:table-cell>
          <table:table-cell table:style-name="ce9" table:formula="of:=IFERROR(__xludf.dummyfunction(&quot;SUM(ARRAYFORMULA((ABS(FILTER($C:$C,NOT(ISBLANK($C:$C)))-OK1))*(((ABS(FILTER($C:$C,NOT(ISBLANK($C:$C)))-OK1)))+1)/2))&quot;);99406167)" office:value-type="float" office:value="99406167" calcext:value-type="float">
            <text:p>99406167</text:p>
          </table:table-cell>
          <table:table-cell table:style-name="ce9" table:formula="of:=IFERROR(__xludf.dummyfunction(&quot;SUM(ARRAYFORMULA((ABS(FILTER($C:$C,NOT(ISBLANK($C:$C)))-OL1))*(((ABS(FILTER($C:$C,NOT(ISBLANK($C:$C)))-OL1)))+1)/2))&quot;);99325150)" office:value-type="float" office:value="99325150" calcext:value-type="float">
            <text:p>99325150</text:p>
          </table:table-cell>
          <table:table-cell table:style-name="ce9" table:formula="of:=IFERROR(__xludf.dummyfunction(&quot;SUM(ARRAYFORMULA((ABS(FILTER($C:$C,NOT(ISBLANK($C:$C)))-OM1))*(((ABS(FILTER($C:$C,NOT(ISBLANK($C:$C)))-OM1)))+1)/2))&quot;);99245134)" office:value-type="float" office:value="99245134" calcext:value-type="float">
            <text:p>99245134</text:p>
          </table:table-cell>
          <table:table-cell table:style-name="ce9" table:formula="of:=IFERROR(__xludf.dummyfunction(&quot;SUM(ARRAYFORMULA((ABS(FILTER($C:$C,NOT(ISBLANK($C:$C)))-ON1))*(((ABS(FILTER($C:$C,NOT(ISBLANK($C:$C)))-ON1)))+1)/2))&quot;);99166118)" office:value-type="float" office:value="99166118" calcext:value-type="float">
            <text:p>99166118</text:p>
          </table:table-cell>
          <table:table-cell table:style-name="ce9" table:formula="of:=IFERROR(__xludf.dummyfunction(&quot;SUM(ARRAYFORMULA((ABS(FILTER($C:$C,NOT(ISBLANK($C:$C)))-OO1))*(((ABS(FILTER($C:$C,NOT(ISBLANK($C:$C)))-OO1)))+1)/2))&quot;);99088103)" office:value-type="float" office:value="99088103" calcext:value-type="float">
            <text:p>99088103</text:p>
          </table:table-cell>
          <table:table-cell table:style-name="ce9" table:formula="of:=IFERROR(__xludf.dummyfunction(&quot;SUM(ARRAYFORMULA((ABS(FILTER($C:$C,NOT(ISBLANK($C:$C)))-OP1))*(((ABS(FILTER($C:$C,NOT(ISBLANK($C:$C)))-OP1)))+1)/2))&quot;);99011089)" office:value-type="float" office:value="99011089" calcext:value-type="float">
            <text:p>99011089</text:p>
          </table:table-cell>
          <table:table-cell table:style-name="ce9" table:formula="of:=IFERROR(__xludf.dummyfunction(&quot;SUM(ARRAYFORMULA((ABS(FILTER($C:$C,NOT(ISBLANK($C:$C)))-OQ1))*(((ABS(FILTER($C:$C,NOT(ISBLANK($C:$C)))-OQ1)))+1)/2))&quot;);98935075)" office:value-type="float" office:value="98935075" calcext:value-type="float">
            <text:p>98935075</text:p>
          </table:table-cell>
          <table:table-cell table:style-name="ce9" table:formula="of:=IFERROR(__xludf.dummyfunction(&quot;SUM(ARRAYFORMULA((ABS(FILTER($C:$C,NOT(ISBLANK($C:$C)))-OR1))*(((ABS(FILTER($C:$C,NOT(ISBLANK($C:$C)))-OR1)))+1)/2))&quot;);98860061)" office:value-type="float" office:value="98860061" calcext:value-type="float">
            <text:p>98860061</text:p>
          </table:table-cell>
          <table:table-cell table:style-name="ce9" table:formula="of:=IFERROR(__xludf.dummyfunction(&quot;SUM(ARRAYFORMULA((ABS(FILTER($C:$C,NOT(ISBLANK($C:$C)))-OS1))*(((ABS(FILTER($C:$C,NOT(ISBLANK($C:$C)))-OS1)))+1)/2))&quot;);98786048)" office:value-type="float" office:value="98786048" calcext:value-type="float">
            <text:p>98786048</text:p>
          </table:table-cell>
          <table:table-cell table:style-name="ce9" table:formula="of:=IFERROR(__xludf.dummyfunction(&quot;SUM(ARRAYFORMULA((ABS(FILTER($C:$C,NOT(ISBLANK($C:$C)))-OT1))*(((ABS(FILTER($C:$C,NOT(ISBLANK($C:$C)))-OT1)))+1)/2))&quot;);98713035)" office:value-type="float" office:value="98713035" calcext:value-type="float">
            <text:p>98713035</text:p>
          </table:table-cell>
          <table:table-cell table:style-name="ce9" table:formula="of:=IFERROR(__xludf.dummyfunction(&quot;SUM(ARRAYFORMULA((ABS(FILTER($C:$C,NOT(ISBLANK($C:$C)))-OU1))*(((ABS(FILTER($C:$C,NOT(ISBLANK($C:$C)))-OU1)))+1)/2))&quot;);98641024)" office:value-type="float" office:value="98641024" calcext:value-type="float">
            <text:p>98641024</text:p>
          </table:table-cell>
          <table:table-cell table:style-name="ce9" table:formula="of:=IFERROR(__xludf.dummyfunction(&quot;SUM(ARRAYFORMULA((ABS(FILTER($C:$C,NOT(ISBLANK($C:$C)))-OV1))*(((ABS(FILTER($C:$C,NOT(ISBLANK($C:$C)))-OV1)))+1)/2))&quot;);98570013)" office:value-type="float" office:value="98570013" calcext:value-type="float">
            <text:p>98570013</text:p>
          </table:table-cell>
          <table:table-cell table:style-name="ce8" table:formula="of:=IFERROR(__xludf.dummyfunction(&quot;SUM(ARRAYFORMULA((ABS(FILTER($C:$C,NOT(ISBLANK($C:$C)))-OW1))*(((ABS(FILTER($C:$C,NOT(ISBLANK($C:$C)))-OW1)))+1)/2))&quot;);98500003)" office:value-type="float" office:value="98500003" calcext:value-type="float">
            <text:p>98500003</text:p>
          </table:table-cell>
          <table:table-cell table:style-name="ce8" table:formula="of:=IFERROR(__xludf.dummyfunction(&quot;SUM(ARRAYFORMULA((ABS(FILTER($C:$C,NOT(ISBLANK($C:$C)))-OX1))*(((ABS(FILTER($C:$C,NOT(ISBLANK($C:$C)))-OX1)))+1)/2))&quot;);98430996)" office:value-type="float" office:value="98430996" calcext:value-type="float">
            <text:p>98430996</text:p>
          </table:table-cell>
          <table:table-cell table:style-name="ce8" table:formula="of:=IFERROR(__xludf.dummyfunction(&quot;SUM(ARRAYFORMULA((ABS(FILTER($C:$C,NOT(ISBLANK($C:$C)))-OY1))*(((ABS(FILTER($C:$C,NOT(ISBLANK($C:$C)))-OY1)))+1)/2))&quot;);98362990)" office:value-type="float" office:value="98362990" calcext:value-type="float">
            <text:p>98362990</text:p>
          </table:table-cell>
          <table:table-cell table:style-name="ce8" table:formula="of:=IFERROR(__xludf.dummyfunction(&quot;SUM(ARRAYFORMULA((ABS(FILTER($C:$C,NOT(ISBLANK($C:$C)))-OZ1))*(((ABS(FILTER($C:$C,NOT(ISBLANK($C:$C)))-OZ1)))+1)/2))&quot;);98295984)" office:value-type="float" office:value="98295984" calcext:value-type="float">
            <text:p>98295984</text:p>
          </table:table-cell>
          <table:table-cell table:style-name="ce8" table:formula="of:=IFERROR(__xludf.dummyfunction(&quot;SUM(ARRAYFORMULA((ABS(FILTER($C:$C,NOT(ISBLANK($C:$C)))-PA1))*(((ABS(FILTER($C:$C,NOT(ISBLANK($C:$C)))-PA1)))+1)/2))&quot;);98229980)" office:value-type="float" office:value="98229980" calcext:value-type="float">
            <text:p>98229980</text:p>
          </table:table-cell>
          <table:table-cell table:style-name="ce8" table:formula="of:=IFERROR(__xludf.dummyfunction(&quot;SUM(ARRAYFORMULA((ABS(FILTER($C:$C,NOT(ISBLANK($C:$C)))-PB1))*(((ABS(FILTER($C:$C,NOT(ISBLANK($C:$C)))-PB1)))+1)/2))&quot;);98164977)" office:value-type="float" office:value="98164977" calcext:value-type="float">
            <text:p>98164977</text:p>
          </table:table-cell>
          <table:table-cell table:style-name="ce8" table:formula="of:=IFERROR(__xludf.dummyfunction(&quot;SUM(ARRAYFORMULA((ABS(FILTER($C:$C,NOT(ISBLANK($C:$C)))-PC1))*(((ABS(FILTER($C:$C,NOT(ISBLANK($C:$C)))-PC1)))+1)/2))&quot;);98100976)" office:value-type="float" office:value="98100976" calcext:value-type="float">
            <text:p>98100976</text:p>
          </table:table-cell>
          <table:table-cell table:style-name="ce8" table:formula="of:=IFERROR(__xludf.dummyfunction(&quot;SUM(ARRAYFORMULA((ABS(FILTER($C:$C,NOT(ISBLANK($C:$C)))-PD1))*(((ABS(FILTER($C:$C,NOT(ISBLANK($C:$C)))-PD1)))+1)/2))&quot;);98037975)" office:value-type="float" office:value="98037975" calcext:value-type="float">
            <text:p>98037975</text:p>
          </table:table-cell>
          <table:table-cell table:style-name="ce8" table:formula="of:=IFERROR(__xludf.dummyfunction(&quot;SUM(ARRAYFORMULA((ABS(FILTER($C:$C,NOT(ISBLANK($C:$C)))-PE1))*(((ABS(FILTER($C:$C,NOT(ISBLANK($C:$C)))-PE1)))+1)/2))&quot;);97975976)" office:value-type="float" office:value="97975976" calcext:value-type="float">
            <text:p>97975976</text:p>
          </table:table-cell>
          <table:table-cell table:style-name="ce8" table:formula="of:=IFERROR(__xludf.dummyfunction(&quot;SUM(ARRAYFORMULA((ABS(FILTER($C:$C,NOT(ISBLANK($C:$C)))-PF1))*(((ABS(FILTER($C:$C,NOT(ISBLANK($C:$C)))-PF1)))+1)/2))&quot;);97914977)" office:value-type="float" office:value="97914977" calcext:value-type="float">
            <text:p>97914977</text:p>
          </table:table-cell>
          <table:table-cell table:style-name="ce8" table:formula="of:=IFERROR(__xludf.dummyfunction(&quot;SUM(ARRAYFORMULA((ABS(FILTER($C:$C,NOT(ISBLANK($C:$C)))-PG1))*(((ABS(FILTER($C:$C,NOT(ISBLANK($C:$C)))-PG1)))+1)/2))&quot;);97854978)" office:value-type="float" office:value="97854978" calcext:value-type="float">
            <text:p>97854978</text:p>
          </table:table-cell>
          <table:table-cell table:style-name="ce8" table:formula="of:=IFERROR(__xludf.dummyfunction(&quot;SUM(ARRAYFORMULA((ABS(FILTER($C:$C,NOT(ISBLANK($C:$C)))-PH1))*(((ABS(FILTER($C:$C,NOT(ISBLANK($C:$C)))-PH1)))+1)/2))&quot;);97795979)" office:value-type="float" office:value="97795979" calcext:value-type="float">
            <text:p>97795979</text:p>
          </table:table-cell>
          <table:table-cell table:style-name="ce8" table:formula="of:=IFERROR(__xludf.dummyfunction(&quot;SUM(ARRAYFORMULA((ABS(FILTER($C:$C,NOT(ISBLANK($C:$C)))-PI1))*(((ABS(FILTER($C:$C,NOT(ISBLANK($C:$C)))-PI1)))+1)/2))&quot;);97737982)" office:value-type="float" office:value="97737982" calcext:value-type="float">
            <text:p>97737982</text:p>
          </table:table-cell>
          <table:table-cell table:style-name="ce8" table:formula="of:=IFERROR(__xludf.dummyfunction(&quot;SUM(ARRAYFORMULA((ABS(FILTER($C:$C,NOT(ISBLANK($C:$C)))-PJ1))*(((ABS(FILTER($C:$C,NOT(ISBLANK($C:$C)))-PJ1)))+1)/2))&quot;);97680985)" office:value-type="float" office:value="97680985" calcext:value-type="float">
            <text:p>97680985</text:p>
          </table:table-cell>
          <table:table-cell table:style-name="ce8" table:formula="of:=IFERROR(__xludf.dummyfunction(&quot;SUM(ARRAYFORMULA((ABS(FILTER($C:$C,NOT(ISBLANK($C:$C)))-PK1))*(((ABS(FILTER($C:$C,NOT(ISBLANK($C:$C)))-PK1)))+1)/2))&quot;);97624989)" office:value-type="float" office:value="97624989" calcext:value-type="float">
            <text:p>97624989</text:p>
          </table:table-cell>
          <table:table-cell table:style-name="ce8" table:formula="of:=IFERROR(__xludf.dummyfunction(&quot;SUM(ARRAYFORMULA((ABS(FILTER($C:$C,NOT(ISBLANK($C:$C)))-PL1))*(((ABS(FILTER($C:$C,NOT(ISBLANK($C:$C)))-PL1)))+1)/2))&quot;);97569993)" office:value-type="float" office:value="97569993" calcext:value-type="float">
            <text:p>97569993</text:p>
          </table:table-cell>
          <table:table-cell table:style-name="ce8" table:formula="of:=IFERROR(__xludf.dummyfunction(&quot;SUM(ARRAYFORMULA((ABS(FILTER($C:$C,NOT(ISBLANK($C:$C)))-PM1))*(((ABS(FILTER($C:$C,NOT(ISBLANK($C:$C)))-PM1)))+1)/2))&quot;);97515998)" office:value-type="float" office:value="97515998" calcext:value-type="float">
            <text:p>97515998</text:p>
          </table:table-cell>
          <table:table-cell table:style-name="ce9" table:formula="of:=IFERROR(__xludf.dummyfunction(&quot;SUM(ARRAYFORMULA((ABS(FILTER($C:$C,NOT(ISBLANK($C:$C)))-PN1))*(((ABS(FILTER($C:$C,NOT(ISBLANK($C:$C)))-PN1)))+1)/2))&quot;);97463003)" office:value-type="float" office:value="97463003" calcext:value-type="float">
            <text:p>97463003</text:p>
          </table:table-cell>
          <table:table-cell table:style-name="ce9" table:formula="of:=IFERROR(__xludf.dummyfunction(&quot;SUM(ARRAYFORMULA((ABS(FILTER($C:$C,NOT(ISBLANK($C:$C)))-PO1))*(((ABS(FILTER($C:$C,NOT(ISBLANK($C:$C)))-PO1)))+1)/2))&quot;);97411010)" office:value-type="float" office:value="97411010" calcext:value-type="float">
            <text:p>97411010</text:p>
          </table:table-cell>
          <table:table-cell table:style-name="ce9" table:formula="of:=IFERROR(__xludf.dummyfunction(&quot;SUM(ARRAYFORMULA((ABS(FILTER($C:$C,NOT(ISBLANK($C:$C)))-PP1))*(((ABS(FILTER($C:$C,NOT(ISBLANK($C:$C)))-PP1)))+1)/2))&quot;);97360017)" office:value-type="float" office:value="97360017" calcext:value-type="float">
            <text:p>97360017</text:p>
          </table:table-cell>
          <table:table-cell table:style-name="ce9" table:formula="of:=IFERROR(__xludf.dummyfunction(&quot;SUM(ARRAYFORMULA((ABS(FILTER($C:$C,NOT(ISBLANK($C:$C)))-PQ1))*(((ABS(FILTER($C:$C,NOT(ISBLANK($C:$C)))-PQ1)))+1)/2))&quot;);97310026)" office:value-type="float" office:value="97310026" calcext:value-type="float">
            <text:p>97310026</text:p>
          </table:table-cell>
          <table:table-cell table:style-name="ce9" table:formula="of:=IFERROR(__xludf.dummyfunction(&quot;SUM(ARRAYFORMULA((ABS(FILTER($C:$C,NOT(ISBLANK($C:$C)))-PR1))*(((ABS(FILTER($C:$C,NOT(ISBLANK($C:$C)))-PR1)))+1)/2))&quot;);97261035)" office:value-type="float" office:value="97261035" calcext:value-type="float">
            <text:p>97261035</text:p>
          </table:table-cell>
          <table:table-cell table:style-name="ce9" table:formula="of:=IFERROR(__xludf.dummyfunction(&quot;SUM(ARRAYFORMULA((ABS(FILTER($C:$C,NOT(ISBLANK($C:$C)))-PS1))*(((ABS(FILTER($C:$C,NOT(ISBLANK($C:$C)))-PS1)))+1)/2))&quot;);97213044)" office:value-type="float" office:value="97213044" calcext:value-type="float">
            <text:p>97213044</text:p>
          </table:table-cell>
          <table:table-cell table:style-name="ce9" table:formula="of:=IFERROR(__xludf.dummyfunction(&quot;SUM(ARRAYFORMULA((ABS(FILTER($C:$C,NOT(ISBLANK($C:$C)))-PT1))*(((ABS(FILTER($C:$C,NOT(ISBLANK($C:$C)))-PT1)))+1)/2))&quot;);97166054)" office:value-type="float" office:value="97166054" calcext:value-type="float">
            <text:p>97166054</text:p>
          </table:table-cell>
          <table:table-cell table:style-name="ce9" table:formula="of:=IFERROR(__xludf.dummyfunction(&quot;SUM(ARRAYFORMULA((ABS(FILTER($C:$C,NOT(ISBLANK($C:$C)))-PU1))*(((ABS(FILTER($C:$C,NOT(ISBLANK($C:$C)))-PU1)))+1)/2))&quot;);97120065)" office:value-type="float" office:value="97120065" calcext:value-type="float">
            <text:p>97120065</text:p>
          </table:table-cell>
          <table:table-cell table:style-name="ce9" table:formula="of:=IFERROR(__xludf.dummyfunction(&quot;SUM(ARRAYFORMULA((ABS(FILTER($C:$C,NOT(ISBLANK($C:$C)))-PV1))*(((ABS(FILTER($C:$C,NOT(ISBLANK($C:$C)))-PV1)))+1)/2))&quot;);97075077)" office:value-type="float" office:value="97075077" calcext:value-type="float">
            <text:p>97075077</text:p>
          </table:table-cell>
          <table:table-cell table:style-name="ce9" table:formula="of:=IFERROR(__xludf.dummyfunction(&quot;SUM(ARRAYFORMULA((ABS(FILTER($C:$C,NOT(ISBLANK($C:$C)))-PW1))*(((ABS(FILTER($C:$C,NOT(ISBLANK($C:$C)))-PW1)))+1)/2))&quot;);97031090)" office:value-type="float" office:value="97031090" calcext:value-type="float">
            <text:p>97031090</text:p>
          </table:table-cell>
          <table:table-cell table:style-name="ce9" table:formula="of:=IFERROR(__xludf.dummyfunction(&quot;SUM(ARRAYFORMULA((ABS(FILTER($C:$C,NOT(ISBLANK($C:$C)))-PX1))*(((ABS(FILTER($C:$C,NOT(ISBLANK($C:$C)))-PX1)))+1)/2))&quot;);96988104)" office:value-type="float" office:value="96988104" calcext:value-type="float">
            <text:p>96988104</text:p>
          </table:table-cell>
          <table:table-cell table:style-name="ce9" table:formula="of:=IFERROR(__xludf.dummyfunction(&quot;SUM(ARRAYFORMULA((ABS(FILTER($C:$C,NOT(ISBLANK($C:$C)))-PY1))*(((ABS(FILTER($C:$C,NOT(ISBLANK($C:$C)))-PY1)))+1)/2))&quot;);96946118)" office:value-type="float" office:value="96946118" calcext:value-type="float">
            <text:p>96946118</text:p>
          </table:table-cell>
          <table:table-cell table:style-name="ce9" table:formula="of:=IFERROR(__xludf.dummyfunction(&quot;SUM(ARRAYFORMULA((ABS(FILTER($C:$C,NOT(ISBLANK($C:$C)))-PZ1))*(((ABS(FILTER($C:$C,NOT(ISBLANK($C:$C)))-PZ1)))+1)/2))&quot;);96905132)" office:value-type="float" office:value="96905132" calcext:value-type="float">
            <text:p>96905132</text:p>
          </table:table-cell>
          <table:table-cell table:style-name="ce9" table:formula="of:=IFERROR(__xludf.dummyfunction(&quot;SUM(ARRAYFORMULA((ABS(FILTER($C:$C,NOT(ISBLANK($C:$C)))-QA1))*(((ABS(FILTER($C:$C,NOT(ISBLANK($C:$C)))-QA1)))+1)/2))&quot;);96865147)" office:value-type="float" office:value="96865147" calcext:value-type="float">
            <text:p>96865147</text:p>
          </table:table-cell>
          <table:table-cell table:style-name="ce9" table:formula="of:=IFERROR(__xludf.dummyfunction(&quot;SUM(ARRAYFORMULA((ABS(FILTER($C:$C,NOT(ISBLANK($C:$C)))-QB1))*(((ABS(FILTER($C:$C,NOT(ISBLANK($C:$C)))-QB1)))+1)/2))&quot;);96826162)" office:value-type="float" office:value="96826162" calcext:value-type="float">
            <text:p>96826162</text:p>
          </table:table-cell>
          <table:table-cell table:style-name="ce9" table:formula="of:=IFERROR(__xludf.dummyfunction(&quot;SUM(ARRAYFORMULA((ABS(FILTER($C:$C,NOT(ISBLANK($C:$C)))-QC1))*(((ABS(FILTER($C:$C,NOT(ISBLANK($C:$C)))-QC1)))+1)/2))&quot;);96788178)" office:value-type="float" office:value="96788178" calcext:value-type="float">
            <text:p>96788178</text:p>
          </table:table-cell>
          <table:table-cell table:style-name="ce9" table:formula="of:=IFERROR(__xludf.dummyfunction(&quot;SUM(ARRAYFORMULA((ABS(FILTER($C:$C,NOT(ISBLANK($C:$C)))-QD1))*(((ABS(FILTER($C:$C,NOT(ISBLANK($C:$C)))-QD1)))+1)/2))&quot;);96751194)" office:value-type="float" office:value="96751194" calcext:value-type="float">
            <text:p>96751194</text:p>
          </table:table-cell>
          <table:table-cell table:style-name="ce8" table:formula="of:=IFERROR(__xludf.dummyfunction(&quot;SUM(ARRAYFORMULA((ABS(FILTER($C:$C,NOT(ISBLANK($C:$C)))-QE1))*(((ABS(FILTER($C:$C,NOT(ISBLANK($C:$C)))-QE1)))+1)/2))&quot;);96715212)" office:value-type="float" office:value="96715212" calcext:value-type="float">
            <text:p>96715212</text:p>
          </table:table-cell>
          <table:table-cell table:style-name="ce8" table:formula="of:=IFERROR(__xludf.dummyfunction(&quot;SUM(ARRAYFORMULA((ABS(FILTER($C:$C,NOT(ISBLANK($C:$C)))-QF1))*(((ABS(FILTER($C:$C,NOT(ISBLANK($C:$C)))-QF1)))+1)/2))&quot;);96680230)" office:value-type="float" office:value="96680230" calcext:value-type="float">
            <text:p>96680230</text:p>
          </table:table-cell>
          <table:table-cell table:style-name="ce8" table:formula="of:=IFERROR(__xludf.dummyfunction(&quot;SUM(ARRAYFORMULA((ABS(FILTER($C:$C,NOT(ISBLANK($C:$C)))-QG1))*(((ABS(FILTER($C:$C,NOT(ISBLANK($C:$C)))-QG1)))+1)/2))&quot;);96646249)" office:value-type="float" office:value="96646249" calcext:value-type="float">
            <text:p>96646249</text:p>
          </table:table-cell>
          <table:table-cell table:style-name="ce8" table:formula="of:=IFERROR(__xludf.dummyfunction(&quot;SUM(ARRAYFORMULA((ABS(FILTER($C:$C,NOT(ISBLANK($C:$C)))-QH1))*(((ABS(FILTER($C:$C,NOT(ISBLANK($C:$C)))-QH1)))+1)/2))&quot;);96613268)" office:value-type="float" office:value="96613268" calcext:value-type="float">
            <text:p>96613268</text:p>
          </table:table-cell>
          <table:table-cell table:style-name="ce8" table:formula="of:=IFERROR(__xludf.dummyfunction(&quot;SUM(ARRAYFORMULA((ABS(FILTER($C:$C,NOT(ISBLANK($C:$C)))-QI1))*(((ABS(FILTER($C:$C,NOT(ISBLANK($C:$C)))-QI1)))+1)/2))&quot;);96581288)" office:value-type="float" office:value="96581288" calcext:value-type="float">
            <text:p>96581288</text:p>
          </table:table-cell>
          <table:table-cell table:style-name="ce8" table:formula="of:=IFERROR(__xludf.dummyfunction(&quot;SUM(ARRAYFORMULA((ABS(FILTER($C:$C,NOT(ISBLANK($C:$C)))-QJ1))*(((ABS(FILTER($C:$C,NOT(ISBLANK($C:$C)))-QJ1)))+1)/2))&quot;);96550308)" office:value-type="float" office:value="96550308" calcext:value-type="float">
            <text:p>96550308</text:p>
          </table:table-cell>
          <table:table-cell table:style-name="ce8" table:formula="of:=IFERROR(__xludf.dummyfunction(&quot;SUM(ARRAYFORMULA((ABS(FILTER($C:$C,NOT(ISBLANK($C:$C)))-QK1))*(((ABS(FILTER($C:$C,NOT(ISBLANK($C:$C)))-QK1)))+1)/2))&quot;);96520330)" office:value-type="float" office:value="96520330" calcext:value-type="float">
            <text:p>96520330</text:p>
          </table:table-cell>
          <table:table-cell table:style-name="ce8" table:formula="of:=IFERROR(__xludf.dummyfunction(&quot;SUM(ARRAYFORMULA((ABS(FILTER($C:$C,NOT(ISBLANK($C:$C)))-QL1))*(((ABS(FILTER($C:$C,NOT(ISBLANK($C:$C)))-QL1)))+1)/2))&quot;);96491352)" office:value-type="float" office:value="96491352" calcext:value-type="float">
            <text:p>96491352</text:p>
          </table:table-cell>
          <table:table-cell table:style-name="ce8" table:formula="of:=IFERROR(__xludf.dummyfunction(&quot;SUM(ARRAYFORMULA((ABS(FILTER($C:$C,NOT(ISBLANK($C:$C)))-QM1))*(((ABS(FILTER($C:$C,NOT(ISBLANK($C:$C)))-QM1)))+1)/2))&quot;);96463376)" office:value-type="float" office:value="96463376" calcext:value-type="float">
            <text:p>96463376</text:p>
          </table:table-cell>
          <table:table-cell table:style-name="ce8" table:formula="of:=IFERROR(__xludf.dummyfunction(&quot;SUM(ARRAYFORMULA((ABS(FILTER($C:$C,NOT(ISBLANK($C:$C)))-QN1))*(((ABS(FILTER($C:$C,NOT(ISBLANK($C:$C)))-QN1)))+1)/2))&quot;);96436400)" office:value-type="float" office:value="96436400" calcext:value-type="float">
            <text:p>96436400</text:p>
          </table:table-cell>
          <table:table-cell table:style-name="ce8" table:formula="of:=IFERROR(__xludf.dummyfunction(&quot;SUM(ARRAYFORMULA((ABS(FILTER($C:$C,NOT(ISBLANK($C:$C)))-QO1))*(((ABS(FILTER($C:$C,NOT(ISBLANK($C:$C)))-QO1)))+1)/2))&quot;);96410425)" office:value-type="float" office:value="96410425" calcext:value-type="float">
            <text:p>96410425</text:p>
          </table:table-cell>
          <table:table-cell table:style-name="ce8" table:formula="of:=IFERROR(__xludf.dummyfunction(&quot;SUM(ARRAYFORMULA((ABS(FILTER($C:$C,NOT(ISBLANK($C:$C)))-QP1))*(((ABS(FILTER($C:$C,NOT(ISBLANK($C:$C)))-QP1)))+1)/2))&quot;);96385452)" office:value-type="float" office:value="96385452" calcext:value-type="float">
            <text:p>96385452</text:p>
          </table:table-cell>
          <table:table-cell table:style-name="ce8" table:formula="of:=IFERROR(__xludf.dummyfunction(&quot;SUM(ARRAYFORMULA((ABS(FILTER($C:$C,NOT(ISBLANK($C:$C)))-QQ1))*(((ABS(FILTER($C:$C,NOT(ISBLANK($C:$C)))-QQ1)))+1)/2))&quot;);96361479)" office:value-type="float" office:value="96361479" calcext:value-type="float">
            <text:p>96361479</text:p>
          </table:table-cell>
          <table:table-cell table:style-name="ce8" table:formula="of:=IFERROR(__xludf.dummyfunction(&quot;SUM(ARRAYFORMULA((ABS(FILTER($C:$C,NOT(ISBLANK($C:$C)))-QR1))*(((ABS(FILTER($C:$C,NOT(ISBLANK($C:$C)))-QR1)))+1)/2))&quot;);96338507)" office:value-type="float" office:value="96338507" calcext:value-type="float">
            <text:p>96338507</text:p>
          </table:table-cell>
          <table:table-cell table:style-name="ce8" table:formula="of:=IFERROR(__xludf.dummyfunction(&quot;SUM(ARRAYFORMULA((ABS(FILTER($C:$C,NOT(ISBLANK($C:$C)))-QS1))*(((ABS(FILTER($C:$C,NOT(ISBLANK($C:$C)))-QS1)))+1)/2))&quot;);96316535)" office:value-type="float" office:value="96316535" calcext:value-type="float">
            <text:p>96316535</text:p>
          </table:table-cell>
          <table:table-cell table:style-name="ce8" table:formula="of:=IFERROR(__xludf.dummyfunction(&quot;SUM(ARRAYFORMULA((ABS(FILTER($C:$C,NOT(ISBLANK($C:$C)))-QT1))*(((ABS(FILTER($C:$C,NOT(ISBLANK($C:$C)))-QT1)))+1)/2))&quot;);96295563)" office:value-type="float" office:value="96295563" calcext:value-type="float">
            <text:p>96295563</text:p>
          </table:table-cell>
          <table:table-cell table:style-name="ce8" table:formula="of:=IFERROR(__xludf.dummyfunction(&quot;SUM(ARRAYFORMULA((ABS(FILTER($C:$C,NOT(ISBLANK($C:$C)))-QU1))*(((ABS(FILTER($C:$C,NOT(ISBLANK($C:$C)))-QU1)))+1)/2))&quot;);96275593)" office:value-type="float" office:value="96275593" calcext:value-type="float">
            <text:p>96275593</text:p>
          </table:table-cell>
          <table:table-cell table:style-name="ce9" table:formula="of:=IFERROR(__xludf.dummyfunction(&quot;SUM(ARRAYFORMULA((ABS(FILTER($C:$C,NOT(ISBLANK($C:$C)))-QV1))*(((ABS(FILTER($C:$C,NOT(ISBLANK($C:$C)))-QV1)))+1)/2))&quot;);96256624)" office:value-type="float" office:value="96256624" calcext:value-type="float">
            <text:p>96256624</text:p>
          </table:table-cell>
          <table:table-cell table:style-name="ce9" table:formula="of:=IFERROR(__xludf.dummyfunction(&quot;SUM(ARRAYFORMULA((ABS(FILTER($C:$C,NOT(ISBLANK($C:$C)))-QW1))*(((ABS(FILTER($C:$C,NOT(ISBLANK($C:$C)))-QW1)))+1)/2))&quot;);96238655)" office:value-type="float" office:value="96238655" calcext:value-type="float">
            <text:p>96238655</text:p>
          </table:table-cell>
          <table:table-cell table:style-name="ce9" table:formula="of:=IFERROR(__xludf.dummyfunction(&quot;SUM(ARRAYFORMULA((ABS(FILTER($C:$C,NOT(ISBLANK($C:$C)))-QX1))*(((ABS(FILTER($C:$C,NOT(ISBLANK($C:$C)))-QX1)))+1)/2))&quot;);96221687)" office:value-type="float" office:value="96221687" calcext:value-type="float">
            <text:p>96221687</text:p>
          </table:table-cell>
          <table:table-cell table:style-name="ce9" table:formula="of:=IFERROR(__xludf.dummyfunction(&quot;SUM(ARRAYFORMULA((ABS(FILTER($C:$C,NOT(ISBLANK($C:$C)))-QY1))*(((ABS(FILTER($C:$C,NOT(ISBLANK($C:$C)))-QY1)))+1)/2))&quot;);96205719)" office:value-type="float" office:value="96205719" calcext:value-type="float">
            <text:p>96205719</text:p>
          </table:table-cell>
          <table:table-cell table:style-name="ce9" table:formula="of:=IFERROR(__xludf.dummyfunction(&quot;SUM(ARRAYFORMULA((ABS(FILTER($C:$C,NOT(ISBLANK($C:$C)))-QZ1))*(((ABS(FILTER($C:$C,NOT(ISBLANK($C:$C)))-QZ1)))+1)/2))&quot;);96190752)" office:value-type="float" office:value="96190752" calcext:value-type="float">
            <text:p>96190752</text:p>
          </table:table-cell>
          <table:table-cell table:style-name="ce9" table:formula="of:=IFERROR(__xludf.dummyfunction(&quot;SUM(ARRAYFORMULA((ABS(FILTER($C:$C,NOT(ISBLANK($C:$C)))-RA1))*(((ABS(FILTER($C:$C,NOT(ISBLANK($C:$C)))-RA1)))+1)/2))&quot;);96176785)" office:value-type="float" office:value="96176785" calcext:value-type="float">
            <text:p>96176785</text:p>
          </table:table-cell>
          <table:table-cell table:style-name="ce9" table:formula="of:=IFERROR(__xludf.dummyfunction(&quot;SUM(ARRAYFORMULA((ABS(FILTER($C:$C,NOT(ISBLANK($C:$C)))-RB1))*(((ABS(FILTER($C:$C,NOT(ISBLANK($C:$C)))-RB1)))+1)/2))&quot;);96163819)" office:value-type="float" office:value="96163819" calcext:value-type="float">
            <text:p>96163819</text:p>
          </table:table-cell>
          <table:table-cell table:style-name="ce9" table:formula="of:=IFERROR(__xludf.dummyfunction(&quot;SUM(ARRAYFORMULA((ABS(FILTER($C:$C,NOT(ISBLANK($C:$C)))-RC1))*(((ABS(FILTER($C:$C,NOT(ISBLANK($C:$C)))-RC1)))+1)/2))&quot;);96151853)" office:value-type="float" office:value="96151853" calcext:value-type="float">
            <text:p>96151853</text:p>
          </table:table-cell>
          <table:table-cell table:style-name="ce9" table:formula="of:=IFERROR(__xludf.dummyfunction(&quot;SUM(ARRAYFORMULA((ABS(FILTER($C:$C,NOT(ISBLANK($C:$C)))-RD1))*(((ABS(FILTER($C:$C,NOT(ISBLANK($C:$C)))-RD1)))+1)/2))&quot;);96140889)" office:value-type="float" office:value="96140889" calcext:value-type="float">
            <text:p>96140889</text:p>
          </table:table-cell>
          <table:table-cell table:style-name="ce9" table:formula="of:=IFERROR(__xludf.dummyfunction(&quot;SUM(ARRAYFORMULA((ABS(FILTER($C:$C,NOT(ISBLANK($C:$C)))-RE1))*(((ABS(FILTER($C:$C,NOT(ISBLANK($C:$C)))-RE1)))+1)/2))&quot;);96130925)" office:value-type="float" office:value="96130925" calcext:value-type="float">
            <text:p>96130925</text:p>
          </table:table-cell>
          <table:table-cell table:style-name="ce9" table:formula="of:=IFERROR(__xludf.dummyfunction(&quot;SUM(ARRAYFORMULA((ABS(FILTER($C:$C,NOT(ISBLANK($C:$C)))-RF1))*(((ABS(FILTER($C:$C,NOT(ISBLANK($C:$C)))-RF1)))+1)/2))&quot;);96121961)" office:value-type="float" office:value="96121961" calcext:value-type="float">
            <text:p>96121961</text:p>
          </table:table-cell>
          <table:table-cell table:style-name="ce9" table:formula="of:=IFERROR(__xludf.dummyfunction(&quot;SUM(ARRAYFORMULA((ABS(FILTER($C:$C,NOT(ISBLANK($C:$C)))-RG1))*(((ABS(FILTER($C:$C,NOT(ISBLANK($C:$C)))-RG1)))+1)/2))&quot;);96113997)" office:value-type="float" office:value="96113997" calcext:value-type="float">
            <text:p>96113997</text:p>
          </table:table-cell>
          <table:table-cell table:style-name="ce9" table:formula="of:=IFERROR(__xludf.dummyfunction(&quot;SUM(ARRAYFORMULA((ABS(FILTER($C:$C,NOT(ISBLANK($C:$C)))-RH1))*(((ABS(FILTER($C:$C,NOT(ISBLANK($C:$C)))-RH1)))+1)/2))&quot;);96107033)" office:value-type="float" office:value="96107033" calcext:value-type="float">
            <text:p>96107033</text:p>
          </table:table-cell>
          <table:table-cell table:style-name="ce9" table:formula="of:=IFERROR(__xludf.dummyfunction(&quot;SUM(ARRAYFORMULA((ABS(FILTER($C:$C,NOT(ISBLANK($C:$C)))-RI1))*(((ABS(FILTER($C:$C,NOT(ISBLANK($C:$C)))-RI1)))+1)/2))&quot;);96101070)" office:value-type="float" office:value="96101070" calcext:value-type="float">
            <text:p>96101070</text:p>
          </table:table-cell>
          <table:table-cell table:style-name="ce9" table:formula="of:=IFERROR(__xludf.dummyfunction(&quot;SUM(ARRAYFORMULA((ABS(FILTER($C:$C,NOT(ISBLANK($C:$C)))-RJ1))*(((ABS(FILTER($C:$C,NOT(ISBLANK($C:$C)))-RJ1)))+1)/2))&quot;);96096107)" office:value-type="float" office:value="96096107" calcext:value-type="float">
            <text:p>96096107</text:p>
          </table:table-cell>
          <table:table-cell table:style-name="ce9" table:formula="of:=IFERROR(__xludf.dummyfunction(&quot;SUM(ARRAYFORMULA((ABS(FILTER($C:$C,NOT(ISBLANK($C:$C)))-RK1))*(((ABS(FILTER($C:$C,NOT(ISBLANK($C:$C)))-RK1)))+1)/2))&quot;);96092146)" office:value-type="float" office:value="96092146" calcext:value-type="float">
            <text:p>96092146</text:p>
          </table:table-cell>
          <table:table-cell table:style-name="ce9" table:formula="of:=IFERROR(__xludf.dummyfunction(&quot;SUM(ARRAYFORMULA((ABS(FILTER($C:$C,NOT(ISBLANK($C:$C)))-RL1))*(((ABS(FILTER($C:$C,NOT(ISBLANK($C:$C)))-RL1)))+1)/2))&quot;);96089185)" office:value-type="float" office:value="96089185" calcext:value-type="float">
            <text:p>96089185</text:p>
          </table:table-cell>
          <table:table-cell table:style-name="ce8" table:formula="of:=IFERROR(__xludf.dummyfunction(&quot;SUM(ARRAYFORMULA((ABS(FILTER($C:$C,NOT(ISBLANK($C:$C)))-RM1))*(((ABS(FILTER($C:$C,NOT(ISBLANK($C:$C)))-RM1)))+1)/2))&quot;);96087225)" office:value-type="float" office:value="96087225" calcext:value-type="float">
            <text:p>96087225</text:p>
          </table:table-cell>
          <table:table-cell table:style-name="ce8" table:formula="of:=IFERROR(__xludf.dummyfunction(&quot;SUM(ARRAYFORMULA((ABS(FILTER($C:$C,NOT(ISBLANK($C:$C)))-RN1))*(((ABS(FILTER($C:$C,NOT(ISBLANK($C:$C)))-RN1)))+1)/2))&quot;);96086265)" office:value-type="float" office:value="96086265" calcext:value-type="float">
            <text:p>96086265</text:p>
          </table:table-cell>
          <table:table-cell table:style-name="ce8" table:formula="of:=IFERROR(__xludf.dummyfunction(&quot;SUM(ARRAYFORMULA((ABS(FILTER($C:$C,NOT(ISBLANK($C:$C)))-RO1))*(((ABS(FILTER($C:$C,NOT(ISBLANK($C:$C)))-RO1)))+1)/2))&quot;);96086306)" office:value-type="float" office:value="96086306" calcext:value-type="float">
            <text:p>96086306</text:p>
          </table:table-cell>
          <table:table-cell table:style-name="ce8" table:formula="of:=IFERROR(__xludf.dummyfunction(&quot;SUM(ARRAYFORMULA((ABS(FILTER($C:$C,NOT(ISBLANK($C:$C)))-RP1))*(((ABS(FILTER($C:$C,NOT(ISBLANK($C:$C)))-RP1)))+1)/2))&quot;);96087347)" office:value-type="float" office:value="96087347" calcext:value-type="float">
            <text:p>96087347</text:p>
          </table:table-cell>
          <table:table-cell table:style-name="ce8" table:formula="of:=IFERROR(__xludf.dummyfunction(&quot;SUM(ARRAYFORMULA((ABS(FILTER($C:$C,NOT(ISBLANK($C:$C)))-RQ1))*(((ABS(FILTER($C:$C,NOT(ISBLANK($C:$C)))-RQ1)))+1)/2))&quot;);96089389)" office:value-type="float" office:value="96089389" calcext:value-type="float">
            <text:p>96089389</text:p>
          </table:table-cell>
          <table:table-cell table:style-name="ce8" table:formula="of:=IFERROR(__xludf.dummyfunction(&quot;SUM(ARRAYFORMULA((ABS(FILTER($C:$C,NOT(ISBLANK($C:$C)))-RR1))*(((ABS(FILTER($C:$C,NOT(ISBLANK($C:$C)))-RR1)))+1)/2))&quot;);96092431)" office:value-type="float" office:value="96092431" calcext:value-type="float">
            <text:p>96092431</text:p>
          </table:table-cell>
          <table:table-cell table:style-name="ce8" table:formula="of:=IFERROR(__xludf.dummyfunction(&quot;SUM(ARRAYFORMULA((ABS(FILTER($C:$C,NOT(ISBLANK($C:$C)))-RS1))*(((ABS(FILTER($C:$C,NOT(ISBLANK($C:$C)))-RS1)))+1)/2))&quot;);96096474)" office:value-type="float" office:value="96096474" calcext:value-type="float">
            <text:p>96096474</text:p>
          </table:table-cell>
          <table:table-cell table:style-name="ce8" table:formula="of:=IFERROR(__xludf.dummyfunction(&quot;SUM(ARRAYFORMULA((ABS(FILTER($C:$C,NOT(ISBLANK($C:$C)))-RT1))*(((ABS(FILTER($C:$C,NOT(ISBLANK($C:$C)))-RT1)))+1)/2))&quot;);96101517)" office:value-type="float" office:value="96101517" calcext:value-type="float">
            <text:p>96101517</text:p>
          </table:table-cell>
          <table:table-cell table:style-name="ce8" table:formula="of:=IFERROR(__xludf.dummyfunction(&quot;SUM(ARRAYFORMULA((ABS(FILTER($C:$C,NOT(ISBLANK($C:$C)))-RU1))*(((ABS(FILTER($C:$C,NOT(ISBLANK($C:$C)))-RU1)))+1)/2))&quot;);96107563)" office:value-type="float" office:value="96107563" calcext:value-type="float">
            <text:p>96107563</text:p>
          </table:table-cell>
          <table:table-cell table:style-name="ce8" table:formula="of:=IFERROR(__xludf.dummyfunction(&quot;SUM(ARRAYFORMULA((ABS(FILTER($C:$C,NOT(ISBLANK($C:$C)))-RV1))*(((ABS(FILTER($C:$C,NOT(ISBLANK($C:$C)))-RV1)))+1)/2))&quot;);96114610)" office:value-type="float" office:value="96114610" calcext:value-type="float">
            <text:p>96114610</text:p>
          </table:table-cell>
          <table:table-cell table:style-name="ce8" table:formula="of:=IFERROR(__xludf.dummyfunction(&quot;SUM(ARRAYFORMULA((ABS(FILTER($C:$C,NOT(ISBLANK($C:$C)))-RW1))*(((ABS(FILTER($C:$C,NOT(ISBLANK($C:$C)))-RW1)))+1)/2))&quot;);96122657)" office:value-type="float" office:value="96122657" calcext:value-type="float">
            <text:p>96122657</text:p>
          </table:table-cell>
          <table:table-cell table:style-name="ce8" table:formula="of:=IFERROR(__xludf.dummyfunction(&quot;SUM(ARRAYFORMULA((ABS(FILTER($C:$C,NOT(ISBLANK($C:$C)))-RX1))*(((ABS(FILTER($C:$C,NOT(ISBLANK($C:$C)))-RX1)))+1)/2))&quot;);96131704)" office:value-type="float" office:value="96131704" calcext:value-type="float">
            <text:p>96131704</text:p>
          </table:table-cell>
          <table:table-cell table:style-name="ce8" table:formula="of:=IFERROR(__xludf.dummyfunction(&quot;SUM(ARRAYFORMULA((ABS(FILTER($C:$C,NOT(ISBLANK($C:$C)))-RY1))*(((ABS(FILTER($C:$C,NOT(ISBLANK($C:$C)))-RY1)))+1)/2))&quot;);96141751)" office:value-type="float" office:value="96141751" calcext:value-type="float">
            <text:p>96141751</text:p>
          </table:table-cell>
          <table:table-cell table:style-name="ce8" table:formula="of:=IFERROR(__xludf.dummyfunction(&quot;SUM(ARRAYFORMULA((ABS(FILTER($C:$C,NOT(ISBLANK($C:$C)))-RZ1))*(((ABS(FILTER($C:$C,NOT(ISBLANK($C:$C)))-RZ1)))+1)/2))&quot;);96152798)" office:value-type="float" office:value="96152798" calcext:value-type="float">
            <text:p>96152798</text:p>
          </table:table-cell>
          <table:table-cell table:style-name="ce8" table:formula="of:=IFERROR(__xludf.dummyfunction(&quot;SUM(ARRAYFORMULA((ABS(FILTER($C:$C,NOT(ISBLANK($C:$C)))-SA1))*(((ABS(FILTER($C:$C,NOT(ISBLANK($C:$C)))-SA1)))+1)/2))&quot;);96164845)" office:value-type="float" office:value="96164845" calcext:value-type="float">
            <text:p>96164845</text:p>
          </table:table-cell>
          <table:table-cell table:style-name="ce8" table:formula="of:=IFERROR(__xludf.dummyfunction(&quot;SUM(ARRAYFORMULA((ABS(FILTER($C:$C,NOT(ISBLANK($C:$C)))-SB1))*(((ABS(FILTER($C:$C,NOT(ISBLANK($C:$C)))-SB1)))+1)/2))&quot;);96177893)" office:value-type="float" office:value="96177893" calcext:value-type="float">
            <text:p>96177893</text:p>
          </table:table-cell>
          <table:table-cell table:style-name="ce8" table:formula="of:=IFERROR(__xludf.dummyfunction(&quot;SUM(ARRAYFORMULA((ABS(FILTER($C:$C,NOT(ISBLANK($C:$C)))-SC1))*(((ABS(FILTER($C:$C,NOT(ISBLANK($C:$C)))-SC1)))+1)/2))&quot;);96191941)" office:value-type="float" office:value="96191941" calcext:value-type="float">
            <text:p>96191941</text:p>
          </table:table-cell>
          <table:table-cell table:style-name="ce9" table:formula="of:=IFERROR(__xludf.dummyfunction(&quot;SUM(ARRAYFORMULA((ABS(FILTER($C:$C,NOT(ISBLANK($C:$C)))-SD1))*(((ABS(FILTER($C:$C,NOT(ISBLANK($C:$C)))-SD1)))+1)/2))&quot;);96206992)" office:value-type="float" office:value="96206992" calcext:value-type="float">
            <text:p>96206992</text:p>
          </table:table-cell>
          <table:table-cell table:style-name="ce9" table:formula="of:=IFERROR(__xludf.dummyfunction(&quot;SUM(ARRAYFORMULA((ABS(FILTER($C:$C,NOT(ISBLANK($C:$C)))-SE1))*(((ABS(FILTER($C:$C,NOT(ISBLANK($C:$C)))-SE1)))+1)/2))&quot;);96223043)" office:value-type="float" office:value="96223043" calcext:value-type="float">
            <text:p>96223043</text:p>
          </table:table-cell>
          <table:table-cell table:style-name="ce9" table:formula="of:=IFERROR(__xludf.dummyfunction(&quot;SUM(ARRAYFORMULA((ABS(FILTER($C:$C,NOT(ISBLANK($C:$C)))-SF1))*(((ABS(FILTER($C:$C,NOT(ISBLANK($C:$C)))-SF1)))+1)/2))&quot;);96240094)" office:value-type="float" office:value="96240094" calcext:value-type="float">
            <text:p>96240094</text:p>
          </table:table-cell>
          <table:table-cell table:style-name="ce9" table:formula="of:=IFERROR(__xludf.dummyfunction(&quot;SUM(ARRAYFORMULA((ABS(FILTER($C:$C,NOT(ISBLANK($C:$C)))-SG1))*(((ABS(FILTER($C:$C,NOT(ISBLANK($C:$C)))-SG1)))+1)/2))&quot;);96258145)" office:value-type="float" office:value="96258145" calcext:value-type="float">
            <text:p>96258145</text:p>
          </table:table-cell>
          <table:table-cell table:style-name="ce9" table:formula="of:=IFERROR(__xludf.dummyfunction(&quot;SUM(ARRAYFORMULA((ABS(FILTER($C:$C,NOT(ISBLANK($C:$C)))-SH1))*(((ABS(FILTER($C:$C,NOT(ISBLANK($C:$C)))-SH1)))+1)/2))&quot;);96277197)" office:value-type="float" office:value="96277197" calcext:value-type="float">
            <text:p>96277197</text:p>
          </table:table-cell>
          <table:table-cell table:style-name="ce9" table:formula="of:=IFERROR(__xludf.dummyfunction(&quot;SUM(ARRAYFORMULA((ABS(FILTER($C:$C,NOT(ISBLANK($C:$C)))-SI1))*(((ABS(FILTER($C:$C,NOT(ISBLANK($C:$C)))-SI1)))+1)/2))&quot;);96297249)" office:value-type="float" office:value="96297249" calcext:value-type="float">
            <text:p>96297249</text:p>
          </table:table-cell>
          <table:table-cell table:style-name="ce9" table:formula="of:=IFERROR(__xludf.dummyfunction(&quot;SUM(ARRAYFORMULA((ABS(FILTER($C:$C,NOT(ISBLANK($C:$C)))-SJ1))*(((ABS(FILTER($C:$C,NOT(ISBLANK($C:$C)))-SJ1)))+1)/2))&quot;);96318303)" office:value-type="float" office:value="96318303" calcext:value-type="float">
            <text:p>96318303</text:p>
          </table:table-cell>
          <table:table-cell table:style-name="ce9" table:formula="of:=IFERROR(__xludf.dummyfunction(&quot;SUM(ARRAYFORMULA((ABS(FILTER($C:$C,NOT(ISBLANK($C:$C)))-SK1))*(((ABS(FILTER($C:$C,NOT(ISBLANK($C:$C)))-SK1)))+1)/2))&quot;);96340357)" office:value-type="float" office:value="96340357" calcext:value-type="float">
            <text:p>96340357</text:p>
          </table:table-cell>
          <table:table-cell table:style-name="ce9" table:formula="of:=IFERROR(__xludf.dummyfunction(&quot;SUM(ARRAYFORMULA((ABS(FILTER($C:$C,NOT(ISBLANK($C:$C)))-SL1))*(((ABS(FILTER($C:$C,NOT(ISBLANK($C:$C)))-SL1)))+1)/2))&quot;);96363411)" office:value-type="float" office:value="96363411" calcext:value-type="float">
            <text:p>96363411</text:p>
          </table:table-cell>
          <table:table-cell table:style-name="ce9" table:formula="of:=IFERROR(__xludf.dummyfunction(&quot;SUM(ARRAYFORMULA((ABS(FILTER($C:$C,NOT(ISBLANK($C:$C)))-SM1))*(((ABS(FILTER($C:$C,NOT(ISBLANK($C:$C)))-SM1)))+1)/2))&quot;);96387466)" office:value-type="float" office:value="96387466" calcext:value-type="float">
            <text:p>96387466</text:p>
          </table:table-cell>
          <table:table-cell table:style-name="ce9" table:formula="of:=IFERROR(__xludf.dummyfunction(&quot;SUM(ARRAYFORMULA((ABS(FILTER($C:$C,NOT(ISBLANK($C:$C)))-SN1))*(((ABS(FILTER($C:$C,NOT(ISBLANK($C:$C)))-SN1)))+1)/2))&quot;);96412522)" office:value-type="float" office:value="96412522" calcext:value-type="float">
            <text:p>96412522</text:p>
          </table:table-cell>
          <table:table-cell table:style-name="ce9" table:formula="of:=IFERROR(__xludf.dummyfunction(&quot;SUM(ARRAYFORMULA((ABS(FILTER($C:$C,NOT(ISBLANK($C:$C)))-SO1))*(((ABS(FILTER($C:$C,NOT(ISBLANK($C:$C)))-SO1)))+1)/2))&quot;);96438578)" office:value-type="float" office:value="96438578" calcext:value-type="float">
            <text:p>96438578</text:p>
          </table:table-cell>
          <table:table-cell table:style-name="ce9" table:formula="of:=IFERROR(__xludf.dummyfunction(&quot;SUM(ARRAYFORMULA((ABS(FILTER($C:$C,NOT(ISBLANK($C:$C)))-SP1))*(((ABS(FILTER($C:$C,NOT(ISBLANK($C:$C)))-SP1)))+1)/2))&quot;);96465634)" office:value-type="float" office:value="96465634" calcext:value-type="float">
            <text:p>96465634</text:p>
          </table:table-cell>
          <table:table-cell table:style-name="ce9" table:formula="of:=IFERROR(__xludf.dummyfunction(&quot;SUM(ARRAYFORMULA((ABS(FILTER($C:$C,NOT(ISBLANK($C:$C)))-SQ1))*(((ABS(FILTER($C:$C,NOT(ISBLANK($C:$C)))-SQ1)))+1)/2))&quot;);96493691)" office:value-type="float" office:value="96493691" calcext:value-type="float">
            <text:p>96493691</text:p>
          </table:table-cell>
          <table:table-cell table:style-name="ce9" table:formula="of:=IFERROR(__xludf.dummyfunction(&quot;SUM(ARRAYFORMULA((ABS(FILTER($C:$C,NOT(ISBLANK($C:$C)))-SR1))*(((ABS(FILTER($C:$C,NOT(ISBLANK($C:$C)))-SR1)))+1)/2))&quot;);96522748)" office:value-type="float" office:value="96522748" calcext:value-type="float">
            <text:p>96522748</text:p>
          </table:table-cell>
          <table:table-cell table:style-name="ce9" table:formula="of:=IFERROR(__xludf.dummyfunction(&quot;SUM(ARRAYFORMULA((ABS(FILTER($C:$C,NOT(ISBLANK($C:$C)))-SS1))*(((ABS(FILTER($C:$C,NOT(ISBLANK($C:$C)))-SS1)))+1)/2))&quot;);96552807)" office:value-type="float" office:value="96552807" calcext:value-type="float">
            <text:p>96552807</text:p>
          </table:table-cell>
          <table:table-cell table:style-name="ce9" table:formula="of:=IFERROR(__xludf.dummyfunction(&quot;SUM(ARRAYFORMULA((ABS(FILTER($C:$C,NOT(ISBLANK($C:$C)))-ST1))*(((ABS(FILTER($C:$C,NOT(ISBLANK($C:$C)))-ST1)))+1)/2))&quot;);96583866)" office:value-type="float" office:value="96583866" calcext:value-type="float">
            <text:p>96583866</text:p>
          </table:table-cell>
          <table:table-cell table:style-name="ce8" table:formula="of:=IFERROR(__xludf.dummyfunction(&quot;SUM(ARRAYFORMULA((ABS(FILTER($C:$C,NOT(ISBLANK($C:$C)))-SU1))*(((ABS(FILTER($C:$C,NOT(ISBLANK($C:$C)))-SU1)))+1)/2))&quot;);96615925)" office:value-type="float" office:value="96615925" calcext:value-type="float">
            <text:p>96615925</text:p>
          </table:table-cell>
          <table:table-cell table:style-name="ce8" table:formula="of:=IFERROR(__xludf.dummyfunction(&quot;SUM(ARRAYFORMULA((ABS(FILTER($C:$C,NOT(ISBLANK($C:$C)))-SV1))*(((ABS(FILTER($C:$C,NOT(ISBLANK($C:$C)))-SV1)))+1)/2))&quot;);96648984)" office:value-type="float" office:value="96648984" calcext:value-type="float">
            <text:p>96648984</text:p>
          </table:table-cell>
          <table:table-cell table:style-name="ce8" table:formula="of:=IFERROR(__xludf.dummyfunction(&quot;SUM(ARRAYFORMULA((ABS(FILTER($C:$C,NOT(ISBLANK($C:$C)))-SW1))*(((ABS(FILTER($C:$C,NOT(ISBLANK($C:$C)))-SW1)))+1)/2))&quot;);96683043)" office:value-type="float" office:value="96683043" calcext:value-type="float">
            <text:p>96683043</text:p>
          </table:table-cell>
          <table:table-cell table:style-name="ce8" table:formula="of:=IFERROR(__xludf.dummyfunction(&quot;SUM(ARRAYFORMULA((ABS(FILTER($C:$C,NOT(ISBLANK($C:$C)))-SX1))*(((ABS(FILTER($C:$C,NOT(ISBLANK($C:$C)))-SX1)))+1)/2))&quot;);96718103)" office:value-type="float" office:value="96718103" calcext:value-type="float">
            <text:p>96718103</text:p>
          </table:table-cell>
          <table:table-cell table:style-name="ce8" table:formula="of:=IFERROR(__xludf.dummyfunction(&quot;SUM(ARRAYFORMULA((ABS(FILTER($C:$C,NOT(ISBLANK($C:$C)))-SY1))*(((ABS(FILTER($C:$C,NOT(ISBLANK($C:$C)))-SY1)))+1)/2))&quot;);96754163)" office:value-type="float" office:value="96754163" calcext:value-type="float">
            <text:p>96754163</text:p>
          </table:table-cell>
          <table:table-cell table:style-name="ce8" table:formula="of:=IFERROR(__xludf.dummyfunction(&quot;SUM(ARRAYFORMULA((ABS(FILTER($C:$C,NOT(ISBLANK($C:$C)))-SZ1))*(((ABS(FILTER($C:$C,NOT(ISBLANK($C:$C)))-SZ1)))+1)/2))&quot;);96791224)" office:value-type="float" office:value="96791224" calcext:value-type="float">
            <text:p>96791224</text:p>
          </table:table-cell>
          <table:table-cell table:style-name="ce8" table:formula="of:=IFERROR(__xludf.dummyfunction(&quot;SUM(ARRAYFORMULA((ABS(FILTER($C:$C,NOT(ISBLANK($C:$C)))-TA1))*(((ABS(FILTER($C:$C,NOT(ISBLANK($C:$C)))-TA1)))+1)/2))&quot;);96829287)" office:value-type="float" office:value="96829287" calcext:value-type="float">
            <text:p>96829287</text:p>
          </table:table-cell>
          <table:table-cell table:style-name="ce8" table:formula="of:=IFERROR(__xludf.dummyfunction(&quot;SUM(ARRAYFORMULA((ABS(FILTER($C:$C,NOT(ISBLANK($C:$C)))-TB1))*(((ABS(FILTER($C:$C,NOT(ISBLANK($C:$C)))-TB1)))+1)/2))&quot;);96868350)" office:value-type="float" office:value="96868350" calcext:value-type="float">
            <text:p>96868350</text:p>
          </table:table-cell>
          <table:table-cell table:style-name="ce8" table:formula="of:=IFERROR(__xludf.dummyfunction(&quot;SUM(ARRAYFORMULA((ABS(FILTER($C:$C,NOT(ISBLANK($C:$C)))-TC1))*(((ABS(FILTER($C:$C,NOT(ISBLANK($C:$C)))-TC1)))+1)/2))&quot;);96908413)" office:value-type="float" office:value="96908413" calcext:value-type="float">
            <text:p>96908413</text:p>
          </table:table-cell>
          <table:table-cell table:style-name="ce8" table:formula="of:=IFERROR(__xludf.dummyfunction(&quot;SUM(ARRAYFORMULA((ABS(FILTER($C:$C,NOT(ISBLANK($C:$C)))-TD1))*(((ABS(FILTER($C:$C,NOT(ISBLANK($C:$C)))-TD1)))+1)/2))&quot;);96949476)" office:value-type="float" office:value="96949476" calcext:value-type="float">
            <text:p>96949476</text:p>
          </table:table-cell>
          <table:table-cell table:style-name="ce8" table:formula="of:=IFERROR(__xludf.dummyfunction(&quot;SUM(ARRAYFORMULA((ABS(FILTER($C:$C,NOT(ISBLANK($C:$C)))-TE1))*(((ABS(FILTER($C:$C,NOT(ISBLANK($C:$C)))-TE1)))+1)/2))&quot;);96991539)" office:value-type="float" office:value="96991539" calcext:value-type="float">
            <text:p>96991539</text:p>
          </table:table-cell>
          <table:table-cell table:style-name="ce8" table:formula="of:=IFERROR(__xludf.dummyfunction(&quot;SUM(ARRAYFORMULA((ABS(FILTER($C:$C,NOT(ISBLANK($C:$C)))-TF1))*(((ABS(FILTER($C:$C,NOT(ISBLANK($C:$C)))-TF1)))+1)/2))&quot;);97034603)" office:value-type="float" office:value="97034603" calcext:value-type="float">
            <text:p>97034603</text:p>
          </table:table-cell>
          <table:table-cell table:style-name="ce8" table:formula="of:=IFERROR(__xludf.dummyfunction(&quot;SUM(ARRAYFORMULA((ABS(FILTER($C:$C,NOT(ISBLANK($C:$C)))-TG1))*(((ABS(FILTER($C:$C,NOT(ISBLANK($C:$C)))-TG1)))+1)/2))&quot;);97078668)" office:value-type="float" office:value="97078668" calcext:value-type="float">
            <text:p>97078668</text:p>
          </table:table-cell>
          <table:table-cell table:style-name="ce8" table:formula="of:=IFERROR(__xludf.dummyfunction(&quot;SUM(ARRAYFORMULA((ABS(FILTER($C:$C,NOT(ISBLANK($C:$C)))-TH1))*(((ABS(FILTER($C:$C,NOT(ISBLANK($C:$C)))-TH1)))+1)/2))&quot;);97123734)" office:value-type="float" office:value="97123734" calcext:value-type="float">
            <text:p>97123734</text:p>
          </table:table-cell>
          <table:table-cell table:style-name="ce8" table:formula="of:=IFERROR(__xludf.dummyfunction(&quot;SUM(ARRAYFORMULA((ABS(FILTER($C:$C,NOT(ISBLANK($C:$C)))-TI1))*(((ABS(FILTER($C:$C,NOT(ISBLANK($C:$C)))-TI1)))+1)/2))&quot;);97169801)" office:value-type="float" office:value="97169801" calcext:value-type="float">
            <text:p>97169801</text:p>
          </table:table-cell>
          <table:table-cell table:style-name="ce8" table:formula="of:=IFERROR(__xludf.dummyfunction(&quot;SUM(ARRAYFORMULA((ABS(FILTER($C:$C,NOT(ISBLANK($C:$C)))-TJ1))*(((ABS(FILTER($C:$C,NOT(ISBLANK($C:$C)))-TJ1)))+1)/2))&quot;);97216868)" office:value-type="float" office:value="97216868" calcext:value-type="float">
            <text:p>97216868</text:p>
          </table:table-cell>
          <table:table-cell table:style-name="ce8" table:formula="of:=IFERROR(__xludf.dummyfunction(&quot;SUM(ARRAYFORMULA((ABS(FILTER($C:$C,NOT(ISBLANK($C:$C)))-TK1))*(((ABS(FILTER($C:$C,NOT(ISBLANK($C:$C)))-TK1)))+1)/2))&quot;);97264936)" office:value-type="float" office:value="97264936" calcext:value-type="float">
            <text:p>97264936</text:p>
          </table:table-cell>
          <table:table-cell table:style-name="ce9" table:formula="of:=IFERROR(__xludf.dummyfunction(&quot;SUM(ARRAYFORMULA((ABS(FILTER($C:$C,NOT(ISBLANK($C:$C)))-TL1))*(((ABS(FILTER($C:$C,NOT(ISBLANK($C:$C)))-TL1)))+1)/2))&quot;);97314004)" office:value-type="float" office:value="97314004" calcext:value-type="float">
            <text:p>97314004</text:p>
          </table:table-cell>
          <table:table-cell table:style-name="ce9" table:formula="of:=IFERROR(__xludf.dummyfunction(&quot;SUM(ARRAYFORMULA((ABS(FILTER($C:$C,NOT(ISBLANK($C:$C)))-TM1))*(((ABS(FILTER($C:$C,NOT(ISBLANK($C:$C)))-TM1)))+1)/2))&quot;);97364072)" office:value-type="float" office:value="97364072" calcext:value-type="float">
            <text:p>97364072</text:p>
          </table:table-cell>
          <table:table-cell table:style-name="ce9" table:formula="of:=IFERROR(__xludf.dummyfunction(&quot;SUM(ARRAYFORMULA((ABS(FILTER($C:$C,NOT(ISBLANK($C:$C)))-TN1))*(((ABS(FILTER($C:$C,NOT(ISBLANK($C:$C)))-TN1)))+1)/2))&quot;);97415141)" office:value-type="float" office:value="97415141" calcext:value-type="float">
            <text:p>97415141</text:p>
          </table:table-cell>
          <table:table-cell table:style-name="ce9" table:formula="of:=IFERROR(__xludf.dummyfunction(&quot;SUM(ARRAYFORMULA((ABS(FILTER($C:$C,NOT(ISBLANK($C:$C)))-TO1))*(((ABS(FILTER($C:$C,NOT(ISBLANK($C:$C)))-TO1)))+1)/2))&quot;);97467211)" office:value-type="float" office:value="97467211" calcext:value-type="float">
            <text:p>97467211</text:p>
          </table:table-cell>
          <table:table-cell table:style-name="ce9" table:formula="of:=IFERROR(__xludf.dummyfunction(&quot;SUM(ARRAYFORMULA((ABS(FILTER($C:$C,NOT(ISBLANK($C:$C)))-TP1))*(((ABS(FILTER($C:$C,NOT(ISBLANK($C:$C)))-TP1)))+1)/2))&quot;);97520282)" office:value-type="float" office:value="97520282" calcext:value-type="float">
            <text:p>97520282</text:p>
          </table:table-cell>
          <table:table-cell table:style-name="ce9" table:formula="of:=IFERROR(__xludf.dummyfunction(&quot;SUM(ARRAYFORMULA((ABS(FILTER($C:$C,NOT(ISBLANK($C:$C)))-TQ1))*(((ABS(FILTER($C:$C,NOT(ISBLANK($C:$C)))-TQ1)))+1)/2))&quot;);97574353)" office:value-type="float" office:value="97574353" calcext:value-type="float">
            <text:p>97574353</text:p>
          </table:table-cell>
          <table:table-cell table:style-name="ce9" table:formula="of:=IFERROR(__xludf.dummyfunction(&quot;SUM(ARRAYFORMULA((ABS(FILTER($C:$C,NOT(ISBLANK($C:$C)))-TR1))*(((ABS(FILTER($C:$C,NOT(ISBLANK($C:$C)))-TR1)))+1)/2))&quot;);97629424)" office:value-type="float" office:value="97629424" calcext:value-type="float">
            <text:p>97629424</text:p>
          </table:table-cell>
          <table:table-cell table:style-name="ce9" table:formula="of:=IFERROR(__xludf.dummyfunction(&quot;SUM(ARRAYFORMULA((ABS(FILTER($C:$C,NOT(ISBLANK($C:$C)))-TS1))*(((ABS(FILTER($C:$C,NOT(ISBLANK($C:$C)))-TS1)))+1)/2))&quot;);97685495)" office:value-type="float" office:value="97685495" calcext:value-type="float">
            <text:p>97685495</text:p>
          </table:table-cell>
          <table:table-cell table:style-name="ce9" table:formula="of:=IFERROR(__xludf.dummyfunction(&quot;SUM(ARRAYFORMULA((ABS(FILTER($C:$C,NOT(ISBLANK($C:$C)))-TT1))*(((ABS(FILTER($C:$C,NOT(ISBLANK($C:$C)))-TT1)))+1)/2))&quot;);97742566)" office:value-type="float" office:value="97742566" calcext:value-type="float">
            <text:p>97742566</text:p>
          </table:table-cell>
          <table:table-cell table:style-name="ce9" table:formula="of:=IFERROR(__xludf.dummyfunction(&quot;SUM(ARRAYFORMULA((ABS(FILTER($C:$C,NOT(ISBLANK($C:$C)))-TU1))*(((ABS(FILTER($C:$C,NOT(ISBLANK($C:$C)))-TU1)))+1)/2))&quot;);97800637)" office:value-type="float" office:value="97800637" calcext:value-type="float">
            <text:p>97800637</text:p>
          </table:table-cell>
          <table:table-cell table:style-name="ce9" table:formula="of:=IFERROR(__xludf.dummyfunction(&quot;SUM(ARRAYFORMULA((ABS(FILTER($C:$C,NOT(ISBLANK($C:$C)))-TV1))*(((ABS(FILTER($C:$C,NOT(ISBLANK($C:$C)))-TV1)))+1)/2))&quot;);97859709)" office:value-type="float" office:value="97859709" calcext:value-type="float">
            <text:p>97859709</text:p>
          </table:table-cell>
          <table:table-cell table:style-name="ce9" table:formula="of:=IFERROR(__xludf.dummyfunction(&quot;SUM(ARRAYFORMULA((ABS(FILTER($C:$C,NOT(ISBLANK($C:$C)))-TW1))*(((ABS(FILTER($C:$C,NOT(ISBLANK($C:$C)))-TW1)))+1)/2))&quot;);97919781)" office:value-type="float" office:value="97919781" calcext:value-type="float">
            <text:p>97919781</text:p>
          </table:table-cell>
          <table:table-cell table:style-name="ce9" table:formula="of:=IFERROR(__xludf.dummyfunction(&quot;SUM(ARRAYFORMULA((ABS(FILTER($C:$C,NOT(ISBLANK($C:$C)))-TX1))*(((ABS(FILTER($C:$C,NOT(ISBLANK($C:$C)))-TX1)))+1)/2))&quot;);97980853)" office:value-type="float" office:value="97980853" calcext:value-type="float">
            <text:p>97980853</text:p>
          </table:table-cell>
          <table:table-cell table:style-name="ce9" table:formula="of:=IFERROR(__xludf.dummyfunction(&quot;SUM(ARRAYFORMULA((ABS(FILTER($C:$C,NOT(ISBLANK($C:$C)))-TY1))*(((ABS(FILTER($C:$C,NOT(ISBLANK($C:$C)))-TY1)))+1)/2))&quot;);98042926)" office:value-type="float" office:value="98042926" calcext:value-type="float">
            <text:p>98042926</text:p>
          </table:table-cell>
          <table:table-cell table:style-name="ce9" table:formula="of:=IFERROR(__xludf.dummyfunction(&quot;SUM(ARRAYFORMULA((ABS(FILTER($C:$C,NOT(ISBLANK($C:$C)))-TZ1))*(((ABS(FILTER($C:$C,NOT(ISBLANK($C:$C)))-TZ1)))+1)/2))&quot;);98105999)" office:value-type="float" office:value="98105999" calcext:value-type="float">
            <text:p>98105999</text:p>
          </table:table-cell>
          <table:table-cell table:style-name="ce9" table:formula="of:=IFERROR(__xludf.dummyfunction(&quot;SUM(ARRAYFORMULA((ABS(FILTER($C:$C,NOT(ISBLANK($C:$C)))-UA1))*(((ABS(FILTER($C:$C,NOT(ISBLANK($C:$C)))-UA1)))+1)/2))&quot;);98170072)" office:value-type="float" office:value="98170072" calcext:value-type="float">
            <text:p>98170072</text:p>
          </table:table-cell>
          <table:table-cell table:style-name="ce9" table:formula="of:=IFERROR(__xludf.dummyfunction(&quot;SUM(ARRAYFORMULA((ABS(FILTER($C:$C,NOT(ISBLANK($C:$C)))-UB1))*(((ABS(FILTER($C:$C,NOT(ISBLANK($C:$C)))-UB1)))+1)/2))&quot;);98235146)" office:value-type="float" office:value="98235146" calcext:value-type="float">
            <text:p>98235146</text:p>
          </table:table-cell>
          <table:table-cell table:style-name="ce8" table:formula="of:=IFERROR(__xludf.dummyfunction(&quot;SUM(ARRAYFORMULA((ABS(FILTER($C:$C,NOT(ISBLANK($C:$C)))-UC1))*(((ABS(FILTER($C:$C,NOT(ISBLANK($C:$C)))-UC1)))+1)/2))&quot;);98301220)" office:value-type="float" office:value="98301220" calcext:value-type="float">
            <text:p>98301220</text:p>
          </table:table-cell>
          <table:table-cell table:style-name="ce8" table:formula="of:=IFERROR(__xludf.dummyfunction(&quot;SUM(ARRAYFORMULA((ABS(FILTER($C:$C,NOT(ISBLANK($C:$C)))-UD1))*(((ABS(FILTER($C:$C,NOT(ISBLANK($C:$C)))-UD1)))+1)/2))&quot;);98368295)" office:value-type="float" office:value="98368295" calcext:value-type="float">
            <text:p>98368295</text:p>
          </table:table-cell>
          <table:table-cell table:style-name="ce8" table:formula="of:=IFERROR(__xludf.dummyfunction(&quot;SUM(ARRAYFORMULA((ABS(FILTER($C:$C,NOT(ISBLANK($C:$C)))-UE1))*(((ABS(FILTER($C:$C,NOT(ISBLANK($C:$C)))-UE1)))+1)/2))&quot;);98436372)" office:value-type="float" office:value="98436372" calcext:value-type="float">
            <text:p>98436372</text:p>
          </table:table-cell>
          <table:table-cell table:style-name="ce8" table:formula="of:=IFERROR(__xludf.dummyfunction(&quot;SUM(ARRAYFORMULA((ABS(FILTER($C:$C,NOT(ISBLANK($C:$C)))-UF1))*(((ABS(FILTER($C:$C,NOT(ISBLANK($C:$C)))-UF1)))+1)/2))&quot;);98505450)" office:value-type="float" office:value="98505450" calcext:value-type="float">
            <text:p>98505450</text:p>
          </table:table-cell>
          <table:table-cell table:style-name="ce8" table:formula="of:=IFERROR(__xludf.dummyfunction(&quot;SUM(ARRAYFORMULA((ABS(FILTER($C:$C,NOT(ISBLANK($C:$C)))-UG1))*(((ABS(FILTER($C:$C,NOT(ISBLANK($C:$C)))-UG1)))+1)/2))&quot;);98575529)" office:value-type="float" office:value="98575529" calcext:value-type="float">
            <text:p>98575529</text:p>
          </table:table-cell>
          <table:table-cell table:style-name="ce8" table:formula="of:=IFERROR(__xludf.dummyfunction(&quot;SUM(ARRAYFORMULA((ABS(FILTER($C:$C,NOT(ISBLANK($C:$C)))-UH1))*(((ABS(FILTER($C:$C,NOT(ISBLANK($C:$C)))-UH1)))+1)/2))&quot;);98646608)" office:value-type="float" office:value="98646608" calcext:value-type="float">
            <text:p>98646608</text:p>
          </table:table-cell>
          <table:table-cell table:style-name="ce8" table:formula="of:=IFERROR(__xludf.dummyfunction(&quot;SUM(ARRAYFORMULA((ABS(FILTER($C:$C,NOT(ISBLANK($C:$C)))-UI1))*(((ABS(FILTER($C:$C,NOT(ISBLANK($C:$C)))-UI1)))+1)/2))&quot;);98718687)" office:value-type="float" office:value="98718687" calcext:value-type="float">
            <text:p>98718687</text:p>
          </table:table-cell>
          <table:table-cell table:style-name="ce8" table:formula="of:=IFERROR(__xludf.dummyfunction(&quot;SUM(ARRAYFORMULA((ABS(FILTER($C:$C,NOT(ISBLANK($C:$C)))-UJ1))*(((ABS(FILTER($C:$C,NOT(ISBLANK($C:$C)))-UJ1)))+1)/2))&quot;);98791766)" office:value-type="float" office:value="98791766" calcext:value-type="float">
            <text:p>98791766</text:p>
          </table:table-cell>
          <table:table-cell table:style-name="ce8" table:formula="of:=IFERROR(__xludf.dummyfunction(&quot;SUM(ARRAYFORMULA((ABS(FILTER($C:$C,NOT(ISBLANK($C:$C)))-UK1))*(((ABS(FILTER($C:$C,NOT(ISBLANK($C:$C)))-UK1)))+1)/2))&quot;);98865845)" office:value-type="float" office:value="98865845" calcext:value-type="float">
            <text:p>98865845</text:p>
          </table:table-cell>
          <table:table-cell table:style-name="ce8" table:formula="of:=IFERROR(__xludf.dummyfunction(&quot;SUM(ARRAYFORMULA((ABS(FILTER($C:$C,NOT(ISBLANK($C:$C)))-UL1))*(((ABS(FILTER($C:$C,NOT(ISBLANK($C:$C)))-UL1)))+1)/2))&quot;);98940924)" office:value-type="float" office:value="98940924" calcext:value-type="float">
            <text:p>98940924</text:p>
          </table:table-cell>
          <table:table-cell table:style-name="ce8" table:formula="of:=IFERROR(__xludf.dummyfunction(&quot;SUM(ARRAYFORMULA((ABS(FILTER($C:$C,NOT(ISBLANK($C:$C)))-UM1))*(((ABS(FILTER($C:$C,NOT(ISBLANK($C:$C)))-UM1)))+1)/2))&quot;);99017004)" office:value-type="float" office:value="99017004" calcext:value-type="float">
            <text:p>99017004</text:p>
          </table:table-cell>
          <table:table-cell table:style-name="ce8" table:formula="of:=IFERROR(__xludf.dummyfunction(&quot;SUM(ARRAYFORMULA((ABS(FILTER($C:$C,NOT(ISBLANK($C:$C)))-UN1))*(((ABS(FILTER($C:$C,NOT(ISBLANK($C:$C)))-UN1)))+1)/2))&quot;);99094084)" office:value-type="float" office:value="99094084" calcext:value-type="float">
            <text:p>99094084</text:p>
          </table:table-cell>
          <table:table-cell table:style-name="ce8" table:formula="of:=IFERROR(__xludf.dummyfunction(&quot;SUM(ARRAYFORMULA((ABS(FILTER($C:$C,NOT(ISBLANK($C:$C)))-UO1))*(((ABS(FILTER($C:$C,NOT(ISBLANK($C:$C)))-UO1)))+1)/2))&quot;);99172165)" office:value-type="float" office:value="99172165" calcext:value-type="float">
            <text:p>99172165</text:p>
          </table:table-cell>
          <table:table-cell table:style-name="ce8" table:formula="of:=IFERROR(__xludf.dummyfunction(&quot;SUM(ARRAYFORMULA((ABS(FILTER($C:$C,NOT(ISBLANK($C:$C)))-UP1))*(((ABS(FILTER($C:$C,NOT(ISBLANK($C:$C)))-UP1)))+1)/2))&quot;);99251246)" office:value-type="float" office:value="99251246" calcext:value-type="float">
            <text:p>99251246</text:p>
          </table:table-cell>
          <table:table-cell table:style-name="ce8" table:formula="of:=IFERROR(__xludf.dummyfunction(&quot;SUM(ARRAYFORMULA((ABS(FILTER($C:$C,NOT(ISBLANK($C:$C)))-UQ1))*(((ABS(FILTER($C:$C,NOT(ISBLANK($C:$C)))-UQ1)))+1)/2))&quot;);99331328)" office:value-type="float" office:value="99331328" calcext:value-type="float">
            <text:p>99331328</text:p>
          </table:table-cell>
          <table:table-cell table:style-name="ce8" table:formula="of:=IFERROR(__xludf.dummyfunction(&quot;SUM(ARRAYFORMULA((ABS(FILTER($C:$C,NOT(ISBLANK($C:$C)))-UR1))*(((ABS(FILTER($C:$C,NOT(ISBLANK($C:$C)))-UR1)))+1)/2))&quot;);99412410)" office:value-type="float" office:value="99412410" calcext:value-type="float">
            <text:p>99412410</text:p>
          </table:table-cell>
          <table:table-cell table:style-name="ce8" table:formula="of:=IFERROR(__xludf.dummyfunction(&quot;SUM(ARRAYFORMULA((ABS(FILTER($C:$C,NOT(ISBLANK($C:$C)))-US1))*(((ABS(FILTER($C:$C,NOT(ISBLANK($C:$C)))-US1)))+1)/2))&quot;);99494493)" office:value-type="float" office:value="99494493" calcext:value-type="float">
            <text:p>99494493</text:p>
          </table:table-cell>
          <table:table-cell table:style-name="ce9" table:formula="of:=IFERROR(__xludf.dummyfunction(&quot;SUM(ARRAYFORMULA((ABS(FILTER($C:$C,NOT(ISBLANK($C:$C)))-UT1))*(((ABS(FILTER($C:$C,NOT(ISBLANK($C:$C)))-UT1)))+1)/2))&quot;);99577577)" office:value-type="float" office:value="99577577" calcext:value-type="float">
            <text:p>99577577</text:p>
          </table:table-cell>
          <table:table-cell table:style-name="ce9" table:formula="of:=IFERROR(__xludf.dummyfunction(&quot;SUM(ARRAYFORMULA((ABS(FILTER($C:$C,NOT(ISBLANK($C:$C)))-UU1))*(((ABS(FILTER($C:$C,NOT(ISBLANK($C:$C)))-UU1)))+1)/2))&quot;);99661661)" office:value-type="float" office:value="99661661" calcext:value-type="float">
            <text:p>99661661</text:p>
          </table:table-cell>
          <table:table-cell table:style-name="ce9" table:formula="of:=IFERROR(__xludf.dummyfunction(&quot;SUM(ARRAYFORMULA((ABS(FILTER($C:$C,NOT(ISBLANK($C:$C)))-UV1))*(((ABS(FILTER($C:$C,NOT(ISBLANK($C:$C)))-UV1)))+1)/2))&quot;);99746745)" office:value-type="float" office:value="99746745" calcext:value-type="float">
            <text:p>99746745</text:p>
          </table:table-cell>
          <table:table-cell table:style-name="ce9" table:formula="of:=IFERROR(__xludf.dummyfunction(&quot;SUM(ARRAYFORMULA((ABS(FILTER($C:$C,NOT(ISBLANK($C:$C)))-UW1))*(((ABS(FILTER($C:$C,NOT(ISBLANK($C:$C)))-UW1)))+1)/2))&quot;);99832829)" office:value-type="float" office:value="99832829" calcext:value-type="float">
            <text:p>99832829</text:p>
          </table:table-cell>
          <table:table-cell table:style-name="ce9" table:formula="of:=IFERROR(__xludf.dummyfunction(&quot;SUM(ARRAYFORMULA((ABS(FILTER($C:$C,NOT(ISBLANK($C:$C)))-UX1))*(((ABS(FILTER($C:$C,NOT(ISBLANK($C:$C)))-UX1)))+1)/2))&quot;);99919915)" office:value-type="float" office:value="99919915" calcext:value-type="float">
            <text:p>99919915</text:p>
          </table:table-cell>
          <table:table-cell table:style-name="ce9" table:formula="of:=IFERROR(__xludf.dummyfunction(&quot;SUM(ARRAYFORMULA((ABS(FILTER($C:$C,NOT(ISBLANK($C:$C)))-UY1))*(((ABS(FILTER($C:$C,NOT(ISBLANK($C:$C)))-UY1)))+1)/2))&quot;);100008003)" office:value-type="float" office:value="100008003" calcext:value-type="float">
            <text:p>100008003</text:p>
          </table:table-cell>
          <table:table-cell table:style-name="ce9" table:formula="of:=IFERROR(__xludf.dummyfunction(&quot;SUM(ARRAYFORMULA((ABS(FILTER($C:$C,NOT(ISBLANK($C:$C)))-UZ1))*(((ABS(FILTER($C:$C,NOT(ISBLANK($C:$C)))-UZ1)))+1)/2))&quot;);100097092)" office:value-type="float" office:value="100097092" calcext:value-type="float">
            <text:p>100097092</text:p>
          </table:table-cell>
          <table:table-cell table:style-name="ce9" table:formula="of:=IFERROR(__xludf.dummyfunction(&quot;SUM(ARRAYFORMULA((ABS(FILTER($C:$C,NOT(ISBLANK($C:$C)))-VA1))*(((ABS(FILTER($C:$C,NOT(ISBLANK($C:$C)))-VA1)))+1)/2))&quot;);100187182)" office:value-type="float" office:value="100187182" calcext:value-type="float">
            <text:p>100187182</text:p>
          </table:table-cell>
          <table:table-cell table:style-name="ce9" table:formula="of:=IFERROR(__xludf.dummyfunction(&quot;SUM(ARRAYFORMULA((ABS(FILTER($C:$C,NOT(ISBLANK($C:$C)))-VB1))*(((ABS(FILTER($C:$C,NOT(ISBLANK($C:$C)))-VB1)))+1)/2))&quot;);100278272)" office:value-type="float" office:value="100278272" calcext:value-type="float">
            <text:p>100278272</text:p>
          </table:table-cell>
          <table:table-cell table:style-name="ce9" table:formula="of:=IFERROR(__xludf.dummyfunction(&quot;SUM(ARRAYFORMULA((ABS(FILTER($C:$C,NOT(ISBLANK($C:$C)))-VC1))*(((ABS(FILTER($C:$C,NOT(ISBLANK($C:$C)))-VC1)))+1)/2))&quot;);100370363)" office:value-type="float" office:value="100370363" calcext:value-type="float">
            <text:p>100370363</text:p>
          </table:table-cell>
          <table:table-cell table:style-name="ce9" table:formula="of:=IFERROR(__xludf.dummyfunction(&quot;SUM(ARRAYFORMULA((ABS(FILTER($C:$C,NOT(ISBLANK($C:$C)))-VD1))*(((ABS(FILTER($C:$C,NOT(ISBLANK($C:$C)))-VD1)))+1)/2))&quot;);100463454)" office:value-type="float" office:value="100463454" calcext:value-type="float">
            <text:p>100463454</text:p>
          </table:table-cell>
          <table:table-cell table:style-name="ce9" table:formula="of:=IFERROR(__xludf.dummyfunction(&quot;SUM(ARRAYFORMULA((ABS(FILTER($C:$C,NOT(ISBLANK($C:$C)))-VE1))*(((ABS(FILTER($C:$C,NOT(ISBLANK($C:$C)))-VE1)))+1)/2))&quot;);100557545)" office:value-type="float" office:value="100557545" calcext:value-type="float">
            <text:p>100557545</text:p>
          </table:table-cell>
          <table:table-cell table:style-name="ce9" table:formula="of:=IFERROR(__xludf.dummyfunction(&quot;SUM(ARRAYFORMULA((ABS(FILTER($C:$C,NOT(ISBLANK($C:$C)))-VF1))*(((ABS(FILTER($C:$C,NOT(ISBLANK($C:$C)))-VF1)))+1)/2))&quot;);100652637)" office:value-type="float" office:value="100652637" calcext:value-type="float">
            <text:p>100652637</text:p>
          </table:table-cell>
          <table:table-cell table:style-name="ce9" table:formula="of:=IFERROR(__xludf.dummyfunction(&quot;SUM(ARRAYFORMULA((ABS(FILTER($C:$C,NOT(ISBLANK($C:$C)))-VG1))*(((ABS(FILTER($C:$C,NOT(ISBLANK($C:$C)))-VG1)))+1)/2))&quot;);100748729)" office:value-type="float" office:value="100748729" calcext:value-type="float">
            <text:p>100748729</text:p>
          </table:table-cell>
          <table:table-cell table:style-name="ce9" table:formula="of:=IFERROR(__xludf.dummyfunction(&quot;SUM(ARRAYFORMULA((ABS(FILTER($C:$C,NOT(ISBLANK($C:$C)))-VH1))*(((ABS(FILTER($C:$C,NOT(ISBLANK($C:$C)))-VH1)))+1)/2))&quot;);100845821)" office:value-type="float" office:value="100845821" calcext:value-type="float">
            <text:p>100845821</text:p>
          </table:table-cell>
          <table:table-cell table:style-name="ce9" table:formula="of:=IFERROR(__xludf.dummyfunction(&quot;SUM(ARRAYFORMULA((ABS(FILTER($C:$C,NOT(ISBLANK($C:$C)))-VI1))*(((ABS(FILTER($C:$C,NOT(ISBLANK($C:$C)))-VI1)))+1)/2))&quot;);100943913)" office:value-type="float" office:value="100943913" calcext:value-type="float">
            <text:p>100943913</text:p>
          </table:table-cell>
          <table:table-cell table:style-name="ce9" table:formula="of:=IFERROR(__xludf.dummyfunction(&quot;SUM(ARRAYFORMULA((ABS(FILTER($C:$C,NOT(ISBLANK($C:$C)))-VJ1))*(((ABS(FILTER($C:$C,NOT(ISBLANK($C:$C)))-VJ1)))+1)/2))&quot;);101043005)" office:value-type="float" office:value="101043005" calcext:value-type="float">
            <text:p>101043005</text:p>
          </table:table-cell>
          <table:table-cell table:style-name="ce8" table:formula="of:=IFERROR(__xludf.dummyfunction(&quot;SUM(ARRAYFORMULA((ABS(FILTER($C:$C,NOT(ISBLANK($C:$C)))-VK1))*(((ABS(FILTER($C:$C,NOT(ISBLANK($C:$C)))-VK1)))+1)/2))&quot;);101143097)" office:value-type="float" office:value="101143097" calcext:value-type="float">
            <text:p>101143097</text:p>
          </table:table-cell>
          <table:table-cell table:style-name="ce8" table:formula="of:=IFERROR(__xludf.dummyfunction(&quot;SUM(ARRAYFORMULA((ABS(FILTER($C:$C,NOT(ISBLANK($C:$C)))-VL1))*(((ABS(FILTER($C:$C,NOT(ISBLANK($C:$C)))-VL1)))+1)/2))&quot;);101244190)" office:value-type="float" office:value="101244190" calcext:value-type="float">
            <text:p>101244190</text:p>
          </table:table-cell>
          <table:table-cell table:style-name="ce8" table:formula="of:=IFERROR(__xludf.dummyfunction(&quot;SUM(ARRAYFORMULA((ABS(FILTER($C:$C,NOT(ISBLANK($C:$C)))-VM1))*(((ABS(FILTER($C:$C,NOT(ISBLANK($C:$C)))-VM1)))+1)/2))&quot;);101346283)" office:value-type="float" office:value="101346283" calcext:value-type="float">
            <text:p>101346283</text:p>
          </table:table-cell>
          <table:table-cell table:style-name="ce8" table:formula="of:=IFERROR(__xludf.dummyfunction(&quot;SUM(ARRAYFORMULA((ABS(FILTER($C:$C,NOT(ISBLANK($C:$C)))-VN1))*(((ABS(FILTER($C:$C,NOT(ISBLANK($C:$C)))-VN1)))+1)/2))&quot;);101449376)" office:value-type="float" office:value="101449376" calcext:value-type="float">
            <text:p>101449376</text:p>
          </table:table-cell>
          <table:table-cell table:style-name="ce8" table:formula="of:=IFERROR(__xludf.dummyfunction(&quot;SUM(ARRAYFORMULA((ABS(FILTER($C:$C,NOT(ISBLANK($C:$C)))-VO1))*(((ABS(FILTER($C:$C,NOT(ISBLANK($C:$C)))-VO1)))+1)/2))&quot;);101553471)" office:value-type="float" office:value="101553471" calcext:value-type="float">
            <text:p>101553471</text:p>
          </table:table-cell>
          <table:table-cell table:style-name="ce8" table:formula="of:=IFERROR(__xludf.dummyfunction(&quot;SUM(ARRAYFORMULA((ABS(FILTER($C:$C,NOT(ISBLANK($C:$C)))-VP1))*(((ABS(FILTER($C:$C,NOT(ISBLANK($C:$C)))-VP1)))+1)/2))&quot;);101658566)" office:value-type="float" office:value="101658566" calcext:value-type="float">
            <text:p>101658566</text:p>
          </table:table-cell>
          <table:table-cell table:style-name="ce8" table:formula="of:=IFERROR(__xludf.dummyfunction(&quot;SUM(ARRAYFORMULA((ABS(FILTER($C:$C,NOT(ISBLANK($C:$C)))-VQ1))*(((ABS(FILTER($C:$C,NOT(ISBLANK($C:$C)))-VQ1)))+1)/2))&quot;);101764662)" office:value-type="float" office:value="101764662" calcext:value-type="float">
            <text:p>101764662</text:p>
          </table:table-cell>
          <table:table-cell table:style-name="ce8" table:formula="of:=IFERROR(__xludf.dummyfunction(&quot;SUM(ARRAYFORMULA((ABS(FILTER($C:$C,NOT(ISBLANK($C:$C)))-VR1))*(((ABS(FILTER($C:$C,NOT(ISBLANK($C:$C)))-VR1)))+1)/2))&quot;);101871761)" office:value-type="float" office:value="101871761" calcext:value-type="float">
            <text:p>101871761</text:p>
          </table:table-cell>
          <table:table-cell table:style-name="ce8" table:formula="of:=IFERROR(__xludf.dummyfunction(&quot;SUM(ARRAYFORMULA((ABS(FILTER($C:$C,NOT(ISBLANK($C:$C)))-VS1))*(((ABS(FILTER($C:$C,NOT(ISBLANK($C:$C)))-VS1)))+1)/2))&quot;);101979860)" office:value-type="float" office:value="101979860" calcext:value-type="float">
            <text:p>101979860</text:p>
          </table:table-cell>
          <table:table-cell table:style-name="ce8" table:formula="of:=IFERROR(__xludf.dummyfunction(&quot;SUM(ARRAYFORMULA((ABS(FILTER($C:$C,NOT(ISBLANK($C:$C)))-VT1))*(((ABS(FILTER($C:$C,NOT(ISBLANK($C:$C)))-VT1)))+1)/2))&quot;);102088960)" office:value-type="float" office:value="102088960" calcext:value-type="float">
            <text:p>102088960</text:p>
          </table:table-cell>
          <table:table-cell table:style-name="ce8" table:formula="of:=IFERROR(__xludf.dummyfunction(&quot;SUM(ARRAYFORMULA((ABS(FILTER($C:$C,NOT(ISBLANK($C:$C)))-VU1))*(((ABS(FILTER($C:$C,NOT(ISBLANK($C:$C)))-VU1)))+1)/2))&quot;);102199061)" office:value-type="float" office:value="102199061" calcext:value-type="float">
            <text:p>102199061</text:p>
          </table:table-cell>
          <table:table-cell table:style-name="ce8" table:formula="of:=IFERROR(__xludf.dummyfunction(&quot;SUM(ARRAYFORMULA((ABS(FILTER($C:$C,NOT(ISBLANK($C:$C)))-VV1))*(((ABS(FILTER($C:$C,NOT(ISBLANK($C:$C)))-VV1)))+1)/2))&quot;);102310162)" office:value-type="float" office:value="102310162" calcext:value-type="float">
            <text:p>102310162</text:p>
          </table:table-cell>
          <table:table-cell table:style-name="ce8" table:formula="of:=IFERROR(__xludf.dummyfunction(&quot;SUM(ARRAYFORMULA((ABS(FILTER($C:$C,NOT(ISBLANK($C:$C)))-VW1))*(((ABS(FILTER($C:$C,NOT(ISBLANK($C:$C)))-VW1)))+1)/2))&quot;);102422263)" office:value-type="float" office:value="102422263" calcext:value-type="float">
            <text:p>102422263</text:p>
          </table:table-cell>
          <table:table-cell table:style-name="ce8" table:formula="of:=IFERROR(__xludf.dummyfunction(&quot;SUM(ARRAYFORMULA((ABS(FILTER($C:$C,NOT(ISBLANK($C:$C)))-VX1))*(((ABS(FILTER($C:$C,NOT(ISBLANK($C:$C)))-VX1)))+1)/2))&quot;);102535365)" office:value-type="float" office:value="102535365" calcext:value-type="float">
            <text:p>102535365</text:p>
          </table:table-cell>
          <table:table-cell table:style-name="ce8" table:formula="of:=IFERROR(__xludf.dummyfunction(&quot;SUM(ARRAYFORMULA((ABS(FILTER($C:$C,NOT(ISBLANK($C:$C)))-VY1))*(((ABS(FILTER($C:$C,NOT(ISBLANK($C:$C)))-VY1)))+1)/2))&quot;);102649467)" office:value-type="float" office:value="102649467" calcext:value-type="float">
            <text:p>102649467</text:p>
          </table:table-cell>
          <table:table-cell table:style-name="ce8" table:formula="of:=IFERROR(__xludf.dummyfunction(&quot;SUM(ARRAYFORMULA((ABS(FILTER($C:$C,NOT(ISBLANK($C:$C)))-VZ1))*(((ABS(FILTER($C:$C,NOT(ISBLANK($C:$C)))-VZ1)))+1)/2))&quot;);102764569)" office:value-type="float" office:value="102764569" calcext:value-type="float">
            <text:p>102764569</text:p>
          </table:table-cell>
          <table:table-cell table:style-name="ce8" table:formula="of:=IFERROR(__xludf.dummyfunction(&quot;SUM(ARRAYFORMULA((ABS(FILTER($C:$C,NOT(ISBLANK($C:$C)))-WA1))*(((ABS(FILTER($C:$C,NOT(ISBLANK($C:$C)))-WA1)))+1)/2))&quot;);102880671)" office:value-type="float" office:value="102880671" calcext:value-type="float">
            <text:p>102880671</text:p>
          </table:table-cell>
          <table:table-cell table:style-name="ce9" table:formula="of:=IFERROR(__xludf.dummyfunction(&quot;SUM(ARRAYFORMULA((ABS(FILTER($C:$C,NOT(ISBLANK($C:$C)))-WB1))*(((ABS(FILTER($C:$C,NOT(ISBLANK($C:$C)))-WB1)))+1)/2))&quot;);102997773)" office:value-type="float" office:value="102997773" calcext:value-type="float">
            <text:p>102997773</text:p>
          </table:table-cell>
          <table:table-cell table:style-name="ce9" table:formula="of:=IFERROR(__xludf.dummyfunction(&quot;SUM(ARRAYFORMULA((ABS(FILTER($C:$C,NOT(ISBLANK($C:$C)))-WC1))*(((ABS(FILTER($C:$C,NOT(ISBLANK($C:$C)))-WC1)))+1)/2))&quot;);103115876)" office:value-type="float" office:value="103115876" calcext:value-type="float">
            <text:p>103115876</text:p>
          </table:table-cell>
          <table:table-cell table:style-name="ce9" table:formula="of:=IFERROR(__xludf.dummyfunction(&quot;SUM(ARRAYFORMULA((ABS(FILTER($C:$C,NOT(ISBLANK($C:$C)))-WD1))*(((ABS(FILTER($C:$C,NOT(ISBLANK($C:$C)))-WD1)))+1)/2))&quot;);103234979)" office:value-type="float" office:value="103234979" calcext:value-type="float">
            <text:p>103234979</text:p>
          </table:table-cell>
          <table:table-cell table:style-name="ce9" table:formula="of:=IFERROR(__xludf.dummyfunction(&quot;SUM(ARRAYFORMULA((ABS(FILTER($C:$C,NOT(ISBLANK($C:$C)))-WE1))*(((ABS(FILTER($C:$C,NOT(ISBLANK($C:$C)))-WE1)))+1)/2))&quot;);103355082)" office:value-type="float" office:value="103355082" calcext:value-type="float">
            <text:p>103355082</text:p>
          </table:table-cell>
          <table:table-cell table:style-name="ce9" table:formula="of:=IFERROR(__xludf.dummyfunction(&quot;SUM(ARRAYFORMULA((ABS(FILTER($C:$C,NOT(ISBLANK($C:$C)))-WF1))*(((ABS(FILTER($C:$C,NOT(ISBLANK($C:$C)))-WF1)))+1)/2))&quot;);103476185)" office:value-type="float" office:value="103476185" calcext:value-type="float">
            <text:p>103476185</text:p>
          </table:table-cell>
          <table:table-cell table:style-name="ce9" table:formula="of:=IFERROR(__xludf.dummyfunction(&quot;SUM(ARRAYFORMULA((ABS(FILTER($C:$C,NOT(ISBLANK($C:$C)))-WG1))*(((ABS(FILTER($C:$C,NOT(ISBLANK($C:$C)))-WG1)))+1)/2))&quot;);103598288)" office:value-type="float" office:value="103598288" calcext:value-type="float">
            <text:p>103598288</text:p>
          </table:table-cell>
          <table:table-cell table:style-name="ce9" table:formula="of:=IFERROR(__xludf.dummyfunction(&quot;SUM(ARRAYFORMULA((ABS(FILTER($C:$C,NOT(ISBLANK($C:$C)))-WH1))*(((ABS(FILTER($C:$C,NOT(ISBLANK($C:$C)))-WH1)))+1)/2))&quot;);103721392)" office:value-type="float" office:value="103721392" calcext:value-type="float">
            <text:p>103721392</text:p>
          </table:table-cell>
          <table:table-cell table:style-name="ce9" table:formula="of:=IFERROR(__xludf.dummyfunction(&quot;SUM(ARRAYFORMULA((ABS(FILTER($C:$C,NOT(ISBLANK($C:$C)))-WI1))*(((ABS(FILTER($C:$C,NOT(ISBLANK($C:$C)))-WI1)))+1)/2))&quot;);103845496)" office:value-type="float" office:value="103845496" calcext:value-type="float">
            <text:p>103845496</text:p>
          </table:table-cell>
          <table:table-cell table:style-name="ce9" table:formula="of:=IFERROR(__xludf.dummyfunction(&quot;SUM(ARRAYFORMULA((ABS(FILTER($C:$C,NOT(ISBLANK($C:$C)))-WJ1))*(((ABS(FILTER($C:$C,NOT(ISBLANK($C:$C)))-WJ1)))+1)/2))&quot;);103970602)" office:value-type="float" office:value="103970602" calcext:value-type="float">
            <text:p>103970602</text:p>
          </table:table-cell>
          <table:table-cell table:style-name="ce9" table:formula="of:=IFERROR(__xludf.dummyfunction(&quot;SUM(ARRAYFORMULA((ABS(FILTER($C:$C,NOT(ISBLANK($C:$C)))-WK1))*(((ABS(FILTER($C:$C,NOT(ISBLANK($C:$C)))-WK1)))+1)/2))&quot;);104096708)" office:value-type="float" office:value="104096708" calcext:value-type="float">
            <text:p>104096708</text:p>
          </table:table-cell>
          <table:table-cell table:style-name="ce9" table:formula="of:=IFERROR(__xludf.dummyfunction(&quot;SUM(ARRAYFORMULA((ABS(FILTER($C:$C,NOT(ISBLANK($C:$C)))-WL1))*(((ABS(FILTER($C:$C,NOT(ISBLANK($C:$C)))-WL1)))+1)/2))&quot;);104223814)" office:value-type="float" office:value="104223814" calcext:value-type="float">
            <text:p>104223814</text:p>
          </table:table-cell>
          <table:table-cell table:style-name="ce9" table:formula="of:=IFERROR(__xludf.dummyfunction(&quot;SUM(ARRAYFORMULA((ABS(FILTER($C:$C,NOT(ISBLANK($C:$C)))-WM1))*(((ABS(FILTER($C:$C,NOT(ISBLANK($C:$C)))-WM1)))+1)/2))&quot;);104351920)" office:value-type="float" office:value="104351920" calcext:value-type="float">
            <text:p>104351920</text:p>
          </table:table-cell>
          <table:table-cell table:style-name="ce9" table:formula="of:=IFERROR(__xludf.dummyfunction(&quot;SUM(ARRAYFORMULA((ABS(FILTER($C:$C,NOT(ISBLANK($C:$C)))-WN1))*(((ABS(FILTER($C:$C,NOT(ISBLANK($C:$C)))-WN1)))+1)/2))&quot;);104481027)" office:value-type="float" office:value="104481027" calcext:value-type="float">
            <text:p>104481027</text:p>
          </table:table-cell>
          <table:table-cell table:style-name="ce9" table:formula="of:=IFERROR(__xludf.dummyfunction(&quot;SUM(ARRAYFORMULA((ABS(FILTER($C:$C,NOT(ISBLANK($C:$C)))-WO1))*(((ABS(FILTER($C:$C,NOT(ISBLANK($C:$C)))-WO1)))+1)/2))&quot;);104611134)" office:value-type="float" office:value="104611134" calcext:value-type="float">
            <text:p>104611134</text:p>
          </table:table-cell>
          <table:table-cell table:style-name="ce9" table:formula="of:=IFERROR(__xludf.dummyfunction(&quot;SUM(ARRAYFORMULA((ABS(FILTER($C:$C,NOT(ISBLANK($C:$C)))-WP1))*(((ABS(FILTER($C:$C,NOT(ISBLANK($C:$C)))-WP1)))+1)/2))&quot;);104742243)" office:value-type="float" office:value="104742243" calcext:value-type="float">
            <text:p>104742243</text:p>
          </table:table-cell>
          <table:table-cell table:style-name="ce9" table:formula="of:=IFERROR(__xludf.dummyfunction(&quot;SUM(ARRAYFORMULA((ABS(FILTER($C:$C,NOT(ISBLANK($C:$C)))-WQ1))*(((ABS(FILTER($C:$C,NOT(ISBLANK($C:$C)))-WQ1)))+1)/2))&quot;);104874352)" office:value-type="float" office:value="104874352" calcext:value-type="float">
            <text:p>104874352</text:p>
          </table:table-cell>
          <table:table-cell table:style-name="ce9" table:formula="of:=IFERROR(__xludf.dummyfunction(&quot;SUM(ARRAYFORMULA((ABS(FILTER($C:$C,NOT(ISBLANK($C:$C)))-WR1))*(((ABS(FILTER($C:$C,NOT(ISBLANK($C:$C)))-WR1)))+1)/2))&quot;);105007461)" office:value-type="float" office:value="105007461" calcext:value-type="float">
            <text:p>105007461</text:p>
          </table:table-cell>
          <table:table-cell table:style-name="ce8" table:formula="of:=IFERROR(__xludf.dummyfunction(&quot;SUM(ARRAYFORMULA((ABS(FILTER($C:$C,NOT(ISBLANK($C:$C)))-WS1))*(((ABS(FILTER($C:$C,NOT(ISBLANK($C:$C)))-WS1)))+1)/2))&quot;);105141571)" office:value-type="float" office:value="105141571" calcext:value-type="float">
            <text:p>105141571</text:p>
          </table:table-cell>
          <table:table-cell table:style-name="ce8" table:formula="of:=IFERROR(__xludf.dummyfunction(&quot;SUM(ARRAYFORMULA((ABS(FILTER($C:$C,NOT(ISBLANK($C:$C)))-WT1))*(((ABS(FILTER($C:$C,NOT(ISBLANK($C:$C)))-WT1)))+1)/2))&quot;);105276682)" office:value-type="float" office:value="105276682" calcext:value-type="float">
            <text:p>105276682</text:p>
          </table:table-cell>
          <table:table-cell table:style-name="ce8" table:formula="of:=IFERROR(__xludf.dummyfunction(&quot;SUM(ARRAYFORMULA((ABS(FILTER($C:$C,NOT(ISBLANK($C:$C)))-WU1))*(((ABS(FILTER($C:$C,NOT(ISBLANK($C:$C)))-WU1)))+1)/2))&quot;);105412793)" office:value-type="float" office:value="105412793" calcext:value-type="float">
            <text:p>105412793</text:p>
          </table:table-cell>
          <table:table-cell table:style-name="ce8" table:formula="of:=IFERROR(__xludf.dummyfunction(&quot;SUM(ARRAYFORMULA((ABS(FILTER($C:$C,NOT(ISBLANK($C:$C)))-WV1))*(((ABS(FILTER($C:$C,NOT(ISBLANK($C:$C)))-WV1)))+1)/2))&quot;);105549904)" office:value-type="float" office:value="105549904" calcext:value-type="float">
            <text:p>105549904</text:p>
          </table:table-cell>
          <table:table-cell table:style-name="ce8" table:formula="of:=IFERROR(__xludf.dummyfunction(&quot;SUM(ARRAYFORMULA((ABS(FILTER($C:$C,NOT(ISBLANK($C:$C)))-WW1))*(((ABS(FILTER($C:$C,NOT(ISBLANK($C:$C)))-WW1)))+1)/2))&quot;);105688015)" office:value-type="float" office:value="105688015" calcext:value-type="float">
            <text:p>105688015</text:p>
          </table:table-cell>
          <table:table-cell table:style-name="ce8" table:formula="of:=IFERROR(__xludf.dummyfunction(&quot;SUM(ARRAYFORMULA((ABS(FILTER($C:$C,NOT(ISBLANK($C:$C)))-WX1))*(((ABS(FILTER($C:$C,NOT(ISBLANK($C:$C)))-WX1)))+1)/2))&quot;);105827126)" office:value-type="float" office:value="105827126" calcext:value-type="float">
            <text:p>105827126</text:p>
          </table:table-cell>
          <table:table-cell table:style-name="ce8" table:formula="of:=IFERROR(__xludf.dummyfunction(&quot;SUM(ARRAYFORMULA((ABS(FILTER($C:$C,NOT(ISBLANK($C:$C)))-WY1))*(((ABS(FILTER($C:$C,NOT(ISBLANK($C:$C)))-WY1)))+1)/2))&quot;);105967237)" office:value-type="float" office:value="105967237" calcext:value-type="float">
            <text:p>105967237</text:p>
          </table:table-cell>
          <table:table-cell table:style-name="ce8" table:formula="of:=IFERROR(__xludf.dummyfunction(&quot;SUM(ARRAYFORMULA((ABS(FILTER($C:$C,NOT(ISBLANK($C:$C)))-WZ1))*(((ABS(FILTER($C:$C,NOT(ISBLANK($C:$C)))-WZ1)))+1)/2))&quot;);106108349)" office:value-type="float" office:value="106108349" calcext:value-type="float">
            <text:p>106108349</text:p>
          </table:table-cell>
          <table:table-cell table:style-name="ce8" table:formula="of:=IFERROR(__xludf.dummyfunction(&quot;SUM(ARRAYFORMULA((ABS(FILTER($C:$C,NOT(ISBLANK($C:$C)))-XA1))*(((ABS(FILTER($C:$C,NOT(ISBLANK($C:$C)))-XA1)))+1)/2))&quot;);106250461)" office:value-type="float" office:value="106250461" calcext:value-type="float">
            <text:p>106250461</text:p>
          </table:table-cell>
          <table:table-cell table:style-name="ce8" table:formula="of:=IFERROR(__xludf.dummyfunction(&quot;SUM(ARRAYFORMULA((ABS(FILTER($C:$C,NOT(ISBLANK($C:$C)))-XB1))*(((ABS(FILTER($C:$C,NOT(ISBLANK($C:$C)))-XB1)))+1)/2))&quot;);106393573)" office:value-type="float" office:value="106393573" calcext:value-type="float">
            <text:p>106393573</text:p>
          </table:table-cell>
          <table:table-cell table:style-name="ce8" table:formula="of:=IFERROR(__xludf.dummyfunction(&quot;SUM(ARRAYFORMULA((ABS(FILTER($C:$C,NOT(ISBLANK($C:$C)))-XC1))*(((ABS(FILTER($C:$C,NOT(ISBLANK($C:$C)))-XC1)))+1)/2))&quot;);106537687)" office:value-type="float" office:value="106537687" calcext:value-type="float">
            <text:p>106537687</text:p>
          </table:table-cell>
          <table:table-cell table:style-name="ce8" table:formula="of:=IFERROR(__xludf.dummyfunction(&quot;SUM(ARRAYFORMULA((ABS(FILTER($C:$C,NOT(ISBLANK($C:$C)))-XD1))*(((ABS(FILTER($C:$C,NOT(ISBLANK($C:$C)))-XD1)))+1)/2))&quot;);106682803)" office:value-type="float" office:value="106682803" calcext:value-type="float">
            <text:p>106682803</text:p>
          </table:table-cell>
          <table:table-cell table:style-name="ce8" table:formula="of:=IFERROR(__xludf.dummyfunction(&quot;SUM(ARRAYFORMULA((ABS(FILTER($C:$C,NOT(ISBLANK($C:$C)))-XE1))*(((ABS(FILTER($C:$C,NOT(ISBLANK($C:$C)))-XE1)))+1)/2))&quot;);106828919)" office:value-type="float" office:value="106828919" calcext:value-type="float">
            <text:p>106828919</text:p>
          </table:table-cell>
          <table:table-cell table:style-name="ce8" table:formula="of:=IFERROR(__xludf.dummyfunction(&quot;SUM(ARRAYFORMULA((ABS(FILTER($C:$C,NOT(ISBLANK($C:$C)))-XF1))*(((ABS(FILTER($C:$C,NOT(ISBLANK($C:$C)))-XF1)))+1)/2))&quot;);106976035)" office:value-type="float" office:value="106976035" calcext:value-type="float">
            <text:p>106976035</text:p>
          </table:table-cell>
          <table:table-cell table:style-name="ce8" table:formula="of:=IFERROR(__xludf.dummyfunction(&quot;SUM(ARRAYFORMULA((ABS(FILTER($C:$C,NOT(ISBLANK($C:$C)))-XG1))*(((ABS(FILTER($C:$C,NOT(ISBLANK($C:$C)))-XG1)))+1)/2))&quot;);107124151)" office:value-type="float" office:value="107124151" calcext:value-type="float">
            <text:p>107124151</text:p>
          </table:table-cell>
          <table:table-cell table:style-name="ce8" table:formula="of:=IFERROR(__xludf.dummyfunction(&quot;SUM(ARRAYFORMULA((ABS(FILTER($C:$C,NOT(ISBLANK($C:$C)))-XH1))*(((ABS(FILTER($C:$C,NOT(ISBLANK($C:$C)))-XH1)))+1)/2))&quot;);107273268)" office:value-type="float" office:value="107273268" calcext:value-type="float">
            <text:p>107273268</text:p>
          </table:table-cell>
          <table:table-cell table:style-name="ce8" table:formula="of:=IFERROR(__xludf.dummyfunction(&quot;SUM(ARRAYFORMULA((ABS(FILTER($C:$C,NOT(ISBLANK($C:$C)))-XI1))*(((ABS(FILTER($C:$C,NOT(ISBLANK($C:$C)))-XI1)))+1)/2))&quot;);107423387)" office:value-type="float" office:value="107423387" calcext:value-type="float">
            <text:p>107423387</text:p>
          </table:table-cell>
          <table:table-cell table:style-name="ce9" table:formula="of:=IFERROR(__xludf.dummyfunction(&quot;SUM(ARRAYFORMULA((ABS(FILTER($C:$C,NOT(ISBLANK($C:$C)))-XJ1))*(((ABS(FILTER($C:$C,NOT(ISBLANK($C:$C)))-XJ1)))+1)/2))&quot;);107574508)" office:value-type="float" office:value="107574508" calcext:value-type="float">
            <text:p>107574508</text:p>
          </table:table-cell>
          <table:table-cell table:style-name="ce9" table:formula="of:=IFERROR(__xludf.dummyfunction(&quot;SUM(ARRAYFORMULA((ABS(FILTER($C:$C,NOT(ISBLANK($C:$C)))-XK1))*(((ABS(FILTER($C:$C,NOT(ISBLANK($C:$C)))-XK1)))+1)/2))&quot;);107726630)" office:value-type="float" office:value="107726630" calcext:value-type="float">
            <text:p>107726630</text:p>
          </table:table-cell>
          <table:table-cell table:style-name="ce9" table:formula="of:=IFERROR(__xludf.dummyfunction(&quot;SUM(ARRAYFORMULA((ABS(FILTER($C:$C,NOT(ISBLANK($C:$C)))-XL1))*(((ABS(FILTER($C:$C,NOT(ISBLANK($C:$C)))-XL1)))+1)/2))&quot;);107879752)" office:value-type="float" office:value="107879752" calcext:value-type="float">
            <text:p>107879752</text:p>
          </table:table-cell>
          <table:table-cell table:style-name="ce9" table:formula="of:=IFERROR(__xludf.dummyfunction(&quot;SUM(ARRAYFORMULA((ABS(FILTER($C:$C,NOT(ISBLANK($C:$C)))-XM1))*(((ABS(FILTER($C:$C,NOT(ISBLANK($C:$C)))-XM1)))+1)/2))&quot;);108033874)" office:value-type="float" office:value="108033874" calcext:value-type="float">
            <text:p>108033874</text:p>
          </table:table-cell>
          <table:table-cell table:style-name="ce9" table:formula="of:=IFERROR(__xludf.dummyfunction(&quot;SUM(ARRAYFORMULA((ABS(FILTER($C:$C,NOT(ISBLANK($C:$C)))-XN1))*(((ABS(FILTER($C:$C,NOT(ISBLANK($C:$C)))-XN1)))+1)/2))&quot;);108188998)" office:value-type="float" office:value="108188998" calcext:value-type="float">
            <text:p>108188998</text:p>
          </table:table-cell>
          <table:table-cell table:style-name="ce9" table:formula="of:=IFERROR(__xludf.dummyfunction(&quot;SUM(ARRAYFORMULA((ABS(FILTER($C:$C,NOT(ISBLANK($C:$C)))-XO1))*(((ABS(FILTER($C:$C,NOT(ISBLANK($C:$C)))-XO1)))+1)/2))&quot;);108345122)" office:value-type="float" office:value="108345122" calcext:value-type="float">
            <text:p>108345122</text:p>
          </table:table-cell>
          <table:table-cell table:style-name="ce9" table:formula="of:=IFERROR(__xludf.dummyfunction(&quot;SUM(ARRAYFORMULA((ABS(FILTER($C:$C,NOT(ISBLANK($C:$C)))-XP1))*(((ABS(FILTER($C:$C,NOT(ISBLANK($C:$C)))-XP1)))+1)/2))&quot;);108502246)" office:value-type="float" office:value="108502246" calcext:value-type="float">
            <text:p>108502246</text:p>
          </table:table-cell>
          <table:table-cell table:style-name="ce9" table:formula="of:=IFERROR(__xludf.dummyfunction(&quot;SUM(ARRAYFORMULA((ABS(FILTER($C:$C,NOT(ISBLANK($C:$C)))-XQ1))*(((ABS(FILTER($C:$C,NOT(ISBLANK($C:$C)))-XQ1)))+1)/2))&quot;);108660373)" office:value-type="float" office:value="108660373" calcext:value-type="float">
            <text:p>108660373</text:p>
          </table:table-cell>
          <table:table-cell table:style-name="ce9" table:formula="of:=IFERROR(__xludf.dummyfunction(&quot;SUM(ARRAYFORMULA((ABS(FILTER($C:$C,NOT(ISBLANK($C:$C)))-XR1))*(((ABS(FILTER($C:$C,NOT(ISBLANK($C:$C)))-XR1)))+1)/2))&quot;);108819500)" office:value-type="float" office:value="108819500" calcext:value-type="float">
            <text:p>108819500</text:p>
          </table:table-cell>
          <table:table-cell table:style-name="ce9" table:formula="of:=IFERROR(__xludf.dummyfunction(&quot;SUM(ARRAYFORMULA((ABS(FILTER($C:$C,NOT(ISBLANK($C:$C)))-XS1))*(((ABS(FILTER($C:$C,NOT(ISBLANK($C:$C)))-XS1)))+1)/2))&quot;);108979627)" office:value-type="float" office:value="108979627" calcext:value-type="float">
            <text:p>108979627</text:p>
          </table:table-cell>
          <table:table-cell table:style-name="ce9" table:formula="of:=IFERROR(__xludf.dummyfunction(&quot;SUM(ARRAYFORMULA((ABS(FILTER($C:$C,NOT(ISBLANK($C:$C)))-XT1))*(((ABS(FILTER($C:$C,NOT(ISBLANK($C:$C)))-XT1)))+1)/2))&quot;);109140755)" office:value-type="float" office:value="109140755" calcext:value-type="float">
            <text:p>109140755</text:p>
          </table:table-cell>
          <table:table-cell table:style-name="ce9" table:formula="of:=IFERROR(__xludf.dummyfunction(&quot;SUM(ARRAYFORMULA((ABS(FILTER($C:$C,NOT(ISBLANK($C:$C)))-XU1))*(((ABS(FILTER($C:$C,NOT(ISBLANK($C:$C)))-XU1)))+1)/2))&quot;);109302883)" office:value-type="float" office:value="109302883" calcext:value-type="float">
            <text:p>109302883</text:p>
          </table:table-cell>
          <table:table-cell table:style-name="ce9" table:formula="of:=IFERROR(__xludf.dummyfunction(&quot;SUM(ARRAYFORMULA((ABS(FILTER($C:$C,NOT(ISBLANK($C:$C)))-XV1))*(((ABS(FILTER($C:$C,NOT(ISBLANK($C:$C)))-XV1)))+1)/2))&quot;);109466011)" office:value-type="float" office:value="109466011" calcext:value-type="float">
            <text:p>109466011</text:p>
          </table:table-cell>
          <table:table-cell table:style-name="ce9" table:formula="of:=IFERROR(__xludf.dummyfunction(&quot;SUM(ARRAYFORMULA((ABS(FILTER($C:$C,NOT(ISBLANK($C:$C)))-XW1))*(((ABS(FILTER($C:$C,NOT(ISBLANK($C:$C)))-XW1)))+1)/2))&quot;);109630140)" office:value-type="float" office:value="109630140" calcext:value-type="float">
            <text:p>109630140</text:p>
          </table:table-cell>
          <table:table-cell table:style-name="ce9" table:formula="of:=IFERROR(__xludf.dummyfunction(&quot;SUM(ARRAYFORMULA((ABS(FILTER($C:$C,NOT(ISBLANK($C:$C)))-XX1))*(((ABS(FILTER($C:$C,NOT(ISBLANK($C:$C)))-XX1)))+1)/2))&quot;);109795271)" office:value-type="float" office:value="109795271" calcext:value-type="float">
            <text:p>109795271</text:p>
          </table:table-cell>
          <table:table-cell table:style-name="ce9" table:formula="of:=IFERROR(__xludf.dummyfunction(&quot;SUM(ARRAYFORMULA((ABS(FILTER($C:$C,NOT(ISBLANK($C:$C)))-XY1))*(((ABS(FILTER($C:$C,NOT(ISBLANK($C:$C)))-XY1)))+1)/2))&quot;);109961402)" office:value-type="float" office:value="109961402" calcext:value-type="float">
            <text:p>109961402</text:p>
          </table:table-cell>
          <table:table-cell table:style-name="ce9" table:formula="of:=IFERROR(__xludf.dummyfunction(&quot;SUM(ARRAYFORMULA((ABS(FILTER($C:$C,NOT(ISBLANK($C:$C)))-XZ1))*(((ABS(FILTER($C:$C,NOT(ISBLANK($C:$C)))-XZ1)))+1)/2))&quot;);110128534)" office:value-type="float" office:value="110128534" calcext:value-type="float">
            <text:p>110128534</text:p>
          </table:table-cell>
          <table:table-cell table:style-name="ce8" table:formula="of:=IFERROR(__xludf.dummyfunction(&quot;SUM(ARRAYFORMULA((ABS(FILTER($C:$C,NOT(ISBLANK($C:$C)))-YA1))*(((ABS(FILTER($C:$C,NOT(ISBLANK($C:$C)))-YA1)))+1)/2))&quot;);110296667)" office:value-type="float" office:value="110296667" calcext:value-type="float">
            <text:p>110296667</text:p>
          </table:table-cell>
          <table:table-cell table:style-name="ce8" table:formula="of:=IFERROR(__xludf.dummyfunction(&quot;SUM(ARRAYFORMULA((ABS(FILTER($C:$C,NOT(ISBLANK($C:$C)))-YB1))*(((ABS(FILTER($C:$C,NOT(ISBLANK($C:$C)))-YB1)))+1)/2))&quot;);110465800)" office:value-type="float" office:value="110465800" calcext:value-type="float">
            <text:p>110465800</text:p>
          </table:table-cell>
          <table:table-cell table:style-name="ce8" table:formula="of:=IFERROR(__xludf.dummyfunction(&quot;SUM(ARRAYFORMULA((ABS(FILTER($C:$C,NOT(ISBLANK($C:$C)))-YC1))*(((ABS(FILTER($C:$C,NOT(ISBLANK($C:$C)))-YC1)))+1)/2))&quot;);110635933)" office:value-type="float" office:value="110635933" calcext:value-type="float">
            <text:p>110635933</text:p>
          </table:table-cell>
          <table:table-cell table:style-name="ce8" table:formula="of:=IFERROR(__xludf.dummyfunction(&quot;SUM(ARRAYFORMULA((ABS(FILTER($C:$C,NOT(ISBLANK($C:$C)))-YD1))*(((ABS(FILTER($C:$C,NOT(ISBLANK($C:$C)))-YD1)))+1)/2))&quot;);110807068)" office:value-type="float" office:value="110807068" calcext:value-type="float">
            <text:p>110807068</text:p>
          </table:table-cell>
          <table:table-cell table:style-name="ce8" table:formula="of:=IFERROR(__xludf.dummyfunction(&quot;SUM(ARRAYFORMULA((ABS(FILTER($C:$C,NOT(ISBLANK($C:$C)))-YE1))*(((ABS(FILTER($C:$C,NOT(ISBLANK($C:$C)))-YE1)))+1)/2))&quot;);110979204)" office:value-type="float" office:value="110979204" calcext:value-type="float">
            <text:p>110979204</text:p>
          </table:table-cell>
          <table:table-cell table:style-name="ce8" table:formula="of:=IFERROR(__xludf.dummyfunction(&quot;SUM(ARRAYFORMULA((ABS(FILTER($C:$C,NOT(ISBLANK($C:$C)))-YF1))*(((ABS(FILTER($C:$C,NOT(ISBLANK($C:$C)))-YF1)))+1)/2))&quot;);111152340)" office:value-type="float" office:value="111152340" calcext:value-type="float">
            <text:p>111152340</text:p>
          </table:table-cell>
          <table:table-cell table:style-name="ce8" table:formula="of:=IFERROR(__xludf.dummyfunction(&quot;SUM(ARRAYFORMULA((ABS(FILTER($C:$C,NOT(ISBLANK($C:$C)))-YG1))*(((ABS(FILTER($C:$C,NOT(ISBLANK($C:$C)))-YG1)))+1)/2))&quot;);111326477)" office:value-type="float" office:value="111326477" calcext:value-type="float">
            <text:p>111326477</text:p>
          </table:table-cell>
          <table:table-cell table:style-name="ce8" table:formula="of:=IFERROR(__xludf.dummyfunction(&quot;SUM(ARRAYFORMULA((ABS(FILTER($C:$C,NOT(ISBLANK($C:$C)))-YH1))*(((ABS(FILTER($C:$C,NOT(ISBLANK($C:$C)))-YH1)))+1)/2))&quot;);111501614)" office:value-type="float" office:value="111501614" calcext:value-type="float">
            <text:p>111501614</text:p>
          </table:table-cell>
          <table:table-cell table:style-name="ce8" table:formula="of:=IFERROR(__xludf.dummyfunction(&quot;SUM(ARRAYFORMULA((ABS(FILTER($C:$C,NOT(ISBLANK($C:$C)))-YI1))*(((ABS(FILTER($C:$C,NOT(ISBLANK($C:$C)))-YI1)))+1)/2))&quot;);111677751)" office:value-type="float" office:value="111677751" calcext:value-type="float">
            <text:p>111677751</text:p>
          </table:table-cell>
          <table:table-cell table:style-name="ce8" table:formula="of:=IFERROR(__xludf.dummyfunction(&quot;SUM(ARRAYFORMULA((ABS(FILTER($C:$C,NOT(ISBLANK($C:$C)))-YJ1))*(((ABS(FILTER($C:$C,NOT(ISBLANK($C:$C)))-YJ1)))+1)/2))&quot;);111854888)" office:value-type="float" office:value="111854888" calcext:value-type="float">
            <text:p>111854888</text:p>
          </table:table-cell>
          <table:table-cell table:style-name="ce8" table:formula="of:=IFERROR(__xludf.dummyfunction(&quot;SUM(ARRAYFORMULA((ABS(FILTER($C:$C,NOT(ISBLANK($C:$C)))-YK1))*(((ABS(FILTER($C:$C,NOT(ISBLANK($C:$C)))-YK1)))+1)/2))&quot;);112033025)" office:value-type="float" office:value="112033025" calcext:value-type="float">
            <text:p>112033025</text:p>
          </table:table-cell>
          <table:table-cell table:style-name="ce8" table:formula="of:=IFERROR(__xludf.dummyfunction(&quot;SUM(ARRAYFORMULA((ABS(FILTER($C:$C,NOT(ISBLANK($C:$C)))-YL1))*(((ABS(FILTER($C:$C,NOT(ISBLANK($C:$C)))-YL1)))+1)/2))&quot;);112212164)" office:value-type="float" office:value="112212164" calcext:value-type="float">
            <text:p>112212164</text:p>
          </table:table-cell>
          <table:table-cell table:style-name="ce8" table:formula="of:=IFERROR(__xludf.dummyfunction(&quot;SUM(ARRAYFORMULA((ABS(FILTER($C:$C,NOT(ISBLANK($C:$C)))-YM1))*(((ABS(FILTER($C:$C,NOT(ISBLANK($C:$C)))-YM1)))+1)/2))&quot;);112392304)" office:value-type="float" office:value="112392304" calcext:value-type="float">
            <text:p>112392304</text:p>
          </table:table-cell>
          <table:table-cell table:style-name="ce8" table:formula="of:=IFERROR(__xludf.dummyfunction(&quot;SUM(ARRAYFORMULA((ABS(FILTER($C:$C,NOT(ISBLANK($C:$C)))-YN1))*(((ABS(FILTER($C:$C,NOT(ISBLANK($C:$C)))-YN1)))+1)/2))&quot;);112573444)" office:value-type="float" office:value="112573444" calcext:value-type="float">
            <text:p>112573444</text:p>
          </table:table-cell>
          <table:table-cell table:style-name="ce8" table:formula="of:=IFERROR(__xludf.dummyfunction(&quot;SUM(ARRAYFORMULA((ABS(FILTER($C:$C,NOT(ISBLANK($C:$C)))-YO1))*(((ABS(FILTER($C:$C,NOT(ISBLANK($C:$C)))-YO1)))+1)/2))&quot;);112755584)" office:value-type="float" office:value="112755584" calcext:value-type="float">
            <text:p>112755584</text:p>
          </table:table-cell>
          <table:table-cell table:style-name="ce8" table:formula="of:=IFERROR(__xludf.dummyfunction(&quot;SUM(ARRAYFORMULA((ABS(FILTER($C:$C,NOT(ISBLANK($C:$C)))-YP1))*(((ABS(FILTER($C:$C,NOT(ISBLANK($C:$C)))-YP1)))+1)/2))&quot;);112938724)" office:value-type="float" office:value="112938724" calcext:value-type="float">
            <text:p>112938724</text:p>
          </table:table-cell>
          <table:table-cell table:style-name="ce8" table:formula="of:=IFERROR(__xludf.dummyfunction(&quot;SUM(ARRAYFORMULA((ABS(FILTER($C:$C,NOT(ISBLANK($C:$C)))-YQ1))*(((ABS(FILTER($C:$C,NOT(ISBLANK($C:$C)))-YQ1)))+1)/2))&quot;);113122864)" office:value-type="float" office:value="113122864" calcext:value-type="float">
            <text:p>113122864</text:p>
          </table:table-cell>
          <table:table-cell table:style-name="ce9" table:formula="of:=IFERROR(__xludf.dummyfunction(&quot;SUM(ARRAYFORMULA((ABS(FILTER($C:$C,NOT(ISBLANK($C:$C)))-YR1))*(((ABS(FILTER($C:$C,NOT(ISBLANK($C:$C)))-YR1)))+1)/2))&quot;);113308004)" office:value-type="float" office:value="113308004" calcext:value-type="float">
            <text:p>113308004</text:p>
          </table:table-cell>
          <table:table-cell table:style-name="ce9" table:formula="of:=IFERROR(__xludf.dummyfunction(&quot;SUM(ARRAYFORMULA((ABS(FILTER($C:$C,NOT(ISBLANK($C:$C)))-YS1))*(((ABS(FILTER($C:$C,NOT(ISBLANK($C:$C)))-YS1)))+1)/2))&quot;);113494144)" office:value-type="float" office:value="113494144" calcext:value-type="float">
            <text:p>113494144</text:p>
          </table:table-cell>
          <table:table-cell table:style-name="ce9" table:formula="of:=IFERROR(__xludf.dummyfunction(&quot;SUM(ARRAYFORMULA((ABS(FILTER($C:$C,NOT(ISBLANK($C:$C)))-YT1))*(((ABS(FILTER($C:$C,NOT(ISBLANK($C:$C)))-YT1)))+1)/2))&quot;);113681285)" office:value-type="float" office:value="113681285" calcext:value-type="float">
            <text:p>113681285</text:p>
          </table:table-cell>
          <table:table-cell table:style-name="ce9" table:formula="of:=IFERROR(__xludf.dummyfunction(&quot;SUM(ARRAYFORMULA((ABS(FILTER($C:$C,NOT(ISBLANK($C:$C)))-YU1))*(((ABS(FILTER($C:$C,NOT(ISBLANK($C:$C)))-YU1)))+1)/2))&quot;);113869426)" office:value-type="float" office:value="113869426" calcext:value-type="float">
            <text:p>113869426</text:p>
          </table:table-cell>
          <table:table-cell table:style-name="ce9" table:formula="of:=IFERROR(__xludf.dummyfunction(&quot;SUM(ARRAYFORMULA((ABS(FILTER($C:$C,NOT(ISBLANK($C:$C)))-YV1))*(((ABS(FILTER($C:$C,NOT(ISBLANK($C:$C)))-YV1)))+1)/2))&quot;);114058570)" office:value-type="float" office:value="114058570" calcext:value-type="float">
            <text:p>114058570</text:p>
          </table:table-cell>
          <table:table-cell table:style-name="ce9" table:formula="of:=IFERROR(__xludf.dummyfunction(&quot;SUM(ARRAYFORMULA((ABS(FILTER($C:$C,NOT(ISBLANK($C:$C)))-YW1))*(((ABS(FILTER($C:$C,NOT(ISBLANK($C:$C)))-YW1)))+1)/2))&quot;);114248714)" office:value-type="float" office:value="114248714" calcext:value-type="float">
            <text:p>114248714</text:p>
          </table:table-cell>
          <table:table-cell table:style-name="ce9" table:formula="of:=IFERROR(__xludf.dummyfunction(&quot;SUM(ARRAYFORMULA((ABS(FILTER($C:$C,NOT(ISBLANK($C:$C)))-YX1))*(((ABS(FILTER($C:$C,NOT(ISBLANK($C:$C)))-YX1)))+1)/2))&quot;);114439858)" office:value-type="float" office:value="114439858" calcext:value-type="float">
            <text:p>114439858</text:p>
          </table:table-cell>
          <table:table-cell table:style-name="ce9" table:formula="of:=IFERROR(__xludf.dummyfunction(&quot;SUM(ARRAYFORMULA((ABS(FILTER($C:$C,NOT(ISBLANK($C:$C)))-YY1))*(((ABS(FILTER($C:$C,NOT(ISBLANK($C:$C)))-YY1)))+1)/2))&quot;);114632002)" office:value-type="float" office:value="114632002" calcext:value-type="float">
            <text:p>114632002</text:p>
          </table:table-cell>
          <table:table-cell table:style-name="ce9" table:formula="of:=IFERROR(__xludf.dummyfunction(&quot;SUM(ARRAYFORMULA((ABS(FILTER($C:$C,NOT(ISBLANK($C:$C)))-YZ1))*(((ABS(FILTER($C:$C,NOT(ISBLANK($C:$C)))-YZ1)))+1)/2))&quot;);114825147)" office:value-type="float" office:value="114825147" calcext:value-type="float">
            <text:p>114825147</text:p>
          </table:table-cell>
          <table:table-cell table:style-name="ce9" table:formula="of:=IFERROR(__xludf.dummyfunction(&quot;SUM(ARRAYFORMULA((ABS(FILTER($C:$C,NOT(ISBLANK($C:$C)))-ZA1))*(((ABS(FILTER($C:$C,NOT(ISBLANK($C:$C)))-ZA1)))+1)/2))&quot;);115019293)" office:value-type="float" office:value="115019293" calcext:value-type="float">
            <text:p>115019293</text:p>
          </table:table-cell>
          <table:table-cell table:style-name="ce9" table:formula="of:=IFERROR(__xludf.dummyfunction(&quot;SUM(ARRAYFORMULA((ABS(FILTER($C:$C,NOT(ISBLANK($C:$C)))-ZB1))*(((ABS(FILTER($C:$C,NOT(ISBLANK($C:$C)))-ZB1)))+1)/2))&quot;);115214440)" office:value-type="float" office:value="115214440" calcext:value-type="float">
            <text:p>115214440</text:p>
          </table:table-cell>
          <table:table-cell table:style-name="ce9" table:formula="of:=IFERROR(__xludf.dummyfunction(&quot;SUM(ARRAYFORMULA((ABS(FILTER($C:$C,NOT(ISBLANK($C:$C)))-ZC1))*(((ABS(FILTER($C:$C,NOT(ISBLANK($C:$C)))-ZC1)))+1)/2))&quot;);115410589)" office:value-type="float" office:value="115410589" calcext:value-type="float">
            <text:p>115410589</text:p>
          </table:table-cell>
          <table:table-cell table:style-name="ce9" table:formula="of:=IFERROR(__xludf.dummyfunction(&quot;SUM(ARRAYFORMULA((ABS(FILTER($C:$C,NOT(ISBLANK($C:$C)))-ZD1))*(((ABS(FILTER($C:$C,NOT(ISBLANK($C:$C)))-ZD1)))+1)/2))&quot;);115607738)" office:value-type="float" office:value="115607738" calcext:value-type="float">
            <text:p>115607738</text:p>
          </table:table-cell>
          <table:table-cell table:style-name="ce9" table:formula="of:=IFERROR(__xludf.dummyfunction(&quot;SUM(ARRAYFORMULA((ABS(FILTER($C:$C,NOT(ISBLANK($C:$C)))-ZE1))*(((ABS(FILTER($C:$C,NOT(ISBLANK($C:$C)))-ZE1)))+1)/2))&quot;);115805887)" office:value-type="float" office:value="115805887" calcext:value-type="float">
            <text:p>115805887</text:p>
          </table:table-cell>
          <table:table-cell table:style-name="ce9" table:formula="of:=IFERROR(__xludf.dummyfunction(&quot;SUM(ARRAYFORMULA((ABS(FILTER($C:$C,NOT(ISBLANK($C:$C)))-ZF1))*(((ABS(FILTER($C:$C,NOT(ISBLANK($C:$C)))-ZF1)))+1)/2))&quot;);116005036)" office:value-type="float" office:value="116005036" calcext:value-type="float">
            <text:p>116005036</text:p>
          </table:table-cell>
          <table:table-cell table:style-name="ce9" table:formula="of:=IFERROR(__xludf.dummyfunction(&quot;SUM(ARRAYFORMULA((ABS(FILTER($C:$C,NOT(ISBLANK($C:$C)))-ZG1))*(((ABS(FILTER($C:$C,NOT(ISBLANK($C:$C)))-ZG1)))+1)/2))&quot;);116205185)" office:value-type="float" office:value="116205185" calcext:value-type="float">
            <text:p>116205185</text:p>
          </table:table-cell>
          <table:table-cell table:style-name="ce9" table:formula="of:=IFERROR(__xludf.dummyfunction(&quot;SUM(ARRAYFORMULA((ABS(FILTER($C:$C,NOT(ISBLANK($C:$C)))-ZH1))*(((ABS(FILTER($C:$C,NOT(ISBLANK($C:$C)))-ZH1)))+1)/2))&quot;);116406334)" office:value-type="float" office:value="116406334" calcext:value-type="float">
            <text:p>116406334</text:p>
          </table:table-cell>
          <table:table-cell table:style-name="ce8" table:formula="of:=IFERROR(__xludf.dummyfunction(&quot;SUM(ARRAYFORMULA((ABS(FILTER($C:$C,NOT(ISBLANK($C:$C)))-ZI1))*(((ABS(FILTER($C:$C,NOT(ISBLANK($C:$C)))-ZI1)))+1)/2))&quot;);116608483)" office:value-type="float" office:value="116608483" calcext:value-type="float">
            <text:p>116608483</text:p>
          </table:table-cell>
          <table:table-cell table:style-name="ce8" table:formula="of:=IFERROR(__xludf.dummyfunction(&quot;SUM(ARRAYFORMULA((ABS(FILTER($C:$C,NOT(ISBLANK($C:$C)))-ZJ1))*(((ABS(FILTER($C:$C,NOT(ISBLANK($C:$C)))-ZJ1)))+1)/2))&quot;);116811632)" office:value-type="float" office:value="116811632" calcext:value-type="float">
            <text:p>116811632</text:p>
          </table:table-cell>
          <table:table-cell table:style-name="ce8" table:formula="of:=IFERROR(__xludf.dummyfunction(&quot;SUM(ARRAYFORMULA((ABS(FILTER($C:$C,NOT(ISBLANK($C:$C)))-ZK1))*(((ABS(FILTER($C:$C,NOT(ISBLANK($C:$C)))-ZK1)))+1)/2))&quot;);117015781)" office:value-type="float" office:value="117015781" calcext:value-type="float">
            <text:p>117015781</text:p>
          </table:table-cell>
          <table:table-cell table:style-name="ce8" table:formula="of:=IFERROR(__xludf.dummyfunction(&quot;SUM(ARRAYFORMULA((ABS(FILTER($C:$C,NOT(ISBLANK($C:$C)))-ZL1))*(((ABS(FILTER($C:$C,NOT(ISBLANK($C:$C)))-ZL1)))+1)/2))&quot;);117220931)" office:value-type="float" office:value="117220931" calcext:value-type="float">
            <text:p>117220931</text:p>
          </table:table-cell>
          <table:table-cell table:style-name="ce8" table:formula="of:=IFERROR(__xludf.dummyfunction(&quot;SUM(ARRAYFORMULA((ABS(FILTER($C:$C,NOT(ISBLANK($C:$C)))-ZM1))*(((ABS(FILTER($C:$C,NOT(ISBLANK($C:$C)))-ZM1)))+1)/2))&quot;);117427082)" office:value-type="float" office:value="117427082" calcext:value-type="float">
            <text:p>117427082</text:p>
          </table:table-cell>
          <table:table-cell table:style-name="ce8" table:formula="of:=IFERROR(__xludf.dummyfunction(&quot;SUM(ARRAYFORMULA((ABS(FILTER($C:$C,NOT(ISBLANK($C:$C)))-ZN1))*(((ABS(FILTER($C:$C,NOT(ISBLANK($C:$C)))-ZN1)))+1)/2))&quot;);117634235)" office:value-type="float" office:value="117634235" calcext:value-type="float">
            <text:p>117634235</text:p>
          </table:table-cell>
          <table:table-cell table:style-name="ce8" table:formula="of:=IFERROR(__xludf.dummyfunction(&quot;SUM(ARRAYFORMULA((ABS(FILTER($C:$C,NOT(ISBLANK($C:$C)))-ZO1))*(((ABS(FILTER($C:$C,NOT(ISBLANK($C:$C)))-ZO1)))+1)/2))&quot;);117842390)" office:value-type="float" office:value="117842390" calcext:value-type="float">
            <text:p>117842390</text:p>
          </table:table-cell>
          <table:table-cell table:style-name="ce8" table:formula="of:=IFERROR(__xludf.dummyfunction(&quot;SUM(ARRAYFORMULA((ABS(FILTER($C:$C,NOT(ISBLANK($C:$C)))-ZP1))*(((ABS(FILTER($C:$C,NOT(ISBLANK($C:$C)))-ZP1)))+1)/2))&quot;);118051546)" office:value-type="float" office:value="118051546" calcext:value-type="float">
            <text:p>118051546</text:p>
          </table:table-cell>
          <table:table-cell table:style-name="ce8" table:formula="of:=IFERROR(__xludf.dummyfunction(&quot;SUM(ARRAYFORMULA((ABS(FILTER($C:$C,NOT(ISBLANK($C:$C)))-ZQ1))*(((ABS(FILTER($C:$C,NOT(ISBLANK($C:$C)))-ZQ1)))+1)/2))&quot;);118261702)" office:value-type="float" office:value="118261702" calcext:value-type="float">
            <text:p>118261702</text:p>
          </table:table-cell>
          <table:table-cell table:style-name="ce8" table:formula="of:=IFERROR(__xludf.dummyfunction(&quot;SUM(ARRAYFORMULA((ABS(FILTER($C:$C,NOT(ISBLANK($C:$C)))-ZR1))*(((ABS(FILTER($C:$C,NOT(ISBLANK($C:$C)))-ZR1)))+1)/2))&quot;);118472860)" office:value-type="float" office:value="118472860" calcext:value-type="float">
            <text:p>118472860</text:p>
          </table:table-cell>
          <table:table-cell table:style-name="ce8" table:formula="of:=IFERROR(__xludf.dummyfunction(&quot;SUM(ARRAYFORMULA((ABS(FILTER($C:$C,NOT(ISBLANK($C:$C)))-ZS1))*(((ABS(FILTER($C:$C,NOT(ISBLANK($C:$C)))-ZS1)))+1)/2))&quot;);118685020)" office:value-type="float" office:value="118685020" calcext:value-type="float">
            <text:p>118685020</text:p>
          </table:table-cell>
          <table:table-cell table:style-name="ce8" table:formula="of:=IFERROR(__xludf.dummyfunction(&quot;SUM(ARRAYFORMULA((ABS(FILTER($C:$C,NOT(ISBLANK($C:$C)))-ZT1))*(((ABS(FILTER($C:$C,NOT(ISBLANK($C:$C)))-ZT1)))+1)/2))&quot;);118898180)" office:value-type="float" office:value="118898180" calcext:value-type="float">
            <text:p>118898180</text:p>
          </table:table-cell>
          <table:table-cell table:style-name="ce8" table:formula="of:=IFERROR(__xludf.dummyfunction(&quot;SUM(ARRAYFORMULA((ABS(FILTER($C:$C,NOT(ISBLANK($C:$C)))-ZU1))*(((ABS(FILTER($C:$C,NOT(ISBLANK($C:$C)))-ZU1)))+1)/2))&quot;);119112341)" office:value-type="float" office:value="119112341" calcext:value-type="float">
            <text:p>119112341</text:p>
          </table:table-cell>
          <table:table-cell table:style-name="ce8" table:formula="of:=IFERROR(__xludf.dummyfunction(&quot;SUM(ARRAYFORMULA((ABS(FILTER($C:$C,NOT(ISBLANK($C:$C)))-ZV1))*(((ABS(FILTER($C:$C,NOT(ISBLANK($C:$C)))-ZV1)))+1)/2))&quot;);119327502)" office:value-type="float" office:value="119327502" calcext:value-type="float">
            <text:p>119327502</text:p>
          </table:table-cell>
          <table:table-cell table:style-name="ce8" table:formula="of:=IFERROR(__xludf.dummyfunction(&quot;SUM(ARRAYFORMULA((ABS(FILTER($C:$C,NOT(ISBLANK($C:$C)))-ZW1))*(((ABS(FILTER($C:$C,NOT(ISBLANK($C:$C)))-ZW1)))+1)/2))&quot;);119543663)" office:value-type="float" office:value="119543663" calcext:value-type="float">
            <text:p>119543663</text:p>
          </table:table-cell>
          <table:table-cell table:style-name="ce8" table:formula="of:=IFERROR(__xludf.dummyfunction(&quot;SUM(ARRAYFORMULA((ABS(FILTER($C:$C,NOT(ISBLANK($C:$C)))-ZX1))*(((ABS(FILTER($C:$C,NOT(ISBLANK($C:$C)))-ZX1)))+1)/2))&quot;);119760824)" office:value-type="float" office:value="119760824" calcext:value-type="float">
            <text:p>119760824</text:p>
          </table:table-cell>
          <table:table-cell table:style-name="ce8" table:formula="of:=IFERROR(__xludf.dummyfunction(&quot;SUM(ARRAYFORMULA((ABS(FILTER($C:$C,NOT(ISBLANK($C:$C)))-ZY1))*(((ABS(FILTER($C:$C,NOT(ISBLANK($C:$C)))-ZY1)))+1)/2))&quot;);119978985)" office:value-type="float" office:value="119978985" calcext:value-type="float">
            <text:p>119978985</text:p>
          </table:table-cell>
          <table:table-cell table:style-name="ce9" table:formula="of:=IFERROR(__xludf.dummyfunction(&quot;SUM(ARRAYFORMULA((ABS(FILTER($C:$C,NOT(ISBLANK($C:$C)))-ZZ1))*(((ABS(FILTER($C:$C,NOT(ISBLANK($C:$C)))-ZZ1)))+1)/2))&quot;);120198146)" office:value-type="float" office:value="120198146" calcext:value-type="float">
            <text:p>120198146</text:p>
          </table:table-cell>
          <table:table-cell table:style-name="ce9" table:formula="of:=IFERROR(__xludf.dummyfunction(&quot;SUM(ARRAYFORMULA((ABS(FILTER($C:$C,NOT(ISBLANK($C:$C)))-AAA1))*(((ABS(FILTER($C:$C,NOT(ISBLANK($C:$C)))-AAA1)))+1)/2))&quot;);120418308)" office:value-type="float" office:value="120418308" calcext:value-type="float">
            <text:p>120418308</text:p>
          </table:table-cell>
          <table:table-cell table:style-name="ce9" table:formula="of:=IFERROR(__xludf.dummyfunction(&quot;SUM(ARRAYFORMULA((ABS(FILTER($C:$C,NOT(ISBLANK($C:$C)))-AAB1))*(((ABS(FILTER($C:$C,NOT(ISBLANK($C:$C)))-AAB1)))+1)/2))&quot;);120639470)" office:value-type="float" office:value="120639470" calcext:value-type="float">
            <text:p>120639470</text:p>
          </table:table-cell>
          <table:table-cell table:style-name="ce9" table:formula="of:=IFERROR(__xludf.dummyfunction(&quot;SUM(ARRAYFORMULA((ABS(FILTER($C:$C,NOT(ISBLANK($C:$C)))-AAC1))*(((ABS(FILTER($C:$C,NOT(ISBLANK($C:$C)))-AAC1)))+1)/2))&quot;);120861632)" office:value-type="float" office:value="120861632" calcext:value-type="float">
            <text:p>120861632</text:p>
          </table:table-cell>
          <table:table-cell table:style-name="ce9" table:formula="of:=IFERROR(__xludf.dummyfunction(&quot;SUM(ARRAYFORMULA((ABS(FILTER($C:$C,NOT(ISBLANK($C:$C)))-AAD1))*(((ABS(FILTER($C:$C,NOT(ISBLANK($C:$C)))-AAD1)))+1)/2))&quot;);121084795)" office:value-type="float" office:value="121084795" calcext:value-type="float">
            <text:p>121084795</text:p>
          </table:table-cell>
          <table:table-cell table:style-name="ce9" table:formula="of:=IFERROR(__xludf.dummyfunction(&quot;SUM(ARRAYFORMULA((ABS(FILTER($C:$C,NOT(ISBLANK($C:$C)))-AAE1))*(((ABS(FILTER($C:$C,NOT(ISBLANK($C:$C)))-AAE1)))+1)/2))&quot;);121308959)" office:value-type="float" office:value="121308959" calcext:value-type="float">
            <text:p>121308959</text:p>
          </table:table-cell>
          <table:table-cell table:style-name="ce9" table:formula="of:=IFERROR(__xludf.dummyfunction(&quot;SUM(ARRAYFORMULA((ABS(FILTER($C:$C,NOT(ISBLANK($C:$C)))-AAF1))*(((ABS(FILTER($C:$C,NOT(ISBLANK($C:$C)))-AAF1)))+1)/2))&quot;);121534124)" office:value-type="float" office:value="121534124" calcext:value-type="float">
            <text:p>121534124</text:p>
          </table:table-cell>
          <table:table-cell table:style-name="ce9" table:formula="of:=IFERROR(__xludf.dummyfunction(&quot;SUM(ARRAYFORMULA((ABS(FILTER($C:$C,NOT(ISBLANK($C:$C)))-AAG1))*(((ABS(FILTER($C:$C,NOT(ISBLANK($C:$C)))-AAG1)))+1)/2))&quot;);121760290)" office:value-type="float" office:value="121760290" calcext:value-type="float">
            <text:p>121760290</text:p>
          </table:table-cell>
          <table:table-cell table:style-name="ce9" table:formula="of:=IFERROR(__xludf.dummyfunction(&quot;SUM(ARRAYFORMULA((ABS(FILTER($C:$C,NOT(ISBLANK($C:$C)))-AAH1))*(((ABS(FILTER($C:$C,NOT(ISBLANK($C:$C)))-AAH1)))+1)/2))&quot;);121987456)" office:value-type="float" office:value="121987456" calcext:value-type="float">
            <text:p>121987456</text:p>
          </table:table-cell>
          <table:table-cell table:style-name="ce9" table:formula="of:=IFERROR(__xludf.dummyfunction(&quot;SUM(ARRAYFORMULA((ABS(FILTER($C:$C,NOT(ISBLANK($C:$C)))-AAI1))*(((ABS(FILTER($C:$C,NOT(ISBLANK($C:$C)))-AAI1)))+1)/2))&quot;);122215623)" office:value-type="float" office:value="122215623" calcext:value-type="float">
            <text:p>122215623</text:p>
          </table:table-cell>
          <table:table-cell table:style-name="ce9" table:formula="of:=IFERROR(__xludf.dummyfunction(&quot;SUM(ARRAYFORMULA((ABS(FILTER($C:$C,NOT(ISBLANK($C:$C)))-AAJ1))*(((ABS(FILTER($C:$C,NOT(ISBLANK($C:$C)))-AAJ1)))+1)/2))&quot;);122444790)" office:value-type="float" office:value="122444790" calcext:value-type="float">
            <text:p>122444790</text:p>
          </table:table-cell>
          <table:table-cell table:style-name="ce9" table:formula="of:=IFERROR(__xludf.dummyfunction(&quot;SUM(ARRAYFORMULA((ABS(FILTER($C:$C,NOT(ISBLANK($C:$C)))-AAK1))*(((ABS(FILTER($C:$C,NOT(ISBLANK($C:$C)))-AAK1)))+1)/2))&quot;);122674957)" office:value-type="float" office:value="122674957" calcext:value-type="float">
            <text:p>122674957</text:p>
          </table:table-cell>
          <table:table-cell table:style-name="ce9" table:formula="of:=IFERROR(__xludf.dummyfunction(&quot;SUM(ARRAYFORMULA((ABS(FILTER($C:$C,NOT(ISBLANK($C:$C)))-AAL1))*(((ABS(FILTER($C:$C,NOT(ISBLANK($C:$C)))-AAL1)))+1)/2))&quot;);122906124)" office:value-type="float" office:value="122906124" calcext:value-type="float">
            <text:p>122906124</text:p>
          </table:table-cell>
          <table:table-cell table:style-name="ce9" table:formula="of:=IFERROR(__xludf.dummyfunction(&quot;SUM(ARRAYFORMULA((ABS(FILTER($C:$C,NOT(ISBLANK($C:$C)))-AAM1))*(((ABS(FILTER($C:$C,NOT(ISBLANK($C:$C)))-AAM1)))+1)/2))&quot;);123138292)" office:value-type="float" office:value="123138292" calcext:value-type="float">
            <text:p>123138292</text:p>
          </table:table-cell>
          <table:table-cell table:style-name="ce9" table:formula="of:=IFERROR(__xludf.dummyfunction(&quot;SUM(ARRAYFORMULA((ABS(FILTER($C:$C,NOT(ISBLANK($C:$C)))-AAN1))*(((ABS(FILTER($C:$C,NOT(ISBLANK($C:$C)))-AAN1)))+1)/2))&quot;);123371461)" office:value-type="float" office:value="123371461" calcext:value-type="float">
            <text:p>123371461</text:p>
          </table:table-cell>
          <table:table-cell table:style-name="ce9" table:formula="of:=IFERROR(__xludf.dummyfunction(&quot;SUM(ARRAYFORMULA((ABS(FILTER($C:$C,NOT(ISBLANK($C:$C)))-AAO1))*(((ABS(FILTER($C:$C,NOT(ISBLANK($C:$C)))-AAO1)))+1)/2))&quot;);123605630)" office:value-type="float" office:value="123605630" calcext:value-type="float">
            <text:p>123605630</text:p>
          </table:table-cell>
          <table:table-cell table:style-name="ce9" table:formula="of:=IFERROR(__xludf.dummyfunction(&quot;SUM(ARRAYFORMULA((ABS(FILTER($C:$C,NOT(ISBLANK($C:$C)))-AAP1))*(((ABS(FILTER($C:$C,NOT(ISBLANK($C:$C)))-AAP1)))+1)/2))&quot;);123840799)" office:value-type="float" office:value="123840799" calcext:value-type="float">
            <text:p>123840799</text:p>
          </table:table-cell>
          <table:table-cell table:style-name="ce8" table:formula="of:=IFERROR(__xludf.dummyfunction(&quot;SUM(ARRAYFORMULA((ABS(FILTER($C:$C,NOT(ISBLANK($C:$C)))-AAQ1))*(((ABS(FILTER($C:$C,NOT(ISBLANK($C:$C)))-AAQ1)))+1)/2))&quot;);124076969)" office:value-type="float" office:value="124076969" calcext:value-type="float">
            <text:p>124076969</text:p>
          </table:table-cell>
          <table:table-cell table:style-name="ce8" table:formula="of:=IFERROR(__xludf.dummyfunction(&quot;SUM(ARRAYFORMULA((ABS(FILTER($C:$C,NOT(ISBLANK($C:$C)))-AAR1))*(((ABS(FILTER($C:$C,NOT(ISBLANK($C:$C)))-AAR1)))+1)/2))&quot;);124314140)" office:value-type="float" office:value="124314140" calcext:value-type="float">
            <text:p>124314140</text:p>
          </table:table-cell>
          <table:table-cell table:style-name="ce8" table:formula="of:=IFERROR(__xludf.dummyfunction(&quot;SUM(ARRAYFORMULA((ABS(FILTER($C:$C,NOT(ISBLANK($C:$C)))-AAS1))*(((ABS(FILTER($C:$C,NOT(ISBLANK($C:$C)))-AAS1)))+1)/2))&quot;);124552312)" office:value-type="float" office:value="124552312" calcext:value-type="float">
            <text:p>124552312</text:p>
          </table:table-cell>
          <table:table-cell table:style-name="ce8" table:formula="of:=IFERROR(__xludf.dummyfunction(&quot;SUM(ARRAYFORMULA((ABS(FILTER($C:$C,NOT(ISBLANK($C:$C)))-AAT1))*(((ABS(FILTER($C:$C,NOT(ISBLANK($C:$C)))-AAT1)))+1)/2))&quot;);124791484)" office:value-type="float" office:value="124791484" calcext:value-type="float">
            <text:p>124791484</text:p>
          </table:table-cell>
          <table:table-cell table:style-name="ce8" table:formula="of:=IFERROR(__xludf.dummyfunction(&quot;SUM(ARRAYFORMULA((ABS(FILTER($C:$C,NOT(ISBLANK($C:$C)))-AAU1))*(((ABS(FILTER($C:$C,NOT(ISBLANK($C:$C)))-AAU1)))+1)/2))&quot;);125031656)" office:value-type="float" office:value="125031656" calcext:value-type="float">
            <text:p>125031656</text:p>
          </table:table-cell>
          <table:table-cell table:style-name="ce8" table:formula="of:=IFERROR(__xludf.dummyfunction(&quot;SUM(ARRAYFORMULA((ABS(FILTER($C:$C,NOT(ISBLANK($C:$C)))-AAV1))*(((ABS(FILTER($C:$C,NOT(ISBLANK($C:$C)))-AAV1)))+1)/2))&quot;);125272828)" office:value-type="float" office:value="125272828" calcext:value-type="float">
            <text:p>125272828</text:p>
          </table:table-cell>
          <table:table-cell table:style-name="ce8" table:formula="of:=IFERROR(__xludf.dummyfunction(&quot;SUM(ARRAYFORMULA((ABS(FILTER($C:$C,NOT(ISBLANK($C:$C)))-AAW1))*(((ABS(FILTER($C:$C,NOT(ISBLANK($C:$C)))-AAW1)))+1)/2))&quot;);125515001)" office:value-type="float" office:value="125515001" calcext:value-type="float">
            <text:p>125515001</text:p>
          </table:table-cell>
          <table:table-cell table:style-name="ce8" table:formula="of:=IFERROR(__xludf.dummyfunction(&quot;SUM(ARRAYFORMULA((ABS(FILTER($C:$C,NOT(ISBLANK($C:$C)))-AAX1))*(((ABS(FILTER($C:$C,NOT(ISBLANK($C:$C)))-AAX1)))+1)/2))&quot;);125758174)" office:value-type="float" office:value="125758174" calcext:value-type="float">
            <text:p>125758174</text:p>
          </table:table-cell>
          <table:table-cell table:style-name="ce8" table:formula="of:=IFERROR(__xludf.dummyfunction(&quot;SUM(ARRAYFORMULA((ABS(FILTER($C:$C,NOT(ISBLANK($C:$C)))-AAY1))*(((ABS(FILTER($C:$C,NOT(ISBLANK($C:$C)))-AAY1)))+1)/2))&quot;);126002347)" office:value-type="float" office:value="126002347" calcext:value-type="float">
            <text:p>126002347</text:p>
          </table:table-cell>
          <table:table-cell table:style-name="ce8" table:formula="of:=IFERROR(__xludf.dummyfunction(&quot;SUM(ARRAYFORMULA((ABS(FILTER($C:$C,NOT(ISBLANK($C:$C)))-AAZ1))*(((ABS(FILTER($C:$C,NOT(ISBLANK($C:$C)))-AAZ1)))+1)/2))&quot;);126247522)" office:value-type="float" office:value="126247522" calcext:value-type="float">
            <text:p>126247522</text:p>
          </table:table-cell>
          <table:table-cell table:style-name="ce8" table:formula="of:=IFERROR(__xludf.dummyfunction(&quot;SUM(ARRAYFORMULA((ABS(FILTER($C:$C,NOT(ISBLANK($C:$C)))-ABA1))*(((ABS(FILTER($C:$C,NOT(ISBLANK($C:$C)))-ABA1)))+1)/2))&quot;);126493697)" office:value-type="float" office:value="126493697" calcext:value-type="float">
            <text:p>126493697</text:p>
          </table:table-cell>
          <table:table-cell table:style-name="ce8" table:formula="of:=IFERROR(__xludf.dummyfunction(&quot;SUM(ARRAYFORMULA((ABS(FILTER($C:$C,NOT(ISBLANK($C:$C)))-ABB1))*(((ABS(FILTER($C:$C,NOT(ISBLANK($C:$C)))-ABB1)))+1)/2))&quot;);126740874)" office:value-type="float" office:value="126740874" calcext:value-type="float">
            <text:p>126740874</text:p>
          </table:table-cell>
          <table:table-cell table:style-name="ce8" table:formula="of:=IFERROR(__xludf.dummyfunction(&quot;SUM(ARRAYFORMULA((ABS(FILTER($C:$C,NOT(ISBLANK($C:$C)))-ABC1))*(((ABS(FILTER($C:$C,NOT(ISBLANK($C:$C)))-ABC1)))+1)/2))&quot;);126989052)" office:value-type="float" office:value="126989052" calcext:value-type="float">
            <text:p>126989052</text:p>
          </table:table-cell>
          <table:table-cell table:style-name="ce8" table:formula="of:=IFERROR(__xludf.dummyfunction(&quot;SUM(ARRAYFORMULA((ABS(FILTER($C:$C,NOT(ISBLANK($C:$C)))-ABD1))*(((ABS(FILTER($C:$C,NOT(ISBLANK($C:$C)))-ABD1)))+1)/2))&quot;);127238230)" office:value-type="float" office:value="127238230" calcext:value-type="float">
            <text:p>127238230</text:p>
          </table:table-cell>
          <table:table-cell table:style-name="ce8" table:formula="of:=IFERROR(__xludf.dummyfunction(&quot;SUM(ARRAYFORMULA((ABS(FILTER($C:$C,NOT(ISBLANK($C:$C)))-ABE1))*(((ABS(FILTER($C:$C,NOT(ISBLANK($C:$C)))-ABE1)))+1)/2))&quot;);127488410)" office:value-type="float" office:value="127488410" calcext:value-type="float">
            <text:p>127488410</text:p>
          </table:table-cell>
          <table:table-cell table:style-name="ce8" table:formula="of:=IFERROR(__xludf.dummyfunction(&quot;SUM(ARRAYFORMULA((ABS(FILTER($C:$C,NOT(ISBLANK($C:$C)))-ABF1))*(((ABS(FILTER($C:$C,NOT(ISBLANK($C:$C)))-ABF1)))+1)/2))&quot;);127739590)" office:value-type="float" office:value="127739590" calcext:value-type="float">
            <text:p>127739590</text:p>
          </table:table-cell>
          <table:table-cell table:style-name="ce8" table:formula="of:=IFERROR(__xludf.dummyfunction(&quot;SUM(ARRAYFORMULA((ABS(FILTER($C:$C,NOT(ISBLANK($C:$C)))-ABG1))*(((ABS(FILTER($C:$C,NOT(ISBLANK($C:$C)))-ABG1)))+1)/2))&quot;);127991770)" office:value-type="float" office:value="127991770" calcext:value-type="float">
            <text:p>127991770</text:p>
          </table:table-cell>
          <table:table-cell table:style-name="ce9" table:formula="of:=IFERROR(__xludf.dummyfunction(&quot;SUM(ARRAYFORMULA((ABS(FILTER($C:$C,NOT(ISBLANK($C:$C)))-ABH1))*(((ABS(FILTER($C:$C,NOT(ISBLANK($C:$C)))-ABH1)))+1)/2))&quot;);128244951)" office:value-type="float" office:value="128244951" calcext:value-type="float">
            <text:p>128244951</text:p>
          </table:table-cell>
          <table:table-cell table:style-name="ce9" table:formula="of:=IFERROR(__xludf.dummyfunction(&quot;SUM(ARRAYFORMULA((ABS(FILTER($C:$C,NOT(ISBLANK($C:$C)))-ABI1))*(((ABS(FILTER($C:$C,NOT(ISBLANK($C:$C)))-ABI1)))+1)/2))&quot;);128499132)" office:value-type="float" office:value="128499132" calcext:value-type="float">
            <text:p>128499132</text:p>
          </table:table-cell>
          <table:table-cell table:style-name="ce9" table:formula="of:=IFERROR(__xludf.dummyfunction(&quot;SUM(ARRAYFORMULA((ABS(FILTER($C:$C,NOT(ISBLANK($C:$C)))-ABJ1))*(((ABS(FILTER($C:$C,NOT(ISBLANK($C:$C)))-ABJ1)))+1)/2))&quot;);128754313)" office:value-type="float" office:value="128754313" calcext:value-type="float">
            <text:p>128754313</text:p>
          </table:table-cell>
          <table:table-cell table:style-name="ce9" table:formula="of:=IFERROR(__xludf.dummyfunction(&quot;SUM(ARRAYFORMULA((ABS(FILTER($C:$C,NOT(ISBLANK($C:$C)))-ABK1))*(((ABS(FILTER($C:$C,NOT(ISBLANK($C:$C)))-ABK1)))+1)/2))&quot;);129010494)" office:value-type="float" office:value="129010494" calcext:value-type="float">
            <text:p>129010494</text:p>
          </table:table-cell>
          <table:table-cell table:style-name="ce9" table:formula="of:=IFERROR(__xludf.dummyfunction(&quot;SUM(ARRAYFORMULA((ABS(FILTER($C:$C,NOT(ISBLANK($C:$C)))-ABL1))*(((ABS(FILTER($C:$C,NOT(ISBLANK($C:$C)))-ABL1)))+1)/2))&quot;);129267675)" office:value-type="float" office:value="129267675" calcext:value-type="float">
            <text:p>129267675</text:p>
          </table:table-cell>
          <table:table-cell table:style-name="ce9" table:formula="of:=IFERROR(__xludf.dummyfunction(&quot;SUM(ARRAYFORMULA((ABS(FILTER($C:$C,NOT(ISBLANK($C:$C)))-ABM1))*(((ABS(FILTER($C:$C,NOT(ISBLANK($C:$C)))-ABM1)))+1)/2))&quot;);129525857)" office:value-type="float" office:value="129525857" calcext:value-type="float">
            <text:p>129525857</text:p>
          </table:table-cell>
          <table:table-cell table:style-name="ce9" table:formula="of:=IFERROR(__xludf.dummyfunction(&quot;SUM(ARRAYFORMULA((ABS(FILTER($C:$C,NOT(ISBLANK($C:$C)))-ABN1))*(((ABS(FILTER($C:$C,NOT(ISBLANK($C:$C)))-ABN1)))+1)/2))&quot;);129785039)" office:value-type="float" office:value="129785039" calcext:value-type="float">
            <text:p>129785039</text:p>
          </table:table-cell>
          <table:table-cell table:style-name="ce9" table:formula="of:=IFERROR(__xludf.dummyfunction(&quot;SUM(ARRAYFORMULA((ABS(FILTER($C:$C,NOT(ISBLANK($C:$C)))-ABO1))*(((ABS(FILTER($C:$C,NOT(ISBLANK($C:$C)))-ABO1)))+1)/2))&quot;);130045221)" office:value-type="float" office:value="130045221" calcext:value-type="float">
            <text:p>130045221</text:p>
          </table:table-cell>
          <table:table-cell table:style-name="ce9" table:formula="of:=IFERROR(__xludf.dummyfunction(&quot;SUM(ARRAYFORMULA((ABS(FILTER($C:$C,NOT(ISBLANK($C:$C)))-ABP1))*(((ABS(FILTER($C:$C,NOT(ISBLANK($C:$C)))-ABP1)))+1)/2))&quot;);130306404)" office:value-type="float" office:value="130306404" calcext:value-type="float">
            <text:p>130306404</text:p>
          </table:table-cell>
          <table:table-cell table:style-name="ce9" table:formula="of:=IFERROR(__xludf.dummyfunction(&quot;SUM(ARRAYFORMULA((ABS(FILTER($C:$C,NOT(ISBLANK($C:$C)))-ABQ1))*(((ABS(FILTER($C:$C,NOT(ISBLANK($C:$C)))-ABQ1)))+1)/2))&quot;);130568590)" office:value-type="float" office:value="130568590" calcext:value-type="float">
            <text:p>130568590</text:p>
          </table:table-cell>
          <table:table-cell table:style-name="ce9" table:formula="of:=IFERROR(__xludf.dummyfunction(&quot;SUM(ARRAYFORMULA((ABS(FILTER($C:$C,NOT(ISBLANK($C:$C)))-ABR1))*(((ABS(FILTER($C:$C,NOT(ISBLANK($C:$C)))-ABR1)))+1)/2))&quot;);130831776)" office:value-type="float" office:value="130831776" calcext:value-type="float">
            <text:p>130831776</text:p>
          </table:table-cell>
          <table:table-cell table:style-name="ce9" table:formula="of:=IFERROR(__xludf.dummyfunction(&quot;SUM(ARRAYFORMULA((ABS(FILTER($C:$C,NOT(ISBLANK($C:$C)))-ABS1))*(((ABS(FILTER($C:$C,NOT(ISBLANK($C:$C)))-ABS1)))+1)/2))&quot;);131095962)" office:value-type="float" office:value="131095962" calcext:value-type="float">
            <text:p>131095962</text:p>
          </table:table-cell>
          <table:table-cell table:style-name="ce9" table:formula="of:=IFERROR(__xludf.dummyfunction(&quot;SUM(ARRAYFORMULA((ABS(FILTER($C:$C,NOT(ISBLANK($C:$C)))-ABT1))*(((ABS(FILTER($C:$C,NOT(ISBLANK($C:$C)))-ABT1)))+1)/2))&quot;);131361149)" office:value-type="float" office:value="131361149" calcext:value-type="float">
            <text:p>131361149</text:p>
          </table:table-cell>
          <table:table-cell table:style-name="ce9" table:formula="of:=IFERROR(__xludf.dummyfunction(&quot;SUM(ARRAYFORMULA((ABS(FILTER($C:$C,NOT(ISBLANK($C:$C)))-ABU1))*(((ABS(FILTER($C:$C,NOT(ISBLANK($C:$C)))-ABU1)))+1)/2))&quot;);131627336)" office:value-type="float" office:value="131627336" calcext:value-type="float">
            <text:p>131627336</text:p>
          </table:table-cell>
          <table:table-cell table:style-name="ce9" table:formula="of:=IFERROR(__xludf.dummyfunction(&quot;SUM(ARRAYFORMULA((ABS(FILTER($C:$C,NOT(ISBLANK($C:$C)))-ABV1))*(((ABS(FILTER($C:$C,NOT(ISBLANK($C:$C)))-ABV1)))+1)/2))&quot;);131894523)" office:value-type="float" office:value="131894523" calcext:value-type="float">
            <text:p>131894523</text:p>
          </table:table-cell>
          <table:table-cell table:style-name="ce9" table:formula="of:=IFERROR(__xludf.dummyfunction(&quot;SUM(ARRAYFORMULA((ABS(FILTER($C:$C,NOT(ISBLANK($C:$C)))-ABW1))*(((ABS(FILTER($C:$C,NOT(ISBLANK($C:$C)))-ABW1)))+1)/2))&quot;);132162711)" office:value-type="float" office:value="132162711" calcext:value-type="float">
            <text:p>132162711</text:p>
          </table:table-cell>
          <table:table-cell table:style-name="ce9" table:formula="of:=IFERROR(__xludf.dummyfunction(&quot;SUM(ARRAYFORMULA((ABS(FILTER($C:$C,NOT(ISBLANK($C:$C)))-ABX1))*(((ABS(FILTER($C:$C,NOT(ISBLANK($C:$C)))-ABX1)))+1)/2))&quot;);132431899)" office:value-type="float" office:value="132431899" calcext:value-type="float">
            <text:p>132431899</text:p>
          </table:table-cell>
          <table:table-cell table:style-name="ce8" table:formula="of:=IFERROR(__xludf.dummyfunction(&quot;SUM(ARRAYFORMULA((ABS(FILTER($C:$C,NOT(ISBLANK($C:$C)))-ABY1))*(((ABS(FILTER($C:$C,NOT(ISBLANK($C:$C)))-ABY1)))+1)/2))&quot;);132702088)" office:value-type="float" office:value="132702088" calcext:value-type="float">
            <text:p>132702088</text:p>
          </table:table-cell>
          <table:table-cell table:style-name="ce8" table:formula="of:=IFERROR(__xludf.dummyfunction(&quot;SUM(ARRAYFORMULA((ABS(FILTER($C:$C,NOT(ISBLANK($C:$C)))-ABZ1))*(((ABS(FILTER($C:$C,NOT(ISBLANK($C:$C)))-ABZ1)))+1)/2))&quot;);132973278)" office:value-type="float" office:value="132973278" calcext:value-type="float">
            <text:p>132973278</text:p>
          </table:table-cell>
          <table:table-cell table:style-name="ce8" table:formula="of:=IFERROR(__xludf.dummyfunction(&quot;SUM(ARRAYFORMULA((ABS(FILTER($C:$C,NOT(ISBLANK($C:$C)))-ACA1))*(((ABS(FILTER($C:$C,NOT(ISBLANK($C:$C)))-ACA1)))+1)/2))&quot;);133245469)" office:value-type="float" office:value="133245469" calcext:value-type="float">
            <text:p>133245469</text:p>
          </table:table-cell>
          <table:table-cell table:style-name="ce8" table:formula="of:=IFERROR(__xludf.dummyfunction(&quot;SUM(ARRAYFORMULA((ABS(FILTER($C:$C,NOT(ISBLANK($C:$C)))-ACB1))*(((ABS(FILTER($C:$C,NOT(ISBLANK($C:$C)))-ACB1)))+1)/2))&quot;);133518661)" office:value-type="float" office:value="133518661" calcext:value-type="float">
            <text:p>133518661</text:p>
          </table:table-cell>
          <table:table-cell table:style-name="ce8" table:formula="of:=IFERROR(__xludf.dummyfunction(&quot;SUM(ARRAYFORMULA((ABS(FILTER($C:$C,NOT(ISBLANK($C:$C)))-ACC1))*(((ABS(FILTER($C:$C,NOT(ISBLANK($C:$C)))-ACC1)))+1)/2))&quot;);133792853)" office:value-type="float" office:value="133792853" calcext:value-type="float">
            <text:p>133792853</text:p>
          </table:table-cell>
          <table:table-cell table:style-name="ce8" table:formula="of:=IFERROR(__xludf.dummyfunction(&quot;SUM(ARRAYFORMULA((ABS(FILTER($C:$C,NOT(ISBLANK($C:$C)))-ACD1))*(((ABS(FILTER($C:$C,NOT(ISBLANK($C:$C)))-ACD1)))+1)/2))&quot;);134068045)" office:value-type="float" office:value="134068045" calcext:value-type="float">
            <text:p>134068045</text:p>
          </table:table-cell>
          <table:table-cell table:style-name="ce8" table:formula="of:=IFERROR(__xludf.dummyfunction(&quot;SUM(ARRAYFORMULA((ABS(FILTER($C:$C,NOT(ISBLANK($C:$C)))-ACE1))*(((ABS(FILTER($C:$C,NOT(ISBLANK($C:$C)))-ACE1)))+1)/2))&quot;);134344237)" office:value-type="float" office:value="134344237" calcext:value-type="float">
            <text:p>134344237</text:p>
          </table:table-cell>
          <table:table-cell table:style-name="ce8" table:formula="of:=IFERROR(__xludf.dummyfunction(&quot;SUM(ARRAYFORMULA((ABS(FILTER($C:$C,NOT(ISBLANK($C:$C)))-ACF1))*(((ABS(FILTER($C:$C,NOT(ISBLANK($C:$C)))-ACF1)))+1)/2))&quot;);134621429)" office:value-type="float" office:value="134621429" calcext:value-type="float">
            <text:p>134621429</text:p>
          </table:table-cell>
          <table:table-cell table:style-name="ce8" table:formula="of:=IFERROR(__xludf.dummyfunction(&quot;SUM(ARRAYFORMULA((ABS(FILTER($C:$C,NOT(ISBLANK($C:$C)))-ACG1))*(((ABS(FILTER($C:$C,NOT(ISBLANK($C:$C)))-ACG1)))+1)/2))&quot;);134899621)" office:value-type="float" office:value="134899621" calcext:value-type="float">
            <text:p>134899621</text:p>
          </table:table-cell>
          <table:table-cell table:style-name="ce8" table:formula="of:=IFERROR(__xludf.dummyfunction(&quot;SUM(ARRAYFORMULA((ABS(FILTER($C:$C,NOT(ISBLANK($C:$C)))-ACH1))*(((ABS(FILTER($C:$C,NOT(ISBLANK($C:$C)))-ACH1)))+1)/2))&quot;);135178813)" office:value-type="float" office:value="135178813" calcext:value-type="float">
            <text:p>135178813</text:p>
          </table:table-cell>
          <table:table-cell table:style-name="ce8" table:formula="of:=IFERROR(__xludf.dummyfunction(&quot;SUM(ARRAYFORMULA((ABS(FILTER($C:$C,NOT(ISBLANK($C:$C)))-ACI1))*(((ABS(FILTER($C:$C,NOT(ISBLANK($C:$C)))-ACI1)))+1)/2))&quot;);135459005)" office:value-type="float" office:value="135459005" calcext:value-type="float">
            <text:p>135459005</text:p>
          </table:table-cell>
          <table:table-cell table:style-name="ce8" table:formula="of:=IFERROR(__xludf.dummyfunction(&quot;SUM(ARRAYFORMULA((ABS(FILTER($C:$C,NOT(ISBLANK($C:$C)))-ACJ1))*(((ABS(FILTER($C:$C,NOT(ISBLANK($C:$C)))-ACJ1)))+1)/2))&quot;);135740198)" office:value-type="float" office:value="135740198" calcext:value-type="float">
            <text:p>135740198</text:p>
          </table:table-cell>
          <table:table-cell table:style-name="ce8" table:formula="of:=IFERROR(__xludf.dummyfunction(&quot;SUM(ARRAYFORMULA((ABS(FILTER($C:$C,NOT(ISBLANK($C:$C)))-ACK1))*(((ABS(FILTER($C:$C,NOT(ISBLANK($C:$C)))-ACK1)))+1)/2))&quot;);136022391)" office:value-type="float" office:value="136022391" calcext:value-type="float">
            <text:p>136022391</text:p>
          </table:table-cell>
          <table:table-cell table:style-name="ce8" table:formula="of:=IFERROR(__xludf.dummyfunction(&quot;SUM(ARRAYFORMULA((ABS(FILTER($C:$C,NOT(ISBLANK($C:$C)))-ACL1))*(((ABS(FILTER($C:$C,NOT(ISBLANK($C:$C)))-ACL1)))+1)/2))&quot;);136305584)" office:value-type="float" office:value="136305584" calcext:value-type="float">
            <text:p>136305584</text:p>
          </table:table-cell>
          <table:table-cell table:style-name="ce8" table:formula="of:=IFERROR(__xludf.dummyfunction(&quot;SUM(ARRAYFORMULA((ABS(FILTER($C:$C,NOT(ISBLANK($C:$C)))-ACM1))*(((ABS(FILTER($C:$C,NOT(ISBLANK($C:$C)))-ACM1)))+1)/2))&quot;);136589777)" office:value-type="float" office:value="136589777" calcext:value-type="float">
            <text:p>136589777</text:p>
          </table:table-cell>
          <table:table-cell table:style-name="ce8" table:formula="of:=IFERROR(__xludf.dummyfunction(&quot;SUM(ARRAYFORMULA((ABS(FILTER($C:$C,NOT(ISBLANK($C:$C)))-ACN1))*(((ABS(FILTER($C:$C,NOT(ISBLANK($C:$C)))-ACN1)))+1)/2))&quot;);136874971)" office:value-type="float" office:value="136874971" calcext:value-type="float">
            <text:p>136874971</text:p>
          </table:table-cell>
          <table:table-cell table:style-name="ce8" table:formula="of:=IFERROR(__xludf.dummyfunction(&quot;SUM(ARRAYFORMULA((ABS(FILTER($C:$C,NOT(ISBLANK($C:$C)))-ACO1))*(((ABS(FILTER($C:$C,NOT(ISBLANK($C:$C)))-ACO1)))+1)/2))&quot;);137161165)" office:value-type="float" office:value="137161165" calcext:value-type="float">
            <text:p>137161165</text:p>
          </table:table-cell>
          <table:table-cell table:style-name="ce9" table:formula="of:=IFERROR(__xludf.dummyfunction(&quot;SUM(ARRAYFORMULA((ABS(FILTER($C:$C,NOT(ISBLANK($C:$C)))-ACP1))*(((ABS(FILTER($C:$C,NOT(ISBLANK($C:$C)))-ACP1)))+1)/2))&quot;);137448359)" office:value-type="float" office:value="137448359" calcext:value-type="float">
            <text:p>137448359</text:p>
          </table:table-cell>
          <table:table-cell table:style-name="ce9" table:formula="of:=IFERROR(__xludf.dummyfunction(&quot;SUM(ARRAYFORMULA((ABS(FILTER($C:$C,NOT(ISBLANK($C:$C)))-ACQ1))*(((ABS(FILTER($C:$C,NOT(ISBLANK($C:$C)))-ACQ1)))+1)/2))&quot;);137736554)" office:value-type="float" office:value="137736554" calcext:value-type="float">
            <text:p>137736554</text:p>
          </table:table-cell>
          <table:table-cell table:style-name="ce9" table:formula="of:=IFERROR(__xludf.dummyfunction(&quot;SUM(ARRAYFORMULA((ABS(FILTER($C:$C,NOT(ISBLANK($C:$C)))-ACR1))*(((ABS(FILTER($C:$C,NOT(ISBLANK($C:$C)))-ACR1)))+1)/2))&quot;);138025749)" office:value-type="float" office:value="138025749" calcext:value-type="float">
            <text:p>138025749</text:p>
          </table:table-cell>
          <table:table-cell table:style-name="ce9" table:formula="of:=IFERROR(__xludf.dummyfunction(&quot;SUM(ARRAYFORMULA((ABS(FILTER($C:$C,NOT(ISBLANK($C:$C)))-ACS1))*(((ABS(FILTER($C:$C,NOT(ISBLANK($C:$C)))-ACS1)))+1)/2))&quot;);138315944)" office:value-type="float" office:value="138315944" calcext:value-type="float">
            <text:p>138315944</text:p>
          </table:table-cell>
          <table:table-cell table:style-name="ce9" table:formula="of:=IFERROR(__xludf.dummyfunction(&quot;SUM(ARRAYFORMULA((ABS(FILTER($C:$C,NOT(ISBLANK($C:$C)))-ACT1))*(((ABS(FILTER($C:$C,NOT(ISBLANK($C:$C)))-ACT1)))+1)/2))&quot;);138607139)" office:value-type="float" office:value="138607139" calcext:value-type="float">
            <text:p>138607139</text:p>
          </table:table-cell>
          <table:table-cell table:style-name="ce9" table:formula="of:=IFERROR(__xludf.dummyfunction(&quot;SUM(ARRAYFORMULA((ABS(FILTER($C:$C,NOT(ISBLANK($C:$C)))-ACU1))*(((ABS(FILTER($C:$C,NOT(ISBLANK($C:$C)))-ACU1)))+1)/2))&quot;);138899334)" office:value-type="float" office:value="138899334" calcext:value-type="float">
            <text:p>138899334</text:p>
          </table:table-cell>
          <table:table-cell table:style-name="ce9" table:formula="of:=IFERROR(__xludf.dummyfunction(&quot;SUM(ARRAYFORMULA((ABS(FILTER($C:$C,NOT(ISBLANK($C:$C)))-ACV1))*(((ABS(FILTER($C:$C,NOT(ISBLANK($C:$C)))-ACV1)))+1)/2))&quot;);139192529)" office:value-type="float" office:value="139192529" calcext:value-type="float">
            <text:p>139192529</text:p>
          </table:table-cell>
          <table:table-cell table:style-name="ce9" table:formula="of:=IFERROR(__xludf.dummyfunction(&quot;SUM(ARRAYFORMULA((ABS(FILTER($C:$C,NOT(ISBLANK($C:$C)))-ACW1))*(((ABS(FILTER($C:$C,NOT(ISBLANK($C:$C)))-ACW1)))+1)/2))&quot;);139486728)" office:value-type="float" office:value="139486728" calcext:value-type="float">
            <text:p>139486728</text:p>
          </table:table-cell>
          <table:table-cell table:style-name="ce9" table:formula="of:=IFERROR(__xludf.dummyfunction(&quot;SUM(ARRAYFORMULA((ABS(FILTER($C:$C,NOT(ISBLANK($C:$C)))-ACX1))*(((ABS(FILTER($C:$C,NOT(ISBLANK($C:$C)))-ACX1)))+1)/2))&quot;);139781927)" office:value-type="float" office:value="139781927" calcext:value-type="float">
            <text:p>139781927</text:p>
          </table:table-cell>
          <table:table-cell table:style-name="ce9" table:formula="of:=IFERROR(__xludf.dummyfunction(&quot;SUM(ARRAYFORMULA((ABS(FILTER($C:$C,NOT(ISBLANK($C:$C)))-ACY1))*(((ABS(FILTER($C:$C,NOT(ISBLANK($C:$C)))-ACY1)))+1)/2))&quot;);140078126)" office:value-type="float" office:value="140078126" calcext:value-type="float">
            <text:p>140078126</text:p>
          </table:table-cell>
          <table:table-cell table:style-name="ce9" table:formula="of:=IFERROR(__xludf.dummyfunction(&quot;SUM(ARRAYFORMULA((ABS(FILTER($C:$C,NOT(ISBLANK($C:$C)))-ACZ1))*(((ABS(FILTER($C:$C,NOT(ISBLANK($C:$C)))-ACZ1)))+1)/2))&quot;);140375326)" office:value-type="float" office:value="140375326" calcext:value-type="float">
            <text:p>140375326</text:p>
          </table:table-cell>
          <table:table-cell table:style-name="ce9" table:formula="of:=IFERROR(__xludf.dummyfunction(&quot;SUM(ARRAYFORMULA((ABS(FILTER($C:$C,NOT(ISBLANK($C:$C)))-ADA1))*(((ABS(FILTER($C:$C,NOT(ISBLANK($C:$C)))-ADA1)))+1)/2))&quot;);140673527)" office:value-type="float" office:value="140673527" calcext:value-type="float">
            <text:p>140673527</text:p>
          </table:table-cell>
          <table:table-cell table:style-name="ce9" table:formula="of:=IFERROR(__xludf.dummyfunction(&quot;SUM(ARRAYFORMULA((ABS(FILTER($C:$C,NOT(ISBLANK($C:$C)))-ADB1))*(((ABS(FILTER($C:$C,NOT(ISBLANK($C:$C)))-ADB1)))+1)/2))&quot;);140972728)" office:value-type="float" office:value="140972728" calcext:value-type="float">
            <text:p>140972728</text:p>
          </table:table-cell>
          <table:table-cell table:style-name="ce9" table:formula="of:=IFERROR(__xludf.dummyfunction(&quot;SUM(ARRAYFORMULA((ABS(FILTER($C:$C,NOT(ISBLANK($C:$C)))-ADC1))*(((ABS(FILTER($C:$C,NOT(ISBLANK($C:$C)))-ADC1)))+1)/2))&quot;);141272930)" office:value-type="float" office:value="141272930" calcext:value-type="float">
            <text:p>141272930</text:p>
          </table:table-cell>
          <table:table-cell table:style-name="ce9" table:formula="of:=IFERROR(__xludf.dummyfunction(&quot;SUM(ARRAYFORMULA((ABS(FILTER($C:$C,NOT(ISBLANK($C:$C)))-ADD1))*(((ABS(FILTER($C:$C,NOT(ISBLANK($C:$C)))-ADD1)))+1)/2))&quot;);141574133)" office:value-type="float" office:value="141574133" calcext:value-type="float">
            <text:p>141574133</text:p>
          </table:table-cell>
          <table:table-cell table:style-name="ce9" table:formula="of:=IFERROR(__xludf.dummyfunction(&quot;SUM(ARRAYFORMULA((ABS(FILTER($C:$C,NOT(ISBLANK($C:$C)))-ADE1))*(((ABS(FILTER($C:$C,NOT(ISBLANK($C:$C)))-ADE1)))+1)/2))&quot;);141876336)" office:value-type="float" office:value="141876336" calcext:value-type="float">
            <text:p>141876336</text:p>
          </table:table-cell>
          <table:table-cell table:style-name="ce9" table:formula="of:=IFERROR(__xludf.dummyfunction(&quot;SUM(ARRAYFORMULA((ABS(FILTER($C:$C,NOT(ISBLANK($C:$C)))-ADF1))*(((ABS(FILTER($C:$C,NOT(ISBLANK($C:$C)))-ADF1)))+1)/2))&quot;);142179539)" office:value-type="float" office:value="142179539" calcext:value-type="float">
            <text:p>142179539</text:p>
          </table:table-cell>
          <table:table-cell table:style-name="ce8" table:formula="of:=IFERROR(__xludf.dummyfunction(&quot;SUM(ARRAYFORMULA((ABS(FILTER($C:$C,NOT(ISBLANK($C:$C)))-ADG1))*(((ABS(FILTER($C:$C,NOT(ISBLANK($C:$C)))-ADG1)))+1)/2))&quot;);142483742)" office:value-type="float" office:value="142483742" calcext:value-type="float">
            <text:p>142483742</text:p>
          </table:table-cell>
          <table:table-cell table:style-name="ce8" table:formula="of:=IFERROR(__xludf.dummyfunction(&quot;SUM(ARRAYFORMULA((ABS(FILTER($C:$C,NOT(ISBLANK($C:$C)))-ADH1))*(((ABS(FILTER($C:$C,NOT(ISBLANK($C:$C)))-ADH1)))+1)/2))&quot;);142788946)" office:value-type="float" office:value="142788946" calcext:value-type="float">
            <text:p>142788946</text:p>
          </table:table-cell>
          <table:table-cell table:style-name="ce8" table:formula="of:=IFERROR(__xludf.dummyfunction(&quot;SUM(ARRAYFORMULA((ABS(FILTER($C:$C,NOT(ISBLANK($C:$C)))-ADI1))*(((ABS(FILTER($C:$C,NOT(ISBLANK($C:$C)))-ADI1)))+1)/2))&quot;);143095150)" office:value-type="float" office:value="143095150" calcext:value-type="float">
            <text:p>143095150</text:p>
          </table:table-cell>
          <table:table-cell table:style-name="ce8" table:formula="of:=IFERROR(__xludf.dummyfunction(&quot;SUM(ARRAYFORMULA((ABS(FILTER($C:$C,NOT(ISBLANK($C:$C)))-ADJ1))*(((ABS(FILTER($C:$C,NOT(ISBLANK($C:$C)))-ADJ1)))+1)/2))&quot;);143402354)" office:value-type="float" office:value="143402354" calcext:value-type="float">
            <text:p>143402354</text:p>
          </table:table-cell>
          <table:table-cell table:style-name="ce8" table:formula="of:=IFERROR(__xludf.dummyfunction(&quot;SUM(ARRAYFORMULA((ABS(FILTER($C:$C,NOT(ISBLANK($C:$C)))-ADK1))*(((ABS(FILTER($C:$C,NOT(ISBLANK($C:$C)))-ADK1)))+1)/2))&quot;);143710558)" office:value-type="float" office:value="143710558" calcext:value-type="float">
            <text:p>143710558</text:p>
          </table:table-cell>
          <table:table-cell table:style-name="ce8" table:formula="of:=IFERROR(__xludf.dummyfunction(&quot;SUM(ARRAYFORMULA((ABS(FILTER($C:$C,NOT(ISBLANK($C:$C)))-ADL1))*(((ABS(FILTER($C:$C,NOT(ISBLANK($C:$C)))-ADL1)))+1)/2))&quot;);144019762)" office:value-type="float" office:value="144019762" calcext:value-type="float">
            <text:p>144019762</text:p>
          </table:table-cell>
          <table:table-cell table:style-name="ce8" table:formula="of:=IFERROR(__xludf.dummyfunction(&quot;SUM(ARRAYFORMULA((ABS(FILTER($C:$C,NOT(ISBLANK($C:$C)))-ADM1))*(((ABS(FILTER($C:$C,NOT(ISBLANK($C:$C)))-ADM1)))+1)/2))&quot;);144329966)" office:value-type="float" office:value="144329966" calcext:value-type="float">
            <text:p>144329966</text:p>
          </table:table-cell>
          <table:table-cell table:style-name="ce8" table:formula="of:=IFERROR(__xludf.dummyfunction(&quot;SUM(ARRAYFORMULA((ABS(FILTER($C:$C,NOT(ISBLANK($C:$C)))-ADN1))*(((ABS(FILTER($C:$C,NOT(ISBLANK($C:$C)))-ADN1)))+1)/2))&quot;);144641172)" office:value-type="float" office:value="144641172" calcext:value-type="float">
            <text:p>144641172</text:p>
          </table:table-cell>
          <table:table-cell table:style-name="ce8" table:formula="of:=IFERROR(__xludf.dummyfunction(&quot;SUM(ARRAYFORMULA((ABS(FILTER($C:$C,NOT(ISBLANK($C:$C)))-ADO1))*(((ABS(FILTER($C:$C,NOT(ISBLANK($C:$C)))-ADO1)))+1)/2))&quot;);144953378)" office:value-type="float" office:value="144953378" calcext:value-type="float">
            <text:p>144953378</text:p>
          </table:table-cell>
          <table:table-cell table:style-name="ce8" table:formula="of:=IFERROR(__xludf.dummyfunction(&quot;SUM(ARRAYFORMULA((ABS(FILTER($C:$C,NOT(ISBLANK($C:$C)))-ADP1))*(((ABS(FILTER($C:$C,NOT(ISBLANK($C:$C)))-ADP1)))+1)/2))&quot;);145266586)" office:value-type="float" office:value="145266586" calcext:value-type="float">
            <text:p>145266586</text:p>
          </table:table-cell>
          <table:table-cell table:style-name="ce8" table:formula="of:=IFERROR(__xludf.dummyfunction(&quot;SUM(ARRAYFORMULA((ABS(FILTER($C:$C,NOT(ISBLANK($C:$C)))-ADQ1))*(((ABS(FILTER($C:$C,NOT(ISBLANK($C:$C)))-ADQ1)))+1)/2))&quot;);145580794)" office:value-type="float" office:value="145580794" calcext:value-type="float">
            <text:p>145580794</text:p>
          </table:table-cell>
          <table:table-cell table:style-name="ce8" table:formula="of:=IFERROR(__xludf.dummyfunction(&quot;SUM(ARRAYFORMULA((ABS(FILTER($C:$C,NOT(ISBLANK($C:$C)))-ADR1))*(((ABS(FILTER($C:$C,NOT(ISBLANK($C:$C)))-ADR1)))+1)/2))&quot;);145896002)" office:value-type="float" office:value="145896002" calcext:value-type="float">
            <text:p>145896002</text:p>
          </table:table-cell>
          <table:table-cell table:style-name="ce8" table:formula="of:=IFERROR(__xludf.dummyfunction(&quot;SUM(ARRAYFORMULA((ABS(FILTER($C:$C,NOT(ISBLANK($C:$C)))-ADS1))*(((ABS(FILTER($C:$C,NOT(ISBLANK($C:$C)))-ADS1)))+1)/2))&quot;);146212210)" office:value-type="float" office:value="146212210" calcext:value-type="float">
            <text:p>146212210</text:p>
          </table:table-cell>
          <table:table-cell table:style-name="ce8" table:formula="of:=IFERROR(__xludf.dummyfunction(&quot;SUM(ARRAYFORMULA((ABS(FILTER($C:$C,NOT(ISBLANK($C:$C)))-ADT1))*(((ABS(FILTER($C:$C,NOT(ISBLANK($C:$C)))-ADT1)))+1)/2))&quot;);146529418)" office:value-type="float" office:value="146529418" calcext:value-type="float">
            <text:p>146529418</text:p>
          </table:table-cell>
          <table:table-cell table:style-name="ce8" table:formula="of:=IFERROR(__xludf.dummyfunction(&quot;SUM(ARRAYFORMULA((ABS(FILTER($C:$C,NOT(ISBLANK($C:$C)))-ADU1))*(((ABS(FILTER($C:$C,NOT(ISBLANK($C:$C)))-ADU1)))+1)/2))&quot;);146847626)" office:value-type="float" office:value="146847626" calcext:value-type="float">
            <text:p>146847626</text:p>
          </table:table-cell>
          <table:table-cell table:style-name="ce8" table:formula="of:=IFERROR(__xludf.dummyfunction(&quot;SUM(ARRAYFORMULA((ABS(FILTER($C:$C,NOT(ISBLANK($C:$C)))-ADV1))*(((ABS(FILTER($C:$C,NOT(ISBLANK($C:$C)))-ADV1)))+1)/2))&quot;);147166835)" office:value-type="float" office:value="147166835" calcext:value-type="float">
            <text:p>147166835</text:p>
          </table:table-cell>
          <table:table-cell table:style-name="ce8" table:formula="of:=IFERROR(__xludf.dummyfunction(&quot;SUM(ARRAYFORMULA((ABS(FILTER($C:$C,NOT(ISBLANK($C:$C)))-ADW1))*(((ABS(FILTER($C:$C,NOT(ISBLANK($C:$C)))-ADW1)))+1)/2))&quot;);147487046)" office:value-type="float" office:value="147487046" calcext:value-type="float">
            <text:p>147487046</text:p>
          </table:table-cell>
          <table:table-cell table:style-name="ce9" table:formula="of:=IFERROR(__xludf.dummyfunction(&quot;SUM(ARRAYFORMULA((ABS(FILTER($C:$C,NOT(ISBLANK($C:$C)))-ADX1))*(((ABS(FILTER($C:$C,NOT(ISBLANK($C:$C)))-ADX1)))+1)/2))&quot;);147808257)" office:value-type="float" office:value="147808257" calcext:value-type="float">
            <text:p>147808257</text:p>
          </table:table-cell>
          <table:table-cell table:style-name="ce9" table:formula="of:=IFERROR(__xludf.dummyfunction(&quot;SUM(ARRAYFORMULA((ABS(FILTER($C:$C,NOT(ISBLANK($C:$C)))-ADY1))*(((ABS(FILTER($C:$C,NOT(ISBLANK($C:$C)))-ADY1)))+1)/2))&quot;);148130468)" office:value-type="float" office:value="148130468" calcext:value-type="float">
            <text:p>148130468</text:p>
          </table:table-cell>
          <table:table-cell table:style-name="ce9" table:formula="of:=IFERROR(__xludf.dummyfunction(&quot;SUM(ARRAYFORMULA((ABS(FILTER($C:$C,NOT(ISBLANK($C:$C)))-ADZ1))*(((ABS(FILTER($C:$C,NOT(ISBLANK($C:$C)))-ADZ1)))+1)/2))&quot;);148453679)" office:value-type="float" office:value="148453679" calcext:value-type="float">
            <text:p>148453679</text:p>
          </table:table-cell>
          <table:table-cell table:style-name="ce9" table:formula="of:=IFERROR(__xludf.dummyfunction(&quot;SUM(ARRAYFORMULA((ABS(FILTER($C:$C,NOT(ISBLANK($C:$C)))-AEA1))*(((ABS(FILTER($C:$C,NOT(ISBLANK($C:$C)))-AEA1)))+1)/2))&quot;);148777890)" office:value-type="float" office:value="148777890" calcext:value-type="float">
            <text:p>148777890</text:p>
          </table:table-cell>
          <table:table-cell table:style-name="ce9" table:formula="of:=IFERROR(__xludf.dummyfunction(&quot;SUM(ARRAYFORMULA((ABS(FILTER($C:$C,NOT(ISBLANK($C:$C)))-AEB1))*(((ABS(FILTER($C:$C,NOT(ISBLANK($C:$C)))-AEB1)))+1)/2))&quot;);149103101)" office:value-type="float" office:value="149103101" calcext:value-type="float">
            <text:p>149103101</text:p>
          </table:table-cell>
          <table:table-cell table:style-name="ce9" table:formula="of:=IFERROR(__xludf.dummyfunction(&quot;SUM(ARRAYFORMULA((ABS(FILTER($C:$C,NOT(ISBLANK($C:$C)))-AEC1))*(((ABS(FILTER($C:$C,NOT(ISBLANK($C:$C)))-AEC1)))+1)/2))&quot;);149429312)" office:value-type="float" office:value="149429312" calcext:value-type="float">
            <text:p>149429312</text:p>
          </table:table-cell>
          <table:table-cell table:style-name="ce9" table:formula="of:=IFERROR(__xludf.dummyfunction(&quot;SUM(ARRAYFORMULA((ABS(FILTER($C:$C,NOT(ISBLANK($C:$C)))-AED1))*(((ABS(FILTER($C:$C,NOT(ISBLANK($C:$C)))-AED1)))+1)/2))&quot;);149756523)" office:value-type="float" office:value="149756523" calcext:value-type="float">
            <text:p>149756523</text:p>
          </table:table-cell>
          <table:table-cell table:style-name="ce9" table:formula="of:=IFERROR(__xludf.dummyfunction(&quot;SUM(ARRAYFORMULA((ABS(FILTER($C:$C,NOT(ISBLANK($C:$C)))-AEE1))*(((ABS(FILTER($C:$C,NOT(ISBLANK($C:$C)))-AEE1)))+1)/2))&quot;);150084736)" office:value-type="float" office:value="150084736" calcext:value-type="float">
            <text:p>150084736</text:p>
          </table:table-cell>
          <table:table-cell table:style-name="ce9" table:formula="of:=IFERROR(__xludf.dummyfunction(&quot;SUM(ARRAYFORMULA((ABS(FILTER($C:$C,NOT(ISBLANK($C:$C)))-AEF1))*(((ABS(FILTER($C:$C,NOT(ISBLANK($C:$C)))-AEF1)))+1)/2))&quot;);150413950)" office:value-type="float" office:value="150413950" calcext:value-type="float">
            <text:p>150413950</text:p>
          </table:table-cell>
          <table:table-cell table:style-name="ce9" table:formula="of:=IFERROR(__xludf.dummyfunction(&quot;SUM(ARRAYFORMULA((ABS(FILTER($C:$C,NOT(ISBLANK($C:$C)))-AEG1))*(((ABS(FILTER($C:$C,NOT(ISBLANK($C:$C)))-AEG1)))+1)/2))&quot;);150744165)" office:value-type="float" office:value="150744165" calcext:value-type="float">
            <text:p>150744165</text:p>
          </table:table-cell>
          <table:table-cell table:style-name="ce9" table:formula="of:=IFERROR(__xludf.dummyfunction(&quot;SUM(ARRAYFORMULA((ABS(FILTER($C:$C,NOT(ISBLANK($C:$C)))-AEH1))*(((ABS(FILTER($C:$C,NOT(ISBLANK($C:$C)))-AEH1)))+1)/2))&quot;);151075380)" office:value-type="float" office:value="151075380" calcext:value-type="float">
            <text:p>151075380</text:p>
          </table:table-cell>
          <table:table-cell table:style-name="ce9" table:formula="of:=IFERROR(__xludf.dummyfunction(&quot;SUM(ARRAYFORMULA((ABS(FILTER($C:$C,NOT(ISBLANK($C:$C)))-AEI1))*(((ABS(FILTER($C:$C,NOT(ISBLANK($C:$C)))-AEI1)))+1)/2))&quot;);151407596)" office:value-type="float" office:value="151407596" calcext:value-type="float">
            <text:p>151407596</text:p>
          </table:table-cell>
          <table:table-cell table:style-name="ce9" table:formula="of:=IFERROR(__xludf.dummyfunction(&quot;SUM(ARRAYFORMULA((ABS(FILTER($C:$C,NOT(ISBLANK($C:$C)))-AEJ1))*(((ABS(FILTER($C:$C,NOT(ISBLANK($C:$C)))-AEJ1)))+1)/2))&quot;);151740813)" office:value-type="float" office:value="151740813" calcext:value-type="float">
            <text:p>151740813</text:p>
          </table:table-cell>
          <table:table-cell table:style-name="ce9" table:formula="of:=IFERROR(__xludf.dummyfunction(&quot;SUM(ARRAYFORMULA((ABS(FILTER($C:$C,NOT(ISBLANK($C:$C)))-AEK1))*(((ABS(FILTER($C:$C,NOT(ISBLANK($C:$C)))-AEK1)))+1)/2))&quot;);152075030)" office:value-type="float" office:value="152075030" calcext:value-type="float">
            <text:p>152075030</text:p>
          </table:table-cell>
          <table:table-cell table:style-name="ce9" table:formula="of:=IFERROR(__xludf.dummyfunction(&quot;SUM(ARRAYFORMULA((ABS(FILTER($C:$C,NOT(ISBLANK($C:$C)))-AEL1))*(((ABS(FILTER($C:$C,NOT(ISBLANK($C:$C)))-AEL1)))+1)/2))&quot;);152410247)" office:value-type="float" office:value="152410247" calcext:value-type="float">
            <text:p>152410247</text:p>
          </table:table-cell>
          <table:table-cell table:style-name="ce9" table:formula="of:=IFERROR(__xludf.dummyfunction(&quot;SUM(ARRAYFORMULA((ABS(FILTER($C:$C,NOT(ISBLANK($C:$C)))-AEM1))*(((ABS(FILTER($C:$C,NOT(ISBLANK($C:$C)))-AEM1)))+1)/2))&quot;);152746464)" office:value-type="float" office:value="152746464" calcext:value-type="float">
            <text:p>152746464</text:p>
          </table:table-cell>
          <table:table-cell table:style-name="ce9" table:formula="of:=IFERROR(__xludf.dummyfunction(&quot;SUM(ARRAYFORMULA((ABS(FILTER($C:$C,NOT(ISBLANK($C:$C)))-AEN1))*(((ABS(FILTER($C:$C,NOT(ISBLANK($C:$C)))-AEN1)))+1)/2))&quot;);153083681)" office:value-type="float" office:value="153083681" calcext:value-type="float">
            <text:p>153083681</text:p>
          </table:table-cell>
          <table:table-cell table:style-name="ce8" table:formula="of:=IFERROR(__xludf.dummyfunction(&quot;SUM(ARRAYFORMULA((ABS(FILTER($C:$C,NOT(ISBLANK($C:$C)))-AEO1))*(((ABS(FILTER($C:$C,NOT(ISBLANK($C:$C)))-AEO1)))+1)/2))&quot;);153421898)" office:value-type="float" office:value="153421898" calcext:value-type="float">
            <text:p>153421898</text:p>
          </table:table-cell>
          <table:table-cell table:style-name="ce8" table:formula="of:=IFERROR(__xludf.dummyfunction(&quot;SUM(ARRAYFORMULA((ABS(FILTER($C:$C,NOT(ISBLANK($C:$C)))-AEP1))*(((ABS(FILTER($C:$C,NOT(ISBLANK($C:$C)))-AEP1)))+1)/2))&quot;);153761115)" office:value-type="float" office:value="153761115" calcext:value-type="float">
            <text:p>153761115</text:p>
          </table:table-cell>
          <table:table-cell table:style-name="ce8" table:formula="of:=IFERROR(__xludf.dummyfunction(&quot;SUM(ARRAYFORMULA((ABS(FILTER($C:$C,NOT(ISBLANK($C:$C)))-AEQ1))*(((ABS(FILTER($C:$C,NOT(ISBLANK($C:$C)))-AEQ1)))+1)/2))&quot;);154101332)" office:value-type="float" office:value="154101332" calcext:value-type="float">
            <text:p>154101332</text:p>
          </table:table-cell>
          <table:table-cell table:style-name="ce8" table:formula="of:=IFERROR(__xludf.dummyfunction(&quot;SUM(ARRAYFORMULA((ABS(FILTER($C:$C,NOT(ISBLANK($C:$C)))-AER1))*(((ABS(FILTER($C:$C,NOT(ISBLANK($C:$C)))-AER1)))+1)/2))&quot;);154442550)" office:value-type="float" office:value="154442550" calcext:value-type="float">
            <text:p>154442550</text:p>
          </table:table-cell>
          <table:table-cell table:style-name="ce8" table:formula="of:=IFERROR(__xludf.dummyfunction(&quot;SUM(ARRAYFORMULA((ABS(FILTER($C:$C,NOT(ISBLANK($C:$C)))-AES1))*(((ABS(FILTER($C:$C,NOT(ISBLANK($C:$C)))-AES1)))+1)/2))&quot;);154784768)" office:value-type="float" office:value="154784768" calcext:value-type="float">
            <text:p>154784768</text:p>
          </table:table-cell>
          <table:table-cell table:style-name="ce8" table:formula="of:=IFERROR(__xludf.dummyfunction(&quot;SUM(ARRAYFORMULA((ABS(FILTER($C:$C,NOT(ISBLANK($C:$C)))-AET1))*(((ABS(FILTER($C:$C,NOT(ISBLANK($C:$C)))-AET1)))+1)/2))&quot;);155127986)" office:value-type="float" office:value="155127986" calcext:value-type="float">
            <text:p>155127986</text:p>
          </table:table-cell>
          <table:table-cell table:style-name="ce8" table:formula="of:=IFERROR(__xludf.dummyfunction(&quot;SUM(ARRAYFORMULA((ABS(FILTER($C:$C,NOT(ISBLANK($C:$C)))-AEU1))*(((ABS(FILTER($C:$C,NOT(ISBLANK($C:$C)))-AEU1)))+1)/2))&quot;);155472205)" office:value-type="float" office:value="155472205" calcext:value-type="float">
            <text:p>155472205</text:p>
          </table:table-cell>
          <table:table-cell table:style-name="ce8" table:formula="of:=IFERROR(__xludf.dummyfunction(&quot;SUM(ARRAYFORMULA((ABS(FILTER($C:$C,NOT(ISBLANK($C:$C)))-AEV1))*(((ABS(FILTER($C:$C,NOT(ISBLANK($C:$C)))-AEV1)))+1)/2))&quot;);155817424)" office:value-type="float" office:value="155817424" calcext:value-type="float">
            <text:p>155817424</text:p>
          </table:table-cell>
          <table:table-cell table:style-name="ce8" table:formula="of:=IFERROR(__xludf.dummyfunction(&quot;SUM(ARRAYFORMULA((ABS(FILTER($C:$C,NOT(ISBLANK($C:$C)))-AEW1))*(((ABS(FILTER($C:$C,NOT(ISBLANK($C:$C)))-AEW1)))+1)/2))&quot;);156163644)" office:value-type="float" office:value="156163644" calcext:value-type="float">
            <text:p>156163644</text:p>
          </table:table-cell>
          <table:table-cell table:style-name="ce8" table:formula="of:=IFERROR(__xludf.dummyfunction(&quot;SUM(ARRAYFORMULA((ABS(FILTER($C:$C,NOT(ISBLANK($C:$C)))-AEX1))*(((ABS(FILTER($C:$C,NOT(ISBLANK($C:$C)))-AEX1)))+1)/2))&quot;);156510864)" office:value-type="float" office:value="156510864" calcext:value-type="float">
            <text:p>156510864</text:p>
          </table:table-cell>
          <table:table-cell table:style-name="ce8" table:formula="of:=IFERROR(__xludf.dummyfunction(&quot;SUM(ARRAYFORMULA((ABS(FILTER($C:$C,NOT(ISBLANK($C:$C)))-AEY1))*(((ABS(FILTER($C:$C,NOT(ISBLANK($C:$C)))-AEY1)))+1)/2))&quot;);156859084)" office:value-type="float" office:value="156859084" calcext:value-type="float">
            <text:p>156859084</text:p>
          </table:table-cell>
          <table:table-cell table:style-name="ce8" table:formula="of:=IFERROR(__xludf.dummyfunction(&quot;SUM(ARRAYFORMULA((ABS(FILTER($C:$C,NOT(ISBLANK($C:$C)))-AEZ1))*(((ABS(FILTER($C:$C,NOT(ISBLANK($C:$C)))-AEZ1)))+1)/2))&quot;);157208304)" office:value-type="float" office:value="157208304" calcext:value-type="float">
            <text:p>157208304</text:p>
          </table:table-cell>
          <table:table-cell table:style-name="ce8" table:formula="of:=IFERROR(__xludf.dummyfunction(&quot;SUM(ARRAYFORMULA((ABS(FILTER($C:$C,NOT(ISBLANK($C:$C)))-AFA1))*(((ABS(FILTER($C:$C,NOT(ISBLANK($C:$C)))-AFA1)))+1)/2))&quot;);157558524)" office:value-type="float" office:value="157558524" calcext:value-type="float">
            <text:p>157558524</text:p>
          </table:table-cell>
          <table:table-cell table:style-name="ce8" table:formula="of:=IFERROR(__xludf.dummyfunction(&quot;SUM(ARRAYFORMULA((ABS(FILTER($C:$C,NOT(ISBLANK($C:$C)))-AFB1))*(((ABS(FILTER($C:$C,NOT(ISBLANK($C:$C)))-AFB1)))+1)/2))&quot;);157909745)" office:value-type="float" office:value="157909745" calcext:value-type="float">
            <text:p>157909745</text:p>
          </table:table-cell>
          <table:table-cell table:style-name="ce8" table:formula="of:=IFERROR(__xludf.dummyfunction(&quot;SUM(ARRAYFORMULA((ABS(FILTER($C:$C,NOT(ISBLANK($C:$C)))-AFC1))*(((ABS(FILTER($C:$C,NOT(ISBLANK($C:$C)))-AFC1)))+1)/2))&quot;);158261966)" office:value-type="float" office:value="158261966" calcext:value-type="float">
            <text:p>158261966</text:p>
          </table:table-cell>
          <table:table-cell table:style-name="ce8" table:formula="of:=IFERROR(__xludf.dummyfunction(&quot;SUM(ARRAYFORMULA((ABS(FILTER($C:$C,NOT(ISBLANK($C:$C)))-AFD1))*(((ABS(FILTER($C:$C,NOT(ISBLANK($C:$C)))-AFD1)))+1)/2))&quot;);158615187)" office:value-type="float" office:value="158615187" calcext:value-type="float">
            <text:p>158615187</text:p>
          </table:table-cell>
          <table:table-cell table:style-name="ce8" table:formula="of:=IFERROR(__xludf.dummyfunction(&quot;SUM(ARRAYFORMULA((ABS(FILTER($C:$C,NOT(ISBLANK($C:$C)))-AFE1))*(((ABS(FILTER($C:$C,NOT(ISBLANK($C:$C)))-AFE1)))+1)/2))&quot;);158969408)" office:value-type="float" office:value="158969408" calcext:value-type="float">
            <text:p>158969408</text:p>
          </table:table-cell>
          <table:table-cell table:style-name="ce9" table:formula="of:=IFERROR(__xludf.dummyfunction(&quot;SUM(ARRAYFORMULA((ABS(FILTER($C:$C,NOT(ISBLANK($C:$C)))-AFF1))*(((ABS(FILTER($C:$C,NOT(ISBLANK($C:$C)))-AFF1)))+1)/2))&quot;);159324630)" office:value-type="float" office:value="159324630" calcext:value-type="float">
            <text:p>159324630</text:p>
          </table:table-cell>
          <table:table-cell table:style-name="ce9" table:formula="of:=IFERROR(__xludf.dummyfunction(&quot;SUM(ARRAYFORMULA((ABS(FILTER($C:$C,NOT(ISBLANK($C:$C)))-AFG1))*(((ABS(FILTER($C:$C,NOT(ISBLANK($C:$C)))-AFG1)))+1)/2))&quot;);159680852)" office:value-type="float" office:value="159680852" calcext:value-type="float">
            <text:p>159680852</text:p>
          </table:table-cell>
          <table:table-cell table:style-name="ce9" table:formula="of:=IFERROR(__xludf.dummyfunction(&quot;SUM(ARRAYFORMULA((ABS(FILTER($C:$C,NOT(ISBLANK($C:$C)))-AFH1))*(((ABS(FILTER($C:$C,NOT(ISBLANK($C:$C)))-AFH1)))+1)/2))&quot;);160038075)" office:value-type="float" office:value="160038075" calcext:value-type="float">
            <text:p>160038075</text:p>
          </table:table-cell>
          <table:table-cell table:style-name="ce9" table:formula="of:=IFERROR(__xludf.dummyfunction(&quot;SUM(ARRAYFORMULA((ABS(FILTER($C:$C,NOT(ISBLANK($C:$C)))-AFI1))*(((ABS(FILTER($C:$C,NOT(ISBLANK($C:$C)))-AFI1)))+1)/2))&quot;);160396298)" office:value-type="float" office:value="160396298" calcext:value-type="float">
            <text:p>160396298</text:p>
          </table:table-cell>
          <table:table-cell table:style-name="ce9" table:formula="of:=IFERROR(__xludf.dummyfunction(&quot;SUM(ARRAYFORMULA((ABS(FILTER($C:$C,NOT(ISBLANK($C:$C)))-AFJ1))*(((ABS(FILTER($C:$C,NOT(ISBLANK($C:$C)))-AFJ1)))+1)/2))&quot;);160755521)" office:value-type="float" office:value="160755521" calcext:value-type="float">
            <text:p>160755521</text:p>
          </table:table-cell>
          <table:table-cell table:style-name="ce9" table:formula="of:=IFERROR(__xludf.dummyfunction(&quot;SUM(ARRAYFORMULA((ABS(FILTER($C:$C,NOT(ISBLANK($C:$C)))-AFK1))*(((ABS(FILTER($C:$C,NOT(ISBLANK($C:$C)))-AFK1)))+1)/2))&quot;);161115744)" office:value-type="float" office:value="161115744" calcext:value-type="float">
            <text:p>161115744</text:p>
          </table:table-cell>
          <table:table-cell table:style-name="ce9" table:formula="of:=IFERROR(__xludf.dummyfunction(&quot;SUM(ARRAYFORMULA((ABS(FILTER($C:$C,NOT(ISBLANK($C:$C)))-AFL1))*(((ABS(FILTER($C:$C,NOT(ISBLANK($C:$C)))-AFL1)))+1)/2))&quot;);161476967)" office:value-type="float" office:value="161476967" calcext:value-type="float">
            <text:p>161476967</text:p>
          </table:table-cell>
          <table:table-cell table:style-name="ce9" table:formula="of:=IFERROR(__xludf.dummyfunction(&quot;SUM(ARRAYFORMULA((ABS(FILTER($C:$C,NOT(ISBLANK($C:$C)))-AFM1))*(((ABS(FILTER($C:$C,NOT(ISBLANK($C:$C)))-AFM1)))+1)/2))&quot;);161839191)" office:value-type="float" office:value="161839191" calcext:value-type="float">
            <text:p>161839191</text:p>
          </table:table-cell>
          <table:table-cell table:style-name="ce9" table:formula="of:=IFERROR(__xludf.dummyfunction(&quot;SUM(ARRAYFORMULA((ABS(FILTER($C:$C,NOT(ISBLANK($C:$C)))-AFN1))*(((ABS(FILTER($C:$C,NOT(ISBLANK($C:$C)))-AFN1)))+1)/2))&quot;);162202416)" office:value-type="float" office:value="162202416" calcext:value-type="float">
            <text:p>162202416</text:p>
          </table:table-cell>
          <table:table-cell table:style-name="ce9" table:formula="of:=IFERROR(__xludf.dummyfunction(&quot;SUM(ARRAYFORMULA((ABS(FILTER($C:$C,NOT(ISBLANK($C:$C)))-AFO1))*(((ABS(FILTER($C:$C,NOT(ISBLANK($C:$C)))-AFO1)))+1)/2))&quot;);162566641)" office:value-type="float" office:value="162566641" calcext:value-type="float">
            <text:p>162566641</text:p>
          </table:table-cell>
          <table:table-cell table:style-name="ce9" table:formula="of:=IFERROR(__xludf.dummyfunction(&quot;SUM(ARRAYFORMULA((ABS(FILTER($C:$C,NOT(ISBLANK($C:$C)))-AFP1))*(((ABS(FILTER($C:$C,NOT(ISBLANK($C:$C)))-AFP1)))+1)/2))&quot;);162931867)" office:value-type="float" office:value="162931867" calcext:value-type="float">
            <text:p>162931867</text:p>
          </table:table-cell>
          <table:table-cell table:style-name="ce9" table:formula="of:=IFERROR(__xludf.dummyfunction(&quot;SUM(ARRAYFORMULA((ABS(FILTER($C:$C,NOT(ISBLANK($C:$C)))-AFQ1))*(((ABS(FILTER($C:$C,NOT(ISBLANK($C:$C)))-AFQ1)))+1)/2))&quot;);163298093)" office:value-type="float" office:value="163298093" calcext:value-type="float">
            <text:p>163298093</text:p>
          </table:table-cell>
          <table:table-cell table:style-name="ce9" table:formula="of:=IFERROR(__xludf.dummyfunction(&quot;SUM(ARRAYFORMULA((ABS(FILTER($C:$C,NOT(ISBLANK($C:$C)))-AFR1))*(((ABS(FILTER($C:$C,NOT(ISBLANK($C:$C)))-AFR1)))+1)/2))&quot;);163665320)" office:value-type="float" office:value="163665320" calcext:value-type="float">
            <text:p>163665320</text:p>
          </table:table-cell>
          <table:table-cell table:style-name="ce9" table:formula="of:=IFERROR(__xludf.dummyfunction(&quot;SUM(ARRAYFORMULA((ABS(FILTER($C:$C,NOT(ISBLANK($C:$C)))-AFS1))*(((ABS(FILTER($C:$C,NOT(ISBLANK($C:$C)))-AFS1)))+1)/2))&quot;);164033548)" office:value-type="float" office:value="164033548" calcext:value-type="float">
            <text:p>164033548</text:p>
          </table:table-cell>
          <table:table-cell table:style-name="ce9" table:formula="of:=IFERROR(__xludf.dummyfunction(&quot;SUM(ARRAYFORMULA((ABS(FILTER($C:$C,NOT(ISBLANK($C:$C)))-AFT1))*(((ABS(FILTER($C:$C,NOT(ISBLANK($C:$C)))-AFT1)))+1)/2))&quot;);164402776)" office:value-type="float" office:value="164402776" calcext:value-type="float">
            <text:p>164402776</text:p>
          </table:table-cell>
          <table:table-cell table:style-name="ce9" table:formula="of:=IFERROR(__xludf.dummyfunction(&quot;SUM(ARRAYFORMULA((ABS(FILTER($C:$C,NOT(ISBLANK($C:$C)))-AFU1))*(((ABS(FILTER($C:$C,NOT(ISBLANK($C:$C)))-AFU1)))+1)/2))&quot;);164773004)" office:value-type="float" office:value="164773004" calcext:value-type="float">
            <text:p>164773004</text:p>
          </table:table-cell>
          <table:table-cell table:style-name="ce9" table:formula="of:=IFERROR(__xludf.dummyfunction(&quot;SUM(ARRAYFORMULA((ABS(FILTER($C:$C,NOT(ISBLANK($C:$C)))-AFV1))*(((ABS(FILTER($C:$C,NOT(ISBLANK($C:$C)))-AFV1)))+1)/2))&quot;);165144232)" office:value-type="float" office:value="165144232" calcext:value-type="float">
            <text:p>165144232</text:p>
          </table:table-cell>
          <table:table-cell table:style-name="ce8" table:formula="of:=IFERROR(__xludf.dummyfunction(&quot;SUM(ARRAYFORMULA((ABS(FILTER($C:$C,NOT(ISBLANK($C:$C)))-AFW1))*(((ABS(FILTER($C:$C,NOT(ISBLANK($C:$C)))-AFW1)))+1)/2))&quot;);165516460)" office:value-type="float" office:value="165516460" calcext:value-type="float">
            <text:p>165516460</text:p>
          </table:table-cell>
          <table:table-cell table:style-name="ce8" table:formula="of:=IFERROR(__xludf.dummyfunction(&quot;SUM(ARRAYFORMULA((ABS(FILTER($C:$C,NOT(ISBLANK($C:$C)))-AFX1))*(((ABS(FILTER($C:$C,NOT(ISBLANK($C:$C)))-AFX1)))+1)/2))&quot;);165889688)" office:value-type="float" office:value="165889688" calcext:value-type="float">
            <text:p>165889688</text:p>
          </table:table-cell>
          <table:table-cell table:style-name="ce8" table:formula="of:=IFERROR(__xludf.dummyfunction(&quot;SUM(ARRAYFORMULA((ABS(FILTER($C:$C,NOT(ISBLANK($C:$C)))-AFY1))*(((ABS(FILTER($C:$C,NOT(ISBLANK($C:$C)))-AFY1)))+1)/2))&quot;);166263916)" office:value-type="float" office:value="166263916" calcext:value-type="float">
            <text:p>166263916</text:p>
          </table:table-cell>
          <table:table-cell table:style-name="ce8" table:formula="of:=IFERROR(__xludf.dummyfunction(&quot;SUM(ARRAYFORMULA((ABS(FILTER($C:$C,NOT(ISBLANK($C:$C)))-AFZ1))*(((ABS(FILTER($C:$C,NOT(ISBLANK($C:$C)))-AFZ1)))+1)/2))&quot;);166639144)" office:value-type="float" office:value="166639144" calcext:value-type="float">
            <text:p>166639144</text:p>
          </table:table-cell>
          <table:table-cell table:style-name="ce8" table:formula="of:=IFERROR(__xludf.dummyfunction(&quot;SUM(ARRAYFORMULA((ABS(FILTER($C:$C,NOT(ISBLANK($C:$C)))-AGA1))*(((ABS(FILTER($C:$C,NOT(ISBLANK($C:$C)))-AGA1)))+1)/2))&quot;);167015373)" office:value-type="float" office:value="167015373" calcext:value-type="float">
            <text:p>167015373</text:p>
          </table:table-cell>
          <table:table-cell table:style-name="ce8" table:formula="of:=IFERROR(__xludf.dummyfunction(&quot;SUM(ARRAYFORMULA((ABS(FILTER($C:$C,NOT(ISBLANK($C:$C)))-AGB1))*(((ABS(FILTER($C:$C,NOT(ISBLANK($C:$C)))-AGB1)))+1)/2))&quot;);167392602)" office:value-type="float" office:value="167392602" calcext:value-type="float">
            <text:p>167392602</text:p>
          </table:table-cell>
          <table:table-cell table:style-name="ce8" table:formula="of:=IFERROR(__xludf.dummyfunction(&quot;SUM(ARRAYFORMULA((ABS(FILTER($C:$C,NOT(ISBLANK($C:$C)))-AGC1))*(((ABS(FILTER($C:$C,NOT(ISBLANK($C:$C)))-AGC1)))+1)/2))&quot;);167770832)" office:value-type="float" office:value="167770832" calcext:value-type="float">
            <text:p>167770832</text:p>
          </table:table-cell>
          <table:table-cell table:style-name="ce8" table:formula="of:=IFERROR(__xludf.dummyfunction(&quot;SUM(ARRAYFORMULA((ABS(FILTER($C:$C,NOT(ISBLANK($C:$C)))-AGD1))*(((ABS(FILTER($C:$C,NOT(ISBLANK($C:$C)))-AGD1)))+1)/2))&quot;);168150062)" office:value-type="float" office:value="168150062" calcext:value-type="float">
            <text:p>168150062</text:p>
          </table:table-cell>
          <table:table-cell table:style-name="ce8" table:formula="of:=IFERROR(__xludf.dummyfunction(&quot;SUM(ARRAYFORMULA((ABS(FILTER($C:$C,NOT(ISBLANK($C:$C)))-AGE1))*(((ABS(FILTER($C:$C,NOT(ISBLANK($C:$C)))-AGE1)))+1)/2))&quot;);168530292)" office:value-type="float" office:value="168530292" calcext:value-type="float">
            <text:p>168530292</text:p>
          </table:table-cell>
          <table:table-cell table:style-name="ce8" table:formula="of:=IFERROR(__xludf.dummyfunction(&quot;SUM(ARRAYFORMULA((ABS(FILTER($C:$C,NOT(ISBLANK($C:$C)))-AGF1))*(((ABS(FILTER($C:$C,NOT(ISBLANK($C:$C)))-AGF1)))+1)/2))&quot;);168911523)" office:value-type="float" office:value="168911523" calcext:value-type="float">
            <text:p>168911523</text:p>
          </table:table-cell>
          <table:table-cell table:style-name="ce8" table:formula="of:=IFERROR(__xludf.dummyfunction(&quot;SUM(ARRAYFORMULA((ABS(FILTER($C:$C,NOT(ISBLANK($C:$C)))-AGG1))*(((ABS(FILTER($C:$C,NOT(ISBLANK($C:$C)))-AGG1)))+1)/2))&quot;);169293755)" office:value-type="float" office:value="169293755" calcext:value-type="float">
            <text:p>169293755</text:p>
          </table:table-cell>
          <table:table-cell table:style-name="ce8" table:formula="of:=IFERROR(__xludf.dummyfunction(&quot;SUM(ARRAYFORMULA((ABS(FILTER($C:$C,NOT(ISBLANK($C:$C)))-AGH1))*(((ABS(FILTER($C:$C,NOT(ISBLANK($C:$C)))-AGH1)))+1)/2))&quot;);169676987)" office:value-type="float" office:value="169676987" calcext:value-type="float">
            <text:p>169676987</text:p>
          </table:table-cell>
          <table:table-cell table:style-name="ce8" table:formula="of:=IFERROR(__xludf.dummyfunction(&quot;SUM(ARRAYFORMULA((ABS(FILTER($C:$C,NOT(ISBLANK($C:$C)))-AGI1))*(((ABS(FILTER($C:$C,NOT(ISBLANK($C:$C)))-AGI1)))+1)/2))&quot;);170061219)" office:value-type="float" office:value="170061219" calcext:value-type="float">
            <text:p>170061219</text:p>
          </table:table-cell>
          <table:table-cell table:style-name="ce8" table:formula="of:=IFERROR(__xludf.dummyfunction(&quot;SUM(ARRAYFORMULA((ABS(FILTER($C:$C,NOT(ISBLANK($C:$C)))-AGJ1))*(((ABS(FILTER($C:$C,NOT(ISBLANK($C:$C)))-AGJ1)))+1)/2))&quot;);170446451)" office:value-type="float" office:value="170446451" calcext:value-type="float">
            <text:p>170446451</text:p>
          </table:table-cell>
          <table:table-cell table:style-name="ce8" table:formula="of:=IFERROR(__xludf.dummyfunction(&quot;SUM(ARRAYFORMULA((ABS(FILTER($C:$C,NOT(ISBLANK($C:$C)))-AGK1))*(((ABS(FILTER($C:$C,NOT(ISBLANK($C:$C)))-AGK1)))+1)/2))&quot;);170832685)" office:value-type="float" office:value="170832685" calcext:value-type="float">
            <text:p>170832685</text:p>
          </table:table-cell>
          <table:table-cell table:style-name="ce8" table:formula="of:=IFERROR(__xludf.dummyfunction(&quot;SUM(ARRAYFORMULA((ABS(FILTER($C:$C,NOT(ISBLANK($C:$C)))-AGL1))*(((ABS(FILTER($C:$C,NOT(ISBLANK($C:$C)))-AGL1)))+1)/2))&quot;);171219919)" office:value-type="float" office:value="171219919" calcext:value-type="float">
            <text:p>171219919</text:p>
          </table:table-cell>
          <table:table-cell table:style-name="ce8" table:formula="of:=IFERROR(__xludf.dummyfunction(&quot;SUM(ARRAYFORMULA((ABS(FILTER($C:$C,NOT(ISBLANK($C:$C)))-AGM1))*(((ABS(FILTER($C:$C,NOT(ISBLANK($C:$C)))-AGM1)))+1)/2))&quot;);171608153)" office:value-type="float" office:value="171608153" calcext:value-type="float">
            <text:p>171608153</text:p>
          </table:table-cell>
          <table:table-cell table:style-name="ce9" table:formula="of:=IFERROR(__xludf.dummyfunction(&quot;SUM(ARRAYFORMULA((ABS(FILTER($C:$C,NOT(ISBLANK($C:$C)))-AGN1))*(((ABS(FILTER($C:$C,NOT(ISBLANK($C:$C)))-AGN1)))+1)/2))&quot;);171997388)" office:value-type="float" office:value="171997388" calcext:value-type="float">
            <text:p>171997388</text:p>
          </table:table-cell>
          <table:table-cell table:style-name="ce9" table:formula="of:=IFERROR(__xludf.dummyfunction(&quot;SUM(ARRAYFORMULA((ABS(FILTER($C:$C,NOT(ISBLANK($C:$C)))-AGO1))*(((ABS(FILTER($C:$C,NOT(ISBLANK($C:$C)))-AGO1)))+1)/2))&quot;);172387623)" office:value-type="float" office:value="172387623" calcext:value-type="float">
            <text:p>172387623</text:p>
          </table:table-cell>
          <table:table-cell table:style-name="ce9" table:formula="of:=IFERROR(__xludf.dummyfunction(&quot;SUM(ARRAYFORMULA((ABS(FILTER($C:$C,NOT(ISBLANK($C:$C)))-AGP1))*(((ABS(FILTER($C:$C,NOT(ISBLANK($C:$C)))-AGP1)))+1)/2))&quot;);172778859)" office:value-type="float" office:value="172778859" calcext:value-type="float">
            <text:p>172778859</text:p>
          </table:table-cell>
          <table:table-cell table:style-name="ce9" table:formula="of:=IFERROR(__xludf.dummyfunction(&quot;SUM(ARRAYFORMULA((ABS(FILTER($C:$C,NOT(ISBLANK($C:$C)))-AGQ1))*(((ABS(FILTER($C:$C,NOT(ISBLANK($C:$C)))-AGQ1)))+1)/2))&quot;);173171095)" office:value-type="float" office:value="173171095" calcext:value-type="float">
            <text:p>173171095</text:p>
          </table:table-cell>
          <table:table-cell table:style-name="ce9" table:formula="of:=IFERROR(__xludf.dummyfunction(&quot;SUM(ARRAYFORMULA((ABS(FILTER($C:$C,NOT(ISBLANK($C:$C)))-AGR1))*(((ABS(FILTER($C:$C,NOT(ISBLANK($C:$C)))-AGR1)))+1)/2))&quot;);173564331)" office:value-type="float" office:value="173564331" calcext:value-type="float">
            <text:p>173564331</text:p>
          </table:table-cell>
          <table:table-cell table:style-name="ce9" table:formula="of:=IFERROR(__xludf.dummyfunction(&quot;SUM(ARRAYFORMULA((ABS(FILTER($C:$C,NOT(ISBLANK($C:$C)))-AGS1))*(((ABS(FILTER($C:$C,NOT(ISBLANK($C:$C)))-AGS1)))+1)/2))&quot;);173958568)" office:value-type="float" office:value="173958568" calcext:value-type="float">
            <text:p>173958568</text:p>
          </table:table-cell>
          <table:table-cell table:style-name="ce9" table:formula="of:=IFERROR(__xludf.dummyfunction(&quot;SUM(ARRAYFORMULA((ABS(FILTER($C:$C,NOT(ISBLANK($C:$C)))-AGT1))*(((ABS(FILTER($C:$C,NOT(ISBLANK($C:$C)))-AGT1)))+1)/2))&quot;);174353805)" office:value-type="float" office:value="174353805" calcext:value-type="float">
            <text:p>174353805</text:p>
          </table:table-cell>
          <table:table-cell table:style-name="ce9" table:formula="of:=IFERROR(__xludf.dummyfunction(&quot;SUM(ARRAYFORMULA((ABS(FILTER($C:$C,NOT(ISBLANK($C:$C)))-AGU1))*(((ABS(FILTER($C:$C,NOT(ISBLANK($C:$C)))-AGU1)))+1)/2))&quot;);174750042)" office:value-type="float" office:value="174750042" calcext:value-type="float">
            <text:p>174750042</text:p>
          </table:table-cell>
          <table:table-cell table:style-name="ce9" table:formula="of:=IFERROR(__xludf.dummyfunction(&quot;SUM(ARRAYFORMULA((ABS(FILTER($C:$C,NOT(ISBLANK($C:$C)))-AGV1))*(((ABS(FILTER($C:$C,NOT(ISBLANK($C:$C)))-AGV1)))+1)/2))&quot;);175147281)" office:value-type="float" office:value="175147281" calcext:value-type="float">
            <text:p>175147281</text:p>
          </table:table-cell>
          <table:table-cell table:style-name="ce9" table:formula="of:=IFERROR(__xludf.dummyfunction(&quot;SUM(ARRAYFORMULA((ABS(FILTER($C:$C,NOT(ISBLANK($C:$C)))-AGW1))*(((ABS(FILTER($C:$C,NOT(ISBLANK($C:$C)))-AGW1)))+1)/2))&quot;);175545520)" office:value-type="float" office:value="175545520" calcext:value-type="float">
            <text:p>175545520</text:p>
          </table:table-cell>
          <table:table-cell table:style-name="ce9" table:formula="of:=IFERROR(__xludf.dummyfunction(&quot;SUM(ARRAYFORMULA((ABS(FILTER($C:$C,NOT(ISBLANK($C:$C)))-AGX1))*(((ABS(FILTER($C:$C,NOT(ISBLANK($C:$C)))-AGX1)))+1)/2))&quot;);175944760)" office:value-type="float" office:value="175944760" calcext:value-type="float">
            <text:p>175944760</text:p>
          </table:table-cell>
          <table:table-cell table:style-name="ce9" table:formula="of:=IFERROR(__xludf.dummyfunction(&quot;SUM(ARRAYFORMULA((ABS(FILTER($C:$C,NOT(ISBLANK($C:$C)))-AGY1))*(((ABS(FILTER($C:$C,NOT(ISBLANK($C:$C)))-AGY1)))+1)/2))&quot;);176345000)" office:value-type="float" office:value="176345000" calcext:value-type="float">
            <text:p>176345000</text:p>
          </table:table-cell>
          <table:table-cell table:style-name="ce9" table:formula="of:=IFERROR(__xludf.dummyfunction(&quot;SUM(ARRAYFORMULA((ABS(FILTER($C:$C,NOT(ISBLANK($C:$C)))-AGZ1))*(((ABS(FILTER($C:$C,NOT(ISBLANK($C:$C)))-AGZ1)))+1)/2))&quot;);176746240)" office:value-type="float" office:value="176746240" calcext:value-type="float">
            <text:p>176746240</text:p>
          </table:table-cell>
          <table:table-cell table:style-name="ce9" table:formula="of:=IFERROR(__xludf.dummyfunction(&quot;SUM(ARRAYFORMULA((ABS(FILTER($C:$C,NOT(ISBLANK($C:$C)))-AHA1))*(((ABS(FILTER($C:$C,NOT(ISBLANK($C:$C)))-AHA1)))+1)/2))&quot;);177148480)" office:value-type="float" office:value="177148480" calcext:value-type="float">
            <text:p>177148480</text:p>
          </table:table-cell>
          <table:table-cell table:style-name="ce9" table:formula="of:=IFERROR(__xludf.dummyfunction(&quot;SUM(ARRAYFORMULA((ABS(FILTER($C:$C,NOT(ISBLANK($C:$C)))-AHB1))*(((ABS(FILTER($C:$C,NOT(ISBLANK($C:$C)))-AHB1)))+1)/2))&quot;);177551721)" office:value-type="float" office:value="177551721" calcext:value-type="float">
            <text:p>177551721</text:p>
          </table:table-cell>
          <table:table-cell table:style-name="ce9" table:formula="of:=IFERROR(__xludf.dummyfunction(&quot;SUM(ARRAYFORMULA((ABS(FILTER($C:$C,NOT(ISBLANK($C:$C)))-AHC1))*(((ABS(FILTER($C:$C,NOT(ISBLANK($C:$C)))-AHC1)))+1)/2))&quot;);177955963)" office:value-type="float" office:value="177955963" calcext:value-type="float">
            <text:p>177955963</text:p>
          </table:table-cell>
          <table:table-cell table:style-name="ce9" table:formula="of:=IFERROR(__xludf.dummyfunction(&quot;SUM(ARRAYFORMULA((ABS(FILTER($C:$C,NOT(ISBLANK($C:$C)))-AHD1))*(((ABS(FILTER($C:$C,NOT(ISBLANK($C:$C)))-AHD1)))+1)/2))&quot;);178361205)" office:value-type="float" office:value="178361205" calcext:value-type="float">
            <text:p>178361205</text:p>
          </table:table-cell>
          <table:table-cell table:style-name="ce8" table:formula="of:=IFERROR(__xludf.dummyfunction(&quot;SUM(ARRAYFORMULA((ABS(FILTER($C:$C,NOT(ISBLANK($C:$C)))-AHE1))*(((ABS(FILTER($C:$C,NOT(ISBLANK($C:$C)))-AHE1)))+1)/2))&quot;);178767447)" office:value-type="float" office:value="178767447" calcext:value-type="float">
            <text:p>178767447</text:p>
          </table:table-cell>
          <table:table-cell table:style-name="ce8" table:formula="of:=IFERROR(__xludf.dummyfunction(&quot;SUM(ARRAYFORMULA((ABS(FILTER($C:$C,NOT(ISBLANK($C:$C)))-AHF1))*(((ABS(FILTER($C:$C,NOT(ISBLANK($C:$C)))-AHF1)))+1)/2))&quot;);179174690)" office:value-type="float" office:value="179174690" calcext:value-type="float">
            <text:p>179174690</text:p>
          </table:table-cell>
          <table:table-cell table:style-name="ce8" table:formula="of:=IFERROR(__xludf.dummyfunction(&quot;SUM(ARRAYFORMULA((ABS(FILTER($C:$C,NOT(ISBLANK($C:$C)))-AHG1))*(((ABS(FILTER($C:$C,NOT(ISBLANK($C:$C)))-AHG1)))+1)/2))&quot;);179582933)" office:value-type="float" office:value="179582933" calcext:value-type="float">
            <text:p>179582933</text:p>
          </table:table-cell>
          <table:table-cell table:style-name="ce8" table:formula="of:=IFERROR(__xludf.dummyfunction(&quot;SUM(ARRAYFORMULA((ABS(FILTER($C:$C,NOT(ISBLANK($C:$C)))-AHH1))*(((ABS(FILTER($C:$C,NOT(ISBLANK($C:$C)))-AHH1)))+1)/2))&quot;);179992178)" office:value-type="float" office:value="179992178" calcext:value-type="float">
            <text:p>179992178</text:p>
          </table:table-cell>
          <table:table-cell table:style-name="ce8" table:formula="of:=IFERROR(__xludf.dummyfunction(&quot;SUM(ARRAYFORMULA((ABS(FILTER($C:$C,NOT(ISBLANK($C:$C)))-AHI1))*(((ABS(FILTER($C:$C,NOT(ISBLANK($C:$C)))-AHI1)))+1)/2))&quot;);180402423)" office:value-type="float" office:value="180402423" calcext:value-type="float">
            <text:p>180402423</text:p>
          </table:table-cell>
          <table:table-cell table:style-name="ce8" table:formula="of:=IFERROR(__xludf.dummyfunction(&quot;SUM(ARRAYFORMULA((ABS(FILTER($C:$C,NOT(ISBLANK($C:$C)))-AHJ1))*(((ABS(FILTER($C:$C,NOT(ISBLANK($C:$C)))-AHJ1)))+1)/2))&quot;);180813668)" office:value-type="float" office:value="180813668" calcext:value-type="float">
            <text:p>180813668</text:p>
          </table:table-cell>
          <table:table-cell table:style-name="ce8" table:formula="of:=IFERROR(__xludf.dummyfunction(&quot;SUM(ARRAYFORMULA((ABS(FILTER($C:$C,NOT(ISBLANK($C:$C)))-AHK1))*(((ABS(FILTER($C:$C,NOT(ISBLANK($C:$C)))-AHK1)))+1)/2))&quot;);181225913)" office:value-type="float" office:value="181225913" calcext:value-type="float">
            <text:p>181225913</text:p>
          </table:table-cell>
          <table:table-cell table:style-name="ce8" table:formula="of:=IFERROR(__xludf.dummyfunction(&quot;SUM(ARRAYFORMULA((ABS(FILTER($C:$C,NOT(ISBLANK($C:$C)))-AHL1))*(((ABS(FILTER($C:$C,NOT(ISBLANK($C:$C)))-AHL1)))+1)/2))&quot;);181639158)" office:value-type="float" office:value="181639158" calcext:value-type="float">
            <text:p>181639158</text:p>
          </table:table-cell>
          <table:table-cell table:style-name="ce8" table:formula="of:=IFERROR(__xludf.dummyfunction(&quot;SUM(ARRAYFORMULA((ABS(FILTER($C:$C,NOT(ISBLANK($C:$C)))-AHM1))*(((ABS(FILTER($C:$C,NOT(ISBLANK($C:$C)))-AHM1)))+1)/2))&quot;);182053403)" office:value-type="float" office:value="182053403" calcext:value-type="float">
            <text:p>182053403</text:p>
          </table:table-cell>
          <table:table-cell table:style-name="ce8" table:formula="of:=IFERROR(__xludf.dummyfunction(&quot;SUM(ARRAYFORMULA((ABS(FILTER($C:$C,NOT(ISBLANK($C:$C)))-AHN1))*(((ABS(FILTER($C:$C,NOT(ISBLANK($C:$C)))-AHN1)))+1)/2))&quot;);182468649)" office:value-type="float" office:value="182468649" calcext:value-type="float">
            <text:p>182468649</text:p>
          </table:table-cell>
          <table:table-cell table:style-name="ce8" table:formula="of:=IFERROR(__xludf.dummyfunction(&quot;SUM(ARRAYFORMULA((ABS(FILTER($C:$C,NOT(ISBLANK($C:$C)))-AHO1))*(((ABS(FILTER($C:$C,NOT(ISBLANK($C:$C)))-AHO1)))+1)/2))&quot;);182884895)" office:value-type="float" office:value="182884895" calcext:value-type="float">
            <text:p>182884895</text:p>
          </table:table-cell>
          <table:table-cell table:style-name="ce8" table:formula="of:=IFERROR(__xludf.dummyfunction(&quot;SUM(ARRAYFORMULA((ABS(FILTER($C:$C,NOT(ISBLANK($C:$C)))-AHP1))*(((ABS(FILTER($C:$C,NOT(ISBLANK($C:$C)))-AHP1)))+1)/2))&quot;);183302141)" office:value-type="float" office:value="183302141" calcext:value-type="float">
            <text:p>183302141</text:p>
          </table:table-cell>
          <table:table-cell table:style-name="ce8" table:formula="of:=IFERROR(__xludf.dummyfunction(&quot;SUM(ARRAYFORMULA((ABS(FILTER($C:$C,NOT(ISBLANK($C:$C)))-AHQ1))*(((ABS(FILTER($C:$C,NOT(ISBLANK($C:$C)))-AHQ1)))+1)/2))&quot;);183720387)" office:value-type="float" office:value="183720387" calcext:value-type="float">
            <text:p>183720387</text:p>
          </table:table-cell>
          <table:table-cell table:style-name="ce8" table:formula="of:=IFERROR(__xludf.dummyfunction(&quot;SUM(ARRAYFORMULA((ABS(FILTER($C:$C,NOT(ISBLANK($C:$C)))-AHR1))*(((ABS(FILTER($C:$C,NOT(ISBLANK($C:$C)))-AHR1)))+1)/2))&quot;);184139633)" office:value-type="float" office:value="184139633" calcext:value-type="float">
            <text:p>184139633</text:p>
          </table:table-cell>
          <table:table-cell table:style-name="ce8" table:formula="of:=IFERROR(__xludf.dummyfunction(&quot;SUM(ARRAYFORMULA((ABS(FILTER($C:$C,NOT(ISBLANK($C:$C)))-AHS1))*(((ABS(FILTER($C:$C,NOT(ISBLANK($C:$C)))-AHS1)))+1)/2))&quot;);184559879)" office:value-type="float" office:value="184559879" calcext:value-type="float">
            <text:p>184559879</text:p>
          </table:table-cell>
          <table:table-cell table:style-name="ce8" table:formula="of:=IFERROR(__xludf.dummyfunction(&quot;SUM(ARRAYFORMULA((ABS(FILTER($C:$C,NOT(ISBLANK($C:$C)))-AHT1))*(((ABS(FILTER($C:$C,NOT(ISBLANK($C:$C)))-AHT1)))+1)/2))&quot;);184981128)" office:value-type="float" office:value="184981128" calcext:value-type="float">
            <text:p>184981128</text:p>
          </table:table-cell>
          <table:table-cell table:style-name="ce8" table:formula="of:=IFERROR(__xludf.dummyfunction(&quot;SUM(ARRAYFORMULA((ABS(FILTER($C:$C,NOT(ISBLANK($C:$C)))-AHU1))*(((ABS(FILTER($C:$C,NOT(ISBLANK($C:$C)))-AHU1)))+1)/2))&quot;);185403377)" office:value-type="float" office:value="185403377" calcext:value-type="float">
            <text:p>185403377</text:p>
          </table:table-cell>
          <table:table-cell table:style-name="ce9" table:formula="of:=IFERROR(__xludf.dummyfunction(&quot;SUM(ARRAYFORMULA((ABS(FILTER($C:$C,NOT(ISBLANK($C:$C)))-AHV1))*(((ABS(FILTER($C:$C,NOT(ISBLANK($C:$C)))-AHV1)))+1)/2))&quot;);185826626)" office:value-type="float" office:value="185826626" calcext:value-type="float">
            <text:p>185826626</text:p>
          </table:table-cell>
          <table:table-cell table:style-name="ce9" table:formula="of:=IFERROR(__xludf.dummyfunction(&quot;SUM(ARRAYFORMULA((ABS(FILTER($C:$C,NOT(ISBLANK($C:$C)))-AHW1))*(((ABS(FILTER($C:$C,NOT(ISBLANK($C:$C)))-AHW1)))+1)/2))&quot;);186250875)" office:value-type="float" office:value="186250875" calcext:value-type="float">
            <text:p>186250875</text:p>
          </table:table-cell>
          <table:table-cell table:style-name="ce9" table:formula="of:=IFERROR(__xludf.dummyfunction(&quot;SUM(ARRAYFORMULA((ABS(FILTER($C:$C,NOT(ISBLANK($C:$C)))-AHX1))*(((ABS(FILTER($C:$C,NOT(ISBLANK($C:$C)))-AHX1)))+1)/2))&quot;);186676126)" office:value-type="float" office:value="186676126" calcext:value-type="float">
            <text:p>186676126</text:p>
          </table:table-cell>
          <table:table-cell table:style-name="ce9" table:formula="of:=IFERROR(__xludf.dummyfunction(&quot;SUM(ARRAYFORMULA((ABS(FILTER($C:$C,NOT(ISBLANK($C:$C)))-AHY1))*(((ABS(FILTER($C:$C,NOT(ISBLANK($C:$C)))-AHY1)))+1)/2))&quot;);187102377)" office:value-type="float" office:value="187102377" calcext:value-type="float">
            <text:p>187102377</text:p>
          </table:table-cell>
          <table:table-cell table:style-name="ce9" table:formula="of:=IFERROR(__xludf.dummyfunction(&quot;SUM(ARRAYFORMULA((ABS(FILTER($C:$C,NOT(ISBLANK($C:$C)))-AHZ1))*(((ABS(FILTER($C:$C,NOT(ISBLANK($C:$C)))-AHZ1)))+1)/2))&quot;);187529628)" office:value-type="float" office:value="187529628" calcext:value-type="float">
            <text:p>187529628</text:p>
          </table:table-cell>
          <table:table-cell table:style-name="ce9" table:formula="of:=IFERROR(__xludf.dummyfunction(&quot;SUM(ARRAYFORMULA((ABS(FILTER($C:$C,NOT(ISBLANK($C:$C)))-AIA1))*(((ABS(FILTER($C:$C,NOT(ISBLANK($C:$C)))-AIA1)))+1)/2))&quot;);187957879)" office:value-type="float" office:value="187957879" calcext:value-type="float">
            <text:p>187957879</text:p>
          </table:table-cell>
          <table:table-cell table:style-name="ce9" table:formula="of:=IFERROR(__xludf.dummyfunction(&quot;SUM(ARRAYFORMULA((ABS(FILTER($C:$C,NOT(ISBLANK($C:$C)))-AIB1))*(((ABS(FILTER($C:$C,NOT(ISBLANK($C:$C)))-AIB1)))+1)/2))&quot;);188387131)" office:value-type="float" office:value="188387131" calcext:value-type="float">
            <text:p>188387131</text:p>
          </table:table-cell>
          <table:table-cell table:style-name="ce9" table:formula="of:=IFERROR(__xludf.dummyfunction(&quot;SUM(ARRAYFORMULA((ABS(FILTER($C:$C,NOT(ISBLANK($C:$C)))-AIC1))*(((ABS(FILTER($C:$C,NOT(ISBLANK($C:$C)))-AIC1)))+1)/2))&quot;);188817383)" office:value-type="float" office:value="188817383" calcext:value-type="float">
            <text:p>188817383</text:p>
          </table:table-cell>
          <table:table-cell table:style-name="ce9" table:formula="of:=IFERROR(__xludf.dummyfunction(&quot;SUM(ARRAYFORMULA((ABS(FILTER($C:$C,NOT(ISBLANK($C:$C)))-AID1))*(((ABS(FILTER($C:$C,NOT(ISBLANK($C:$C)))-AID1)))+1)/2))&quot;);189248635)" office:value-type="float" office:value="189248635" calcext:value-type="float">
            <text:p>189248635</text:p>
          </table:table-cell>
          <table:table-cell table:style-name="ce9" table:formula="of:=IFERROR(__xludf.dummyfunction(&quot;SUM(ARRAYFORMULA((ABS(FILTER($C:$C,NOT(ISBLANK($C:$C)))-AIE1))*(((ABS(FILTER($C:$C,NOT(ISBLANK($C:$C)))-AIE1)))+1)/2))&quot;);189680889)" office:value-type="float" office:value="189680889" calcext:value-type="float">
            <text:p>189680889</text:p>
          </table:table-cell>
          <table:table-cell table:style-name="ce9" table:formula="of:=IFERROR(__xludf.dummyfunction(&quot;SUM(ARRAYFORMULA((ABS(FILTER($C:$C,NOT(ISBLANK($C:$C)))-AIF1))*(((ABS(FILTER($C:$C,NOT(ISBLANK($C:$C)))-AIF1)))+1)/2))&quot;);190114143)" office:value-type="float" office:value="190114143" calcext:value-type="float">
            <text:p>190114143</text:p>
          </table:table-cell>
          <table:table-cell table:style-name="ce9" table:formula="of:=IFERROR(__xludf.dummyfunction(&quot;SUM(ARRAYFORMULA((ABS(FILTER($C:$C,NOT(ISBLANK($C:$C)))-AIG1))*(((ABS(FILTER($C:$C,NOT(ISBLANK($C:$C)))-AIG1)))+1)/2))&quot;);190548398)" office:value-type="float" office:value="190548398" calcext:value-type="float">
            <text:p>190548398</text:p>
          </table:table-cell>
          <table:table-cell table:style-name="ce9" table:formula="of:=IFERROR(__xludf.dummyfunction(&quot;SUM(ARRAYFORMULA((ABS(FILTER($C:$C,NOT(ISBLANK($C:$C)))-AIH1))*(((ABS(FILTER($C:$C,NOT(ISBLANK($C:$C)))-AIH1)))+1)/2))&quot;);190983655)" office:value-type="float" office:value="190983655" calcext:value-type="float">
            <text:p>190983655</text:p>
          </table:table-cell>
          <table:table-cell table:style-name="ce9" table:formula="of:=IFERROR(__xludf.dummyfunction(&quot;SUM(ARRAYFORMULA((ABS(FILTER($C:$C,NOT(ISBLANK($C:$C)))-AII1))*(((ABS(FILTER($C:$C,NOT(ISBLANK($C:$C)))-AII1)))+1)/2))&quot;);191419913)" office:value-type="float" office:value="191419913" calcext:value-type="float">
            <text:p>191419913</text:p>
          </table:table-cell>
          <table:table-cell table:style-name="ce9" table:formula="of:=IFERROR(__xludf.dummyfunction(&quot;SUM(ARRAYFORMULA((ABS(FILTER($C:$C,NOT(ISBLANK($C:$C)))-AIJ1))*(((ABS(FILTER($C:$C,NOT(ISBLANK($C:$C)))-AIJ1)))+1)/2))&quot;);191857171)" office:value-type="float" office:value="191857171" calcext:value-type="float">
            <text:p>191857171</text:p>
          </table:table-cell>
          <table:table-cell table:style-name="ce9" table:formula="of:=IFERROR(__xludf.dummyfunction(&quot;SUM(ARRAYFORMULA((ABS(FILTER($C:$C,NOT(ISBLANK($C:$C)))-AIK1))*(((ABS(FILTER($C:$C,NOT(ISBLANK($C:$C)))-AIK1)))+1)/2))&quot;);192295429)" office:value-type="float" office:value="192295429" calcext:value-type="float">
            <text:p>192295429</text:p>
          </table:table-cell>
          <table:table-cell table:style-name="ce9" table:formula="of:=IFERROR(__xludf.dummyfunction(&quot;SUM(ARRAYFORMULA((ABS(FILTER($C:$C,NOT(ISBLANK($C:$C)))-AIL1))*(((ABS(FILTER($C:$C,NOT(ISBLANK($C:$C)))-AIL1)))+1)/2))&quot;);192734687)" office:value-type="float" office:value="192734687" calcext:value-type="float">
            <text:p>192734687</text:p>
          </table:table-cell>
          <table:table-cell table:style-name="ce8" table:formula="of:=IFERROR(__xludf.dummyfunction(&quot;SUM(ARRAYFORMULA((ABS(FILTER($C:$C,NOT(ISBLANK($C:$C)))-AIM1))*(((ABS(FILTER($C:$C,NOT(ISBLANK($C:$C)))-AIM1)))+1)/2))&quot;);193174945)" office:value-type="float" office:value="193174945" calcext:value-type="float">
            <text:p>193174945</text:p>
          </table:table-cell>
          <table:table-cell table:style-name="ce8" table:formula="of:=IFERROR(__xludf.dummyfunction(&quot;SUM(ARRAYFORMULA((ABS(FILTER($C:$C,NOT(ISBLANK($C:$C)))-AIN1))*(((ABS(FILTER($C:$C,NOT(ISBLANK($C:$C)))-AIN1)))+1)/2))&quot;);193616203)" office:value-type="float" office:value="193616203" calcext:value-type="float">
            <text:p>193616203</text:p>
          </table:table-cell>
          <table:table-cell table:style-name="ce8" table:formula="of:=IFERROR(__xludf.dummyfunction(&quot;SUM(ARRAYFORMULA((ABS(FILTER($C:$C,NOT(ISBLANK($C:$C)))-AIO1))*(((ABS(FILTER($C:$C,NOT(ISBLANK($C:$C)))-AIO1)))+1)/2))&quot;);194058461)" office:value-type="float" office:value="194058461" calcext:value-type="float">
            <text:p>194058461</text:p>
          </table:table-cell>
          <table:table-cell table:style-name="ce8" table:formula="of:=IFERROR(__xludf.dummyfunction(&quot;SUM(ARRAYFORMULA((ABS(FILTER($C:$C,NOT(ISBLANK($C:$C)))-AIP1))*(((ABS(FILTER($C:$C,NOT(ISBLANK($C:$C)))-AIP1)))+1)/2))&quot;);194501719)" office:value-type="float" office:value="194501719" calcext:value-type="float">
            <text:p>194501719</text:p>
          </table:table-cell>
          <table:table-cell table:style-name="ce8" table:formula="of:=IFERROR(__xludf.dummyfunction(&quot;SUM(ARRAYFORMULA((ABS(FILTER($C:$C,NOT(ISBLANK($C:$C)))-AIQ1))*(((ABS(FILTER($C:$C,NOT(ISBLANK($C:$C)))-AIQ1)))+1)/2))&quot;);194945979)" office:value-type="float" office:value="194945979" calcext:value-type="float">
            <text:p>194945979</text:p>
          </table:table-cell>
          <table:table-cell table:style-name="ce8" table:formula="of:=IFERROR(__xludf.dummyfunction(&quot;SUM(ARRAYFORMULA((ABS(FILTER($C:$C,NOT(ISBLANK($C:$C)))-AIR1))*(((ABS(FILTER($C:$C,NOT(ISBLANK($C:$C)))-AIR1)))+1)/2))&quot;);195391239)" office:value-type="float" office:value="195391239" calcext:value-type="float">
            <text:p>195391239</text:p>
          </table:table-cell>
          <table:table-cell table:style-name="ce8" table:formula="of:=IFERROR(__xludf.dummyfunction(&quot;SUM(ARRAYFORMULA((ABS(FILTER($C:$C,NOT(ISBLANK($C:$C)))-AIS1))*(((ABS(FILTER($C:$C,NOT(ISBLANK($C:$C)))-AIS1)))+1)/2))&quot;);195837499)" office:value-type="float" office:value="195837499" calcext:value-type="float">
            <text:p>195837499</text:p>
          </table:table-cell>
          <table:table-cell table:style-name="ce8" table:formula="of:=IFERROR(__xludf.dummyfunction(&quot;SUM(ARRAYFORMULA((ABS(FILTER($C:$C,NOT(ISBLANK($C:$C)))-AIT1))*(((ABS(FILTER($C:$C,NOT(ISBLANK($C:$C)))-AIT1)))+1)/2))&quot;);196284759)" office:value-type="float" office:value="196284759" calcext:value-type="float">
            <text:p>196284759</text:p>
          </table:table-cell>
          <table:table-cell table:style-name="ce8" table:formula="of:=IFERROR(__xludf.dummyfunction(&quot;SUM(ARRAYFORMULA((ABS(FILTER($C:$C,NOT(ISBLANK($C:$C)))-AIU1))*(((ABS(FILTER($C:$C,NOT(ISBLANK($C:$C)))-AIU1)))+1)/2))&quot;);196733019)" office:value-type="float" office:value="196733019" calcext:value-type="float">
            <text:p>196733019</text:p>
          </table:table-cell>
          <table:table-cell table:style-name="ce8" table:formula="of:=IFERROR(__xludf.dummyfunction(&quot;SUM(ARRAYFORMULA((ABS(FILTER($C:$C,NOT(ISBLANK($C:$C)))-AIV1))*(((ABS(FILTER($C:$C,NOT(ISBLANK($C:$C)))-AIV1)))+1)/2))&quot;);197182279)" office:value-type="float" office:value="197182279" calcext:value-type="float">
            <text:p>197182279</text:p>
          </table:table-cell>
          <table:table-cell table:style-name="ce8" table:formula="of:=IFERROR(__xludf.dummyfunction(&quot;SUM(ARRAYFORMULA((ABS(FILTER($C:$C,NOT(ISBLANK($C:$C)))-AIW1))*(((ABS(FILTER($C:$C,NOT(ISBLANK($C:$C)))-AIW1)))+1)/2))&quot;);197632539)" office:value-type="float" office:value="197632539" calcext:value-type="float">
            <text:p>197632539</text:p>
          </table:table-cell>
          <table:table-cell table:style-name="ce8" table:formula="of:=IFERROR(__xludf.dummyfunction(&quot;SUM(ARRAYFORMULA((ABS(FILTER($C:$C,NOT(ISBLANK($C:$C)))-AIX1))*(((ABS(FILTER($C:$C,NOT(ISBLANK($C:$C)))-AIX1)))+1)/2))&quot;);198083800)" office:value-type="float" office:value="198083800" calcext:value-type="float">
            <text:p>198083800</text:p>
          </table:table-cell>
          <table:table-cell table:style-name="ce8" table:formula="of:=IFERROR(__xludf.dummyfunction(&quot;SUM(ARRAYFORMULA((ABS(FILTER($C:$C,NOT(ISBLANK($C:$C)))-AIY1))*(((ABS(FILTER($C:$C,NOT(ISBLANK($C:$C)))-AIY1)))+1)/2))&quot;);198536061)" office:value-type="float" office:value="198536061" calcext:value-type="float">
            <text:p>198536061</text:p>
          </table:table-cell>
          <table:table-cell table:style-name="ce8" table:formula="of:=IFERROR(__xludf.dummyfunction(&quot;SUM(ARRAYFORMULA((ABS(FILTER($C:$C,NOT(ISBLANK($C:$C)))-AIZ1))*(((ABS(FILTER($C:$C,NOT(ISBLANK($C:$C)))-AIZ1)))+1)/2))&quot;);198989322)" office:value-type="float" office:value="198989322" calcext:value-type="float">
            <text:p>198989322</text:p>
          </table:table-cell>
          <table:table-cell table:style-name="ce8" table:formula="of:=IFERROR(__xludf.dummyfunction(&quot;SUM(ARRAYFORMULA((ABS(FILTER($C:$C,NOT(ISBLANK($C:$C)))-AJA1))*(((ABS(FILTER($C:$C,NOT(ISBLANK($C:$C)))-AJA1)))+1)/2))&quot;);199443583)" office:value-type="float" office:value="199443583" calcext:value-type="float">
            <text:p>199443583</text:p>
          </table:table-cell>
          <table:table-cell table:style-name="ce8" table:formula="of:=IFERROR(__xludf.dummyfunction(&quot;SUM(ARRAYFORMULA((ABS(FILTER($C:$C,NOT(ISBLANK($C:$C)))-AJB1))*(((ABS(FILTER($C:$C,NOT(ISBLANK($C:$C)))-AJB1)))+1)/2))&quot;);199898844)" office:value-type="float" office:value="199898844" calcext:value-type="float">
            <text:p>199898844</text:p>
          </table:table-cell>
          <table:table-cell table:style-name="ce8" table:formula="of:=IFERROR(__xludf.dummyfunction(&quot;SUM(ARRAYFORMULA((ABS(FILTER($C:$C,NOT(ISBLANK($C:$C)))-AJC1))*(((ABS(FILTER($C:$C,NOT(ISBLANK($C:$C)))-AJC1)))+1)/2))&quot;);200355105)" office:value-type="float" office:value="200355105" calcext:value-type="float">
            <text:p>200355105</text:p>
          </table:table-cell>
          <table:table-cell table:style-name="ce9" table:formula="of:=IFERROR(__xludf.dummyfunction(&quot;SUM(ARRAYFORMULA((ABS(FILTER($C:$C,NOT(ISBLANK($C:$C)))-AJD1))*(((ABS(FILTER($C:$C,NOT(ISBLANK($C:$C)))-AJD1)))+1)/2))&quot;);200812367)" office:value-type="float" office:value="200812367" calcext:value-type="float">
            <text:p>200812367</text:p>
          </table:table-cell>
          <table:table-cell table:style-name="ce9" table:formula="of:=IFERROR(__xludf.dummyfunction(&quot;SUM(ARRAYFORMULA((ABS(FILTER($C:$C,NOT(ISBLANK($C:$C)))-AJE1))*(((ABS(FILTER($C:$C,NOT(ISBLANK($C:$C)))-AJE1)))+1)/2))&quot;);201270629)" office:value-type="float" office:value="201270629" calcext:value-type="float">
            <text:p>201270629</text:p>
          </table:table-cell>
          <table:table-cell table:style-name="ce9" table:formula="of:=IFERROR(__xludf.dummyfunction(&quot;SUM(ARRAYFORMULA((ABS(FILTER($C:$C,NOT(ISBLANK($C:$C)))-AJF1))*(((ABS(FILTER($C:$C,NOT(ISBLANK($C:$C)))-AJF1)))+1)/2))&quot;);201729891)" office:value-type="float" office:value="201729891" calcext:value-type="float">
            <text:p>201729891</text:p>
          </table:table-cell>
          <table:table-cell table:style-name="ce9" table:formula="of:=IFERROR(__xludf.dummyfunction(&quot;SUM(ARRAYFORMULA((ABS(FILTER($C:$C,NOT(ISBLANK($C:$C)))-AJG1))*(((ABS(FILTER($C:$C,NOT(ISBLANK($C:$C)))-AJG1)))+1)/2))&quot;);202190153)" office:value-type="float" office:value="202190153" calcext:value-type="float">
            <text:p>202190153</text:p>
          </table:table-cell>
          <table:table-cell table:style-name="ce9" table:formula="of:=IFERROR(__xludf.dummyfunction(&quot;SUM(ARRAYFORMULA((ABS(FILTER($C:$C,NOT(ISBLANK($C:$C)))-AJH1))*(((ABS(FILTER($C:$C,NOT(ISBLANK($C:$C)))-AJH1)))+1)/2))&quot;);202651415)" office:value-type="float" office:value="202651415" calcext:value-type="float">
            <text:p>202651415</text:p>
          </table:table-cell>
          <table:table-cell table:style-name="ce9" table:formula="of:=IFERROR(__xludf.dummyfunction(&quot;SUM(ARRAYFORMULA((ABS(FILTER($C:$C,NOT(ISBLANK($C:$C)))-AJI1))*(((ABS(FILTER($C:$C,NOT(ISBLANK($C:$C)))-AJI1)))+1)/2))&quot;);203113677)" office:value-type="float" office:value="203113677" calcext:value-type="float">
            <text:p>203113677</text:p>
          </table:table-cell>
          <table:table-cell table:style-name="ce9" table:formula="of:=IFERROR(__xludf.dummyfunction(&quot;SUM(ARRAYFORMULA((ABS(FILTER($C:$C,NOT(ISBLANK($C:$C)))-AJJ1))*(((ABS(FILTER($C:$C,NOT(ISBLANK($C:$C)))-AJJ1)))+1)/2))&quot;);203576939)" office:value-type="float" office:value="203576939" calcext:value-type="float">
            <text:p>203576939</text:p>
          </table:table-cell>
          <table:table-cell table:style-name="ce9" table:formula="of:=IFERROR(__xludf.dummyfunction(&quot;SUM(ARRAYFORMULA((ABS(FILTER($C:$C,NOT(ISBLANK($C:$C)))-AJK1))*(((ABS(FILTER($C:$C,NOT(ISBLANK($C:$C)))-AJK1)))+1)/2))&quot;);204041202)" office:value-type="float" office:value="204041202" calcext:value-type="float">
            <text:p>204041202</text:p>
          </table:table-cell>
          <table:table-cell table:style-name="ce9" table:formula="of:=IFERROR(__xludf.dummyfunction(&quot;SUM(ARRAYFORMULA((ABS(FILTER($C:$C,NOT(ISBLANK($C:$C)))-AJL1))*(((ABS(FILTER($C:$C,NOT(ISBLANK($C:$C)))-AJL1)))+1)/2))&quot;);204506465)" office:value-type="float" office:value="204506465" calcext:value-type="float">
            <text:p>204506465</text:p>
          </table:table-cell>
          <table:table-cell table:style-name="ce9" table:formula="of:=IFERROR(__xludf.dummyfunction(&quot;SUM(ARRAYFORMULA((ABS(FILTER($C:$C,NOT(ISBLANK($C:$C)))-AJM1))*(((ABS(FILTER($C:$C,NOT(ISBLANK($C:$C)))-AJM1)))+1)/2))&quot;);204972728)" office:value-type="float" office:value="204972728" calcext:value-type="float">
            <text:p>204972728</text:p>
          </table:table-cell>
          <table:table-cell table:style-name="ce9" table:formula="of:=IFERROR(__xludf.dummyfunction(&quot;SUM(ARRAYFORMULA((ABS(FILTER($C:$C,NOT(ISBLANK($C:$C)))-AJN1))*(((ABS(FILTER($C:$C,NOT(ISBLANK($C:$C)))-AJN1)))+1)/2))&quot;);205439991)" office:value-type="float" office:value="205439991" calcext:value-type="float">
            <text:p>205439991</text:p>
          </table:table-cell>
          <table:table-cell table:style-name="ce9" table:formula="of:=IFERROR(__xludf.dummyfunction(&quot;SUM(ARRAYFORMULA((ABS(FILTER($C:$C,NOT(ISBLANK($C:$C)))-AJO1))*(((ABS(FILTER($C:$C,NOT(ISBLANK($C:$C)))-AJO1)))+1)/2))&quot;);205908256)" office:value-type="float" office:value="205908256" calcext:value-type="float">
            <text:p>205908256</text:p>
          </table:table-cell>
          <table:table-cell table:style-name="ce9" table:formula="of:=IFERROR(__xludf.dummyfunction(&quot;SUM(ARRAYFORMULA((ABS(FILTER($C:$C,NOT(ISBLANK($C:$C)))-AJP1))*(((ABS(FILTER($C:$C,NOT(ISBLANK($C:$C)))-AJP1)))+1)/2))&quot;);206377521)" office:value-type="float" office:value="206377521" calcext:value-type="float">
            <text:p>206377521</text:p>
          </table:table-cell>
          <table:table-cell table:style-name="ce9" table:formula="of:=IFERROR(__xludf.dummyfunction(&quot;SUM(ARRAYFORMULA((ABS(FILTER($C:$C,NOT(ISBLANK($C:$C)))-AJQ1))*(((ABS(FILTER($C:$C,NOT(ISBLANK($C:$C)))-AJQ1)))+1)/2))&quot;);206847786)" office:value-type="float" office:value="206847786" calcext:value-type="float">
            <text:p>206847786</text:p>
          </table:table-cell>
          <table:table-cell table:style-name="ce9" table:formula="of:=IFERROR(__xludf.dummyfunction(&quot;SUM(ARRAYFORMULA((ABS(FILTER($C:$C,NOT(ISBLANK($C:$C)))-AJR1))*(((ABS(FILTER($C:$C,NOT(ISBLANK($C:$C)))-AJR1)))+1)/2))&quot;);207319051)" office:value-type="float" office:value="207319051" calcext:value-type="float">
            <text:p>207319051</text:p>
          </table:table-cell>
          <table:table-cell table:style-name="ce9" table:formula="of:=IFERROR(__xludf.dummyfunction(&quot;SUM(ARRAYFORMULA((ABS(FILTER($C:$C,NOT(ISBLANK($C:$C)))-AJS1))*(((ABS(FILTER($C:$C,NOT(ISBLANK($C:$C)))-AJS1)))+1)/2))&quot;);207791316)" office:value-type="float" office:value="207791316" calcext:value-type="float">
            <text:p>207791316</text:p>
          </table:table-cell>
          <table:table-cell table:style-name="ce9" table:formula="of:=IFERROR(__xludf.dummyfunction(&quot;SUM(ARRAYFORMULA((ABS(FILTER($C:$C,NOT(ISBLANK($C:$C)))-AJT1))*(((ABS(FILTER($C:$C,NOT(ISBLANK($C:$C)))-AJT1)))+1)/2))&quot;);208264581)" office:value-type="float" office:value="208264581" calcext:value-type="float">
            <text:p>208264581</text:p>
          </table:table-cell>
          <table:table-cell table:style-name="ce8" table:formula="of:=IFERROR(__xludf.dummyfunction(&quot;SUM(ARRAYFORMULA((ABS(FILTER($C:$C,NOT(ISBLANK($C:$C)))-AJU1))*(((ABS(FILTER($C:$C,NOT(ISBLANK($C:$C)))-AJU1)))+1)/2))&quot;);208738847)" office:value-type="float" office:value="208738847" calcext:value-type="float">
            <text:p>208738847</text:p>
          </table:table-cell>
          <table:table-cell table:style-name="ce8" table:formula="of:=IFERROR(__xludf.dummyfunction(&quot;SUM(ARRAYFORMULA((ABS(FILTER($C:$C,NOT(ISBLANK($C:$C)))-AJV1))*(((ABS(FILTER($C:$C,NOT(ISBLANK($C:$C)))-AJV1)))+1)/2))&quot;);209214113)" office:value-type="float" office:value="209214113" calcext:value-type="float">
            <text:p>209214113</text:p>
          </table:table-cell>
          <table:table-cell table:style-name="ce8" table:formula="of:=IFERROR(__xludf.dummyfunction(&quot;SUM(ARRAYFORMULA((ABS(FILTER($C:$C,NOT(ISBLANK($C:$C)))-AJW1))*(((ABS(FILTER($C:$C,NOT(ISBLANK($C:$C)))-AJW1)))+1)/2))&quot;);209690379)" office:value-type="float" office:value="209690379" calcext:value-type="float">
            <text:p>209690379</text:p>
          </table:table-cell>
          <table:table-cell table:style-name="ce8" table:formula="of:=IFERROR(__xludf.dummyfunction(&quot;SUM(ARRAYFORMULA((ABS(FILTER($C:$C,NOT(ISBLANK($C:$C)))-AJX1))*(((ABS(FILTER($C:$C,NOT(ISBLANK($C:$C)))-AJX1)))+1)/2))&quot;);210167645)" office:value-type="float" office:value="210167645" calcext:value-type="float">
            <text:p>210167645</text:p>
          </table:table-cell>
          <table:table-cell table:style-name="ce8" table:formula="of:=IFERROR(__xludf.dummyfunction(&quot;SUM(ARRAYFORMULA((ABS(FILTER($C:$C,NOT(ISBLANK($C:$C)))-AJY1))*(((ABS(FILTER($C:$C,NOT(ISBLANK($C:$C)))-AJY1)))+1)/2))&quot;);210645912)" office:value-type="float" office:value="210645912" calcext:value-type="float">
            <text:p>210645912</text:p>
          </table:table-cell>
          <table:table-cell table:style-name="ce8" table:formula="of:=IFERROR(__xludf.dummyfunction(&quot;SUM(ARRAYFORMULA((ABS(FILTER($C:$C,NOT(ISBLANK($C:$C)))-AJZ1))*(((ABS(FILTER($C:$C,NOT(ISBLANK($C:$C)))-AJZ1)))+1)/2))&quot;);211125179)" office:value-type="float" office:value="211125179" calcext:value-type="float">
            <text:p>211125179</text:p>
          </table:table-cell>
          <table:table-cell table:style-name="ce8" table:formula="of:=IFERROR(__xludf.dummyfunction(&quot;SUM(ARRAYFORMULA((ABS(FILTER($C:$C,NOT(ISBLANK($C:$C)))-AKA1))*(((ABS(FILTER($C:$C,NOT(ISBLANK($C:$C)))-AKA1)))+1)/2))&quot;);211605447)" office:value-type="float" office:value="211605447" calcext:value-type="float">
            <text:p>211605447</text:p>
          </table:table-cell>
          <table:table-cell table:style-name="ce8" table:formula="of:=IFERROR(__xludf.dummyfunction(&quot;SUM(ARRAYFORMULA((ABS(FILTER($C:$C,NOT(ISBLANK($C:$C)))-AKB1))*(((ABS(FILTER($C:$C,NOT(ISBLANK($C:$C)))-AKB1)))+1)/2))&quot;);212086716)" office:value-type="float" office:value="212086716" calcext:value-type="float">
            <text:p>212086716</text:p>
          </table:table-cell>
          <table:table-cell table:style-name="ce8" table:formula="of:=IFERROR(__xludf.dummyfunction(&quot;SUM(ARRAYFORMULA((ABS(FILTER($C:$C,NOT(ISBLANK($C:$C)))-AKC1))*(((ABS(FILTER($C:$C,NOT(ISBLANK($C:$C)))-AKC1)))+1)/2))&quot;);212568985)" office:value-type="float" office:value="212568985" calcext:value-type="float">
            <text:p>212568985</text:p>
          </table:table-cell>
          <table:table-cell table:style-name="ce8" table:formula="of:=IFERROR(__xludf.dummyfunction(&quot;SUM(ARRAYFORMULA((ABS(FILTER($C:$C,NOT(ISBLANK($C:$C)))-AKD1))*(((ABS(FILTER($C:$C,NOT(ISBLANK($C:$C)))-AKD1)))+1)/2))&quot;);213052254)" office:value-type="float" office:value="213052254" calcext:value-type="float">
            <text:p>213052254</text:p>
          </table:table-cell>
          <table:table-cell table:style-name="ce8" table:formula="of:=IFERROR(__xludf.dummyfunction(&quot;SUM(ARRAYFORMULA((ABS(FILTER($C:$C,NOT(ISBLANK($C:$C)))-AKE1))*(((ABS(FILTER($C:$C,NOT(ISBLANK($C:$C)))-AKE1)))+1)/2))&quot;);213536524)" office:value-type="float" office:value="213536524" calcext:value-type="float">
            <text:p>213536524</text:p>
          </table:table-cell>
          <table:table-cell table:style-name="ce8" table:formula="of:=IFERROR(__xludf.dummyfunction(&quot;SUM(ARRAYFORMULA((ABS(FILTER($C:$C,NOT(ISBLANK($C:$C)))-AKF1))*(((ABS(FILTER($C:$C,NOT(ISBLANK($C:$C)))-AKF1)))+1)/2))&quot;);214021794)" office:value-type="float" office:value="214021794" calcext:value-type="float">
            <text:p>214021794</text:p>
          </table:table-cell>
          <table:table-cell table:style-name="ce8" table:formula="of:=IFERROR(__xludf.dummyfunction(&quot;SUM(ARRAYFORMULA((ABS(FILTER($C:$C,NOT(ISBLANK($C:$C)))-AKG1))*(((ABS(FILTER($C:$C,NOT(ISBLANK($C:$C)))-AKG1)))+1)/2))&quot;);214508065)" office:value-type="float" office:value="214508065" calcext:value-type="float">
            <text:p>214508065</text:p>
          </table:table-cell>
          <table:table-cell table:style-name="ce8" table:formula="of:=IFERROR(__xludf.dummyfunction(&quot;SUM(ARRAYFORMULA((ABS(FILTER($C:$C,NOT(ISBLANK($C:$C)))-AKH1))*(((ABS(FILTER($C:$C,NOT(ISBLANK($C:$C)))-AKH1)))+1)/2))&quot;);214995336)" office:value-type="float" office:value="214995336" calcext:value-type="float">
            <text:p>214995336</text:p>
          </table:table-cell>
          <table:table-cell table:style-name="ce8" table:formula="of:=IFERROR(__xludf.dummyfunction(&quot;SUM(ARRAYFORMULA((ABS(FILTER($C:$C,NOT(ISBLANK($C:$C)))-AKI1))*(((ABS(FILTER($C:$C,NOT(ISBLANK($C:$C)))-AKI1)))+1)/2))&quot;);215483607)" office:value-type="float" office:value="215483607" calcext:value-type="float">
            <text:p>215483607</text:p>
          </table:table-cell>
          <table:table-cell table:style-name="ce8" table:formula="of:=IFERROR(__xludf.dummyfunction(&quot;SUM(ARRAYFORMULA((ABS(FILTER($C:$C,NOT(ISBLANK($C:$C)))-AKJ1))*(((ABS(FILTER($C:$C,NOT(ISBLANK($C:$C)))-AKJ1)))+1)/2))&quot;);215972878)" office:value-type="float" office:value="215972878" calcext:value-type="float">
            <text:p>215972878</text:p>
          </table:table-cell>
          <table:table-cell table:style-name="ce8" table:formula="of:=IFERROR(__xludf.dummyfunction(&quot;SUM(ARRAYFORMULA((ABS(FILTER($C:$C,NOT(ISBLANK($C:$C)))-AKK1))*(((ABS(FILTER($C:$C,NOT(ISBLANK($C:$C)))-AKK1)))+1)/2))&quot;);216463149)" office:value-type="float" office:value="216463149" calcext:value-type="float">
            <text:p>216463149</text:p>
          </table:table-cell>
          <table:table-cell table:style-name="ce9" table:formula="of:=IFERROR(__xludf.dummyfunction(&quot;SUM(ARRAYFORMULA((ABS(FILTER($C:$C,NOT(ISBLANK($C:$C)))-AKL1))*(((ABS(FILTER($C:$C,NOT(ISBLANK($C:$C)))-AKL1)))+1)/2))&quot;);216954420)" office:value-type="float" office:value="216954420" calcext:value-type="float">
            <text:p>216954420</text:p>
          </table:table-cell>
          <table:table-cell table:style-name="ce9" table:formula="of:=IFERROR(__xludf.dummyfunction(&quot;SUM(ARRAYFORMULA((ABS(FILTER($C:$C,NOT(ISBLANK($C:$C)))-AKM1))*(((ABS(FILTER($C:$C,NOT(ISBLANK($C:$C)))-AKM1)))+1)/2))&quot;);217446691)" office:value-type="float" office:value="217446691" calcext:value-type="float">
            <text:p>217446691</text:p>
          </table:table-cell>
          <table:table-cell table:style-name="ce9" table:formula="of:=IFERROR(__xludf.dummyfunction(&quot;SUM(ARRAYFORMULA((ABS(FILTER($C:$C,NOT(ISBLANK($C:$C)))-AKN1))*(((ABS(FILTER($C:$C,NOT(ISBLANK($C:$C)))-AKN1)))+1)/2))&quot;);217939962)" office:value-type="float" office:value="217939962" calcext:value-type="float">
            <text:p>217939962</text:p>
          </table:table-cell>
          <table:table-cell table:style-name="ce9" table:formula="of:=IFERROR(__xludf.dummyfunction(&quot;SUM(ARRAYFORMULA((ABS(FILTER($C:$C,NOT(ISBLANK($C:$C)))-AKO1))*(((ABS(FILTER($C:$C,NOT(ISBLANK($C:$C)))-AKO1)))+1)/2))&quot;);218434233)" office:value-type="float" office:value="218434233" calcext:value-type="float">
            <text:p>218434233</text:p>
          </table:table-cell>
          <table:table-cell table:style-name="ce9" table:formula="of:=IFERROR(__xludf.dummyfunction(&quot;SUM(ARRAYFORMULA((ABS(FILTER($C:$C,NOT(ISBLANK($C:$C)))-AKP1))*(((ABS(FILTER($C:$C,NOT(ISBLANK($C:$C)))-AKP1)))+1)/2))&quot;);218929505)" office:value-type="float" office:value="218929505" calcext:value-type="float">
            <text:p>218929505</text:p>
          </table:table-cell>
          <table:table-cell table:style-name="ce9" table:formula="of:=IFERROR(__xludf.dummyfunction(&quot;SUM(ARRAYFORMULA((ABS(FILTER($C:$C,NOT(ISBLANK($C:$C)))-AKQ1))*(((ABS(FILTER($C:$C,NOT(ISBLANK($C:$C)))-AKQ1)))+1)/2))&quot;);219425778)" office:value-type="float" office:value="219425778" calcext:value-type="float">
            <text:p>219425778</text:p>
          </table:table-cell>
          <table:table-cell table:style-name="ce9" table:formula="of:=IFERROR(__xludf.dummyfunction(&quot;SUM(ARRAYFORMULA((ABS(FILTER($C:$C,NOT(ISBLANK($C:$C)))-AKR1))*(((ABS(FILTER($C:$C,NOT(ISBLANK($C:$C)))-AKR1)))+1)/2))&quot;);219923051)" office:value-type="float" office:value="219923051" calcext:value-type="float">
            <text:p>219923051</text:p>
          </table:table-cell>
          <table:table-cell table:style-name="ce9" table:formula="of:=IFERROR(__xludf.dummyfunction(&quot;SUM(ARRAYFORMULA((ABS(FILTER($C:$C,NOT(ISBLANK($C:$C)))-AKS1))*(((ABS(FILTER($C:$C,NOT(ISBLANK($C:$C)))-AKS1)))+1)/2))&quot;);220421324)" office:value-type="float" office:value="220421324" calcext:value-type="float">
            <text:p>220421324</text:p>
          </table:table-cell>
          <table:table-cell table:style-name="ce9" table:formula="of:=IFERROR(__xludf.dummyfunction(&quot;SUM(ARRAYFORMULA((ABS(FILTER($C:$C,NOT(ISBLANK($C:$C)))-AKT1))*(((ABS(FILTER($C:$C,NOT(ISBLANK($C:$C)))-AKT1)))+1)/2))&quot;);220920598)" office:value-type="float" office:value="220920598" calcext:value-type="float">
            <text:p>220920598</text:p>
          </table:table-cell>
          <table:table-cell table:style-name="ce9" table:formula="of:=IFERROR(__xludf.dummyfunction(&quot;SUM(ARRAYFORMULA((ABS(FILTER($C:$C,NOT(ISBLANK($C:$C)))-AKU1))*(((ABS(FILTER($C:$C,NOT(ISBLANK($C:$C)))-AKU1)))+1)/2))&quot;);221420872)" office:value-type="float" office:value="221420872" calcext:value-type="float">
            <text:p>221420872</text:p>
          </table:table-cell>
          <table:table-cell table:style-name="ce9" table:formula="of:=IFERROR(__xludf.dummyfunction(&quot;SUM(ARRAYFORMULA((ABS(FILTER($C:$C,NOT(ISBLANK($C:$C)))-AKV1))*(((ABS(FILTER($C:$C,NOT(ISBLANK($C:$C)))-AKV1)))+1)/2))&quot;);221922146)" office:value-type="float" office:value="221922146" calcext:value-type="float">
            <text:p>221922146</text:p>
          </table:table-cell>
          <table:table-cell table:style-name="ce9" table:formula="of:=IFERROR(__xludf.dummyfunction(&quot;SUM(ARRAYFORMULA((ABS(FILTER($C:$C,NOT(ISBLANK($C:$C)))-AKW1))*(((ABS(FILTER($C:$C,NOT(ISBLANK($C:$C)))-AKW1)))+1)/2))&quot;);222424421)" office:value-type="float" office:value="222424421" calcext:value-type="float">
            <text:p>222424421</text:p>
          </table:table-cell>
          <table:table-cell table:style-name="ce9" table:formula="of:=IFERROR(__xludf.dummyfunction(&quot;SUM(ARRAYFORMULA((ABS(FILTER($C:$C,NOT(ISBLANK($C:$C)))-AKX1))*(((ABS(FILTER($C:$C,NOT(ISBLANK($C:$C)))-AKX1)))+1)/2))&quot;);222927696)" office:value-type="float" office:value="222927696" calcext:value-type="float">
            <text:p>222927696</text:p>
          </table:table-cell>
          <table:table-cell table:style-name="ce9" table:formula="of:=IFERROR(__xludf.dummyfunction(&quot;SUM(ARRAYFORMULA((ABS(FILTER($C:$C,NOT(ISBLANK($C:$C)))-AKY1))*(((ABS(FILTER($C:$C,NOT(ISBLANK($C:$C)))-AKY1)))+1)/2))&quot;);223431971)" office:value-type="float" office:value="223431971" calcext:value-type="float">
            <text:p>223431971</text:p>
          </table:table-cell>
          <table:table-cell table:style-name="ce9" table:formula="of:=IFERROR(__xludf.dummyfunction(&quot;SUM(ARRAYFORMULA((ABS(FILTER($C:$C,NOT(ISBLANK($C:$C)))-AKZ1))*(((ABS(FILTER($C:$C,NOT(ISBLANK($C:$C)))-AKZ1)))+1)/2))&quot;);223937247)" office:value-type="float" office:value="223937247" calcext:value-type="float">
            <text:p>223937247</text:p>
          </table:table-cell>
          <table:table-cell table:style-name="ce9" table:formula="of:=IFERROR(__xludf.dummyfunction(&quot;SUM(ARRAYFORMULA((ABS(FILTER($C:$C,NOT(ISBLANK($C:$C)))-ALA1))*(((ABS(FILTER($C:$C,NOT(ISBLANK($C:$C)))-ALA1)))+1)/2))&quot;);224443523)" office:value-type="float" office:value="224443523" calcext:value-type="float">
            <text:p>224443523</text:p>
          </table:table-cell>
          <table:table-cell table:style-name="ce9" table:formula="of:=IFERROR(__xludf.dummyfunction(&quot;SUM(ARRAYFORMULA((ABS(FILTER($C:$C,NOT(ISBLANK($C:$C)))-ALB1))*(((ABS(FILTER($C:$C,NOT(ISBLANK($C:$C)))-ALB1)))+1)/2))&quot;);224950801)" office:value-type="float" office:value="224950801" calcext:value-type="float">
            <text:p>224950801</text:p>
          </table:table-cell>
          <table:table-cell table:style-name="ce8" table:formula="of:=IFERROR(__xludf.dummyfunction(&quot;SUM(ARRAYFORMULA((ABS(FILTER($C:$C,NOT(ISBLANK($C:$C)))-ALC1))*(((ABS(FILTER($C:$C,NOT(ISBLANK($C:$C)))-ALC1)))+1)/2))&quot;);225459079)" office:value-type="float" office:value="225459079" calcext:value-type="float">
            <text:p>225459079</text:p>
          </table:table-cell>
          <table:table-cell table:style-name="ce8" table:formula="of:=IFERROR(__xludf.dummyfunction(&quot;SUM(ARRAYFORMULA((ABS(FILTER($C:$C,NOT(ISBLANK($C:$C)))-ALD1))*(((ABS(FILTER($C:$C,NOT(ISBLANK($C:$C)))-ALD1)))+1)/2))&quot;);225968357)" office:value-type="float" office:value="225968357" calcext:value-type="float">
            <text:p>225968357</text:p>
          </table:table-cell>
          <table:table-cell table:style-name="ce8" table:formula="of:=IFERROR(__xludf.dummyfunction(&quot;SUM(ARRAYFORMULA((ABS(FILTER($C:$C,NOT(ISBLANK($C:$C)))-ALE1))*(((ABS(FILTER($C:$C,NOT(ISBLANK($C:$C)))-ALE1)))+1)/2))&quot;);226478635)" office:value-type="float" office:value="226478635" calcext:value-type="float">
            <text:p>226478635</text:p>
          </table:table-cell>
          <table:table-cell table:style-name="ce8" table:formula="of:=IFERROR(__xludf.dummyfunction(&quot;SUM(ARRAYFORMULA((ABS(FILTER($C:$C,NOT(ISBLANK($C:$C)))-ALF1))*(((ABS(FILTER($C:$C,NOT(ISBLANK($C:$C)))-ALF1)))+1)/2))&quot;);226989914)" office:value-type="float" office:value="226989914" calcext:value-type="float">
            <text:p>226989914</text:p>
          </table:table-cell>
          <table:table-cell table:style-name="ce8" table:formula="of:=IFERROR(__xludf.dummyfunction(&quot;SUM(ARRAYFORMULA((ABS(FILTER($C:$C,NOT(ISBLANK($C:$C)))-ALG1))*(((ABS(FILTER($C:$C,NOT(ISBLANK($C:$C)))-ALG1)))+1)/2))&quot;);227502193)" office:value-type="float" office:value="227502193" calcext:value-type="float">
            <text:p>227502193</text:p>
          </table:table-cell>
          <table:table-cell table:style-name="ce8" table:formula="of:=IFERROR(__xludf.dummyfunction(&quot;SUM(ARRAYFORMULA((ABS(FILTER($C:$C,NOT(ISBLANK($C:$C)))-ALH1))*(((ABS(FILTER($C:$C,NOT(ISBLANK($C:$C)))-ALH1)))+1)/2))&quot;);228015472)" office:value-type="float" office:value="228015472" calcext:value-type="float">
            <text:p>228015472</text:p>
          </table:table-cell>
          <table:table-cell table:style-name="ce8" table:formula="of:=IFERROR(__xludf.dummyfunction(&quot;SUM(ARRAYFORMULA((ABS(FILTER($C:$C,NOT(ISBLANK($C:$C)))-ALI1))*(((ABS(FILTER($C:$C,NOT(ISBLANK($C:$C)))-ALI1)))+1)/2))&quot;);228529751)" office:value-type="float" office:value="228529751" calcext:value-type="float">
            <text:p>228529751</text:p>
          </table:table-cell>
          <table:table-cell table:style-name="ce8" table:formula="of:=IFERROR(__xludf.dummyfunction(&quot;SUM(ARRAYFORMULA((ABS(FILTER($C:$C,NOT(ISBLANK($C:$C)))-ALJ1))*(((ABS(FILTER($C:$C,NOT(ISBLANK($C:$C)))-ALJ1)))+1)/2))&quot;);229045031)" office:value-type="float" office:value="229045031" calcext:value-type="float">
            <text:p>229045031</text:p>
          </table:table-cell>
          <table:table-cell table:style-name="ce8" table:formula="of:=IFERROR(__xludf.dummyfunction(&quot;SUM(ARRAYFORMULA((ABS(FILTER($C:$C,NOT(ISBLANK($C:$C)))-ALK1))*(((ABS(FILTER($C:$C,NOT(ISBLANK($C:$C)))-ALK1)))+1)/2))&quot;);229561311)" office:value-type="float" office:value="229561311" calcext:value-type="float">
            <text:p>229561311</text:p>
          </table:table-cell>
          <table:table-cell table:style-name="ce8" table:formula="of:=IFERROR(__xludf.dummyfunction(&quot;SUM(ARRAYFORMULA((ABS(FILTER($C:$C,NOT(ISBLANK($C:$C)))-ALL1))*(((ABS(FILTER($C:$C,NOT(ISBLANK($C:$C)))-ALL1)))+1)/2))&quot;);230078591)" office:value-type="float" office:value="230078591" calcext:value-type="float">
            <text:p>230078591</text:p>
          </table:table-cell>
          <table:table-cell table:style-name="ce8" table:formula="of:=IFERROR(__xludf.dummyfunction(&quot;SUM(ARRAYFORMULA((ABS(FILTER($C:$C,NOT(ISBLANK($C:$C)))-ALM1))*(((ABS(FILTER($C:$C,NOT(ISBLANK($C:$C)))-ALM1)))+1)/2))&quot;);230596871)" office:value-type="float" office:value="230596871" calcext:value-type="float">
            <text:p>230596871</text:p>
          </table:table-cell>
          <table:table-cell table:style-name="ce8" table:formula="of:=IFERROR(__xludf.dummyfunction(&quot;SUM(ARRAYFORMULA((ABS(FILTER($C:$C,NOT(ISBLANK($C:$C)))-ALN1))*(((ABS(FILTER($C:$C,NOT(ISBLANK($C:$C)))-ALN1)))+1)/2))&quot;);231116152)" office:value-type="float" office:value="231116152" calcext:value-type="float">
            <text:p>231116152</text:p>
          </table:table-cell>
          <table:table-cell table:style-name="ce8" table:formula="of:=IFERROR(__xludf.dummyfunction(&quot;SUM(ARRAYFORMULA((ABS(FILTER($C:$C,NOT(ISBLANK($C:$C)))-ALO1))*(((ABS(FILTER($C:$C,NOT(ISBLANK($C:$C)))-ALO1)))+1)/2))&quot;);231636433)" office:value-type="float" office:value="231636433" calcext:value-type="float">
            <text:p>231636433</text:p>
          </table:table-cell>
          <table:table-cell table:style-name="ce8" table:formula="of:=IFERROR(__xludf.dummyfunction(&quot;SUM(ARRAYFORMULA((ABS(FILTER($C:$C,NOT(ISBLANK($C:$C)))-ALP1))*(((ABS(FILTER($C:$C,NOT(ISBLANK($C:$C)))-ALP1)))+1)/2))&quot;);232157714)" office:value-type="float" office:value="232157714" calcext:value-type="float">
            <text:p>232157714</text:p>
          </table:table-cell>
          <table:table-cell table:style-name="ce8" table:formula="of:=IFERROR(__xludf.dummyfunction(&quot;SUM(ARRAYFORMULA((ABS(FILTER($C:$C,NOT(ISBLANK($C:$C)))-ALQ1))*(((ABS(FILTER($C:$C,NOT(ISBLANK($C:$C)))-ALQ1)))+1)/2))&quot;);232679995)" office:value-type="float" office:value="232679995" calcext:value-type="float">
            <text:p>232679995</text:p>
          </table:table-cell>
          <table:table-cell table:style-name="ce8" table:formula="of:=IFERROR(__xludf.dummyfunction(&quot;SUM(ARRAYFORMULA((ABS(FILTER($C:$C,NOT(ISBLANK($C:$C)))-ALR1))*(((ABS(FILTER($C:$C,NOT(ISBLANK($C:$C)))-ALR1)))+1)/2))&quot;);233203277)" office:value-type="float" office:value="233203277" calcext:value-type="float">
            <text:p>233203277</text:p>
          </table:table-cell>
          <table:table-cell table:style-name="ce8" table:formula="of:=IFERROR(__xludf.dummyfunction(&quot;SUM(ARRAYFORMULA((ABS(FILTER($C:$C,NOT(ISBLANK($C:$C)))-ALS1))*(((ABS(FILTER($C:$C,NOT(ISBLANK($C:$C)))-ALS1)))+1)/2))&quot;);233727559)" office:value-type="float" office:value="233727559" calcext:value-type="float">
            <text:p>233727559</text:p>
          </table:table-cell>
          <table:table-cell table:style-name="ce9" table:formula="of:=IFERROR(__xludf.dummyfunction(&quot;SUM(ARRAYFORMULA((ABS(FILTER($C:$C,NOT(ISBLANK($C:$C)))-ALT1))*(((ABS(FILTER($C:$C,NOT(ISBLANK($C:$C)))-ALT1)))+1)/2))&quot;);234252841)" office:value-type="float" office:value="234252841" calcext:value-type="float">
            <text:p>234252841</text:p>
          </table:table-cell>
          <table:table-cell table:style-name="ce9" table:formula="of:=IFERROR(__xludf.dummyfunction(&quot;SUM(ARRAYFORMULA((ABS(FILTER($C:$C,NOT(ISBLANK($C:$C)))-ALU1))*(((ABS(FILTER($C:$C,NOT(ISBLANK($C:$C)))-ALU1)))+1)/2))&quot;);234779124)" office:value-type="float" office:value="234779124" calcext:value-type="float">
            <text:p>234779124</text:p>
          </table:table-cell>
          <table:table-cell table:style-name="ce9" table:formula="of:=IFERROR(__xludf.dummyfunction(&quot;SUM(ARRAYFORMULA((ABS(FILTER($C:$C,NOT(ISBLANK($C:$C)))-ALV1))*(((ABS(FILTER($C:$C,NOT(ISBLANK($C:$C)))-ALV1)))+1)/2))&quot;);235306408)" office:value-type="float" office:value="235306408" calcext:value-type="float">
            <text:p>235306408</text:p>
          </table:table-cell>
          <table:table-cell table:style-name="ce9" table:formula="of:=IFERROR(__xludf.dummyfunction(&quot;SUM(ARRAYFORMULA((ABS(FILTER($C:$C,NOT(ISBLANK($C:$C)))-ALW1))*(((ABS(FILTER($C:$C,NOT(ISBLANK($C:$C)))-ALW1)))+1)/2))&quot;);235834692)" office:value-type="float" office:value="235834692" calcext:value-type="float">
            <text:p>235834692</text:p>
          </table:table-cell>
          <table:table-cell table:style-name="ce9" table:formula="of:=IFERROR(__xludf.dummyfunction(&quot;SUM(ARRAYFORMULA((ABS(FILTER($C:$C,NOT(ISBLANK($C:$C)))-ALX1))*(((ABS(FILTER($C:$C,NOT(ISBLANK($C:$C)))-ALX1)))+1)/2))&quot;);236363976)" office:value-type="float" office:value="236363976" calcext:value-type="float">
            <text:p>236363976</text:p>
          </table:table-cell>
          <table:table-cell table:style-name="ce9" table:formula="of:=IFERROR(__xludf.dummyfunction(&quot;SUM(ARRAYFORMULA((ABS(FILTER($C:$C,NOT(ISBLANK($C:$C)))-ALY1))*(((ABS(FILTER($C:$C,NOT(ISBLANK($C:$C)))-ALY1)))+1)/2))&quot;);236894261)" office:value-type="float" office:value="236894261" calcext:value-type="float">
            <text:p>236894261</text:p>
          </table:table-cell>
          <table:table-cell table:style-name="ce9" table:formula="of:=IFERROR(__xludf.dummyfunction(&quot;SUM(ARRAYFORMULA((ABS(FILTER($C:$C,NOT(ISBLANK($C:$C)))-ALZ1))*(((ABS(FILTER($C:$C,NOT(ISBLANK($C:$C)))-ALZ1)))+1)/2))&quot;);237425546)" office:value-type="float" office:value="237425546" calcext:value-type="float">
            <text:p>237425546</text:p>
          </table:table-cell>
          <table:table-cell table:style-name="ce9" table:formula="of:=IFERROR(__xludf.dummyfunction(&quot;SUM(ARRAYFORMULA((ABS(FILTER($C:$C,NOT(ISBLANK($C:$C)))-AMA1))*(((ABS(FILTER($C:$C,NOT(ISBLANK($C:$C)))-AMA1)))+1)/2))&quot;);237957831)" office:value-type="float" office:value="237957831" calcext:value-type="float">
            <text:p>237957831</text:p>
          </table:table-cell>
          <table:table-cell table:style-name="ce9" table:formula="of:=IFERROR(__xludf.dummyfunction(&quot;SUM(ARRAYFORMULA((ABS(FILTER($C:$C,NOT(ISBLANK($C:$C)))-AMB1))*(((ABS(FILTER($C:$C,NOT(ISBLANK($C:$C)))-AMB1)))+1)/2))&quot;);238491116)" office:value-type="float" office:value="238491116" calcext:value-type="float">
            <text:p>238491116</text:p>
          </table:table-cell>
          <table:table-cell table:style-name="ce9" table:formula="of:=IFERROR(__xludf.dummyfunction(&quot;SUM(ARRAYFORMULA((ABS(FILTER($C:$C,NOT(ISBLANK($C:$C)))-AMC1))*(((ABS(FILTER($C:$C,NOT(ISBLANK($C:$C)))-AMC1)))+1)/2))&quot;);239025402)" office:value-type="float" office:value="239025402" calcext:value-type="float">
            <text:p>239025402</text:p>
          </table:table-cell>
          <table:table-cell table:style-name="ce9" table:formula="of:=IFERROR(__xludf.dummyfunction(&quot;SUM(ARRAYFORMULA((ABS(FILTER($C:$C,NOT(ISBLANK($C:$C)))-AMD1))*(((ABS(FILTER($C:$C,NOT(ISBLANK($C:$C)))-AMD1)))+1)/2))&quot;);239560688)" office:value-type="float" office:value="239560688" calcext:value-type="float">
            <text:p>239560688</text:p>
          </table:table-cell>
          <table:table-cell table:style-name="ce9" table:formula="of:=IFERROR(__xludf.dummyfunction(&quot;SUM(ARRAYFORMULA((ABS(FILTER($C:$C,NOT(ISBLANK($C:$C)))-AME1))*(((ABS(FILTER($C:$C,NOT(ISBLANK($C:$C)))-AME1)))+1)/2))&quot;);240096974)" office:value-type="float" office:value="240096974" calcext:value-type="float">
            <text:p>240096974</text:p>
          </table:table-cell>
          <table:table-cell table:style-name="ce9" table:formula="of:=IFERROR(__xludf.dummyfunction(&quot;SUM(ARRAYFORMULA((ABS(FILTER($C:$C,NOT(ISBLANK($C:$C)))-AMF1))*(((ABS(FILTER($C:$C,NOT(ISBLANK($C:$C)))-AMF1)))+1)/2))&quot;);240634261)" office:value-type="float" office:value="240634261" calcext:value-type="float">
            <text:p>240634261</text:p>
          </table:table-cell>
          <table:table-cell table:style-name="ce9" table:formula="of:=IFERROR(__xludf.dummyfunction(&quot;SUM(ARRAYFORMULA((ABS(FILTER($C:$C,NOT(ISBLANK($C:$C)))-AMG1))*(((ABS(FILTER($C:$C,NOT(ISBLANK($C:$C)))-AMG1)))+1)/2))&quot;);241172549)" office:value-type="float" office:value="241172549" calcext:value-type="float">
            <text:p>241172549</text:p>
          </table:table-cell>
          <table:table-cell table:style-name="ce9" table:formula="of:=IFERROR(__xludf.dummyfunction(&quot;SUM(ARRAYFORMULA((ABS(FILTER($C:$C,NOT(ISBLANK($C:$C)))-AMH1))*(((ABS(FILTER($C:$C,NOT(ISBLANK($C:$C)))-AMH1)))+1)/2))&quot;);241711838)" office:value-type="float" office:value="241711838" calcext:value-type="float">
            <text:p>241711838</text:p>
          </table:table-cell>
          <table:table-cell table:style-name="ce9" table:formula="of:=IFERROR(__xludf.dummyfunction(&quot;SUM(ARRAYFORMULA((ABS(FILTER($C:$C,NOT(ISBLANK($C:$C)))-AMI1))*(((ABS(FILTER($C:$C,NOT(ISBLANK($C:$C)))-AMI1)))+1)/2))&quot;);242252127)" office:value-type="float" office:value="242252127" calcext:value-type="float">
            <text:p>242252127</text:p>
          </table:table-cell>
          <table:table-cell table:style-name="ce9" table:formula="of:=IFERROR(__xludf.dummyfunction(&quot;SUM(ARRAYFORMULA((ABS(FILTER($C:$C,NOT(ISBLANK($C:$C)))-AMJ1))*(((ABS(FILTER($C:$C,NOT(ISBLANK($C:$C)))-AMJ1)))+1)/2))&quot;);242793416)" office:value-type="float" office:value="242793416" calcext:value-type="float">
            <text:p>242793416</text:p>
          </table:table-cell>
        </table:table-row>
        <table:table-row table:style-name="ro1">
          <table:table-cell table:style-name="ce1" office:value-type="string" calcext:value-type="string">
            <text:p>P1 Min Fuel</text:p>
          </table:table-cell>
          <table:table-cell table:style-name="ce2" table:formula="of:=MIN([.E3]:bvc2)" office:value-type="string" office:string-value="" calcext:value-type="error">
            <text:p>#NAME?</text:p>
          </table:table-cell>
          <table:table-cell table:style-name="ce4" table:formula="of:=IFERROR(__xludf.dummyfunction(&quot;&quot;&quot;COMPUTED_VALUE&quot;&quot;&quot;);67)"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02)" office:value-type="float" office:value="1102" calcext:value-type="float">
            <text:p>110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5)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08)" office:value-type="float" office:value="1008" calcext:value-type="float">
            <text:p>100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5)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5)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6)"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05)" office:value-type="float" office:value="1005" calcext:value-type="float">
            <text:p>100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6)"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8)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7)"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5)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0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01)" office:value-type="float" office:value="1001" calcext:value-type="float">
            <text:p>100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5)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5)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06)" office:value-type="float" office:value="1106" calcext:value-type="float">
            <text:p>110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)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9)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5)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7)"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1)"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9)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5)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2)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0)"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9)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1)"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5)"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6)" office:value-type="float" office:value="116" calcext:value-type="float">
            <text:p>11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2)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2)" office:value-type="float" office:value="112" calcext:value-type="float">
            <text:p>1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7)"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5)"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2)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7)" office:value-type="float" office:value="117" calcext:value-type="float">
            <text:p>11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0)"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1)"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2)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5)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0)"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6)" office:value-type="float" office:value="116" calcext:value-type="float">
            <text:p>11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9)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1)"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1)"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2)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2)" office:value-type="float" office:value="112" calcext:value-type="float">
            <text:p>1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4)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1)"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3)" office:value-type="float" office:value="103" calcext:value-type="float">
            <text:p>10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4)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7)"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9)" office:value-type="float" office:value="109" calcext:value-type="float">
            <text:p>10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)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85)" office:value-type="float" office:value="485" calcext:value-type="float">
            <text:p>48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46)" office:value-type="float" office:value="546" calcext:value-type="float">
            <text:p>54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50)" office:value-type="float" office:value="350" calcext:value-type="float">
            <text:p>35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91)" office:value-type="float" office:value="791" calcext:value-type="float">
            <text:p>79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99)" office:value-type="float" office:value="199" calcext:value-type="float">
            <text:p>19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5)"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4)" office:value-type="float" office:value="144" calcext:value-type="float">
            <text:p>14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49)" office:value-type="float" office:value="649" calcext:value-type="float">
            <text:p>64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1)"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56)" office:value-type="float" office:value="1656" calcext:value-type="float">
            <text:p>165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3)" office:value-type="float" office:value="163" calcext:value-type="float">
            <text:p>16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03)" office:value-type="float" office:value="903" calcext:value-type="float">
            <text:p>90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1)"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84)" office:value-type="float" office:value="384" calcext:value-type="float">
            <text:p>38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0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51)" office:value-type="float" office:value="251" calcext:value-type="float">
            <text:p>25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54)" office:value-type="float" office:value="554" calcext:value-type="float">
            <text:p>55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10)" office:value-type="float" office:value="210" calcext:value-type="float">
            <text:p>21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34)" office:value-type="float" office:value="434" calcext:value-type="float">
            <text:p>4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06)" office:value-type="float" office:value="206" calcext:value-type="float">
            <text:p>20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46)" office:value-type="float" office:value="546" calcext:value-type="float">
            <text:p>54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59)" office:value-type="float" office:value="759" calcext:value-type="float">
            <text:p>75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58)" office:value-type="float" office:value="258" calcext:value-type="float">
            <text:p>25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4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78)" office:value-type="float" office:value="1478" calcext:value-type="float">
            <text:p>147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8)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38)" office:value-type="float" office:value="438" calcext:value-type="float">
            <text:p>43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01)" office:value-type="float" office:value="601" calcext:value-type="float">
            <text:p>60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26)" office:value-type="float" office:value="326" calcext:value-type="float">
            <text:p>32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17)" office:value-type="float" office:value="1017" calcext:value-type="float">
            <text:p>101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5)"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8)" office:value-type="float" office:value="168" calcext:value-type="float">
            <text:p>16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01)" office:value-type="float" office:value="201" calcext:value-type="float">
            <text:p>20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22)" office:value-type="float" office:value="622" calcext:value-type="float">
            <text:p>62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64)" office:value-type="float" office:value="864" calcext:value-type="float">
            <text:p>86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38)" office:value-type="float" office:value="1338" calcext:value-type="float">
            <text:p>133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4)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74)" office:value-type="float" office:value="1074" calcext:value-type="float">
            <text:p>107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45)" office:value-type="float" office:value="545" calcext:value-type="float">
            <text:p>54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99)" office:value-type="float" office:value="499" calcext:value-type="float">
            <text:p>49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84)" office:value-type="float" office:value="484" calcext:value-type="float">
            <text:p>48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64)" office:value-type="float" office:value="264" calcext:value-type="float">
            <text:p>26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45)" office:value-type="float" office:value="345" calcext:value-type="float">
            <text:p>34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32)" office:value-type="float" office:value="332" calcext:value-type="float">
            <text:p>33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69)" office:value-type="float" office:value="869" calcext:value-type="float">
            <text:p>86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97)" office:value-type="float" office:value="297" calcext:value-type="float">
            <text:p>29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11)" office:value-type="float" office:value="711" calcext:value-type="float">
            <text:p>71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74)" office:value-type="float" office:value="674" calcext:value-type="float">
            <text:p>67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46)" office:value-type="float" office:value="346" calcext:value-type="float">
            <text:p>34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39)" office:value-type="float" office:value="1139" calcext:value-type="float">
            <text:p>113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17)" office:value-type="float" office:value="317" calcext:value-type="float">
            <text:p>31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75)" office:value-type="float" office:value="875" calcext:value-type="float">
            <text:p>87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42)" office:value-type="float" office:value="242" calcext:value-type="float">
            <text:p>24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25)" office:value-type="float" office:value="725" calcext:value-type="float">
            <text:p>72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50)"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19)" office:value-type="float" office:value="1619" calcext:value-type="float">
            <text:p>161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08)" office:value-type="float" office:value="1408" calcext:value-type="float">
            <text:p>140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56)" office:value-type="float" office:value="956" calcext:value-type="float">
            <text:p>95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80)" office:value-type="float" office:value="380" calcext:value-type="float">
            <text:p>38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66)" office:value-type="float" office:value="366" calcext:value-type="float">
            <text:p>36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87)" office:value-type="float" office:value="187" calcext:value-type="float">
            <text:p>18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34)" office:value-type="float" office:value="1034" calcext:value-type="float">
            <text:p>10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555)" office:value-type="float" office:value="1555" calcext:value-type="float">
            <text:p>155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67)" office:value-type="float" office:value="467" calcext:value-type="float">
            <text:p>46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70)" office:value-type="float" office:value="170" calcext:value-type="float">
            <text:p>17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4)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36)" office:value-type="float" office:value="1136" calcext:value-type="float">
            <text:p>113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50)"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83)" office:value-type="float" office:value="183" calcext:value-type="float">
            <text:p>18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04)" office:value-type="float" office:value="304" calcext:value-type="float">
            <text:p>30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4)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7)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33)" office:value-type="float" office:value="333" calcext:value-type="float">
            <text:p>33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91)" office:value-type="float" office:value="791" calcext:value-type="float">
            <text:p>79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4)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40)" office:value-type="float" office:value="540" calcext:value-type="float">
            <text:p>54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16)" office:value-type="float" office:value="716" calcext:value-type="float">
            <text:p>71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923)" office:value-type="float" office:value="1923" calcext:value-type="float">
            <text:p>192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42)" office:value-type="float" office:value="342" calcext:value-type="float">
            <text:p>34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)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22)" office:value-type="float" office:value="922" calcext:value-type="float">
            <text:p>92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8)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4)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89)" office:value-type="float" office:value="1189" calcext:value-type="float">
            <text:p>118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9)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726)" office:value-type="float" office:value="1726" calcext:value-type="float">
            <text:p>172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36)" office:value-type="float" office:value="636" calcext:value-type="float">
            <text:p>63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42)" office:value-type="float" office:value="442" calcext:value-type="float">
            <text:p>44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26)" office:value-type="float" office:value="426" calcext:value-type="float">
            <text:p>42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89)" office:value-type="float" office:value="1089" calcext:value-type="float">
            <text:p>108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26)" office:value-type="float" office:value="526" calcext:value-type="float">
            <text:p>52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98)" office:value-type="float" office:value="298" calcext:value-type="float">
            <text:p>29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86)" office:value-type="float" office:value="386" calcext:value-type="float">
            <text:p>38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96)" office:value-type="float" office:value="296" calcext:value-type="float">
            <text:p>29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23)" office:value-type="float" office:value="623" calcext:value-type="float">
            <text:p>62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0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72)" office:value-type="float" office:value="272" calcext:value-type="float">
            <text:p>2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40)" office:value-type="float" office:value="240" calcext:value-type="float">
            <text:p>24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06)" office:value-type="float" office:value="406" calcext:value-type="float">
            <text:p>40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28)" office:value-type="float" office:value="628" calcext:value-type="float">
            <text:p>62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38)" office:value-type="float" office:value="238" calcext:value-type="float">
            <text:p>23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09)" office:value-type="float" office:value="409" calcext:value-type="float">
            <text:p>40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02)" office:value-type="float" office:value="302" calcext:value-type="float">
            <text:p>30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5)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04)" office:value-type="float" office:value="404" calcext:value-type="float">
            <text:p>40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2)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8)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57)" office:value-type="float" office:value="157" calcext:value-type="float">
            <text:p>15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545)" office:value-type="float" office:value="1545" calcext:value-type="float">
            <text:p>154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09)" office:value-type="float" office:value="409" calcext:value-type="float">
            <text:p>40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82)" office:value-type="float" office:value="1382" calcext:value-type="float">
            <text:p>138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51)"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56)" office:value-type="float" office:value="1656" calcext:value-type="float">
            <text:p>165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6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)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5)"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66)" office:value-type="float" office:value="566" calcext:value-type="float">
            <text:p>56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50)" office:value-type="float" office:value="650" calcext:value-type="float">
            <text:p>65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97)" office:value-type="float" office:value="197" calcext:value-type="float">
            <text:p>19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48)" office:value-type="float" office:value="448" calcext:value-type="float">
            <text:p>44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73)" office:value-type="float" office:value="573" calcext:value-type="float">
            <text:p>57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1)" office:value-type="float" office:value="161" calcext:value-type="float">
            <text:p>16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6)"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0)"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75)" office:value-type="float" office:value="875" calcext:value-type="float">
            <text:p>87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8)" office:value-type="float" office:value="128" calcext:value-type="float">
            <text:p>12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19)" office:value-type="float" office:value="319" calcext:value-type="float">
            <text:p>31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22)" office:value-type="float" office:value="822" calcext:value-type="float">
            <text:p>82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30)" office:value-type="float" office:value="530" calcext:value-type="float">
            <text:p>53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89)" office:value-type="float" office:value="189" calcext:value-type="float">
            <text:p>18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47)" office:value-type="float" office:value="247" calcext:value-type="float">
            <text:p>24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67)" office:value-type="float" office:value="667" calcext:value-type="float">
            <text:p>66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2)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16)" office:value-type="float" office:value="316" calcext:value-type="float">
            <text:p>31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74)" office:value-type="float" office:value="274" calcext:value-type="float">
            <text:p>27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0)"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06)" office:value-type="float" office:value="206" calcext:value-type="float">
            <text:p>20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12)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6)"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39)" office:value-type="float" office:value="639" calcext:value-type="float">
            <text:p>63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79)" office:value-type="float" office:value="579" calcext:value-type="float">
            <text:p>57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59)" office:value-type="float" office:value="459" calcext:value-type="float">
            <text:p>45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84)" office:value-type="float" office:value="284" calcext:value-type="float">
            <text:p>28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00)"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)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4)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7)" office:value-type="float" office:value="147" calcext:value-type="float">
            <text:p>14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43)" office:value-type="float" office:value="743" calcext:value-type="float">
            <text:p>7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3)" office:value-type="float" office:value="113" calcext:value-type="float">
            <text:p>1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562)" office:value-type="float" office:value="1562" calcext:value-type="float">
            <text:p>15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87)" office:value-type="float" office:value="387" calcext:value-type="float">
            <text:p>38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0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4)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97)" office:value-type="float" office:value="797" calcext:value-type="float">
            <text:p>79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)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0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15)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08)" office:value-type="float" office:value="508" calcext:value-type="float">
            <text:p>50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8)"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3)" office:value-type="float" office:value="113" calcext:value-type="float">
            <text:p>1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85)" office:value-type="float" office:value="685" calcext:value-type="float">
            <text:p>68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58)" office:value-type="float" office:value="658" calcext:value-type="float">
            <text:p>65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57)"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507)" office:value-type="float" office:value="1507" calcext:value-type="float">
            <text:p>150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48)" office:value-type="float" office:value="348" calcext:value-type="float">
            <text:p>34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0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08)" office:value-type="float" office:value="808" calcext:value-type="float">
            <text:p>80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16)" office:value-type="float" office:value="416" calcext:value-type="float">
            <text:p>41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)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35)" office:value-type="float" office:value="835" calcext:value-type="float">
            <text:p>83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71)" office:value-type="float" office:value="671" calcext:value-type="float">
            <text:p>67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)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74)" office:value-type="float" office:value="474" calcext:value-type="float">
            <text:p>47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85)" office:value-type="float" office:value="885" calcext:value-type="float">
            <text:p>88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30)" office:value-type="float" office:value="230" calcext:value-type="float">
            <text:p>23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7)"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63)" office:value-type="float" office:value="463" calcext:value-type="float">
            <text:p>46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24)" office:value-type="float" office:value="1324" calcext:value-type="float">
            <text:p>132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63)" office:value-type="float" office:value="1263" calcext:value-type="float">
            <text:p>126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83)" office:value-type="float" office:value="183" calcext:value-type="float">
            <text:p>18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03)" office:value-type="float" office:value="603" calcext:value-type="float">
            <text:p>60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39)" office:value-type="float" office:value="739" calcext:value-type="float">
            <text:p>73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96)" office:value-type="float" office:value="296" calcext:value-type="float">
            <text:p>29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89)" office:value-type="float" office:value="789" calcext:value-type="float">
            <text:p>78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11)" office:value-type="float" office:value="1411" calcext:value-type="float">
            <text:p>141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39)" office:value-type="float" office:value="339" calcext:value-type="float">
            <text:p>33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7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54)" office:value-type="float" office:value="1154" calcext:value-type="float">
            <text:p>115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1)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82)" office:value-type="float" office:value="882" calcext:value-type="float">
            <text:p>88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09)" office:value-type="float" office:value="409" calcext:value-type="float">
            <text:p>40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46)" office:value-type="float" office:value="646" calcext:value-type="float">
            <text:p>64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2)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53)" office:value-type="float" office:value="153" calcext:value-type="float">
            <text:p>15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7)" office:value-type="float" office:value="147" calcext:value-type="float">
            <text:p>14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74)" office:value-type="float" office:value="974" calcext:value-type="float">
            <text:p>97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97)" office:value-type="float" office:value="497" calcext:value-type="float">
            <text:p>49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08)" office:value-type="float" office:value="308" calcext:value-type="float">
            <text:p>30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5)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11)" office:value-type="float" office:value="311" calcext:value-type="float">
            <text:p>31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5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27)" office:value-type="float" office:value="627" calcext:value-type="float">
            <text:p>62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11)" office:value-type="float" office:value="811" calcext:value-type="float">
            <text:p>81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95)" office:value-type="float" office:value="295" calcext:value-type="float">
            <text:p>29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98)" office:value-type="float" office:value="698" calcext:value-type="float">
            <text:p>69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0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70)" office:value-type="float" office:value="1170" calcext:value-type="float">
            <text:p>117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89)" office:value-type="float" office:value="789" calcext:value-type="float">
            <text:p>78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02)" office:value-type="float" office:value="702" calcext:value-type="float">
            <text:p>70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94)" office:value-type="float" office:value="1194" calcext:value-type="float">
            <text:p>119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90)" office:value-type="float" office:value="1390" calcext:value-type="float">
            <text:p>139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32)" office:value-type="float" office:value="432" calcext:value-type="float">
            <text:p>43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57)"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15)" office:value-type="float" office:value="715" calcext:value-type="float">
            <text:p>71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58)" office:value-type="float" office:value="958" calcext:value-type="float">
            <text:p>95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50)"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95)" office:value-type="float" office:value="1295" calcext:value-type="float">
            <text:p>129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4)" office:value-type="float" office:value="144" calcext:value-type="float">
            <text:p>14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93)" office:value-type="float" office:value="1193" calcext:value-type="float">
            <text:p>119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07)" office:value-type="float" office:value="607" calcext:value-type="float">
            <text:p>60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7)"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29)" office:value-type="float" office:value="929" calcext:value-type="float">
            <text:p>92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83)" office:value-type="float" office:value="383" calcext:value-type="float">
            <text:p>38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51)" office:value-type="float" office:value="1051" calcext:value-type="float">
            <text:p>105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31)" office:value-type="float" office:value="1231" calcext:value-type="float">
            <text:p>123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93)" office:value-type="float" office:value="393" calcext:value-type="float">
            <text:p>39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90)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80)" office:value-type="float" office:value="380" calcext:value-type="float">
            <text:p>38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03)" office:value-type="float" office:value="1203" calcext:value-type="float">
            <text:p>120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90)" office:value-type="float" office:value="1090" calcext:value-type="float">
            <text:p>109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38)" office:value-type="float" office:value="1238" calcext:value-type="float">
            <text:p>123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3)" office:value-type="float" office:value="143" calcext:value-type="float">
            <text:p>1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06)" office:value-type="float" office:value="206" calcext:value-type="float">
            <text:p>20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10)" office:value-type="float" office:value="210" calcext:value-type="float">
            <text:p>21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04)" office:value-type="float" office:value="1004" calcext:value-type="float">
            <text:p>100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04)" office:value-type="float" office:value="304" calcext:value-type="float">
            <text:p>30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05)" office:value-type="float" office:value="1305" calcext:value-type="float">
            <text:p>130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92)" office:value-type="float" office:value="392" calcext:value-type="float">
            <text:p>39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3)" office:value-type="float" office:value="143" calcext:value-type="float">
            <text:p>1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79)" office:value-type="float" office:value="1379" calcext:value-type="float">
            <text:p>137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65)" office:value-type="float" office:value="665" calcext:value-type="float">
            <text:p>66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06)" office:value-type="float" office:value="806" calcext:value-type="float">
            <text:p>80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52)" office:value-type="float" office:value="452" calcext:value-type="float">
            <text:p>45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85)" office:value-type="float" office:value="185" calcext:value-type="float">
            <text:p>18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01)" office:value-type="float" office:value="201" calcext:value-type="float">
            <text:p>20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04)" office:value-type="float" office:value="1104" calcext:value-type="float">
            <text:p>110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33)" office:value-type="float" office:value="633" calcext:value-type="float">
            <text:p>63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74)" office:value-type="float" office:value="274" calcext:value-type="float">
            <text:p>27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93)" office:value-type="float" office:value="493" calcext:value-type="float">
            <text:p>49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72)" office:value-type="float" office:value="472" calcext:value-type="float">
            <text:p>4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1)" office:value-type="float" office:value="141" calcext:value-type="float">
            <text:p>14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74)" office:value-type="float" office:value="674" calcext:value-type="float">
            <text:p>67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61)" office:value-type="float" office:value="1261" calcext:value-type="float">
            <text:p>126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6)" office:value-type="float" office:value="106" calcext:value-type="float">
            <text:p>10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87)" office:value-type="float" office:value="587" calcext:value-type="float">
            <text:p>58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44)" office:value-type="float" office:value="244" calcext:value-type="float">
            <text:p>24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03)" office:value-type="float" office:value="903" calcext:value-type="float">
            <text:p>90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1)"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58)" office:value-type="float" office:value="158" calcext:value-type="float">
            <text:p>15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9)"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7)" office:value-type="float" office:value="137" calcext:value-type="float">
            <text:p>13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22)" office:value-type="float" office:value="922" calcext:value-type="float">
            <text:p>92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78)" office:value-type="float" office:value="778" calcext:value-type="float">
            <text:p>77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3)" office:value-type="float" office:value="143" calcext:value-type="float">
            <text:p>1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92)" office:value-type="float" office:value="692" calcext:value-type="float">
            <text:p>69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0)"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74)" office:value-type="float" office:value="474" calcext:value-type="float">
            <text:p>47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)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04)" office:value-type="float" office:value="304" calcext:value-type="float">
            <text:p>30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24)" office:value-type="float" office:value="824" calcext:value-type="float">
            <text:p>82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57)" office:value-type="float" office:value="657" calcext:value-type="float">
            <text:p>65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5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10)" office:value-type="float" office:value="1110" calcext:value-type="float">
            <text:p>111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06)" office:value-type="float" office:value="806" calcext:value-type="float">
            <text:p>80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95)" office:value-type="float" office:value="295" calcext:value-type="float">
            <text:p>29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565)" office:value-type="float" office:value="1565" calcext:value-type="float">
            <text:p>156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62)" office:value-type="float" office:value="1162" calcext:value-type="float">
            <text:p>11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58)" office:value-type="float" office:value="358" calcext:value-type="float">
            <text:p>35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25)" office:value-type="float" office:value="725" calcext:value-type="float">
            <text:p>72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77)" office:value-type="float" office:value="877" calcext:value-type="float">
            <text:p>87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40)" office:value-type="float" office:value="440" calcext:value-type="float">
            <text:p>44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90)" office:value-type="float" office:value="690" calcext:value-type="float">
            <text:p>69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)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9)"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1)"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04)" office:value-type="float" office:value="304" calcext:value-type="float">
            <text:p>30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00)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93)" office:value-type="float" office:value="493" calcext:value-type="float">
            <text:p>49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49)" office:value-type="float" office:value="249" calcext:value-type="float">
            <text:p>24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5)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46)" office:value-type="float" office:value="746" calcext:value-type="float">
            <text:p>74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0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3)" office:value-type="float" office:value="163" calcext:value-type="float">
            <text:p>16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61)" office:value-type="float" office:value="561" calcext:value-type="float">
            <text:p>56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13)" office:value-type="float" office:value="913" calcext:value-type="float">
            <text:p>9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58)" office:value-type="float" office:value="558" calcext:value-type="float">
            <text:p>55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52)" office:value-type="float" office:value="252" calcext:value-type="float">
            <text:p>25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)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93)" office:value-type="float" office:value="193" calcext:value-type="float">
            <text:p>19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08)" office:value-type="float" office:value="508" calcext:value-type="float">
            <text:p>50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)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45)" office:value-type="float" office:value="845" calcext:value-type="float">
            <text:p>84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0)"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05)" office:value-type="float" office:value="205" calcext:value-type="float">
            <text:p>20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54)" office:value-type="float" office:value="154" calcext:value-type="float">
            <text:p>15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582)" office:value-type="float" office:value="1582" calcext:value-type="float">
            <text:p>158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49)" office:value-type="float" office:value="349" calcext:value-type="float">
            <text:p>34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71)" office:value-type="float" office:value="1471" calcext:value-type="float">
            <text:p>147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29)" office:value-type="float" office:value="529" calcext:value-type="float">
            <text:p>52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68)" office:value-type="float" office:value="268" calcext:value-type="float">
            <text:p>26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3)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89)" office:value-type="float" office:value="689" calcext:value-type="float">
            <text:p>68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)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76)" office:value-type="float" office:value="776" calcext:value-type="float">
            <text:p>77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65)" office:value-type="float" office:value="565" calcext:value-type="float">
            <text:p>56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01)" office:value-type="float" office:value="401" calcext:value-type="float">
            <text:p>40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23)" office:value-type="float" office:value="623" calcext:value-type="float">
            <text:p>62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86)" office:value-type="float" office:value="186" calcext:value-type="float">
            <text:p>18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2)"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5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8)" office:value-type="float" office:value="148" calcext:value-type="float">
            <text:p>14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75)" office:value-type="float" office:value="275" calcext:value-type="float">
            <text:p>27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7)" office:value-type="float" office:value="137" calcext:value-type="float">
            <text:p>13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20)" office:value-type="float" office:value="320" calcext:value-type="float">
            <text:p>32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9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803)" office:value-type="float" office:value="1803" calcext:value-type="float">
            <text:p>180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)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52)" office:value-type="float" office:value="652" calcext:value-type="float">
            <text:p>65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50)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26)" office:value-type="float" office:value="226" calcext:value-type="float">
            <text:p>22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84)" office:value-type="float" office:value="484" calcext:value-type="float">
            <text:p>48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80)"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6)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10)" office:value-type="float" office:value="310" calcext:value-type="float">
            <text:p>31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46)" office:value-type="float" office:value="446" calcext:value-type="float">
            <text:p>44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67)" office:value-type="float" office:value="667" calcext:value-type="float">
            <text:p>66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43)" office:value-type="float" office:value="543" calcext:value-type="float">
            <text:p>5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77)" office:value-type="float" office:value="277" calcext:value-type="float">
            <text:p>27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9)"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65)" office:value-type="float" office:value="265" calcext:value-type="float">
            <text:p>26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4)"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71)" office:value-type="float" office:value="171" calcext:value-type="float">
            <text:p>17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7)"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753)" office:value-type="float" office:value="1753" calcext:value-type="float">
            <text:p>175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37)" office:value-type="float" office:value="337" calcext:value-type="float">
            <text:p>33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2)"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9)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39)" office:value-type="float" office:value="1339" calcext:value-type="float">
            <text:p>133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40)" office:value-type="float" office:value="1040" calcext:value-type="float">
            <text:p>104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87)" office:value-type="float" office:value="1287" calcext:value-type="float">
            <text:p>128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84)" office:value-type="float" office:value="1084" calcext:value-type="float">
            <text:p>108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92)" office:value-type="float" office:value="192" calcext:value-type="float">
            <text:p>19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9)" office:value-type="float" office:value="169" calcext:value-type="float">
            <text:p>16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0)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557)" office:value-type="float" office:value="1557" calcext:value-type="float">
            <text:p>155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1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20)" office:value-type="float" office:value="1120" calcext:value-type="float">
            <text:p>112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71)" office:value-type="float" office:value="271" calcext:value-type="float">
            <text:p>27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7)" office:value-type="float" office:value="167" calcext:value-type="float">
            <text:p>16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77)" office:value-type="float" office:value="977" calcext:value-type="float">
            <text:p>97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6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95)" office:value-type="float" office:value="295" calcext:value-type="float">
            <text:p>29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)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4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10)" office:value-type="float" office:value="710" calcext:value-type="float">
            <text:p>71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6)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64)" office:value-type="float" office:value="364" calcext:value-type="float">
            <text:p>36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21)" office:value-type="float" office:value="521" calcext:value-type="float">
            <text:p>52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89)" office:value-type="float" office:value="989" calcext:value-type="float">
            <text:p>98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34)" office:value-type="float" office:value="1634" calcext:value-type="float">
            <text:p>16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20)" office:value-type="float" office:value="720" calcext:value-type="float">
            <text:p>72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31)" office:value-type="float" office:value="1031" calcext:value-type="float">
            <text:p>103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04)" office:value-type="float" office:value="1204" calcext:value-type="float">
            <text:p>120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55)" office:value-type="float" office:value="355" calcext:value-type="float">
            <text:p>35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80)" office:value-type="float" office:value="380" calcext:value-type="float">
            <text:p>38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59)" office:value-type="float" office:value="859" calcext:value-type="float">
            <text:p>85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33)" office:value-type="float" office:value="633" calcext:value-type="float">
            <text:p>63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23)" office:value-type="float" office:value="223" calcext:value-type="float">
            <text:p>22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07)" office:value-type="float" office:value="1207" calcext:value-type="float">
            <text:p>120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21)" office:value-type="float" office:value="221" calcext:value-type="float">
            <text:p>22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1)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8)" office:value-type="float" office:value="138" calcext:value-type="float">
            <text:p>13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05)" office:value-type="float" office:value="1305" calcext:value-type="float">
            <text:p>130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79)" office:value-type="float" office:value="779" calcext:value-type="float">
            <text:p>77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26)" office:value-type="float" office:value="1026" calcext:value-type="float">
            <text:p>102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2)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2)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16)" office:value-type="float" office:value="216" calcext:value-type="float">
            <text:p>21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21)" office:value-type="float" office:value="221" calcext:value-type="float">
            <text:p>22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80)" office:value-type="float" office:value="980" calcext:value-type="float">
            <text:p>98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0)"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97)" office:value-type="float" office:value="1197" calcext:value-type="float">
            <text:p>119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85)" office:value-type="float" office:value="585" calcext:value-type="float">
            <text:p>58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13)" office:value-type="float" office:value="1213" calcext:value-type="float">
            <text:p>12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3)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57)" office:value-type="float" office:value="157" calcext:value-type="float">
            <text:p>15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13)" office:value-type="float" office:value="213" calcext:value-type="float">
            <text:p>2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93)" office:value-type="float" office:value="993" calcext:value-type="float">
            <text:p>99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23)" office:value-type="float" office:value="1123" calcext:value-type="float">
            <text:p>112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88)" office:value-type="float" office:value="588" calcext:value-type="float">
            <text:p>58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50)" office:value-type="float" office:value="450" calcext:value-type="float">
            <text:p>45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56)"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21)" office:value-type="float" office:value="1021" calcext:value-type="float">
            <text:p>102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0)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20)" office:value-type="float" office:value="1420" calcext:value-type="float">
            <text:p>142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7)"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86)" office:value-type="float" office:value="386" calcext:value-type="float">
            <text:p>38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43)" office:value-type="float" office:value="843" calcext:value-type="float">
            <text:p>8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88)" office:value-type="float" office:value="1188" calcext:value-type="float">
            <text:p>118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66)" office:value-type="float" office:value="1466" calcext:value-type="float">
            <text:p>146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07)" office:value-type="float" office:value="807" calcext:value-type="float">
            <text:p>80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96)" office:value-type="float" office:value="596" calcext:value-type="float">
            <text:p>59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16)" office:value-type="float" office:value="416" calcext:value-type="float">
            <text:p>41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3)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2)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2)"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89)" office:value-type="float" office:value="1289" calcext:value-type="float">
            <text:p>128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17)" office:value-type="float" office:value="317" calcext:value-type="float">
            <text:p>31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68)" office:value-type="float" office:value="368" calcext:value-type="float">
            <text:p>36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91)" office:value-type="float" office:value="491" calcext:value-type="float">
            <text:p>49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07)" office:value-type="float" office:value="907" calcext:value-type="float">
            <text:p>90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86)" office:value-type="float" office:value="1386" calcext:value-type="float">
            <text:p>138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4)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20)" office:value-type="float" office:value="1620" calcext:value-type="float">
            <text:p>162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9)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44)" office:value-type="float" office:value="344" calcext:value-type="float">
            <text:p>34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42)" office:value-type="float" office:value="1342" calcext:value-type="float">
            <text:p>134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3)"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81)" office:value-type="float" office:value="281" calcext:value-type="float">
            <text:p>28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)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02)" office:value-type="float" office:value="1202" calcext:value-type="float">
            <text:p>120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57)"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57)" office:value-type="float" office:value="1357" calcext:value-type="float">
            <text:p>135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03)" office:value-type="float" office:value="203" calcext:value-type="float">
            <text:p>20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65)" office:value-type="float" office:value="465" calcext:value-type="float">
            <text:p>46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74)" office:value-type="float" office:value="174" calcext:value-type="float">
            <text:p>17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50)" office:value-type="float" office:value="350" calcext:value-type="float">
            <text:p>35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33)" office:value-type="float" office:value="833" calcext:value-type="float">
            <text:p>83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5)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4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90)" office:value-type="float" office:value="390" calcext:value-type="float">
            <text:p>39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87)" office:value-type="float" office:value="687" calcext:value-type="float">
            <text:p>68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39)" office:value-type="float" office:value="339" calcext:value-type="float">
            <text:p>33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28)" office:value-type="float" office:value="628" calcext:value-type="float">
            <text:p>62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19)" office:value-type="float" office:value="819" calcext:value-type="float">
            <text:p>81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61)" office:value-type="float" office:value="261" calcext:value-type="float">
            <text:p>26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41)" office:value-type="float" office:value="1341" calcext:value-type="float">
            <text:p>134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40)" office:value-type="float" office:value="840" calcext:value-type="float">
            <text:p>84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43)" office:value-type="float" office:value="643" calcext:value-type="float">
            <text:p>6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14)" office:value-type="float" office:value="414" calcext:value-type="float">
            <text:p>4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2)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73)" office:value-type="float" office:value="373" calcext:value-type="float">
            <text:p>37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28)" office:value-type="float" office:value="428" calcext:value-type="float">
            <text:p>42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15)" office:value-type="float" office:value="1315" calcext:value-type="float">
            <text:p>131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70)" office:value-type="float" office:value="570" calcext:value-type="float">
            <text:p>57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70)" office:value-type="float" office:value="1070" calcext:value-type="float">
            <text:p>107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86)" office:value-type="float" office:value="686" calcext:value-type="float">
            <text:p>68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93)" office:value-type="float" office:value="893" calcext:value-type="float">
            <text:p>89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0)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28)" office:value-type="float" office:value="728" calcext:value-type="float">
            <text:p>72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0)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58)" office:value-type="float" office:value="358" calcext:value-type="float">
            <text:p>35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33)" office:value-type="float" office:value="1233" calcext:value-type="float">
            <text:p>123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89)" office:value-type="float" office:value="189" calcext:value-type="float">
            <text:p>18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47)" office:value-type="float" office:value="1247" calcext:value-type="float">
            <text:p>124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44)" office:value-type="float" office:value="244" calcext:value-type="float">
            <text:p>24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43)" office:value-type="float" office:value="1043" calcext:value-type="float">
            <text:p>10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35)" office:value-type="float" office:value="1135" calcext:value-type="float">
            <text:p>113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2)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31)" office:value-type="float" office:value="531" calcext:value-type="float">
            <text:p>53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62)" office:value-type="float" office:value="962" calcext:value-type="float">
            <text:p>9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5)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0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62)" office:value-type="float" office:value="1462" calcext:value-type="float">
            <text:p>14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46)" office:value-type="float" office:value="946" calcext:value-type="float">
            <text:p>94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56)" office:value-type="float" office:value="856" calcext:value-type="float">
            <text:p>85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5)"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86)" office:value-type="float" office:value="386" calcext:value-type="float">
            <text:p>38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34)" office:value-type="float" office:value="1134" calcext:value-type="float">
            <text:p>11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71)" office:value-type="float" office:value="1071" calcext:value-type="float">
            <text:p>107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79)" office:value-type="float" office:value="379" calcext:value-type="float">
            <text:p>37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40)" office:value-type="float" office:value="740" calcext:value-type="float">
            <text:p>74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75)"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05)" office:value-type="float" office:value="1205" calcext:value-type="float">
            <text:p>120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34)" office:value-type="float" office:value="234" calcext:value-type="float">
            <text:p>2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54)" office:value-type="float" office:value="354" calcext:value-type="float">
            <text:p>35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28)" office:value-type="float" office:value="1028" calcext:value-type="float">
            <text:p>102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06)" office:value-type="float" office:value="506" calcext:value-type="float">
            <text:p>50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8)"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33)" office:value-type="float" office:value="433" calcext:value-type="float">
            <text:p>43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55)" office:value-type="float" office:value="1055" calcext:value-type="float">
            <text:p>105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49)" office:value-type="float" office:value="749" calcext:value-type="float">
            <text:p>74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54)" office:value-type="float" office:value="854" calcext:value-type="float">
            <text:p>85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9)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98)" office:value-type="float" office:value="298" calcext:value-type="float">
            <text:p>29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48)" office:value-type="float" office:value="1248" calcext:value-type="float">
            <text:p>124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19)" office:value-type="float" office:value="619" calcext:value-type="float">
            <text:p>61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2)"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81)" office:value-type="float" office:value="181" calcext:value-type="float">
            <text:p>18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58)" office:value-type="float" office:value="258" calcext:value-type="float">
            <text:p>25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2)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0)"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98)" office:value-type="float" office:value="1698" calcext:value-type="float">
            <text:p>169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13)" office:value-type="float" office:value="1313" calcext:value-type="float">
            <text:p>13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72)" office:value-type="float" office:value="672" calcext:value-type="float">
            <text:p>6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9)" office:value-type="float" office:value="129" calcext:value-type="float">
            <text:p>12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22)" office:value-type="float" office:value="222" calcext:value-type="float">
            <text:p>22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7)" office:value-type="float" office:value="127" calcext:value-type="float">
            <text:p>12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36)" office:value-type="float" office:value="636" calcext:value-type="float">
            <text:p>63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46)" office:value-type="float" office:value="846" calcext:value-type="float">
            <text:p>84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4)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24)" office:value-type="float" office:value="1324" calcext:value-type="float">
            <text:p>132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46)" office:value-type="float" office:value="946" calcext:value-type="float">
            <text:p>94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22)" office:value-type="float" office:value="622" calcext:value-type="float">
            <text:p>62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89)" office:value-type="float" office:value="689" calcext:value-type="float">
            <text:p>68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8)" office:value-type="float" office:value="168" calcext:value-type="float">
            <text:p>16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29)" office:value-type="float" office:value="329" calcext:value-type="float">
            <text:p>32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01)" office:value-type="float" office:value="301" calcext:value-type="float">
            <text:p>30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58)" office:value-type="float" office:value="458" calcext:value-type="float">
            <text:p>45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73)" office:value-type="float" office:value="173" calcext:value-type="float">
            <text:p>17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91)" office:value-type="float" office:value="591" calcext:value-type="float">
            <text:p>59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72)" office:value-type="float" office:value="772" calcext:value-type="float">
            <text:p>7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3)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82)" office:value-type="float" office:value="282" calcext:value-type="float">
            <text:p>28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)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20)" office:value-type="float" office:value="320" calcext:value-type="float">
            <text:p>32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6)" office:value-type="float" office:value="106" calcext:value-type="float">
            <text:p>10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33)" office:value-type="float" office:value="233" calcext:value-type="float">
            <text:p>23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12)" office:value-type="float" office:value="412" calcext:value-type="float">
            <text:p>4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56)" office:value-type="float" office:value="556" calcext:value-type="float">
            <text:p>55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22)" office:value-type="float" office:value="522" calcext:value-type="float">
            <text:p>52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69)" office:value-type="float" office:value="369" calcext:value-type="float">
            <text:p>36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)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71)" office:value-type="float" office:value="1371" calcext:value-type="float">
            <text:p>137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99)" office:value-type="float" office:value="899" calcext:value-type="float">
            <text:p>89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03)" office:value-type="float" office:value="503" calcext:value-type="float">
            <text:p>50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68)" office:value-type="float" office:value="568" calcext:value-type="float">
            <text:p>56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67)" office:value-type="float" office:value="667" calcext:value-type="float">
            <text:p>66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99)" office:value-type="float" office:value="1199" calcext:value-type="float">
            <text:p>119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2)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5)"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99)" office:value-type="float" office:value="899" calcext:value-type="float">
            <text:p>89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52)" office:value-type="float" office:value="952" calcext:value-type="float">
            <text:p>95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1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29)" office:value-type="float" office:value="629" calcext:value-type="float">
            <text:p>62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75)"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74)" office:value-type="float" office:value="274" calcext:value-type="float">
            <text:p>27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63)" office:value-type="float" office:value="763" calcext:value-type="float">
            <text:p>76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04)" office:value-type="float" office:value="204" calcext:value-type="float">
            <text:p>20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39)" office:value-type="float" office:value="339" calcext:value-type="float">
            <text:p>33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36)" office:value-type="float" office:value="236" calcext:value-type="float">
            <text:p>23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17)" office:value-type="float" office:value="317" calcext:value-type="float">
            <text:p>31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57)"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31)" office:value-type="float" office:value="731" calcext:value-type="float">
            <text:p>73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82)" office:value-type="float" office:value="1082" calcext:value-type="float">
            <text:p>108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724)" office:value-type="float" office:value="1724" calcext:value-type="float">
            <text:p>172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11)" office:value-type="float" office:value="211" calcext:value-type="float">
            <text:p>21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16)" office:value-type="float" office:value="516" calcext:value-type="float">
            <text:p>51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5)"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1)"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34)" office:value-type="float" office:value="334" calcext:value-type="float">
            <text:p>3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16)" office:value-type="float" office:value="1216" calcext:value-type="float">
            <text:p>121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1)"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1)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40)" office:value-type="float" office:value="1340" calcext:value-type="float">
            <text:p>134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35)" office:value-type="float" office:value="235" calcext:value-type="float">
            <text:p>23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36)" office:value-type="float" office:value="336" calcext:value-type="float">
            <text:p>33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51)" office:value-type="float" office:value="1351" calcext:value-type="float">
            <text:p>135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23)" office:value-type="float" office:value="723" calcext:value-type="float">
            <text:p>72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745)" office:value-type="float" office:value="1745" calcext:value-type="float">
            <text:p>174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83)" office:value-type="float" office:value="183" calcext:value-type="float">
            <text:p>18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41)" office:value-type="float" office:value="841" calcext:value-type="float">
            <text:p>84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4)"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72)" office:value-type="float" office:value="172" calcext:value-type="float">
            <text:p>1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80)" office:value-type="float" office:value="1080" calcext:value-type="float">
            <text:p>108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80)"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93)" office:value-type="float" office:value="493" calcext:value-type="float">
            <text:p>49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98)" office:value-type="float" office:value="798" calcext:value-type="float">
            <text:p>79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68)" office:value-type="float" office:value="1468" calcext:value-type="float">
            <text:p>146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5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27)" office:value-type="float" office:value="1627" calcext:value-type="float">
            <text:p>162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9)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8)"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68)" office:value-type="float" office:value="368" calcext:value-type="float">
            <text:p>36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60)" office:value-type="float" office:value="560" calcext:value-type="float">
            <text:p>56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6)"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25)" office:value-type="float" office:value="1125" calcext:value-type="float">
            <text:p>112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6)" office:value-type="float" office:value="136" calcext:value-type="float">
            <text:p>13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6)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38)" office:value-type="float" office:value="1238" calcext:value-type="float">
            <text:p>123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580)" office:value-type="float" office:value="1580" calcext:value-type="float">
            <text:p>158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20)" office:value-type="float" office:value="420" calcext:value-type="float">
            <text:p>42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732)" office:value-type="float" office:value="1732" calcext:value-type="float">
            <text:p>173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55)" office:value-type="float" office:value="155" calcext:value-type="float">
            <text:p>15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5)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93)" office:value-type="float" office:value="293" calcext:value-type="float">
            <text:p>29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51)" office:value-type="float" office:value="751" calcext:value-type="float">
            <text:p>75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94)" office:value-type="float" office:value="194" calcext:value-type="float">
            <text:p>19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723)" office:value-type="float" office:value="1723" calcext:value-type="float">
            <text:p>172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75)"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)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0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)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07)" office:value-type="float" office:value="307" calcext:value-type="float">
            <text:p>30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7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6)"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04)" office:value-type="float" office:value="704" calcext:value-type="float">
            <text:p>70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85)" office:value-type="float" office:value="285" calcext:value-type="float">
            <text:p>28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85)" office:value-type="float" office:value="685" calcext:value-type="float">
            <text:p>68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41)" office:value-type="float" office:value="241" calcext:value-type="float">
            <text:p>24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65)" office:value-type="float" office:value="565" calcext:value-type="float">
            <text:p>56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68)" office:value-type="float" office:value="368" calcext:value-type="float">
            <text:p>36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0)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81)" office:value-type="float" office:value="181" calcext:value-type="float">
            <text:p>18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47)" office:value-type="float" office:value="1047" calcext:value-type="float">
            <text:p>104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7)" office:value-type="float" office:value="147" calcext:value-type="float">
            <text:p>14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20)" office:value-type="float" office:value="420" calcext:value-type="float">
            <text:p>42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41)" office:value-type="float" office:value="1341" calcext:value-type="float">
            <text:p>134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0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7)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00)" office:value-type="float" office:value="400" calcext:value-type="float">
            <text:p>4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98)" office:value-type="float" office:value="798" calcext:value-type="float">
            <text:p>79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76)" office:value-type="float" office:value="476" calcext:value-type="float">
            <text:p>47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60)" office:value-type="float" office:value="1060" calcext:value-type="float">
            <text:p>106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42)" office:value-type="float" office:value="642" calcext:value-type="float">
            <text:p>64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4)" office:value-type="float" office:value="134" calcext:value-type="float">
            <text:p>1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0)"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02)" office:value-type="float" office:value="502" calcext:value-type="float">
            <text:p>50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54)" office:value-type="float" office:value="254" calcext:value-type="float">
            <text:p>25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97)" office:value-type="float" office:value="997" calcext:value-type="float">
            <text:p>99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10)" office:value-type="float" office:value="910" calcext:value-type="float">
            <text:p>91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36)" office:value-type="float" office:value="636" calcext:value-type="float">
            <text:p>63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79)" office:value-type="float" office:value="179" calcext:value-type="float">
            <text:p>17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2)"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12)" office:value-type="float" office:value="612" calcext:value-type="float">
            <text:p>6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5)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37)" office:value-type="float" office:value="237" calcext:value-type="float">
            <text:p>23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58)" office:value-type="float" office:value="258" calcext:value-type="float">
            <text:p>25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8)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05)" office:value-type="float" office:value="205" calcext:value-type="float">
            <text:p>20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12)" office:value-type="float" office:value="412" calcext:value-type="float">
            <text:p>4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55)" office:value-type="float" office:value="155" calcext:value-type="float">
            <text:p>15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10)" office:value-type="float" office:value="910" calcext:value-type="float">
            <text:p>91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92)" office:value-type="float" office:value="192" calcext:value-type="float">
            <text:p>19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62)" office:value-type="float" office:value="262" calcext:value-type="float">
            <text:p>2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)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1)"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66)" office:value-type="float" office:value="766" calcext:value-type="float">
            <text:p>76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26)" office:value-type="float" office:value="1426" calcext:value-type="float">
            <text:p>142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1)"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15)" office:value-type="float" office:value="315" calcext:value-type="float">
            <text:p>31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85)" office:value-type="float" office:value="285" calcext:value-type="float">
            <text:p>28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86)" office:value-type="float" office:value="186" calcext:value-type="float">
            <text:p>18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29)" office:value-type="float" office:value="629" calcext:value-type="float">
            <text:p>62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22)" office:value-type="float" office:value="422" calcext:value-type="float">
            <text:p>42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89)" office:value-type="float" office:value="1289" calcext:value-type="float">
            <text:p>128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97)" office:value-type="float" office:value="397" calcext:value-type="float">
            <text:p>39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2)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60)" office:value-type="float" office:value="860" calcext:value-type="float">
            <text:p>86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90)" office:value-type="float" office:value="1390" calcext:value-type="float">
            <text:p>139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6)" office:value-type="float" office:value="106" calcext:value-type="float">
            <text:p>10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87)" office:value-type="float" office:value="887" calcext:value-type="float">
            <text:p>88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85)" office:value-type="float" office:value="1285" calcext:value-type="float">
            <text:p>128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96)" office:value-type="float" office:value="1196" calcext:value-type="float">
            <text:p>119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84)" office:value-type="float" office:value="684" calcext:value-type="float">
            <text:p>68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6)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03)" office:value-type="float" office:value="703" calcext:value-type="float">
            <text:p>70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99)" office:value-type="float" office:value="199" calcext:value-type="float">
            <text:p>19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77)" office:value-type="float" office:value="277" calcext:value-type="float">
            <text:p>27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51)"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2)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93)" office:value-type="float" office:value="293" calcext:value-type="float">
            <text:p>29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47)" office:value-type="float" office:value="1047" calcext:value-type="float">
            <text:p>104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55)" office:value-type="float" office:value="455" calcext:value-type="float">
            <text:p>45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1)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35)" office:value-type="float" office:value="935" calcext:value-type="float">
            <text:p>93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30)" office:value-type="float" office:value="630" calcext:value-type="float">
            <text:p>63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36)" office:value-type="float" office:value="736" calcext:value-type="float">
            <text:p>73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8)" office:value-type="float" office:value="118" calcext:value-type="float">
            <text:p>11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)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0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84)" office:value-type="float" office:value="584" calcext:value-type="float">
            <text:p>58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53)" office:value-type="float" office:value="453" calcext:value-type="float">
            <text:p>45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46)" office:value-type="float" office:value="1446" calcext:value-type="float">
            <text:p>144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81)" office:value-type="float" office:value="381" calcext:value-type="float">
            <text:p>38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85)" office:value-type="float" office:value="585" calcext:value-type="float">
            <text:p>58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10)" office:value-type="float" office:value="810" calcext:value-type="float">
            <text:p>81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77)" office:value-type="float" office:value="177" calcext:value-type="float">
            <text:p>17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28)" office:value-type="float" office:value="1028" calcext:value-type="float">
            <text:p>102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80)"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81)" office:value-type="float" office:value="281" calcext:value-type="float">
            <text:p>28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84)" office:value-type="float" office:value="184" calcext:value-type="float">
            <text:p>18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8)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73)" office:value-type="float" office:value="673" calcext:value-type="float">
            <text:p>67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6)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10)" office:value-type="float" office:value="410" calcext:value-type="float">
            <text:p>41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72)" office:value-type="float" office:value="872" calcext:value-type="float">
            <text:p>8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24)" office:value-type="float" office:value="524" calcext:value-type="float">
            <text:p>52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8)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88)" office:value-type="float" office:value="188" calcext:value-type="float">
            <text:p>18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1)" office:value-type="float" office:value="121" calcext:value-type="float">
            <text:p>12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94)" office:value-type="float" office:value="394" calcext:value-type="float">
            <text:p>39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01)" office:value-type="float" office:value="201" calcext:value-type="float">
            <text:p>20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764)" office:value-type="float" office:value="1764" calcext:value-type="float">
            <text:p>176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09)" office:value-type="float" office:value="609" calcext:value-type="float">
            <text:p>60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50)" office:value-type="float" office:value="350" calcext:value-type="float">
            <text:p>35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06)" office:value-type="float" office:value="706" calcext:value-type="float">
            <text:p>70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28)" office:value-type="float" office:value="428" calcext:value-type="float">
            <text:p>42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8)"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83)" office:value-type="float" office:value="783" calcext:value-type="float">
            <text:p>78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89)" office:value-type="float" office:value="189" calcext:value-type="float">
            <text:p>18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43)" office:value-type="float" office:value="643" calcext:value-type="float">
            <text:p>6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05)" office:value-type="float" office:value="305" calcext:value-type="float">
            <text:p>30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16)" office:value-type="float" office:value="516" calcext:value-type="float">
            <text:p>51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59)" office:value-type="float" office:value="259" calcext:value-type="float">
            <text:p>25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82)" office:value-type="float" office:value="582" calcext:value-type="float">
            <text:p>58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09)" office:value-type="float" office:value="309" calcext:value-type="float">
            <text:p>30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85)" office:value-type="float" office:value="985" calcext:value-type="float">
            <text:p>98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38)" office:value-type="float" office:value="338" calcext:value-type="float">
            <text:p>33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1)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35)" office:value-type="float" office:value="235" calcext:value-type="float">
            <text:p>23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3)"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4)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85)" office:value-type="float" office:value="585" calcext:value-type="float">
            <text:p>58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1)"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83)" office:value-type="float" office:value="983" calcext:value-type="float">
            <text:p>98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75)"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36)" office:value-type="float" office:value="1336" calcext:value-type="float">
            <text:p>133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56)" office:value-type="float" office:value="1056" calcext:value-type="float">
            <text:p>105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)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)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37)" office:value-type="float" office:value="537" calcext:value-type="float">
            <text:p>53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01)" office:value-type="float" office:value="701" calcext:value-type="float">
            <text:p>70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53)" office:value-type="float" office:value="1653" calcext:value-type="float">
            <text:p>165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57)" office:value-type="float" office:value="657" calcext:value-type="float">
            <text:p>65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0)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42)" office:value-type="float" office:value="1242" calcext:value-type="float">
            <text:p>124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42)" office:value-type="float" office:value="442" calcext:value-type="float">
            <text:p>44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2)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73)" office:value-type="float" office:value="973" calcext:value-type="float">
            <text:p>97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03)" office:value-type="float" office:value="203" calcext:value-type="float">
            <text:p>20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73)" office:value-type="float" office:value="173" calcext:value-type="float">
            <text:p>17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59)" office:value-type="float" office:value="959" calcext:value-type="float">
            <text:p>95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64)" office:value-type="float" office:value="964" calcext:value-type="float">
            <text:p>96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72)" office:value-type="float" office:value="272" calcext:value-type="float">
            <text:p>2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48)" office:value-type="float" office:value="348" calcext:value-type="float">
            <text:p>34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67)" office:value-type="float" office:value="567" calcext:value-type="float">
            <text:p>56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14)" office:value-type="float" office:value="714" calcext:value-type="float">
            <text:p>7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66)" office:value-type="float" office:value="1466" calcext:value-type="float">
            <text:p>146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82)" office:value-type="float" office:value="382" calcext:value-type="float">
            <text:p>38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9)" office:value-type="float" office:value="129" calcext:value-type="float">
            <text:p>12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13)" office:value-type="float" office:value="613" calcext:value-type="float">
            <text:p>6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42)" office:value-type="float" office:value="1042" calcext:value-type="float">
            <text:p>104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86)" office:value-type="float" office:value="686" calcext:value-type="float">
            <text:p>68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61)" office:value-type="float" office:value="461" calcext:value-type="float">
            <text:p>46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7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23)" office:value-type="float" office:value="523" calcext:value-type="float">
            <text:p>52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40)" office:value-type="float" office:value="740" calcext:value-type="float">
            <text:p>74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26)" office:value-type="float" office:value="726" calcext:value-type="float">
            <text:p>72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9)" office:value-type="float" office:value="149" calcext:value-type="float">
            <text:p>14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90)" office:value-type="float" office:value="1490" calcext:value-type="float">
            <text:p>149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67)" office:value-type="float" office:value="867" calcext:value-type="float">
            <text:p>86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4)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79)" office:value-type="float" office:value="379" calcext:value-type="float">
            <text:p>37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70)" office:value-type="float" office:value="1270" calcext:value-type="float">
            <text:p>127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47)" office:value-type="float" office:value="547" calcext:value-type="float">
            <text:p>54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49)" office:value-type="float" office:value="649" calcext:value-type="float">
            <text:p>64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03)" office:value-type="float" office:value="1103" calcext:value-type="float">
            <text:p>110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12)" office:value-type="float" office:value="912" calcext:value-type="float">
            <text:p>9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54)" office:value-type="float" office:value="1354" calcext:value-type="float">
            <text:p>135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85)" office:value-type="float" office:value="985" calcext:value-type="float">
            <text:p>98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58)" office:value-type="float" office:value="458" calcext:value-type="float">
            <text:p>45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87)" office:value-type="float" office:value="887" calcext:value-type="float">
            <text:p>88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03)" office:value-type="float" office:value="603" calcext:value-type="float">
            <text:p>60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16)" office:value-type="float" office:value="1016" calcext:value-type="float">
            <text:p>101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17)" office:value-type="float" office:value="317" calcext:value-type="float">
            <text:p>31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99)" office:value-type="float" office:value="499" calcext:value-type="float">
            <text:p>49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90)" office:value-type="float" office:value="690" calcext:value-type="float">
            <text:p>69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29)" office:value-type="float" office:value="829" calcext:value-type="float">
            <text:p>82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31)" office:value-type="float" office:value="1231" calcext:value-type="float">
            <text:p>123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64)" office:value-type="float" office:value="364" calcext:value-type="float">
            <text:p>36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72)" office:value-type="float" office:value="772" calcext:value-type="float">
            <text:p>7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9)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7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57)" office:value-type="float" office:value="357" calcext:value-type="float">
            <text:p>35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67)" office:value-type="float" office:value="467" calcext:value-type="float">
            <text:p>46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84)" office:value-type="float" office:value="484" calcext:value-type="float">
            <text:p>48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02)" office:value-type="float" office:value="202" calcext:value-type="float">
            <text:p>20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50)"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9)" office:value-type="float" office:value="109" calcext:value-type="float">
            <text:p>10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5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14)" office:value-type="float" office:value="414" calcext:value-type="float">
            <text:p>4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44)" office:value-type="float" office:value="444" calcext:value-type="float">
            <text:p>44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83)" office:value-type="float" office:value="383" calcext:value-type="float">
            <text:p>38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2)"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4)" office:value-type="float" office:value="124" calcext:value-type="float">
            <text:p>12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45)" office:value-type="float" office:value="645" calcext:value-type="float">
            <text:p>64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23)" office:value-type="float" office:value="723" calcext:value-type="float">
            <text:p>72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72)" office:value-type="float" office:value="772" calcext:value-type="float">
            <text:p>7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81)" office:value-type="float" office:value="881" calcext:value-type="float">
            <text:p>88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553)" office:value-type="float" office:value="1553" calcext:value-type="float">
            <text:p>155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13)" office:value-type="float" office:value="413" calcext:value-type="float">
            <text:p>4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3)" office:value-type="float" office:value="123" calcext:value-type="float">
            <text:p>12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48)" office:value-type="float" office:value="248" calcext:value-type="float">
            <text:p>24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85)" office:value-type="float" office:value="1085" calcext:value-type="float">
            <text:p>108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53)" office:value-type="float" office:value="453" calcext:value-type="float">
            <text:p>45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60)" office:value-type="float" office:value="260" calcext:value-type="float">
            <text:p>26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14)" office:value-type="float" office:value="214" calcext:value-type="float">
            <text:p>2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3)" office:value-type="float" office:value="113" calcext:value-type="float">
            <text:p>1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874)" office:value-type="float" office:value="1874" calcext:value-type="float">
            <text:p>187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82)" office:value-type="float" office:value="482" calcext:value-type="float">
            <text:p>48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42)" office:value-type="float" office:value="942" calcext:value-type="float">
            <text:p>94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35)" office:value-type="float" office:value="235" calcext:value-type="float">
            <text:p>23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99)" office:value-type="float" office:value="899" calcext:value-type="float">
            <text:p>89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2)" office:value-type="float" office:value="122" calcext:value-type="float">
            <text:p>12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71)" office:value-type="float" office:value="171" calcext:value-type="float">
            <text:p>17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7)" office:value-type="float" office:value="127" calcext:value-type="float">
            <text:p>12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13)" office:value-type="float" office:value="913" calcext:value-type="float">
            <text:p>9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24)" office:value-type="float" office:value="424" calcext:value-type="float">
            <text:p>42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06)" office:value-type="float" office:value="406" calcext:value-type="float">
            <text:p>40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9)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7)"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848)" office:value-type="float" office:value="1848" calcext:value-type="float">
            <text:p>184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95)" office:value-type="float" office:value="295" calcext:value-type="float">
            <text:p>29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52)" office:value-type="float" office:value="1152" calcext:value-type="float">
            <text:p>115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1)"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50)" office:value-type="float" office:value="350" calcext:value-type="float">
            <text:p>35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4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60)" office:value-type="float" office:value="1160" calcext:value-type="float">
            <text:p>116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)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56)" office:value-type="float" office:value="156" calcext:value-type="float">
            <text:p>15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48)" office:value-type="float" office:value="448" calcext:value-type="float">
            <text:p>44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94)" office:value-type="float" office:value="394" calcext:value-type="float">
            <text:p>39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40)" office:value-type="float" office:value="740" calcext:value-type="float">
            <text:p>74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9)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37)" office:value-type="float" office:value="1237" calcext:value-type="float">
            <text:p>123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48)" office:value-type="float" office:value="548" calcext:value-type="float">
            <text:p>54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06)" office:value-type="float" office:value="206" calcext:value-type="float">
            <text:p>20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06)" office:value-type="float" office:value="1206" calcext:value-type="float">
            <text:p>120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75)" office:value-type="float" office:value="775" calcext:value-type="float">
            <text:p>77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48)" office:value-type="float" office:value="748" calcext:value-type="float">
            <text:p>74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28)" office:value-type="float" office:value="728" calcext:value-type="float">
            <text:p>72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8)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38)" office:value-type="float" office:value="238" calcext:value-type="float">
            <text:p>23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8)" office:value-type="float" office:value="148" calcext:value-type="float">
            <text:p>14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9)" office:value-type="float" office:value="109" calcext:value-type="float">
            <text:p>10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8)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6)"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4)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15)" office:value-type="float" office:value="515" calcext:value-type="float">
            <text:p>51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3)" office:value-type="float" office:value="163" calcext:value-type="float">
            <text:p>16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09)" office:value-type="float" office:value="609" calcext:value-type="float">
            <text:p>60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73)" office:value-type="float" office:value="273" calcext:value-type="float">
            <text:p>27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01)" office:value-type="float" office:value="301" calcext:value-type="float">
            <text:p>30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96)" office:value-type="float" office:value="396" calcext:value-type="float">
            <text:p>39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07)" office:value-type="float" office:value="207" calcext:value-type="float">
            <text:p>20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1)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78)" office:value-type="float" office:value="478" calcext:value-type="float">
            <text:p>47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183)" office:value-type="float" office:value="1183" calcext:value-type="float">
            <text:p>118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64)" office:value-type="float" office:value="864" calcext:value-type="float">
            <text:p>86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772)" office:value-type="float" office:value="772" calcext:value-type="float">
            <text:p>7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50)" office:value-type="float" office:value="450" calcext:value-type="float">
            <text:p>45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22)" office:value-type="float" office:value="222" calcext:value-type="float">
            <text:p>22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87)" office:value-type="float" office:value="1387" calcext:value-type="float">
            <text:p>138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69)" office:value-type="float" office:value="269" calcext:value-type="float">
            <text:p>26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0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7)"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26)" office:value-type="float" office:value="426" calcext:value-type="float">
            <text:p>42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4)" office:value-type="float" office:value="164" calcext:value-type="float">
            <text:p>16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270)" office:value-type="float" office:value="1270" calcext:value-type="float">
            <text:p>127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1)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47)" office:value-type="float" office:value="347" calcext:value-type="float">
            <text:p>34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16)" office:value-type="float" office:value="316" calcext:value-type="float">
            <text:p>31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31)" office:value-type="float" office:value="331" calcext:value-type="float">
            <text:p>33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08)" office:value-type="float" office:value="408" calcext:value-type="float">
            <text:p>40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914)" office:value-type="float" office:value="914" calcext:value-type="float">
            <text:p>9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46)" office:value-type="float" office:value="1046" calcext:value-type="float">
            <text:p>104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73)" office:value-type="float" office:value="173" calcext:value-type="float">
            <text:p>17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8)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98)" office:value-type="float" office:value="398" calcext:value-type="float">
            <text:p>39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77)" office:value-type="float" office:value="177" calcext:value-type="float">
            <text:p>17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31)" office:value-type="float" office:value="431" calcext:value-type="float">
            <text:p>43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7)"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55)" office:value-type="float" office:value="1055" calcext:value-type="float">
            <text:p>105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21)" office:value-type="float" office:value="221" calcext:value-type="float">
            <text:p>22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13)" office:value-type="float" office:value="513" calcext:value-type="float">
            <text:p>5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26)" office:value-type="float" office:value="226" calcext:value-type="float">
            <text:p>22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4)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85)" office:value-type="float" office:value="285" calcext:value-type="float">
            <text:p>28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66)" office:value-type="float" office:value="566" calcext:value-type="float">
            <text:p>56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70)" office:value-type="float" office:value="270" calcext:value-type="float">
            <text:p>27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33)" office:value-type="float" office:value="333" calcext:value-type="float">
            <text:p>33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43)" office:value-type="float" office:value="343" calcext:value-type="float">
            <text:p>3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80)" office:value-type="float" office:value="480" calcext:value-type="float">
            <text:p>48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802)" office:value-type="float" office:value="1802" calcext:value-type="float">
            <text:p>180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1)"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683)" office:value-type="float" office:value="683" calcext:value-type="float">
            <text:p>68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8)" office:value-type="float" office:value="168" calcext:value-type="float">
            <text:p>16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347)" office:value-type="float" office:value="1347" calcext:value-type="float">
            <text:p>134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82)" office:value-type="float" office:value="582" calcext:value-type="float">
            <text:p>58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80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22)"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29)" office:value-type="float" office:value="329" calcext:value-type="float">
            <text:p>32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50)" office:value-type="float" office:value="350" calcext:value-type="float">
            <text:p>35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8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79)" office:value-type="float" office:value="379" calcext:value-type="float">
            <text:p>37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4)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53)"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49)" office:value-type="float" office:value="349" calcext:value-type="float">
            <text:p>34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3)"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435)" office:value-type="float" office:value="435" calcext:value-type="float">
            <text:p>43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95)" office:value-type="float" office:value="195" calcext:value-type="float">
            <text:p>19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02)" office:value-type="float" office:value="102" calcext:value-type="float">
            <text:p>10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168)" office:value-type="float" office:value="168" calcext:value-type="float">
            <text:p>16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table:formula="of:=IFERROR(__xludf.dummyfunction(&quot;&quot;&quot;COMPUTED_VALUE&quot;&quot;&quot;);338)" office:value-type="float" office:value="338" calcext:value-type="float">
            <text:p>338</text:p>
          </table:table-cell>
          <table:table-cell table:number-columns-repeated="1021"/>
        </table:table-row>
        <table:table-row table:style-name="ro1" table:number-rows-repeated="4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y_20_7" style:display-name="PageStyle_Day 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68" meta:object-count="0"/>
    <meta:generator>LibreOfficeDev/6.0.5.2$Linux_X86_64 LibreOffice_project/</meta:generator>
  </office:meta>
</office:document-meta>
</file>